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50">
      <style:table-cell-properties style:vertical-align="middle" style:repeat-content="false"/>
      <style:paragraph-properties fo:text-align="center"/>
    </style:style>
    <style:style style:name="ce3" style:family="table-cell" style:parent-style-name="Default" style:data-style-name="N52">
      <style:table-cell-properties style:vertical-align="middle" style:repeat-content="false"/>
      <style:paragraph-properties fo:text-align="center"/>
      <style:text-properties fo:font-size="10pt" style:font-size-asian="10pt" style:font-size-complex="10pt"/>
    </style:style>
    <style:style style:name="ce4" style:family="table-cell" style:parent-style-name="Default" style:data-style-name="N48">
      <style:table-cell-properties style:vertical-align="middle" style:repeat-content="false"/>
      <style:paragraph-properties fo:text-align="center"/>
      <style:text-properties fo:font-size="10pt" style:font-size-asian="10pt" style:font-size-complex="10pt"/>
    </style:style>
    <style:style style:name="ce5"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6" style:family="table-cell" style:parent-style-name="Default" style:data-style-name="N50">
      <style:table-cell-properties style:vertical-align="middle" style:repeat-content="false"/>
      <style:paragraph-properties fo:text-align="center"/>
      <style:text-properties fo:font-size="10pt" style:font-size-asian="10pt" style:font-size-complex="10pt"/>
    </style:style>
    <style:style style:name="ce7" style:family="table-cell" style:parent-style-name="Default" style:data-style-name="N51">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size="10pt" style:font-size-asian="10pt" style:font-size-complex="10pt"/>
    </style:style>
    <style:style style:name="ce9" style:family="table-cell" style:parent-style-name="Default" style:data-style-name="N52"/>
    <style:style style:name="ce10" style:family="table-cell" style:parent-style-name="Default" style:data-style-name="N48"/>
    <style:style style:name="ce11" style:family="table-cell" style:parent-style-name="Default" style:data-style-name="N51">
      <style:table-cell-properties style:vertical-align="middle" style:repeat-content="false"/>
      <style:paragraph-properties fo:text-align="center"/>
    </style:style>
    <style:style style:name="ce12" style:family="table-cell" style:parent-style-name="_54364__51456__32_2_32_2" style:data-style-name="N0">
      <style:table-cell-properties fo:border="thin solid #000000" style:vertical-align="middle" fo:background-color="transparent"/>
    </style:style>
    <style:style style:name="ce13"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style>
    <style:style style:name="ce14"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weight="bold" style:font-weight-asian="bold" style:font-weight-complex="bold"/>
    </style:style>
    <style:style style:name="ce15" style:family="table-cell" style:parent-style-name="Default" style:data-style-name="N52">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Default" style:data-style-name="N48">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Default" style:data-style-name="N50">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Default" style:data-style-name="N51">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21" style:family="table-cell" style:parent-style-name="Default" style:data-style-name="N0">
      <style:table-cell-properties fo:border="thin solid #000000"/>
    </style:style>
    <style:style style:name="ce22" style:family="table-cell" style:parent-style-name="Default" style:data-style-name="N50">
      <style:table-cell-properties fo:border="thin solid #000000" style:vertical-align="middle" style:repeat-content="false"/>
      <style:paragraph-properties fo:text-align="center"/>
    </style:style>
    <style:style style:name="ce23" style:family="table-cell" style:parent-style-name="Default" style:data-style-name="N52">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24" style:family="table-cell" style:parent-style-name="Default" style:data-style-name="N49">
      <style:table-cell-properties fo:border="thin solid #000000" style:vertical-align="middle"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26"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27" style:family="table-cell" style:parent-style-name="Default" style:data-style-name="N53">
      <style:table-cell-properties fo:border="thin solid #000000" style:vertical-align="middle" style:repeat-content="false"/>
      <style:paragraph-properties fo:text-align="center"/>
      <style:text-properties fo:font-size="10pt" style:font-size-asian="10pt" style:font-size-complex="10pt"/>
    </style:style>
    <style:style style:name="ce28" style:family="table-cell" style:parent-style-name="Default" style:data-style-name="N0">
      <style:table-cell-properties fo:border="thin solid #000000"/>
      <style:text-properties fo:font-size="10pt" style:font-size-asian="10pt" style:font-size-complex="10pt"/>
    </style:style>
    <style:style style:name="ce29"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30" style:family="table-cell" style:parent-style-name="Default" style:data-style-name="N51">
      <style:table-cell-properties fo:border="thin solid #000000" style:vertical-align="middle" style:repeat-content="false"/>
      <style:paragraph-properties fo:text-align="center"/>
      <style:text-properties fo:color="#FF0000" fo:font-size="10pt" style:font-size-asian="10pt" style:font-size-complex="10pt"/>
    </style:style>
    <style:style style:name="ce31"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32" style:family="table-cell" style:parent-style-name="Default" style:data-style-name="N51">
      <style:table-cell-properties fo:border="thin solid #000000" style:vertical-align="middle" style:repeat-content="false"/>
      <style:paragraph-properties fo:text-align="center"/>
      <style:text-properties fo:font-size="10pt" style:font-size-asian="10pt" style:font-size-complex="10pt"/>
    </style:style>
    <style:style style:name="ce33" style:family="table-cell" style:parent-style-name="Default" style:data-style-name="N51">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4" style:family="table-cell" style:parent-style-name="Default" style:data-style-name="N0">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5" style:family="table-cell" style:parent-style-name="Default" style:data-style-name="N53">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fo:border="thin solid #000000"/>
      <style:text-properties fo:color="#222222" fo:font-size="10pt" style:font-size-asian="10pt" style:font-size-complex="10pt"/>
    </style:style>
    <style:style style:name="ce37" style:family="table-cell" style:parent-style-name="Default" style:data-style-name="N53">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38" style:family="table-cell" style:parent-style-name="Default" style:data-style-name="N52">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39" style:family="table-cell" style:parent-style-name="Default" style:data-style-name="N48">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4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4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style:style>
    <style:style style:name="ce43" style:family="table-cell" style:parent-style-name="Default" style:data-style-name="N0">
      <style:table-cell-properties fo:border-top="none" fo:border-bottom="thin solid #000000" fo:border-left="thin solid #000000" fo:border-right="none"/>
      <style:text-properties fo:font-size="10pt" style:font-size-asian="10pt" style:font-size-complex="10pt"/>
    </style:style>
    <style:style style:name="ce44"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45"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46" style:family="table-cell" style:parent-style-name="Default" style:data-style-name="N48">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4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48"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50"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fo:background-color="transparent"/>
      <style:text-properties fo:font-size="10pt" style:font-size-asian="10pt" style:font-size-complex="10pt"/>
    </style:style>
    <style:style style:name="ce52" style:family="table-cell" style:parent-style-name="Default" style:data-style-name="N0">
      <style:table-cell-properties fo:border-top="thin solid #000000" fo:border-bottom="thin solid #000000" fo:border-left="thin solid #000000" fo:border-right="2pt solid #000000" style:vertical-align="middle" fo:wrap-option="wrap"/>
      <style:text-properties fo:font-size="10pt" style:font-size-asian="10pt" style:font-size-complex="10pt"/>
    </style:style>
    <style:style style:name="ce53"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style:style>
    <style:style style:name="ce54"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55" style:family="table-cell" style:parent-style-name="_54616__51060__54140__47553__53356_" style:data-style-name="N0">
      <style:text-properties fo:color="#000000" style:text-underline-style="solid" style:text-underline-type="single"/>
    </style:style>
    <style:style style:name="ce5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10pt" style:font-size-asian="10pt" style:font-size-complex="10pt"/>
    </style:style>
    <style:style style:name="ce57"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10pt" style:font-size-asian="10pt" style:font-size-complex="10pt"/>
    </style:style>
    <style:style style:name="ce58" style:family="table-cell" style:parent-style-name="Default" style:data-style-name="N0">
      <style:text-properties fo:font-size="12pt" style:font-size-asian="12pt" style:font-size-complex="12pt"/>
    </style:style>
    <style:style style:name="ce59" style:family="table-cell" style:parent-style-name="Default" style:data-style-name="N0">
      <style:text-properties fo:color="#222222" fo:font-size="10pt" style:font-size-asian="10pt" style:font-size-complex="10pt"/>
    </style:style>
    <style:style style:name="ce60" style:family="table-cell" style:parent-style-name="Default" style:data-style-name="N0">
      <style:text-properties fo:color="#222222"/>
    </style:style>
    <style:style style:name="ce61" style:family="table-cell" style:parent-style-name="Default" style:data-style-name="N54">
      <style:table-cell-properties fo:border="thin solid #000000" style:vertical-align="middle" style:repeat-content="false"/>
      <style:paragraph-properties fo:text-align="center"/>
      <style:text-properties fo:font-size="10pt" style:font-size-asian="10pt" style:font-size-complex="10pt"/>
    </style:style>
    <style:style style:name="ce62" style:family="table-cell" style:parent-style-name="_54616__51060__54140__47553__53356_" style:data-style-name="N0">
      <style:table-cell-properties fo:border-top="thin solid #000000" fo:border-bottom="thin solid #000000" fo:border-left="thin solid #000000" fo:border-right="none"/>
      <style:text-properties fo:color="#0563C1" style:text-underline-style="solid" style:text-underline-type="single"/>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fo:border="thin solid #000000" fo:background-color="#FFFFFF"/>
    </style:style>
    <style:style style:name="ce65" style:family="table-cell" style:parent-style-name="Default" style:data-style-name="N52">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66" style:family="table-cell" style:parent-style-name="Default" style:data-style-name="N48">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67"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68" style:family="table-cell" style:parent-style-name="Default" style:data-style-name="N54">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69"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70" style:family="table-cell" style:parent-style-name="Default" style:data-style-name="N55">
      <style:table-cell-properties fo:border="thin solid #000000" fo:background-color="#FFFFFF"/>
      <style:text-properties fo:font-size="10pt" style:font-size-asian="10pt" style:font-size-complex="10pt"/>
    </style:style>
    <style:style style:name="ce71"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10pt" style:font-size-asian="10pt" style:font-size-complex="10pt"/>
    </style:style>
    <style:style style:name="ce72" style:family="table-cell" style:parent-style-name="Default" style:data-style-name="N0">
      <style:table-cell-properties fo:border-top="thin solid #000000" fo:border-bottom="thin solid #000000" fo:border-left="thin solid #000000" fo:border-right="none" fo:background-color="#FFFFFF"/>
      <style:text-properties fo:font-size="10pt" style:font-size-asian="10pt" style:font-size-complex="10pt"/>
    </style:style>
    <style:style style:name="ce73"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0pt" style:font-size-asian="10pt" style:font-size-complex="10pt"/>
    </style:style>
    <style:style style:name="ce74" style:family="table-cell" style:parent-style-name="Default" style:data-style-name="N0">
      <style:table-cell-properties fo:border-top="thin solid #000000" fo:border-bottom="thin solid #000000" fo:border-left="thin solid #000000" fo:border-right="2pt solid #000000" fo:background-color="#FFFFFF"/>
      <style:text-properties fo:font-size="10pt" style:font-size-asian="10pt" style:font-size-complex="10pt"/>
    </style:style>
    <style:style style:name="ce7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style:style>
    <style:style style:name="ce76" style:family="table-cell" style:parent-style-name="Default" style:data-style-name="N0">
      <style:table-cell-properties style:vertical-align="middle" fo:wrap-option="wrap"/>
      <style:text-properties style:font-name="Segoe UI" style:font-name-asian="Segoe UI" style:font-name-complex="Segoe UI" fo:font-size="10pt" style:font-size-asian="10pt" style:font-size-complex="10pt" style:font-family-generic="swiss"/>
    </style:style>
    <style:style style:name="ce77" style:family="table-cell" style:parent-style-name="Default" style:data-style-name="N52">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78" style:family="table-cell" style:parent-style-name="Default" style:data-style-name="N52">
      <style:table-cell-properties fo:border-top="thin solid #000000" fo:border-bottom="none" fo:border-left="2pt solid #000000" fo:border-right="thin solid #000000" style:vertical-align="middle" style:repeat-content="false"/>
      <style:paragraph-properties fo:text-align="center"/>
      <style:text-properties fo:font-size="10pt" style:font-size-asian="10pt" style:font-size-complex="10pt"/>
    </style:style>
    <style:style style:name="ce79" style:family="table-cell" style:parent-style-name="Default" style:data-style-name="N48">
      <style:table-cell-properties fo:border-top="thin solid #000000" fo:border-bottom="none" fo:border-left="none" fo:border-right="thin solid #000000" style:vertical-align="middle" style:repeat-content="false"/>
      <style:paragraph-properties fo:text-align="center"/>
      <style:text-properties fo:font-size="10pt" style:font-size-asian="10pt" style:font-size-complex="10pt"/>
    </style:style>
    <style:style style:name="ce80" style:family="table-cell" style:parent-style-name="Default" style:data-style-name="N50">
      <style:table-cell-properties fo:border-top="thin solid #000000" fo:border-bottom="none" fo:border-left="thin solid #000000" fo:border-right="thin solid #000000" style:vertical-align="middle" style:repeat-content="false"/>
      <style:paragraph-properties fo:text-align="center"/>
      <style:text-properties fo:font-size="10pt" style:font-size-asian="10pt" style:font-size-complex="10pt"/>
    </style:style>
    <style:style style:name="ce81"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size="10pt" style:font-size-asian="10pt" style:font-size-complex="10pt"/>
    </style:style>
    <style:style style:name="ce82" style:family="table-cell" style:parent-style-name="Default" style:data-style-name="N0">
      <style:table-cell-properties fo:border-top="thin solid #000000" fo:border-bottom="none" fo:border-left="thin solid #000000" fo:border-right="thin solid #000000"/>
      <style:text-properties fo:font-size="10pt" style:font-size-asian="10pt" style:font-size-complex="10pt"/>
    </style:style>
    <style:style style:name="ce83" style:family="table-cell" style:parent-style-name="Default" style:data-style-name="N0">
      <style:table-cell-properties fo:border-top="thin solid #000000" fo:border-bottom="none" fo:border-left="thin solid #000000" fo:border-right="none"/>
      <style:text-properties fo:font-size="10pt" style:font-size-asian="10pt" style:font-size-complex="10pt"/>
    </style:style>
    <style:style style:name="ce84"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10pt" style:font-size-asian="10pt" style:font-size-complex="10pt"/>
    </style:style>
    <style:style style:name="ce85" style:family="table-cell" style:parent-style-name="Default" style:data-style-name="N0">
      <style:table-cell-properties fo:border-top="thin solid #000000" fo:border-bottom="none" fo:border-left="thin solid #000000" fo:border-right="2pt solid #000000"/>
      <style:text-properties fo:font-size="10pt" style:font-size-asian="10pt" style:font-size-complex="10pt"/>
    </style:style>
    <style:style style:name="ce86" style:family="table-cell" style:parent-style-name="Default" style:data-style-name="N52">
      <style:table-cell-properties fo:border-top="thin solid #000000" fo:border-bottom="2pt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87" style:family="table-cell" style:parent-style-name="Default" style:data-style-name="N48">
      <style:table-cell-properties fo:border-top="thin solid #000000" fo:border-bottom="2pt solid #000000" fo:border-left="none" fo:border-right="thin solid #000000" style:vertical-align="middle" style:repeat-content="false"/>
      <style:paragraph-properties fo:text-align="center"/>
      <style:text-properties fo:font-size="10pt" style:font-size-asian="10pt" style:font-size-complex="10pt"/>
    </style:style>
    <style:style style:name="ce88" style:family="table-cell" style:parent-style-name="Default" style:data-style-name="N0">
      <style:table-cell-properties fo:border-top="thin solid #000000" fo:border-bottom="2pt solid #000000" fo:border-left="none" fo:border-right="thin solid #000000" style:vertical-align="middle"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order-top="thin solid #000000" fo:border-bottom="2pt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90" style:family="table-cell" style:parent-style-name="Default" style:data-style-name="N0">
      <style:table-cell-properties fo:border-top="thin solid #000000" fo:border-bottom="2pt solid #000000" fo:border-left="thin solid #000000" fo:border-right="thin solid #000000"/>
      <style:text-properties fo:font-size="10pt" style:font-size-asian="10pt" style:font-size-complex="10pt"/>
    </style:style>
    <style:style style:name="ce91" style:family="table-cell" style:parent-style-name="Default" style:data-style-name="N0">
      <style:table-cell-properties fo:border-top="thin solid #000000" fo:border-bottom="2pt solid #000000" fo:border-left="thin solid #000000" fo:border-right="none"/>
      <style:text-properties fo:font-size="10pt" style:font-size-asian="10pt" style:font-size-complex="10pt"/>
    </style:style>
    <style:style style:name="ce92" style:family="table-cell" style:parent-style-name="Default" style:data-style-name="N0">
      <style:table-cell-properties fo:border-top="thin solid #000000" fo:border-bottom="2pt solid #000000" fo:border-left="thin solid #000000" fo:border-right="none" style:vertical-align="middle" style:repeat-content="false"/>
      <style:paragraph-properties fo:text-align="center"/>
      <style:text-properties fo:font-size="10pt" style:font-size-asian="10pt" style:font-size-complex="10pt"/>
    </style:style>
    <style:style style:name="ce93" style:family="table-cell" style:parent-style-name="Default" style:data-style-name="N0">
      <style:table-cell-properties fo:border-top="thin solid #000000" fo:border-bottom="2pt solid #000000" fo:border-left="thin solid #000000" fo:border-right="2pt solid #000000"/>
      <style:text-properties fo:font-size="10pt" style:font-size-asian="10pt" style:font-size-complex="10pt"/>
    </style:style>
    <style:style style:name="ce94" style:family="table-cell" style:parent-style-name="Default" style:data-style-name="N48">
      <style:table-cell-properties fo:border="thin solid #000000" style:vertical-align="middle" fo:background-color="#FFF2CC" style:repeat-content="false"/>
      <style:paragraph-properties fo:text-align="center"/>
      <style:text-properties fo:font-size="10pt" style:font-size-asian="10pt" style:font-size-complex="10pt" fo:font-weight="bold" style:font-weight-asian="bold" style:font-weight-complex="bold"/>
    </style:style>
    <style:style style:name="ce95" style:family="table-cell" style:parent-style-name="Default" style:data-style-name="N48">
      <style:table-cell-properties fo:border-top="2pt solid #000000" fo:border-bottom="2pt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96" style:family="table-cell" style:parent-style-name="Default" style:data-style-name="N0">
      <style:table-cell-properties fo:border-top="2pt solid #000000" fo:border-bottom="2pt solid #000000" fo:border-left="none" fo:border-right="thin solid #000000" style:vertical-align="middle" fo:wrap-option="wrap"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fo:border-top="2pt solid #000000" fo:border-bottom="2pt solid #000000"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98" style:family="table-cell" style:parent-style-name="Default" style:data-style-name="N0">
      <style:table-cell-properties fo:border-top="2pt solid #000000" fo:border-bottom="2pt solid #000000"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99" style:family="table-cell" style:parent-style-name="Default" style:data-style-name="N49">
      <style:table-cell-properties fo:border-top="2pt solid #000000" fo:border-bottom="thin solid #000000" fo:border-left="2pt solid #000000" fo:border-right="thin solid #000000"/>
      <style:text-properties fo:font-size="10pt" style:font-size-asian="10pt" style:font-size-complex="10pt"/>
    </style:style>
    <style:style style:name="ce100" style:family="table-cell" style:parent-style-name="Default" style:data-style-name="N0">
      <style:table-cell-properties fo:border-top="2pt solid #000000" fo:border-bottom="thin solid #000000" fo:border-left="thin solid #000000" fo:border-right="thin solid #000000"/>
      <style:text-properties fo:font-size="10pt" style:font-size-asian="10pt" style:font-size-complex="10pt"/>
    </style:style>
    <style:style style:name="ce101" style:family="table-cell" style:parent-style-name="Default" style:data-style-name="N0">
      <style:table-cell-properties fo:border-top="2pt solid #000000"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102" style:family="table-cell" style:parent-style-name="Default" style:data-style-name="N0">
      <style:table-cell-properties fo:border-top="2pt solid #000000" fo:border-bottom="thin solid #000000" fo:border-left="thin solid #000000" fo:border-right="2pt solid #000000"/>
      <style:text-properties fo:font-size="10pt" style:font-size-asian="10pt" style:font-size-complex="10pt"/>
    </style:style>
    <style:style style:name="ce103" style:family="table-cell" style:parent-style-name="Default" style:data-style-name="N49">
      <style:table-cell-properties fo:border-top="thin solid #000000" fo:border-bottom="thin solid #000000" fo:border-left="2pt solid #000000" fo:border-right="thin solid #000000"/>
      <style:text-properties fo:font-size="10pt" style:font-size-asian="10pt" style:font-size-complex="10pt"/>
    </style:style>
    <style:style style:name="ce104" style:family="table-cell" style:parent-style-name="Default" style:data-style-name="N49">
      <style:table-cell-properties fo:border-top="thin solid #000000" fo:border-bottom="2pt solid #000000" fo:border-left="2pt solid #000000" fo:border-right="thin solid #000000"/>
      <style:text-properties fo:font-size="10pt" style:font-size-asian="10pt" style:font-size-complex="10pt"/>
    </style:style>
    <style:style style:name="ce105" style:family="table-cell" style:parent-style-name="Default" style:data-style-name="N49"/>
    <style:style style:name="ce106" style:family="table-cell" style:parent-style-name="Default" style:data-style-name="N48">
      <style:table-cell-properties fo:border="2pt solid #000000" style:vertical-align="middle" fo:background-color="#D9E1F2" style:repeat-content="false"/>
      <style:paragraph-properties fo:text-align="center"/>
      <style:text-properties fo:font-size="14pt" style:font-size-asian="14pt" style:font-size-complex="14pt" fo:font-weight="bold" style:font-weight-asian="bold" style:font-weight-complex="bold"/>
    </style:style>
    <style:style style:name="ce107" style:family="table-cell" style:parent-style-name="Default" style:data-style-name="N0">
      <style:table-cell-properties style:vertical-align="middle" style:repeat-content="false"/>
      <style:paragraph-properties fo:text-align="center"/>
    </style:style>
    <style:style style:name="ce108" style:family="table-cell" style:parent-style-name="Default" style:data-style-name="N57">
      <style:table-cell-properties style:vertical-align="middle" style:repeat-content="false"/>
      <style:paragraph-properties fo:text-align="center"/>
      <style:text-properties fo:font-size="10pt" style:font-size-asian="10pt" style:font-size-complex="10pt"/>
    </style:style>
    <style:style style:name="ce109" style:family="table-cell" style:parent-style-name="Default" style:data-style-name="N57"/>
    <style:style style:name="ce110" style:family="table-cell" style:parent-style-name="Default" style:data-style-name="N57">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11" style:family="table-cell" style:parent-style-name="Default" style:data-style-name="N57">
      <style:table-cell-properties fo:border="thin solid #000000" style:vertical-align="middle" style:repeat-content="false"/>
      <style:paragraph-properties fo:text-align="center"/>
      <style:text-properties fo:font-size="10pt" style:font-size-asian="10pt" style:font-size-complex="10pt"/>
    </style:style>
    <style:style style:name="ce112" style:family="table-cell" style:parent-style-name="Default" style:data-style-name="N57">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13" style:family="table-cell" style:parent-style-name="Default" style:data-style-name="N57">
      <style:table-cell-properties fo:border-top="thin solid #000000" fo:border-bottom="none" fo:border-left="none" fo:border-right="thin solid #000000" style:vertical-align="middle" style:repeat-content="false"/>
      <style:paragraph-properties fo:text-align="center"/>
      <style:text-properties fo:font-size="10pt" style:font-size-asian="10pt" style:font-size-complex="10p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맑은 고딕" style:font-name-asian="맑은 고딕" style:font-name-complex="맑은 고딕"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370416666666667cm"/>
    </style:style>
    <style:style style:name="co2" style:family="table-column">
      <style:table-column-properties fo:break-before="auto" style:column-width="1.37583333333333cm"/>
    </style:style>
    <style:style style:name="co3" style:family="table-column">
      <style:table-column-properties fo:break-before="auto" style:column-width="1.64041666666667cm"/>
    </style:style>
    <style:style style:name="co4" style:family="table-column">
      <style:table-column-properties fo:break-before="auto" style:column-width="1.53458333333333cm"/>
    </style:style>
    <style:style style:name="co5" style:family="table-column">
      <style:table-column-properties fo:break-before="auto" style:column-width="1.77270833333333cm"/>
    </style:style>
    <style:style style:name="co6" style:family="table-column">
      <style:table-column-properties fo:break-before="auto" style:column-width="2.16958333333333cm"/>
    </style:style>
    <style:style style:name="co7" style:family="table-column">
      <style:table-column-properties fo:break-before="auto" style:column-width="2.01083333333333cm"/>
    </style:style>
    <style:style style:name="co8" style:family="table-column">
      <style:table-column-properties fo:break-before="auto" style:column-width="3.94229166666667cm"/>
    </style:style>
    <style:style style:name="co9" style:family="table-column">
      <style:table-column-properties fo:break-before="auto" style:column-width="2.936875cm"/>
    </style:style>
    <style:style style:name="co10" style:family="table-column">
      <style:table-column-properties fo:break-before="auto" style:column-width="4.02166666666667cm"/>
    </style:style>
    <style:style style:name="co11" style:family="table-column">
      <style:table-column-properties fo:break-before="auto" style:column-width="3.96875cm"/>
    </style:style>
    <style:style style:name="co12" style:family="table-column">
      <style:table-column-properties fo:break-before="auto" style:column-width="4.445cm"/>
    </style:style>
    <style:style style:name="co13" style:family="table-column">
      <style:table-column-properties fo:break-before="auto" style:column-width="4.70958333333333cm"/>
    </style:style>
    <style:style style:name="co14" style:family="table-column">
      <style:table-column-properties fo:break-before="auto" style:column-width="4.55083333333333cm" style:use-optimal-column-width="true"/>
    </style:style>
    <style:style style:name="co15" style:family="table-column">
      <style:table-column-properties fo:break-before="auto" style:column-width="4.55083333333333cm"/>
    </style:style>
    <style:style style:name="co16" style:family="table-column">
      <style:table-column-properties fo:break-before="auto" style:column-width="3.96875cm" style:use-optimal-column-width="true"/>
    </style:style>
    <style:style style:name="co17" style:family="table-column">
      <style:table-column-properties fo:break-before="auto" style:column-width="5.82083333333333cm" style:use-optimal-column-width="true"/>
    </style:style>
    <style:style style:name="co18" style:family="table-column">
      <style:table-column-properties fo:break-before="auto" style:column-width="21.2989583333333cm" style:use-optimal-column-width="true"/>
    </style:style>
    <style:style style:name="co19" style:family="table-column">
      <style:table-column-properties fo:break-before="auto" style:column-width="20.2935416666667cm" style:use-optimal-column-width="true"/>
    </style:style>
    <style:style style:name="co20" style:family="table-column">
      <style:table-column-properties fo:break-before="auto" style:column-width="3.254375cm" style:use-optimal-column-width="true"/>
    </style:style>
    <style:style style:name="co21" style:family="table-column">
      <style:table-column-properties fo:break-before="auto" style:column-width="3.91583333333333cm"/>
    </style:style>
    <style:style style:name="co22" style:family="table-column">
      <style:table-column-properties fo:break-before="auto" style:column-width="11.350625cm" style:use-optimal-column-width="true"/>
    </style:style>
    <style:style style:name="co23" style:family="table-column">
      <style:table-column-properties fo:break-before="auto" style:column-width="1.905cm"/>
    </style:style>
    <style:style style:name="co24" style:family="table-column">
      <style:table-column-properties fo:break-before="auto" style:column-width="3.175cm"/>
    </style:style>
    <style:style style:name="co25" style:family="table-column">
      <style:table-column-properties fo:break-before="auto" style:column-width="3.095625cm"/>
    </style:style>
    <style:style style:name="co26" style:family="table-column">
      <style:table-column-properties fo:break-before="auto" style:column-width="3.06916666666667cm"/>
    </style:style>
    <style:style style:name="co27" style:family="table-column">
      <style:table-column-properties fo:break-before="auto" style:column-width="12.938125cm"/>
    </style:style>
    <style:style style:name="co28" style:family="table-column">
      <style:table-column-properties fo:break-before="auto" style:column-width="6.05895833333333cm"/>
    </style:style>
    <style:style style:name="co29" style:family="table-column">
      <style:table-column-properties fo:break-before="auto" style:column-width="2.56645833333333cm"/>
    </style:style>
    <style:style style:name="ro1" style:family="table-row">
      <style:table-row-properties style:row-height="16.5pt" style:use-optimal-row-height="true" fo:break-before="auto"/>
    </style:style>
    <style:style style:name="ro2" style:family="table-row">
      <style:table-row-properties style:row-height="4.5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40.5pt" style:use-optimal-row-height="true" fo:break-before="auto"/>
    </style:style>
    <style:style style:name="ro5" style:family="table-row">
      <style:table-row-properties style:row-height="27pt" style:use-optimal-row-height="true" fo:break-before="auto"/>
    </style:style>
    <style:style style:name="ro6" style:family="table-row">
      <style:table-row-properties style:row-height="81pt" style:use-optimal-row-height="true" fo:break-before="auto"/>
    </style:style>
    <style:style style:name="ro7" style:family="table-row">
      <style:table-row-properties style:row-height="54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17.25pt" style:use-optimal-row-height="true" fo:break-before="auto"/>
    </style:style>
    <style:style style:name="ro10" style:family="table-row">
      <style:table-row-properties style:row-height="229.5pt" style:use-optimal-row-height="true" fo:break-before="auto"/>
    </style:style>
    <style:style style:name="ro11" style:family="table-row">
      <style:table-row-properties style:row-height="67.5pt" style:use-optimal-row-height="true" fo:break-before="auto"/>
    </style:style>
    <style:style style:name="ro12" style:family="table-row">
      <style:table-row-properties style:row-height="42.75pt" style:use-optimal-row-height="true" fo:break-before="auto"/>
    </style:style>
    <style:style style:name="ro13" style:family="table-row">
      <style:table-row-properties style:row-height="3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ta4" style:family="table" style:master-page-name="">
      <style:table-properties table:display="fals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당직자)" table:base-cell-address="1st_n_2nd_Level.K6">
          <table:help-message table:display="true"/>
          <table:error-message table:display="true"/>
        </table:content-validation>
        <table:content-validation table:name="val2" table:condition="of:cell-content-is-in-list($$acacacacac)" table:base-cell-address="1st_n_2nd_Level.K20">
          <table:help-message table:display="true"/>
          <table:error-message table:display="true"/>
        </table:content-validation>
        <table:content-validation table:name="val3" table:condition="of:cell-content-is-in-list($$컨택여부)" table:base-cell-address="1st_n_2nd_Level.X6">
          <table:help-message table:display="true"/>
          <table:error-message table:display="true"/>
        </table:content-validation>
        <table:content-validation table:name="val4" table:condition="of:cell-content-is-in-list($$장애공유)" table:base-cell-address="3rd_Level.E4">
          <table:help-message table:display="true"/>
          <table:error-message table:display="true"/>
        </table:content-validation>
      </table:content-validations>
      <table:table table:name="1st_n_2nd_Leve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2"/>
        <table:table-column table:style-name="co8" table:default-cell-style-name="ce2"/>
        <table:table-column table:style-name="co9" table:default-cell-style-name="ce3"/>
        <table:table-column table:style-name="co9" table:default-cell-style-name="ce4"/>
        <table:table-column table:style-name="co10" table:default-cell-style-name="ce5"/>
        <table:table-column table:style-name="co11" table:default-cell-style-name="ce5"/>
        <table:table-column table:style-name="co8" table:default-cell-style-name="ce5"/>
        <table:table-column table:style-name="co8" table:default-cell-style-name="ce108"/>
        <table:table-column table:style-name="co12" table:default-cell-style-name="ce61"/>
        <table:table-column table:style-name="co13" table:default-cell-style-name="ce26"/>
        <table:table-column table:style-name="co14" table:default-cell-style-name="ce61"/>
        <table:table-column table:style-name="co15" table:default-cell-style-name="ce6"/>
        <table:table-column table:style-name="co16" table:default-cell-style-name="ce5"/>
        <table:table-column table:style-name="co17" table:default-cell-style-name="ce61"/>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1" table:default-cell-style-name="ce5"/>
        <table:table-column table:style-name="co22" table:default-cell-style-name="ce8"/>
        <table:table-column table:style-name="co23" table:number-columns-repeated="16358" table:default-cell-style-name="ce8"/>
        <table:table-row table:style-name="ro1">
          <table:table-cell office:value-type="string" table:style-name="ce1">
            <text:p><text:s/></text:p>
          </table:table-cell>
          <table:table-cell table:number-columns-repeated="5" table:style-name="ce1"/>
          <table:table-cell table:number-columns-repeated="2" table:style-name="ce2"/>
          <table:table-cell table:style-name="ce3"/>
          <table:table-cell table:style-name="ce4"/>
          <table:table-cell table:number-columns-repeated="3" table:style-name="ce5"/>
          <table:table-cell table:style-name="ce108"/>
          <table:table-cell table:style-name="ce7"/>
          <table:table-cell table:style-name="ce6"/>
          <table:table-cell table:style-name="ce7"/>
          <table:table-cell table:style-name="ce6"/>
          <table:table-cell table:style-name="ce5"/>
          <table:table-cell table:style-name="ce7"/>
          <table:table-cell table:number-columns-repeated="4" table:style-name="ce8"/>
          <table:table-cell table:style-name="ce5"/>
          <table:table-cell table:number-columns-repeated="16359" table:style-name="ce8"/>
        </table:table-row>
        <table:table-row table:style-name="ro1" table:visibility="collapse">
          <table:table-cell table:number-columns-repeated="6" table:style-name="ce1"/>
          <table:table-cell table:number-columns-repeated="2" table:style-name="ce2"/>
          <table:table-cell table:style-name="ce3"/>
          <table:table-cell table:style-name="ce4"/>
          <table:table-cell table:number-columns-repeated="3" table:style-name="ce5"/>
          <table:table-cell table:style-name="ce108"/>
          <table:table-cell table:style-name="ce7"/>
          <table:table-cell table:style-name="ce6"/>
          <table:table-cell table:style-name="ce7"/>
          <table:table-cell table:style-name="ce6"/>
          <table:table-cell table:style-name="ce5"/>
          <table:table-cell table:style-name="ce7"/>
          <table:table-cell table:number-columns-repeated="4" table:style-name="ce8"/>
          <table:table-cell table:style-name="ce5"/>
          <table:table-cell table:number-columns-repeated="16359" table:style-name="ce8"/>
        </table:table-row>
        <table:table-row table:style-name="ro2">
          <table:table-cell table:number-columns-repeated="6" table:style-name="ce1"/>
          <table:table-cell table:number-columns-repeated="2" table:style-name="ce2"/>
          <table:table-cell table:style-name="ce9"/>
          <table:table-cell table:style-name="ce10"/>
          <table:table-cell table:number-columns-repeated="3" table:style-name="ce1"/>
          <table:table-cell table:style-name="ce109"/>
          <table:table-cell table:style-name="ce11"/>
          <table:table-cell table:style-name="ce2"/>
          <table:table-cell table:style-name="ce11"/>
          <table:table-cell table:style-name="ce2"/>
          <table:table-cell table:style-name="ce1"/>
          <table:table-cell table:style-name="ce11"/>
          <table:table-cell table:number-columns-repeated="16364" table:style-name="ce1"/>
        </table:table-row>
        <table:table-row table:style-name="ro3">
          <table:table-cell table:number-columns-repeated="6" table:style-name="ce1"/>
          <table:table-cell table:number-columns-repeated="2" table:style-name="ce2"/>
          <table:table-cell office:value-type="string" table:number-columns-spanned="18" table:number-rows-spanned="1" table:style-name="ce94">
            <text:p>1st &amp; 2nd Level</text:p>
          </table:table-cell>
          <table:covered-table-cell table:number-columns-repeated="17"/>
          <table:table-cell table:number-columns-repeated="16358" table:style-name="ce1"/>
        </table:table-row>
        <table:table-row table:style-name="ro4">
          <table:table-cell table:style-name="ce1"/>
          <table:table-cell office:value-type="string" table:style-name="ce12">
            <text:p>월</text:p>
          </table:table-cell>
          <table:table-cell office:value-type="string" table:style-name="ce12">
            <text:p>리전</text:p>
          </table:table-cell>
          <table:table-cell office:value-type="string" table:style-name="ce12">
            <text:p>AZ</text:p>
          </table:table-cell>
          <table:table-cell office:value-type="string" table:style-name="ce12">
            <text:p>테넌트</text:p>
          </table:table-cell>
          <table:table-cell office:value-type="string" table:style-name="ce12">
            <text:p>진행상태</text:p>
          </table:table-cell>
          <table:table-cell office:value-type="string" table:style-name="ce13">
            <text:p>장애인지</text:p>
            <text:p>(&lt;15분)</text:p>
          </table:table-cell>
          <table:table-cell office:value-type="string" table:style-name="ce14">
            <text:p>장애전파</text:p>
            <text:p>(&lt;15 분)</text:p>
          </table:table-cell>
          <table:table-cell office:value-type="string" table:style-name="ce15">
            <text:p>날짜</text:p>
            <text:p>(Date)</text:p>
          </table:table-cell>
          <table:table-cell office:value-type="string" table:style-name="ce16">
            <text:p>KST</text:p>
          </table:table-cell>
          <table:table-cell office:value-type="string" table:style-name="ce17">
            <office:annotation office:display="true" draw:style-name="a0" svg:x="2.58333333333333in" svg:y="0in" svg:width="1.42708333333333in" svg:height="0in">
              <dc:creator>PC_Maintenance</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17">
            <office:annotation office:display="true" draw:style-name="a1" svg:x="2.58333333333333in" svg:y="0in" svg:width="2.71875in" svg:height="0in">
              <dc:creator>PC_Maintenance</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17">
            <office:annotation office:display="true" draw:style-name="a2" svg:x="3.80208333333333in" svg:y="0in" svg:width="1.32291666666667in" svg:height="0in">
              <dc:creator>PC_Maintenance</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110">
            <text:p>발생 시간<text:s/></text:p>
            <text:p>(Failure Time)<text:s/></text:p>
          </table:table-cell>
          <table:table-cell office:value-type="string" table:style-name="ce19">
            <text:p>발생 인지시간</text:p>
            <text:p>(Recognition Time)</text:p>
          </table:table-cell>
          <table:table-cell office:value-type="string" table:style-name="ce18">
            <text:p>장애 인지 소요시간</text:p>
          </table:table-cell>
          <table:table-cell office:value-type="string" table:style-name="ce19">
            <text:p>장애 전파 시간</text:p>
            <text:p>(Reporting Time)</text:p>
          </table:table-cell>
          <table:table-cell office:value-type="string" table:style-name="ce18">
            <text:p>장애 전파 소요 시간</text:p>
          </table:table-cell>
          <table:table-cell office:value-type="string" table:style-name="ce17">
            <text:p>공유 방법</text:p>
            <text:p>(How to share)</text:p>
          </table:table-cell>
          <table:table-cell office:value-type="string" table:style-name="ce19">
            <text:p>해결 일시(Resolved Time)</text:p>
          </table:table-cell>
          <table:table-cell office:value-type="string" table:style-name="ce17">
            <text:p>장애 내용</text:p>
            <text:p>(Problem Discription)</text:p>
          </table:table-cell>
          <table:table-cell office:value-type="string" table:style-name="ce17">
            <text:p>장애 대응(조치)</text:p>
            <text:p>(Problem solving activities)</text:p>
          </table:table-cell>
          <table:table-cell office:value-type="string" table:style-name="ce17">
            <text:p>JIRA</text:p>
            <text:p>Ticket Number</text:p>
          </table:table-cell>
          <table:table-cell office:value-type="string" table:style-name="ce17">
            <text:p>해결 여부</text:p>
            <text:p>(Resolved or not)</text:p>
          </table:table-cell>
          <table:table-cell office:value-type="string" table:style-name="ce17">
            <text:p>3선 컨택 여부</text:p>
            <text:p>(3rd contact or not)</text:p>
          </table:table-cell>
          <table:table-cell office:value-type="string" table:style-name="ce20">
            <text:p>기타</text:p>
            <text:p>(ETC)</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482H15M0S" table:formula="of:=[.P6]" table:style-name="ce22">
            <text:p>18:15:00</text:p>
          </table:table-cell>
          <table:table-cell office:value-type="time" office:time-value="PT0H6M0S" table:formula="of:=[.R6]" table:style-name="ce22">
            <text:p>0:06:00</text:p>
          </table:table-cell>
          <table:table-cell office:value-type="string" table:style-name="ce23">
            <text:p>2022.05.05</text:p>
          </table:table-cell>
          <table:table-cell office:value-type="string" table:style-name="ce24">
            <text:p>15~22</text:p>
          </table:table-cell>
          <table:table-cell office:value-type="string" table:content-validation-name="val1" table:style-name="ce25">
            <text:p>임예슬</text:p>
          </table:table-cell>
          <table:table-cell office:value-type="string" table:style-name="ce25">
            <text:p>Ashok</text:p>
          </table:table-cell>
          <table:table-cell table:style-name="ce25"/>
          <table:table-cell table:style-name="ce111"/>
          <table:table-cell office:value-type="date" office:date-value="2022-05-05T18:15:00" table:style-name="ce27">
            <text:p>22-5-5 18:15</text:p>
          </table:table-cell>
          <table:table-cell office:value-type="time" office:time-value="PT1072482H15M0S" table:formula="of:=[.O6]-[.N6]" table:style-name="ce26">
            <text:p>18:15:00</text:p>
          </table:table-cell>
          <table:table-cell office:value-type="date" office:date-value="2022-05-05T18:21:00" table:style-name="ce27">
            <text:p>22-5-5 18:21</text:p>
          </table:table-cell>
          <table:table-cell office:value-type="time" office:time-value="PT0H6M0S" table:formula="of:=[.Q6]-[.O6]" table:style-name="ce26">
            <text:p>0:06:00</text:p>
          </table:table-cell>
          <table:table-cell office:value-type="string" table:style-name="ce25">
            <text:p>Kakao Chat -Bigdata</text:p>
          </table:table-cell>
          <table:table-cell office:value-type="date" office:date-value="2022-05-05T18:18:00" table:style-name="ce27">
            <text:p>22-5-5 18:18</text:p>
          </table:table-cell>
          <table:table-cell office:value-type="string" table:style-name="ce28">
            <text:p>KR Bigdata ICMP ping failed.</text:p>
          </table:table-cell>
          <table:table-cell office:value-type="string" table:style-name="ce28">
            <text:p>Target host uptime -&gt; restarted, IPMI event log -&gt; no critical event.</text:p>
          </table:table-cell>
          <table:table-cell office:value-type="string" table:style-name="ce28">
            <text:p>KRCLOUDBIG-802</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489H9M0S" table:formula="of:=[.P7]" table:style-name="ce22">
            <text:p>1:09:00</text:p>
          </table:table-cell>
          <table:table-cell office:value-type="time" office:time-value="PT0H27M0S" table:formula="of:=[.R7]" table:style-name="ce22">
            <text:p>0:27:00</text:p>
          </table:table-cell>
          <table:table-cell office:value-type="string" table:style-name="ce23">
            <text:p>2022.05.05</text:p>
          </table:table-cell>
          <table:table-cell office:value-type="string" table:style-name="ce29">
            <text:p>21 ~ 09</text:p>
          </table:table-cell>
          <table:table-cell office:value-type="string" table:content-validation-name="val1" table:style-name="ce25">
            <text:p>Subramanya</text:p>
          </table:table-cell>
          <table:table-cell office:value-type="string" table:style-name="ce25">
            <text:p>Ram and Saju</text:p>
          </table:table-cell>
          <table:table-cell table:style-name="ce25"/>
          <table:table-cell table:style-name="ce111"/>
          <table:table-cell office:value-type="date" office:date-value="2022-05-06T01:09:00" table:style-name="ce27">
            <text:p>22-5-6 1:09</text:p>
          </table:table-cell>
          <table:table-cell office:value-type="time" office:time-value="PT1072489H9M0S" table:formula="of:=[.O7]-[.N7]" table:style-name="ce26">
            <text:p>1:09:00</text:p>
          </table:table-cell>
          <table:table-cell office:value-type="date" office:date-value="2022-05-06T01:36:00" table:style-name="ce27">
            <text:p>22-5-6 1:36</text:p>
          </table:table-cell>
          <table:table-cell office:value-type="time" office:time-value="PT0H27M0S" table:formula="of:=[.Q7]-[.O7]" table:style-name="ce26">
            <text:p>0:27:00</text:p>
          </table:table-cell>
          <table:table-cell office:value-type="string" table:style-name="ce25">
            <text:p>Kakao Chat - COC</text:p>
          </table:table-cell>
          <table:table-cell office:value-type="string" table:style-name="ce30">
            <text:p>RMA on going</text:p>
          </table:table-cell>
          <table:table-cell office:value-type="string" table:style-name="ce28">
            <text:p>System Status is in Critical State</text:p>
          </table:table-cell>
          <table:table-cell office:value-type="string" table:style-name="ce31">
            <text:p>Created the Ticket -&gt; Migrated the all VMs sg-prd-com-d-0205-01.sg.hcloud.io</text:p>
          </table:table-cell>
          <table:table-cell office:value-type="string" table:style-name="ce28">
            <text:p>KRCLOUD-4828</text:p>
          </table:table-cell>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490H15M0S" table:formula="of:=[.P8]" table:style-name="ce22">
            <text:p>2:15:00</text:p>
          </table:table-cell>
          <table:table-cell office:value-type="time" office:time-value="PT1H35M0S" table:formula="of:=[.R8]" table:style-name="ce22">
            <text:p>1:35:00</text:p>
          </table:table-cell>
          <table:table-cell office:value-type="string" table:style-name="ce23">
            <text:p>2022.05.05</text:p>
          </table:table-cell>
          <table:table-cell office:value-type="string" table:style-name="ce29">
            <text:p>21 ~ 09</text:p>
          </table:table-cell>
          <table:table-cell office:value-type="string" table:content-validation-name="val1" table:style-name="ce25">
            <text:p>Subramanya</text:p>
          </table:table-cell>
          <table:table-cell office:value-type="string" table:style-name="ce25">
            <text:p>Ram and Saju</text:p>
          </table:table-cell>
          <table:table-cell table:style-name="ce25"/>
          <table:table-cell table:style-name="ce111"/>
          <table:table-cell office:value-type="date" office:date-value="2022-05-06T02:15:00" table:style-name="ce27">
            <text:p>22-5-6 2:15</text:p>
          </table:table-cell>
          <table:table-cell office:value-type="time" office:time-value="PT1072490H15M0S" table:formula="of:=[.O8]-[.N8]" table:style-name="ce26">
            <text:p>2:15:00</text:p>
          </table:table-cell>
          <table:table-cell office:value-type="date" office:date-value="2022-05-06T03:50:00" table:style-name="ce27">
            <text:p>22-5-6 3:50</text:p>
          </table:table-cell>
          <table:table-cell office:value-type="time" office:time-value="PT1H35M0S" table:formula="of:=[.Q8]-[.O8]" table:style-name="ce26">
            <text:p>1:35:00</text:p>
          </table:table-cell>
          <table:table-cell office:value-type="string" table:style-name="ce25">
            <text:p>Kakao Chat - COC</text:p>
          </table:table-cell>
          <table:table-cell office:value-type="date" office:date-value="2022-05-05T04:12:00" table:style-name="ce27">
            <text:p>22-5-5 4:12</text:p>
          </table:table-cell>
          <table:table-cell office:value-type="string" table:style-name="ce28">
            <text:p>ccskrmonitorp01.krtms: / Filesystem pfree size</text:p>
          </table:table-cell>
          <table:table-cell office:value-type="string" table:style-name="ce28">
            <text:p>We have compressed and removed the respective access_log files unter httpd</text:p>
          </table:table-cell>
          <table:table-cell office:value-type="string" table:style-name="ce28">
            <text:p>KRCLOUD-4828</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499H28M0S" table:formula="of:=[.P9]" table:style-name="ce22">
            <text:p>11:28:00</text:p>
          </table:table-cell>
          <table:table-cell office:value-type="time" office:time-value="PT1H55M0S" table:formula="of:=[.R9]" table:style-name="ce22">
            <text:p>1:55:00</text:p>
          </table:table-cell>
          <table:table-cell office:value-type="string" table:style-name="ce23">
            <text:p>2022.05.06</text:p>
          </table:table-cell>
          <table:table-cell office:value-type="string" table:style-name="ce29">
            <text:p>08~15</text:p>
          </table:table-cell>
          <table:table-cell office:value-type="string" table:content-validation-name="val1" table:style-name="ce25">
            <text:p>오창민</text:p>
          </table:table-cell>
          <table:table-cell table:content-validation-name="val1" table:style-name="ce25"/>
          <table:table-cell office:value-type="string" table:style-name="ce25">
            <text:p>임예슬</text:p>
          </table:table-cell>
          <table:table-cell table:style-name="ce111"/>
          <table:table-cell office:value-type="date" office:date-value="2022-05-06T11:28:00" table:style-name="ce27">
            <text:p>22-5-6 11:28</text:p>
          </table:table-cell>
          <table:table-cell office:value-type="time" office:time-value="PT1072499H28M0S" table:formula="of:=[.O9]-[.N9]" table:style-name="ce26">
            <text:p>11:28:00</text:p>
          </table:table-cell>
          <table:table-cell office:value-type="date" office:date-value="2022-05-06T13:23:00" table:style-name="ce27">
            <text:p>22-5-6 13:23</text:p>
          </table:table-cell>
          <table:table-cell office:value-type="time" office:time-value="PT1H55M0S" table:formula="of:=[.Q9]-[.O9]" table:style-name="ce26">
            <text:p>1:55:00</text:p>
          </table:table-cell>
          <table:table-cell office:value-type="string" table:style-name="ce25">
            <text:p>Mail</text:p>
          </table:table-cell>
          <table:table-cell office:value-type="time" office:time-value="PT1072499H29M0S" table:style-name="ce32">
            <text:p>11:29</text:p>
          </table:table-cell>
          <table:table-cell office:value-type="string" table:style-name="ce28">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03H5M0S" table:formula="of:=[.P10]" table:style-name="ce22">
            <text:p>15:05:00</text:p>
          </table:table-cell>
          <table:table-cell office:value-type="time" office:time-value="PT0H3M0S" table:formula="of:=[.R10]" table:style-name="ce22">
            <text:p>0:03:00</text:p>
          </table:table-cell>
          <table:table-cell office:value-type="string" table:style-name="ce23">
            <text:p>2022.05.06</text:p>
          </table:table-cell>
          <table:table-cell office:value-type="string" table:style-name="ce29">
            <text:p>15~17</text:p>
          </table:table-cell>
          <table:table-cell office:value-type="string" table:content-validation-name="val1" table:style-name="ce25">
            <text:p>정종인</text:p>
          </table:table-cell>
          <table:table-cell table:content-validation-name="val1" table:style-name="ce25"/>
          <table:table-cell office:value-type="string" table:style-name="ce25">
            <text:p>김지윤, Ahmed</text:p>
          </table:table-cell>
          <table:table-cell table:style-name="ce111"/>
          <table:table-cell office:value-type="date" office:date-value="2022-05-06T15:05:00" table:style-name="ce27">
            <text:p>22-5-6 15:05</text:p>
          </table:table-cell>
          <table:table-cell office:value-type="time" office:time-value="PT1072503H5M0S" table:formula="of:=[.O10]-[.N10]" table:style-name="ce26">
            <text:p>15:05:00</text:p>
          </table:table-cell>
          <table:table-cell office:value-type="date" office:date-value="2022-05-06T15:08:00" table:style-name="ce27">
            <text:p>22-5-6 15:08</text:p>
          </table:table-cell>
          <table:table-cell office:value-type="time" office:time-value="PT0H3M0S" table:formula="of:=[.Q10]-[.O10]" table:style-name="ce26">
            <text:p>0:03:00</text:p>
          </table:table-cell>
          <table:table-cell office:value-type="string" table:style-name="ce25">
            <text:p>Kakao Chat, Mail</text:p>
          </table:table-cell>
          <table:table-cell office:value-type="time" office:time-value="PT1072503H15M0S" table:style-name="ce32">
            <text:p>15:15</text:p>
          </table:table-cell>
          <table:table-cell office:value-type="string" table:style-name="ce28">
            <text:p>Problem: ccskrvtwin2kwp01.krcloud has just been restarted</text:p>
          </table:table-cell>
          <table:table-cell office:value-type="string" table:style-name="ce28">
            <text:p>해당 노드 restart 후 상태확인(이상없음) , 담당자 부재로 메일 및 티켓 생성</text:p>
          </table:table-cell>
          <table:table-cell office:value-type="string" table:style-name="ce28">
            <text:p>KRCLOUD-4832</text:p>
          </table:table-cell>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03H49M0S" table:formula="of:=[.P11]" table:style-name="ce22">
            <text:p>15:49:00</text:p>
          </table:table-cell>
          <table:table-cell office:value-type="time" office:time-value="PT0H7M0S" table:formula="of:=[.R11]" table:style-name="ce22">
            <text:p>0:07:00</text:p>
          </table:table-cell>
          <table:table-cell office:value-type="string" table:style-name="ce23">
            <text:p>2022.05.06</text:p>
          </table:table-cell>
          <table:table-cell office:value-type="string" table:style-name="ce29">
            <text:p>17~22</text:p>
          </table:table-cell>
          <table:table-cell office:value-type="string" table:content-validation-name="val1" table:style-name="ce25">
            <text:p>이시형</text:p>
          </table:table-cell>
          <table:table-cell table:content-validation-name="val1" table:style-name="ce25"/>
          <table:table-cell office:value-type="string" table:style-name="ce25">
            <text:p>임예슬</text:p>
          </table:table-cell>
          <table:table-cell table:style-name="ce111"/>
          <table:table-cell office:value-type="date" office:date-value="2022-05-06T15:49:00" table:style-name="ce27">
            <text:p>22-5-6 15:49</text:p>
          </table:table-cell>
          <table:table-cell office:value-type="time" office:time-value="PT1072503H49M0S" table:formula="of:=[.O11]-[.N11]" table:style-name="ce26">
            <text:p>15:49:00</text:p>
          </table:table-cell>
          <table:table-cell office:value-type="date" office:date-value="2022-05-06T15:56:00" table:style-name="ce27">
            <text:p>22-5-6 15:56</text:p>
          </table:table-cell>
          <table:table-cell office:value-type="time" office:time-value="PT0H7M0S" table:formula="of:=[.Q11]-[.O11]" table:style-name="ce26">
            <text:p>0:07:00</text:p>
          </table:table-cell>
          <table:table-cell office:value-type="string" table:style-name="ce25">
            <text:p>Mail,M+ Messanger</text:p>
          </table:table-cell>
          <table:table-cell office:value-type="time" office:time-value="PT1072503H51M0S" table:style-name="ce32">
            <text:p>15:51</text:p>
          </table:table-cell>
          <table:table-cell office:value-type="string" table:style-name="ce28">
            <text:p>ccskrlmsdatap04.krcloud CPU utilization remains 10.86 %</text:p>
          </table:table-cell>
          <table:table-cell office:value-type="string" table:style-name="ce28">
            <text:p>ccskrlmsdatap04 -&gt; mailed,messaged to VM owner</text:p>
          </table:table-cell>
          <table:table-cell office:value-type="string" table:style-name="ce28">
            <text:p>KRCLOUD-4831</text:p>
          </table:table-cell>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05H55M0S" table:formula="of:=[.P12]" table:style-name="ce22">
            <text:p>17:55:00</text:p>
          </table:table-cell>
          <table:table-cell office:value-type="time" office:time-value="PT0H8M0S" table:formula="of:=[.R12]" table:style-name="ce22">
            <text:p>0:08:00</text:p>
          </table:table-cell>
          <table:table-cell office:value-type="string" table:style-name="ce23">
            <text:p>2022.05.06</text:p>
          </table:table-cell>
          <table:table-cell office:value-type="string" table:style-name="ce29">
            <text:p>17~22</text:p>
          </table:table-cell>
          <table:table-cell office:value-type="string" table:content-validation-name="val1" table:style-name="ce25">
            <text:p>이시형</text:p>
          </table:table-cell>
          <table:table-cell table:content-validation-name="val1" table:style-name="ce25"/>
          <table:table-cell office:value-type="string" table:style-name="ce25">
            <text:p>Ahmed</text:p>
          </table:table-cell>
          <table:table-cell table:style-name="ce111"/>
          <table:table-cell office:value-type="date" office:date-value="2022-05-06T17:55:00" table:style-name="ce27">
            <text:p>22-5-6 17:55</text:p>
          </table:table-cell>
          <table:table-cell office:value-type="time" office:time-value="PT1072505H55M0S" table:formula="of:=[.O12]-[.N12]" table:style-name="ce26">
            <text:p>17:55:00</text:p>
          </table:table-cell>
          <table:table-cell office:value-type="date" office:date-value="2022-05-06T18:03:00" table:style-name="ce27">
            <text:p>22-5-6 18:03</text:p>
          </table:table-cell>
          <table:table-cell office:value-type="time" office:time-value="PT0H8M0S" table:formula="of:=[.Q12]-[.O12]" table:style-name="ce26">
            <text:p>0:08:00</text:p>
          </table:table-cell>
          <table:table-cell office:value-type="string" table:style-name="ce25">
            <text:p>Mail</text:p>
          </table:table-cell>
          <table:table-cell office:value-type="time" office:time-value="PT1072506H14M0S" table:style-name="ce32">
            <text:p>18:14</text:p>
          </table:table-cell>
          <table:table-cell office:value-type="string" table:style-name="ce28">
            <text:p>ccseusolrp02 /data2 Disk size is over 80%</text:p>
          </table:table-cell>
          <table:table-cell office:value-type="string" table:style-name="ce28">
            <text:p>ccseusolrp02 -&gt; mailed to VM owner</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06H3M0S" table:formula="of:=[.P13]" table:style-name="ce22">
            <text:p>18:03:00</text:p>
          </table:table-cell>
          <table:table-cell office:value-type="time" office:time-value="PT0H16M0S" table:formula="of:=[.R13]" table:style-name="ce22">
            <text:p>0:16:00</text:p>
          </table:table-cell>
          <table:table-cell office:value-type="string" table:style-name="ce23">
            <text:p>2022.05.06</text:p>
          </table:table-cell>
          <table:table-cell office:value-type="string" table:style-name="ce29">
            <text:p>17~22</text:p>
          </table:table-cell>
          <table:table-cell office:value-type="string" table:content-validation-name="val1" table:style-name="ce25">
            <text:p>이시형</text:p>
          </table:table-cell>
          <table:table-cell table:content-validation-name="val1" table:style-name="ce25"/>
          <table:table-cell office:value-type="string" table:style-name="ce25">
            <text:p>Ahmed</text:p>
          </table:table-cell>
          <table:table-cell table:style-name="ce111"/>
          <table:table-cell office:value-type="date" office:date-value="2022-05-06T18:03:00" table:style-name="ce27">
            <text:p>22-5-6 18:03</text:p>
          </table:table-cell>
          <table:table-cell office:value-type="time" office:time-value="PT1072506H3M0S" table:formula="of:=[.O13]-[.N13]" table:style-name="ce26">
            <text:p>18:03:00</text:p>
          </table:table-cell>
          <table:table-cell office:value-type="date" office:date-value="2022-05-06T18:19:00" table:style-name="ce27">
            <text:p>22-5-6 18:19</text:p>
          </table:table-cell>
          <table:table-cell office:value-type="time" office:time-value="PT0H16M0S" table:formula="of:=[.Q13]-[.O13]" table:style-name="ce26">
            <text:p>0:16:00</text:p>
          </table:table-cell>
          <table:table-cell office:value-type="string" table:style-name="ce25">
            <text:p>Mail</text:p>
          </table:table-cell>
          <table:table-cell office:value-type="time" office:time-value="PT1072506H14M0S" table:style-name="ce32">
            <text:p>18:14</text:p>
          </table:table-cell>
          <table:table-cell office:value-type="string" table:style-name="ce28">
            <text:p>ccseudbp01 CPU utilization remains 9.18%</text:p>
          </table:table-cell>
          <table:table-cell office:value-type="string" table:style-name="ce28">
            <text:p>ccseudbp01 -&gt; mailed to VM owner</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09H35M0S" table:formula="of:=[.P14]" table:style-name="ce22">
            <text:p>21:35:00</text:p>
          </table:table-cell>
          <table:table-cell office:value-type="time" office:time-value="PT0H6M0S" table:formula="of:=[.R14]" table:style-name="ce22">
            <text:p>0:06:00</text:p>
          </table:table-cell>
          <table:table-cell office:value-type="string" table:style-name="ce23">
            <text:p>2022.05.06</text:p>
          </table:table-cell>
          <table:table-cell office:value-type="string" table:style-name="ce29">
            <text:p>17~22</text:p>
          </table:table-cell>
          <table:table-cell office:value-type="string" table:content-validation-name="val1" table:style-name="ce25">
            <text:p>이시형</text:p>
          </table:table-cell>
          <table:table-cell table:content-validation-name="val1" table:style-name="ce25"/>
          <table:table-cell office:value-type="string" table:style-name="ce25">
            <text:p>Ahmed</text:p>
          </table:table-cell>
          <table:table-cell table:style-name="ce111"/>
          <table:table-cell office:value-type="date" office:date-value="2022-05-06T21:35:00" table:style-name="ce27">
            <text:p>22-5-6 21:35</text:p>
          </table:table-cell>
          <table:table-cell office:value-type="time" office:time-value="PT1072509H35M0S" table:formula="of:=[.O14]-[.N14]" table:style-name="ce26">
            <text:p>21:35:00</text:p>
          </table:table-cell>
          <table:table-cell office:value-type="date" office:date-value="2022-05-06T21:41:00" table:style-name="ce27">
            <text:p>22-5-6 21:41</text:p>
          </table:table-cell>
          <table:table-cell office:value-type="time" office:time-value="PT0H6M0S" table:formula="of:=[.Q14]-[.O14]" table:style-name="ce26">
            <text:p>0:06:00</text:p>
          </table:table-cell>
          <table:table-cell office:value-type="string" table:style-name="ce25">
            <text:p>Kakao Chat , Mail</text:p>
          </table:table-cell>
          <table:table-cell office:value-type="time" office:time-value="PT1072509H35M0S" table:style-name="ce32">
            <text:p>21:35</text:p>
          </table:table-cell>
          <table:table-cell office:value-type="string" table:style-name="ce28">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10H30M0S" table:formula="of:=[.P15]" table:style-name="ce22">
            <text:p>22:30:00</text:p>
          </table:table-cell>
          <table:table-cell office:value-type="time" office:time-value="PT0H30M0S" table:formula="of:=[.R15]" table:style-name="ce22">
            <text:p>0:30:00</text:p>
          </table:table-cell>
          <table:table-cell office:value-type="string" table:style-name="ce23">
            <text:p>2022.05.06</text:p>
          </table:table-cell>
          <table:table-cell office:value-type="string" table:style-name="ce29">
            <text:p>22~11</text:p>
          </table:table-cell>
          <table:table-cell office:value-type="string" table:content-validation-name="val1" table:style-name="ce25">
            <text:p>Radhika</text:p>
          </table:table-cell>
          <table:table-cell office:value-type="string" table:style-name="ce25">
            <text:p>Ashok</text:p>
          </table:table-cell>
          <table:table-cell table:style-name="ce25"/>
          <table:table-cell table:style-name="ce111"/>
          <table:table-cell office:value-type="date" office:date-value="2022-05-06T22:30:00" table:style-name="ce27">
            <text:p>22-5-6 22:30</text:p>
          </table:table-cell>
          <table:table-cell office:value-type="time" office:time-value="PT1072510H30M0S" table:formula="of:=[.O15]-[.N15]" table:style-name="ce26">
            <text:p>22:30:00</text:p>
          </table:table-cell>
          <table:table-cell office:value-type="date" office:date-value="2022-05-06T23:00:00" table:style-name="ce27">
            <text:p>22-5-6 23:00</text:p>
          </table:table-cell>
          <table:table-cell office:value-type="time" office:time-value="PT0H30M0S" table:formula="of:=[.Q15]-[.O15]" table:style-name="ce26">
            <text:p>0:30:00</text:p>
          </table:table-cell>
          <table:table-cell office:value-type="string" table:style-name="ce25">
            <text:p>Mail, M+</text:p>
          </table:table-cell>
          <table:table-cell table:style-name="ce33"/>
          <table:table-cell office:value-type="string" table:style-name="ce28">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3" table:style-name="ce25">
            <text:p>X</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16]" table:style-name="ce22">
            <text:p>0:00:00</text:p>
          </table:table-cell>
          <table:table-cell office:value-type="time" office:time-value="PT0H0M0S" table:formula="of:=[.R16]" table:style-name="ce22">
            <text:p>0:00:00</text:p>
          </table:table-cell>
          <table:table-cell office:value-type="string" table:style-name="ce23">
            <text:p>2022.05.07</text:p>
          </table:table-cell>
          <table:table-cell office:value-type="string" table:style-name="ce29">
            <text:p>11~21</text:p>
          </table:table-cell>
          <table:table-cell office:value-type="string" table:content-validation-name="val1" table:style-name="ce25">
            <text:p>Lalit</text:p>
          </table:table-cell>
          <table:table-cell office:value-type="string" table:style-name="ce25">
            <text:p>Thulasiraj</text:p>
          </table:table-cell>
          <table:table-cell table:style-name="ce25"/>
          <table:table-cell table:style-name="ce111"/>
          <table:table-cell table:style-name="ce33"/>
          <table:table-cell office:value-type="time" office:time-value="PT0H0M0S" table:formula="of:=[.O16]-[.N16]" table:style-name="ce26">
            <text:p>0:00:00</text:p>
          </table:table-cell>
          <table:table-cell table:style-name="ce33"/>
          <table:table-cell office:value-type="time" office:time-value="PT0H0M0S" table:formula="of:=[.Q16]-[.O16]" table:style-name="ce26">
            <text:p>0:00:00</text:p>
          </table:table-cell>
          <table:table-cell table:style-name="ce34"/>
          <table:table-cell office:value-type="date" office:date-value="2022-05-07T18:00:00" table:style-name="ce27">
            <text:p>22-5-7 18:00</text:p>
          </table:table-cell>
          <table:table-cell office:value-type="string" table:style-name="ce28">
            <text:p>ccseutomtomgwp-loadbalancer 10.115.189.26 VIP is down/High</text:p>
          </table:table-cell>
          <table:table-cell office:value-type="string" table:style-name="ce28">
            <text:p>Joined meeting with EU members(Microsoft Teams) scale out ccseutomtomgwp05 and ccseutomtomgwp06<text:s/></text:p>
          </table:table-cell>
          <table:table-cell office:value-type="string" table:style-name="ce28">
            <text:p>EUCLOUD-2209</text:p>
          </table:table-cell>
          <table:table-cell office:value-type="string" table:content-validation-name="val3" table:style-name="ce25">
            <text:p>O</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32H13M0S" table:formula="of:=[.P17]" table:style-name="ce22">
            <text:p>20:13:00</text:p>
          </table:table-cell>
          <table:table-cell office:value-type="time" office:time-value="PT0H9M0S" table:formula="of:=[.R17]" table:style-name="ce22">
            <text:p>0:09:00</text:p>
          </table:table-cell>
          <table:table-cell office:value-type="string" table:style-name="ce23">
            <text:p>2022.05.07</text:p>
          </table:table-cell>
          <table:table-cell office:value-type="string" table:style-name="ce29">
            <text:p>17~22</text:p>
          </table:table-cell>
          <table:table-cell office:value-type="string" table:content-validation-name="val1" table:style-name="ce25">
            <text:p>이한새</text:p>
          </table:table-cell>
          <table:table-cell table:content-validation-name="val1" table:style-name="ce25"/>
          <table:table-cell office:value-type="string" table:style-name="ce25">
            <text:p>정진호</text:p>
          </table:table-cell>
          <table:table-cell table:style-name="ce111"/>
          <table:table-cell office:value-type="date" office:date-value="2022-05-07T20:13:00" table:style-name="ce27">
            <text:p>22-5-7 20:13</text:p>
          </table:table-cell>
          <table:table-cell office:value-type="time" office:time-value="PT1072532H13M0S" table:formula="of:=[.O17]-[.N17]" table:style-name="ce26">
            <text:p>20:13:00</text:p>
          </table:table-cell>
          <table:table-cell office:value-type="date" office:date-value="2022-05-07T20:22:00" table:style-name="ce27">
            <text:p>22-5-7 20:22</text:p>
          </table:table-cell>
          <table:table-cell office:value-type="time" office:time-value="PT0H9M0S" table:formula="of:=[.Q17]-[.O17]" table:style-name="ce26">
            <text:p>0:09:00</text:p>
          </table:table-cell>
          <table:table-cell office:value-type="string" table:style-name="ce25">
            <text:p>Kakao, Call, SMS</text:p>
          </table:table-cell>
          <table:table-cell table:style-name="ce33"/>
          <table:table-cell office:value-type="string" table:style-name="ce28">
            <text:p>/data Disk size 9.96% capacity left: es02.ap-northeast-2.prd.h53</text:p>
          </table:table-cell>
          <table:table-cell office:value-type="string" table:style-name="ce28">
            <text:p>es02.ap-northeast-2.prd.h53 -&gt; sent SMS and called to VM owner</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94H59M0S" table:formula="of:=[.P18]" table:style-name="ce22">
            <text:p>10:59:00</text:p>
          </table:table-cell>
          <table:table-cell office:value-type="time" office:time-value="PT0H8M0S" table:formula="of:=[.R18]" table:style-name="ce22">
            <text:p>0:08:00</text:p>
          </table:table-cell>
          <table:table-cell office:value-type="string" table:style-name="ce23">
            <text:p>2022.05.10</text:p>
          </table:table-cell>
          <table:table-cell office:value-type="string" table:style-name="ce29">
            <text:p>09~15</text:p>
          </table:table-cell>
          <table:table-cell office:value-type="string" table:content-validation-name="val1" table:style-name="ce25">
            <text:p>이시형</text:p>
          </table:table-cell>
          <table:table-cell table:style-name="ce25"/>
          <table:table-cell office:value-type="string" table:style-name="ce25">
            <text:p>김지윤</text:p>
          </table:table-cell>
          <table:table-cell table:style-name="ce111"/>
          <table:table-cell office:value-type="date" office:date-value="2022-05-10T10:59:00" table:style-name="ce27">
            <text:p>22-5-10 10:59</text:p>
          </table:table-cell>
          <table:table-cell office:value-type="time" office:time-value="PT1072594H59M0S" table:formula="of:=[.O18]-[.N18]" table:style-name="ce26">
            <text:p>10:59:00</text:p>
          </table:table-cell>
          <table:table-cell office:value-type="date" office:date-value="2022-05-10T11:07:00" table:style-name="ce27">
            <text:p>22-5-10 11:07</text:p>
          </table:table-cell>
          <table:table-cell office:value-type="time" office:time-value="PT0H8M0S" table:formula="of:=[.Q18]-[.O18]" table:style-name="ce26">
            <text:p>0:08:00</text:p>
          </table:table-cell>
          <table:table-cell office:value-type="string" table:style-name="ce25">
            <text:p>Mail,M+ Messanger</text:p>
          </table:table-cell>
          <table:table-cell office:value-type="date" office:date-value="2022-05-10T11:03:00" table:style-name="ce27">
            <text:p>22-5-10 11:03</text:p>
          </table:table-cell>
          <table:table-cell office:value-type="string" table:style-name="ce28">
            <text:p>ccskrdkc2hpadcsp01 CPU utilization remains 7.77%</text:p>
          </table:table-cell>
          <table:table-cell office:value-type="string" table:style-name="ce28">
            <text:p>ccskrdkc2hpadcsp01 CPU 사용률이 일시적으로 대폭증가 후 해소되어, VM owner에게 메신저로 확인 요청</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98H44M0S" table:formula="of:=[.P19]" table:style-name="ce22">
            <text:p>14:44:00</text:p>
          </table:table-cell>
          <table:table-cell office:value-type="time" office:time-value="PT0H7M0S" table:formula="of:=[.R19]" table:style-name="ce22">
            <text:p>0:07:00</text:p>
          </table:table-cell>
          <table:table-cell office:value-type="string" table:style-name="ce23">
            <text:p>2022.05.10</text:p>
          </table:table-cell>
          <table:table-cell office:value-type="string" table:style-name="ce29">
            <text:p>09~15</text:p>
          </table:table-cell>
          <table:table-cell office:value-type="string" table:content-validation-name="val1" table:style-name="ce25">
            <text:p>이시형</text:p>
          </table:table-cell>
          <table:table-cell table:style-name="ce25"/>
          <table:table-cell office:value-type="string" table:style-name="ce25">
            <text:p>고희경</text:p>
          </table:table-cell>
          <table:table-cell table:style-name="ce111"/>
          <table:table-cell office:value-type="date" office:date-value="2022-05-10T14:44:00" table:style-name="ce27">
            <text:p>22-5-10 14:44</text:p>
          </table:table-cell>
          <table:table-cell office:value-type="time" office:time-value="PT1072598H44M0S" table:formula="of:=[.O19]-[.N19]" table:style-name="ce26">
            <text:p>14:44:00</text:p>
          </table:table-cell>
          <table:table-cell office:value-type="date" office:date-value="2022-05-10T14:51:00" table:style-name="ce27">
            <text:p>22-5-10 14:51</text:p>
          </table:table-cell>
          <table:table-cell office:value-type="time" office:time-value="PT0H7M0S" table:formula="of:=[.Q19]-[.O19]" table:style-name="ce26">
            <text:p>0:07:00</text:p>
          </table:table-cell>
          <table:table-cell office:value-type="string" table:style-name="ce25">
            <text:p>M+ Messanger</text:p>
          </table:table-cell>
          <table:table-cell office:value-type="date" office:date-value="2022-05-10T14:45:00" table:style-name="ce27">
            <text:p>22-5-10 14:45</text:p>
          </table:table-cell>
          <table:table-cell office:value-type="string" table:style-name="ce28">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99H16M0S" table:formula="of:=[.P20]" table:style-name="ce22">
            <text:p>15:16:00</text:p>
          </table:table-cell>
          <table:table-cell office:value-type="time" office:time-value="PT0H9M0S" table:formula="of:=[.R20]" table:style-name="ce22">
            <text:p>0:09: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15:16:00" table:style-name="ce27">
            <text:p>22-5-10 15:16</text:p>
          </table:table-cell>
          <table:table-cell office:value-type="time" office:time-value="PT1072599H16M0S" table:formula="of:=[.O20]-[.N20]" table:style-name="ce26">
            <text:p>15:16:00</text:p>
          </table:table-cell>
          <table:table-cell office:value-type="date" office:date-value="2022-05-10T15:25:00" table:style-name="ce27">
            <text:p>22-5-10 15:25</text:p>
          </table:table-cell>
          <table:table-cell office:value-type="time" office:time-value="PT0H9M0S" table:formula="of:=[.Q20]-[.O20]" table:style-name="ce26">
            <text:p>0:09:00</text:p>
          </table:table-cell>
          <table:table-cell office:value-type="string" table:style-name="ce25">
            <text:p>call, Kakao, mail</text:p>
          </table:table-cell>
          <table:table-cell office:value-type="date" office:date-value="2022-05-10T15:17:00" table:style-name="ce27">
            <text:p>22-5-10 15:17</text:p>
          </table:table-cell>
          <table:table-cell office:value-type="string" table:style-name="ce28">
            <text:p>interface ethernet43(): link down</text:p>
          </table:table-cell>
          <table:table-cell office:value-type="string" table:style-name="ce28">
            <text:p>이한선 책임님께 메일로 전달</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599H16M0S" table:formula="of:=[.P21]" table:style-name="ce22">
            <text:p>15:16:00</text:p>
          </table:table-cell>
          <table:table-cell office:value-type="time" office:time-value="PT0H9M0S" table:formula="of:=[.R21]" table:style-name="ce22">
            <text:p>0:09: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15:16:00" table:style-name="ce27">
            <text:p>22-5-10 15:16</text:p>
          </table:table-cell>
          <table:table-cell office:value-type="time" office:time-value="PT1072599H16M0S" table:formula="of:=[.O21]-[.N21]" table:style-name="ce26">
            <text:p>15:16:00</text:p>
          </table:table-cell>
          <table:table-cell office:value-type="date" office:date-value="2022-05-10T15:25:00" table:style-name="ce27">
            <text:p>22-5-10 15:25</text:p>
          </table:table-cell>
          <table:table-cell office:value-type="time" office:time-value="PT0H9M0S" table:formula="of:=[.Q21]-[.O21]" table:style-name="ce26">
            <text:p>0:09:00</text:p>
          </table:table-cell>
          <table:table-cell office:value-type="string" table:style-name="ce25">
            <text:p>call, Kakao</text:p>
          </table:table-cell>
          <table:table-cell table:style-name="ce35"/>
          <table:table-cell office:value-type="string" table:style-name="ce28">
            <text:p>openstack status<text:s/></text:p>
          </table:table-cell>
          <table:table-cell office:value-type="string" table:style-name="ce28">
            <text:p>티켓 생성</text:p>
          </table:table-cell>
          <table:table-cell office:value-type="string" table:style-name="ce28">
            <text:p>KRCLOUDBIG-826</text:p>
          </table:table-cell>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0H32M0S" table:formula="of:=[.P22]" table:style-name="ce22">
            <text:p>16:32:00</text:p>
          </table:table-cell>
          <table:table-cell office:value-type="time" office:time-value="PT0H1M0S" table:formula="of:=[.R22]" table:style-name="ce22">
            <text:p>0:01: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16:32:00" table:style-name="ce27">
            <text:p>22-5-10 16:32</text:p>
          </table:table-cell>
          <table:table-cell office:value-type="time" office:time-value="PT1072600H32M0S" table:formula="of:=[.O22]-[.N22]" table:style-name="ce26">
            <text:p>16:32:00</text:p>
          </table:table-cell>
          <table:table-cell office:value-type="date" office:date-value="2022-05-10T16:33:00" table:style-name="ce27">
            <text:p>22-5-10 16:33</text:p>
          </table:table-cell>
          <table:table-cell office:value-type="time" office:time-value="PT0H1M0S" table:formula="of:=[.Q22]-[.O22]" table:style-name="ce26">
            <text:p>0:01:00</text:p>
          </table:table-cell>
          <table:table-cell office:value-type="string" table:style-name="ce25">
            <text:p>Kakao, mail</text:p>
          </table:table-cell>
          <table:table-cell office:value-type="date" office:date-value="2022-05-10T16:34:00" table:style-name="ce27">
            <text:p>22-5-10 16:34</text:p>
          </table:table-cell>
          <table:table-cell office:value-type="string" table:style-name="ce28">
            <text:p>key cloak alert [Service down]</text:p>
          </table:table-cell>
          <table:table-cell office:value-type="string" table:style-name="ce28">
            <text:p>이준 책임님께 메일로 전달</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0H39M0S" table:formula="of:=[.P23]" table:style-name="ce22">
            <text:p>16:39:00</text:p>
          </table:table-cell>
          <table:table-cell office:value-type="time" office:time-value="PT0H5M0S" table:formula="of:=[.R23]" table:style-name="ce22">
            <text:p>0:05: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16:39:00" table:style-name="ce27">
            <text:p>22-5-10 16:39</text:p>
          </table:table-cell>
          <table:table-cell office:value-type="time" office:time-value="PT1072600H39M0S" table:formula="of:=[.O23]-[.N23]" table:style-name="ce26">
            <text:p>16:39:00</text:p>
          </table:table-cell>
          <table:table-cell office:value-type="date" office:date-value="2022-05-10T16:44:00" table:style-name="ce27">
            <text:p>22-5-10 16:44</text:p>
          </table:table-cell>
          <table:table-cell office:value-type="time" office:time-value="PT0H5M0S" table:formula="of:=[.Q23]-[.O23]" table:style-name="ce26">
            <text:p>0:05:00</text:p>
          </table:table-cell>
          <table:table-cell office:value-type="string" table:style-name="ce25">
            <text:p>call, Kakao, M+</text:p>
          </table:table-cell>
          <table:table-cell table:style-name="ce35"/>
          <table:table-cell office:value-type="string" table:style-name="ce28">
            <text:p>dp03dn003.dkr0c06.hcloud.io has been restarted</text:p>
          </table:table-cell>
          <table:table-cell office:value-type="string" table:style-name="ce28">
            <text:p>윤준병 책임님께 전달. 컴퓨트 노드 가용량 부족으로 인한 server down, scale up 예정</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603H31M0S" table:formula="of:=[.P24]" table:style-name="ce22">
            <text:p>19:31:00</text:p>
          </table:table-cell>
          <table:table-cell office:value-type="time" office:time-value="PT0H0M0S" table:formula="of:=[.R24]" table:style-name="ce22">
            <text:p>0:00: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19:31:00" table:style-name="ce27">
            <text:p>22-5-10 19:31</text:p>
          </table:table-cell>
          <table:table-cell office:value-type="time" office:time-value="PT1072603H31M0S" table:formula="of:=[.O24]-[.N24]" table:style-name="ce26">
            <text:p>19:31:00</text:p>
          </table:table-cell>
          <table:table-cell office:value-type="date" office:date-value="2022-05-10T19:31:00" table:style-name="ce27">
            <text:p>22-5-10 19:31</text:p>
          </table:table-cell>
          <table:table-cell office:value-type="time" office:time-value="PT0H0M0S" table:formula="of:=[.Q24]-[.O24]" table:style-name="ce26">
            <text:p>0:00:00</text:p>
          </table:table-cell>
          <table:table-cell office:value-type="string" table:style-name="ce25">
            <text:p>Kakao, mail</text:p>
          </table:table-cell>
          <table:table-cell office:value-type="date" office:date-value="2022-05-10T19:32:00" table:style-name="ce27">
            <text:p>22-5-10 19:32</text:p>
          </table:table-cell>
          <table:table-cell office:value-type="string" table:style-name="ce28">
            <text:p>MySQL service is down</text:p>
          </table:table-cell>
          <table:table-cell office:value-type="string" table:style-name="ce31">
            <text:p>mysql 버퍼풀 사이즈 낮춤. 64G -&gt; 32G. 버퍼풀 줄였지만, top 으로 확인한 결과 다른 프로세스가 메모리를 많이 사용하고 있어서, 오정완, 이재열 책임님께 메모리 증설 요청 메일 전달.</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5H40M0S" table:formula="of:=[.P25]" table:style-name="ce22">
            <text:p>21:40:00</text:p>
          </table:table-cell>
          <table:table-cell office:value-type="time" office:time-value="PT0H6M0S" table:formula="of:=[.R25]" table:style-name="ce22">
            <text:p>0:06:00</text:p>
          </table:table-cell>
          <table:table-cell office:value-type="string" table:style-name="ce23">
            <text:p>2022.05.10</text:p>
          </table:table-cell>
          <table:table-cell office:value-type="string" table:style-name="ce29">
            <text:p>17~22</text:p>
          </table:table-cell>
          <table:table-cell office:value-type="string" table:content-validation-name="val2" table:style-name="ce25">
            <text:p>이한새</text:p>
          </table:table-cell>
          <table:table-cell table:style-name="ce25"/>
          <table:table-cell office:value-type="string" table:style-name="ce25">
            <text:p>정진호</text:p>
          </table:table-cell>
          <table:table-cell table:style-name="ce111"/>
          <table:table-cell office:value-type="date" office:date-value="2022-05-10T21:40:00" table:style-name="ce27">
            <text:p>22-5-10 21:40</text:p>
          </table:table-cell>
          <table:table-cell office:value-type="time" office:time-value="PT1072605H40M0S" table:formula="of:=[.O25]-[.N25]" table:style-name="ce26">
            <text:p>21:40:00</text:p>
          </table:table-cell>
          <table:table-cell office:value-type="date" office:date-value="2022-05-10T21:46:00" table:style-name="ce27">
            <text:p>22-5-10 21:46</text:p>
          </table:table-cell>
          <table:table-cell office:value-type="time" office:time-value="PT0H6M0S" table:formula="of:=[.Q25]-[.O25]" table:style-name="ce26">
            <text:p>0:06:00</text:p>
          </table:table-cell>
          <table:table-cell office:value-type="string" table:style-name="ce25">
            <text:p>mail</text:p>
          </table:table-cell>
          <table:table-cell table:style-name="ce35"/>
          <table:table-cell office:value-type="string" table:style-name="ce28">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7H46M0S" table:formula="of:=[.P26]" table:style-name="ce22">
            <text:p>23:46:00</text:p>
          </table:table-cell>
          <table:table-cell office:value-type="time" office:time-value="PT0H7M0S" table:formula="of:=[.R26]" table:style-name="ce22">
            <text:p>0:07:00</text:p>
          </table:table-cell>
          <table:table-cell office:value-type="string" table:style-name="ce23">
            <text:p>2022.05.10</text:p>
          </table:table-cell>
          <table:table-cell office:value-type="string" table:style-name="ce29">
            <text:p>21~09</text:p>
          </table:table-cell>
          <table:table-cell office:value-type="string" table:content-validation-name="val1" table:style-name="ce25">
            <text:p>Radhika</text:p>
          </table:table-cell>
          <table:table-cell office:value-type="string" table:style-name="ce25">
            <text:p>Thulasiraj</text:p>
          </table:table-cell>
          <table:table-cell table:style-name="ce25"/>
          <table:table-cell table:style-name="ce111"/>
          <table:table-cell office:value-type="date" office:date-value="2022-05-10T23:46:00" table:style-name="ce27">
            <text:p>22-5-10 23:46</text:p>
          </table:table-cell>
          <table:table-cell office:value-type="time" office:time-value="PT1072607H46M0S" table:formula="of:=[.O26]-[.N26]" table:style-name="ce26">
            <text:p>23:46:00</text:p>
          </table:table-cell>
          <table:table-cell office:value-type="date" office:date-value="2022-05-10T23:53:00" table:style-name="ce27">
            <text:p>22-5-10 23:53</text:p>
          </table:table-cell>
          <table:table-cell office:value-type="time" office:time-value="PT0H7M0S" table:formula="of:=[.Q26]-[.O26]" table:style-name="ce26">
            <text:p>0:07:00</text:p>
          </table:table-cell>
          <table:table-cell office:value-type="string" table:style-name="ce25">
            <text:p>mail</text:p>
          </table:table-cell>
          <table:table-cell office:value-type="date" office:date-value="2022-05-10T00:22:00" table:style-name="ce27">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3" table:style-name="ce25"/>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31H23M0S" table:formula="of:=[.P27]" table:style-name="ce22">
            <text:p>23:23:00</text:p>
          </table:table-cell>
          <table:table-cell office:value-type="time" office:time-value="PT0H3M0S" table:formula="of:=[.R27]" table:style-name="ce22">
            <text:p>0:03: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Thulasiraj</text:p>
          </table:table-cell>
          <table:table-cell table:style-name="ce25"/>
          <table:table-cell table:style-name="ce111"/>
          <table:table-cell office:value-type="date" office:date-value="2022-05-11T23:23:00" table:style-name="ce27">
            <text:p>22-5-11 23:23</text:p>
          </table:table-cell>
          <table:table-cell office:value-type="time" office:time-value="PT1072631H23M0S" table:formula="of:=[.O27]-[.N27]" table:style-name="ce26">
            <text:p>23:23:00</text:p>
          </table:table-cell>
          <table:table-cell office:value-type="date" office:date-value="2022-05-11T23:26:00" table:style-name="ce27">
            <text:p>22-5-11 23:26</text:p>
          </table:table-cell>
          <table:table-cell office:value-type="time" office:time-value="PT0H3M0S" table:formula="of:=[.Q27]-[.O27]" table:style-name="ce26">
            <text:p>0:03:00</text:p>
          </table:table-cell>
          <table:table-cell office:value-type="string" table:style-name="ce25">
            <text:p>M+ Messanger</text:p>
          </table:table-cell>
          <table:table-cell office:value-type="date" office:date-value="2022-05-11T23:46:00" table:style-name="ce27">
            <text:p>22-5-11 23:46</text:p>
          </table:table-cell>
          <table:table-cell office:value-type="string" table:style-name="ce28">
            <text:p>/data Disk size 10.98 % capacity left : ccsnahmaauxmofp01</text:p>
          </table:table-cell>
          <table:table-cell office:value-type="string" table:style-name="ce28">
            <text:p>Informed VM owner</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31H32M0S" table:formula="of:=[.P28]" table:style-name="ce22">
            <text:p>23:32:00</text:p>
          </table:table-cell>
          <table:table-cell office:value-type="float" office:value="-0.95625000000291038" table:formula="of:=[.R28]" table:style-name="ce22">
            <text:p>#######</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Thulasiraj</text:p>
          </table:table-cell>
          <table:table-cell table:style-name="ce25"/>
          <table:table-cell table:style-name="ce111"/>
          <table:table-cell office:value-type="date" office:date-value="2022-05-11T23:32:00" table:style-name="ce27">
            <text:p>22-5-11 23:32</text:p>
          </table:table-cell>
          <table:table-cell office:value-type="time" office:time-value="PT1072631H32M0S" table:formula="of:=[.O28]-[.N28]" table:style-name="ce26">
            <text:p>23:32:00</text:p>
          </table:table-cell>
          <table:table-cell office:value-type="date" office:date-value="2022-05-11T00:35:00" table:style-name="ce27">
            <text:p>22-5-11 0:35</text:p>
          </table:table-cell>
          <table:table-cell office:value-type="float" office:value="-0.95625000000291038" table:formula="of:=[.Q28]-[.O28]" table:style-name="ce26">
            <text:p>#######</text:p>
          </table:table-cell>
          <table:table-cell office:value-type="string" table:style-name="ce25">
            <text:p>M+ Messanger</text:p>
          </table:table-cell>
          <table:table-cell table:style-name="ce35"/>
          <table:table-cell office:value-type="string" table:style-name="ce28">
            <text:p>/data Disk size 10.93 % capacity left : ccsnahmacvcmofp02</text:p>
          </table:table-cell>
          <table:table-cell office:value-type="string" table:style-name="ce28">
            <text:p>Informed VM owner</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9H7M0S" table:formula="of:=[.P29]" table:style-name="ce22">
            <text:p>1:07:00</text:p>
          </table:table-cell>
          <table:table-cell office:value-type="time" office:time-value="PT0H1M0S" table:formula="of:=[.R29]" table:style-name="ce22">
            <text:p>0:01: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Thulasiraj</text:p>
          </table:table-cell>
          <table:table-cell table:style-name="ce25"/>
          <table:table-cell table:style-name="ce111"/>
          <table:table-cell office:value-type="date" office:date-value="2022-05-11T01:07:00" table:style-name="ce27">
            <text:p>22-5-11 1:07</text:p>
          </table:table-cell>
          <table:table-cell office:value-type="time" office:time-value="PT1072609H7M0S" table:formula="of:=[.O29]-[.N29]" table:style-name="ce26">
            <text:p>1:07:00</text:p>
          </table:table-cell>
          <table:table-cell office:value-type="date" office:date-value="2022-05-11T01:08:00" table:style-name="ce27">
            <text:p>22-5-11 1:08</text:p>
          </table:table-cell>
          <table:table-cell office:value-type="time" office:time-value="PT0H1M0S" table:formula="of:=[.Q29]-[.O29]" table:style-name="ce26">
            <text:p>0:01:00</text:p>
          </table:table-cell>
          <table:table-cell office:value-type="string" table:style-name="ce25">
            <text:p>Kakao</text:p>
          </table:table-cell>
          <table:table-cell office:value-type="date" office:date-value="2022-05-11T01:07:00" table:style-name="ce27">
            <text:p>22-5-11 1:07</text:p>
          </table:table-cell>
          <table:table-cell office:value-type="string" table:style-name="ce28">
            <text:p>bigcpctrl03.krbig <text:s text:c="4"/>MySQL: Service is down</text:p>
          </table:table-cell>
          <table:table-cell office:value-type="string" table:style-name="ce28">
            <text:p>Shared in kakao COC room</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09H20M0S" table:formula="of:=[.P30]" table:style-name="ce22">
            <text:p>1:20:00</text:p>
          </table:table-cell>
          <table:table-cell office:value-type="time" office:time-value="PT0H3M0S" table:formula="of:=[.R30]" table:style-name="ce22">
            <text:p>0:03: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Thulasiraj</text:p>
          </table:table-cell>
          <table:table-cell table:style-name="ce25"/>
          <table:table-cell table:style-name="ce111"/>
          <table:table-cell office:value-type="date" office:date-value="2022-05-11T01:20:00" table:style-name="ce27">
            <text:p>22-5-11 1:20</text:p>
          </table:table-cell>
          <table:table-cell office:value-type="time" office:time-value="PT1072609H20M0S" table:formula="of:=[.O30]-[.N30]" table:style-name="ce26">
            <text:p>1:20:00</text:p>
          </table:table-cell>
          <table:table-cell office:value-type="date" office:date-value="2022-05-11T01:23:00" table:style-name="ce27">
            <text:p>22-5-11 1:23</text:p>
          </table:table-cell>
          <table:table-cell office:value-type="time" office:time-value="PT0H3M0S" table:formula="of:=[.Q30]-[.O30]" table:style-name="ce26">
            <text:p>0:03:00</text:p>
          </table:table-cell>
          <table:table-cell office:value-type="string" table:style-name="ce25">
            <text:p>Kakao</text:p>
          </table:table-cell>
          <table:table-cell table:style-name="ce35"/>
          <table:table-cell office:value-type="string" table:style-name="ce28">
            <text:p>pv01dn010.pkr0c46.hcloud.io 1 disk is read-only status on pv01dn010.pkr0c46.hcloud.io</text:p>
          </table:table-cell>
          <table:table-cell office:value-type="string" table:style-name="ce28">
            <text:p>Shared in kakao BigData room, RMA 진행 예정</text:p>
          </table:table-cell>
          <table:table-cell office:value-type="string" table:style-name="ce28">
            <text:p>KRCLOUDBIG-828</text:p>
          </table:table-cell>
          <table:table-cell office:value-type="string" table:content-validation-name="val3" table:style-name="ce25">
            <text:p>X</text:p>
          </table:table-cell>
          <table:table-cell office:value-type="string" table:content-validation-name="val3" table:style-name="ce25">
            <text:p>X</text:p>
          </table:table-cell>
          <table:table-cell office:value-type="string" table:style-name="ce28">
            <text:p>not High level alert</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10H13M0S" table:formula="of:=[.P31]" table:style-name="ce22">
            <text:p>2:13:00</text:p>
          </table:table-cell>
          <table:table-cell office:value-type="time" office:time-value="PT0H3M0S" table:formula="of:=[.R31]" table:style-name="ce22">
            <text:p>0:03: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1T02:13:00" table:style-name="ce27">
            <text:p>22-5-11 2:13</text:p>
          </table:table-cell>
          <table:table-cell office:value-type="time" office:time-value="PT1072610H13M0S" table:formula="of:=[.O31]-[.N31]" table:style-name="ce26">
            <text:p>2:13:00</text:p>
          </table:table-cell>
          <table:table-cell office:value-type="date" office:date-value="2022-05-11T02:16:00" table:style-name="ce27">
            <text:p>22-5-11 2:16</text:p>
          </table:table-cell>
          <table:table-cell office:value-type="time" office:time-value="PT0H3M0S" table:formula="of:=[.Q31]-[.O31]" table:style-name="ce26">
            <text:p>0:03:00</text:p>
          </table:table-cell>
          <table:table-cell office:value-type="string" table:style-name="ce25">
            <text:p>Kakao</text:p>
          </table:table-cell>
          <table:table-cell office:value-type="date" office:date-value="2022-05-11T02:14:00" table:style-name="ce27">
            <text:p>22-5-11 2:14</text:p>
          </table:table-cell>
          <table:table-cell office:value-type="string" table:style-name="ce28">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10H33M0S" table:formula="of:=[.P32]" table:style-name="ce22">
            <text:p>2:33:00</text:p>
          </table:table-cell>
          <table:table-cell office:value-type="time" office:time-value="PT0H1M0S" table:formula="of:=[.R32]" table:style-name="ce22">
            <text:p>0:01: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1T02:33:00" table:style-name="ce27">
            <text:p>22-5-11 2:33</text:p>
          </table:table-cell>
          <table:table-cell office:value-type="time" office:time-value="PT1072610H33M0S" table:formula="of:=[.O32]-[.N32]" table:style-name="ce26">
            <text:p>2:33:00</text:p>
          </table:table-cell>
          <table:table-cell office:value-type="date" office:date-value="2022-05-11T02:34:00" table:style-name="ce27">
            <text:p>22-5-11 2:34</text:p>
          </table:table-cell>
          <table:table-cell office:value-type="time" office:time-value="PT0H1M0S" table:formula="of:=[.Q32]-[.O32]" table:style-name="ce26">
            <text:p>0:01:00</text:p>
          </table:table-cell>
          <table:table-cell office:value-type="string" table:style-name="ce25">
            <text:p>M+ Messanger</text:p>
          </table:table-cell>
          <table:table-cell office:value-type="date" office:date-value="2022-05-11T02:35:00" table:style-name="ce27">
            <text:p>22-5-11 2:35</text:p>
          </table:table-cell>
          <table:table-cell office:value-type="string" table:style-name="ce28">
            <text:p>/data Disk size 10.99 % capacity left : ccsnakmasbrmofp01</text:p>
          </table:table-cell>
          <table:table-cell office:value-type="string" table:style-name="ce28">
            <text:p>Informed VM owner</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13H29M0S" table:formula="of:=[.P33]" table:style-name="ce22">
            <text:p>5:29:00</text:p>
          </table:table-cell>
          <table:table-cell office:value-type="time" office:time-value="PT0H11M0S" table:formula="of:=[.R33]" table:style-name="ce22">
            <text:p>0:11: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1T05:29:00" table:style-name="ce27">
            <text:p>22-5-11 5:29</text:p>
          </table:table-cell>
          <table:table-cell office:value-type="time" office:time-value="PT1072613H29M0S" table:formula="of:=[.O33]-[.N33]" table:style-name="ce26">
            <text:p>5:29:00</text:p>
          </table:table-cell>
          <table:table-cell office:value-type="date" office:date-value="2022-05-11T05:40:00" table:style-name="ce27">
            <text:p>22-5-11 5:40</text:p>
          </table:table-cell>
          <table:table-cell office:value-type="time" office:time-value="PT0H11M0S" table:formula="of:=[.Q33]-[.O33]" table:style-name="ce26">
            <text:p>0:11:00</text:p>
          </table:table-cell>
          <table:table-cell office:value-type="string" table:style-name="ce25">
            <text:p>M+ Messanger, email</text:p>
          </table:table-cell>
          <table:table-cell office:value-type="date" office:date-value="2022-05-11T05:35:00" table:style-name="ce27">
            <text:p>22-5-11 5:35</text:p>
          </table:table-cell>
          <table:table-cell office:value-type="string" table:style-name="ce28">
            <text:p>INCloudPrdIPMI02 has been restarted</text:p>
          </table:table-cell>
          <table:table-cell office:value-type="string" table:style-name="ce28">
            <text:p>Checked, confirmed reboot, shared in kakao and emailed to India contact person</text:p>
          </table:table-cell>
          <table:table-cell office:value-type="string" table:style-name="ce28">
            <text:p>INCLOUD-239</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15H31M0S" table:formula="of:=[.P34]" table:style-name="ce22">
            <text:p>7:31:00</text:p>
          </table:table-cell>
          <table:table-cell office:value-type="time" office:time-value="PT0H2M0S" table:formula="of:=[.R34]" table:style-name="ce22">
            <text:p>0:02:00</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1T07:31:00" table:style-name="ce27">
            <text:p>22-5-11 7:31</text:p>
          </table:table-cell>
          <table:table-cell office:value-type="time" office:time-value="PT1072615H31M0S" table:formula="of:=[.O34]-[.N34]" table:style-name="ce26">
            <text:p>7:31:00</text:p>
          </table:table-cell>
          <table:table-cell office:value-type="date" office:date-value="2022-05-11T07:33:00" table:style-name="ce27">
            <text:p>22-5-11 7:33</text:p>
          </table:table-cell>
          <table:table-cell office:value-type="time" office:time-value="PT0H2M0S" table:formula="of:=[.Q34]-[.O34]" table:style-name="ce26">
            <text:p>0:02:00</text:p>
          </table:table-cell>
          <table:table-cell office:value-type="string" table:style-name="ce25">
            <text:p>M+ Messanger</text:p>
          </table:table-cell>
          <table:table-cell office:value-type="date" office:date-value="2022-05-11T07:32:00" table:style-name="ce27">
            <text:p>22-5-11 7:32</text:p>
          </table:table-cell>
          <table:table-cell office:value-type="string" table:style-name="ce28">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13H38M0S" table:formula="of:=[.P35]" table:style-name="ce22">
            <text:p>5:38:00</text:p>
          </table:table-cell>
          <table:table-cell office:value-type="float" office:value="-44692.234722222223" table:formula="of:=[.R35]" table:style-name="ce22">
            <text:p>#######</text:p>
          </table:table-cell>
          <table:table-cell office:value-type="string" table:style-name="ce23">
            <text:p>2022.05.11</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1T05:38:00" table:style-name="ce27">
            <text:p>22-5-11 5:38</text:p>
          </table:table-cell>
          <table:table-cell office:value-type="time" office:time-value="PT1072613H38M0S" table:formula="of:=[.O35]-[.N35]" table:style-name="ce26">
            <text:p>5:38:00</text:p>
          </table:table-cell>
          <table:table-cell table:style-name="ce27"/>
          <table:table-cell office:value-type="float" office:value="-44692.234722222223" table:formula="of:=[.Q35]-[.O35]" table:style-name="ce26">
            <text:p>#######</text:p>
          </table:table-cell>
          <table:table-cell office:value-type="string" table:style-name="ce25">
            <text:p>email</text:p>
          </table:table-cell>
          <table:table-cell office:value-type="date" office:date-value="2022-05-12T06:47:00" table:style-name="ce27">
            <text:p>22-5-12 6:47</text:p>
          </table:table-cell>
          <table:table-cell office:value-type="string" table:style-name="ce28">
            <text:p>Information Gathering_Web Scan_03 (HTTP Parser Attack)</text:p>
          </table:table-cell>
          <table:table-cell office:value-type="string" table:style-name="ce28">
            <text:p>Made firewall changes for blocking requested IP</text:p>
          </table:table-cell>
          <table:table-cell office:value-type="string" table:style-name="ce28">
            <text:p>EUCLOUD-2233</text:p>
          </table:table-cell>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44H49M0S" table:formula="of:=[.P36]" table:style-name="ce22">
            <text:p>12:49:00</text:p>
          </table:table-cell>
          <table:table-cell office:value-type="time" office:time-value="PT0H6M0S" table:formula="of:=[.R36]" table:style-name="ce22">
            <text:p>0:06:00</text:p>
          </table:table-cell>
          <table:table-cell office:value-type="string" table:style-name="ce23">
            <text:p>2022.05.12</text:p>
          </table:table-cell>
          <table:table-cell office:value-type="string" table:style-name="ce29">
            <text:p>08~16</text:p>
          </table:table-cell>
          <table:table-cell office:value-type="string" table:content-validation-name="val1" table:style-name="ce25">
            <text:p>오창민</text:p>
          </table:table-cell>
          <table:table-cell table:style-name="ce25"/>
          <table:table-cell office:value-type="string" table:style-name="ce25">
            <text:p>장재봉</text:p>
          </table:table-cell>
          <table:table-cell table:style-name="ce111"/>
          <table:table-cell office:value-type="date" office:date-value="2022-05-12T12:49:00" table:style-name="ce27">
            <text:p>22-5-12 12:49</text:p>
          </table:table-cell>
          <table:table-cell office:value-type="time" office:time-value="PT1072644H49M0S" table:formula="of:=[.O36]-[.N36]" table:style-name="ce26">
            <text:p>12:49:00</text:p>
          </table:table-cell>
          <table:table-cell office:value-type="date" office:date-value="2022-05-12T12:55:00" table:style-name="ce27">
            <text:p>22-5-12 12:55</text:p>
          </table:table-cell>
          <table:table-cell office:value-type="time" office:time-value="PT0H6M0S" table:formula="of:=[.Q36]-[.O36]" table:style-name="ce26">
            <text:p>0:06:00</text:p>
          </table:table-cell>
          <table:table-cell office:value-type="string" table:style-name="ce25">
            <text:p>Kakao</text:p>
          </table:table-cell>
          <table:table-cell office:value-type="date" office:date-value="2022-05-12T12:47:00" table:style-name="ce27">
            <text:p>22-5-12 12:47</text:p>
          </table:table-cell>
          <table:table-cell office:value-type="string" table:style-name="ce28">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646H21M0S" table:formula="of:=[.P37]" table:style-name="ce22">
            <text:p>14:21:00</text:p>
          </table:table-cell>
          <table:table-cell office:value-type="time" office:time-value="PT0H3M0S" table:formula="of:=[.R37]" table:style-name="ce22">
            <text:p>0:03:00</text:p>
          </table:table-cell>
          <table:table-cell office:value-type="string" table:style-name="ce23">
            <text:p>2022.05.12</text:p>
          </table:table-cell>
          <table:table-cell office:value-type="string" table:style-name="ce29">
            <text:p>08~16</text:p>
          </table:table-cell>
          <table:table-cell office:value-type="string" table:content-validation-name="val1" table:style-name="ce25">
            <text:p>오창민</text:p>
          </table:table-cell>
          <table:table-cell table:style-name="ce25"/>
          <table:table-cell office:value-type="string" table:style-name="ce25">
            <text:p>장재봉, 이순철</text:p>
          </table:table-cell>
          <table:table-cell table:style-name="ce111"/>
          <table:table-cell office:value-type="date" office:date-value="2022-05-12T14:21:00" table:style-name="ce27">
            <text:p>22-5-12 14:21</text:p>
          </table:table-cell>
          <table:table-cell office:value-type="time" office:time-value="PT1072646H21M0S" table:formula="of:=[.O37]-[.N37]" table:style-name="ce26">
            <text:p>14:21:00</text:p>
          </table:table-cell>
          <table:table-cell office:value-type="date" office:date-value="2022-05-12T14:24:00" table:style-name="ce27">
            <text:p>22-5-12 14:24</text:p>
          </table:table-cell>
          <table:table-cell office:value-type="time" office:time-value="PT0H3M0S" table:formula="of:=[.Q37]-[.O37]" table:style-name="ce26">
            <text:p>0:03:00</text:p>
          </table:table-cell>
          <table:table-cell office:value-type="string" table:style-name="ce25">
            <text:p>Kakao, Mail</text:p>
          </table:table-cell>
          <table:table-cell office:value-type="date" office:date-value="2022-05-12T14:44:00" table:style-name="ce27">
            <text:p>22-5-12 14:44</text:p>
          </table:table-cell>
          <table:table-cell office:value-type="string" table:style-name="ce28">
            <text:p>Unavailable by ICMP ping / diagnostic-mongos01.ap-northeast-2.prd.h53(2center)</text:p>
          </table:table-cell>
          <table:table-cell office:value-type="string" table:style-name="ce31">
            <text:p>이순철 수석님 컨택하여 IaaS 포탈로 담당자 확인(김승진 책임연구원)</text:p>
            <text:p>VM 생성 후 삭제<text:s/></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48H40M0S" table:formula="of:=[.P38]" table:style-name="ce22">
            <text:p>16:40:00</text:p>
          </table:table-cell>
          <table:table-cell office:value-type="time" office:time-value="PT0H15M0S" table:formula="of:=[.R38]" table:style-name="ce22">
            <text:p>0:15:00</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이은도</text:p>
          </table:table-cell>
          <table:table-cell table:style-name="ce111"/>
          <table:table-cell office:value-type="date" office:date-value="2022-05-12T16:40:00" table:style-name="ce27">
            <text:p>22-5-12 16:40</text:p>
          </table:table-cell>
          <table:table-cell office:value-type="time" office:time-value="PT1072648H40M0S" table:formula="of:=[.O38]-[.N38]" table:style-name="ce26">
            <text:p>16:40:00</text:p>
          </table:table-cell>
          <table:table-cell office:value-type="date" office:date-value="2022-05-12T16:55:00" table:style-name="ce27">
            <text:p>22-5-12 16:55</text:p>
          </table:table-cell>
          <table:table-cell office:value-type="time" office:time-value="PT0H15M0S" table:formula="of:=[.Q38]-[.O38]" table:style-name="ce26">
            <text:p>0:15:00</text:p>
          </table:table-cell>
          <table:table-cell office:value-type="string" table:style-name="ce25">
            <text:p>Mail</text:p>
          </table:table-cell>
          <table:table-cell office:value-type="date" office:date-value="2022-05-12T16:51:00" table:style-name="ce27">
            <text:p>22-5-12 16:51</text:p>
          </table:table-cell>
          <table:table-cell office:value-type="string" table:style-name="ce28">
            <text:p>ps00dn002.pk30c02.hcloud.io has been restarted</text:p>
          </table:table-cell>
          <table:table-cell office:value-type="string" table:style-name="ce28">
            <text:p>실제 VM restart 되어 담당자에게 메일로 전달</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48H53M0S" table:formula="of:=[.P39]" table:style-name="ce22">
            <text:p>16:53:00</text:p>
          </table:table-cell>
          <table:table-cell office:value-type="float" office:value="-44693.703472222223" table:formula="of:=[.R39]" table:style-name="ce22">
            <text:p>#######</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채한길</text:p>
          </table:table-cell>
          <table:table-cell table:style-name="ce111"/>
          <table:table-cell office:value-type="date" office:date-value="2022-05-12T16:53:00" table:style-name="ce27">
            <text:p>22-5-12 16:53</text:p>
          </table:table-cell>
          <table:table-cell office:value-type="time" office:time-value="PT1072648H53M0S" table:formula="of:=[.O39]-[.N39]" table:style-name="ce26">
            <text:p>16:53:00</text:p>
          </table:table-cell>
          <table:table-cell table:style-name="ce27"/>
          <table:table-cell office:value-type="float" office:value="-44693.703472222223" table:formula="of:=[.Q39]-[.O39]" table:style-name="ce26">
            <text:p>#######</text:p>
          </table:table-cell>
          <table:table-cell office:value-type="string" table:style-name="ce25">
            <text:p>KaKao</text:p>
          </table:table-cell>
          <table:table-cell office:value-type="date" office:date-value="2022-05-12T16:54:00" table:style-name="ce27">
            <text:p>22-5-12 16:54</text:p>
          </table:table-cell>
          <table:table-cell office:value-type="string" table:style-name="ce28">
            <text:p>MySQL service is down bigcpctrl03.krbig</text:p>
          </table:table-cell>
          <table:table-cell office:value-type="string" table:style-name="ce28">
            <text:p>오탐으로 실제 다운된 VM은 01 서버이며, 메모리 증설 요청된 상황(이재열, 오정완 책임)</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49H0M0S" table:formula="of:=[.P40]" table:style-name="ce22">
            <text:p>17:00:00</text:p>
          </table:table-cell>
          <table:table-cell office:value-type="time" office:time-value="PT0H18M0S" table:formula="of:=[.R40]" table:style-name="ce22">
            <text:p>0:18:00</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장재봉, 임예슬, 정진호</text:p>
          </table:table-cell>
          <table:table-cell table:style-name="ce111"/>
          <table:table-cell office:value-type="date" office:date-value="2022-05-12T17:00:00" table:style-name="ce27">
            <text:p>22-5-12 17:00</text:p>
          </table:table-cell>
          <table:table-cell office:value-type="time" office:time-value="PT1072649H0M0S" table:formula="of:=[.O40]-[.N40]" table:style-name="ce26">
            <text:p>17:00:00</text:p>
          </table:table-cell>
          <table:table-cell office:value-type="date" office:date-value="2022-05-12T17:18:00" table:style-name="ce27">
            <text:p>22-5-12 17:18</text:p>
          </table:table-cell>
          <table:table-cell office:value-type="time" office:time-value="PT0H18M0S" table:formula="of:=[.Q40]-[.O40]" table:style-name="ce26">
            <text:p>0:18:00</text:p>
          </table:table-cell>
          <table:table-cell office:value-type="string" table:style-name="ce25">
            <text:p>KaKao</text:p>
          </table:table-cell>
          <table:table-cell office:value-type="date" office:date-value="2022-05-12T17:08:00" table:style-name="ce27">
            <text:p>22-5-12 17:08</text:p>
          </table:table-cell>
          <table:table-cell office:value-type="string" table:style-name="ce28">
            <text:p>kr-az2-com06-01r08.kr.hcloud.h53 has been restartd<text:s/></text:p>
          </table:table-cell>
          <table:table-cell office:value-type="string" table:style-name="ce28">
            <text:p>compute host reboot 되어 v.m 13대 죽어 evacuation 진행, VM running 상태, DB 기동 완료</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4">
          <table:table-cell table:style-name="ce1"/>
          <table:table-cell office:value-type="string" table:style-name="ce21">
            <text:p>5월<text:s/></text:p>
          </table:table-cell>
          <table:table-cell table:number-columns-repeated="4" table:style-name="ce21"/>
          <table:table-cell office:value-type="time" office:time-value="PT1072650H13M0S" table:formula="of:=[.P41]" table:style-name="ce22">
            <text:p>18:13:00</text:p>
          </table:table-cell>
          <table:table-cell office:value-type="time" office:time-value="PT0H0M0S" table:formula="of:=[.R41]" table:style-name="ce22">
            <text:p>0:00:00</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장재봉</text:p>
          </table:table-cell>
          <table:table-cell table:style-name="ce111"/>
          <table:table-cell office:value-type="date" office:date-value="2022-05-12T18:13:00" table:style-name="ce27">
            <text:p>22-5-12 18:13</text:p>
          </table:table-cell>
          <table:table-cell office:value-type="time" office:time-value="PT1072650H13M0S" table:formula="of:=[.O41]-[.N41]" table:style-name="ce26">
            <text:p>18:13:00</text:p>
          </table:table-cell>
          <table:table-cell office:value-type="date" office:date-value="2022-05-12T18:13:00" table:style-name="ce27">
            <text:p>22-5-12 18:13</text:p>
          </table:table-cell>
          <table:table-cell office:value-type="time" office:time-value="PT0H0M0S" table:formula="of:=[.Q41]-[.O41]" table:style-name="ce26">
            <text:p>0:00:00</text:p>
          </table:table-cell>
          <table:table-cell office:value-type="string" table:style-name="ce25">
            <text:p>KaKao</text:p>
          </table:table-cell>
          <table:table-cell table:style-name="ce35"/>
          <table:table-cell office:value-type="string" table:style-name="ce31">
            <text:p>2센터 Rancher 운영계 서비스 안됨</text:p>
          </table:table-cell>
          <table:table-cell office:value-type="string" table:style-name="ce31">
            <text:p>랜처 서버는 정상적으로 복구 되었고, reboot한 vm이 올라오지 않아 인프라개발팀에서 새로 vm할당 받은 후 재구성하여 클러스터와 조인할 예정</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office:value-type="string" table:style-name="ce31">
            <text:p>rancher 접속 시 키 파일이 필요하지만,<text:s/></text:p>
            <text:p>오토에버에서 전달 받지 못해 현대차에서 키 파일을 전달 받아 접속 후 확인을 바로 할 수 없었음.</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52H21M0S" table:formula="of:=[.P42]" table:style-name="ce22">
            <text:p>20:21:00</text:p>
          </table:table-cell>
          <table:table-cell office:value-type="time" office:time-value="PT0H1M0S" table:formula="of:=[.R42]" table:style-name="ce22">
            <text:p>0:01:00</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임예슬</text:p>
          </table:table-cell>
          <table:table-cell table:style-name="ce111"/>
          <table:table-cell office:value-type="date" office:date-value="2022-05-12T20:21:00" table:style-name="ce27">
            <text:p>22-5-12 20:21</text:p>
          </table:table-cell>
          <table:table-cell office:value-type="time" office:time-value="PT1072652H21M0S" table:formula="of:=[.O42]-[.N42]" table:style-name="ce26">
            <text:p>20:21:00</text:p>
          </table:table-cell>
          <table:table-cell office:value-type="date" office:date-value="2022-05-12T20:22:00" table:style-name="ce27">
            <text:p>22-5-12 20:22</text:p>
          </table:table-cell>
          <table:table-cell office:value-type="time" office:time-value="PT0H1M0S" table:formula="of:=[.Q42]-[.O42]" table:style-name="ce26">
            <text:p>0:01:00</text:p>
          </table:table-cell>
          <table:table-cell office:value-type="string" table:style-name="ce25">
            <text:p>KaKao</text:p>
          </table:table-cell>
          <table:table-cell table:style-name="ce35"/>
          <table:table-cell office:value-type="string" table:style-name="ce28">
            <text:p>iaas-maxscale01-down-alert</text:p>
          </table:table-cell>
          <table:table-cell office:value-type="string" table:style-name="ce28">
            <text:p>실제 서버는 정상적으로 서비스 이상 없으며, 그라파나에서만 발생 작일 확인 필요</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52H27M0S" table:formula="of:=[.P43]" table:style-name="ce22">
            <text:p>20:27:00</text:p>
          </table:table-cell>
          <table:table-cell office:value-type="time" office:time-value="PT0H0M0S" table:formula="of:=[.R43]" table:style-name="ce22">
            <text:p>0:00:00</text:p>
          </table:table-cell>
          <table:table-cell office:value-type="string" table:style-name="ce23">
            <text:p>2022.05.12</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임예슬</text:p>
          </table:table-cell>
          <table:table-cell table:style-name="ce111"/>
          <table:table-cell office:value-type="date" office:date-value="2022-05-12T20:27:00" table:style-name="ce27">
            <text:p>22-5-12 20:27</text:p>
          </table:table-cell>
          <table:table-cell office:value-type="time" office:time-value="PT1072652H27M0S" table:formula="of:=[.O43]-[.N43]" table:style-name="ce26">
            <text:p>20:27:00</text:p>
          </table:table-cell>
          <table:table-cell office:value-type="date" office:date-value="2022-05-12T20:27:00" table:style-name="ce27">
            <text:p>22-5-12 20:27</text:p>
          </table:table-cell>
          <table:table-cell office:value-type="time" office:time-value="PT0H0M0S" table:formula="of:=[.Q43]-[.O43]" table:style-name="ce26">
            <text:p>0:00:00</text:p>
          </table:table-cell>
          <table:table-cell office:value-type="string" table:style-name="ce25">
            <text:p>KaKao</text:p>
          </table:table-cell>
          <table:table-cell table:style-name="ce35"/>
          <table:table-cell office:value-type="string" table:style-name="ce28">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66H10M0S" table:formula="of:=[.P44]" table:style-name="ce22">
            <text:p>10:10:00</text:p>
          </table:table-cell>
          <table:table-cell office:value-type="time" office:time-value="PT0H3M0S" table:formula="of:=[.R44]" table:style-name="ce22">
            <text:p>0:03:00</text:p>
          </table:table-cell>
          <table:table-cell office:value-type="string" table:style-name="ce23">
            <text:p>2022.05.13</text:p>
          </table:table-cell>
          <table:table-cell office:value-type="string" table:style-name="ce29">
            <text:p>08~15</text:p>
          </table:table-cell>
          <table:table-cell office:value-type="string" table:content-validation-name="val1" table:style-name="ce25">
            <text:p>이시형</text:p>
          </table:table-cell>
          <table:table-cell table:style-name="ce25"/>
          <table:table-cell office:value-type="string" table:style-name="ce25">
            <text:p>오창민</text:p>
          </table:table-cell>
          <table:table-cell table:style-name="ce111"/>
          <table:table-cell office:value-type="date" office:date-value="2022-05-13T10:10:00" table:style-name="ce27">
            <text:p>22-5-13 10:10</text:p>
          </table:table-cell>
          <table:table-cell office:value-type="time" office:time-value="PT1072666H10M0S" table:formula="of:=[.O44]-[.N44]" table:style-name="ce26">
            <text:p>10:10:00</text:p>
          </table:table-cell>
          <table:table-cell office:value-type="date" office:date-value="2022-05-13T10:13:00" table:style-name="ce27">
            <text:p>22-5-13 10:13</text:p>
          </table:table-cell>
          <table:table-cell office:value-type="time" office:time-value="PT0H3M0S" table:formula="of:=[.Q44]-[.O44]" table:style-name="ce26">
            <text:p>0:03:00</text:p>
          </table:table-cell>
          <table:table-cell office:value-type="string" table:style-name="ce25">
            <text:p>Messanger</text:p>
          </table:table-cell>
          <table:table-cell office:value-type="date" office:date-value="2022-05-13T10:14:00" table:style-name="ce27">
            <text:p>22-5-13 10:14</text:p>
          </table:table-cell>
          <table:table-cell office:value-type="string" table:style-name="ce28">
            <text:p>SSH service is down on ccscnkpmek8sapp07</text:p>
          </table:table-cell>
          <table:table-cell office:value-type="string" table:style-name="ce28">
            <text:p>ccscnkpmek8sapp07 담당자에게 확인요청</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66H18M0S" table:formula="of:=[.P45]" table:style-name="ce22">
            <text:p>10:18:00</text:p>
          </table:table-cell>
          <table:table-cell office:value-type="time" office:time-value="PT0H3M0S" table:formula="of:=[.R45]" table:style-name="ce22">
            <text:p>0:03:00</text:p>
          </table:table-cell>
          <table:table-cell office:value-type="string" table:style-name="ce23">
            <text:p>2022.05.13</text:p>
          </table:table-cell>
          <table:table-cell office:value-type="string" table:style-name="ce29">
            <text:p>08~15</text:p>
          </table:table-cell>
          <table:table-cell office:value-type="string" table:content-validation-name="val1" table:style-name="ce25">
            <text:p>이시형</text:p>
          </table:table-cell>
          <table:table-cell table:style-name="ce25"/>
          <table:table-cell office:value-type="string" table:style-name="ce25">
            <text:p>오창민</text:p>
          </table:table-cell>
          <table:table-cell table:style-name="ce111"/>
          <table:table-cell office:value-type="date" office:date-value="2022-05-13T10:18:00" table:style-name="ce27">
            <text:p>22-5-13 10:18</text:p>
          </table:table-cell>
          <table:table-cell office:value-type="time" office:time-value="PT1072666H18M0S" table:formula="of:=[.O45]-[.N45]" table:style-name="ce26">
            <text:p>10:18:00</text:p>
          </table:table-cell>
          <table:table-cell office:value-type="date" office:date-value="2022-05-13T10:21:00" table:style-name="ce27">
            <text:p>22-5-13 10:21</text:p>
          </table:table-cell>
          <table:table-cell office:value-type="time" office:time-value="PT0H3M0S" table:formula="of:=[.Q45]-[.O45]" table:style-name="ce26">
            <text:p>0:03:00</text:p>
          </table:table-cell>
          <table:table-cell office:value-type="string" table:style-name="ce25">
            <text:p>Mail</text:p>
          </table:table-cell>
          <table:table-cell office:value-type="date" office:date-value="2022-05-13T10:20:00" table:style-name="ce27">
            <text:p>22-5-13 10:20</text:p>
          </table:table-cell>
          <table:table-cell office:value-type="string" table:style-name="ce28">
            <text:p>ccscnkpmek8sapp07 CPU utilization remains 10%↓</text:p>
          </table:table-cell>
          <table:table-cell office:value-type="string" table:style-name="ce28">
            <text:p>ccscnkpmek8sapp07 담당자에게 확인요청</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70H48M0S" table:formula="of:=[.P46]" table:style-name="ce22">
            <text:p>14:48:00</text:p>
          </table:table-cell>
          <table:table-cell office:value-type="time" office:time-value="PT0H10M0S" table:formula="of:=[.R46]" table:style-name="ce22">
            <text:p>0:10:00</text:p>
          </table:table-cell>
          <table:table-cell office:value-type="string" table:style-name="ce23">
            <text:p>2022.05.13</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임예슬</text:p>
          </table:table-cell>
          <table:table-cell table:style-name="ce111"/>
          <table:table-cell office:value-type="date" office:date-value="2022-05-13T14:48:00" table:style-name="ce27">
            <text:p>22-5-13 14:48</text:p>
          </table:table-cell>
          <table:table-cell office:value-type="time" office:time-value="PT1072670H48M0S" table:formula="of:=[.O46]-[.N46]" table:style-name="ce26">
            <text:p>14:48:00</text:p>
          </table:table-cell>
          <table:table-cell office:value-type="date" office:date-value="2022-05-13T14:58:00" table:style-name="ce27">
            <text:p>22-5-13 14:58</text:p>
          </table:table-cell>
          <table:table-cell office:value-type="time" office:time-value="PT0H10M0S" table:formula="of:=[.Q46]-[.O46]" table:style-name="ce26">
            <text:p>0:10:00</text:p>
          </table:table-cell>
          <table:table-cell office:value-type="string" table:style-name="ce25">
            <text:p>KaKao</text:p>
          </table:table-cell>
          <table:table-cell office:value-type="date" office:date-value="2022-05-13T15:46:00" table:style-name="ce27">
            <text:p>22-5-13 15:46</text:p>
          </table:table-cell>
          <table:table-cell office:value-type="string" table:style-name="ce28">
            <text:p>Rancher local Etcd has a leader change (1h) alert</text:p>
          </table:table-cell>
          <table:table-cell office:value-type="string" table:style-name="ce28">
            <text:p>Slack 채널에 안진희 책임님께서 신규 노드 Docker Restart 진행 확인</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74H5M0S" table:formula="of:=[.P47]" table:style-name="ce22">
            <text:p>18:05:00</text:p>
          </table:table-cell>
          <table:table-cell office:value-type="time" office:time-value="PT0H0M0S" table:formula="of:=[.R47]" table:style-name="ce22">
            <text:p>0:00:00</text:p>
          </table:table-cell>
          <table:table-cell office:value-type="string" table:style-name="ce23">
            <text:p>2022.05.13</text:p>
          </table:table-cell>
          <table:table-cell office:value-type="string" table:style-name="ce29">
            <text:p>16~22</text:p>
          </table:table-cell>
          <table:table-cell office:value-type="string" table:content-validation-name="val1" table:style-name="ce25">
            <text:p>이은도</text:p>
          </table:table-cell>
          <table:table-cell table:style-name="ce25"/>
          <table:table-cell office:value-type="string" table:style-name="ce25">
            <text:p>정진호</text:p>
          </table:table-cell>
          <table:table-cell table:style-name="ce111"/>
          <table:table-cell office:value-type="date" office:date-value="2022-05-13T18:05:00" table:style-name="ce27">
            <text:p>22-5-13 18:05</text:p>
          </table:table-cell>
          <table:table-cell office:value-type="time" office:time-value="PT1072674H5M0S" table:formula="of:=[.O47]-[.N47]" table:style-name="ce26">
            <text:p>18:05:00</text:p>
          </table:table-cell>
          <table:table-cell office:value-type="date" office:date-value="2022-05-13T18:05:00" table:style-name="ce27">
            <text:p>22-5-13 18:05</text:p>
          </table:table-cell>
          <table:table-cell office:value-type="time" office:time-value="PT0H0M0S" table:formula="of:=[.Q47]-[.O47]" table:style-name="ce26">
            <text:p>0:00:00</text:p>
          </table:table-cell>
          <table:table-cell office:value-type="string" table:style-name="ce25">
            <text:p>KaKao</text:p>
          </table:table-cell>
          <table:table-cell office:value-type="date" office:date-value="2022-05-13T18:03:00" table:style-name="ce27">
            <text:p>22-5-13 18:03</text:p>
          </table:table-cell>
          <table:table-cell office:value-type="string" table:style-name="ce28">
            <text:p>CPU2 Temp: Temperature is above warning theshold:&gt;70</text:p>
          </table:table-cell>
          <table:table-cell office:value-type="string" table:style-name="ce28">
            <text:p>현재까지 알람 3번 발생, 확인 필요</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75H2M0S" table:formula="of:=[.P48]" table:style-name="ce22">
            <text:p>19:02:00</text:p>
          </table:table-cell>
          <table:table-cell office:value-type="time" office:time-value="PT0H5M0S" table:formula="of:=[.R48]" table:style-name="ce22">
            <text:p>0:05:00</text:p>
          </table:table-cell>
          <table:table-cell office:value-type="string" table:style-name="ce23">
            <text:p>2022.05.13</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임예슬</text:p>
          </table:table-cell>
          <table:table-cell table:style-name="ce111"/>
          <table:table-cell office:value-type="date" office:date-value="2022-05-13T19:02:00" table:style-name="ce27">
            <text:p>22-5-13 19:02</text:p>
          </table:table-cell>
          <table:table-cell office:value-type="time" office:time-value="PT1072675H2M0S" table:formula="of:=[.O48]-[.N48]" table:style-name="ce26">
            <text:p>19:02:00</text:p>
          </table:table-cell>
          <table:table-cell office:value-type="date" office:date-value="2022-05-13T19:07:00" table:style-name="ce27">
            <text:p>22-5-13 19:07</text:p>
          </table:table-cell>
          <table:table-cell office:value-type="time" office:time-value="PT0H5M0S" table:formula="of:=[.Q48]-[.O48]" table:style-name="ce26">
            <text:p>0:05:00</text:p>
          </table:table-cell>
          <table:table-cell office:value-type="string" table:style-name="ce25">
            <text:p>KaKao</text:p>
          </table:table-cell>
          <table:table-cell office:value-type="date" office:date-value="2022-05-13T19:36:00" table:style-name="ce27">
            <text:p>22-5-13 19:36</text:p>
          </table:table-cell>
          <table:table-cell office:value-type="string" table:style-name="ce28">
            <text:p>ccscntmsdbp02.cntms utilization remains 8.33%</text:p>
          </table:table-cell>
          <table:table-cell office:value-type="string" table:style-name="ce28">
            <text:p>VM owenr가 COC이며, 내부 논의 필요</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75H43M0S" table:formula="of:=[.P49]" table:style-name="ce22">
            <text:p>19:43:00</text:p>
          </table:table-cell>
          <table:table-cell office:value-type="time" office:time-value="PT0H0M0S" table:formula="of:=[.R49]" table:style-name="ce22">
            <text:p>0:00:00</text:p>
          </table:table-cell>
          <table:table-cell office:value-type="string" table:style-name="ce23">
            <text:p>2022.05.13</text:p>
          </table:table-cell>
          <table:table-cell office:value-type="string" table:style-name="ce29">
            <text:p>16~22</text:p>
          </table:table-cell>
          <table:table-cell office:value-type="string" table:content-validation-name="val1" table:style-name="ce25">
            <text:p>고희경</text:p>
          </table:table-cell>
          <table:table-cell table:style-name="ce25"/>
          <table:table-cell office:value-type="string" table:style-name="ce25">
            <text:p>임예슬</text:p>
          </table:table-cell>
          <table:table-cell table:style-name="ce111"/>
          <table:table-cell office:value-type="date" office:date-value="2022-05-13T19:43:00" table:style-name="ce27">
            <text:p>22-5-13 19:43</text:p>
          </table:table-cell>
          <table:table-cell office:value-type="time" office:time-value="PT1072675H43M0S" table:formula="of:=[.O49]-[.N49]" table:style-name="ce26">
            <text:p>19:43:00</text:p>
          </table:table-cell>
          <table:table-cell office:value-type="date" office:date-value="2022-05-13T19:43:00" table:style-name="ce27">
            <text:p>22-5-13 19:43</text:p>
          </table:table-cell>
          <table:table-cell office:value-type="time" office:time-value="PT0H0M0S" table:formula="of:=[.Q49]-[.O49]" table:style-name="ce26">
            <text:p>0:00:00</text:p>
          </table:table-cell>
          <table:table-cell office:value-type="string" table:style-name="ce25">
            <text:p>KaKao</text:p>
          </table:table-cell>
          <table:table-cell office:value-type="date" office:date-value="2022-05-13T19:47:00" table:style-name="ce27">
            <text:p>22-5-13 19:47</text:p>
          </table:table-cell>
          <table:table-cell office:value-type="string" table:style-name="ce28">
            <text:p>MySQL: service is down / bigcptrl03.krbig</text:p>
          </table:table-cell>
          <table:table-cell office:value-type="string" table:style-name="ce28">
            <text:p>메모리 부족으로 이재열, 오정완 책임께 메모리 증설 요청 완료 / COC 회신 필요</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58H34M0S" table:formula="of:=[.P50]" table:style-name="ce22">
            <text:p>2:34:00</text:p>
          </table:table-cell>
          <table:table-cell office:value-type="time" office:time-value="PT2H26M0S" table:formula="of:=[.R50]" table:style-name="ce22">
            <text:p>2:26:00</text:p>
          </table:table-cell>
          <table:table-cell office:value-type="string" table:style-name="ce23">
            <text:p>2022.05.13</text:p>
          </table:table-cell>
          <table:table-cell office:value-type="string" table:style-name="ce29">
            <text:p>21~9</text:p>
          </table:table-cell>
          <table:table-cell office:value-type="string" table:content-validation-name="val1" table:style-name="ce25">
            <text:p>Radhika</text:p>
          </table:table-cell>
          <table:table-cell office:value-type="string" table:style-name="ce25">
            <text:p>Radhika</text:p>
          </table:table-cell>
          <table:table-cell table:style-name="ce25"/>
          <table:table-cell table:style-name="ce111"/>
          <table:table-cell office:value-type="date" office:date-value="2022-05-13T02:34:00" table:style-name="ce27">
            <text:p>22-5-13 2:34</text:p>
          </table:table-cell>
          <table:table-cell office:value-type="time" office:time-value="PT1072658H34M0S" table:formula="of:=[.O50]-[.N50]" table:style-name="ce26">
            <text:p>2:34:00</text:p>
          </table:table-cell>
          <table:table-cell office:value-type="date" office:date-value="2022-05-13T05:00:00" table:style-name="ce27">
            <text:p>22-5-13 5:00</text:p>
          </table:table-cell>
          <table:table-cell office:value-type="time" office:time-value="PT2H26M0S" table:formula="of:=[.Q50]-[.O50]" table:style-name="ce26">
            <text:p>2:26:00</text:p>
          </table:table-cell>
          <table:table-cell office:value-type="string" table:style-name="ce25">
            <text:p>Mail</text:p>
          </table:table-cell>
          <table:table-cell table:style-name="ce35"/>
          <table:table-cell office:value-type="string" table:style-name="ce28">
            <text:p>disk size is over 90% : ccseupartnerp01</text:p>
          </table:table-cell>
          <table:table-cell office:value-type="string" table:style-name="ce28">
            <text:p>Mail sent to vm owner</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51]" table:style-name="ce22">
            <text:p>0:00:00</text:p>
          </table:table-cell>
          <table:table-cell office:value-type="time" office:time-value="PT0H0M0S" table:formula="of:=[.R51]" table:style-name="ce22">
            <text:p>0:00:00</text:p>
          </table:table-cell>
          <table:table-cell office:value-type="string" table:style-name="ce23">
            <text:p>2022.05.14</text:p>
          </table:table-cell>
          <table:table-cell office:value-type="string" table:style-name="ce29">
            <text:p>09~21</text:p>
          </table:table-cell>
          <table:table-cell office:value-type="string" table:content-validation-name="val1" table:style-name="ce25">
            <text:p>Lalit</text:p>
          </table:table-cell>
          <table:table-cell office:value-type="string" table:style-name="ce25">
            <text:p>Ganesh</text:p>
          </table:table-cell>
          <table:table-cell table:style-name="ce25"/>
          <table:table-cell table:style-name="ce111"/>
          <table:table-cell table:style-name="ce35"/>
          <table:table-cell office:value-type="time" office:time-value="PT0H0M0S" table:formula="of:=[.O51]-[.N51]" table:style-name="ce26">
            <text:p>0:00:00</text:p>
          </table:table-cell>
          <table:table-cell table:style-name="ce35"/>
          <table:table-cell office:value-type="time" office:time-value="PT0H0M0S" table:formula="of:=[.Q51]-[.O51]" table:style-name="ce26">
            <text:p>0:00:00</text:p>
          </table:table-cell>
          <table:table-cell table:style-name="ce34"/>
          <table:table-cell table:style-name="ce35"/>
          <table:table-cell office:value-type="string" table:style-name="ce28">
            <text:p>Free Size on aggr_node02_data less than 10%</text:p>
          </table:table-cell>
          <table:table-cell office:value-type="string" table:style-name="ce28">
            <text:p>Checked, automatically resolved and came again - monitoring</text:p>
          </table:table-cell>
          <table:table-cell table:style-name="ce28"/>
          <table:table-cell office:value-type="string" table:style-name="ce25">
            <text:p>O, 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82H0M0S" table:formula="of:=[.P52]" table:style-name="ce22">
            <text:p>2:00:00</text:p>
          </table:table-cell>
          <table:table-cell office:value-type="float" office:value="-44695.083333333336" table:formula="of:=[.R52]" table:style-name="ce22">
            <text:p>#######</text:p>
          </table:table-cell>
          <table:table-cell office:value-type="string" table:style-name="ce23">
            <text:p>2022.05.14</text:p>
          </table:table-cell>
          <table:table-cell office:value-type="string" table:style-name="ce29">
            <text:p>09~21</text:p>
          </table:table-cell>
          <table:table-cell office:value-type="string" table:content-validation-name="val1" table:style-name="ce25">
            <text:p>Lalit</text:p>
          </table:table-cell>
          <table:table-cell office:value-type="string" table:style-name="ce25">
            <text:p>Ganesh</text:p>
          </table:table-cell>
          <table:table-cell table:style-name="ce25"/>
          <table:table-cell table:style-name="ce111"/>
          <table:table-cell office:value-type="date" office:date-value="2022-05-14T02:00:00" table:style-name="ce27">
            <text:p>22-5-14 2:00</text:p>
          </table:table-cell>
          <table:table-cell office:value-type="time" office:time-value="PT1072682H0M0S" table:formula="of:=[.O52]-[.N52]" table:style-name="ce26">
            <text:p>2:00:00</text:p>
          </table:table-cell>
          <table:table-cell table:style-name="ce35"/>
          <table:table-cell office:value-type="float" office:value="-44695.083333333336" table:formula="of:=[.Q52]-[.O52]" table:style-name="ce26">
            <text:p>#######</text:p>
          </table:table-cell>
          <table:table-cell office:value-type="string" table:style-name="ce25">
            <text:p>email</text:p>
          </table:table-cell>
          <table:table-cell office:value-type="date" office:date-value="2022-05-14T14:41:00" table:style-name="ce27">
            <text:p>22-5-14 14:41</text:p>
          </table:table-cell>
          <table:table-cell office:value-type="string" table:style-name="ce28">
            <text:p>CnC(C_C)_Request to block the IPs_20220514_0516</text:p>
          </table:table-cell>
          <table:table-cell office:value-type="string" table:style-name="ce28">
            <text:p>Blocked requested IP</text:p>
          </table:table-cell>
          <table:table-cell office:value-type="string" table:style-name="ce28">
            <text:p>EUCLOUD-2251</text:p>
          </table:table-cell>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87H8M0S" table:formula="of:=[.P53]" table:style-name="ce22">
            <text:p>7:08:00</text:p>
          </table:table-cell>
          <table:table-cell office:value-type="time" office:time-value="PT0H2M0S" table:formula="of:=[.R53]" table:style-name="ce22">
            <text:p>0:02:00</text:p>
          </table:table-cell>
          <table:table-cell office:value-type="string" table:style-name="ce23">
            <text:p>2022.05.14</text:p>
          </table:table-cell>
          <table:table-cell office:value-type="string" table:style-name="ce29">
            <text:p>09~21</text:p>
          </table:table-cell>
          <table:table-cell office:value-type="string" table:content-validation-name="val1" table:style-name="ce25">
            <text:p>Lalit</text:p>
          </table:table-cell>
          <table:table-cell office:value-type="string" table:style-name="ce25">
            <text:p>Saju</text:p>
          </table:table-cell>
          <table:table-cell table:style-name="ce25"/>
          <table:table-cell table:style-name="ce111"/>
          <table:table-cell office:value-type="date" office:date-value="2022-05-14T07:08:00" table:style-name="ce27">
            <text:p>22-5-14 7:08</text:p>
          </table:table-cell>
          <table:table-cell office:value-type="time" office:time-value="PT1072687H8M0S" table:formula="of:=[.O53]-[.N53]" table:style-name="ce26">
            <text:p>7:08:00</text:p>
          </table:table-cell>
          <table:table-cell office:value-type="date" office:date-value="2022-05-14T07:10:00" table:style-name="ce27">
            <text:p>22-5-14 7:10</text:p>
          </table:table-cell>
          <table:table-cell office:value-type="time" office:time-value="PT0H2M0S" table:formula="of:=[.Q53]-[.O53]" table:style-name="ce26">
            <text:p>0:02:00</text:p>
          </table:table-cell>
          <table:table-cell office:value-type="string" table:style-name="ce25">
            <text:p>Kakao</text:p>
          </table:table-cell>
          <table:table-cell office:value-type="date" office:date-value="2022-05-14T07:13:00" table:style-name="ce27">
            <text:p>22-5-14 7:13</text:p>
          </table:table-cell>
          <table:table-cell office:value-type="string" table:style-name="ce28">
            <text:p>pb01dn032 unavailable by ICMP ping</text:p>
          </table:table-cell>
          <table:table-cell office:value-type="string" table:style-name="ce28">
            <text:p>Checked, confirmed reboot, shared in kakao bigdata room</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87H0M0S" table:formula="of:=[.P54]" table:style-name="ce22">
            <text:p>7:00:00</text:p>
          </table:table-cell>
          <table:table-cell office:value-type="time" office:time-value="PT0H18M0S" table:formula="of:=[.R54]" table:style-name="ce22">
            <text:p>0:18:00</text:p>
          </table:table-cell>
          <table:table-cell office:value-type="string" table:style-name="ce23">
            <text:p>2022.05.14</text:p>
          </table:table-cell>
          <table:table-cell office:value-type="string" table:style-name="ce29">
            <text:p>09~21</text:p>
          </table:table-cell>
          <table:table-cell office:value-type="string" table:content-validation-name="val1" table:style-name="ce25">
            <text:p>Lalit</text:p>
          </table:table-cell>
          <table:table-cell office:value-type="string" table:style-name="ce25">
            <text:p>Saju</text:p>
          </table:table-cell>
          <table:table-cell table:style-name="ce25"/>
          <table:table-cell table:style-name="ce111"/>
          <table:table-cell office:value-type="date" office:date-value="2022-05-14T07:00:00" table:style-name="ce27">
            <text:p>22-5-14 7:00</text:p>
          </table:table-cell>
          <table:table-cell office:value-type="time" office:time-value="PT1072687H0M0S" table:formula="of:=[.O54]-[.N54]" table:style-name="ce26">
            <text:p>7:00:00</text:p>
          </table:table-cell>
          <table:table-cell office:value-type="date" office:date-value="2022-05-14T07:18:00" table:style-name="ce27">
            <text:p>22-5-14 7:18</text:p>
          </table:table-cell>
          <table:table-cell office:value-type="time" office:time-value="PT0H18M0S" table:formula="of:=[.Q54]-[.O54]" table:style-name="ce26">
            <text:p>0:18:00</text:p>
          </table:table-cell>
          <table:table-cell office:value-type="string" table:style-name="ce25">
            <text:p>Kakao</text:p>
          </table:table-cell>
          <table:table-cell office:value-type="date" office:date-value="2022-05-14T07:01:00" table:style-name="ce27">
            <text:p>22-5-14 7:01</text:p>
          </table:table-cell>
          <table:table-cell office:value-type="string" table:style-name="ce28">
            <text:p>VIP down : 10.115.189.15, 10.115.189.17</text:p>
          </table:table-cell>
          <table:table-cell office:value-type="string" table:style-name="ce28">
            <text:p>Checked, confirmed UP status, shared in kakao COC room</text:p>
          </table:table-cell>
          <table:table-cell table:style-name="ce28"/>
          <table:table-cell table:content-validation-name="val3" table:style-name="ce25"/>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81H37M0S" table:formula="of:=[.P55]" table:style-name="ce22">
            <text:p>1:37:00</text:p>
          </table:table-cell>
          <table:table-cell office:value-type="time" office:time-value="PT0H9M0S" table:formula="of:=[.R55]" table:style-name="ce22">
            <text:p>0:09:00</text:p>
          </table:table-cell>
          <table:table-cell office:value-type="string" table:style-name="ce23">
            <text:p>2022.05.14</text:p>
          </table:table-cell>
          <table:table-cell office:value-type="string" table:style-name="ce29">
            <text:p>21~09</text:p>
          </table:table-cell>
          <table:table-cell office:value-type="string" table:content-validation-name="val1" table:style-name="ce25">
            <text:p>Subramanya</text:p>
          </table:table-cell>
          <table:table-cell office:value-type="string" table:style-name="ce25">
            <text:p>Saju</text:p>
          </table:table-cell>
          <table:table-cell table:style-name="ce25"/>
          <table:table-cell table:style-name="ce111"/>
          <table:table-cell office:value-type="date" office:date-value="2022-05-14T01:37:00" table:style-name="ce27">
            <text:p>22-5-14 1:37</text:p>
          </table:table-cell>
          <table:table-cell office:value-type="time" office:time-value="PT1072681H37M0S" table:formula="of:=[.O55]-[.N55]" table:style-name="ce26">
            <text:p>1:37:00</text:p>
          </table:table-cell>
          <table:table-cell office:value-type="date" office:date-value="2022-05-14T01:46:00" table:style-name="ce27">
            <text:p>22-5-14 1:46</text:p>
          </table:table-cell>
          <table:table-cell office:value-type="time" office:time-value="PT0H9M0S" table:formula="of:=[.Q55]-[.O55]" table:style-name="ce26">
            <text:p>0:09:00</text:p>
          </table:table-cell>
          <table:table-cell office:value-type="string" table:style-name="ce25">
            <text:p>Kakao</text:p>
          </table:table-cell>
          <table:table-cell office:value-type="date" office:date-value="2022-05-14T01:38:00" table:style-name="ce27">
            <text:p>22-5-14 1:38</text:p>
          </table:table-cell>
          <table:table-cell office:value-type="string" table:style-name="ce28">
            <text:p>dp03dn003.dkr0c06.hcloud.io has been restarted (uptime &lt; 10m)</text:p>
          </table:table-cell>
          <table:table-cell office:value-type="string" table:style-name="ce28">
            <text:p>Checked and updated about the crash dump file</text:p>
          </table:table-cell>
          <table:table-cell table:style-name="ce28"/>
          <table:table-cell office:value-type="string" table:content-validation-name="val3" table:style-name="ce25">
            <text:p>O</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681H24M0S" table:formula="of:=[.P56]" table:style-name="ce22">
            <text:p>1:24:00</text:p>
          </table:table-cell>
          <table:table-cell office:value-type="time" office:time-value="PT3H45M0S" table:formula="of:=[.R56]" table:style-name="ce22">
            <text:p>3:45:00</text:p>
          </table:table-cell>
          <table:table-cell office:value-type="string" table:style-name="ce23">
            <text:p>2022.05.14</text:p>
          </table:table-cell>
          <table:table-cell office:value-type="string" table:style-name="ce29">
            <text:p>21~09</text:p>
          </table:table-cell>
          <table:table-cell office:value-type="string" table:content-validation-name="val1" table:style-name="ce25">
            <text:p>Subramanya</text:p>
          </table:table-cell>
          <table:table-cell office:value-type="string" table:style-name="ce25">
            <text:p>Saju, Ashok</text:p>
          </table:table-cell>
          <table:table-cell table:style-name="ce25"/>
          <table:table-cell table:style-name="ce111"/>
          <table:table-cell office:value-type="date" office:date-value="2022-05-14T01:24:00" table:style-name="ce27">
            <text:p>22-5-14 1:24</text:p>
          </table:table-cell>
          <table:table-cell office:value-type="time" office:time-value="PT1072681H24M0S" table:formula="of:=[.O56]-[.N56]" table:style-name="ce26">
            <text:p>1:24:00</text:p>
          </table:table-cell>
          <table:table-cell office:value-type="date" office:date-value="2022-05-14T05:09:00" table:style-name="ce27">
            <text:p>22-5-14 5:09</text:p>
          </table:table-cell>
          <table:table-cell office:value-type="time" office:time-value="PT3H45M0S" table:formula="of:=[.Q56]-[.O56]" table:style-name="ce26">
            <text:p>3:45:00</text:p>
          </table:table-cell>
          <table:table-cell office:value-type="string" table:style-name="ce25">
            <text:p>Messanger</text:p>
          </table:table-cell>
          <table:table-cell office:value-type="date" office:date-value="2022-05-14T01:29:00" table:style-name="ce27">
            <text:p>22-5-14 1:29</text:p>
          </table:table-cell>
          <table:table-cell office:value-type="string" table:style-name="ce28">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3" table:style-name="ce25">
            <text:p>O</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27H23M0S" table:formula="of:=[.P57]" table:style-name="ce22">
            <text:p>23:23:00</text:p>
          </table:table-cell>
          <table:table-cell office:value-type="time" office:time-value="PT0H2M0S" table:formula="of:=[.R57]" table:style-name="ce22">
            <text:p>0:02:00</text:p>
          </table:table-cell>
          <table:table-cell office:value-type="string" table:style-name="ce23">
            <text:p>2022.05.15</text:p>
          </table:table-cell>
          <table:table-cell office:value-type="string" table:style-name="ce29">
            <text:p>21~09</text:p>
          </table:table-cell>
          <table:table-cell office:value-type="string" table:content-validation-name="val1" table:style-name="ce25">
            <text:p>Lalit</text:p>
          </table:table-cell>
          <table:table-cell office:value-type="string" table:style-name="ce25">
            <text:p>Ram</text:p>
          </table:table-cell>
          <table:table-cell table:style-name="ce25"/>
          <table:table-cell table:style-name="ce111"/>
          <table:table-cell office:value-type="date" office:date-value="2022-05-15T23:23:00" table:style-name="ce27">
            <text:p>22-5-15 23:23</text:p>
          </table:table-cell>
          <table:table-cell office:value-type="time" office:time-value="PT1072727H23M0S" table:formula="of:=[.O57]-[.N57]" table:style-name="ce26">
            <text:p>23:23:00</text:p>
          </table:table-cell>
          <table:table-cell office:value-type="date" office:date-value="2022-05-15T23:25:00" table:style-name="ce27">
            <text:p>22-5-15 23:25</text:p>
          </table:table-cell>
          <table:table-cell office:value-type="time" office:time-value="PT0H2M0S" table:formula="of:=[.Q57]-[.O57]" table:style-name="ce26">
            <text:p>0:02:00</text:p>
          </table:table-cell>
          <table:table-cell office:value-type="string" table:style-name="ce25">
            <text:p>Kakao</text:p>
          </table:table-cell>
          <table:table-cell table:style-name="ce35"/>
          <table:table-cell office:value-type="string" table:style-name="ce28">
            <text:p><text:s/>pb01dn064.pkr0c11.hcloud.io Unavailable by ICMP ping</text:p>
          </table:table-cell>
          <table:table-cell office:value-type="string" table:style-name="ce28">
            <text:p>Checked, shared root cause: multi-bit memory error at DIMM_A2</text:p>
          </table:table-cell>
          <table:table-cell office:value-type="string" table:style-name="ce28">
            <text:p>KRCLOUDBIG-830</text:p>
          </table:table-cell>
          <table:table-cell office:value-type="string" table:content-validation-name="val3" table:style-name="ce25">
            <text:p>X</text:p>
          </table:table-cell>
          <table:table-cell office:value-type="string" table:content-validation-name="val3" table:style-name="ce25">
            <text:p>X</text:p>
          </table:table-cell>
          <table:table-cell office:value-type="string" table:style-name="ce28">
            <text:p>Needs local vendor follow up</text:p>
          </table:table-cell>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738H31M0S" table:formula="of:=[.P58]" table:style-name="ce22">
            <text:p>10:31:00</text:p>
          </table:table-cell>
          <table:table-cell office:value-type="time" office:time-value="PT0H1M0S" table:formula="of:=[.R58]" table:style-name="ce22">
            <text:p>0:01:00</text:p>
          </table:table-cell>
          <table:table-cell office:value-type="string" table:style-name="ce23">
            <text:p>2022.05.16</text:p>
          </table:table-cell>
          <table:table-cell office:value-type="string" table:style-name="ce29">
            <text:p>08~15</text:p>
          </table:table-cell>
          <table:table-cell office:value-type="string" table:content-validation-name="val1" table:style-name="ce25">
            <text:p>오창민</text:p>
          </table:table-cell>
          <table:table-cell table:number-columns-repeated="2" table:style-name="ce25"/>
          <table:table-cell table:style-name="ce111"/>
          <table:table-cell office:value-type="date" office:date-value="2022-05-16T10:31:00" table:style-name="ce27">
            <text:p>22-5-16 10:31</text:p>
          </table:table-cell>
          <table:table-cell office:value-type="time" office:time-value="PT1072738H31M0S" table:formula="of:=[.O58]-[.N58]" table:style-name="ce26">
            <text:p>10:31:00</text:p>
          </table:table-cell>
          <table:table-cell office:value-type="date" office:date-value="2022-05-16T10:32:00" table:style-name="ce27">
            <text:p>22-5-16 10:32</text:p>
          </table:table-cell>
          <table:table-cell office:value-type="time" office:time-value="PT0H1M0S" table:formula="of:=[.Q58]-[.O58]" table:style-name="ce26">
            <text:p>0:01:00</text:p>
          </table:table-cell>
          <table:table-cell office:value-type="string" table:style-name="ce25">
            <text:p>Kakao, Mail</text:p>
          </table:table-cell>
          <table:table-cell office:value-type="date" office:date-value="2022-05-16T14:30:00" table:style-name="ce27">
            <text:p>22-5-16 14:30</text:p>
          </table:table-cell>
          <table:table-cell office:value-type="string" table:style-name="ce31">
            <text:p>System Board Inlet Temp: Temperature is above warning threshold: &gt;30</text:p>
            <text:p>Host: krcloudprdcomdr1515, 1613, 1614, 1615</text:p>
          </table:table-cell>
          <table:table-cell office:value-type="string" table:style-name="ce31">
            <text:p>의왕 IDC 센터(송영훈 대리) 다이렉트로 메일 확인요청</text:p>
            <text:p><text:s/>- 차후 연락 시 김준석책임, 신우영책임 컨택하여 확인요청 해야함.</text:p>
          </table:table-cell>
          <table:table-cell office:value-type="string" table:style-name="ce28">
            <text:p>RUCLOUD-675</text:p>
          </table:table-cell>
          <table:table-cell office:value-type="string" table:content-validation-name="val3" table:style-name="ce25">
            <text:p>O</text:p>
          </table:table-cell>
          <table:table-cell office:value-type="string" table:content-validation-name="val3" table:style-name="ce25">
            <text:p>O</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46H28M0S" table:formula="of:=[.P59]" table:style-name="ce22">
            <text:p>18:28:00</text:p>
          </table:table-cell>
          <table:table-cell office:value-type="time" office:time-value="PT0H2M0S" table:formula="of:=[.R59]" table:style-name="ce22">
            <text:p>0:02:00</text:p>
          </table:table-cell>
          <table:table-cell office:value-type="date" office:date-value="2022-05-16T00:00:00" table:style-name="ce23">
            <text:p>2022.05.16</text:p>
          </table:table-cell>
          <table:table-cell office:value-type="string" table:style-name="ce29">
            <text:p>15~22</text:p>
          </table:table-cell>
          <table:table-cell office:value-type="string" table:content-validation-name="val1" table:style-name="ce25">
            <text:p>임정현</text:p>
          </table:table-cell>
          <table:table-cell table:style-name="ce25"/>
          <table:table-cell office:value-type="string" table:style-name="ce25">
            <text:p>김의현</text:p>
          </table:table-cell>
          <table:table-cell table:style-name="ce111"/>
          <table:table-cell office:value-type="date" office:date-value="2022-05-16T18:28:00" table:style-name="ce27">
            <text:p>22-5-16 18:28</text:p>
          </table:table-cell>
          <table:table-cell office:value-type="time" office:time-value="PT1072746H28M0S" table:formula="of:=[.O59]-[.N59]" table:style-name="ce26">
            <text:p>18:28:00</text:p>
          </table:table-cell>
          <table:table-cell office:value-type="date" office:date-value="2022-05-16T18:30:00" table:style-name="ce27">
            <text:p>22-5-16 18:30</text:p>
          </table:table-cell>
          <table:table-cell office:value-type="time" office:time-value="PT0H2M0S" table:formula="of:=[.Q59]-[.O59]" table:style-name="ce26">
            <text:p>0:02:00</text:p>
          </table:table-cell>
          <table:table-cell office:value-type="string" table:style-name="ce25">
            <text:p>Kakao</text:p>
          </table:table-cell>
          <table:table-cell office:value-type="date" office:date-value="2022-05-16T19:14:00" table:style-name="ce27">
            <text:p>22-5-16 19:14</text:p>
          </table:table-cell>
          <table:table-cell office:value-type="string" table:style-name="ce28">
            <text:p>[FIRING:1](Rancher local Disk usage alert dvSgtNX7k)</text:p>
          </table:table-cell>
          <table:table-cell office:value-type="string" table:style-name="ce28">
            <text:p>Grafana 모니터링 변수값 수정</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747H9M0S" table:formula="of:=[.P60]" table:style-name="ce22">
            <text:p>19:09:00</text:p>
          </table:table-cell>
          <table:table-cell office:value-type="time" office:time-value="PT0H1M0S" table:formula="of:=[.R60]" table:style-name="ce22">
            <text:p>0:01:00</text:p>
          </table:table-cell>
          <table:table-cell office:value-type="date" office:date-value="2022-05-16T00:00:00" table:style-name="ce23">
            <text:p>2022.05.16</text:p>
          </table:table-cell>
          <table:table-cell office:value-type="string" table:style-name="ce29">
            <text:p>15~22</text:p>
          </table:table-cell>
          <table:table-cell office:value-type="string" table:content-validation-name="val1" table:style-name="ce25">
            <text:p>임정현</text:p>
          </table:table-cell>
          <table:table-cell table:style-name="ce25"/>
          <table:table-cell office:value-type="string" table:style-name="ce25">
            <text:p>심명보</text:p>
          </table:table-cell>
          <table:table-cell table:style-name="ce111"/>
          <table:table-cell office:value-type="date" office:date-value="2022-05-16T19:09:00" table:style-name="ce27">
            <text:p>22-5-16 19:09</text:p>
          </table:table-cell>
          <table:table-cell office:value-type="time" office:time-value="PT1072747H9M0S" table:formula="of:=[.O60]-[.N60]" table:style-name="ce26">
            <text:p>19:09:00</text:p>
          </table:table-cell>
          <table:table-cell office:value-type="date" office:date-value="2022-05-16T19:10:00" table:style-name="ce27">
            <text:p>22-5-16 19:10</text:p>
          </table:table-cell>
          <table:table-cell office:value-type="time" office:time-value="PT0H1M0S" table:formula="of:=[.Q60]-[.O60]" table:style-name="ce26">
            <text:p>0:01:00</text:p>
          </table:table-cell>
          <table:table-cell office:value-type="string" table:style-name="ce25">
            <text:p>Kakao, mail, SNS</text:p>
          </table:table-cell>
          <table:table-cell office:value-type="date" office:date-value="2022-05-16T22:08:00" table:style-name="ce27">
            <text:p>22-5-16 22:08</text:p>
          </table:table-cell>
          <table:table-cell office:value-type="string" table:style-name="ce31">
            <text:p>Problem: Unavailable by ICMP ping</text:p>
            <text:p>Host: broker-1.ap-northeast-2.prd.h53</text:p>
          </table:table-cell>
          <table:table-cell office:value-type="string" table:style-name="ce31">
            <text:p>쟈빅스 모니터링 및 ping</text:p>
            <text:p>- 해당 VM 담당자 박상선 책임연구원이 확인예정</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4H54M0S" table:formula="of:=[.P61]" table:style-name="ce22">
            <text:p>12:54:00</text:p>
          </table:table-cell>
          <table:table-cell office:value-type="time" office:time-value="PT0H1M0S" table:formula="of:=[.R61]" table:style-name="ce22">
            <text:p>0:01:00</text:p>
          </table:table-cell>
          <table:table-cell office:value-type="date" office:date-value="2022-05-17T00:00:00" table:style-name="ce23">
            <text:p>2022.05.17</text:p>
          </table:table-cell>
          <table:table-cell office:value-type="string" table:style-name="ce29">
            <text:p>21~09</text:p>
          </table:table-cell>
          <table:table-cell office:value-type="string" table:content-validation-name="val1" table:style-name="ce25">
            <text:p>Subramanya</text:p>
          </table:table-cell>
          <table:table-cell office:value-type="string" table:style-name="ce25">
            <text:p>Ram</text:p>
          </table:table-cell>
          <table:table-cell table:style-name="ce25"/>
          <table:table-cell table:style-name="ce111"/>
          <table:table-cell office:value-type="date" office:date-value="2022-05-17T12:54:00" table:style-name="ce27">
            <text:p>22-5-17 12:54</text:p>
          </table:table-cell>
          <table:table-cell office:value-type="time" office:time-value="PT1072764H54M0S" table:formula="of:=[.O61]-[.N61]" table:style-name="ce26">
            <text:p>12:54:00</text:p>
          </table:table-cell>
          <table:table-cell office:value-type="date" office:date-value="2022-05-17T12:55:00" table:style-name="ce27">
            <text:p>22-5-17 12:55</text:p>
          </table:table-cell>
          <table:table-cell office:value-type="time" office:time-value="PT0H1M0S" table:formula="of:=[.Q61]-[.O61]" table:style-name="ce26">
            <text:p>0:01:00</text:p>
          </table:table-cell>
          <table:table-cell office:value-type="string" table:style-name="ce25">
            <text:p>Messanger</text:p>
          </table:table-cell>
          <table:table-cell office:value-type="date" office:date-value="2022-05-17T00:00:00" table:style-name="ce27">
            <text:p>22-5-17 0:00</text:p>
          </table:table-cell>
          <table:table-cell office:value-type="string" table:style-name="ce31">
            <text:p>/data4 Disk size is over 80%: ccseuvcrmp01/02</text:p>
          </table:table-cell>
          <table:table-cell office:value-type="string" table:style-name="ce31">
            <text:p>Owner informed, he will take action by today</text:p>
          </table:table-cell>
          <table:table-cell table:style-name="ce28"/>
          <table:table-cell office:value-type="string" table:content-validation-name="val3" table:style-name="ce25">
            <text:p>X</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56H17M0S" table:formula="of:=[.P62]" table:style-name="ce22">
            <text:p>4:17:00</text:p>
          </table:table-cell>
          <table:table-cell office:value-type="time" office:time-value="PT0H6M0S" table:formula="of:=[.R62]" table:style-name="ce22">
            <text:p>0:06:00</text:p>
          </table:table-cell>
          <table:table-cell office:value-type="date" office:date-value="2022-05-17T00:00:00" table:style-name="ce23">
            <text:p>2022.05.17</text:p>
          </table:table-cell>
          <table:table-cell office:value-type="string" table:style-name="ce29">
            <text:p>21~09</text:p>
          </table:table-cell>
          <table:table-cell office:value-type="string" table:content-validation-name="val1" table:style-name="ce25">
            <text:p>Subramanya</text:p>
          </table:table-cell>
          <table:table-cell office:value-type="string" table:style-name="ce25">
            <text:p>Ashok and Saju</text:p>
          </table:table-cell>
          <table:table-cell table:style-name="ce25"/>
          <table:table-cell table:style-name="ce111"/>
          <table:table-cell office:value-type="date" office:date-value="2022-05-17T04:17:00" table:style-name="ce27">
            <text:p>22-5-17 4:17</text:p>
          </table:table-cell>
          <table:table-cell office:value-type="time" office:time-value="PT1072756H17M0S" table:formula="of:=[.O62]-[.N62]" table:style-name="ce26">
            <text:p>4:17:00</text:p>
          </table:table-cell>
          <table:table-cell office:value-type="date" office:date-value="2022-05-17T04:23:00" table:style-name="ce27">
            <text:p>22-5-17 4:23</text:p>
          </table:table-cell>
          <table:table-cell office:value-type="time" office:time-value="PT0H6M0S" table:formula="of:=[.Q62]-[.O62]" table:style-name="ce26">
            <text:p>0:06:00</text:p>
          </table:table-cell>
          <table:table-cell office:value-type="string" table:style-name="ce25">
            <text:p>Mail</text:p>
          </table:table-cell>
          <table:table-cell office:value-type="date" office:date-value="2022-05-17T00:00:00" table:style-name="ce27">
            <text:p>22-5-17 0:00</text:p>
          </table:table-cell>
          <table:table-cell office:value-type="string" table:style-name="ce28">
            <text:p>/home Disk size 5.24 % capacity left : kmaph00gn001.pus0c01.hcloud.io</text:p>
          </table:table-cell>
          <table:table-cell office:value-type="string" table:style-name="ce36">
            <text:p>Amit Anand Others, he confirmed he will look into the issue.</text:p>
          </table:table-cell>
          <table:table-cell table:style-name="ce28"/>
          <table:table-cell office:value-type="string" table:content-validation-name="val3" table:style-name="ce25">
            <text:p>X</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1H17M0S" table:formula="of:=[.P63]" table:style-name="ce22">
            <text:p>9:17:00</text:p>
          </table:table-cell>
          <table:table-cell office:value-type="time" office:time-value="PT0H7M0S" table:formula="of:=[.R63]" table:style-name="ce22">
            <text:p>0:07:00</text:p>
          </table:table-cell>
          <table:table-cell office:value-type="date" office:date-value="2022-05-17T00:00:00" table:style-name="ce23">
            <text:p>2022.05.17</text:p>
          </table:table-cell>
          <table:table-cell office:value-type="string" table:style-name="ce29">
            <text:p>08~15</text:p>
          </table:table-cell>
          <table:table-cell office:value-type="string" table:content-validation-name="val1" table:style-name="ce25">
            <text:p>이후승</text:p>
          </table:table-cell>
          <table:table-cell table:style-name="ce25"/>
          <table:table-cell office:value-type="string" table:style-name="ce25">
            <text:p>채한길</text:p>
          </table:table-cell>
          <table:table-cell table:style-name="ce111"/>
          <table:table-cell office:value-type="date" office:date-value="2022-05-17T09:17:00" table:style-name="ce27">
            <text:p>22-5-17 9:17</text:p>
          </table:table-cell>
          <table:table-cell office:value-type="time" office:time-value="PT1072761H17M0S" table:formula="of:=[.O63]-[.N63]" table:style-name="ce26">
            <text:p>9:17:00</text:p>
          </table:table-cell>
          <table:table-cell office:value-type="date" office:date-value="2022-05-17T09:24:00" table:style-name="ce27">
            <text:p>22-5-17 9:24</text:p>
          </table:table-cell>
          <table:table-cell office:value-type="time" office:time-value="PT0H7M0S" table:formula="of:=[.Q63]-[.O63]" table:style-name="ce26">
            <text:p>0:07:00</text:p>
          </table:table-cell>
          <table:table-cell office:value-type="string" table:style-name="ce25">
            <text:p>Kakao, M+</text:p>
          </table:table-cell>
          <table:table-cell office:value-type="date" office:date-value="2022-05-17T09:40:00" table:style-name="ce27">
            <text:p>22-5-17 9:40</text:p>
          </table:table-cell>
          <table:table-cell office:value-type="string" table:style-name="ce28">
            <text:p>Postgres DB instance down port down</text:p>
          </table:table-cell>
          <table:table-cell office:value-type="string" table:style-name="ce28">
            <text:p>DB 재기동</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1H27M0S" table:formula="of:=[.P64]" table:style-name="ce22">
            <text:p>9:27:00</text:p>
          </table:table-cell>
          <table:table-cell office:value-type="time" office:time-value="PT0H8M0S" table:formula="of:=[.R64]" table:style-name="ce22">
            <text:p>0:08:00</text:p>
          </table:table-cell>
          <table:table-cell office:value-type="date" office:date-value="2022-05-17T00:00:00" table:style-name="ce23">
            <text:p>2022.05.17</text:p>
          </table:table-cell>
          <table:table-cell office:value-type="string" table:style-name="ce29">
            <text:p>08~15</text:p>
          </table:table-cell>
          <table:table-cell office:value-type="string" table:content-validation-name="val1" table:style-name="ce25">
            <text:p>이후승</text:p>
          </table:table-cell>
          <table:table-cell table:style-name="ce25"/>
          <table:table-cell office:value-type="string" table:style-name="ce25">
            <text:p>김지윤</text:p>
          </table:table-cell>
          <table:table-cell table:style-name="ce111"/>
          <table:table-cell office:value-type="date" office:date-value="2022-05-17T09:27:00" table:style-name="ce27">
            <text:p>22-5-17 9:27</text:p>
          </table:table-cell>
          <table:table-cell office:value-type="time" office:time-value="PT1072761H27M0S" table:formula="of:=[.O64]-[.N64]" table:style-name="ce26">
            <text:p>9:27:00</text:p>
          </table:table-cell>
          <table:table-cell office:value-type="date" office:date-value="2022-05-17T09:35:00" table:style-name="ce27">
            <text:p>22-5-17 9:35</text:p>
          </table:table-cell>
          <table:table-cell office:value-type="time" office:time-value="PT0H8M0S" table:formula="of:=[.Q64]-[.O64]" table:style-name="ce26">
            <text:p>0:08:00</text:p>
          </table:table-cell>
          <table:table-cell office:value-type="string" table:style-name="ce25">
            <text:p>Kakao, M+</text:p>
          </table:table-cell>
          <table:table-cell office:value-type="date" office:date-value="2022-05-17T09:46:00" table:style-name="ce27">
            <text:p>22-5-17 9:46</text:p>
          </table:table-cell>
          <table:table-cell office:value-type="string" table:style-name="ce28">
            <text:p>ccskrvtwinkwp04 <text:s/>ping failed</text:p>
          </table:table-cell>
          <table:table-cell office:value-type="string" table:style-name="ce28">
            <text:p>하드 리부팅 진행, 이후 사용률 모니터링 후 라이브마이그레이션 진행 예정</text:p>
          </table:table-cell>
          <table:table-cell table:style-name="ce28"/>
          <table:table-cell office:value-type="string" table:content-validation-name="val3" table:style-name="ce25">
            <text:p>O</text:p>
          </table:table-cell>
          <table:table-cell office:value-type="string" table:content-validation-name="val3" table:style-name="ce25">
            <text:p>O</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2H10M0S" table:formula="of:=[.P65]" table:style-name="ce22">
            <text:p>10:10:00</text:p>
          </table:table-cell>
          <table:table-cell office:value-type="time" office:time-value="PT0H27M0S" table:formula="of:=[.R65]" table:style-name="ce22">
            <text:p>0:27:00</text:p>
          </table:table-cell>
          <table:table-cell office:value-type="date" office:date-value="2022-05-17T00:00:00" table:style-name="ce23">
            <text:p>2022.05.17</text:p>
          </table:table-cell>
          <table:table-cell office:value-type="string" table:style-name="ce29">
            <text:p>08~15</text:p>
          </table:table-cell>
          <table:table-cell office:value-type="string" table:content-validation-name="val1" table:style-name="ce25">
            <text:p>이후승</text:p>
          </table:table-cell>
          <table:table-cell table:style-name="ce25"/>
          <table:table-cell office:value-type="string" table:style-name="ce25">
            <text:p>Ahmed</text:p>
          </table:table-cell>
          <table:table-cell table:style-name="ce111"/>
          <table:table-cell office:value-type="date" office:date-value="2022-05-17T10:10:00" table:style-name="ce27">
            <text:p>22-5-17 10:10</text:p>
          </table:table-cell>
          <table:table-cell office:value-type="time" office:time-value="PT1072762H10M0S" table:formula="of:=[.O65]-[.N65]" table:style-name="ce26">
            <text:p>10:10:00</text:p>
          </table:table-cell>
          <table:table-cell office:value-type="date" office:date-value="2022-05-17T10:37:00" table:style-name="ce27">
            <text:p>22-5-17 10:37</text:p>
          </table:table-cell>
          <table:table-cell office:value-type="time" office:time-value="PT0H27M0S" table:formula="of:=[.Q65]-[.O65]" table:style-name="ce26">
            <text:p>0:27:00</text:p>
          </table:table-cell>
          <table:table-cell office:value-type="string" table:style-name="ce25">
            <text:p>Kakao, Mail</text:p>
          </table:table-cell>
          <table:table-cell table:style-name="ce37"/>
          <table:table-cell office:value-type="string" table:style-name="ce28">
            <text:p>Eth64[InterLink] 회선 down</text:p>
          </table:table-cell>
          <table:table-cell office:value-type="string" table:style-name="ce28">
            <text:p>인도 담당자에게 mail 하여 notice</text:p>
          </table:table-cell>
          <table:table-cell table:style-name="ce28"/>
          <table:table-cell office:value-type="string" table:content-validation-name="val3" table:style-name="ce25">
            <text:p>X</text:p>
          </table:table-cell>
          <table:table-cell office:value-type="string" table:content-validation-name="val3" table:style-name="ce25">
            <text:p>O</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3H20M0S" table:formula="of:=[.P66]" table:style-name="ce22">
            <text:p>11:20:00</text:p>
          </table:table-cell>
          <table:table-cell office:value-type="time" office:time-value="PT0H5M0S" table:formula="of:=[.R66]" table:style-name="ce22">
            <text:p>0:05:00</text:p>
          </table:table-cell>
          <table:table-cell office:value-type="date" office:date-value="2022-05-17T00:00:00" table:style-name="ce23">
            <text:p>2022.05.17</text:p>
          </table:table-cell>
          <table:table-cell office:value-type="string" table:style-name="ce29">
            <text:p>08~15</text:p>
          </table:table-cell>
          <table:table-cell office:value-type="string" table:content-validation-name="val1" table:style-name="ce25">
            <text:p>이후승</text:p>
          </table:table-cell>
          <table:table-cell table:style-name="ce25"/>
          <table:table-cell office:value-type="string" table:style-name="ce25">
            <text:p>장재봉</text:p>
          </table:table-cell>
          <table:table-cell table:style-name="ce111"/>
          <table:table-cell office:value-type="date" office:date-value="2022-05-17T11:20:00" table:style-name="ce27">
            <text:p>22-5-17 11:20</text:p>
          </table:table-cell>
          <table:table-cell office:value-type="time" office:time-value="PT1072763H20M0S" table:formula="of:=[.O66]-[.N66]" table:style-name="ce26">
            <text:p>11:20:00</text:p>
          </table:table-cell>
          <table:table-cell office:value-type="date" office:date-value="2022-05-17T11:25:00" table:style-name="ce27">
            <text:p>22-5-17 11:25</text:p>
          </table:table-cell>
          <table:table-cell office:value-type="time" office:time-value="PT0H5M0S" table:formula="of:=[.Q66]-[.O66]" table:style-name="ce26">
            <text:p>0:05:00</text:p>
          </table:table-cell>
          <table:table-cell office:value-type="string" table:style-name="ce25">
            <text:p>Kakao, 회의</text:p>
          </table:table-cell>
          <table:table-cell office:value-type="date" office:date-value="2022-05-17T15:07:00" table:style-name="ce27">
            <text:p>22-5-17 15:07</text:p>
          </table:table-cell>
          <table:table-cell office:value-type="string" table:style-name="ce28">
            <text:p>ping failed</text:p>
          </table:table-cell>
          <table:table-cell office:value-type="string" table:style-name="ce28">
            <text:p>오픈스택쪽 이슈로 TAS에서 배치 vm복구 예정</text:p>
          </table:table-cell>
          <table:table-cell table:style-name="ce28"/>
          <table:table-cell office:value-type="string" table:content-validation-name="val3" table:style-name="ce25">
            <text:p>O</text:p>
          </table:table-cell>
          <table:table-cell table:content-validation-name="val3" table:style-name="ce25"/>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65H11M0S" table:formula="of:=[.P67]" table:style-name="ce22">
            <text:p>13:11:00</text:p>
          </table:table-cell>
          <table:table-cell office:value-type="time" office:time-value="PT0H1M0S" table:formula="of:=[.R67]" table:style-name="ce22">
            <text:p>0:01:00</text:p>
          </table:table-cell>
          <table:table-cell office:value-type="date" office:date-value="2022-05-17T00:00:00" table:style-name="ce23">
            <text:p>2022.05.17</text:p>
          </table:table-cell>
          <table:table-cell office:value-type="string" table:style-name="ce29">
            <text:p>08~15</text:p>
          </table:table-cell>
          <table:table-cell office:value-type="string" table:content-validation-name="val1" table:style-name="ce25">
            <text:p>이후승</text:p>
          </table:table-cell>
          <table:table-cell table:style-name="ce25"/>
          <table:table-cell office:value-type="string" table:style-name="ce25">
            <text:p>김의현</text:p>
          </table:table-cell>
          <table:table-cell table:style-name="ce111"/>
          <table:table-cell office:value-type="date" office:date-value="2022-05-17T13:11:00" table:style-name="ce27">
            <text:p>22-5-17 13:11</text:p>
          </table:table-cell>
          <table:table-cell office:value-type="time" office:time-value="PT1072765H11M0S" table:formula="of:=[.O67]-[.N67]" table:style-name="ce26">
            <text:p>13:11:00</text:p>
          </table:table-cell>
          <table:table-cell office:value-type="date" office:date-value="2022-05-17T13:12:00" table:style-name="ce27">
            <text:p>22-5-17 13:12</text:p>
          </table:table-cell>
          <table:table-cell office:value-type="time" office:time-value="PT0H1M0S" table:formula="of:=[.Q67]-[.O67]" table:style-name="ce26">
            <text:p>0:01:00</text:p>
          </table:table-cell>
          <table:table-cell office:value-type="string" table:style-name="ce25">
            <text:p>Kakao</text:p>
          </table:table-cell>
          <table:table-cell office:value-type="date" office:date-value="2022-05-17T13:13:00" table:style-name="ce27">
            <text:p>22-5-17 13:13</text:p>
          </table:table-cell>
          <table:table-cell office:value-type="string" table:style-name="ce28">
            <text:p>unavailable by ICMP ping</text:p>
          </table:table-cell>
          <table:table-cell office:value-type="string" table:style-name="ce28">
            <text:p>자빅스 서버와 네트워크의 일시적 순단 - 1분안에 resorved</text:p>
          </table:table-cell>
          <table:table-cell table:style-name="ce28"/>
          <table:table-cell office:value-type="string" table:content-validation-name="val3" table:style-name="ce25">
            <text:p>O</text:p>
          </table:table-cell>
          <table:table-cell office:value-type="string" table:content-validation-name="val3" table:style-name="ce25">
            <text:p>X</text:p>
          </table:table-cell>
          <table:table-cell table:style-name="ce28"/>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767H30M0S" table:formula="of:=[.P68]" table:style-name="ce22">
            <text:p>15:30:00</text:p>
          </table:table-cell>
          <table:table-cell office:value-type="time" office:time-value="PT0H1M0S" table:formula="of:=[.R68]" table:style-name="ce22">
            <text:p>0:01:00</text:p>
          </table:table-cell>
          <table:table-cell office:value-type="date" office:date-value="2022-05-17T00:00:00" table:style-name="ce23">
            <text:p>2022.05.17</text:p>
          </table:table-cell>
          <table:table-cell office:value-type="string" table:style-name="ce29">
            <text:p>15~22</text:p>
          </table:table-cell>
          <table:table-cell office:value-type="string" table:content-validation-name="val1" table:style-name="ce25">
            <text:p>임정현</text:p>
          </table:table-cell>
          <table:table-cell table:style-name="ce25"/>
          <table:table-cell office:value-type="string" table:style-name="ce25">
            <text:p>장재봉</text:p>
          </table:table-cell>
          <table:table-cell table:style-name="ce111"/>
          <table:table-cell office:value-type="date" office:date-value="2022-05-17T15:30:00" table:style-name="ce27">
            <text:p>22-5-17 15:30</text:p>
          </table:table-cell>
          <table:table-cell office:value-type="time" office:time-value="PT1072767H30M0S" table:formula="of:=[.O68]-[.N68]" table:style-name="ce26">
            <text:p>15:30:00</text:p>
          </table:table-cell>
          <table:table-cell office:value-type="date" office:date-value="2022-05-17T15:31:00" table:style-name="ce27">
            <text:p>22-5-17 15:31</text:p>
          </table:table-cell>
          <table:table-cell office:value-type="time" office:time-value="PT0H1M0S" table:formula="of:=[.Q68]-[.O68]" table:style-name="ce26">
            <text:p>0:01:00</text:p>
          </table:table-cell>
          <table:table-cell office:value-type="string" table:style-name="ce25">
            <text:p>Kakao</text:p>
          </table:table-cell>
          <table:table-cell office:value-type="date" office:date-value="2022-05-18T10:20:00" table:style-name="ce27">
            <text:p>22-5-18 10:20</text:p>
          </table:table-cell>
          <table:table-cell office:value-type="string" table:style-name="ce28">
            <text:p>cf-ecd9654fb2533ee33b9e.doppler.0 has just been restarted</text:p>
          </table:table-cell>
          <table:table-cell office:value-type="string" table:style-name="ce31">
            <text:p>메가존 계약 만료(4.30)로 RMA진행 불가 오토에버측과 협의후 진행 예정</text:p>
            <text:p>지속적으로 알람 발생하여 Maintenance등록</text:p>
          </table:table-cell>
          <table:table-cell table:style-name="ce28"/>
          <table:table-cell office:value-type="string" table:content-validation-name="val3" table:style-name="ce25">
            <text:p>X</text:p>
          </table:table-cell>
          <table:table-cell office:value-type="string" table:content-validation-name="val3" table:style-name="ce25">
            <text:p>X</text:p>
          </table:table-cell>
          <table:table-cell table:style-name="ce28"/>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76H2M0S" table:formula="of:=[.P69]" table:style-name="ce22">
            <text:p>0:02:00</text:p>
          </table:table-cell>
          <table:table-cell office:value-type="time" office:time-value="PT0H3M0S" table:formula="of:=[.R69]" table:style-name="ce22">
            <text:p>0:03:00</text:p>
          </table:table-cell>
          <table:table-cell office:value-type="string" table:style-name="ce38">
            <text:p>2022.05.18</text:p>
          </table:table-cell>
          <table:table-cell office:value-type="string" table:style-name="ce39">
            <text:p>21~09</text:p>
          </table:table-cell>
          <table:table-cell office:value-type="string" table:content-validation-name="val1" table:style-name="ce40">
            <text:p>Radhika</text:p>
          </table:table-cell>
          <table:table-cell office:value-type="string" table:style-name="ce40">
            <text:p>Radhika</text:p>
          </table:table-cell>
          <table:table-cell table:style-name="ce40"/>
          <table:table-cell table:style-name="ce111"/>
          <table:table-cell office:value-type="date" office:date-value="2022-05-18T00:02:00" table:style-name="ce27">
            <text:p>22-5-18 0:02</text:p>
          </table:table-cell>
          <table:table-cell office:value-type="time" office:time-value="PT1072776H2M0S" table:formula="of:=[.O69]-[.N69]" table:style-name="ce26">
            <text:p>0:02:00</text:p>
          </table:table-cell>
          <table:table-cell office:value-type="date" office:date-value="2022-05-18T00:05:00" table:style-name="ce27">
            <text:p>22-5-18 0:05</text:p>
          </table:table-cell>
          <table:table-cell office:value-type="time" office:time-value="PT0H3M0S" table:formula="of:=[.Q69]-[.O69]" table:style-name="ce26">
            <text:p>0:03:00</text:p>
          </table:table-cell>
          <table:table-cell office:value-type="string" table:style-name="ce41">
            <text:p>Kakao</text:p>
          </table:table-cell>
          <table:table-cell office:value-type="date" office:date-value="2022-05-18T00:12:00" table:style-name="ce27">
            <text:p>22-5-18 0:12</text:p>
          </table:table-cell>
          <table:table-cell office:value-type="string" table:style-name="ce42">
            <text:p>Free Size on aggr_node02_data less than 5%</text:p>
          </table:table-cell>
          <table:table-cell office:value-type="string" table:style-name="ce43">
            <text:p>Deleted old <text:s/>snapshots</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88H47M0S" table:formula="of:=[.P70]" table:style-name="ce22">
            <text:p>12:47:00</text:p>
          </table:table-cell>
          <table:table-cell office:value-type="time" office:time-value="PT0H6M0S" table:formula="of:=[.R70]" table:style-name="ce22">
            <text:p>0:06:00</text:p>
          </table:table-cell>
          <table:table-cell office:value-type="string" table:style-name="ce23">
            <text:p>2022.05.18</text:p>
          </table:table-cell>
          <table:table-cell office:value-type="string" table:style-name="ce46">
            <text:p>08~15</text:p>
          </table:table-cell>
          <table:table-cell office:value-type="string" table:content-validation-name="val1" table:style-name="ce47">
            <text:p>오창민</text:p>
          </table:table-cell>
          <table:table-cell table:style-name="ce47"/>
          <table:table-cell office:value-type="string" table:style-name="ce47">
            <text:p>남원우</text:p>
          </table:table-cell>
          <table:table-cell table:style-name="ce111"/>
          <table:table-cell office:value-type="date" office:date-value="2022-05-18T12:47:00" table:style-name="ce27">
            <text:p>22-5-18 12:47</text:p>
          </table:table-cell>
          <table:table-cell office:value-type="time" office:time-value="PT1072788H47M0S" table:formula="of:=[.O70]-[.N70]" table:style-name="ce26">
            <text:p>12:47:00</text:p>
          </table:table-cell>
          <table:table-cell office:value-type="date" office:date-value="2022-05-18T12:53:00" table:style-name="ce27">
            <text:p>22-5-18 12:53</text:p>
          </table:table-cell>
          <table:table-cell office:value-type="time" office:time-value="PT0H6M0S" table:formula="of:=[.Q70]-[.O70]" table:style-name="ce26">
            <text:p>0:06:00</text:p>
          </table:table-cell>
          <table:table-cell office:value-type="string" table:style-name="ce41">
            <text:p>Kakao</text:p>
          </table:table-cell>
          <table:table-cell office:value-type="date" office:date-value="2022-05-18T13:29:00" table:style-name="ce27">
            <text:p>22-5-18 13:29</text:p>
          </table:table-cell>
          <table:table-cell office:value-type="string" table:style-name="ce28">
            <text:p>CPU2 Temp: Temperature is above warning theshold:&gt;70 (nacloudprdlcomd13)</text:p>
          </table:table-cell>
          <table:table-cell office:value-type="string" table:style-name="ce48">
            <text:p>IPMI 접속하여 FAN RPM Standard를 FAN Speed로 변경 및 티켓 생성<text:s/></text:p>
          </table:table-cell>
          <table:table-cell office:value-type="string" table:style-name="ce48">
            <text:p>NACLOUD-1404</text:p>
          </table:table-cell>
          <table:table-cell office:value-type="string" table:content-validation-name="val3" table:style-name="ce44">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96H10M0S" table:formula="of:=[.P71]" table:style-name="ce22">
            <text:p>20:10:00</text:p>
          </table:table-cell>
          <table:table-cell office:value-type="time" office:time-value="PT0H1M0S" table:formula="of:=[.R71]" table:style-name="ce22">
            <text:p>0:01:00</text:p>
          </table:table-cell>
          <table:table-cell office:value-type="string" table:style-name="ce23">
            <text:p>2022.05.18</text:p>
          </table:table-cell>
          <table:table-cell office:value-type="string" table:style-name="ce29">
            <text:p>15~22</text:p>
          </table:table-cell>
          <table:table-cell office:value-type="string" table:content-validation-name="val1" table:style-name="ce25">
            <text:p>임정현</text:p>
          </table:table-cell>
          <table:table-cell table:style-name="ce47"/>
          <table:table-cell office:value-type="string" table:style-name="ce47">
            <text:p>이한새</text:p>
          </table:table-cell>
          <table:table-cell table:style-name="ce111"/>
          <table:table-cell office:value-type="date" office:date-value="2022-05-18T20:10:00" table:style-name="ce27">
            <text:p>22-5-18 20:10</text:p>
          </table:table-cell>
          <table:table-cell office:value-type="time" office:time-value="PT1072796H10M0S" table:formula="of:=[.O71]-[.N71]" table:style-name="ce26">
            <text:p>20:10:00</text:p>
          </table:table-cell>
          <table:table-cell office:value-type="date" office:date-value="2022-05-18T20:11:00" table:style-name="ce27">
            <text:p>22-5-18 20:11</text:p>
          </table:table-cell>
          <table:table-cell office:value-type="time" office:time-value="PT0H1M0S" table:formula="of:=[.Q71]-[.O71]" table:style-name="ce26">
            <text:p>0:01:00</text:p>
          </table:table-cell>
          <table:table-cell office:value-type="string" table:style-name="ce25">
            <text:p>Kakao, mail, Call, M+</text:p>
          </table:table-cell>
          <table:table-cell office:value-type="date" office:date-value="2022-05-18T21:19:00" table:style-name="ce27">
            <text:p>22-5-18 21:19</text:p>
          </table:table-cell>
          <table:table-cell office:value-type="string" table:style-name="ce51">
            <text:p>DB-PG ccskrannodbp01.krcloud, instance down</text:p>
          </table:table-cell>
          <table:table-cell office:value-type="string" table:style-name="ce48">
            <text:p>해당 VM담당자 이종원 책임님 ,COC DB 이한새 매니저님이 원인 분석중</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94H33M0S" table:formula="of:=[.P72]" table:style-name="ce22">
            <text:p>18:33:00</text:p>
          </table:table-cell>
          <table:table-cell office:value-type="time" office:time-value="PT24H37M0S" table:formula="of:=[.R72]" table:style-name="ce22">
            <text:p>0:37:00</text:p>
          </table:table-cell>
          <table:table-cell office:value-type="string" table:style-name="ce23">
            <text:p>2022.05.19</text:p>
          </table:table-cell>
          <table:table-cell office:value-type="string" table:style-name="ce46">
            <text:p>15~22</text:p>
          </table:table-cell>
          <table:table-cell office:value-type="string" table:content-validation-name="val1" table:style-name="ce25">
            <text:p>이후승</text:p>
          </table:table-cell>
          <table:table-cell table:style-name="ce47"/>
          <table:table-cell office:value-type="string" table:style-name="ce47">
            <text:p>김지윤</text:p>
          </table:table-cell>
          <table:table-cell table:style-name="ce111"/>
          <table:table-cell office:value-type="date" office:date-value="2022-05-18T18:33:00" table:style-name="ce27">
            <text:p>22-5-18 18:33</text:p>
          </table:table-cell>
          <table:table-cell office:value-type="time" office:time-value="PT1072794H33M0S" table:formula="of:=[.O72]-[.N72]" table:style-name="ce26">
            <text:p>18:33:00</text:p>
          </table:table-cell>
          <table:table-cell office:value-type="date" office:date-value="2022-05-19T19:10:00" table:style-name="ce27">
            <text:p>22-5-19 19:10</text:p>
          </table:table-cell>
          <table:table-cell office:value-type="time" office:time-value="PT24H37M0S" table:formula="of:=[.Q72]-[.O72]" table:style-name="ce26">
            <text:p>0:37:00</text:p>
          </table:table-cell>
          <table:table-cell office:value-type="string" table:style-name="ce25">
            <text:p>Kakao, Call</text:p>
          </table:table-cell>
          <table:table-cell office:value-type="date" office:date-value="2022-05-19T18:50:00" table:style-name="ce27">
            <text:p>22-5-19 18:50</text:p>
          </table:table-cell>
          <table:table-cell office:value-type="string" table:style-name="ce28">
            <text:p>2센터 ES02 VM disk size capacity left 9.95</text:p>
          </table:table-cell>
          <table:table-cell office:value-type="string" table:style-name="ce48">
            <text:p>담당자 박상선 책임께 문의 - 금일 알람은 무시해도 된다고 확인받음</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796H50M0S" table:formula="of:=[.P73]" table:style-name="ce22">
            <text:p>20:50:00</text:p>
          </table:table-cell>
          <table:table-cell office:value-type="time" office:time-value="PT24H34M0S" table:formula="of:=[.R73]" table:style-name="ce22">
            <text:p>0:34:00</text:p>
          </table:table-cell>
          <table:table-cell office:value-type="string" table:style-name="ce23">
            <text:p>2022.05.19</text:p>
          </table:table-cell>
          <table:table-cell office:value-type="string" table:style-name="ce46">
            <text:p>15~22</text:p>
          </table:table-cell>
          <table:table-cell office:value-type="string" table:content-validation-name="val1" table:style-name="ce25">
            <text:p>이후승</text:p>
          </table:table-cell>
          <table:table-cell table:style-name="ce47"/>
          <table:table-cell office:value-type="string" table:style-name="ce47">
            <text:p>김지윤</text:p>
          </table:table-cell>
          <table:table-cell table:style-name="ce111"/>
          <table:table-cell office:value-type="date" office:date-value="2022-05-18T20:50:00" table:style-name="ce27">
            <text:p>22-5-18 20:50</text:p>
          </table:table-cell>
          <table:table-cell office:value-type="time" office:time-value="PT1072796H50M0S" table:formula="of:=[.O73]-[.N73]" table:style-name="ce26">
            <text:p>20:50:00</text:p>
          </table:table-cell>
          <table:table-cell office:value-type="date" office:date-value="2022-05-19T21:24:00" table:style-name="ce27">
            <text:p>22-5-19 21:24</text:p>
          </table:table-cell>
          <table:table-cell office:value-type="time" office:time-value="PT24H34M0S" table:formula="of:=[.Q73]-[.O73]" table:style-name="ce26">
            <text:p>0:34:00</text:p>
          </table:table-cell>
          <table:table-cell office:value-type="string" table:style-name="ce25">
            <text:p>Kakao, Call</text:p>
          </table:table-cell>
          <table:table-cell office:value-type="date" office:date-value="2022-05-19T21:25:00" table:style-name="ce27">
            <text:p>22-5-19 21:25</text:p>
          </table:table-cell>
          <table:table-cell office:value-type="string" table:style-name="ce28">
            <text:p>vServer prd-ccs-vehicle state down</text:p>
          </table:table-cell>
          <table:table-cell office:value-type="string" table:style-name="ce48">
            <text:p>삭제 예정인 것, CM등록 예정</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27H10M0S" table:formula="of:=[.P74]" table:style-name="ce22">
            <text:p>3:10:00</text:p>
          </table:table-cell>
          <table:table-cell office:value-type="time" office:time-value="PT2H0M0S" table:formula="of:=[.R74]" table:style-name="ce22">
            <text:p>2:00:00</text:p>
          </table:table-cell>
          <table:table-cell office:value-type="string" table:style-name="ce23">
            <text:p>2022.05.19</text:p>
          </table:table-cell>
          <table:table-cell office:value-type="string" table:style-name="ce39">
            <text:p>21~09</text:p>
          </table:table-cell>
          <table:table-cell office:value-type="string" table:content-validation-name="val1" table:style-name="ce25">
            <text:p>Subramanya</text:p>
          </table:table-cell>
          <table:table-cell office:value-type="string" table:style-name="ce47">
            <text:p>Thulasiraj</text:p>
          </table:table-cell>
          <table:table-cell table:style-name="ce47"/>
          <table:table-cell table:style-name="ce111"/>
          <table:table-cell office:value-type="date" office:date-value="2022-05-20T03:10:00" table:style-name="ce27">
            <text:p>22-5-20 3:10</text:p>
          </table:table-cell>
          <table:table-cell office:value-type="time" office:time-value="PT1072827H10M0S" table:formula="of:=[.O74]-[.N74]" table:style-name="ce26">
            <text:p>3:10:00</text:p>
          </table:table-cell>
          <table:table-cell office:value-type="date" office:date-value="2022-05-20T05:10:00" table:style-name="ce27">
            <text:p>22-5-20 5:10</text:p>
          </table:table-cell>
          <table:table-cell office:value-type="time" office:time-value="PT2H0M0S" table:formula="of:=[.Q74]-[.O74]" table:style-name="ce26">
            <text:p>2:00:00</text:p>
          </table:table-cell>
          <table:table-cell office:value-type="string" table:style-name="ce25">
            <text:p>mail</text:p>
          </table:table-cell>
          <table:table-cell table:style-name="ce32"/>
          <table:table-cell office:value-type="string" table:style-name="ce28">
            <text:p>/ Disk size is over 90%: ccseupartnerp01</text:p>
          </table:table-cell>
          <table:table-cell office:value-type="string" table:style-name="ce48">
            <text:p>It was fluctuating near the treshold, waited for sometime and sent a mail to the owner with details</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829H40M0S" table:formula="of:=[.P75]" table:style-name="ce22">
            <text:p>5:40:00</text:p>
          </table:table-cell>
          <table:table-cell office:value-type="time" office:time-value="PT0H0M2S" table:formula="of:=[.R75]" table:style-name="ce22">
            <text:p>0:00:02</text:p>
          </table:table-cell>
          <table:table-cell office:value-type="string" table:style-name="ce23">
            <text:p>2022.05.19</text:p>
          </table:table-cell>
          <table:table-cell office:value-type="string" table:style-name="ce39">
            <text:p>21~09</text:p>
          </table:table-cell>
          <table:table-cell office:value-type="string" table:content-validation-name="val1" table:style-name="ce47">
            <text:p>Subramanya</text:p>
          </table:table-cell>
          <table:table-cell office:value-type="string" table:style-name="ce47">
            <text:p>Thulasiraj</text:p>
          </table:table-cell>
          <table:table-cell table:style-name="ce47"/>
          <table:table-cell table:style-name="ce111"/>
          <table:table-cell office:value-type="date" office:date-value="2022-05-20T05:40:00" table:style-name="ce27">
            <text:p>22-5-20 5:40</text:p>
          </table:table-cell>
          <table:table-cell office:value-type="time" office:time-value="PT1072829H40M0S" table:formula="of:=[.O75]-[.N75]" table:style-name="ce26">
            <text:p>5:40:00</text:p>
          </table:table-cell>
          <table:table-cell office:value-type="date" office:date-value="2022-05-20T05:40:02" table:style-name="ce27">
            <text:p>22-5-20 5:40</text:p>
          </table:table-cell>
          <table:table-cell office:value-type="time" office:time-value="PT0H0M2S" table:formula="of:=[.Q75]-[.O75]" table:style-name="ce26">
            <text:p>0:00:02</text:p>
          </table:table-cell>
          <table:table-cell office:value-type="string" table:style-name="ce25">
            <text:p>Kakao</text:p>
          </table:table-cell>
          <table:table-cell table:style-name="ce32"/>
          <table:table-cell office:value-type="string" table:style-name="ce28">
            <text:p>1 disk is read-only status on ph00dn025.pkr0c01.hcloud.io</text:p>
          </table:table-cell>
          <table:table-cell office:value-type="string" table:style-name="ce48">
            <text:p>There is sdl - /hadoop/dfs/11 disk is not available</text:p>
          </table:table-cell>
          <table:table-cell office:value-type="string" table:style-name="ce48">
            <text:p>KRCLOUDBIG-833</text:p>
          </table:table-cell>
          <table:table-cell office:value-type="string" table:content-validation-name="val3" table:style-name="ce49">
            <text:p>X</text:p>
          </table:table-cell>
          <table:table-cell table:content-validation-name="val3" table:style-name="ce49"/>
          <table:table-cell office:value-type="string" table:style-name="ce52">
            <text:p>12번 Volume 교체 필요 합니다.</text:p>
            <text:p>벤더 RMA 진행 중입니다.</text:p>
          </table:table-cell>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833H27M0S" table:formula="of:=[.P76]" table:style-name="ce22">
            <text:p>9:27:00</text:p>
          </table:table-cell>
          <table:table-cell office:value-type="time" office:time-value="PT0H3M0S" table:formula="of:=[.R76]" table:style-name="ce22">
            <text:p>0:03:00</text:p>
          </table:table-cell>
          <table:table-cell office:value-type="string" table:style-name="ce23">
            <text:p>2022.05.20</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5-20T09:27:00" table:style-name="ce27">
            <text:p>22-5-20 9:27</text:p>
          </table:table-cell>
          <table:table-cell office:value-type="time" office:time-value="PT1072833H27M0S" table:formula="of:=[.O76]-[.N76]" table:style-name="ce26">
            <text:p>9:27:00</text:p>
          </table:table-cell>
          <table:table-cell office:value-type="date" office:date-value="2022-05-20T09:30:00" table:style-name="ce27">
            <text:p>22-5-20 9:30</text:p>
          </table:table-cell>
          <table:table-cell office:value-type="time" office:time-value="PT0H3M0S" table:formula="of:=[.Q76]-[.O76]" table:style-name="ce26">
            <text:p>0:03:00</text:p>
          </table:table-cell>
          <table:table-cell office:value-type="string" table:style-name="ce25">
            <text:p>mail</text:p>
          </table:table-cell>
          <table:table-cell table:style-name="ce32"/>
          <table:table-cell office:value-type="string" table:style-name="ce28">
            <text:p>ccskrbigps01mnp01 - CPU utilization remains 8.69%</text:p>
          </table:table-cell>
          <table:table-cell office:value-type="string" table:style-name="ce53">
            <text:p>자빅스 확인 결과 CPU 사용량 증가하였으며 담당자에게 mail 전달 완료</text:p>
            <text:p>담당자 spark history server process 재기동 후 처리 완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34H6M0S" table:formula="of:=[.P77]" table:style-name="ce22">
            <text:p>10:06:00</text:p>
          </table:table-cell>
          <table:table-cell office:value-type="time" office:time-value="PT0H20M0S" table:formula="of:=[.R77]" table:style-name="ce22">
            <text:p>0:20:00</text:p>
          </table:table-cell>
          <table:table-cell office:value-type="string" table:style-name="ce23">
            <text:p>2022.05.20</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5-20T10:06:00" table:style-name="ce27">
            <text:p>22-5-20 10:06</text:p>
          </table:table-cell>
          <table:table-cell office:value-type="time" office:time-value="PT1072834H6M0S" table:formula="of:=[.O77]-[.N77]" table:style-name="ce26">
            <text:p>10:06:00</text:p>
          </table:table-cell>
          <table:table-cell office:value-type="date" office:date-value="2022-05-20T10:26:00" table:style-name="ce27">
            <text:p>22-5-20 10:26</text:p>
          </table:table-cell>
          <table:table-cell office:value-type="time" office:time-value="PT0H20M0S" table:formula="of:=[.Q77]-[.O77]" table:style-name="ce26">
            <text:p>0:20:00</text:p>
          </table:table-cell>
          <table:table-cell office:value-type="string" table:style-name="ce25">
            <text:p>mail</text:p>
          </table:table-cell>
          <table:table-cell table:style-name="ce32"/>
          <table:table-cell office:value-type="string" table:style-name="ce28">
            <text:p>ccscntmsdbp02 - CPU utilization remains 8.89%</text:p>
          </table:table-cell>
          <table:table-cell office:value-type="string" table:style-name="ce48">
            <text:p>자빅스 확인 결과 특정 시간 CPU 사용량 증가 하여 담당자에게 mail 전달 완료</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37H43M0S" table:formula="of:=[.P78]" table:style-name="ce22">
            <text:p>13:43:00</text:p>
          </table:table-cell>
          <table:table-cell office:value-type="time" office:time-value="PT0H2M0S" table:formula="of:=[.R78]" table:style-name="ce22">
            <text:p>0:02:00</text:p>
          </table:table-cell>
          <table:table-cell office:value-type="string" table:style-name="ce23">
            <text:p>2022.05.20</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김의현</text:p>
          </table:table-cell>
          <table:table-cell table:style-name="ce111"/>
          <table:table-cell office:value-type="date" office:date-value="2022-05-20T13:43:00" table:style-name="ce27">
            <text:p>22-5-20 13:43</text:p>
          </table:table-cell>
          <table:table-cell office:value-type="time" office:time-value="PT1072837H43M0S" table:formula="of:=[.O78]-[.N78]" table:style-name="ce26">
            <text:p>13:43:00</text:p>
          </table:table-cell>
          <table:table-cell office:value-type="date" office:date-value="2022-05-20T13:45:00" table:style-name="ce27">
            <text:p>22-5-20 13:45</text:p>
          </table:table-cell>
          <table:table-cell office:value-type="time" office:time-value="PT0H2M0S" table:formula="of:=[.Q78]-[.O78]" table:style-name="ce26">
            <text:p>0:02:00</text:p>
          </table:table-cell>
          <table:table-cell office:value-type="string" table:style-name="ce25">
            <text:p>Kakao</text:p>
          </table:table-cell>
          <table:table-cell table:style-name="ce32"/>
          <table:table-cell office:value-type="string" table:style-name="ce28">
            <text:p>ccskrcocvminfop01.ap-northest-2.ap-northeast-2.prd.h53 restarted</text:p>
          </table:table-cell>
          <table:table-cell office:value-type="string" table:style-name="ce48">
            <text:p>리스타트 알람 발생 VM 생성시 에러 발생하여 재생중 이라고 합니다.</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38H5M0S" table:formula="of:=[.P79]" table:style-name="ce22">
            <text:p>14:05:00</text:p>
          </table:table-cell>
          <table:table-cell office:value-type="time" office:time-value="PT0H6M0S" table:formula="of:=[.R79]" table:style-name="ce22">
            <text:p>0:06:00</text:p>
          </table:table-cell>
          <table:table-cell office:value-type="string" table:style-name="ce23">
            <text:p>2022.05.20</text:p>
          </table:table-cell>
          <table:table-cell office:value-type="string" table:style-name="ce46">
            <text:p>15~22</text:p>
          </table:table-cell>
          <table:table-cell office:value-type="string" table:content-validation-name="val1" table:style-name="ce47">
            <text:p>이후승</text:p>
          </table:table-cell>
          <table:table-cell table:style-name="ce47"/>
          <table:table-cell office:value-type="string" table:style-name="ce47">
            <text:p>심명보</text:p>
          </table:table-cell>
          <table:table-cell table:style-name="ce111"/>
          <table:table-cell office:value-type="date" office:date-value="2022-05-20T14:05:00" table:style-name="ce27">
            <text:p>22-5-20 14:05</text:p>
          </table:table-cell>
          <table:table-cell office:value-type="time" office:time-value="PT1072838H5M0S" table:formula="of:=[.O79]-[.N79]" table:style-name="ce26">
            <text:p>14:05:00</text:p>
          </table:table-cell>
          <table:table-cell office:value-type="date" office:date-value="2022-05-20T14:11:00" table:style-name="ce27">
            <text:p>22-5-20 14:11</text:p>
          </table:table-cell>
          <table:table-cell office:value-type="time" office:time-value="PT0H6M0S" table:formula="of:=[.Q79]-[.O79]" table:style-name="ce26">
            <text:p>0:06:00</text:p>
          </table:table-cell>
          <table:table-cell office:value-type="string" table:style-name="ce25">
            <text:p><text:s/>M +</text:p>
          </table:table-cell>
          <table:table-cell office:value-type="date" office:date-value="2022-05-20T18:11:00" table:style-name="ce27">
            <text:p>22-5-20 18:11</text:p>
          </table:table-cell>
          <table:table-cell office:value-type="string" table:style-name="ce28">
            <text:p>ccskrbigps02dnp05 - CPU utilization remains 7.06%</text:p>
          </table:table-cell>
          <table:table-cell office:value-type="string" table:style-name="ce48">
            <text:p>최윤창책임 확인 결과 ccskrbigps02mnp01~06 노드는 자원 할당률이 많기 때문에 앞으로도 무시해도 된다고 확인받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2H5M0S" table:formula="of:=[.P80]" table:style-name="ce22">
            <text:p>14:05:00</text:p>
          </table:table-cell>
          <table:table-cell office:value-type="float" office:value="-0.54166666666424135" table:formula="of:=[.R80]" table:style-name="ce22">
            <text:p>#######</text:p>
          </table:table-cell>
          <table:table-cell office:value-type="string" table:style-name="ce23">
            <text:p>2022.05.21</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Ganesh</text:p>
          </table:table-cell>
          <table:table-cell table:style-name="ce47"/>
          <table:table-cell table:style-name="ce111"/>
          <table:table-cell office:value-type="date" office:date-value="2022-05-21T14:05:00" table:style-name="ce27">
            <text:p>22-5-21 14:05</text:p>
          </table:table-cell>
          <table:table-cell office:value-type="time" office:time-value="PT1072862H5M0S" table:formula="of:=[.O80]-[.N80]" table:style-name="ce26">
            <text:p>14:05:00</text:p>
          </table:table-cell>
          <table:table-cell office:value-type="date" office:date-value="2022-05-21T01:05:00" table:style-name="ce27">
            <text:p>22-5-21 1:05</text:p>
          </table:table-cell>
          <table:table-cell office:value-type="float" office:value="-0.54166666666424135" table:formula="of:=[.Q80]-[.O80]" table:style-name="ce26">
            <text:p>#######</text:p>
          </table:table-cell>
          <table:table-cell office:value-type="string" table:style-name="ce25">
            <text:p>M+, Mail</text:p>
          </table:table-cell>
          <table:table-cell office:value-type="date" office:date-value="2022-05-21T00:45:00" table:style-name="ce27">
            <text:p>22-5-21 0:45</text:p>
          </table:table-cell>
          <table:table-cell office:value-type="string" table:style-name="ce28">
            <text:p>SSH service is down on ccskrevplatformkmp02.krcloud</text:p>
          </table:table-cell>
          <table:table-cell office:value-type="string" table:style-name="ce48">
            <text:p>Not able to connect to <text:s/>server,hence we rebooted the server. Sent mail to vm owner to check from his side</text:p>
          </table:table-cell>
          <table:table-cell office:value-type="string" table:style-name="ce48">
            <text:p>KRCLOUD-4920</text:p>
          </table:table-cell>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81]" table:style-name="ce22">
            <text:p>#VALUE!</text:p>
          </table:table-cell>
          <table:table-cell office:value-type="time" office:time-value="PT0H0M0S" table:formula="of:=[.R81]" table:style-name="ce22">
            <text:p>#VALUE!</text:p>
          </table:table-cell>
          <table:table-cell office:value-type="string" table:style-name="ce23">
            <text:p>2022.05.20</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Ashok</text:p>
          </table:table-cell>
          <table:table-cell table:style-name="ce47"/>
          <table:table-cell table:style-name="ce111"/>
          <table:table-cell office:value-type="string" table:style-name="ce27">
            <text:p>2022-05-20 <text:s/>22:05:00 PM</text:p>
          </table:table-cell>
          <table:table-cell office:value-type="time" office:time-value="PT0H0M0S" table:formula="of:=[.O81]-[.N81]" table:style-name="ce26">
            <text:p>#VALUE!</text:p>
          </table:table-cell>
          <table:table-cell office:value-type="string" table:style-name="ce27">
            <text:p><text:s/>2022-05-20 22:10:00 PM</text:p>
          </table:table-cell>
          <table:table-cell office:value-type="time" office:time-value="PT0H0M0S" table:formula="of:=[.Q81]-[.O81]" table:style-name="ce26">
            <text:p>#VALUE!</text:p>
          </table:table-cell>
          <table:table-cell office:value-type="string" table:style-name="ce25">
            <text:p>Kakao</text:p>
          </table:table-cell>
          <table:table-cell office:value-type="string" table:style-name="ce27">
            <text:p><text:s text:c="9"/>2022-05-20 <text:s/>22:15:00 PM</text:p>
          </table:table-cell>
          <table:table-cell office:value-type="string" table:style-name="ce28">
            <text:p>Free Size on aggr_node02_data less than 10%</text:p>
          </table:table-cell>
          <table:table-cell office:value-type="string" table:style-name="ce48">
            <text:p>Deleted old <text:s/>snapshot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58H32M0S" table:formula="of:=[.P82]" table:style-name="ce22">
            <text:p>10:32:00</text:p>
          </table:table-cell>
          <table:table-cell office:value-type="time" office:time-value="PT2H10M0S" table:formula="of:=[.R82]" table:style-name="ce22">
            <text:p>2:10: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Ganesh</text:p>
          </table:table-cell>
          <table:table-cell table:style-name="ce47"/>
          <table:table-cell table:style-name="ce111"/>
          <table:table-cell office:value-type="date" office:date-value="2022-05-21T10:32:00" table:style-name="ce27">
            <text:p>22-5-21 10:32</text:p>
          </table:table-cell>
          <table:table-cell office:value-type="time" office:time-value="PT1072858H32M0S" table:formula="of:=[.O82]-[.N82]" table:style-name="ce26">
            <text:p>10:32:00</text:p>
          </table:table-cell>
          <table:table-cell office:value-type="date" office:date-value="2022-05-21T12:42:00" table:style-name="ce27">
            <text:p>22-5-21 12:42</text:p>
          </table:table-cell>
          <table:table-cell office:value-type="time" office:time-value="PT2H10M0S" table:formula="of:=[.Q82]-[.O82]" table:style-name="ce26">
            <text:p>2:10:00</text:p>
          </table:table-cell>
          <table:table-cell office:value-type="string" table:style-name="ce25">
            <text:p>Kakao, email</text:p>
          </table:table-cell>
          <table:table-cell office:value-type="date" office:date-value="2022-05-21T10:39:00" table:style-name="ce27">
            <text:p>22-5-21 10:39</text:p>
          </table:table-cell>
          <table:table-cell office:value-type="string" table:style-name="ce28">
            <text:p>/data Disk size 10.96 % capacity left : ccsnahmacvcmofp01,02</text:p>
          </table:table-cell>
          <table:table-cell office:value-type="string" table:style-name="ce48">
            <text:p>Checked, confirmed status, shared status, Emailed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4H22M0S" table:formula="of:=[.P83]" table:style-name="ce22">
            <text:p>16:22:00</text:p>
          </table:table-cell>
          <table:table-cell office:value-type="time" office:time-value="PT0H1M0S" table:formula="of:=[.R83]" table:style-name="ce22">
            <text:p>0:01: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Ganesh</text:p>
          </table:table-cell>
          <table:table-cell table:style-name="ce47"/>
          <table:table-cell table:style-name="ce111"/>
          <table:table-cell office:value-type="date" office:date-value="2022-05-21T16:22:00" table:style-name="ce27">
            <text:p>22-5-21 16:22</text:p>
          </table:table-cell>
          <table:table-cell office:value-type="time" office:time-value="PT1072864H22M0S" table:formula="of:=[.O83]-[.N83]" table:style-name="ce26">
            <text:p>16:22:00</text:p>
          </table:table-cell>
          <table:table-cell office:value-type="date" office:date-value="2022-05-21T16:23:00" table:style-name="ce27">
            <text:p>22-5-21 16:23</text:p>
          </table:table-cell>
          <table:table-cell office:value-type="time" office:time-value="PT0H1M0S" table:formula="of:=[.Q83]-[.O83]" table:style-name="ce26">
            <text:p>0:01:00</text:p>
          </table:table-cell>
          <table:table-cell office:value-type="string" table:style-name="ce25">
            <text:p>Kakao</text:p>
          </table:table-cell>
          <table:table-cell office:value-type="date" office:date-value="2022-05-21T16:25:00" table:style-name="ce27">
            <text:p>22-5-21 16:25</text:p>
          </table:table-cell>
          <table:table-cell office:value-type="string" table:style-name="ce28">
            <text:p>ccskrtrafficdbp01.krcloud CPU utilization remains 9.23 %</text:p>
          </table:table-cell>
          <table:table-cell office:value-type="string" table:style-name="ce48">
            <text:p>Planned work in progress, shared as planned work</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5H3M0S" table:formula="of:=[.P84]" table:style-name="ce22">
            <text:p>17:03:00</text:p>
          </table:table-cell>
          <table:table-cell office:value-type="time" office:time-value="PT0H4M0S" table:formula="of:=[.R84]" table:style-name="ce22">
            <text:p>0:04: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Ganesh</text:p>
          </table:table-cell>
          <table:table-cell table:style-name="ce47"/>
          <table:table-cell table:style-name="ce111"/>
          <table:table-cell office:value-type="date" office:date-value="2022-05-21T17:03:00" table:style-name="ce27">
            <text:p>22-5-21 17:03</text:p>
          </table:table-cell>
          <table:table-cell office:value-type="time" office:time-value="PT1072865H3M0S" table:formula="of:=[.O84]-[.N84]" table:style-name="ce26">
            <text:p>17:03:00</text:p>
          </table:table-cell>
          <table:table-cell office:value-type="date" office:date-value="2022-05-21T17:07:00" table:style-name="ce27">
            <text:p>22-5-21 17:07</text:p>
          </table:table-cell>
          <table:table-cell office:value-type="time" office:time-value="PT0H4M0S" table:formula="of:=[.Q84]-[.O84]" table:style-name="ce26">
            <text:p>0:04:00</text:p>
          </table:table-cell>
          <table:table-cell office:value-type="string" table:style-name="ce25">
            <text:p>Kakao</text:p>
          </table:table-cell>
          <table:table-cell office:value-type="date" office:date-value="2022-05-21T17:07:00" table:style-name="ce27">
            <text:p>22-5-21 17:07</text:p>
          </table:table-cell>
          <table:table-cell office:value-type="string" table:style-name="ce28">
            <text:p>SSH service is down on ccsnahmalogp01<text:s/></text:p>
          </table:table-cell>
          <table:table-cell office:value-type="string" table:style-name="ce48">
            <text:p>Checked, confirmed false alert, shared statu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7H0M0S" table:formula="of:=[.P85]" table:style-name="ce22">
            <text:p>19:00:00</text:p>
          </table:table-cell>
          <table:table-cell office:value-type="time" office:time-value="PT0H1M0S" table:formula="of:=[.R85]" table:style-name="ce22">
            <text:p>0:01: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Ashok</text:p>
          </table:table-cell>
          <table:table-cell office:value-type="string" table:style-name="ce47">
            <text:p>Saju</text:p>
          </table:table-cell>
          <table:table-cell table:style-name="ce111"/>
          <table:table-cell office:value-type="date" office:date-value="2022-05-21T19:00:00" table:style-name="ce27">
            <text:p>22-5-21 19:00</text:p>
          </table:table-cell>
          <table:table-cell office:value-type="time" office:time-value="PT1072867H0M0S" table:formula="of:=[.O85]-[.N85]" table:style-name="ce26">
            <text:p>19:00:00</text:p>
          </table:table-cell>
          <table:table-cell office:value-type="date" office:date-value="2022-05-21T19:01:00" table:style-name="ce27">
            <text:p>22-5-21 19:01</text:p>
          </table:table-cell>
          <table:table-cell office:value-type="time" office:time-value="PT0H1M0S" table:formula="of:=[.Q85]-[.O85]" table:style-name="ce26">
            <text:p>0:01:00</text:p>
          </table:table-cell>
          <table:table-cell office:value-type="string" table:style-name="ce25">
            <text:p>Kakao</text:p>
          </table:table-cell>
          <table:table-cell office:value-type="date" office:date-value="2022-05-21T19:01:00" table:style-name="ce27">
            <text:p>22-5-21 19:01</text:p>
          </table:table-cell>
          <table:table-cell office:value-type="string" table:style-name="ce28">
            <text:p>ccseuapigwp-loadbalancer 10.115.191.141 VIP is down</text:p>
          </table:table-cell>
          <table:table-cell office:value-type="string" table:style-name="ce48">
            <text:p>Checked, confirmed false alert, shared statu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7H0M0S" table:formula="of:=[.P86]" table:style-name="ce22">
            <text:p>19:00:00</text:p>
          </table:table-cell>
          <table:table-cell office:value-type="time" office:time-value="PT0H1M0S" table:formula="of:=[.R86]" table:style-name="ce22">
            <text:p>0:01: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Ashok</text:p>
          </table:table-cell>
          <table:table-cell office:value-type="string" table:style-name="ce47">
            <text:p>Saju</text:p>
          </table:table-cell>
          <table:table-cell table:style-name="ce111"/>
          <table:table-cell office:value-type="date" office:date-value="2022-05-21T19:00:00" table:style-name="ce27">
            <text:p>22-5-21 19:00</text:p>
          </table:table-cell>
          <table:table-cell office:value-type="time" office:time-value="PT1072867H0M0S" table:formula="of:=[.O86]-[.N86]" table:style-name="ce26">
            <text:p>19:00:00</text:p>
          </table:table-cell>
          <table:table-cell office:value-type="date" office:date-value="2022-05-21T19:01:00" table:style-name="ce27">
            <text:p>22-5-21 19:01</text:p>
          </table:table-cell>
          <table:table-cell office:value-type="time" office:time-value="PT0H1M0S" table:formula="of:=[.Q86]-[.O86]" table:style-name="ce26">
            <text:p>0:01:00</text:p>
          </table:table-cell>
          <table:table-cell office:value-type="string" table:style-name="ce25">
            <text:p>Kakao</text:p>
          </table:table-cell>
          <table:table-cell office:value-type="date" office:date-value="2022-05-21T19:01:00" table:style-name="ce27">
            <text:p>22-5-21 19:01</text:p>
          </table:table-cell>
          <table:table-cell office:value-type="string" table:style-name="ce28">
            <text:p>ccseusbsp-loadbalancer 10.115.190.141 VIP is down</text:p>
          </table:table-cell>
          <table:table-cell office:value-type="string" table:style-name="ce48">
            <text:p>Checked, confirmed false alert, shared statu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7H0M0S" table:formula="of:=[.P87]" table:style-name="ce22">
            <text:p>19:00:00</text:p>
          </table:table-cell>
          <table:table-cell office:value-type="time" office:time-value="PT0H1M0S" table:formula="of:=[.R87]" table:style-name="ce22">
            <text:p>0:01: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Ashok</text:p>
          </table:table-cell>
          <table:table-cell office:value-type="string" table:style-name="ce47">
            <text:p>Saju</text:p>
          </table:table-cell>
          <table:table-cell table:style-name="ce111"/>
          <table:table-cell office:value-type="date" office:date-value="2022-05-21T19:00:00" table:style-name="ce27">
            <text:p>22-5-21 19:00</text:p>
          </table:table-cell>
          <table:table-cell office:value-type="time" office:time-value="PT1072867H0M0S" table:formula="of:=[.O87]-[.N87]" table:style-name="ce26">
            <text:p>19:00:00</text:p>
          </table:table-cell>
          <table:table-cell office:value-type="date" office:date-value="2022-05-21T19:01:00" table:style-name="ce27">
            <text:p>22-5-21 19:01</text:p>
          </table:table-cell>
          <table:table-cell office:value-type="time" office:time-value="PT0H1M0S" table:formula="of:=[.Q87]-[.O87]" table:style-name="ce26">
            <text:p>0:01:00</text:p>
          </table:table-cell>
          <table:table-cell office:value-type="string" table:style-name="ce25">
            <text:p>Kakao</text:p>
          </table:table-cell>
          <table:table-cell office:value-type="date" office:date-value="2022-05-21T19:01:00" table:style-name="ce27">
            <text:p>22-5-21 19:01</text:p>
          </table:table-cell>
          <table:table-cell office:value-type="string" table:style-name="ce28">
            <text:p>ccseuaccountp-loadbalancer 10.115.189.14 VIP is down</text:p>
          </table:table-cell>
          <table:table-cell office:value-type="string" table:style-name="ce48">
            <text:p>Checked, confirmed false alert, shared statu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7H35M0S" table:formula="of:=[.P88]" table:style-name="ce22">
            <text:p>19:35:00</text:p>
          </table:table-cell>
          <table:table-cell office:value-type="time" office:time-value="PT0H25M0S" table:formula="of:=[.R88]" table:style-name="ce22">
            <text:p>0:25: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Saju</text:p>
          </table:table-cell>
          <table:table-cell office:value-type="string" table:style-name="ce47">
            <text:p>Ashok</text:p>
          </table:table-cell>
          <table:table-cell table:style-name="ce111"/>
          <table:table-cell office:value-type="date" office:date-value="2022-05-21T19:35:00" table:style-name="ce27">
            <text:p>22-5-21 19:35</text:p>
          </table:table-cell>
          <table:table-cell office:value-type="time" office:time-value="PT1072867H35M0S" table:formula="of:=[.O88]-[.N88]" table:style-name="ce26">
            <text:p>19:35:00</text:p>
          </table:table-cell>
          <table:table-cell office:value-type="date" office:date-value="2022-05-21T20:00:00" table:style-name="ce27">
            <text:p>22-5-21 20:00</text:p>
          </table:table-cell>
          <table:table-cell office:value-type="time" office:time-value="PT0H25M0S" table:formula="of:=[.Q88]-[.O88]" table:style-name="ce26">
            <text:p>0:25:00</text:p>
          </table:table-cell>
          <table:table-cell office:value-type="string" table:style-name="ce25">
            <text:p>Kakao, email</text:p>
          </table:table-cell>
          <table:table-cell office:value-type="date" office:date-value="2022-05-21T19:42:00" table:style-name="ce27">
            <text:p>22-5-21 19:42</text:p>
          </table:table-cell>
          <table:table-cell office:value-type="string" table:style-name="ce28">
            <text:p>/appl Disk size 14.95 % capacity left : ccskrtrafficgenp02</text:p>
          </table:table-cell>
          <table:table-cell office:value-type="string" table:style-name="ce48">
            <text:p>Checked, confirmed status, shared status, Emailed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67H51M0S" table:formula="of:=[.P89]" table:style-name="ce22">
            <text:p>19:51:00</text:p>
          </table:table-cell>
          <table:table-cell office:value-type="time" office:time-value="PT1H3M0S" table:formula="of:=[.R89]" table:style-name="ce22">
            <text:p>1:03:00</text:p>
          </table:table-cell>
          <table:table-cell office:value-type="string" table:style-name="ce23">
            <text:p>2022.05.21</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Saju</text:p>
          </table:table-cell>
          <table:table-cell office:value-type="string" table:style-name="ce47">
            <text:p>Ashok</text:p>
          </table:table-cell>
          <table:table-cell table:style-name="ce111"/>
          <table:table-cell office:value-type="date" office:date-value="2022-05-21T19:51:00" table:style-name="ce27">
            <text:p>22-5-21 19:51</text:p>
          </table:table-cell>
          <table:table-cell office:value-type="time" office:time-value="PT1072867H51M0S" table:formula="of:=[.O89]-[.N89]" table:style-name="ce26">
            <text:p>19:51:00</text:p>
          </table:table-cell>
          <table:table-cell office:value-type="date" office:date-value="2022-05-21T20:54:00" table:style-name="ce27">
            <text:p>22-5-21 20:54</text:p>
          </table:table-cell>
          <table:table-cell office:value-type="time" office:time-value="PT1H3M0S" table:formula="of:=[.Q89]-[.O89]" table:style-name="ce26">
            <text:p>1:03:00</text:p>
          </table:table-cell>
          <table:table-cell office:value-type="string" table:style-name="ce25">
            <text:p>Kakao</text:p>
          </table:table-cell>
          <table:table-cell office:value-type="date" office:date-value="2022-05-21T19:58:00" table:style-name="ce27">
            <text:p>22-5-21 19:58</text:p>
          </table:table-cell>
          <table:table-cell office:value-type="string" table:style-name="ce28">
            <text:p>/ Disk size is over 90%: ccseupartnerp01</text:p>
          </table:table-cell>
          <table:table-cell office:value-type="string" table:style-name="ce48">
            <text:p>Checked, confirmed status, shared status, messaged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79H43M0S" table:formula="of:=[.P90]" table:style-name="ce22">
            <text:p>7:43:00</text:p>
          </table:table-cell>
          <table:table-cell office:value-type="time" office:time-value="PT0H1M0S" table:formula="of:=[.R90]" table:style-name="ce22">
            <text:p>0:01:00</text:p>
          </table:table-cell>
          <table:table-cell office:value-type="string" table:style-name="ce23">
            <text:p>2022.05.21</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Thulasiraj</text:p>
          </table:table-cell>
          <table:table-cell table:style-name="ce47"/>
          <table:table-cell table:style-name="ce111"/>
          <table:table-cell office:value-type="date" office:date-value="2022-05-22T07:43:00" table:style-name="ce27">
            <text:p>22-5-22 7:43</text:p>
          </table:table-cell>
          <table:table-cell office:value-type="time" office:time-value="PT1072879H43M0S" table:formula="of:=[.O90]-[.N90]" table:style-name="ce26">
            <text:p>7:43:00</text:p>
          </table:table-cell>
          <table:table-cell office:value-type="date" office:date-value="2022-05-22T07:44:00" table:style-name="ce27">
            <text:p>22-5-22 7:44</text:p>
          </table:table-cell>
          <table:table-cell office:value-type="time" office:time-value="PT0H1M0S" table:formula="of:=[.Q90]-[.O90]" table:style-name="ce26">
            <text:p>0:01:00</text:p>
          </table:table-cell>
          <table:table-cell office:value-type="string" table:style-name="ce25">
            <text:p>Kakao</text:p>
          </table:table-cell>
          <table:table-cell office:value-type="date" office:date-value="2022-05-22T07:48:00" table:style-name="ce27">
            <text:p>22-5-22 7:48</text:p>
          </table:table-cell>
          <table:table-cell office:value-type="string" table:style-name="ce28">
            <text:p>[FIRING:1](Rancher local Disk usage alert dvSgtNX7k)</text:p>
          </table:table-cell>
          <table:table-cell office:value-type="string" table:style-name="ce48">
            <text:p>It got resolved automatically</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80H30M0S" table:formula="of:=[.P91]" table:style-name="ce22">
            <text:p>8:30:00</text:p>
          </table:table-cell>
          <table:table-cell office:value-type="time" office:time-value="PT0H5M0S" table:formula="of:=[.R91]" table:style-name="ce22">
            <text:p>0:05:00</text:p>
          </table:table-cell>
          <table:table-cell office:value-type="string" table:style-name="ce23">
            <text:p>2022.05.21</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Thulasiraj</text:p>
          </table:table-cell>
          <table:table-cell table:style-name="ce47"/>
          <table:table-cell table:style-name="ce111"/>
          <table:table-cell office:value-type="date" office:date-value="2022-05-22T08:30:00" table:style-name="ce27">
            <text:p>22-5-22 8:30</text:p>
          </table:table-cell>
          <table:table-cell office:value-type="time" office:time-value="PT1072880H30M0S" table:formula="of:=[.O91]-[.N91]" table:style-name="ce26">
            <text:p>8:30:00</text:p>
          </table:table-cell>
          <table:table-cell office:value-type="date" office:date-value="2022-05-22T08:35:00" table:style-name="ce27">
            <text:p>22-5-22 8:35</text:p>
          </table:table-cell>
          <table:table-cell office:value-type="time" office:time-value="PT0H5M0S" table:formula="of:=[.Q91]-[.O91]" table:style-name="ce26">
            <text:p>0:05:00</text:p>
          </table:table-cell>
          <table:table-cell office:value-type="string" table:style-name="ce25">
            <text:p>Kakao</text:p>
          </table:table-cell>
          <table:table-cell office:value-type="date" office:date-value="2022-05-22T07:48:00" table:style-name="ce27">
            <text:p>22-5-22 7:48</text:p>
          </table:table-cell>
          <table:table-cell office:value-type="string" table:style-name="ce28">
            <text:p>[FIRING:1](Rancher local Disk usage alert dvSgtNX7k)</text:p>
          </table:table-cell>
          <table:table-cell office:value-type="string" table:style-name="ce48">
            <text:p>It got resolved automatically</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83H2M0S" table:formula="of:=[.P92]" table:style-name="ce22">
            <text:p>11:02:00</text:p>
          </table:table-cell>
          <table:table-cell office:value-type="time" office:time-value="PT0H1M0S" table:formula="of:=[.R92]" table:style-name="ce22">
            <text:p>0:01:00</text:p>
          </table:table-cell>
          <table:table-cell office:value-type="string" table:style-name="ce23">
            <text:p>2022.05.22</text:p>
          </table:table-cell>
          <table:table-cell office:value-type="string" table:style-name="ce46">
            <text:p>09~21</text:p>
          </table:table-cell>
          <table:table-cell office:value-type="string" table:content-validation-name="val1" table:style-name="ce47">
            <text:p>Lalit</text:p>
          </table:table-cell>
          <table:table-cell office:value-type="string" table:style-name="ce47">
            <text:p>Ram</text:p>
          </table:table-cell>
          <table:table-cell table:style-name="ce47"/>
          <table:table-cell table:style-name="ce111"/>
          <table:table-cell office:value-type="date" office:date-value="2022-05-22T11:02:00" table:style-name="ce27">
            <text:p>22-5-22 11:02</text:p>
          </table:table-cell>
          <table:table-cell office:value-type="time" office:time-value="PT1072883H2M0S" table:formula="of:=[.O92]-[.N92]" table:style-name="ce26">
            <text:p>11:02:00</text:p>
          </table:table-cell>
          <table:table-cell office:value-type="date" office:date-value="2022-05-22T11:03:00" table:style-name="ce27">
            <text:p>22-5-22 11:03</text:p>
          </table:table-cell>
          <table:table-cell office:value-type="time" office:time-value="PT0H1M0S" table:formula="of:=[.Q92]-[.O92]" table:style-name="ce26">
            <text:p>0:01:00</text:p>
          </table:table-cell>
          <table:table-cell office:value-type="string" table:style-name="ce25">
            <text:p>Kakao</text:p>
          </table:table-cell>
          <table:table-cell office:value-type="date" office:date-value="2022-05-22T11:03:00" table:style-name="ce27">
            <text:p>22-5-22 11:03</text:p>
          </table:table-cell>
          <table:table-cell office:value-type="string" table:style-name="ce28">
            <text:p><text:a xlink:href="javascript:void(0)">SSH service is down on ccscndlwp01.cntms</text:a></text:p>
          </table:table-cell>
          <table:table-cell office:value-type="string" table:style-name="ce48">
            <text:p>Checked, confirmed false alert, shared statu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896H47M0S" table:formula="of:=[.P93]" table:style-name="ce22">
            <text:p>0:47:00</text:p>
          </table:table-cell>
          <table:table-cell office:value-type="time" office:time-value="PT0H3M0S" table:formula="of:=[.R93]" table:style-name="ce22">
            <text:p>0:03: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Radhika</text:p>
          </table:table-cell>
          <table:table-cell office:value-type="string" table:style-name="ce47">
            <text:p>Ganesh</text:p>
          </table:table-cell>
          <table:table-cell table:style-name="ce47"/>
          <table:table-cell table:style-name="ce111"/>
          <table:table-cell office:value-type="date" office:date-value="2022-05-23T00:47:00" table:style-name="ce27">
            <text:p>22-5-23 0:47</text:p>
          </table:table-cell>
          <table:table-cell office:value-type="time" office:time-value="PT1072896H47M0S" table:formula="of:=[.O93]-[.N93]" table:style-name="ce26">
            <text:p>0:47:00</text:p>
          </table:table-cell>
          <table:table-cell office:value-type="date" office:date-value="2022-05-23T00:50:00" table:style-name="ce27">
            <text:p>22-5-23 0:50</text:p>
          </table:table-cell>
          <table:table-cell office:value-type="time" office:time-value="PT0H3M0S" table:formula="of:=[.Q93]-[.O93]" table:style-name="ce26">
            <text:p>0:03:00</text:p>
          </table:table-cell>
          <table:table-cell office:value-type="string" table:style-name="ce25">
            <text:p>Kakao</text:p>
          </table:table-cell>
          <table:table-cell office:value-type="date" office:date-value="2022-05-23T00:55:00" table:style-name="ce27">
            <text:p>22-5-23 0:55</text:p>
          </table:table-cell>
          <table:table-cell office:value-type="string" table:style-name="ce28">
            <text:p>Unavailable ICMP ping pb01dn028</text:p>
          </table:table-cell>
          <table:table-cell office:value-type="string" table:style-name="ce48">
            <text:p>shared in kakao</text:p>
          </table:table-cell>
          <table:table-cell office:value-type="string" table:style-name="ce48">
            <text:p>KRCLOUDBIG-837</text:p>
          </table:table-cell>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03H27M0S" table:formula="of:=[.P94]" table:style-name="ce22">
            <text:p>7:27:00</text:p>
          </table:table-cell>
          <table:table-cell office:value-type="time" office:time-value="PT24H18M0S" table:formula="of:=[.R94]" table:style-name="ce22">
            <text:p>0:18: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Radhika</text:p>
          </table:table-cell>
          <table:table-cell office:value-type="string" table:style-name="ce47">
            <text:p>Thulasiraj, Jiyoon</text:p>
          </table:table-cell>
          <table:table-cell office:value-type="string" table:style-name="ce47">
            <text:p>Jae-bong</text:p>
          </table:table-cell>
          <table:table-cell table:style-name="ce111"/>
          <table:table-cell office:value-type="date" office:date-value="2022-05-23T07:27:00" table:style-name="ce27">
            <text:p>22-5-23 7:27</text:p>
          </table:table-cell>
          <table:table-cell office:value-type="time" office:time-value="PT1072903H27M0S" table:formula="of:=[.O94]-[.N94]" table:style-name="ce26">
            <text:p>7:27:00</text:p>
          </table:table-cell>
          <table:table-cell office:value-type="date" office:date-value="2022-05-24T07:45:00" table:style-name="ce27">
            <text:p>22-5-24 7:45</text:p>
          </table:table-cell>
          <table:table-cell office:value-type="time" office:time-value="PT24H18M0S" table:formula="of:=[.Q94]-[.O94]" table:style-name="ce26">
            <text:p>0:18:00</text:p>
          </table:table-cell>
          <table:table-cell office:value-type="string" table:style-name="ce25">
            <text:p>Kakao</text:p>
          </table:table-cell>
          <table:table-cell office:value-type="date" office:date-value="2022-05-23T08:36:00" table:style-name="ce27">
            <text:p>22-5-23 8:36</text:p>
          </table:table-cell>
          <table:table-cell office:value-type="string" table:style-name="ce28">
            <text:p>Unavailable ICMP ping, Host was down bigcpcomh06.krbig</text:p>
          </table:table-cell>
          <table:table-cell office:value-type="string" table:style-name="ce48">
            <text:p>live migrated all the 3vm under the host bigcpcomh06.krbig</text:p>
          </table:table-cell>
          <table:table-cell office:value-type="string" table:style-name="ce48">
            <text:p>CCBIGDATA-4332</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05H37M0S" table:formula="of:=[.P95]" table:style-name="ce22">
            <text:p>9:37:00</text:p>
          </table:table-cell>
          <table:table-cell office:value-type="time" office:time-value="PT0H1M0S" table:formula="of:=[.R95]" table:style-name="ce22">
            <text:p>0:01: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이시형</text:p>
          </table:table-cell>
          <table:table-cell table:style-name="ce47"/>
          <table:table-cell office:value-type="string" table:style-name="ce47">
            <text:p>남원우</text:p>
          </table:table-cell>
          <table:table-cell table:style-name="ce111"/>
          <table:table-cell office:value-type="date" office:date-value="2022-05-23T09:37:00" table:style-name="ce27">
            <text:p>22-5-23 9:37</text:p>
          </table:table-cell>
          <table:table-cell office:value-type="time" office:time-value="PT1072905H37M0S" table:formula="of:=[.O95]-[.N95]" table:style-name="ce26">
            <text:p>9:37:00</text:p>
          </table:table-cell>
          <table:table-cell office:value-type="date" office:date-value="2022-05-23T09:38:00" table:style-name="ce27">
            <text:p>22-5-23 9:38</text:p>
          </table:table-cell>
          <table:table-cell office:value-type="time" office:time-value="PT0H1M0S" table:formula="of:=[.Q95]-[.O95]" table:style-name="ce26">
            <text:p>0:01:00</text:p>
          </table:table-cell>
          <table:table-cell office:value-type="string" table:style-name="ce25">
            <text:p>Kakao, email</text:p>
          </table:table-cell>
          <table:table-cell office:value-type="date" office:date-value="2022-05-23T09:52:00" table:style-name="ce27">
            <text:p>22-5-23 9:52</text:p>
          </table:table-cell>
          <table:table-cell office:value-type="string" table:style-name="ce28">
            <text:p>/data Disk size 20.99% capacity left : ccsnahmaissp03</text:p>
          </table:table-cell>
          <table:table-cell office:value-type="string" table:style-name="ce48">
            <text:p>Checked, confirmed status, shared status, messaged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09H17M0S" table:formula="of:=[.P96]" table:style-name="ce22">
            <text:p>13:17:00</text:p>
          </table:table-cell>
          <table:table-cell office:value-type="time" office:time-value="PT0H6M0S" table:formula="of:=[.R96]" table:style-name="ce22">
            <text:p>0:06: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이시형</text:p>
          </table:table-cell>
          <table:table-cell table:style-name="ce47"/>
          <table:table-cell office:value-type="string" table:style-name="ce47">
            <text:p>남원우</text:p>
          </table:table-cell>
          <table:table-cell table:style-name="ce111"/>
          <table:table-cell office:value-type="date" office:date-value="2022-05-23T13:17:00" table:style-name="ce27">
            <text:p>22-5-23 13:17</text:p>
          </table:table-cell>
          <table:table-cell office:value-type="time" office:time-value="PT1072909H17M0S" table:formula="of:=[.O96]-[.N96]" table:style-name="ce26">
            <text:p>13:17:00</text:p>
          </table:table-cell>
          <table:table-cell office:value-type="date" office:date-value="2022-05-23T13:23:00" table:style-name="ce27">
            <text:p>22-5-23 13:23</text:p>
          </table:table-cell>
          <table:table-cell office:value-type="time" office:time-value="PT0H6M0S" table:formula="of:=[.Q96]-[.O96]" table:style-name="ce26">
            <text:p>0:06:00</text:p>
          </table:table-cell>
          <table:table-cell office:value-type="string" table:style-name="ce25">
            <text:p>Kakao, email</text:p>
          </table:table-cell>
          <table:table-cell table:style-name="ce32"/>
          <table:table-cell office:value-type="string" table:style-name="ce8">
            <text:p>/data Disk size 11 % capacity left : ccsnakmavcrmp01</text:p>
          </table:table-cell>
          <table:table-cell office:value-type="string" table:style-name="ce48">
            <text:p>Checked, confirmed status, shared status, messaged VM owner ( 답변:금일 6시쯤 데이터 삭제예정)</text:p>
          </table:table-cell>
          <table:table-cell table:style-name="ce48"/>
          <table:table-cell table:content-validation-name="val3" table:style-name="ce49"/>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12H34M0S" table:formula="of:=[.P97]" table:style-name="ce22">
            <text:p>16:34:00</text:p>
          </table:table-cell>
          <table:table-cell office:value-type="time" office:time-value="PT0H0M0S" table:formula="of:=[.R97]" table:style-name="ce22">
            <text:p>0:00: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5-23T16:34:00" table:style-name="ce27">
            <text:p>22-5-23 16:34</text:p>
          </table:table-cell>
          <table:table-cell office:value-type="time" office:time-value="PT1072912H34M0S" table:formula="of:=[.O97]-[.N97]" table:style-name="ce26">
            <text:p>16:34:00</text:p>
          </table:table-cell>
          <table:table-cell office:value-type="date" office:date-value="2022-05-23T16:34:00" table:style-name="ce27">
            <text:p>22-5-23 16:34</text:p>
          </table:table-cell>
          <table:table-cell office:value-type="time" office:time-value="PT0H0M0S" table:formula="of:=[.Q97]-[.O97]" table:style-name="ce26">
            <text:p>0:00:00</text:p>
          </table:table-cell>
          <table:table-cell office:value-type="string" table:style-name="ce25">
            <text:p>Kakao</text:p>
          </table:table-cell>
          <table:table-cell table:style-name="ce32"/>
          <table:table-cell office:value-type="string" table:style-name="ce28">
            <text:p><text:s/>ccskrtrafficdbp01.krcloud has just been restarted</text:p>
          </table:table-cell>
          <table:table-cell office:value-type="string" table:style-name="ce48">
            <text:p>작업에 의한 재기동</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12H34M0S" table:formula="of:=[.P98]" table:style-name="ce22">
            <text:p>16:34:00</text:p>
          </table:table-cell>
          <table:table-cell office:value-type="time" office:time-value="PT0H0M0S" table:formula="of:=[.R98]" table:style-name="ce22">
            <text:p>0:00:00</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5-23T16:34:00" table:style-name="ce27">
            <text:p>22-5-23 16:34</text:p>
          </table:table-cell>
          <table:table-cell office:value-type="time" office:time-value="PT1072912H34M0S" table:formula="of:=[.O98]-[.N98]" table:style-name="ce26">
            <text:p>16:34:00</text:p>
          </table:table-cell>
          <table:table-cell office:value-type="date" office:date-value="2022-05-23T16:34:00" table:style-name="ce27">
            <text:p>22-5-23 16:34</text:p>
          </table:table-cell>
          <table:table-cell office:value-type="time" office:time-value="PT0H0M0S" table:formula="of:=[.Q98]-[.O98]" table:style-name="ce26">
            <text:p>0:00:00</text:p>
          </table:table-cell>
          <table:table-cell office:value-type="string" table:style-name="ce25">
            <text:p>Kakao</text:p>
          </table:table-cell>
          <table:table-cell table:style-name="ce32"/>
          <table:table-cell office:value-type="string" table:style-name="ce28">
            <text:p><text:s/>ccskrtrafficdbp02.krcloud has just been restarted</text:p>
          </table:table-cell>
          <table:table-cell office:value-type="string" table:style-name="ce48">
            <text:p>작업에 의한 재기동</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2913H54M0S" table:formula="of:=[.P99]" table:style-name="ce22">
            <text:p>17:54:00</text:p>
          </table:table-cell>
          <table:table-cell office:value-type="time" office:time-value="PT0H0M0S" table:formula="of:=[.R99]" table:style-name="ce22">
            <text:p>#VALUE!</text:p>
          </table:table-cell>
          <table:table-cell office:value-type="string" table:style-name="ce23">
            <text:p>2022.05.23</text:p>
          </table:table-cell>
          <table:table-cell office:value-type="string" table:style-name="ce46">
            <text:p>09~21</text:p>
          </table:table-cell>
          <table:table-cell office:value-type="string" table:content-validation-name="val1" table:style-name="ce47">
            <text:p>김의현</text:p>
          </table:table-cell>
          <table:table-cell table:style-name="ce47"/>
          <table:table-cell office:value-type="string" table:style-name="ce47">
            <text:p>정종인,우전성</text:p>
          </table:table-cell>
          <table:table-cell table:style-name="ce111"/>
          <table:table-cell office:value-type="date" office:date-value="2022-05-23T17:54:00" table:style-name="ce27">
            <text:p>22-5-23 17:54</text:p>
          </table:table-cell>
          <table:table-cell office:value-type="time" office:time-value="PT1072913H54M0S" table:formula="of:=[.O99]-[.N99]" table:style-name="ce26">
            <text:p>17:54:00</text:p>
          </table:table-cell>
          <table:table-cell office:value-type="string" table:style-name="ce32">
            <text:p>22-5-23-18:40</text:p>
          </table:table-cell>
          <table:table-cell office:value-type="time" office:time-value="PT0H0M0S" table:formula="of:=[.Q99]-[.O99]" table:style-name="ce26">
            <text:p>#VALUE!</text:p>
          </table:table-cell>
          <table:table-cell office:value-type="string" table:style-name="ce25">
            <text:p>M+</text:p>
          </table:table-cell>
          <table:table-cell office:value-type="date" office:date-value="2022-05-23T09:52:00" table:style-name="ce27">
            <text:p>22-5-23 9:52</text:p>
          </table:table-cell>
          <table:table-cell office:value-type="string" table:style-name="ce28">
            <text:p>ccseutomtomgwp-loadbalancer 10.115.189.26 VIP is down</text:p>
          </table:table-cell>
          <table:table-cell office:value-type="string" table:style-name="ce53">
            <text:p>정종인, 우전성매니저 확인 및 대응, ccseutomtomgwp 커넥션이 30k오버되면서 문제발생</text:p>
            <text:p>sbs담당자(정슬기책임), tomtomgw(김기원책임)에 의한 서비스 재기동</text:p>
          </table:table-cell>
          <table:table-cell table:style-name="ce48"/>
          <table:table-cell office:value-type="string" table:content-validation-name="val3" table:style-name="ce49">
            <text:p>x</text:p>
          </table:table-cell>
          <table:table-cell table:content-validation-name="val3" table:style-name="ce49"/>
          <table:table-cell office:value-type="string" table:style-name="ce50">
            <text:p>인프라(FW,A10)문제는 아니며 AWS 및 어플리케이션 문제로 확인</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19H59M0S" table:formula="of:=[.P100]" table:style-name="ce22">
            <text:p>23:59:00</text:p>
          </table:table-cell>
          <table:table-cell office:value-type="time" office:time-value="PT0H0M0S" table:formula="of:=[.R100]" table:style-name="ce22">
            <text:p>#VALUE!</text:p>
          </table:table-cell>
          <table:table-cell office:value-type="string" table:style-name="ce23">
            <text:p>2022.05.2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 Ashok</text:p>
          </table:table-cell>
          <table:table-cell table:style-name="ce47"/>
          <table:table-cell table:style-name="ce111"/>
          <table:table-cell office:value-type="date" office:date-value="2022-05-23T23:59:00" table:style-name="ce27">
            <text:p>22-5-23 23:59</text:p>
          </table:table-cell>
          <table:table-cell office:value-type="time" office:time-value="PT1072919H59M0S" table:formula="of:=[.O100]-[.N100]" table:style-name="ce26">
            <text:p>23:59:00</text:p>
          </table:table-cell>
          <table:table-cell office:value-type="string" table:style-name="ce32">
            <text:p>2022-05-24-12:07:00 AM</text:p>
          </table:table-cell>
          <table:table-cell office:value-type="time" office:time-value="PT0H0M0S" table:formula="of:=[.Q100]-[.O100]" table:style-name="ce26">
            <text:p>#VALUE!</text:p>
          </table:table-cell>
          <table:table-cell office:value-type="string" table:style-name="ce25">
            <text:p>Kakao</text:p>
          </table:table-cell>
          <table:table-cell office:value-type="string" table:style-name="ce32">
            <text:p>2022-05-24-12:05:00 AM</text:p>
          </table:table-cell>
          <table:table-cell office:value-type="string" table:style-name="ce28">
            <text:p>vServer ccs-prd-dataflow state: down</text:p>
          </table:table-cell>
          <table:table-cell office:value-type="string" table:style-name="ce48">
            <text:p>Automatically it got resolved</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30H24M0S" table:formula="of:=[.P101]" table:style-name="ce22">
            <text:p>10:24:00</text:p>
          </table:table-cell>
          <table:table-cell office:value-type="time" office:time-value="PT0H0M0S" table:formula="of:=[.R101]" table:style-name="ce22">
            <text:p>#VALUE!</text:p>
          </table:table-cell>
          <table:table-cell office:value-type="string" table:style-name="ce23">
            <text:p>2022.05.24</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이은도</text:p>
          </table:table-cell>
          <table:table-cell table:style-name="ce111"/>
          <table:table-cell office:value-type="date" office:date-value="2022-05-24T10:24:00" table:style-name="ce27">
            <text:p>22-5-24 10:24</text:p>
          </table:table-cell>
          <table:table-cell office:value-type="time" office:time-value="PT1072930H24M0S" table:formula="of:=[.O101]-[.N101]" table:style-name="ce26">
            <text:p>10:24:00</text:p>
          </table:table-cell>
          <table:table-cell office:value-type="string" table:style-name="ce32">
            <text:p>2022-05-24-10:26:00 AM</text:p>
          </table:table-cell>
          <table:table-cell office:value-type="time" office:time-value="PT0H0M0S" table:formula="of:=[.Q101]-[.O101]" table:style-name="ce26">
            <text:p>#VALUE!</text:p>
          </table:table-cell>
          <table:table-cell office:value-type="string" table:style-name="ce25">
            <text:p>Kakao, email</text:p>
          </table:table-cell>
          <table:table-cell office:value-type="string" table:style-name="ce32">
            <text:p>2022-05-24-10:30:00 AM</text:p>
          </table:table-cell>
          <table:table-cell office:value-type="string" table:style-name="ce28">
            <text:p>ccskrdevloperkpwasp01,02.krcloud - CPU utilization remains 1.96%</text:p>
          </table:table-cell>
          <table:table-cell office:value-type="string" table:style-name="ce48">
            <text:p>CPU 알람 관련 자빅스 확인 하여 담당자에게 전달 완료</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4">
          <table:table-cell table:style-name="ce1"/>
          <table:table-cell office:value-type="string" table:style-name="ce21">
            <text:p>5월<text:s/></text:p>
          </table:table-cell>
          <table:table-cell table:number-columns-repeated="4" table:style-name="ce21"/>
          <table:table-cell office:value-type="time" office:time-value="PT1072930H55M0S" table:formula="of:=[.P102]" table:style-name="ce22">
            <text:p>10:55:00</text:p>
          </table:table-cell>
          <table:table-cell office:value-type="time" office:time-value="PT0H0M0S" table:formula="of:=[.R102]" table:style-name="ce22">
            <text:p>#VALUE!</text:p>
          </table:table-cell>
          <table:table-cell office:value-type="string" table:style-name="ce23">
            <text:p>2022.05.24</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정종인, 임정현, 남재하</text:p>
          </table:table-cell>
          <table:table-cell table:style-name="ce111"/>
          <table:table-cell office:value-type="date" office:date-value="2022-05-24T10:55:00" table:style-name="ce27">
            <text:p>22-5-24 10:55</text:p>
          </table:table-cell>
          <table:table-cell office:value-type="time" office:time-value="PT1072930H55M0S" table:formula="of:=[.O102]-[.N102]" table:style-name="ce26">
            <text:p>10:55:00</text:p>
          </table:table-cell>
          <table:table-cell office:value-type="string" table:style-name="ce32">
            <text:p>2022-05-24-11:03:00 AM</text:p>
          </table:table-cell>
          <table:table-cell office:value-type="time" office:time-value="PT0H0M0S" table:formula="of:=[.Q102]-[.O102]" table:style-name="ce26">
            <text:p>#VALUE!</text:p>
          </table:table-cell>
          <table:table-cell office:value-type="string" table:style-name="ce25">
            <text:p>Kakao</text:p>
          </table:table-cell>
          <table:table-cell office:value-type="string" table:style-name="ce32">
            <text:p>2022-05-24-11:56:00 AM</text:p>
          </table:table-cell>
          <table:table-cell office:value-type="string" table:style-name="ce28">
            <text:p>F5 big-IP: There are errors on the network interface (2.1)</text:p>
          </table:table-cell>
          <table:table-cell office:value-type="string" table:style-name="ce48">
            <text:p>인터페이스 에러 알람 발생, 확인 시 해당 인터페이스 정상 확인, 벤더 긴급 점검 진행 중</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office:value-type="string" table:style-name="ce52">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1H26M0S" table:formula="of:=[.P103]" table:style-name="ce22">
            <text:p>21:26:00</text:p>
          </table:table-cell>
          <table:table-cell office:value-type="time" office:time-value="PT0H2M0S" table:formula="of:=[.R103]" table:style-name="ce22">
            <text:p>0:02:00</text:p>
          </table:table-cell>
          <table:table-cell office:value-type="string" table:style-name="ce23">
            <text:p>2022.05.24</text:p>
          </table:table-cell>
          <table:table-cell office:value-type="string" table:style-name="ce46">
            <text:p>21~09</text:p>
          </table:table-cell>
          <table:table-cell office:value-type="string" table:content-validation-name="val1" table:style-name="ce47">
            <text:p>김의현</text:p>
          </table:table-cell>
          <table:table-cell office:value-type="string" table:style-name="ce47">
            <text:p>Saju</text:p>
          </table:table-cell>
          <table:table-cell office:value-type="string" table:style-name="ce47">
            <text:p>심명보</text:p>
          </table:table-cell>
          <table:table-cell table:style-name="ce111"/>
          <table:table-cell office:value-type="date" office:date-value="2022-05-24T21:26:00" table:style-name="ce27">
            <text:p>22-5-24 21:26</text:p>
          </table:table-cell>
          <table:table-cell office:value-type="time" office:time-value="PT1072941H26M0S" table:formula="of:=[.O103]-[.N103]" table:style-name="ce26">
            <text:p>21:26:00</text:p>
          </table:table-cell>
          <table:table-cell office:value-type="date" office:date-value="2022-05-24T21:28:00" table:style-name="ce27">
            <text:p>22-5-24 21:28</text:p>
          </table:table-cell>
          <table:table-cell office:value-type="time" office:time-value="PT0H2M0S" table:formula="of:=[.Q103]-[.O103]" table:style-name="ce26">
            <text:p>0:02:00</text:p>
          </table:table-cell>
          <table:table-cell office:value-type="string" table:style-name="ce25">
            <text:p>Kakao</text:p>
          </table:table-cell>
          <table:table-cell table:style-name="ce32"/>
          <table:table-cell office:value-type="string" table:style-name="ce28">
            <text:p>pb01dn035 : Interface ens6f1: Link down</text:p>
          </table:table-cell>
          <table:table-cell office:value-type="string" table:style-name="ce48">
            <text:p>인터페이스 다운얼럿발생, 티켓으로 팔로우업 예정</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5H50M0S" table:formula="of:=[.P104]" table:style-name="ce22">
            <text:p>1:50:00</text:p>
          </table:table-cell>
          <table:table-cell office:value-type="time" office:time-value="PT0H1M0S" table:formula="of:=[.R104]"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허원범</text:p>
          </table:table-cell>
          <table:table-cell table:style-name="ce47"/>
          <table:table-cell table:style-name="ce111"/>
          <table:table-cell office:value-type="date" office:date-value="2022-05-25T01:50:00" table:style-name="ce27">
            <text:p>22-5-25 1:50</text:p>
          </table:table-cell>
          <table:table-cell office:value-type="time" office:time-value="PT1072945H50M0S" table:formula="of:=[.O104]-[.N104]" table:style-name="ce26">
            <text:p>1:50:00</text:p>
          </table:table-cell>
          <table:table-cell office:value-type="date" office:date-value="2022-05-25T01:51:00" table:style-name="ce27">
            <text:p>22-5-25 1:51</text:p>
          </table:table-cell>
          <table:table-cell office:value-type="time" office:time-value="PT0H1M0S" table:formula="of:=[.Q104]-[.O104]" table:style-name="ce26">
            <text:p>0:01:00</text:p>
          </table:table-cell>
          <table:table-cell office:value-type="string" table:style-name="ce25">
            <text:p>Kakao</text:p>
          </table:table-cell>
          <table:table-cell office:value-type="string" table:style-name="ce32">
            <text:p>2022-05-23 / 9:52:00 AM</text:p>
          </table:table-cell>
          <table:table-cell office:value-type="string" table:style-name="ce28">
            <text:p>ccseudb01 EDB instance down<text:s/></text:p>
          </table:table-cell>
          <table:table-cell office:value-type="string" table:style-name="ce48">
            <text:p>Failover from ccseudb01 to ccseudb02</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6H2M0S" table:formula="of:=[.P105]" table:style-name="ce22">
            <text:p>2:02:00</text:p>
          </table:table-cell>
          <table:table-cell office:value-type="time" office:time-value="PT12H1M0S" table:formula="of:=[.R105]" table:style-name="ce22">
            <text:p>12: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Ganesh</text:p>
          </table:table-cell>
          <table:table-cell table:style-name="ce47"/>
          <table:table-cell table:style-name="ce111"/>
          <table:table-cell office:value-type="date" office:date-value="2022-05-25T02:02:00" table:style-name="ce27">
            <text:p>22-5-25 2:02</text:p>
          </table:table-cell>
          <table:table-cell office:value-type="time" office:time-value="PT1072946H2M0S" table:formula="of:=[.O105]-[.N105]" table:style-name="ce26">
            <text:p>2:02:00</text:p>
          </table:table-cell>
          <table:table-cell office:value-type="date" office:date-value="2022-05-25T14:03:00" table:style-name="ce27">
            <text:p>22-5-25 14:03</text:p>
          </table:table-cell>
          <table:table-cell office:value-type="time" office:time-value="PT12H1M0S" table:formula="of:=[.Q105]-[.O105]" table:style-name="ce26">
            <text:p>12:01:00</text:p>
          </table:table-cell>
          <table:table-cell office:value-type="string" table:style-name="ce25">
            <text:p>Kakao</text:p>
          </table:table-cell>
          <table:table-cell office:value-type="string" table:style-name="ce32">
            <text:p>2022-05-25 / 2:10:00 AM</text:p>
          </table:table-cell>
          <table:table-cell office:value-type="string" table:style-name="ce28">
            <text:p>dp03dn001.dkr0c06.hcloud.io has been restarted</text:p>
          </table:table-cell>
          <table:table-cell office:value-type="string" table:style-name="ce48">
            <text:p>shared in Kakao, resolved automatically</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52H52M0S" table:formula="of:=[.P106]" table:style-name="ce22">
            <text:p>8:52:00</text:p>
          </table:table-cell>
          <table:table-cell office:value-type="time" office:time-value="PT0H1M0S" table:formula="of:=[.R106]" table:style-name="ce22">
            <text:p>0:01:00</text:p>
          </table:table-cell>
          <table:table-cell office:value-type="string" table:style-name="ce23">
            <text:p>2022.05.25</text:p>
          </table:table-cell>
          <table:table-cell office:value-type="string" table:style-name="ce46">
            <text:p>08~17</text:p>
          </table:table-cell>
          <table:table-cell office:value-type="string" table:content-validation-name="val1" table:style-name="ce47">
            <text:p>심명보</text:p>
          </table:table-cell>
          <table:table-cell table:style-name="ce47"/>
          <table:table-cell office:value-type="string" table:style-name="ce47">
            <text:p>채한길</text:p>
          </table:table-cell>
          <table:table-cell table:style-name="ce111"/>
          <table:table-cell office:value-type="date" office:date-value="2022-05-25T08:52:00" table:style-name="ce27">
            <text:p>22-5-25 8:52</text:p>
          </table:table-cell>
          <table:table-cell office:value-type="time" office:time-value="PT1072952H52M0S" table:formula="of:=[.O106]-[.N106]" table:style-name="ce26">
            <text:p>8:52:00</text:p>
          </table:table-cell>
          <table:table-cell office:value-type="date" office:date-value="2022-05-25T08:53:00" table:style-name="ce27">
            <text:p>22-5-25 8:53</text:p>
          </table:table-cell>
          <table:table-cell office:value-type="time" office:time-value="PT0H1M0S" table:formula="of:=[.Q106]-[.O106]" table:style-name="ce26">
            <text:p>0:01:00</text:p>
          </table:table-cell>
          <table:table-cell office:value-type="string" table:style-name="ce25">
            <text:p>Kakao</text:p>
          </table:table-cell>
          <table:table-cell table:style-name="ce32"/>
          <table:table-cell office:value-type="string" table:style-name="ce28">
            <text:p>ccskrccspdpdbp01,02.krcloud - CPU utilization remains 14.19%</text:p>
          </table:table-cell>
          <table:table-cell office:value-type="string" table:style-name="ce48">
            <text:p>CPU 알람 관련 CPU 증설 티켓 확인되며, 내부적으로 리소스 확인 중</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58H29M0S" table:formula="of:=[.P107]" table:style-name="ce22">
            <text:p>14:29:00</text:p>
          </table:table-cell>
          <table:table-cell office:value-type="time" office:time-value="PT0H7M0S" table:formula="of:=[.R107]" table:style-name="ce22">
            <text:p>0:07:00</text:p>
          </table:table-cell>
          <table:table-cell office:value-type="string" table:style-name="ce23">
            <text:p>2022.05.25</text:p>
          </table:table-cell>
          <table:table-cell office:value-type="string" table:style-name="ce46">
            <text:p>08~17</text:p>
          </table:table-cell>
          <table:table-cell office:value-type="string" table:content-validation-name="val1" table:style-name="ce47">
            <text:p>심명보</text:p>
          </table:table-cell>
          <table:table-cell table:style-name="ce47"/>
          <table:table-cell office:value-type="string" table:style-name="ce47">
            <text:p>박상성</text:p>
          </table:table-cell>
          <table:table-cell table:style-name="ce111"/>
          <table:table-cell office:value-type="date" office:date-value="2022-05-25T14:29:00" table:style-name="ce27">
            <text:p>22-5-25 14:29</text:p>
          </table:table-cell>
          <table:table-cell office:value-type="time" office:time-value="PT1072958H29M0S" table:formula="of:=[.O107]-[.N107]" table:style-name="ce26">
            <text:p>14:29:00</text:p>
          </table:table-cell>
          <table:table-cell office:value-type="date" office:date-value="2022-05-25T14:36:00" table:style-name="ce27">
            <text:p>22-5-25 14:36</text:p>
          </table:table-cell>
          <table:table-cell office:value-type="time" office:time-value="PT0H7M0S" table:formula="of:=[.Q107]-[.O107]" table:style-name="ce26">
            <text:p>0:07:00</text:p>
          </table:table-cell>
          <table:table-cell office:value-type="string" table:style-name="ce25">
            <text:p>Kakao, M+</text:p>
          </table:table-cell>
          <table:table-cell table:style-name="ce32"/>
          <table:table-cell office:value-type="string" table:style-name="ce28">
            <text:p>Problem: Interface cali2d83f848bb9: Link down - host : hubble-k8s-worker04.kr.hcloud.h53</text:p>
          </table:table-cell>
          <table:table-cell office:value-type="string" table:style-name="ce48">
            <text:p>Admin 쪽 베어메탈 호스트로 COC 에서 확인 불가 박재민 연구원께 확인 요청</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61H41M0S" table:formula="of:=[.P108]" table:style-name="ce22">
            <text:p>17:41:00</text:p>
          </table:table-cell>
          <table:table-cell office:value-type="time" office:time-value="PT0H13M0S" table:formula="of:=[.R108]" table:style-name="ce22">
            <text:p>0:13:00</text:p>
          </table:table-cell>
          <table:table-cell office:value-type="string" table:style-name="ce23">
            <text:p>2022.05.25</text:p>
          </table:table-cell>
          <table:table-cell office:value-type="string" table:style-name="ce46">
            <text:p>09~21</text:p>
          </table:table-cell>
          <table:table-cell office:value-type="string" table:content-validation-name="val1" table:style-name="ce47">
            <text:p>김의현</text:p>
          </table:table-cell>
          <table:table-cell table:number-columns-repeated="2" table:style-name="ce47"/>
          <table:table-cell table:style-name="ce111"/>
          <table:table-cell office:value-type="date" office:date-value="2022-05-25T17:41:00" table:style-name="ce27">
            <text:p>22-5-25 17:41</text:p>
          </table:table-cell>
          <table:table-cell office:value-type="time" office:time-value="PT1072961H41M0S" table:formula="of:=[.O108]-[.N108]" table:style-name="ce26">
            <text:p>17:41:00</text:p>
          </table:table-cell>
          <table:table-cell office:value-type="date" office:date-value="2022-05-25T17:54:00" table:style-name="ce27">
            <text:p>22-5-25 17:54</text:p>
          </table:table-cell>
          <table:table-cell office:value-type="time" office:time-value="PT0H13M0S" table:formula="of:=[.Q108]-[.O108]" table:style-name="ce26">
            <text:p>0:13:00</text:p>
          </table:table-cell>
          <table:table-cell office:value-type="string" table:style-name="ce25">
            <text:p>Kakao</text:p>
          </table:table-cell>
          <table:table-cell table:style-name="ce32"/>
          <table:table-cell office:value-type="string" table:style-name="ce28">
            <text:p>iaas-maxsclae01 down alert</text:p>
          </table:table-cell>
          <table:table-cell office:value-type="string" table:style-name="ce48">
            <text:p>오탐으로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66H1M0S" table:formula="of:=[.P109]" table:style-name="ce22">
            <text:p>22:01:00</text:p>
          </table:table-cell>
          <table:table-cell office:value-type="time" office:time-value="PT0H1M0S" table:formula="of:=[.R109]"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Saju</text:p>
          </table:table-cell>
          <table:table-cell office:value-type="string" table:style-name="ce47">
            <text:p>채한길</text:p>
          </table:table-cell>
          <table:table-cell table:style-name="ce111"/>
          <table:table-cell office:value-type="date" office:date-value="2022-05-25T22:01:00" table:style-name="ce27">
            <text:p>22-5-25 22:01</text:p>
          </table:table-cell>
          <table:table-cell office:value-type="time" office:time-value="PT1072966H1M0S" table:formula="of:=[.O109]-[.N109]" table:style-name="ce26">
            <text:p>22:01:00</text:p>
          </table:table-cell>
          <table:table-cell office:value-type="date" office:date-value="2022-05-25T22:02:00" table:style-name="ce27">
            <text:p>22-5-25 22:02</text:p>
          </table:table-cell>
          <table:table-cell office:value-type="time" office:time-value="PT0H1M0S" table:formula="of:=[.Q109]-[.O109]" table:style-name="ce26">
            <text:p>0:01:00</text:p>
          </table:table-cell>
          <table:table-cell office:value-type="string" table:style-name="ce25">
            <text:p>Kakao</text:p>
          </table:table-cell>
          <table:table-cell office:value-type="date" office:date-value="2022-05-25T22:45:00" table:style-name="ce27">
            <text:p>22-5-25 22:45</text:p>
          </table:table-cell>
          <table:table-cell office:value-type="string" table:style-name="ce48">
            <text:p>ccseuccspdbp01 CPU utilization remains 1.51%<text:s/></text:p>
          </table:table-cell>
          <table:table-cell office:value-type="string" table:style-name="ce48">
            <text:p>shared in Kakao, DB team has shared the finding to vmowner</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5H6M0S" table:formula="of:=[.P110]" table:style-name="ce22">
            <text:p>1:06:00</text:p>
          </table:table-cell>
          <table:table-cell office:value-type="time" office:time-value="PT0H1M0S" table:formula="of:=[.R110]"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47"/>
          <table:table-cell table:style-name="ce111"/>
          <table:table-cell office:value-type="date" office:date-value="2022-05-25T01:06:00" table:style-name="ce27">
            <text:p>22-5-25 1:06</text:p>
          </table:table-cell>
          <table:table-cell office:value-type="time" office:time-value="PT1072945H6M0S" table:formula="of:=[.O110]-[.N110]" table:style-name="ce26">
            <text:p>1:06:00</text:p>
          </table:table-cell>
          <table:table-cell office:value-type="date" office:date-value="2022-05-25T01:07:00" table:style-name="ce27">
            <text:p>22-5-25 1:07</text:p>
          </table:table-cell>
          <table:table-cell office:value-type="time" office:time-value="PT0H1M0S" table:formula="of:=[.Q110]-[.O110]" table:style-name="ce26">
            <text:p>0:01:00</text:p>
          </table:table-cell>
          <table:table-cell office:value-type="string" table:style-name="ce25">
            <text:p>Kakao</text:p>
          </table:table-cell>
          <table:table-cell table:style-name="ce32"/>
          <table:table-cell office:value-type="string" table:style-name="ce28">
            <text:p>/var/log: Running out of free inodes (free &lt; 10%) pm00mn001.pkr0c14.hcloud.io</text:p>
          </table:table-cell>
          <table:table-cell office:value-type="string" table:style-name="ce48">
            <text:p>Shared in kakao.</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6H35M0S" table:formula="of:=[.P111]" table:style-name="ce22">
            <text:p>2:35:00</text:p>
          </table:table-cell>
          <table:table-cell office:value-type="time" office:time-value="PT0H1M0S" table:formula="of:=[.R111]"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47"/>
          <table:table-cell table:style-name="ce111"/>
          <table:table-cell office:value-type="date" office:date-value="2022-05-25T02:35:00" table:style-name="ce27">
            <text:p>22-5-25 2:35</text:p>
          </table:table-cell>
          <table:table-cell office:value-type="time" office:time-value="PT1072946H35M0S" table:formula="of:=[.O111]-[.N111]" table:style-name="ce26">
            <text:p>2:35:00</text:p>
          </table:table-cell>
          <table:table-cell office:value-type="date" office:date-value="2022-05-25T02:36:00" table:style-name="ce27">
            <text:p>22-5-25 2:36</text:p>
          </table:table-cell>
          <table:table-cell office:value-type="time" office:time-value="PT0H1M0S" table:formula="of:=[.Q111]-[.O111]" table:style-name="ce26">
            <text:p>0:01:00</text:p>
          </table:table-cell>
          <table:table-cell office:value-type="string" table:style-name="ce25">
            <text:p>Kakao</text:p>
          </table:table-cell>
          <table:table-cell office:value-type="date" office:date-value="2022-05-25T03:05:00" table:style-name="ce27">
            <text:p>22-5-25 3:05</text:p>
          </table:table-cell>
          <table:table-cell office:value-type="string" table:style-name="ce28">
            <text:p>Free Size on aggr_node02_data_CNCloud less than 5%</text:p>
          </table:table-cell>
          <table:table-cell office:value-type="string" table:style-name="ce48">
            <text:p>Deleted old <text:s/>snapsho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8H4M0S" table:formula="of:=[.P112]" table:style-name="ce22">
            <text:p>4:04:00</text:p>
          </table:table-cell>
          <table:table-cell office:value-type="time" office:time-value="PT0H1M0S" table:formula="of:=[.R112]"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25"/>
          <table:table-cell table:style-name="ce111"/>
          <table:table-cell office:value-type="date" office:date-value="2022-05-25T04:04:00" table:style-name="ce27">
            <text:p>22-5-25 4:04</text:p>
          </table:table-cell>
          <table:table-cell office:value-type="time" office:time-value="PT1072948H4M0S" table:formula="of:=[.O112]-[.N112]" table:style-name="ce26">
            <text:p>4:04:00</text:p>
          </table:table-cell>
          <table:table-cell office:value-type="date" office:date-value="2022-05-25T04:05:00" table:style-name="ce27">
            <text:p>22-5-25 4:05</text:p>
          </table:table-cell>
          <table:table-cell office:value-type="time" office:time-value="PT0H1M0S" table:formula="of:=[.Q112]-[.O112]" table:style-name="ce26">
            <text:p>0:01:00</text:p>
          </table:table-cell>
          <table:table-cell office:value-type="string" table:style-name="ce25">
            <text:p>mail</text:p>
          </table:table-cell>
          <table:table-cell table:style-name="ce27"/>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9H10M0S" table:formula="of:=[.P113]" table:style-name="ce22">
            <text:p>5:10:00</text:p>
          </table:table-cell>
          <table:table-cell office:value-type="time" office:time-value="PT0H3M0S" table:formula="of:=[.R113]" table:style-name="ce22">
            <text:p>0:03: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47"/>
          <table:table-cell table:style-name="ce111"/>
          <table:table-cell office:value-type="date" office:date-value="2022-05-25T05:10:00" table:style-name="ce27">
            <text:p>22-5-25 5:10</text:p>
          </table:table-cell>
          <table:table-cell office:value-type="time" office:time-value="PT1072949H10M0S" table:formula="of:=[.O113]-[.N113]" table:style-name="ce26">
            <text:p>5:10:00</text:p>
          </table:table-cell>
          <table:table-cell office:value-type="date" office:date-value="2022-05-25T05:13:00" table:style-name="ce27">
            <text:p>22-5-25 5:13</text:p>
          </table:table-cell>
          <table:table-cell office:value-type="time" office:time-value="PT0H3M0S" table:formula="of:=[.Q113]-[.O113]" table:style-name="ce26">
            <text:p>0:03:00</text:p>
          </table:table-cell>
          <table:table-cell office:value-type="string" table:style-name="ce25">
            <text:p>Kakao</text:p>
          </table:table-cell>
          <table:table-cell office:value-type="date" office:date-value="2022-05-25T05:20:00" table:style-name="ce27">
            <text:p>22-5-25 5:20</text:p>
          </table:table-cell>
          <table:table-cell office:value-type="string" table:style-name="ce28">
            <text:p>openstack status<text:s/></text:p>
          </table:table-cell>
          <table:table-cell office:value-type="string" table:style-name="ce48">
            <text:p>Automatically it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49H31M0S" table:formula="of:=[.P114]" table:style-name="ce22">
            <text:p>5:31:00</text:p>
          </table:table-cell>
          <table:table-cell office:value-type="time" office:time-value="PT0H0M0S" table:formula="of:=[.R114]" table:style-name="ce22">
            <text:p>0:00: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47"/>
          <table:table-cell table:style-name="ce111"/>
          <table:table-cell office:value-type="date" office:date-value="2022-05-25T05:31:00" table:style-name="ce27">
            <text:p>22-5-25 5:31</text:p>
          </table:table-cell>
          <table:table-cell office:value-type="time" office:time-value="PT1072949H31M0S" table:formula="of:=[.O114]-[.N114]" table:style-name="ce26">
            <text:p>5:31:00</text:p>
          </table:table-cell>
          <table:table-cell office:value-type="date" office:date-value="2022-05-25T05:31:00" table:style-name="ce27">
            <text:p>22-5-25 5:31</text:p>
          </table:table-cell>
          <table:table-cell office:value-type="time" office:time-value="PT0H0M0S" table:formula="of:=[.Q114]-[.O114]" table:style-name="ce26">
            <text:p>0:00:00</text:p>
          </table:table-cell>
          <table:table-cell office:value-type="string" table:style-name="ce25">
            <text:p>Kakao</text:p>
          </table:table-cell>
          <table:table-cell office:value-type="date" office:date-value="2022-05-25T05:37:00" table:style-name="ce27">
            <text:p>22-5-25 5:37</text:p>
          </table:table-cell>
          <table:table-cell office:value-type="string" table:style-name="ce28">
            <text:p>CPU 1 Temp: temperature is above warning threshold: &gt; 70 nacloudprdcomd708</text:p>
          </table:table-cell>
          <table:table-cell office:value-type="string" table:style-name="ce48">
            <text:p>ccsnatmsbpmp05 cpu utilization is high due to that CPU temperature warning alert triggered. It's 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51H20M0S" table:formula="of:=[.P115]" table:style-name="ce22">
            <text:p>7:20:00</text:p>
          </table:table-cell>
          <table:table-cell office:value-type="time" office:time-value="PT0H1M0S" table:formula="of:=[.R115]" table:style-name="ce22">
            <text:p>0:01:00</text:p>
          </table:table-cell>
          <table:table-cell office:value-type="string" table:style-name="ce23">
            <text:p>2022.05.25</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Pethuraj, Thulasiraj</text:p>
          </table:table-cell>
          <table:table-cell table:style-name="ce47"/>
          <table:table-cell table:style-name="ce111"/>
          <table:table-cell office:value-type="date" office:date-value="2022-05-25T07:20:00" table:style-name="ce27">
            <text:p>22-5-25 7:20</text:p>
          </table:table-cell>
          <table:table-cell office:value-type="time" office:time-value="PT1072951H20M0S" table:formula="of:=[.O115]-[.N115]" table:style-name="ce26">
            <text:p>7:20:00</text:p>
          </table:table-cell>
          <table:table-cell office:value-type="date" office:date-value="2022-05-25T07:21:00" table:style-name="ce27">
            <text:p>22-5-25 7:21</text:p>
          </table:table-cell>
          <table:table-cell office:value-type="time" office:time-value="PT0H1M0S" table:formula="of:=[.Q115]-[.O115]" table:style-name="ce26">
            <text:p>0:01:00</text:p>
          </table:table-cell>
          <table:table-cell office:value-type="string" table:style-name="ce25">
            <text:p>Kakao</text:p>
          </table:table-cell>
          <table:table-cell office:value-type="date" office:date-value="2022-05-25T07:47:00" table:style-name="ce27">
            <text:p>22-5-25 7:47</text:p>
          </table:table-cell>
          <table:table-cell office:value-type="string" table:style-name="ce28">
            <text:p>Load average is too high (per CPU load over 1.5 for 5m) - bigdata</text:p>
          </table:table-cell>
          <table:table-cell office:value-type="string" table:style-name="ce48">
            <text:p>Informed kakao group<tex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83H9M0S" table:formula="of:=[.P116]" table:style-name="ce22">
            <text:p>15:09:00</text:p>
          </table:table-cell>
          <table:table-cell office:value-type="time" office:time-value="PT0H1M0S" table:formula="of:=[.R116]" table:style-name="ce22">
            <text:p>0:01:00</text:p>
          </table:table-cell>
          <table:table-cell office:value-type="string" table:style-name="ce23">
            <text:p>2022.05.26</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김의현</text:p>
          </table:table-cell>
          <table:table-cell table:style-name="ce111"/>
          <table:table-cell office:value-type="date" office:date-value="2022-05-26T15:09:00" table:style-name="ce27">
            <text:p>22-5-26 15:09</text:p>
          </table:table-cell>
          <table:table-cell office:value-type="time" office:time-value="PT1072983H9M0S" table:formula="of:=[.O116]-[.N116]" table:style-name="ce26">
            <text:p>15:09:00</text:p>
          </table:table-cell>
          <table:table-cell office:value-type="date" office:date-value="2022-05-26T15:10:00" table:style-name="ce27">
            <text:p>22-5-26 15:10</text:p>
          </table:table-cell>
          <table:table-cell office:value-type="time" office:time-value="PT0H1M0S" table:formula="of:=[.Q116]-[.O116]" table:style-name="ce26">
            <text:p>0:01:00</text:p>
          </table:table-cell>
          <table:table-cell office:value-type="string" table:style-name="ce25">
            <text:p>Kakao</text:p>
          </table:table-cell>
          <table:table-cell office:value-type="date" office:date-value="2022-05-26T15:13:00" table:style-name="ce27">
            <text:p>22-5-26 15:13</text:p>
          </table:table-cell>
          <table:table-cell office:value-type="string" table:style-name="ce28">
            <text:p>Zabbix agent is not available</text:p>
          </table:table-cell>
          <table:table-cell office:value-type="string" table:style-name="ce48">
            <text:p>sg zabbix 작업 중 알람 발생으로 서비스 영향도 없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59H11M0S" table:formula="of:=[.P117]" table:style-name="ce22">
            <text:p>15:11:00</text:p>
          </table:table-cell>
          <table:table-cell office:value-type="float" office:value="-44706.632638888892" table:formula="of:=[.R117]" table:style-name="ce22">
            <text:p>#######</text:p>
          </table:table-cell>
          <table:table-cell office:value-type="string" table:style-name="ce23">
            <text:p>2022.05.26</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이한새, 채한길</text:p>
          </table:table-cell>
          <table:table-cell table:style-name="ce111"/>
          <table:table-cell office:value-type="date" office:date-value="2022-05-25T15:11:00" table:style-name="ce27">
            <text:p>22-5-25 15:11</text:p>
          </table:table-cell>
          <table:table-cell office:value-type="time" office:time-value="PT1072959H11M0S" table:formula="of:=[.O117]-[.N117]" table:style-name="ce26">
            <text:p>15:11:00</text:p>
          </table:table-cell>
          <table:table-cell table:style-name="ce27"/>
          <table:table-cell office:value-type="float" office:value="-44706.632638888892" table:formula="of:=[.Q117]-[.O117]" table:style-name="ce26">
            <text:p>#######</text:p>
          </table:table-cell>
          <table:table-cell office:value-type="string" table:style-name="ce25">
            <text:p>Kakao</text:p>
          </table:table-cell>
          <table:table-cell table:style-name="ce27"/>
          <table:table-cell office:value-type="string" table:style-name="ce28">
            <text:p>Problem: EDB DB operation scrpts not working on ccseuccspdbp</text:p>
          </table:table-cell>
          <table:table-cell office:value-type="string" table:style-name="ce48">
            <text:p>금일 새볔 발생 장애건으로 작업 중 발생한 알람</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6">
          <table:table-cell table:style-name="ce1"/>
          <table:table-cell office:value-type="string" table:style-name="ce21">
            <text:p>5월<text:s/></text:p>
          </table:table-cell>
          <table:table-cell table:number-columns-repeated="4" table:style-name="ce21"/>
          <table:table-cell office:value-type="time" office:time-value="PT1072951H20M0S" table:formula="of:=[.P118]" table:style-name="ce22">
            <text:p>7:20:00</text:p>
          </table:table-cell>
          <table:table-cell office:value-type="time" office:time-value="PT0H1M0S" table:formula="of:=[.R118]" table:style-name="ce22">
            <text:p>0:01:00</text:p>
          </table:table-cell>
          <table:table-cell office:value-type="string" table:style-name="ce23">
            <text:p>2022.05.26</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권도현, 권찬울, 권혁규, 김경환, 김정환, 박진선, 어원기 , 이석희, 이세진</text:p>
          </table:table-cell>
          <table:table-cell table:style-name="ce111"/>
          <table:table-cell office:value-type="date" office:date-value="2022-05-25T07:20:00" table:style-name="ce27">
            <text:p>22-5-25 7:20</text:p>
          </table:table-cell>
          <table:table-cell office:value-type="time" office:time-value="PT1072951H20M0S" table:formula="of:=[.O118]-[.N118]" table:style-name="ce26">
            <text:p>7:20:00</text:p>
          </table:table-cell>
          <table:table-cell office:value-type="date" office:date-value="2022-05-25T07:21:00" table:style-name="ce27">
            <text:p>22-5-25 7:21</text:p>
          </table:table-cell>
          <table:table-cell office:value-type="time" office:time-value="PT0H1M0S" table:formula="of:=[.Q118]-[.O118]" table:style-name="ce26">
            <text:p>0:01:00</text:p>
          </table:table-cell>
          <table:table-cell office:value-type="string" table:style-name="ce25">
            <text:p>Kakao, M+</text:p>
          </table:table-cell>
          <table:table-cell table:style-name="ce32"/>
          <table:table-cell office:value-type="string" table:style-name="ce31">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53">
            <text:p>ccseuccspdbp 작업 시 DB 마스터 변경 속도가 느려서, WAS쪽 서비스 내리면서 알람발생</text:p>
            <text:p>긴급 건으로 메인터넌스 미등록 하여 작업 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119]" table:style-name="ce22">
            <text:p>#VALUE!</text:p>
          </table:table-cell>
          <table:table-cell office:value-type="time" office:time-value="PT0H0M0S" table:formula="of:=[.R119]" table:style-name="ce22">
            <text:p>#VALUE!</text:p>
          </table:table-cell>
          <table:table-cell office:value-type="string" table:style-name="ce23">
            <text:p>2022.05.26</text:p>
          </table:table-cell>
          <table:table-cell office:value-type="string" table:style-name="ce46">
            <text:p>15~22</text:p>
          </table:table-cell>
          <table:table-cell office:value-type="string" table:content-validation-name="val1" table:style-name="ce47">
            <text:p>오창민</text:p>
          </table:table-cell>
          <table:table-cell table:style-name="ce47"/>
          <table:table-cell office:value-type="string" table:style-name="ce47">
            <text:p>정종인</text:p>
          </table:table-cell>
          <table:table-cell table:style-name="ce111"/>
          <table:table-cell office:value-type="string" table:style-name="ce27">
            <text:p>2022-05-25 <text:s/>21:29:00 PM</text:p>
          </table:table-cell>
          <table:table-cell office:value-type="time" office:time-value="PT0H0M0S" table:formula="of:=[.O119]-[.N119]" table:style-name="ce26">
            <text:p>#VALUE!</text:p>
          </table:table-cell>
          <table:table-cell office:value-type="string" table:style-name="ce27">
            <text:p>2022-05-25 <text:s/>21:30:00 PM</text:p>
          </table:table-cell>
          <table:table-cell office:value-type="time" office:time-value="PT0H0M0S" table:formula="of:=[.Q119]-[.O119]" table:style-name="ce26">
            <text:p>#VALUE!</text:p>
          </table:table-cell>
          <table:table-cell office:value-type="string" table:style-name="ce25">
            <text:p>KaKao</text:p>
          </table:table-cell>
          <table:table-cell office:value-type="string" table:style-name="ce27">
            <text:p>2022-05-25 <text:s/>21:50:00 PM</text:p>
          </table:table-cell>
          <table:table-cell office:value-type="string" table:style-name="ce28">
            <text:p>Free Size on aggr_node02_data_EUCloud less than 10%</text:p>
          </table:table-cell>
          <table:table-cell office:value-type="string" table:style-name="ce48">
            <text:p>Deleted old <text:s/>snapshots</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2994H55M1S" table:formula="of:=[.P120]" table:style-name="ce22">
            <text:p>2:55:01</text:p>
          </table:table-cell>
          <table:table-cell office:value-type="time" office:time-value="PT0H3M0S" table:formula="of:=[.R120]" table:style-name="ce22">
            <text:p>0:03:00</text:p>
          </table:table-cell>
          <table:table-cell office:value-type="string" table:style-name="ce23">
            <text:p>2022.05.26</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5-27T02:55:01" table:style-name="ce27">
            <text:p>22-5-27 2:55</text:p>
          </table:table-cell>
          <table:table-cell office:value-type="time" office:time-value="PT1072994H55M1S" table:formula="of:=[.O120]-[.N120]" table:style-name="ce26">
            <text:p>2:55:01</text:p>
          </table:table-cell>
          <table:table-cell office:value-type="date" office:date-value="2022-05-27T02:58:01" table:style-name="ce27">
            <text:p>22-5-27 2:58</text:p>
          </table:table-cell>
          <table:table-cell office:value-type="time" office:time-value="PT0H3M0S" table:formula="of:=[.Q120]-[.O120]" table:style-name="ce26">
            <text:p>0:03:00</text:p>
          </table:table-cell>
          <table:table-cell office:value-type="string" table:style-name="ce25">
            <text:p>Kakao</text:p>
          </table:table-cell>
          <table:table-cell office:value-type="date" office:date-value="2022-05-27T02:58:01" table:style-name="ce27">
            <text:p>22-5-27 2:58</text:p>
          </table:table-cell>
          <table:table-cell office:value-type="string" table:style-name="ce28">
            <text:p>ccsnatableaup02 has been rebooted</text:p>
          </table:table-cell>
          <table:table-cell office:value-type="string" table:style-name="ce48">
            <text:p>Denny and Team confirmed that the have rebooted the server.</text:p>
          </table:table-cell>
          <table:table-cell office:value-type="string" table:style-name="ce48">
            <text:p>NACLOUD-1419</text:p>
          </table:table-cell>
          <table:table-cell office:value-type="string" table:content-validation-name="val3" table:style-name="ce49">
            <text:p>O</text:p>
          </table:table-cell>
          <table:table-cell office:value-type="string" table:content-validation-name="val3" table:style-name="ce49">
            <text:p>X</text:p>
          </table:table-cell>
          <table:table-cell office:value-type="string" table:style-name="ce50">
            <text:p>NACLOUD-1419</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121]" table:style-name="ce22">
            <text:p>#VALUE!</text:p>
          </table:table-cell>
          <table:table-cell office:value-type="time" office:time-value="PT0H0M0S" table:formula="of:=[.R121]" table:style-name="ce22">
            <text:p>#VALUE!</text:p>
          </table:table-cell>
          <table:table-cell office:value-type="string" table:style-name="ce23">
            <text:p>2022.05.27</text:p>
          </table:table-cell>
          <table:table-cell office:value-type="string" table:style-name="ce46">
            <text:p>15~22</text:p>
          </table:table-cell>
          <table:table-cell office:value-type="string" table:content-validation-name="val1" table:style-name="ce47">
            <text:p>오창민</text:p>
          </table:table-cell>
          <table:table-cell table:style-name="ce47"/>
          <table:table-cell office:value-type="string" table:style-name="ce47">
            <text:p>정종인</text:p>
          </table:table-cell>
          <table:table-cell table:style-name="ce111"/>
          <table:table-cell office:value-type="string" table:style-name="ce27">
            <text:p>2022-05-27 <text:s/>16:56:00 PM</text:p>
          </table:table-cell>
          <table:table-cell office:value-type="time" office:time-value="PT0H0M0S" table:formula="of:=[.O121]-[.N121]" table:style-name="ce26">
            <text:p>#VALUE!</text:p>
          </table:table-cell>
          <table:table-cell office:value-type="string" table:style-name="ce27">
            <text:p>2022-05-27 <text:s/>16:58:00 PM</text:p>
          </table:table-cell>
          <table:table-cell office:value-type="time" office:time-value="PT0H0M0S" table:formula="of:=[.Q121]-[.O121]" table:style-name="ce26">
            <text:p>#VALUE!</text:p>
          </table:table-cell>
          <table:table-cell office:value-type="string" table:style-name="ce25">
            <text:p>KaKao, Mail</text:p>
          </table:table-cell>
          <table:table-cell table:style-name="ce32"/>
          <table:table-cell office:value-type="string" table:style-name="ce28">
            <text:p>ccsnatmsbpmp09 CPU utilization remains 1.09%</text:p>
          </table:table-cell>
          <table:table-cell office:value-type="string" table:style-name="ce48">
            <text:p>shared in Kakao, sent mail to vm owner(Denny, chuck lee)</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122]" table:style-name="ce22">
            <text:p>#VALUE!</text:p>
          </table:table-cell>
          <table:table-cell office:value-type="time" office:time-value="PT0H0M0S" table:formula="of:=[.R122]" table:style-name="ce22">
            <text:p>#VALUE!</text:p>
          </table:table-cell>
          <table:table-cell office:value-type="string" table:style-name="ce23">
            <text:p>2022.05.27</text:p>
          </table:table-cell>
          <table:table-cell office:value-type="string" table:style-name="ce46">
            <text:p>15~22</text:p>
          </table:table-cell>
          <table:table-cell office:value-type="string" table:content-validation-name="val1" table:style-name="ce47">
            <text:p>오창민</text:p>
          </table:table-cell>
          <table:table-cell table:style-name="ce47"/>
          <table:table-cell office:value-type="string" table:style-name="ce47">
            <text:p>정종인</text:p>
          </table:table-cell>
          <table:table-cell table:style-name="ce111"/>
          <table:table-cell office:value-type="string" table:style-name="ce27">
            <text:p>2022-05-27 <text:s/>20:02:00 PM</text:p>
          </table:table-cell>
          <table:table-cell office:value-type="time" office:time-value="PT0H0M0S" table:formula="of:=[.O122]-[.N122]" table:style-name="ce26">
            <text:p>#VALUE!</text:p>
          </table:table-cell>
          <table:table-cell office:value-type="string" table:style-name="ce27">
            <text:p>2022-05-27 <text:s/>20:04:00 PM</text:p>
          </table:table-cell>
          <table:table-cell office:value-type="time" office:time-value="PT0H0M0S" table:formula="of:=[.Q122]-[.O122]" table:style-name="ce26">
            <text:p>#VALUE!</text:p>
          </table:table-cell>
          <table:table-cell office:value-type="string" table:style-name="ce25">
            <text:p>Kakao, call</text:p>
          </table:table-cell>
          <table:table-cell table:style-name="ce32"/>
          <table:table-cell office:value-type="string" table:style-name="ce28">
            <text:p>/postgres_dump Disk size 8.94% capacity left : ccskrtrafficdbp01.krcloud/High</text:p>
          </table:table-cell>
          <table:table-cell office:value-type="string" table:style-name="ce48">
            <text:p>새 백업 디렉터리 생성하여 로그 파일 옮김. 공승현 책임 연락하여 확인 요청하였음.</text:p>
          </table:table-cell>
          <table:table-cell office:value-type="string" table:style-name="ce48">
            <text:p>KRCLOUD-4958</text:p>
          </table:table-cell>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0H0M0S" table:formula="of:=[.P123]" table:style-name="ce22">
            <text:p>#VALUE!</text:p>
          </table:table-cell>
          <table:table-cell office:value-type="time" office:time-value="PT0H0M0S" table:formula="of:=[.R123]" table:style-name="ce22">
            <text:p>#VALUE!</text:p>
          </table:table-cell>
          <table:table-cell office:value-type="string" table:style-name="ce23">
            <text:p>2022.05.27</text:p>
          </table:table-cell>
          <table:table-cell office:value-type="string" table:style-name="ce46">
            <text:p>15~22</text:p>
          </table:table-cell>
          <table:table-cell office:value-type="string" table:content-validation-name="val1" table:style-name="ce47">
            <text:p>오창민</text:p>
          </table:table-cell>
          <table:table-cell table:style-name="ce47"/>
          <table:table-cell office:value-type="string" table:style-name="ce47">
            <text:p>정종인</text:p>
          </table:table-cell>
          <table:table-cell table:style-name="ce111"/>
          <table:table-cell office:value-type="string" table:style-name="ce27">
            <text:p>2022-05-27 <text:s/>21:23:00 PM</text:p>
          </table:table-cell>
          <table:table-cell office:value-type="time" office:time-value="PT0H0M0S" table:formula="of:=[.O123]-[.N123]" table:style-name="ce26">
            <text:p>#VALUE!</text:p>
          </table:table-cell>
          <table:table-cell office:value-type="string" table:style-name="ce27">
            <text:p>2022-05-27 <text:s/>21:47:00 PM</text:p>
          </table:table-cell>
          <table:table-cell office:value-type="time" office:time-value="PT0H0M0S" table:formula="of:=[.Q123]-[.O123]" table:style-name="ce26">
            <text:p>#VALUE!</text:p>
          </table:table-cell>
          <table:table-cell office:value-type="string" table:style-name="ce25">
            <text:p>kakao</text:p>
          </table:table-cell>
          <table:table-cell table:style-name="ce32"/>
          <table:table-cell office:value-type="string" table:style-name="ce28">
            <text:p>System status is in critical state rucloudstgcomdr104.rucloud</text:p>
          </table:table-cell>
          <table:table-cell office:value-type="string" table:style-name="ce48">
            <text:p>5월 27일(금) 오후 6시 메모리 재배치 작업 완료 하였으나 해당 알람 발생하였으며 주간에 담당자 확인 예정</text:p>
          </table:table-cell>
          <table:table-cell office:value-type="string" table:style-name="ce48">
            <text:p>RUCLOUD-692</text:p>
          </table:table-cell>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18H56M1S" table:formula="of:=[.P124]" table:style-name="ce22">
            <text:p>2:56:01</text:p>
          </table:table-cell>
          <table:table-cell office:value-type="time" office:time-value="PT0H7M0S" table:formula="of:=[.R124]" table:style-name="ce22">
            <text:p>0:07:00</text:p>
          </table:table-cell>
          <table:table-cell office:value-type="string" table:style-name="ce23">
            <text:p>2022.05.28</text:p>
          </table:table-cell>
          <table:table-cell office:value-type="string" table:style-name="ce46">
            <text:p>22~09</text:p>
          </table:table-cell>
          <table:table-cell office:value-type="string" table:content-validation-name="val1" table:style-name="ce47">
            <text:p>Radhika</text:p>
          </table:table-cell>
          <table:table-cell office:value-type="string" table:style-name="ce47">
            <text:p>Radhika, Ganesh</text:p>
          </table:table-cell>
          <table:table-cell table:style-name="ce47"/>
          <table:table-cell table:style-name="ce111"/>
          <table:table-cell office:value-type="date" office:date-value="2022-05-28T02:56:01" table:style-name="ce27">
            <text:p>22-5-28 2:56</text:p>
          </table:table-cell>
          <table:table-cell office:value-type="time" office:time-value="PT1073018H56M1S" table:formula="of:=[.O124]-[.N124]" table:style-name="ce26">
            <text:p>2:56:01</text:p>
          </table:table-cell>
          <table:table-cell office:value-type="date" office:date-value="2022-05-28T03:03:01" table:style-name="ce27">
            <text:p>22-5-28 3:03</text:p>
          </table:table-cell>
          <table:table-cell office:value-type="time" office:time-value="PT0H7M0S" table:formula="of:=[.Q124]-[.O124]" table:style-name="ce26">
            <text:p>0:07:00</text:p>
          </table:table-cell>
          <table:table-cell office:value-type="string" table:style-name="ce25">
            <text:p>kakao, Mail</text:p>
          </table:table-cell>
          <table:table-cell table:style-name="ce32"/>
          <table:table-cell office:value-type="string" table:style-name="ce28">
            <text:p>Disk space is critically low in ph00mn002 and pb01mn001</text:p>
          </table:table-cell>
          <table:table-cell office:value-type="string" table:style-name="ce48">
            <text:p>Sent mail to owner</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22H9M1S" table:formula="of:=[.P125]" table:style-name="ce22">
            <text:p>6:09:01</text:p>
          </table:table-cell>
          <table:table-cell office:value-type="time" office:time-value="PT0H2M0S" table:formula="of:=[.R125]" table:style-name="ce22">
            <text:p>0:02:00</text:p>
          </table:table-cell>
          <table:table-cell office:value-type="string" table:style-name="ce23">
            <text:p>2022.05.28</text:p>
          </table:table-cell>
          <table:table-cell office:value-type="string" table:style-name="ce46">
            <text:p>22~09</text:p>
          </table:table-cell>
          <table:table-cell office:value-type="string" table:content-validation-name="val1" table:style-name="ce47">
            <text:p>Radhika</text:p>
          </table:table-cell>
          <table:table-cell office:value-type="string" table:style-name="ce47">
            <text:p>Radhika, Jiyoon</text:p>
          </table:table-cell>
          <table:table-cell table:style-name="ce47"/>
          <table:table-cell table:style-name="ce111"/>
          <table:table-cell office:value-type="date" office:date-value="2022-05-28T06:09:01" table:style-name="ce27">
            <text:p>22-5-28 6:09</text:p>
          </table:table-cell>
          <table:table-cell office:value-type="time" office:time-value="PT1073022H9M1S" table:formula="of:=[.O125]-[.N125]" table:style-name="ce26">
            <text:p>6:09:01</text:p>
          </table:table-cell>
          <table:table-cell office:value-type="date" office:date-value="2022-05-28T06:11:01" table:style-name="ce27">
            <text:p>22-5-28 6:11</text:p>
          </table:table-cell>
          <table:table-cell office:value-type="time" office:time-value="PT0H2M0S" table:formula="of:=[.Q125]-[.O125]" table:style-name="ce26">
            <text:p>0:02:00</text:p>
          </table:table-cell>
          <table:table-cell office:value-type="string" table:style-name="ce25">
            <text:p>Kakao</text:p>
          </table:table-cell>
          <table:table-cell office:value-type="time" office:time-value="PT1073024H15M0S" table:style-name="ce32">
            <text:p>8:15</text:p>
          </table:table-cell>
          <table:table-cell office:value-type="string" table:style-name="ce28">
            <text:p>kr-az2-com05-02r08.kr.hcloud.h53 unavailable icmp ping</text:p>
          </table:table-cell>
          <table:table-cell office:value-type="string" table:style-name="ce48">
            <text:p>rebooted the host and started up all 10 VM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26H13M0S" table:formula="of:=[.P126]" table:style-name="ce22">
            <text:p>10:13:00</text:p>
          </table:table-cell>
          <table:table-cell office:value-type="time" office:time-value="PT0H1M0S" table:formula="of:=[.R126]" table:style-name="ce22">
            <text:p>0:01: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office:value-type="string" table:style-name="ce47">
            <text:p>심명보</text:p>
          </table:table-cell>
          <table:table-cell table:style-name="ce111"/>
          <table:table-cell office:value-type="date" office:date-value="2022-05-28T10:13:00" table:style-name="ce27">
            <text:p>22-5-28 10:13</text:p>
          </table:table-cell>
          <table:table-cell office:value-type="time" office:time-value="PT1073026H13M0S" table:formula="of:=[.O126]-[.N126]" table:style-name="ce26">
            <text:p>10:13:00</text:p>
          </table:table-cell>
          <table:table-cell office:value-type="date" office:date-value="2022-05-28T10:14:00" table:style-name="ce27">
            <text:p>22-5-28 10:14</text:p>
          </table:table-cell>
          <table:table-cell office:value-type="time" office:time-value="PT0H1M0S" table:formula="of:=[.Q126]-[.O126]" table:style-name="ce26">
            <text:p>0:01:00</text:p>
          </table:table-cell>
          <table:table-cell office:value-type="string" table:style-name="ce25">
            <text:p>Kakao</text:p>
          </table:table-cell>
          <table:table-cell office:value-type="date" office:date-value="2022-05-28T10:15:00" table:style-name="ce27">
            <text:p>22-5-28 10:15</text:p>
          </table:table-cell>
          <table:table-cell office:value-type="string" table:style-name="ce28">
            <text:p>Mysql : Service is down bigcpctrol03</text:p>
          </table:table-cell>
          <table:table-cell office:value-type="string" table:style-name="ce48">
            <text:p>Sheduled to upgrade the memory for bigdata controllers.<tex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26H37M0S" table:formula="of:=[.P127]" table:style-name="ce22">
            <text:p>10:37:00</text:p>
          </table:table-cell>
          <table:table-cell office:value-type="time" office:time-value="PT0H1M0S" table:formula="of:=[.R127]" table:style-name="ce22">
            <text:p>0:01: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5-28T10:37:00" table:style-name="ce27">
            <text:p>22-5-28 10:37</text:p>
          </table:table-cell>
          <table:table-cell office:value-type="time" office:time-value="PT1073026H37M0S" table:formula="of:=[.O127]-[.N127]" table:style-name="ce26">
            <text:p>10:37:00</text:p>
          </table:table-cell>
          <table:table-cell office:value-type="date" office:date-value="2022-05-28T10:38:00" table:style-name="ce27">
            <text:p>22-5-28 10:38</text:p>
          </table:table-cell>
          <table:table-cell office:value-type="time" office:time-value="PT0H1M0S" table:formula="of:=[.Q127]-[.O127]" table:style-name="ce26">
            <text:p>0:01:00</text:p>
          </table:table-cell>
          <table:table-cell office:value-type="string" table:style-name="ce25">
            <text:p>Kakao</text:p>
          </table:table-cell>
          <table:table-cell office:value-type="date" office:date-value="2022-05-28T10:39:00" table:style-name="ce27">
            <text:p>22-5-28 10:39</text:p>
          </table:table-cell>
          <table:table-cell office:value-type="string" table:style-name="ce28">
            <text:p>ccscntmsdbp02 CPU utilization remains 14.49%</text:p>
          </table:table-cell>
          <table:table-cell office:value-type="string" table:style-name="ce48">
            <text:p>Automatically it got resolved. Send email to the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27H10M0S" table:formula="of:=[.P128]" table:style-name="ce22">
            <text:p>11:10:00</text:p>
          </table:table-cell>
          <table:table-cell office:value-type="time" office:time-value="PT0H4M0S" table:formula="of:=[.R128]" table:style-name="ce22">
            <text:p>0:04: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5-28T11:10:00" table:style-name="ce27">
            <text:p>22-5-28 11:10</text:p>
          </table:table-cell>
          <table:table-cell office:value-type="time" office:time-value="PT1073027H10M0S" table:formula="of:=[.O128]-[.N128]" table:style-name="ce26">
            <text:p>11:10:00</text:p>
          </table:table-cell>
          <table:table-cell office:value-type="date" office:date-value="2022-05-28T11:14:00" table:style-name="ce27">
            <text:p>22-5-28 11:14</text:p>
          </table:table-cell>
          <table:table-cell office:value-type="time" office:time-value="PT0H4M0S" table:formula="of:=[.Q128]-[.O128]" table:style-name="ce26">
            <text:p>0:04:00</text:p>
          </table:table-cell>
          <table:table-cell office:value-type="string" table:style-name="ce25">
            <text:p>Kakao</text:p>
          </table:table-cell>
          <table:table-cell office:value-type="date" office:date-value="2022-05-28T11:16:00" table:style-name="ce27">
            <text:p>22-5-28 11:16</text:p>
          </table:table-cell>
          <table:table-cell office:value-type="string" table:style-name="ce28">
            <text:p>Switch Asic Lower Left Corner: Temperature is too low : &lt;5 - <text:s/>krcloud-prd-ipmi-r5</text:p>
          </table:table-cell>
          <table:table-cell office:value-type="string" table:style-name="ce48">
            <text:p>Automatically it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30H4M0S" table:formula="of:=[.P129]" table:style-name="ce22">
            <text:p>14:04:00</text:p>
          </table:table-cell>
          <table:table-cell office:value-type="time" office:time-value="PT0H0M0S" table:formula="of:=[.R129]" table:style-name="ce22">
            <text:p>0:00: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5-28T14:04:00" table:style-name="ce27">
            <text:p>22-5-28 14:04</text:p>
          </table:table-cell>
          <table:table-cell office:value-type="time" office:time-value="PT1073030H4M0S" table:formula="of:=[.O129]-[.N129]" table:style-name="ce26">
            <text:p>14:04:00</text:p>
          </table:table-cell>
          <table:table-cell office:value-type="date" office:date-value="2022-05-28T14:04:00" table:style-name="ce27">
            <text:p>22-5-28 14:04</text:p>
          </table:table-cell>
          <table:table-cell office:value-type="time" office:time-value="PT0H0M0S" table:formula="of:=[.Q129]-[.O129]" table:style-name="ce26">
            <text:p>0:00:00</text:p>
          </table:table-cell>
          <table:table-cell office:value-type="string" table:style-name="ce25">
            <text:p>Kakao, call</text:p>
          </table:table-cell>
          <table:table-cell office:value-type="date" office:date-value="2022-05-28T15:10:00" table:style-name="ce27">
            <text:p>22-5-28 15:10</text:p>
          </table:table-cell>
          <table:table-cell office:value-type="string" table:style-name="ce28">
            <text:p>/ data disk size 10% capacity left: ccskrbigkafkap03</text:p>
          </table:table-cell>
          <table:table-cell office:value-type="string" table:style-name="ce48">
            <text:p>Emailed and contacted through phon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34H12M0S" table:formula="of:=[.P130]" table:style-name="ce22">
            <text:p>18:12:00</text:p>
          </table:table-cell>
          <table:table-cell office:value-type="time" office:time-value="PT0H0M0S" table:formula="of:=[.R130]" table:style-name="ce22">
            <text:p>0:00: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siraj</text:p>
          </table:table-cell>
          <table:table-cell table:style-name="ce47"/>
          <table:table-cell table:style-name="ce111"/>
          <table:table-cell office:value-type="date" office:date-value="2022-05-28T18:12:00" table:style-name="ce27">
            <text:p>22-5-28 18:12</text:p>
          </table:table-cell>
          <table:table-cell office:value-type="time" office:time-value="PT1073034H12M0S" table:formula="of:=[.O130]-[.N130]" table:style-name="ce26">
            <text:p>18:12:00</text:p>
          </table:table-cell>
          <table:table-cell office:value-type="date" office:date-value="2022-05-28T18:12:00" table:style-name="ce27">
            <text:p>22-5-28 18:12</text:p>
          </table:table-cell>
          <table:table-cell office:value-type="time" office:time-value="PT0H0M0S" table:formula="of:=[.Q130]-[.O130]" table:style-name="ce26">
            <text:p>0:00:00</text:p>
          </table:table-cell>
          <table:table-cell office:value-type="string" table:style-name="ce25">
            <text:p>kakao, Call</text:p>
          </table:table-cell>
          <table:table-cell office:value-type="date" office:date-value="2022-05-28T20:35:00" table:style-name="ce27">
            <text:p>22-5-28 20:35</text:p>
          </table:table-cell>
          <table:table-cell office:value-type="string" table:style-name="ce28">
            <text:p>/data disk size 9.98% capacity left: es02.ap-northeast-2prd.h53</text:p>
          </table:table-cell>
          <table:table-cell office:value-type="string" table:style-name="ce48">
            <text:p>Called the owner and he said we can ignore the alert.</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34H49M0S" table:formula="of:=[.P131]" table:style-name="ce22">
            <text:p>18:49:00</text:p>
          </table:table-cell>
          <table:table-cell office:value-type="time" office:time-value="PT0H0M0S" table:formula="of:=[.R131]" table:style-name="ce22">
            <text:p>0:00: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siraj</text:p>
          </table:table-cell>
          <table:table-cell table:style-name="ce47"/>
          <table:table-cell table:style-name="ce111"/>
          <table:table-cell office:value-type="date" office:date-value="2022-05-28T18:49:00" table:style-name="ce27">
            <text:p>22-5-28 18:49</text:p>
          </table:table-cell>
          <table:table-cell office:value-type="time" office:time-value="PT1073034H49M0S" table:formula="of:=[.O131]-[.N131]" table:style-name="ce26">
            <text:p>18:49:00</text:p>
          </table:table-cell>
          <table:table-cell office:value-type="date" office:date-value="2022-05-28T18:49:00" table:style-name="ce27">
            <text:p>22-5-28 18:49</text:p>
          </table:table-cell>
          <table:table-cell office:value-type="time" office:time-value="PT0H0M0S" table:formula="of:=[.Q131]-[.O131]" table:style-name="ce26">
            <text:p>0:00:00</text:p>
          </table:table-cell>
          <table:table-cell office:value-type="string" table:style-name="ce25">
            <text:p>Kakao</text:p>
          </table:table-cell>
          <table:table-cell office:value-type="date" office:date-value="2022-05-28T18:50:00" table:style-name="ce27">
            <text:p>22-5-28 18:50</text:p>
          </table:table-cell>
          <table:table-cell office:value-type="string" table:style-name="ce28">
            <text:p>Gitlab Gitaly Alert service down [hcloud-portal-monitoring]</text:p>
          </table:table-cell>
          <table:table-cell office:value-type="string" table:style-name="ce48">
            <text:p>Automatically it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34H48M0S" table:formula="of:=[.P132]" table:style-name="ce22">
            <text:p>18:48:00</text:p>
          </table:table-cell>
          <table:table-cell office:value-type="time" office:time-value="PT0H10M0S" table:formula="of:=[.R132]" table:style-name="ce22">
            <text:p>0:10: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siraj</text:p>
          </table:table-cell>
          <table:table-cell table:style-name="ce47"/>
          <table:table-cell table:style-name="ce111"/>
          <table:table-cell office:value-type="date" office:date-value="2022-05-28T18:48:00" table:style-name="ce27">
            <text:p>22-5-28 18:48</text:p>
          </table:table-cell>
          <table:table-cell office:value-type="time" office:time-value="PT1073034H48M0S" table:formula="of:=[.O132]-[.N132]" table:style-name="ce26">
            <text:p>18:48:00</text:p>
          </table:table-cell>
          <table:table-cell office:value-type="date" office:date-value="2022-05-28T18:58:00" table:style-name="ce27">
            <text:p>22-5-28 18:58</text:p>
          </table:table-cell>
          <table:table-cell office:value-type="time" office:time-value="PT0H10M0S" table:formula="of:=[.Q132]-[.O132]" table:style-name="ce26">
            <text:p>0:10:00</text:p>
          </table:table-cell>
          <table:table-cell office:value-type="string" table:style-name="ce25">
            <text:p>Kakao, Auto M+</text:p>
          </table:table-cell>
          <table:table-cell office:value-type="date" office:date-value="2022-05-28T18:58:00" table:style-name="ce27">
            <text:p>22-5-28 18:58</text:p>
          </table:table-cell>
          <table:table-cell office:value-type="string" table:style-name="ce28">
            <text:p>ccskrhcloudkwp04.krcloud has just been restarted</text:p>
          </table:table-cell>
          <table:table-cell office:value-type="string" table:style-name="ce48">
            <text:p>Automatically it got resolved. Informed owner through messager &amp;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35H4M0S" table:formula="of:=[.P133]" table:style-name="ce22">
            <text:p>19:04:00</text:p>
          </table:table-cell>
          <table:table-cell office:value-type="time" office:time-value="PT0H1M0S" table:formula="of:=[.R133]" table:style-name="ce22">
            <text:p>0:01:00</text:p>
          </table:table-cell>
          <table:table-cell office:value-type="string" table:style-name="ce23">
            <text:p>2022.05.2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siraj</text:p>
          </table:table-cell>
          <table:table-cell table:style-name="ce47"/>
          <table:table-cell table:style-name="ce111"/>
          <table:table-cell office:value-type="date" office:date-value="2022-05-28T19:04:00" table:style-name="ce27">
            <text:p>22-5-28 19:04</text:p>
          </table:table-cell>
          <table:table-cell office:value-type="time" office:time-value="PT1073035H4M0S" table:formula="of:=[.O133]-[.N133]" table:style-name="ce26">
            <text:p>19:04:00</text:p>
          </table:table-cell>
          <table:table-cell office:value-type="date" office:date-value="2022-05-28T19:05:00" table:style-name="ce27">
            <text:p>22-5-28 19:05</text:p>
          </table:table-cell>
          <table:table-cell office:value-type="time" office:time-value="PT0H1M0S" table:formula="of:=[.Q133]-[.O133]" table:style-name="ce26">
            <text:p>0:01:00</text:p>
          </table:table-cell>
          <table:table-cell office:value-type="string" table:style-name="ce25">
            <text:p>Kakao</text:p>
          </table:table-cell>
          <table:table-cell office:value-type="date" office:date-value="2022-05-28T19:28:00" table:style-name="ce27">
            <text:p>22-5-28 19:28</text:p>
          </table:table-cell>
          <table:table-cell office:value-type="string" table:style-name="ce28">
            <text:p>Unavailable by ICMP ping kr-az2-com05-02r08</text:p>
          </table:table-cell>
          <table:table-cell office:value-type="string" table:style-name="ce48">
            <text:p>rebooted the host and started up all 10 VMS<tex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40H50M0S" table:formula="of:=[.P134]" table:style-name="ce22">
            <text:p>0:50:00</text:p>
          </table:table-cell>
          <table:table-cell office:value-type="time" office:time-value="PT0H1M0S" table:formula="of:=[.R134]" table:style-name="ce22">
            <text:p>0:01:00</text:p>
          </table:table-cell>
          <table:table-cell office:value-type="string" table:style-name="ce23">
            <text:p>2022.05.28</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Thulsiraj</text:p>
          </table:table-cell>
          <table:table-cell table:style-name="ce47"/>
          <table:table-cell table:style-name="ce111"/>
          <table:table-cell office:value-type="date" office:date-value="2022-05-29T00:50:00" table:style-name="ce27">
            <text:p>22-5-29 0:50</text:p>
          </table:table-cell>
          <table:table-cell office:value-type="time" office:time-value="PT1073040H50M0S" table:formula="of:=[.O134]-[.N134]" table:style-name="ce26">
            <text:p>0:50:00</text:p>
          </table:table-cell>
          <table:table-cell office:value-type="date" office:date-value="2022-05-29T00:51:00" table:style-name="ce27">
            <text:p>22-5-29 0:51</text:p>
          </table:table-cell>
          <table:table-cell office:value-type="time" office:time-value="PT0H1M0S" table:formula="of:=[.Q134]-[.O134]" table:style-name="ce26">
            <text:p>0:01:00</text:p>
          </table:table-cell>
          <table:table-cell office:value-type="string" table:style-name="ce25">
            <text:p>Kakao</text:p>
          </table:table-cell>
          <table:table-cell office:value-type="date" office:date-value="2022-05-29T01:05:00" table:style-name="ce27">
            <text:p>22-5-29 1:05</text:p>
          </table:table-cell>
          <table:table-cell office:value-type="string" table:style-name="ce28">
            <text:p>ccsnakmavcrmissp01/02 ssh service was down</text:p>
          </table:table-cell>
          <table:table-cell office:value-type="string" table:style-name="ce48">
            <text:p>As requested by Denny &amp; Chuck, we have rebooted both servers and the condition was normal</text:p>
          </table:table-cell>
          <table:table-cell office:value-type="string" table:style-name="ce48">
            <text:p>NACLOUD-1422</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3045H28M0S" table:formula="of:=[.P135]" table:style-name="ce22">
            <text:p>5:28:00</text:p>
          </table:table-cell>
          <table:table-cell office:value-type="time" office:time-value="PT0H2M0S" table:formula="of:=[.R135]" table:style-name="ce22">
            <text:p>0:02:00</text:p>
          </table:table-cell>
          <table:table-cell office:value-type="string" table:style-name="ce23">
            <text:p>2022.05.28</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Ashok</text:p>
          </table:table-cell>
          <table:table-cell table:style-name="ce47"/>
          <table:table-cell table:style-name="ce111"/>
          <table:table-cell office:value-type="date" office:date-value="2022-05-29T05:28:00" table:style-name="ce27">
            <text:p>22-5-29 5:28</text:p>
          </table:table-cell>
          <table:table-cell office:value-type="time" office:time-value="PT1073045H28M0S" table:formula="of:=[.O135]-[.N135]" table:style-name="ce26">
            <text:p>5:28:00</text:p>
          </table:table-cell>
          <table:table-cell office:value-type="date" office:date-value="2022-05-29T05:30:00" table:style-name="ce27">
            <text:p>22-5-29 5:30</text:p>
          </table:table-cell>
          <table:table-cell office:value-type="time" office:time-value="PT0H2M0S" table:formula="of:=[.Q135]-[.O135]" table:style-name="ce26">
            <text:p>0:02:00</text:p>
          </table:table-cell>
          <table:table-cell office:value-type="string" table:style-name="ce25">
            <text:p>Kakao</text:p>
          </table:table-cell>
          <table:table-cell table:style-name="ce27"/>
          <table:table-cell office:value-type="string" table:style-name="ce54">
            <text:p>broker01.ap-northeast-2.prd.h53 ICMP ping Unavailable/we have created the ticket to update Zabbix inventory also KRCLOUD-4961</text:p>
          </table:table-cell>
          <table:table-cell office:value-type="string" table:style-name="ce48">
            <text:p>There is a zabbix inventory mismatch, no problem with the server and service.<text:s/></text:p>
          </table:table-cell>
          <table:table-cell office:value-type="string" table:style-name="ce53">
            <text:p>KRCLOUD-4960 &amp; KRCLOUD-4961</text:p>
          </table:table-cell>
          <table:table-cell table:content-validation-name="val3" table:style-name="ce49"/>
          <table:table-cell table:content-validation-name="val3" table:style-name="ce49"/>
          <table:table-cell office:value-type="string" table:style-name="ce50">
            <text:p>Issue is there with Zabbix inventory not with servers.</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54H3M0S" table:formula="of:=[.P136]" table:style-name="ce22">
            <text:p>14:03:00</text:p>
          </table:table-cell>
          <table:table-cell office:value-type="time" office:time-value="PT0H1M0S" table:formula="of:=[.R136]" table:style-name="ce22">
            <text:p>0:01:00</text:p>
          </table:table-cell>
          <table:table-cell office:value-type="string" table:style-name="ce23">
            <text:p>2022.05.29</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5-29T14:03:00" table:style-name="ce27">
            <text:p>22-5-29 14:03</text:p>
          </table:table-cell>
          <table:table-cell office:value-type="time" office:time-value="PT1073054H3M0S" table:formula="of:=[.O136]-[.N136]" table:style-name="ce26">
            <text:p>14:03:00</text:p>
          </table:table-cell>
          <table:table-cell office:value-type="date" office:date-value="2022-05-29T14:04:00" table:style-name="ce27">
            <text:p>22-5-29 14:04</text:p>
          </table:table-cell>
          <table:table-cell office:value-type="time" office:time-value="PT0H1M0S" table:formula="of:=[.Q136]-[.O136]" table:style-name="ce26">
            <text:p>0:01:00</text:p>
          </table:table-cell>
          <table:table-cell office:value-type="string" table:style-name="ce25">
            <text:p>Kakao, Mail</text:p>
          </table:table-cell>
          <table:table-cell office:value-type="date" office:date-value="2022-05-29T18:56:00" table:style-name="ce27">
            <text:p>22-5-29 18:56</text:p>
          </table:table-cell>
          <table:table-cell office:value-type="string" table:style-name="ce28">
            <text:p>Problem / : running out of free inodes (&lt;10%) ph00mn002.pk0c01</text:p>
          </table:table-cell>
          <table:table-cell office:value-type="string" table:style-name="ce48">
            <text:p>Notice to owner via kakao &amp;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55H23M0S" table:formula="of:=[.P137]" table:style-name="ce22">
            <text:p>15:23:00</text:p>
          </table:table-cell>
          <table:table-cell office:value-type="time" office:time-value="PT0H0M0S" table:formula="of:=[.R137]" table:style-name="ce22">
            <text:p>0:00:00</text:p>
          </table:table-cell>
          <table:table-cell office:value-type="string" table:style-name="ce23">
            <text:p>2022.05.29</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5-29T15:23:00" table:style-name="ce27">
            <text:p>22-5-29 15:23</text:p>
          </table:table-cell>
          <table:table-cell office:value-type="time" office:time-value="PT1073055H23M0S" table:formula="of:=[.O137]-[.N137]" table:style-name="ce26">
            <text:p>15:23:00</text:p>
          </table:table-cell>
          <table:table-cell office:value-type="date" office:date-value="2022-05-29T15:23:00" table:style-name="ce27">
            <text:p>22-5-29 15:23</text:p>
          </table:table-cell>
          <table:table-cell office:value-type="time" office:time-value="PT0H0M0S" table:formula="of:=[.Q137]-[.O137]" table:style-name="ce26">
            <text:p>0:00:00</text:p>
          </table:table-cell>
          <table:table-cell office:value-type="string" table:style-name="ce25">
            <text:p>Kakao, Call</text:p>
          </table:table-cell>
          <table:table-cell table:style-name="ce32"/>
          <table:table-cell office:value-type="string" table:style-name="ce28">
            <text:p>Problem: Solid State Disk 0 4 : Physical disk is in warning state</text:p>
          </table:table-cell>
          <table:table-cell office:value-type="string" table:style-name="ce48">
            <text:p>RMA request on Monday and then proceed to hardware change.</text:p>
          </table:table-cell>
          <table:table-cell office:value-type="string" table:style-name="ce48">
            <text:p>KRCLOUD-4962</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5월<text:s/></text:p>
          </table:table-cell>
          <table:table-cell table:number-columns-repeated="4" table:style-name="ce21"/>
          <table:table-cell office:value-type="time" office:time-value="PT1073075H55M0S" table:formula="of:=[.P138]" table:style-name="ce22">
            <text:p>11:55:00</text:p>
          </table:table-cell>
          <table:table-cell office:value-type="time" office:time-value="PT0H1M0S" table:formula="of:=[.R138]" table:style-name="ce22">
            <text:p>0:01:00</text:p>
          </table:table-cell>
          <table:table-cell office:value-type="string" table:style-name="ce23">
            <text:p>2022.05.30</text:p>
          </table:table-cell>
          <table:table-cell office:value-type="string" table:style-name="ce46">
            <text:p>08~15</text:p>
          </table:table-cell>
          <table:table-cell office:value-type="string" table:content-validation-name="val1" table:style-name="ce47">
            <text:p>이후승</text:p>
          </table:table-cell>
          <table:table-cell office:value-type="string" table:style-name="ce47">
            <text:p>Ashok</text:p>
          </table:table-cell>
          <table:table-cell office:value-type="string" table:style-name="ce47">
            <text:p>심명보</text:p>
          </table:table-cell>
          <table:table-cell table:style-name="ce111"/>
          <table:table-cell office:value-type="date" office:date-value="2022-05-30T11:55:00" table:style-name="ce27">
            <text:p>22-5-30 11:55</text:p>
          </table:table-cell>
          <table:table-cell office:value-type="time" office:time-value="PT1073075H55M0S" table:formula="of:=[.O138]-[.N138]" table:style-name="ce26">
            <text:p>11:55:00</text:p>
          </table:table-cell>
          <table:table-cell office:value-type="date" office:date-value="2022-05-30T11:56:00" table:style-name="ce27">
            <text:p>22-5-30 11:56</text:p>
          </table:table-cell>
          <table:table-cell office:value-type="time" office:time-value="PT0H1M0S" table:formula="of:=[.Q138]-[.O138]" table:style-name="ce26">
            <text:p>0:01:00</text:p>
          </table:table-cell>
          <table:table-cell office:value-type="string" table:style-name="ce25">
            <text:p>Kakao, Call</text:p>
          </table:table-cell>
          <table:table-cell office:value-type="date" office:date-value="2022-05-30T08:00:00" table:style-name="ce27">
            <text:p>22-5-30 8:00</text:p>
          </table:table-cell>
          <table:table-cell office:value-type="string" table:style-name="ce31">
            <text:p>Problem: Unavailable by ICMP ping</text:p>
            <text:p>Host: kr-az2-com05-02r08.kr.hcloud.h53</text:p>
          </table:table-cell>
          <table:table-cell office:value-type="string" table:style-name="ce48">
            <text:p>주말에 재부팅 발생한 동일 호스트, 금일 이준 책임께 새로 호스트(172.16.19.157) 할당 받아 마이그레이션 예정</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4">
          <table:table-cell table:style-name="ce1"/>
          <table:table-cell office:value-type="string" table:style-name="ce21">
            <text:p>5월<text:s/></text:p>
          </table:table-cell>
          <table:table-cell table:number-columns-repeated="4" table:style-name="ce21"/>
          <table:table-cell office:value-type="time" office:time-value="PT1073083H58M0S" table:formula="of:=[.P139]" table:style-name="ce22">
            <text:p>19:58:00</text:p>
          </table:table-cell>
          <table:table-cell office:value-type="time" office:time-value="PT0H4M0S" table:formula="of:=[.R139]" table:style-name="ce22">
            <text:p>0:04:00</text:p>
          </table:table-cell>
          <table:table-cell office:value-type="string" table:style-name="ce23">
            <text:p>2022.05.30</text:p>
          </table:table-cell>
          <table:table-cell office:value-type="string" table:style-name="ce46">
            <text:p>15~22</text:p>
          </table:table-cell>
          <table:table-cell office:value-type="string" table:content-validation-name="val1" table:style-name="ce47">
            <text:p>임정현</text:p>
          </table:table-cell>
          <table:table-cell table:style-name="ce47"/>
          <table:table-cell office:value-type="string" table:style-name="ce47">
            <text:p>장재봉</text:p>
          </table:table-cell>
          <table:table-cell table:style-name="ce111"/>
          <table:table-cell office:value-type="date" office:date-value="2022-05-30T19:58:00" table:style-name="ce27">
            <text:p>22-5-30 19:58</text:p>
          </table:table-cell>
          <table:table-cell office:value-type="time" office:time-value="PT1073083H58M0S" table:formula="of:=[.O139]-[.N139]" table:style-name="ce26">
            <text:p>19:58:00</text:p>
          </table:table-cell>
          <table:table-cell office:value-type="date" office:date-value="2022-05-30T20:02:00" table:style-name="ce27">
            <text:p>22-5-30 20:02</text:p>
          </table:table-cell>
          <table:table-cell office:value-type="time" office:time-value="PT0H4M0S" table:formula="of:=[.Q139]-[.O139]" table:style-name="ce26">
            <text:p>0:04:00</text:p>
          </table:table-cell>
          <table:table-cell office:value-type="string" table:style-name="ce25">
            <text:p>Kakao</text:p>
          </table:table-cell>
          <table:table-cell office:value-type="date" office:date-value="2022-05-30T20:26:00" table:style-name="ce27">
            <text:p>22-5-30 20:26</text:p>
          </table:table-cell>
          <table:table-cell office:value-type="string" table:style-name="ce31">
            <text:p>bigcpcomq021 <text:s/>restarted</text:p>
            <text:p>de04tn002, tz03dn002.tkr0c94, tz03dn004.tkr0c94 Ping Failed</text:p>
          </table:table-cell>
          <table:table-cell office:value-type="string" table:style-name="ce31">
            <text:p>Host : bigcpcomq021</text:p>
            <text:p>VM : de04tn002, tz03dn002.tkr0c94, tz03dn004.tkr0c94</text:p>
            <text:p>host 리붓 되며 VM의 ceph os 볼륨에서 rdb lock되어 rdb lock 해제 후 VM리부트하여 해소됨</text:p>
          </table:table-cell>
          <table:table-cell office:value-type="string" table:style-name="ce1">
            <text:p>ITSM-87</text:p>
          </table:table-cell>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7">
          <table:table-cell table:style-name="ce1"/>
          <table:table-cell office:value-type="string" table:style-name="ce21">
            <text:p>5월<text:s/></text:p>
          </table:table-cell>
          <table:table-cell table:number-columns-repeated="4" table:style-name="ce21"/>
          <table:table-cell office:value-type="time" office:time-value="PT1073083H59M0S" table:formula="of:=[.P140]" table:style-name="ce22">
            <text:p>19:59:00</text:p>
          </table:table-cell>
          <table:table-cell office:value-type="time" office:time-value="PT0H3M0S" table:formula="of:=[.R140]" table:style-name="ce22">
            <text:p>0:03:00</text:p>
          </table:table-cell>
          <table:table-cell office:value-type="string" table:style-name="ce23">
            <text:p>2022.05.30</text:p>
          </table:table-cell>
          <table:table-cell office:value-type="string" table:style-name="ce46">
            <text:p>15~22</text:p>
          </table:table-cell>
          <table:table-cell office:value-type="string" table:content-validation-name="val1" table:style-name="ce47">
            <text:p>임정현</text:p>
          </table:table-cell>
          <table:table-cell table:style-name="ce47"/>
          <table:table-cell office:value-type="string" table:style-name="ce47">
            <text:p>장재봉</text:p>
          </table:table-cell>
          <table:table-cell table:style-name="ce111"/>
          <table:table-cell office:value-type="date" office:date-value="2022-05-30T19:59:00" table:style-name="ce27">
            <text:p>22-5-30 19:59</text:p>
          </table:table-cell>
          <table:table-cell office:value-type="time" office:time-value="PT1073083H59M0S" table:formula="of:=[.O140]-[.N140]" table:style-name="ce26">
            <text:p>19:59:00</text:p>
          </table:table-cell>
          <table:table-cell office:value-type="date" office:date-value="2022-05-30T20:02:00" table:style-name="ce27">
            <text:p>22-5-30 20:02</text:p>
          </table:table-cell>
          <table:table-cell office:value-type="time" office:time-value="PT0H3M0S" table:formula="of:=[.Q140]-[.O140]" table:style-name="ce26">
            <text:p>0:03:00</text:p>
          </table:table-cell>
          <table:table-cell office:value-type="string" table:style-name="ce25">
            <text:p>Kakao, SMS</text:p>
          </table:table-cell>
          <table:table-cell office:value-type="date" office:date-value="2022-05-30T20:01:00" table:style-name="ce27">
            <text:p>22-5-30 20:01</text:p>
          </table:table-cell>
          <table:table-cell office:value-type="string" table:style-name="ce31">
            <text:p>Nexus(EXT) service down</text:p>
          </table:table-cell>
          <table:table-cell office:value-type="string" table:style-name="ce31">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91H6M0S" table:formula="of:=[.P141]" table:style-name="ce22">
            <text:p>3:06:00</text:p>
          </table:table-cell>
          <table:table-cell office:value-type="time" office:time-value="PT0H1M0S" table:formula="of:=[.R141]" table:style-name="ce22">
            <text:p>0:01:00</text:p>
          </table:table-cell>
          <table:table-cell office:value-type="string" table:style-name="ce23">
            <text:p>2022.05.3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 &amp; Ashok</text:p>
          </table:table-cell>
          <table:table-cell table:style-name="ce47"/>
          <table:table-cell table:style-name="ce111"/>
          <table:table-cell office:value-type="date" office:date-value="2022-05-31T03:06:00" table:style-name="ce27">
            <text:p>22-5-31 3:06</text:p>
          </table:table-cell>
          <table:table-cell office:value-type="time" office:time-value="PT1073091H6M0S" table:formula="of:=[.O141]-[.N141]" table:style-name="ce26">
            <text:p>3:06:00</text:p>
          </table:table-cell>
          <table:table-cell office:value-type="date" office:date-value="2022-05-31T03:07:00" table:style-name="ce27">
            <text:p>22-5-31 3:07</text:p>
          </table:table-cell>
          <table:table-cell office:value-type="time" office:time-value="PT0H1M0S" table:formula="of:=[.Q141]-[.O141]" table:style-name="ce26">
            <text:p>0:01:00</text:p>
          </table:table-cell>
          <table:table-cell office:value-type="string" table:style-name="ce25">
            <text:p>Kakao</text:p>
          </table:table-cell>
          <table:table-cell office:value-type="date" office:date-value="2022-05-31T08:03:00" table:style-name="ce27">
            <text:p>22-5-31 8:03</text:p>
          </table:table-cell>
          <table:table-cell office:value-type="string" table:style-name="ce28">
            <text:p>hubble-influxdb03.kr.hcloud.h53. High memory utilization (&gt;90% for 5m)</text:p>
          </table:table-cell>
          <table:table-cell office:value-type="string" table:style-name="ce48">
            <text:p>It got resolved.</text:p>
          </table:table-cell>
          <table:table-cell table:style-name="ce48"/>
          <table:table-cell office:value-type="string" table:content-validation-name="val3" table:style-name="ce49">
            <text:p>O</text:p>
          </table:table-cell>
          <table:table-cell table:content-validation-name="val3" table:style-name="ce49"/>
          <table:table-cell office:value-type="string" table:style-name="ce48">
            <text:p>Its fluctuating and as observed on the graph <text:s/>from yesterday its consuming more memory</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91H35M0S" table:formula="of:=[.P142]" table:style-name="ce22">
            <text:p>3:35:00</text:p>
          </table:table-cell>
          <table:table-cell office:value-type="time" office:time-value="PT0H1M0S" table:formula="of:=[.R142]" table:style-name="ce22">
            <text:p>0:01:00</text:p>
          </table:table-cell>
          <table:table-cell office:value-type="string" table:style-name="ce23">
            <text:p>2022.05.3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 &amp; Ashok</text:p>
          </table:table-cell>
          <table:table-cell table:style-name="ce47"/>
          <table:table-cell table:style-name="ce111"/>
          <table:table-cell office:value-type="date" office:date-value="2022-05-31T03:35:00" table:style-name="ce27">
            <text:p>22-5-31 3:35</text:p>
          </table:table-cell>
          <table:table-cell office:value-type="time" office:time-value="PT1073091H35M0S" table:formula="of:=[.O142]-[.N142]" table:style-name="ce26">
            <text:p>3:35:00</text:p>
          </table:table-cell>
          <table:table-cell office:value-type="date" office:date-value="2022-05-31T03:36:00" table:style-name="ce27">
            <text:p>22-5-31 3:36</text:p>
          </table:table-cell>
          <table:table-cell office:value-type="time" office:time-value="PT0H1M0S" table:formula="of:=[.Q142]-[.O142]" table:style-name="ce26">
            <text:p>0:01:00</text:p>
          </table:table-cell>
          <table:table-cell office:value-type="string" table:style-name="ce25">
            <text:p>Kakao &amp; mail</text:p>
          </table:table-cell>
          <table:table-cell office:value-type="date" office:date-value="2022-05-31T03:42:00" table:style-name="ce27">
            <text:p>22-5-31 3:42</text:p>
          </table:table-cell>
          <table:table-cell office:value-type="string" table:style-name="ce28">
            <text:p>ccskrk8sp612.krcloud has just been restarted</text:p>
          </table:table-cell>
          <table:table-cell office:value-type="string" table:style-name="ce48">
            <text:p>Due to Kernel panic server got rebooted, we have created ticket for the same.. And sent mail to the owner and the group</text:p>
          </table:table-cell>
          <table:table-cell office:value-type="string" table:style-name="ce48">
            <text:p>KRCLOUD-4967</text:p>
          </table:table-cell>
          <table:table-cell office:value-type="string" table:content-validation-name="val3" table:style-name="ce49">
            <text:p>O</text:p>
          </table:table-cell>
          <table:table-cell table:content-validation-name="val3" table:style-name="ce49"/>
          <table:table-cell office:value-type="string" table:style-name="ce50">
            <text:p>There were 17 containers, all are up and running</text:p>
          </table:table-cell>
          <table:table-cell table:number-columns-repeated="16358" table:style-name="ce1"/>
        </table:table-row>
        <table:table-row table:style-name="ro1">
          <table:table-cell table:style-name="ce1"/>
          <table:table-cell office:value-type="string" table:style-name="ce21">
            <text:p>5월<text:s/></text:p>
          </table:table-cell>
          <table:table-cell table:number-columns-repeated="4" table:style-name="ce21"/>
          <table:table-cell office:value-type="time" office:time-value="PT1073092H55M0S" table:formula="of:=[.P143]" table:style-name="ce22">
            <text:p>4:55:00</text:p>
          </table:table-cell>
          <table:table-cell office:value-type="time" office:time-value="PT0H2M0S" table:formula="of:=[.R143]" table:style-name="ce22">
            <text:p>0:02:00</text:p>
          </table:table-cell>
          <table:table-cell office:value-type="string" table:style-name="ce23">
            <text:p>2022.05.3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 &amp; Ashok</text:p>
          </table:table-cell>
          <table:table-cell table:style-name="ce47"/>
          <table:table-cell table:style-name="ce111"/>
          <table:table-cell office:value-type="date" office:date-value="2022-05-31T04:55:00" table:style-name="ce27">
            <text:p>22-5-31 4:55</text:p>
          </table:table-cell>
          <table:table-cell office:value-type="time" office:time-value="PT1073092H55M0S" table:formula="of:=[.O143]-[.N143]" table:style-name="ce26">
            <text:p>4:55:00</text:p>
          </table:table-cell>
          <table:table-cell office:value-type="date" office:date-value="2022-05-31T04:57:00" table:style-name="ce27">
            <text:p>22-5-31 4:57</text:p>
          </table:table-cell>
          <table:table-cell office:value-type="time" office:time-value="PT0H2M0S" table:formula="of:=[.Q143]-[.O143]" table:style-name="ce26">
            <text:p>0:02:00</text:p>
          </table:table-cell>
          <table:table-cell office:value-type="string" table:style-name="ce25">
            <text:p>Kakao &amp; mail</text:p>
          </table:table-cell>
          <table:table-cell office:value-type="date" office:date-value="2022-05-31T07:28:00" table:style-name="ce27">
            <text:p>22-5-31 7:28</text:p>
          </table:table-cell>
          <table:table-cell office:value-type="string" table:style-name="ce48">
            <text:p>Unavailable by ICMP ping Host: kr-az2-com05-02r08.kr.hcloud.h53</text:p>
          </table:table-cell>
          <table:table-cell office:value-type="string" table:style-name="ce48">
            <text:p>Due to CPU error, server went down.</text:p>
          </table:table-cell>
          <table:table-cell office:value-type="string" table:style-name="ce48">
            <text:p>KRCLOUD-4968</text:p>
          </table:table-cell>
          <table:table-cell office:value-type="string" table:content-validation-name="val3" table:style-name="ce49">
            <text:p>O</text:p>
          </table:table-cell>
          <table:table-cell table:content-validation-name="val3" table:style-name="ce49"/>
          <table:table-cell office:value-type="string" table:style-name="ce50">
            <text:p>There is no evacuation node for this staging server to evacute the instances, we have brought up the server twice but went down again .. Finally it came up and running with all the underlying instances</text:p>
          </table:table-cell>
          <table:table-cell table:number-columns-repeated="16358" table:style-name="ce1"/>
        </table:table-row>
        <table:table-row table:style-name="ro8">
          <table:table-cell table:style-name="ce1"/>
          <table:table-cell office:value-type="string" table:style-name="ce21">
            <text:p>5월<text:s/></text:p>
          </table:table-cell>
          <table:table-cell table:number-columns-repeated="4" table:style-name="ce21"/>
          <table:table-cell office:value-type="time" office:time-value="PT1073098H12M0S" table:formula="of:=[.P144]" table:style-name="ce22">
            <text:p>10:12:00</text:p>
          </table:table-cell>
          <table:table-cell office:value-type="time" office:time-value="PT0H2M0S" table:formula="of:=[.R144]" table:style-name="ce22">
            <text:p>0:02:00</text:p>
          </table:table-cell>
          <table:table-cell office:value-type="string" table:style-name="ce23">
            <text:p>2022.05.31</text:p>
          </table:table-cell>
          <table:table-cell office:value-type="string" table:style-name="ce46">
            <text:p>08~15</text:p>
          </table:table-cell>
          <table:table-cell office:value-type="string" table:content-validation-name="val1" table:style-name="ce47">
            <text:p>오창민</text:p>
          </table:table-cell>
          <table:table-cell table:style-name="ce47"/>
          <table:table-cell office:value-type="string" table:style-name="ce47">
            <text:p>심명보</text:p>
          </table:table-cell>
          <table:table-cell table:style-name="ce111"/>
          <table:table-cell office:value-type="date" office:date-value="2022-05-31T10:12:00" table:style-name="ce27">
            <text:p>22-5-31 10:12</text:p>
          </table:table-cell>
          <table:table-cell office:value-type="time" office:time-value="PT1073098H12M0S" table:formula="of:=[.O144]-[.N144]" table:style-name="ce26">
            <text:p>10:12:00</text:p>
          </table:table-cell>
          <table:table-cell office:value-type="date" office:date-value="2022-05-31T10:14:00" table:style-name="ce27">
            <text:p>22-5-31 10:14</text:p>
          </table:table-cell>
          <table:table-cell office:value-type="time" office:time-value="PT0H2M0S" table:formula="of:=[.Q144]-[.O144]" table:style-name="ce26">
            <text:p>0:02:00</text:p>
          </table:table-cell>
          <table:table-cell office:value-type="string" table:style-name="ce25">
            <text:p>kakao</text:p>
          </table:table-cell>
          <table:table-cell table:style-name="ce35"/>
          <table:table-cell office:value-type="string" table:style-name="ce31">
            <text:p>Problem: Unavailable by ICMP ping</text:p>
            <text:p>Host: kr-az2-com05-02r08.kr.hcloud.h53</text:p>
          </table:table-cell>
          <table:table-cell office:value-type="string" table:style-name="ce53">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4">
          <table:table-cell table:style-name="ce1"/>
          <table:table-cell office:value-type="string" table:style-name="ce21">
            <text:p>6월</text:p>
          </table:table-cell>
          <table:table-cell table:number-columns-repeated="4" table:style-name="ce21"/>
          <table:table-cell office:value-type="time" office:time-value="PT1073120H7M0S" table:formula="of:=[.P145]" table:style-name="ce22">
            <text:p>8:07:00</text:p>
          </table:table-cell>
          <table:table-cell office:value-type="time" office:time-value="PT24H7M0S" table:formula="of:=[.R145]" table:style-name="ce22">
            <text:p>0:07:00</text:p>
          </table:table-cell>
          <table:table-cell office:value-type="string" table:style-name="ce23">
            <text:p>2022.06.01</text:p>
          </table:table-cell>
          <table:table-cell office:value-type="string" table:style-name="ce46">
            <text:p>08~15</text:p>
          </table:table-cell>
          <table:table-cell office:value-type="string" table:content-validation-name="val1" table:style-name="ce47">
            <text:p>고희경</text:p>
          </table:table-cell>
          <table:table-cell table:number-columns-repeated="2" table:style-name="ce47"/>
          <table:table-cell table:style-name="ce111"/>
          <table:table-cell office:value-type="date" office:date-value="2022-06-01T08:07:00" table:style-name="ce27">
            <text:p>22-6-1 8:07</text:p>
          </table:table-cell>
          <table:table-cell office:value-type="time" office:time-value="PT1073120H7M0S" table:formula="of:=[.O145]-[.N145]" table:style-name="ce26">
            <text:p>8:07:00</text:p>
          </table:table-cell>
          <table:table-cell office:value-type="date" office:date-value="2022-06-02T08:14:00" table:style-name="ce27">
            <text:p>22-6-2 8:14</text:p>
          </table:table-cell>
          <table:table-cell office:value-type="time" office:time-value="PT24H7M0S" table:formula="of:=[.Q145]-[.O145]" table:style-name="ce26">
            <text:p>0:07:00</text:p>
          </table:table-cell>
          <table:table-cell office:value-type="string" table:style-name="ce25">
            <text:p>KaKao</text:p>
          </table:table-cell>
          <table:table-cell office:value-type="date" office:date-value="2022-06-02T09:34:00" table:style-name="ce27">
            <text:p>22-6-2 9:34</text:p>
          </table:table-cell>
          <table:table-cell office:value-type="string" table:style-name="ce28">
            <text:p>Problem: ccscntmsdbp02.cntms CPU utilization <text:s/>remains</text:p>
          </table:table-cell>
          <table:table-cell office:value-type="string" table:style-name="ce53">
            <text:p>해당 알람 지속적으로 발생하고 있음.</text:p>
            <text:p>Tibero DB VM이며, 해당 VM owner는 COC관리로 되어있으나 중국법인 VM</text:p>
            <text:p>담당자 확인 필요</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20H29M0S" table:formula="of:=[.P146]" table:style-name="ce22">
            <text:p>8:29:00</text:p>
          </table:table-cell>
          <table:table-cell office:value-type="time" office:time-value="PT48H1M0S" table:formula="of:=[.R146]" table:style-name="ce22">
            <text:p>0:01:00</text:p>
          </table:table-cell>
          <table:table-cell office:value-type="string" table:style-name="ce23">
            <text:p>2022.06.02</text:p>
          </table:table-cell>
          <table:table-cell office:value-type="string" table:style-name="ce46">
            <text:p>08~15</text:p>
          </table:table-cell>
          <table:table-cell office:value-type="string" table:content-validation-name="val1" table:style-name="ce47">
            <text:p>고희경</text:p>
          </table:table-cell>
          <table:table-cell table:number-columns-repeated="2" table:style-name="ce47"/>
          <table:table-cell table:style-name="ce111"/>
          <table:table-cell office:value-type="date" office:date-value="2022-06-01T08:29:00" table:style-name="ce27">
            <text:p>22-6-1 8:29</text:p>
          </table:table-cell>
          <table:table-cell office:value-type="time" office:time-value="PT1073120H29M0S" table:formula="of:=[.O146]-[.N146]" table:style-name="ce26">
            <text:p>8:29:00</text:p>
          </table:table-cell>
          <table:table-cell office:value-type="date" office:date-value="2022-06-03T08:30:00" table:style-name="ce27">
            <text:p>22-6-3 8:30</text:p>
          </table:table-cell>
          <table:table-cell office:value-type="time" office:time-value="PT48H1M0S" table:formula="of:=[.Q146]-[.O146]" table:style-name="ce26">
            <text:p>0:01:00</text:p>
          </table:table-cell>
          <table:table-cell office:value-type="string" table:style-name="ce25">
            <text:p>KaKao</text:p>
          </table:table-cell>
          <table:table-cell office:value-type="date" office:date-value="2022-06-03T08:59:00" table:style-name="ce27">
            <text:p>22-6-3 8:59</text:p>
          </table:table-cell>
          <table:table-cell office:value-type="string" table:style-name="ce28">
            <text:p>Free size on aggr_node02_data less than 10%/Average</text:p>
          </table:table-cell>
          <table:table-cell office:value-type="string" table:style-name="ce48">
            <text:p>오래된 스냅샷 삭제 후 알람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20H29M0S" table:formula="of:=[.P147]" table:style-name="ce22">
            <text:p>8:29:00</text:p>
          </table:table-cell>
          <table:table-cell office:value-type="time" office:time-value="PT49H14M59S" table:formula="of:=[.R147]" table:style-name="ce22">
            <text:p>1:14:59</text:p>
          </table:table-cell>
          <table:table-cell office:value-type="string" table:style-name="ce23">
            <text:p>2022.06.02</text:p>
          </table:table-cell>
          <table:table-cell office:value-type="string" table:style-name="ce46">
            <text:p>08~15</text:p>
          </table:table-cell>
          <table:table-cell office:value-type="string" table:content-validation-name="val1" table:style-name="ce47">
            <text:p>고희경</text:p>
          </table:table-cell>
          <table:table-cell table:number-columns-repeated="2" table:style-name="ce47"/>
          <table:table-cell table:style-name="ce111"/>
          <table:table-cell office:value-type="date" office:date-value="2022-06-01T08:29:00" table:style-name="ce27">
            <text:p>22-6-1 8:29</text:p>
          </table:table-cell>
          <table:table-cell office:value-type="time" office:time-value="PT1073120H29M0S" table:formula="of:=[.O147]-[.N147]" table:style-name="ce26">
            <text:p>8:29:00</text:p>
          </table:table-cell>
          <table:table-cell office:value-type="date" office:date-value="2022-06-03T09:43:59" table:style-name="ce27">
            <text:p>22-6-3 9:43</text:p>
          </table:table-cell>
          <table:table-cell office:value-type="time" office:time-value="PT49H14M59S" table:formula="of:=[.Q147]-[.O147]" table:style-name="ce26">
            <text:p>1:14:59</text:p>
          </table:table-cell>
          <table:table-cell office:value-type="string" table:style-name="ce25">
            <text:p>KaKao</text:p>
          </table:table-cell>
          <table:table-cell office:value-type="date" office:date-value="2022-06-05T09:43:59" table:style-name="ce27">
            <text:p>22-6-5 9:43</text:p>
          </table:table-cell>
          <table:table-cell office:value-type="string" table:style-name="ce28">
            <text:p>Load averafe is too high (per CPU load over 1.5 for 5m) - sg-prd-ctrl-d-0201-03.sg.hcloud.io</text:p>
          </table:table-cell>
          <table:table-cell office:value-type="string" table:style-name="ce48">
            <text:p>해당 서버 접근하여 CPU 사용 확인(top 사용)하였으나, 디테일한 내용은 명일 ahmed와 확인 예정</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28H6M0S" table:formula="of:=[.P148]" table:style-name="ce22">
            <text:p>16:06:00</text:p>
          </table:table-cell>
          <table:table-cell office:value-type="time" office:time-value="PT0H1M0S" table:formula="of:=[.R148]" table:style-name="ce22">
            <text:p>0:01:00</text:p>
          </table:table-cell>
          <table:table-cell office:value-type="string" table:style-name="ce23">
            <text:p>2022.06.02</text:p>
          </table:table-cell>
          <table:table-cell office:value-type="string" table:style-name="ce46">
            <text:p>13~22</text:p>
          </table:table-cell>
          <table:table-cell office:value-type="string" table:content-validation-name="val1" table:style-name="ce47">
            <text:p>김지윤</text:p>
          </table:table-cell>
          <table:table-cell office:value-type="string" table:style-name="ce47">
            <text:p>Ganesh</text:p>
          </table:table-cell>
          <table:table-cell office:value-type="string" table:style-name="ce47">
            <text:p>채한길</text:p>
          </table:table-cell>
          <table:table-cell table:style-name="ce111"/>
          <table:table-cell office:value-type="date" office:date-value="2022-06-01T16:06:00" table:style-name="ce27">
            <text:p>22-6-1 16:06</text:p>
          </table:table-cell>
          <table:table-cell office:value-type="time" office:time-value="PT1073128H6M0S" table:formula="of:=[.O148]-[.N148]" table:style-name="ce26">
            <text:p>16:06:00</text:p>
          </table:table-cell>
          <table:table-cell office:value-type="date" office:date-value="2022-06-01T16:07:00" table:style-name="ce27">
            <text:p>22-6-1 16:07</text:p>
          </table:table-cell>
          <table:table-cell office:value-type="time" office:time-value="PT0H1M0S" table:formula="of:=[.Q148]-[.O148]" table:style-name="ce26">
            <text:p>0:01:00</text:p>
          </table:table-cell>
          <table:table-cell office:value-type="string" table:style-name="ce25">
            <text:p>KaKao<text:s/></text:p>
          </table:table-cell>
          <table:table-cell office:value-type="date" office:date-value="2022-06-01T16:24:00" table:style-name="ce27">
            <text:p>22-6-1 16:24</text:p>
          </table:table-cell>
          <table:table-cell office:value-type="string" table:style-name="ce28">
            <text:p>tblistener port 1521 down on ccsnahacctmsdbp01/02</text:p>
          </table:table-cell>
          <table:table-cell office:value-type="string" table:style-name="ce48">
            <text:p>한길매니저님이 디비 재기동, 지난달 발생했던 메모리 누수 이슈와 동일한 이유, 6월초 패치 진행 예정</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0H10M0S" table:formula="of:=[.P149]" table:style-name="ce22">
            <text:p>18:10:00</text:p>
          </table:table-cell>
          <table:table-cell office:value-type="time" office:time-value="PT0H9M0S" table:formula="of:=[.R149]" table:style-name="ce22">
            <text:p>0:09:00</text:p>
          </table:table-cell>
          <table:table-cell office:value-type="string" table:style-name="ce23">
            <text:p>2022.06.02</text:p>
          </table:table-cell>
          <table:table-cell office:value-type="string" table:style-name="ce46">
            <text:p>13~22</text:p>
          </table:table-cell>
          <table:table-cell office:value-type="string" table:content-validation-name="val1" table:style-name="ce47">
            <text:p>김지윤</text:p>
          </table:table-cell>
          <table:table-cell office:value-type="string" table:style-name="ce47">
            <text:p>Ganesh</text:p>
          </table:table-cell>
          <table:table-cell table:style-name="ce47"/>
          <table:table-cell table:style-name="ce111"/>
          <table:table-cell office:value-type="date" office:date-value="2022-06-01T18:10:00" table:style-name="ce27">
            <text:p>22-6-1 18:10</text:p>
          </table:table-cell>
          <table:table-cell office:value-type="time" office:time-value="PT1073130H10M0S" table:formula="of:=[.O149]-[.N149]" table:style-name="ce26">
            <text:p>18:10:00</text:p>
          </table:table-cell>
          <table:table-cell office:value-type="date" office:date-value="2022-06-01T18:19:00" table:style-name="ce27">
            <text:p>22-6-1 18:19</text:p>
          </table:table-cell>
          <table:table-cell office:value-type="time" office:time-value="PT0H9M0S" table:formula="of:=[.Q149]-[.O149]" table:style-name="ce26">
            <text:p>0:09:00</text:p>
          </table:table-cell>
          <table:table-cell office:value-type="string" table:style-name="ce25">
            <text:p>mail</text:p>
          </table:table-cell>
          <table:table-cell table:style-name="ce27"/>
          <table:table-cell office:value-type="string" table:style-name="ce28">
            <text:p>/data02 Disk size 9.74 % capacity left : ccsnahmasbrmofp01</text:p>
          </table:table-cell>
          <table:table-cell office:value-type="string" table:style-name="ce48">
            <text:p>mailed to Denny, Chuck Le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2H17M0S" table:formula="of:=[.P150]" table:style-name="ce22">
            <text:p>20:17:00</text:p>
          </table:table-cell>
          <table:table-cell office:value-type="time" office:time-value="PT0H10M0S" table:formula="of:=[.R150]" table:style-name="ce22">
            <text:p>0:10:00</text:p>
          </table:table-cell>
          <table:table-cell office:value-type="string" table:style-name="ce23">
            <text:p>2022.06.02</text:p>
          </table:table-cell>
          <table:table-cell office:value-type="string" table:style-name="ce46">
            <text:p>13~22</text:p>
          </table:table-cell>
          <table:table-cell office:value-type="string" table:content-validation-name="val1" table:style-name="ce47">
            <text:p>김지윤</text:p>
          </table:table-cell>
          <table:table-cell office:value-type="string" table:style-name="ce47">
            <text:p>Ganesh</text:p>
          </table:table-cell>
          <table:table-cell table:style-name="ce47"/>
          <table:table-cell table:style-name="ce111"/>
          <table:table-cell office:value-type="date" office:date-value="2022-06-01T20:17:00" table:style-name="ce27">
            <text:p>22-6-1 20:17</text:p>
          </table:table-cell>
          <table:table-cell office:value-type="time" office:time-value="PT1073132H17M0S" table:formula="of:=[.O150]-[.N150]" table:style-name="ce26">
            <text:p>20:17:00</text:p>
          </table:table-cell>
          <table:table-cell office:value-type="date" office:date-value="2022-06-01T20:27:00" table:style-name="ce27">
            <text:p>22-6-1 20:27</text:p>
          </table:table-cell>
          <table:table-cell office:value-type="time" office:time-value="PT0H10M0S" table:formula="of:=[.Q150]-[.O150]" table:style-name="ce26">
            <text:p>0:10:00</text:p>
          </table:table-cell>
          <table:table-cell office:value-type="string" table:style-name="ce25">
            <text:p>mail</text:p>
          </table:table-cell>
          <table:table-cell table:style-name="ce27"/>
          <table:table-cell office:value-type="string" table:style-name="ce28">
            <text:p>D: Disk size 6 % capacity left : kinspws01</text:p>
          </table:table-cell>
          <table:table-cell office:value-type="string" table:style-name="ce48">
            <text:p>put the servers in the India PRD group that are adjusted alert level. informed vijay baskar he is saying he dont know the application owner of that serv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4H2M0S" table:formula="of:=[.P151]" table:style-name="ce22">
            <text:p>22:02:00</text:p>
          </table:table-cell>
          <table:table-cell office:value-type="time" office:time-value="PT0H1M0S" table:formula="of:=[.R151]" table:style-name="ce22">
            <text:p>0:01: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1T22:02:00" table:style-name="ce27">
            <text:p>22-6-1 22:02</text:p>
          </table:table-cell>
          <table:table-cell office:value-type="time" office:time-value="PT1073134H2M0S" table:formula="of:=[.O151]-[.N151]" table:style-name="ce26">
            <text:p>22:02:00</text:p>
          </table:table-cell>
          <table:table-cell office:value-type="date" office:date-value="2022-06-01T22:03:00" table:style-name="ce27">
            <text:p>22-6-1 22:03</text:p>
          </table:table-cell>
          <table:table-cell office:value-type="time" office:time-value="PT0H1M0S" table:formula="of:=[.Q151]-[.O151]" table:style-name="ce26">
            <text:p>0:01:00</text:p>
          </table:table-cell>
          <table:table-cell office:value-type="string" table:style-name="ce25">
            <text:p>Mail</text:p>
          </table:table-cell>
          <table:table-cell office:value-type="date" office:date-value="2022-06-01T22:04:00" table:style-name="ce27">
            <text:p>22-6-1 22:04</text:p>
          </table:table-cell>
          <table:table-cell office:value-type="string" table:style-name="ce28">
            <text:p><text:s/>Disk I/O is overloaded on hmapc00dn003.novalocal</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4H52M0S" table:formula="of:=[.P152]" table:style-name="ce22">
            <text:p>22:52:00</text:p>
          </table:table-cell>
          <table:table-cell office:value-type="time" office:time-value="PT0H1M0S" table:formula="of:=[.R152]" table:style-name="ce22">
            <text:p>0:01: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1T22:52:00" table:style-name="ce27">
            <text:p>22-6-1 22:52</text:p>
          </table:table-cell>
          <table:table-cell office:value-type="time" office:time-value="PT1073134H52M0S" table:formula="of:=[.O152]-[.N152]" table:style-name="ce26">
            <text:p>22:52:00</text:p>
          </table:table-cell>
          <table:table-cell office:value-type="date" office:date-value="2022-06-01T22:53:00" table:style-name="ce27">
            <text:p>22-6-1 22:53</text:p>
          </table:table-cell>
          <table:table-cell office:value-type="time" office:time-value="PT0H1M0S" table:formula="of:=[.Q152]-[.O152]" table:style-name="ce26">
            <text:p>0:01:00</text:p>
          </table:table-cell>
          <table:table-cell office:value-type="string" table:style-name="ce25">
            <text:p>Mail</text:p>
          </table:table-cell>
          <table:table-cell table:style-name="ce32"/>
          <table:table-cell office:value-type="string" table:style-name="ce28">
            <text:p>/home Disk size 10.5 % capacity left : kmaph00gn001.pus0c01.hcloud.io</text:p>
          </table:table-cell>
          <table:table-cell office:value-type="string" table:style-name="ce48">
            <text:p>Emailed VM owner and waiting for the respons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7H50M0S" table:formula="of:=[.P153]" table:style-name="ce22">
            <text:p>1:50:00</text:p>
          </table:table-cell>
          <table:table-cell office:value-type="time" office:time-value="PT0H0M0S" table:formula="of:=[.R153]" table:style-name="ce22">
            <text:p>0:00: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2T01:50:00" table:style-name="ce27">
            <text:p>22-6-2 1:50</text:p>
          </table:table-cell>
          <table:table-cell office:value-type="time" office:time-value="PT1073137H50M0S" table:formula="of:=[.O153]-[.N153]" table:style-name="ce26">
            <text:p>1:50:00</text:p>
          </table:table-cell>
          <table:table-cell office:value-type="date" office:date-value="2022-06-02T01:50:00" table:style-name="ce27">
            <text:p>22-6-2 1:50</text:p>
          </table:table-cell>
          <table:table-cell office:value-type="time" office:time-value="PT0H0M0S" table:formula="of:=[.Q153]-[.O153]" table:style-name="ce26">
            <text:p>0:00:00</text:p>
          </table:table-cell>
          <table:table-cell office:value-type="string" table:style-name="ce25">
            <text:p>Kakao</text:p>
          </table:table-cell>
          <table:table-cell table:style-name="ce32"/>
          <table:table-cell office:value-type="string" table:style-name="ce28">
            <text:p>/Disk size is over 80% ccseupartnerp01</text:p>
          </table:table-cell>
          <table:table-cell office:value-type="string" table:style-name="ce48">
            <text:p>cronjob schedul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38H28M0S" table:formula="of:=[.P154]" table:style-name="ce22">
            <text:p>2:28:00</text:p>
          </table:table-cell>
          <table:table-cell office:value-type="time" office:time-value="PT0H1M0S" table:formula="of:=[.R154]" table:style-name="ce22">
            <text:p>0:01: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Saju, Ashok</text:p>
          </table:table-cell>
          <table:table-cell table:style-name="ce47"/>
          <table:table-cell table:style-name="ce111"/>
          <table:table-cell office:value-type="date" office:date-value="2022-06-02T02:28:00" table:style-name="ce27">
            <text:p>22-6-2 2:28</text:p>
          </table:table-cell>
          <table:table-cell office:value-type="time" office:time-value="PT1073138H28M0S" table:formula="of:=[.O154]-[.N154]" table:style-name="ce26">
            <text:p>2:28:00</text:p>
          </table:table-cell>
          <table:table-cell office:value-type="date" office:date-value="2022-06-02T02:29:00" table:style-name="ce27">
            <text:p>22-6-2 2:29</text:p>
          </table:table-cell>
          <table:table-cell office:value-type="time" office:time-value="PT0H1M0S" table:formula="of:=[.Q154]-[.O154]" table:style-name="ce26">
            <text:p>0:01:00</text:p>
          </table:table-cell>
          <table:table-cell office:value-type="string" table:style-name="ce25">
            <text:p>Kakao</text:p>
          </table:table-cell>
          <table:table-cell office:value-type="date" office:date-value="2022-06-02T02:57:00" table:style-name="ce27">
            <text:p>22-6-2 2:57</text:p>
          </table:table-cell>
          <table:table-cell office:value-type="string" table:style-name="ce28">
            <text:p>Disk size is 9.9% left ccskrmonitorp01</text:p>
          </table:table-cell>
          <table:table-cell office:value-type="string" table:style-name="ce48">
            <text:p>Issue resolved. Comprossed the old log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40H24M0S" table:formula="of:=[.P155]" table:style-name="ce22">
            <text:p>4:24:00</text:p>
          </table:table-cell>
          <table:table-cell office:value-type="time" office:time-value="PT0H1M0S" table:formula="of:=[.R155]" table:style-name="ce22">
            <text:p>0:01: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Saju, Ashok</text:p>
          </table:table-cell>
          <table:table-cell table:style-name="ce47"/>
          <table:table-cell table:style-name="ce111"/>
          <table:table-cell office:value-type="date" office:date-value="2022-06-02T04:24:00" table:style-name="ce27">
            <text:p>22-6-2 4:24</text:p>
          </table:table-cell>
          <table:table-cell office:value-type="time" office:time-value="PT1073140H24M0S" table:formula="of:=[.O155]-[.N155]" table:style-name="ce26">
            <text:p>4:24:00</text:p>
          </table:table-cell>
          <table:table-cell office:value-type="date" office:date-value="2022-06-02T04:25:00" table:style-name="ce27">
            <text:p>22-6-2 4:25</text:p>
          </table:table-cell>
          <table:table-cell office:value-type="time" office:time-value="PT0H1M0S" table:formula="of:=[.Q155]-[.O155]" table:style-name="ce26">
            <text:p>0:01:00</text:p>
          </table:table-cell>
          <table:table-cell office:value-type="string" table:style-name="ce25">
            <text:p>Kakao,Jira</text:p>
          </table:table-cell>
          <table:table-cell table:style-name="ce27"/>
          <table:table-cell office:value-type="string" table:style-name="ce28">
            <text:p>Interface ens61:Link down pb01dn010.pk0c11.hcloud.io</text:p>
          </table:table-cell>
          <table:table-cell office:value-type="string" table:style-name="ce48">
            <text:p>Informed in bigdata kakao group created the jira ticket for the same</text:p>
          </table:table-cell>
          <table:table-cell office:value-type="string" table:style-name="ce48">
            <text:p>ITSM-92</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43H33M0S" table:formula="of:=[.P156]" table:style-name="ce22">
            <text:p>7:33:00</text:p>
          </table:table-cell>
          <table:table-cell office:value-type="time" office:time-value="PT0H1M0S" table:formula="of:=[.R156]" table:style-name="ce22">
            <text:p>0:01:00</text:p>
          </table:table-cell>
          <table:table-cell office:value-type="string" table:style-name="ce23">
            <text:p>2022.06.02</text:p>
          </table:table-cell>
          <table:table-cell office:value-type="string" table:style-name="ce46">
            <text:p>21~09</text:p>
          </table:table-cell>
          <table:table-cell office:value-type="string" table:content-validation-name="val1" table:style-name="ce47">
            <text:p>Mohamed</text:p>
          </table:table-cell>
          <table:table-cell office:value-type="string" table:style-name="ce47">
            <text:p>Saju, Ashok</text:p>
          </table:table-cell>
          <table:table-cell table:style-name="ce47"/>
          <table:table-cell table:style-name="ce111"/>
          <table:table-cell office:value-type="date" office:date-value="2022-06-02T07:33:00" table:style-name="ce27">
            <text:p>22-6-2 7:33</text:p>
          </table:table-cell>
          <table:table-cell office:value-type="time" office:time-value="PT1073143H33M0S" table:formula="of:=[.O156]-[.N156]" table:style-name="ce26">
            <text:p>7:33:00</text:p>
          </table:table-cell>
          <table:table-cell office:value-type="date" office:date-value="2022-06-02T07:34:00" table:style-name="ce27">
            <text:p>22-6-2 7:34</text:p>
          </table:table-cell>
          <table:table-cell office:value-type="time" office:time-value="PT0H1M0S" table:formula="of:=[.Q156]-[.O156]" table:style-name="ce26">
            <text:p>0:01:00</text:p>
          </table:table-cell>
          <table:table-cell office:value-type="string" table:style-name="ce25">
            <text:p>Kakao, Mail</text:p>
          </table:table-cell>
          <table:table-cell table:style-name="ce27"/>
          <table:table-cell office:value-type="string" table:style-name="ce28">
            <text:p>/var/log: disk space is critically low (used &gt; 90)</text:p>
          </table:table-cell>
          <table:table-cell office:value-type="string" table:style-name="ce48">
            <text:p>Informed in bigdata kakao group send the email to the manag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46H36M0S" table:formula="of:=[.P157]" table:style-name="ce22">
            <text:p>10:36:00</text:p>
          </table:table-cell>
          <table:table-cell office:value-type="time" office:time-value="PT0H2M0S" table:formula="of:=[.R157]" table:style-name="ce22">
            <text:p>0:02:00</text:p>
          </table:table-cell>
          <table:table-cell office:value-type="string" table:style-name="ce23">
            <text:p>2022.06.02</text:p>
          </table:table-cell>
          <table:table-cell office:value-type="string" table:style-name="ce46">
            <text:p>08~15</text:p>
          </table:table-cell>
          <table:table-cell office:value-type="string" table:content-validation-name="val1" table:style-name="ce47">
            <text:p>이후승</text:p>
          </table:table-cell>
          <table:table-cell office:value-type="string" table:style-name="ce47">
            <text:p>Ahmed</text:p>
          </table:table-cell>
          <table:table-cell table:style-name="ce47"/>
          <table:table-cell table:style-name="ce111"/>
          <table:table-cell office:value-type="date" office:date-value="2022-06-02T10:36:00" table:style-name="ce27">
            <text:p>22-6-2 10:36</text:p>
          </table:table-cell>
          <table:table-cell office:value-type="time" office:time-value="PT1073146H36M0S" table:formula="of:=[.O157]-[.N157]" table:style-name="ce26">
            <text:p>10:36:00</text:p>
          </table:table-cell>
          <table:table-cell office:value-type="date" office:date-value="2022-06-02T10:38:00" table:style-name="ce27">
            <text:p>22-6-2 10:38</text:p>
          </table:table-cell>
          <table:table-cell office:value-type="time" office:time-value="PT0H2M0S" table:formula="of:=[.Q157]-[.O157]" table:style-name="ce26">
            <text:p>0:02:00</text:p>
          </table:table-cell>
          <table:table-cell office:value-type="string" table:style-name="ce25">
            <text:p>Kakao, Mail</text:p>
          </table:table-cell>
          <table:table-cell table:style-name="ce27"/>
          <table:table-cell office:value-type="string" table:style-name="ce28">
            <text:p>Disk I/O is overloaded on kmapc02dn003~005.pus0c03</text:p>
          </table:table-cell>
          <table:table-cell office:value-type="string" table:style-name="ce48">
            <text:p>지속적으로 알람 반복으로 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4H40M0S" table:formula="of:=[.P158]" table:style-name="ce22">
            <text:p>18:40:00</text:p>
          </table:table-cell>
          <table:table-cell office:value-type="time" office:time-value="PT0H5M0S" table:formula="of:=[.R158]" table:style-name="ce22">
            <text:p>0:05:00</text:p>
          </table:table-cell>
          <table:table-cell office:value-type="string" table:style-name="ce23">
            <text:p>2022.06.02</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02T18:40:00" table:style-name="ce27">
            <text:p>22-6-2 18:40</text:p>
          </table:table-cell>
          <table:table-cell office:value-type="time" office:time-value="PT1073154H40M0S" table:formula="of:=[.O158]-[.N158]" table:style-name="ce26">
            <text:p>18:40:00</text:p>
          </table:table-cell>
          <table:table-cell office:value-type="date" office:date-value="2022-06-02T18:45:00" table:style-name="ce27">
            <text:p>22-6-2 18:45</text:p>
          </table:table-cell>
          <table:table-cell office:value-type="time" office:time-value="PT0H5M0S" table:formula="of:=[.Q158]-[.O158]" table:style-name="ce26">
            <text:p>0:05:00</text:p>
          </table:table-cell>
          <table:table-cell office:value-type="string" table:style-name="ce25">
            <text:p>Kakao, Mail</text:p>
          </table:table-cell>
          <table:table-cell table:style-name="ce27"/>
          <table:table-cell office:value-type="string" table:style-name="ce28">
            <text:p>Disk size is over 80%:ccseuvcrmp01</text:p>
          </table:table-cell>
          <table:table-cell office:value-type="string" table:style-name="ce48">
            <text:p>담당자에게 확인요청 메일 발송</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71H34M0S" table:formula="of:=[.P159]" table:style-name="ce22">
            <text:p>11:34:00</text:p>
          </table:table-cell>
          <table:table-cell office:value-type="time" office:time-value="PT0H2M0S" table:formula="of:=[.R159]" table:style-name="ce22">
            <text:p>0:02:00</text:p>
          </table:table-cell>
          <table:table-cell office:value-type="string" table:style-name="ce23">
            <text:p>2022.06.03</text:p>
          </table:table-cell>
          <table:table-cell office:value-type="string" table:style-name="ce46">
            <text:p>08~15</text:p>
          </table:table-cell>
          <table:table-cell office:value-type="string" table:content-validation-name="val1" table:style-name="ce47">
            <text:p>임정현</text:p>
          </table:table-cell>
          <table:table-cell table:number-columns-repeated="2" table:style-name="ce47"/>
          <table:table-cell table:style-name="ce111"/>
          <table:table-cell office:value-type="date" office:date-value="2022-06-03T11:34:00" table:style-name="ce27">
            <text:p>22-6-3 11:34</text:p>
          </table:table-cell>
          <table:table-cell office:value-type="time" office:time-value="PT1073171H34M0S" table:formula="of:=[.O159]-[.N159]" table:style-name="ce26">
            <text:p>11:34:00</text:p>
          </table:table-cell>
          <table:table-cell office:value-type="date" office:date-value="2022-06-03T11:36:00" table:style-name="ce27">
            <text:p>22-6-3 11:36</text:p>
          </table:table-cell>
          <table:table-cell office:value-type="time" office:time-value="PT0H2M0S" table:formula="of:=[.Q159]-[.O159]" table:style-name="ce26">
            <text:p>0:02:00</text:p>
          </table:table-cell>
          <table:table-cell office:value-type="string" table:style-name="ce25">
            <text:p>Kakao, Mail</text:p>
          </table:table-cell>
          <table:table-cell table:style-name="ce27"/>
          <table:table-cell office:value-type="string" table:style-name="ce28">
            <text:p>hubble-influxdb02.kr.hcloud.h53.High memory utilization (&gt;90% for 5m)<text:s/></text:p>
          </table:table-cell>
          <table:table-cell office:value-type="string" table:style-name="ce48">
            <text:p>담당자에게 확인요청 메일 발송</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86H41M0S" table:formula="of:=[.P160]" table:style-name="ce22">
            <text:p>2:41:00</text:p>
          </table:table-cell>
          <table:table-cell office:value-type="time" office:time-value="PT0H19M0S" table:formula="of:=[.R160]" table:style-name="ce22">
            <text:p>0:19:00</text:p>
          </table:table-cell>
          <table:table-cell office:value-type="string" table:style-name="ce23">
            <text:p>2022.06.04</text:p>
          </table:table-cell>
          <table:table-cell office:value-type="string" table:style-name="ce46">
            <text:p>22~09</text:p>
          </table:table-cell>
          <table:table-cell office:value-type="string" table:content-validation-name="val1" table:style-name="ce47">
            <text:p>Radhika</text:p>
          </table:table-cell>
          <table:table-cell office:value-type="string" table:style-name="ce47">
            <text:p>Thulsiraj</text:p>
          </table:table-cell>
          <table:table-cell table:style-name="ce47"/>
          <table:table-cell table:style-name="ce111"/>
          <table:table-cell office:value-type="date" office:date-value="2022-06-04T02:41:00" table:style-name="ce27">
            <text:p>22-6-4 2:41</text:p>
          </table:table-cell>
          <table:table-cell office:value-type="time" office:time-value="PT1073186H41M0S" table:formula="of:=[.O160]-[.N160]" table:style-name="ce26">
            <text:p>2:41:00</text:p>
          </table:table-cell>
          <table:table-cell office:value-type="date" office:date-value="2022-06-04T03:00:00" table:style-name="ce27">
            <text:p>22-6-4 3:00</text:p>
          </table:table-cell>
          <table:table-cell office:value-type="time" office:time-value="PT0H19M0S" table:formula="of:=[.Q160]-[.O160]" table:style-name="ce26">
            <text:p>0:19:00</text:p>
          </table:table-cell>
          <table:table-cell office:value-type="string" table:style-name="ce25">
            <text:p>Kakao</text:p>
          </table:table-cell>
          <table:table-cell office:value-type="date" office:date-value="2022-06-04T03:10:00" table:style-name="ce27">
            <text:p>22-6-4 3:10</text:p>
          </table:table-cell>
          <table:table-cell office:value-type="string" table:style-name="ce28">
            <text:p>Free Size on aggr_node02_data_CNCloud less than 5%.</text:p>
          </table:table-cell>
          <table:table-cell office:value-type="string" table:style-name="ce48">
            <text:p>Deleted old <text:s/>snapshots</text:p>
          </table:table-cell>
          <table:table-cell office:value-type="string" table:style-name="ce48">
            <text:p>CNCLOUD2046</text:p>
          </table:table-cell>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93H39M0S" table:formula="of:=[.P161]" table:style-name="ce22">
            <text:p>9:39:00</text:p>
          </table:table-cell>
          <table:table-cell office:value-type="time" office:time-value="PT0H0M0S" table:formula="of:=[.R161]"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4T09:39:00" table:style-name="ce27">
            <text:p>22-6-4 9:39</text:p>
          </table:table-cell>
          <table:table-cell office:value-type="time" office:time-value="PT1073193H39M0S" table:formula="of:=[.O161]-[.N161]" table:style-name="ce26">
            <text:p>9:39:00</text:p>
          </table:table-cell>
          <table:table-cell office:value-type="date" office:date-value="2022-06-04T09:39:00" table:style-name="ce27">
            <text:p>22-6-4 9:39</text:p>
          </table:table-cell>
          <table:table-cell office:value-type="time" office:time-value="PT0H0M0S" table:formula="of:=[.Q161]-[.O161]" table:style-name="ce26">
            <text:p>0:00:00</text:p>
          </table:table-cell>
          <table:table-cell office:value-type="string" table:style-name="ce25">
            <text:p>Kakao</text:p>
          </table:table-cell>
          <table:table-cell office:value-type="date" office:date-value="2022-06-04T09:39:00" table:style-name="ce27">
            <text:p>22-6-4 9:39</text:p>
          </table:table-cell>
          <table:table-cell office:value-type="string" table:style-name="ce28">
            <text:p>Load average is too high (per CPU load over 1.5 for 5m) - sg-prd-ctrl-d-0201-03</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94H39M0S" table:formula="of:=[.P162]" table:style-name="ce22">
            <text:p>10:39:00</text:p>
          </table:table-cell>
          <table:table-cell office:value-type="time" office:time-value="PT0H0M0S" table:formula="of:=[.R162]"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4T10:39:00" table:style-name="ce27">
            <text:p>22-6-4 10:39</text:p>
          </table:table-cell>
          <table:table-cell office:value-type="time" office:time-value="PT1073194H39M0S" table:formula="of:=[.O162]-[.N162]" table:style-name="ce26">
            <text:p>10:39:00</text:p>
          </table:table-cell>
          <table:table-cell office:value-type="date" office:date-value="2022-06-04T10:39:00" table:style-name="ce27">
            <text:p>22-6-4 10:39</text:p>
          </table:table-cell>
          <table:table-cell office:value-type="time" office:time-value="PT0H0M0S" table:formula="of:=[.Q162]-[.O162]" table:style-name="ce26">
            <text:p>0:00:00</text:p>
          </table:table-cell>
          <table:table-cell office:value-type="string" table:style-name="ce25">
            <text:p>Kakao</text:p>
          </table:table-cell>
          <table:table-cell office:value-type="date" office:date-value="2022-06-04T10:39:00" table:style-name="ce27">
            <text:p>22-6-4 10:39</text:p>
          </table:table-cell>
          <table:table-cell office:value-type="string" table:style-name="ce28">
            <text:p>/ Disk size is over 80%: ccseuvrcmp02</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0H40M0S" table:formula="of:=[.P163]" table:style-name="ce22">
            <text:p>14:40:00</text:p>
          </table:table-cell>
          <table:table-cell office:value-type="time" office:time-value="PT0H0M0S" table:formula="of:=[.R163]"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14:40:00" table:style-name="ce27">
            <text:p>22-6-2 14:40</text:p>
          </table:table-cell>
          <table:table-cell office:value-type="time" office:time-value="PT1073150H40M0S" table:formula="of:=[.O163]-[.N163]" table:style-name="ce26">
            <text:p>14:40:00</text:p>
          </table:table-cell>
          <table:table-cell office:value-type="date" office:date-value="2022-06-02T14:40:00" table:style-name="ce27">
            <text:p>22-6-2 14:40</text:p>
          </table:table-cell>
          <table:table-cell office:value-type="time" office:time-value="PT0H0M0S" table:formula="of:=[.Q163]-[.O163]" table:style-name="ce26">
            <text:p>0:00:00</text:p>
          </table:table-cell>
          <table:table-cell office:value-type="string" table:style-name="ce25">
            <text:p>Kakao,Email</text:p>
          </table:table-cell>
          <table:table-cell table:style-name="ce32"/>
          <table:table-cell office:value-type="string" table:style-name="ce28">
            <text:p>/data disk size is over 80%: ccseuspap01</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2H3M0S" table:formula="of:=[.P164]" table:style-name="ce22">
            <text:p>16:03:00</text:p>
          </table:table-cell>
          <table:table-cell office:value-type="time" office:time-value="PT0H0M0S" table:formula="of:=[.R164]"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16:03:00" table:style-name="ce27">
            <text:p>22-6-2 16:03</text:p>
          </table:table-cell>
          <table:table-cell office:value-type="time" office:time-value="PT1073152H3M0S" table:formula="of:=[.O164]-[.N164]" table:style-name="ce26">
            <text:p>16:03:00</text:p>
          </table:table-cell>
          <table:table-cell office:value-type="date" office:date-value="2022-06-02T16:03:00" table:style-name="ce27">
            <text:p>22-6-2 16:03</text:p>
          </table:table-cell>
          <table:table-cell office:value-type="time" office:time-value="PT0H0M0S" table:formula="of:=[.Q164]-[.O164]" table:style-name="ce26">
            <text:p>0:00:00</text:p>
          </table:table-cell>
          <table:table-cell office:value-type="string" table:style-name="ce25">
            <text:p>Kakao,Email</text:p>
          </table:table-cell>
          <table:table-cell office:value-type="date" office:date-value="2022-06-02T16:04:00" table:style-name="ce27">
            <text:p>22-6-2 16:04</text:p>
          </table:table-cell>
          <table:table-cell office:value-type="string" table:style-name="ce28">
            <text:p>ccsnavrwasp01 CPU utilization remains 10.61%</text:p>
          </table:table-cell>
          <table:table-cell office:value-type="string" table:style-name="ce48">
            <text:p>Resolved automatically &amp; Email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2H20M0S" table:formula="of:=[.P165]" table:style-name="ce22">
            <text:p>16:20:00</text:p>
          </table:table-cell>
          <table:table-cell office:value-type="time" office:time-value="PT0H1M0S" table:formula="of:=[.R165]" table:style-name="ce22">
            <text:p>0:01: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16:20:00" table:style-name="ce27">
            <text:p>22-6-2 16:20</text:p>
          </table:table-cell>
          <table:table-cell office:value-type="time" office:time-value="PT1073152H20M0S" table:formula="of:=[.O165]-[.N165]" table:style-name="ce26">
            <text:p>16:20:00</text:p>
          </table:table-cell>
          <table:table-cell office:value-type="date" office:date-value="2022-06-02T16:21:00" table:style-name="ce27">
            <text:p>22-6-2 16:21</text:p>
          </table:table-cell>
          <table:table-cell office:value-type="time" office:time-value="PT0H1M0S" table:formula="of:=[.Q165]-[.O165]" table:style-name="ce26">
            <text:p>0:01:00</text:p>
          </table:table-cell>
          <table:table-cell office:value-type="string" table:style-name="ce25">
            <text:p>Kakao,Email</text:p>
          </table:table-cell>
          <table:table-cell office:value-type="date" office:date-value="2022-06-02T16:22:00" table:style-name="ce27">
            <text:p>22-6-2 16:22</text:p>
          </table:table-cell>
          <table:table-cell office:value-type="string" table:style-name="ce28">
            <text:p>Load average is too high CPU load 1.5 for 5m ph00mn006.pk0c01</text:p>
          </table:table-cell>
          <table:table-cell office:value-type="string" table:style-name="ce48">
            <text:p>Resolved automatically &amp; Email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2H30M0S" table:formula="of:=[.P166]" table:style-name="ce22">
            <text:p>16:30:00</text:p>
          </table:table-cell>
          <table:table-cell office:value-type="time" office:time-value="PT0H1M0S" table:formula="of:=[.R166]" table:style-name="ce22">
            <text:p>0:01: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16:30:00" table:style-name="ce27">
            <text:p>22-6-2 16:30</text:p>
          </table:table-cell>
          <table:table-cell office:value-type="time" office:time-value="PT1073152H30M0S" table:formula="of:=[.O166]-[.N166]" table:style-name="ce26">
            <text:p>16:30:00</text:p>
          </table:table-cell>
          <table:table-cell office:value-type="date" office:date-value="2022-06-02T16:31:00" table:style-name="ce27">
            <text:p>22-6-2 16:31</text:p>
          </table:table-cell>
          <table:table-cell office:value-type="time" office:time-value="PT0H1M0S" table:formula="of:=[.Q166]-[.O166]" table:style-name="ce26">
            <text:p>0:01:00</text:p>
          </table:table-cell>
          <table:table-cell office:value-type="string" table:style-name="ce25">
            <text:p>Kakao</text:p>
          </table:table-cell>
          <table:table-cell office:value-type="date" office:date-value="2022-06-02T16:32:00" table:style-name="ce27">
            <text:p>22-6-2 16:32</text:p>
          </table:table-cell>
          <table:table-cell office:value-type="string" table:style-name="ce28">
            <text:p>ssh service is down ccscndlwp01.추슨</text:p>
          </table:table-cell>
          <table:table-cell office:value-type="string" table:style-name="ce48">
            <text:p>False alarm, 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5H1M0S" table:formula="of:=[.P167]" table:style-name="ce22">
            <text:p>19:01:00</text:p>
          </table:table-cell>
          <table:table-cell office:value-type="time" office:time-value="PT0H0M0S" table:formula="of:=[.R167]"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19:01:00" table:style-name="ce27">
            <text:p>22-6-2 19:01</text:p>
          </table:table-cell>
          <table:table-cell office:value-type="time" office:time-value="PT1073155H1M0S" table:formula="of:=[.O167]-[.N167]" table:style-name="ce26">
            <text:p>19:01:00</text:p>
          </table:table-cell>
          <table:table-cell office:value-type="date" office:date-value="2022-06-02T19:01:00" table:style-name="ce27">
            <text:p>22-6-2 19:01</text:p>
          </table:table-cell>
          <table:table-cell office:value-type="time" office:time-value="PT0H0M0S" table:formula="of:=[.Q167]-[.O167]" table:style-name="ce26">
            <text:p>0:00:00</text:p>
          </table:table-cell>
          <table:table-cell office:value-type="string" table:style-name="ce25">
            <text:p>Kakao &amp; Email</text:p>
          </table:table-cell>
          <table:table-cell office:value-type="date" office:date-value="2022-06-02T19:02:00" table:style-name="ce27">
            <text:p>22-6-2 19:02</text:p>
          </table:table-cell>
          <table:table-cell office:value-type="string" table:style-name="ce28">
            <text:p>ccseupushp-loadbalancer 10.115.189.17 VIP is down</text:p>
          </table:table-cell>
          <table:table-cell office:value-type="string" table:style-name="ce48">
            <text:p>Firewall cpu load was high. Due to that vip down alerts triggers. Email has been send to firewall manager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156H3M0S" table:formula="of:=[.P168]" table:style-name="ce22">
            <text:p>20:03:00</text:p>
          </table:table-cell>
          <table:table-cell office:value-type="time" office:time-value="PT0H0M0S" table:formula="of:=[.R168]" table:style-name="ce22">
            <text:p>0:00:00</text:p>
          </table:table-cell>
          <table:table-cell office:value-type="string" table:style-name="ce23">
            <text:p>2022.06.04</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2T20:03:00" table:style-name="ce27">
            <text:p>22-6-2 20:03</text:p>
          </table:table-cell>
          <table:table-cell office:value-type="time" office:time-value="PT1073156H3M0S" table:formula="of:=[.O168]-[.N168]" table:style-name="ce26">
            <text:p>20:03:00</text:p>
          </table:table-cell>
          <table:table-cell office:value-type="date" office:date-value="2022-06-02T20:03:00" table:style-name="ce27">
            <text:p>22-6-2 20:03</text:p>
          </table:table-cell>
          <table:table-cell office:value-type="time" office:time-value="PT0H0M0S" table:formula="of:=[.Q168]-[.O168]" table:style-name="ce26">
            <text:p>0:00:00</text:p>
          </table:table-cell>
          <table:table-cell office:value-type="string" table:style-name="ce25">
            <text:p>Kakao &amp; Email</text:p>
          </table:table-cell>
          <table:table-cell table:style-name="ce32"/>
          <table:table-cell office:value-type="string" table:style-name="ce28">
            <text:p>/postgres_data disk size is 9.87% capacity left</text:p>
          </table:table-cell>
          <table:table-cell office:value-type="string" table:style-name="ce48">
            <text:p>Called &amp; Emailed the owner and he wants to increase the disk siz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16H39M0S" table:formula="of:=[.P169]" table:style-name="ce22">
            <text:p>8:39:00</text:p>
          </table:table-cell>
          <table:table-cell office:value-type="time" office:time-value="PT0H1M0S" table:formula="of:=[.R169]" table:style-name="ce22">
            <text:p>0:01:00</text:p>
          </table:table-cell>
          <table:table-cell office:value-type="string" table:style-name="ce23">
            <text:p>2022.06.0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Ram</text:p>
          </table:table-cell>
          <table:table-cell table:style-name="ce47"/>
          <table:table-cell table:style-name="ce111"/>
          <table:table-cell office:value-type="date" office:date-value="2022-06-05T08:39:00" table:style-name="ce27">
            <text:p>22-6-5 8:39</text:p>
          </table:table-cell>
          <table:table-cell office:value-type="time" office:time-value="PT1073216H39M0S" table:formula="of:=[.O169]-[.N169]" table:style-name="ce26">
            <text:p>8:39:00</text:p>
          </table:table-cell>
          <table:table-cell office:value-type="date" office:date-value="2022-06-05T08:40:00" table:style-name="ce27">
            <text:p>22-6-5 8:40</text:p>
          </table:table-cell>
          <table:table-cell office:value-type="time" office:time-value="PT0H1M0S" table:formula="of:=[.Q169]-[.O169]" table:style-name="ce26">
            <text:p>0:01:00</text:p>
          </table:table-cell>
          <table:table-cell office:value-type="string" table:style-name="ce25">
            <text:p>Kakao</text:p>
          </table:table-cell>
          <table:table-cell office:value-type="date" office:date-value="2022-06-05T08:45:00" table:style-name="ce27">
            <text:p>22-6-5 8:45</text:p>
          </table:table-cell>
          <table:table-cell office:value-type="string" table:style-name="ce28">
            <text:p>EUCloudNetapp01 Free Size on aggr_node02_data less than 5%</text:p>
          </table:table-cell>
          <table:table-cell office:value-type="string" table:style-name="ce53">
            <text:p>We have deleted the previous weekly snashots (may 29th), its coming down.. It will take time but it will come down below 90%</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40H25M0S" table:formula="of:=[.P170]" table:style-name="ce22">
            <text:p>8:25:00</text:p>
          </table:table-cell>
          <table:table-cell office:value-type="time" office:time-value="PT0H0M0S" table:formula="of:=[.R170]" table:style-name="ce22">
            <text:p>0:00:00</text:p>
          </table:table-cell>
          <table:table-cell office:value-type="string" table:style-name="ce23">
            <text:p>2022.06.0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Ram</text:p>
          </table:table-cell>
          <table:table-cell table:style-name="ce47"/>
          <table:table-cell table:style-name="ce111"/>
          <table:table-cell office:value-type="date" office:date-value="2022-06-06T08:25:00" table:style-name="ce27">
            <text:p>22-6-6 8:25</text:p>
          </table:table-cell>
          <table:table-cell office:value-type="time" office:time-value="PT1073240H25M0S" table:formula="of:=[.O170]-[.N170]" table:style-name="ce26">
            <text:p>8:25:00</text:p>
          </table:table-cell>
          <table:table-cell office:value-type="date" office:date-value="2022-06-06T08:25:00" table:style-name="ce27">
            <text:p>22-6-6 8:25</text:p>
          </table:table-cell>
          <table:table-cell office:value-type="time" office:time-value="PT0H0M0S" table:formula="of:=[.Q170]-[.O170]" table:style-name="ce26">
            <text:p>0:00:00</text:p>
          </table:table-cell>
          <table:table-cell office:value-type="string" table:style-name="ce25">
            <text:p>Kakao &amp; Email</text:p>
          </table:table-cell>
          <table:table-cell table:style-name="ce32"/>
          <table:table-cell office:value-type="string" table:style-name="ce28">
            <text:p>hmapc00dn001/2/3.novalocal hmapc00dn001.novalocal CPU utilization remains 0.54 %</text:p>
          </table:table-cell>
          <table:table-cell office:value-type="string" table:style-name="ce53">
            <text:p>Its fluctuating near the threshold,Java process is consuming more CPU.. we have informed owners via mail and in kakao group too<text:s/></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3H29M0S" table:formula="of:=[.P171]" table:style-name="ce22">
            <text:p>11:29:00</text:p>
          </table:table-cell>
          <table:table-cell office:value-type="time" office:time-value="PT0H1M0S" table:formula="of:=[.R171]" table:style-name="ce22">
            <text:p>0:01: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11:29:00" table:style-name="ce27">
            <text:p>22-6-6 11:29</text:p>
          </table:table-cell>
          <table:table-cell office:value-type="time" office:time-value="PT1073243H29M0S" table:formula="of:=[.O171]-[.N171]" table:style-name="ce26">
            <text:p>11:29:00</text:p>
          </table:table-cell>
          <table:table-cell office:value-type="date" office:date-value="2022-06-06T11:30:00" table:style-name="ce27">
            <text:p>22-6-6 11:30</text:p>
          </table:table-cell>
          <table:table-cell office:value-type="time" office:time-value="PT0H1M0S" table:formula="of:=[.Q171]-[.O171]" table:style-name="ce26">
            <text:p>0:01:00</text:p>
          </table:table-cell>
          <table:table-cell office:value-type="string" table:style-name="ce25">
            <text:p>Kakao</text:p>
          </table:table-cell>
          <table:table-cell office:value-type="date" office:date-value="2022-06-06T11:35:00" table:style-name="ce27">
            <text:p>22-6-6 11:35</text:p>
          </table:table-cell>
          <table:table-cell office:value-type="string" table:style-name="ce28">
            <text:p>Interface Ethernet48: Link down EU</text:p>
          </table:table-cell>
          <table:table-cell office:value-type="string" table:style-name="ce48">
            <text:p>Firewall failover from secondary to primary. Verifed no service issu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4H19M0S" table:formula="of:=[.P172]" table:style-name="ce22">
            <text:p>12:19:00</text:p>
          </table:table-cell>
          <table:table-cell office:value-type="time" office:time-value="PT0H1M0S" table:formula="of:=[.R172]" table:style-name="ce22">
            <text:p>0:01: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12:19:00" table:style-name="ce27">
            <text:p>22-6-6 12:19</text:p>
          </table:table-cell>
          <table:table-cell office:value-type="time" office:time-value="PT1073244H19M0S" table:formula="of:=[.O172]-[.N172]" table:style-name="ce26">
            <text:p>12:19:00</text:p>
          </table:table-cell>
          <table:table-cell office:value-type="date" office:date-value="2022-06-06T12:20:00" table:style-name="ce27">
            <text:p>22-6-6 12:20</text:p>
          </table:table-cell>
          <table:table-cell office:value-type="time" office:time-value="PT0H1M0S" table:formula="of:=[.Q172]-[.O172]" table:style-name="ce26">
            <text:p>0:01:00</text:p>
          </table:table-cell>
          <table:table-cell office:value-type="string" table:style-name="ce25">
            <text:p>Kakao &amp; Email</text:p>
          </table:table-cell>
          <table:table-cell office:value-type="date" office:date-value="2022-06-06T13:04:00" table:style-name="ce27">
            <text:p>22-6-6 13:04</text:p>
          </table:table-cell>
          <table:table-cell office:value-type="string" table:style-name="ce28">
            <text:p>/data disk size is 10% capacity left: es01.ap-northeast-2prd.h53</text:p>
          </table:table-cell>
          <table:table-cell office:value-type="string" table:style-name="ce48">
            <text:p>Issue resolved automatically. Informed VM owner through kakao &amp;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5H5M0S" table:formula="of:=[.P173]" table:style-name="ce22">
            <text:p>13:05:00</text:p>
          </table:table-cell>
          <table:table-cell office:value-type="time" office:time-value="PT0H1M0S" table:formula="of:=[.R173]" table:style-name="ce22">
            <text:p>0:01: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13:05:00" table:style-name="ce27">
            <text:p>22-6-6 13:05</text:p>
          </table:table-cell>
          <table:table-cell office:value-type="time" office:time-value="PT1073245H5M0S" table:formula="of:=[.O173]-[.N173]" table:style-name="ce26">
            <text:p>13:05:00</text:p>
          </table:table-cell>
          <table:table-cell office:value-type="date" office:date-value="2022-06-06T13:06:00" table:style-name="ce27">
            <text:p>22-6-6 13:06</text:p>
          </table:table-cell>
          <table:table-cell office:value-type="time" office:time-value="PT0H1M0S" table:formula="of:=[.Q173]-[.O173]" table:style-name="ce26">
            <text:p>0:01:00</text:p>
          </table:table-cell>
          <table:table-cell office:value-type="string" table:style-name="ce25">
            <text:p>Kakao &amp; Email</text:p>
          </table:table-cell>
          <table:table-cell office:value-type="date" office:date-value="2022-06-06T15:29:00" table:style-name="ce27">
            <text:p>22-6-6 15:29</text:p>
          </table:table-cell>
          <table:table-cell office:value-type="string" table:style-name="ce28">
            <text:p>/data disk size 10.97% capacity left ccsnakmasbrmofp02</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7H13M0S" table:formula="of:=[.P174]" table:style-name="ce22">
            <text:p>15:13:00</text:p>
          </table:table-cell>
          <table:table-cell office:value-type="time" office:time-value="PT0H2M0S" table:formula="of:=[.R174]" table:style-name="ce22">
            <text:p>0:02: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15:13:00" table:style-name="ce27">
            <text:p>22-6-6 15:13</text:p>
          </table:table-cell>
          <table:table-cell office:value-type="time" office:time-value="PT1073247H13M0S" table:formula="of:=[.O174]-[.N174]" table:style-name="ce26">
            <text:p>15:13:00</text:p>
          </table:table-cell>
          <table:table-cell office:value-type="date" office:date-value="2022-06-06T15:15:00" table:style-name="ce27">
            <text:p>22-6-6 15:15</text:p>
          </table:table-cell>
          <table:table-cell office:value-type="time" office:time-value="PT0H2M0S" table:formula="of:=[.Q174]-[.O174]" table:style-name="ce26">
            <text:p>0:02:00</text:p>
          </table:table-cell>
          <table:table-cell office:value-type="string" table:style-name="ce25">
            <text:p>Kakao</text:p>
          </table:table-cell>
          <table:table-cell office:value-type="date" office:date-value="2022-06-06T15:19:00" table:style-name="ce27">
            <text:p>22-6-6 15:19</text:p>
          </table:table-cell>
          <table:table-cell office:value-type="string" table:style-name="ce28">
            <text:p>Switch Asic Lower Left Corner: Temperature is too low : &lt;5 - <text:s/>krcloud-prd-ipmi-r5</text:p>
          </table:table-cell>
          <table:table-cell office:value-type="string" table:style-name="ce48">
            <text:p>Automatically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8H25M0S" table:formula="of:=[.P175]" table:style-name="ce22">
            <text:p>16:25:00</text:p>
          </table:table-cell>
          <table:table-cell office:value-type="time" office:time-value="PT0H1M0S" table:formula="of:=[.R175]" table:style-name="ce22">
            <text:p>0:01: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16:25:00" table:style-name="ce27">
            <text:p>22-6-6 16:25</text:p>
          </table:table-cell>
          <table:table-cell office:value-type="time" office:time-value="PT1073248H25M0S" table:formula="of:=[.O175]-[.N175]" table:style-name="ce26">
            <text:p>16:25:00</text:p>
          </table:table-cell>
          <table:table-cell office:value-type="date" office:date-value="2022-06-06T16:26:00" table:style-name="ce27">
            <text:p>22-6-6 16:26</text:p>
          </table:table-cell>
          <table:table-cell office:value-type="time" office:time-value="PT0H1M0S" table:formula="of:=[.Q175]-[.O175]" table:style-name="ce26">
            <text:p>0:01:00</text:p>
          </table:table-cell>
          <table:table-cell office:value-type="string" table:style-name="ce5">
            <text:p>Kakao</text:p>
          </table:table-cell>
          <table:table-cell office:value-type="date" office:date-value="2022-06-06T16:28:00" table:style-name="ce27">
            <text:p>22-6-6 16:28</text:p>
          </table:table-cell>
          <table:table-cell office:value-type="string" table:style-name="ce28">
            <text:p>ccskrtrafficcombinep02 CPU utilization remains 8.73</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52H42M0S" table:formula="of:=[.P176]" table:style-name="ce22">
            <text:p>20:42:00</text:p>
          </table:table-cell>
          <table:table-cell office:value-type="time" office:time-value="PT0H0M0S" table:formula="of:=[.R176]" table:style-name="ce22">
            <text:p>0:00:00</text:p>
          </table:table-cell>
          <table:table-cell office:value-type="string" table:style-name="ce23">
            <text:p>2022.06.0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06T20:42:00" table:style-name="ce27">
            <text:p>22-6-6 20:42</text:p>
          </table:table-cell>
          <table:table-cell office:value-type="time" office:time-value="PT1073252H42M0S" table:formula="of:=[.O176]-[.N176]" table:style-name="ce26">
            <text:p>20:42:00</text:p>
          </table:table-cell>
          <table:table-cell office:value-type="date" office:date-value="2022-06-06T20:42:00" table:style-name="ce27">
            <text:p>22-6-6 20:42</text:p>
          </table:table-cell>
          <table:table-cell office:value-type="time" office:time-value="PT0H0M0S" table:formula="of:=[.Q176]-[.O176]" table:style-name="ce26">
            <text:p>0:00:00</text:p>
          </table:table-cell>
          <table:table-cell office:value-type="string" table:style-name="ce25">
            <text:p>Kakao</text:p>
          </table:table-cell>
          <table:table-cell office:value-type="date" office:date-value="2022-06-06T20:43:00" table:style-name="ce27">
            <text:p>22-6-6 20:43</text:p>
          </table:table-cell>
          <table:table-cell office:value-type="string" table:style-name="ce28">
            <text:p>ccsprupushp02 CPU utilization remains 0%</text:p>
          </table:table-cell>
          <table:table-cell office:value-type="string" table:style-name="ce48">
            <text:p>Informed VM owner through kakao.</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33H39M0S" table:formula="of:=[.P177]" table:style-name="ce22">
            <text:p>1:39:00</text:p>
          </table:table-cell>
          <table:table-cell office:value-type="time" office:time-value="PT0H7M0S" table:formula="of:=[.R177]" table:style-name="ce22">
            <text:p>0:07:00</text:p>
          </table:table-cell>
          <table:table-cell office:value-type="string" table:style-name="ce23">
            <text:p>2022.06.06</text:p>
          </table:table-cell>
          <table:table-cell office:value-type="string" table:style-name="ce46">
            <text:p>09~21</text:p>
          </table:table-cell>
          <table:table-cell office:value-type="string" table:content-validation-name="val1" table:style-name="ce47">
            <text:p>Radhika</text:p>
          </table:table-cell>
          <table:table-cell office:value-type="string" table:style-name="ce47">
            <text:p>Radhika</text:p>
          </table:table-cell>
          <table:table-cell table:style-name="ce47"/>
          <table:table-cell table:style-name="ce111"/>
          <table:table-cell office:value-type="date" office:date-value="2022-06-06T01:39:00" table:style-name="ce27">
            <text:p>22-6-6 1:39</text:p>
          </table:table-cell>
          <table:table-cell office:value-type="time" office:time-value="PT1073233H39M0S" table:formula="of:=[.O177]-[.N177]" table:style-name="ce26">
            <text:p>1:39:00</text:p>
          </table:table-cell>
          <table:table-cell office:value-type="date" office:date-value="2022-06-06T01:46:00" table:style-name="ce27">
            <text:p>22-6-6 1:46</text:p>
          </table:table-cell>
          <table:table-cell office:value-type="time" office:time-value="PT0H7M0S" table:formula="of:=[.Q177]-[.O177]" table:style-name="ce26">
            <text:p>0:07:00</text:p>
          </table:table-cell>
          <table:table-cell office:value-type="string" table:style-name="ce25">
            <text:p>Kakao</text:p>
          </table:table-cell>
          <table:table-cell office:value-type="date" office:date-value="2022-06-06T01:40:00" table:style-name="ce27">
            <text:p>22-6-6 1:40</text:p>
          </table:table-cell>
          <table:table-cell office:value-type="string" table:style-name="ce28">
            <text:p>dp03dn003.dkr0c06.hcloud.io and dp03dn001.dkr0c06.hcloud.io restarted</text:p>
          </table:table-cell>
          <table:table-cell office:value-type="string" table:style-name="ce48">
            <text:p>Informed in bigdata group. Restrated due to kernel panic</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37H25M0S" table:formula="of:=[.P178]" table:style-name="ce22">
            <text:p>5:25:00</text:p>
          </table:table-cell>
          <table:table-cell office:value-type="time" office:time-value="PT0H0M0S" table:formula="of:=[.R178]" table:style-name="ce22">
            <text:p>0:00:00</text:p>
          </table:table-cell>
          <table:table-cell office:value-type="string" table:style-name="ce23">
            <text:p>2022.06.06</text:p>
          </table:table-cell>
          <table:table-cell office:value-type="string" table:style-name="ce46">
            <text:p>09~22</text:p>
          </table:table-cell>
          <table:table-cell office:value-type="string" table:content-validation-name="val1" table:style-name="ce47">
            <text:p>Radhika</text:p>
          </table:table-cell>
          <table:table-cell office:value-type="string" table:style-name="ce47">
            <text:p>Radhika</text:p>
          </table:table-cell>
          <table:table-cell table:style-name="ce47"/>
          <table:table-cell table:style-name="ce111"/>
          <table:table-cell office:value-type="date" office:date-value="2022-06-06T05:25:00" table:style-name="ce27">
            <text:p>22-6-6 5:25</text:p>
          </table:table-cell>
          <table:table-cell office:value-type="time" office:time-value="PT1073237H25M0S" table:formula="of:=[.O178]-[.N178]" table:style-name="ce26">
            <text:p>5:25:00</text:p>
          </table:table-cell>
          <table:table-cell office:value-type="date" office:date-value="2022-06-06T05:25:00" table:style-name="ce27">
            <text:p>22-6-6 5:25</text:p>
          </table:table-cell>
          <table:table-cell office:value-type="time" office:time-value="PT0H0M0S" table:formula="of:=[.Q178]-[.O178]" table:style-name="ce26">
            <text:p>0:00:00</text:p>
          </table:table-cell>
          <table:table-cell office:value-type="string" table:style-name="ce25">
            <text:p>Kakao</text:p>
          </table:table-cell>
          <table:table-cell office:value-type="date" office:date-value="2022-06-06T05:26:00" table:style-name="ce27">
            <text:p>22-6-6 5:26</text:p>
          </table:table-cell>
          <table:table-cell office:value-type="string" table:style-name="ce28">
            <text:p>eucloudprdcomd203.eucloud : system status is in critical <text:s/>state.</text:p>
          </table:table-cell>
          <table:table-cell office:value-type="string" table:style-name="ce48">
            <text:p>Informed in Kakao</text:p>
          </table:table-cell>
          <table:table-cell office:value-type="string" table:style-name="ce48">
            <text:p>EUCLOUD-2341</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0H0M0S" table:formula="of:=[.P179]" table:style-name="ce22">
            <text:p>8:00:00</text:p>
          </table:table-cell>
          <table:table-cell office:value-type="time" office:time-value="PT0H1M0S" table:formula="of:=[.R179]" table:style-name="ce22">
            <text:p>0:01:00</text:p>
          </table:table-cell>
          <table:table-cell office:value-type="string" table:style-name="ce23">
            <text:p>2022.06.06</text:p>
          </table:table-cell>
          <table:table-cell office:value-type="string" table:style-name="ce46">
            <text:p>08~15</text:p>
          </table:table-cell>
          <table:table-cell office:value-type="string" table:content-validation-name="val1" table:style-name="ce47">
            <text:p>고희경</text:p>
          </table:table-cell>
          <table:table-cell office:value-type="string" table:style-name="ce47">
            <text:p>고희경</text:p>
          </table:table-cell>
          <table:table-cell table:style-name="ce47"/>
          <table:table-cell table:style-name="ce111"/>
          <table:table-cell office:value-type="date" office:date-value="2022-06-06T08:00:00" table:style-name="ce27">
            <text:p>22-6-6 8:00</text:p>
          </table:table-cell>
          <table:table-cell office:value-type="time" office:time-value="PT1073240H0M0S" table:formula="of:=[.O179]-[.N179]" table:style-name="ce26">
            <text:p>8:00:00</text:p>
          </table:table-cell>
          <table:table-cell office:value-type="date" office:date-value="2022-06-06T08:01:00" table:style-name="ce27">
            <text:p>22-6-6 8:01</text:p>
          </table:table-cell>
          <table:table-cell office:value-type="time" office:time-value="PT0H1M0S" table:formula="of:=[.Q179]-[.O179]" table:style-name="ce26">
            <text:p>0:01:00</text:p>
          </table:table-cell>
          <table:table-cell office:value-type="string" table:style-name="ce25">
            <text:p>Kakao</text:p>
          </table:table-cell>
          <table:table-cell office:value-type="date" office:date-value="2022-06-06T08:04:00" table:style-name="ce27">
            <text:p>22-6-6 8:04</text:p>
          </table:table-cell>
          <table:table-cell office:value-type="string" table:style-name="ce28">
            <text:p>ccscntmsdbp02.cntms CPU utilization remains 3.14 %</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0H33M0S" table:formula="of:=[.P180]" table:style-name="ce22">
            <text:p>8:33:00</text:p>
          </table:table-cell>
          <table:table-cell office:value-type="time" office:time-value="PT0H0M0S" table:formula="of:=[.R180]" table:style-name="ce22">
            <text:p>0:00:00</text:p>
          </table:table-cell>
          <table:table-cell office:value-type="string" table:style-name="ce23">
            <text:p>2022.06.06</text:p>
          </table:table-cell>
          <table:table-cell office:value-type="string" table:style-name="ce46">
            <text:p>08~15</text:p>
          </table:table-cell>
          <table:table-cell office:value-type="string" table:content-validation-name="val1" table:style-name="ce47">
            <text:p>고희경</text:p>
          </table:table-cell>
          <table:table-cell office:value-type="string" table:style-name="ce47">
            <text:p>고희경</text:p>
          </table:table-cell>
          <table:table-cell table:style-name="ce47"/>
          <table:table-cell table:style-name="ce111"/>
          <table:table-cell office:value-type="date" office:date-value="2022-06-06T08:33:00" table:style-name="ce27">
            <text:p>22-6-6 8:33</text:p>
          </table:table-cell>
          <table:table-cell office:value-type="time" office:time-value="PT1073240H33M0S" table:formula="of:=[.O180]-[.N180]" table:style-name="ce26">
            <text:p>8:33:00</text:p>
          </table:table-cell>
          <table:table-cell office:value-type="date" office:date-value="2022-06-06T08:33:00" table:style-name="ce27">
            <text:p>22-6-6 8:33</text:p>
          </table:table-cell>
          <table:table-cell office:value-type="time" office:time-value="PT0H0M0S" table:formula="of:=[.Q180]-[.O180]" table:style-name="ce26">
            <text:p>0:00:00</text:p>
          </table:table-cell>
          <table:table-cell office:value-type="string" table:style-name="ce25">
            <text:p>KaKao</text:p>
          </table:table-cell>
          <table:table-cell office:value-type="date" office:date-value="2022-06-06T08:33:00" table:style-name="ce27">
            <text:p>22-6-6 8:33</text:p>
          </table:table-cell>
          <table:table-cell office:value-type="string" table:style-name="ce28">
            <text:p>/data Disk size 11 % capacity left : ccsnakmaissp01</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1H15M0S" table:formula="of:=[.P181]" table:style-name="ce22">
            <text:p>9:15:00</text:p>
          </table:table-cell>
          <table:table-cell office:value-type="time" office:time-value="PT0H0M0S" table:formula="of:=[.R181]" table:style-name="ce22">
            <text:p>0:00:00</text:p>
          </table:table-cell>
          <table:table-cell office:value-type="string" table:style-name="ce23">
            <text:p>2022.06.06</text:p>
          </table:table-cell>
          <table:table-cell office:value-type="string" table:style-name="ce46">
            <text:p>08~15</text:p>
          </table:table-cell>
          <table:table-cell office:value-type="string" table:content-validation-name="val1" table:style-name="ce47">
            <text:p>고희경</text:p>
          </table:table-cell>
          <table:table-cell office:value-type="string" table:style-name="ce47">
            <text:p>고희경</text:p>
          </table:table-cell>
          <table:table-cell table:style-name="ce47"/>
          <table:table-cell table:style-name="ce111"/>
          <table:table-cell office:value-type="date" office:date-value="2022-06-06T09:15:00" table:style-name="ce27">
            <text:p>22-6-6 9:15</text:p>
          </table:table-cell>
          <table:table-cell office:value-type="time" office:time-value="PT1073241H15M0S" table:formula="of:=[.O181]-[.N181]" table:style-name="ce26">
            <text:p>9:15:00</text:p>
          </table:table-cell>
          <table:table-cell office:value-type="date" office:date-value="2022-06-06T09:15:00" table:style-name="ce27">
            <text:p>22-6-6 9:15</text:p>
          </table:table-cell>
          <table:table-cell office:value-type="time" office:time-value="PT0H0M0S" table:formula="of:=[.Q181]-[.O181]" table:style-name="ce26">
            <text:p>0:00:00</text:p>
          </table:table-cell>
          <table:table-cell office:value-type="string" table:style-name="ce25">
            <text:p>KaKao &amp; Call</text:p>
          </table:table-cell>
          <table:table-cell office:value-type="date" office:date-value="2022-06-06T09:19:00" table:style-name="ce27">
            <text:p>22-6-6 9:19</text:p>
          </table:table-cell>
          <table:table-cell office:value-type="string" table:style-name="ce28">
            <text:p>Lack of avaiable memory on server ccseuapigwp02</text:p>
          </table:table-cell>
          <table:table-cell office:value-type="string" table:style-name="ce48">
            <text:p>Email has been send to VM owner and called the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3H57M0S" table:formula="of:=[.P182]" table:style-name="ce22">
            <text:p>11:57:00</text:p>
          </table:table-cell>
          <table:table-cell office:value-type="time" office:time-value="PT0H0M0S" table:formula="of:=[.R182]" table:style-name="ce22">
            <text:p>0:00:00</text:p>
          </table:table-cell>
          <table:table-cell office:value-type="string" table:style-name="ce23">
            <text:p>2022.06.06</text:p>
          </table:table-cell>
          <table:table-cell office:value-type="string" table:style-name="ce46">
            <text:p>08~15</text:p>
          </table:table-cell>
          <table:table-cell office:value-type="string" table:content-validation-name="val1" table:style-name="ce47">
            <text:p>고희경</text:p>
          </table:table-cell>
          <table:table-cell office:value-type="string" table:style-name="ce47">
            <text:p>고희경</text:p>
          </table:table-cell>
          <table:table-cell table:style-name="ce47"/>
          <table:table-cell table:style-name="ce111"/>
          <table:table-cell office:value-type="date" office:date-value="2022-06-06T11:57:00" table:style-name="ce27">
            <text:p>22-6-6 11:57</text:p>
          </table:table-cell>
          <table:table-cell office:value-type="time" office:time-value="PT1073243H57M0S" table:formula="of:=[.O182]-[.N182]" table:style-name="ce26">
            <text:p>11:57:00</text:p>
          </table:table-cell>
          <table:table-cell office:value-type="date" office:date-value="2022-06-06T11:57:00" table:style-name="ce27">
            <text:p>22-6-6 11:57</text:p>
          </table:table-cell>
          <table:table-cell office:value-type="time" office:time-value="PT0H0M0S" table:formula="of:=[.Q182]-[.O182]" table:style-name="ce26">
            <text:p>0:00:00</text:p>
          </table:table-cell>
          <table:table-cell office:value-type="string" table:style-name="ce25">
            <text:p>KaKao</text:p>
          </table:table-cell>
          <table:table-cell office:value-type="date" office:date-value="2022-06-06T00:02:00" table:style-name="ce27">
            <text:p>22-6-6 0:02</text:p>
          </table:table-cell>
          <table:table-cell office:value-type="string" table:style-name="ce28">
            <text:p>tblistener port 1521 down on ccsnakcitmsdbp02</text:p>
          </table:table-cell>
          <table:table-cell office:value-type="string" table:style-name="ce48">
            <text:p>채한길 매니저님 VM DB 기동, OOM으로 인한 Port down</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7H20M0S" table:formula="of:=[.P183]" table:style-name="ce22">
            <text:p>15:20:00</text:p>
          </table:table-cell>
          <table:table-cell office:value-type="time" office:time-value="PT0H1M0S" table:formula="of:=[.R183]" table:style-name="ce22">
            <text:p>0:01:00</text:p>
          </table:table-cell>
          <table:table-cell office:value-type="string" table:style-name="ce23">
            <text:p>2022.06.06</text:p>
          </table:table-cell>
          <table:table-cell office:value-type="string" table:style-name="ce46">
            <text:p>15~22</text:p>
          </table:table-cell>
          <table:table-cell office:value-type="string" table:content-validation-name="val1" table:style-name="ce47">
            <text:p>김의현</text:p>
          </table:table-cell>
          <table:table-cell office:value-type="string" table:style-name="ce47">
            <text:p>김의현</text:p>
          </table:table-cell>
          <table:table-cell table:style-name="ce47"/>
          <table:table-cell table:style-name="ce111"/>
          <table:table-cell office:value-type="date" office:date-value="2022-06-06T15:20:00" table:style-name="ce27">
            <text:p>22-6-6 15:20</text:p>
          </table:table-cell>
          <table:table-cell office:value-type="time" office:time-value="PT1073247H20M0S" table:formula="of:=[.O183]-[.N183]" table:style-name="ce26">
            <text:p>15:20:00</text:p>
          </table:table-cell>
          <table:table-cell office:value-type="date" office:date-value="2022-06-06T15:21:00" table:style-name="ce27">
            <text:p>22-6-6 15:21</text:p>
          </table:table-cell>
          <table:table-cell office:value-type="time" office:time-value="PT0H1M0S" table:formula="of:=[.Q183]-[.O183]" table:style-name="ce26">
            <text:p>0:01:00</text:p>
          </table:table-cell>
          <table:table-cell office:value-type="string" table:style-name="ce25">
            <text:p>KaKao</text:p>
          </table:table-cell>
          <table:table-cell office:value-type="date" office:date-value="2022-06-06T15:22:00" table:style-name="ce27">
            <text:p>22-6-6 15:22</text:p>
          </table:table-cell>
          <table:table-cell office:value-type="string" table:style-name="ce28">
            <text:p>Multiple VMs CPU Steal time Alert<text:s/></text:p>
          </table:table-cell>
          <table:table-cell office:value-type="string" table:style-name="ce48">
            <text:p>Host : krcloudprdcomdr1601 memory error 영향</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47H22M0S" table:formula="of:=[.P184]" table:style-name="ce22">
            <text:p>15:22:00</text:p>
          </table:table-cell>
          <table:table-cell office:value-type="time" office:time-value="PT0H49M0S" table:formula="of:=[.R184]" table:style-name="ce22">
            <text:p>0:49:00</text:p>
          </table:table-cell>
          <table:table-cell office:value-type="string" table:style-name="ce23">
            <text:p>2022.06.06</text:p>
          </table:table-cell>
          <table:table-cell office:value-type="string" table:style-name="ce46">
            <text:p>15~22</text:p>
          </table:table-cell>
          <table:table-cell office:value-type="string" table:content-validation-name="val1" table:style-name="ce47">
            <text:p>김의현</text:p>
          </table:table-cell>
          <table:table-cell office:value-type="string" table:style-name="ce47">
            <text:p>김의현</text:p>
          </table:table-cell>
          <table:table-cell table:style-name="ce47"/>
          <table:table-cell table:style-name="ce111"/>
          <table:table-cell office:value-type="date" office:date-value="2022-06-06T15:22:00" table:style-name="ce27">
            <text:p>22-6-6 15:22</text:p>
          </table:table-cell>
          <table:table-cell office:value-type="time" office:time-value="PT1073247H22M0S" table:formula="of:=[.O184]-[.N184]" table:style-name="ce26">
            <text:p>15:22:00</text:p>
          </table:table-cell>
          <table:table-cell office:value-type="date" office:date-value="2022-06-06T16:11:00" table:style-name="ce27">
            <text:p>22-6-6 16:11</text:p>
          </table:table-cell>
          <table:table-cell office:value-type="time" office:time-value="PT0H49M0S" table:formula="of:=[.Q184]-[.O184]" table:style-name="ce26">
            <text:p>0:49:00</text:p>
          </table:table-cell>
          <table:table-cell office:value-type="string" table:style-name="ce25">
            <text:p>KaKao</text:p>
          </table:table-cell>
          <table:table-cell table:style-name="ce32"/>
          <table:table-cell office:value-type="string" table:style-name="ce48">
            <text:p>Host : krcloudprdcomdr1601 memory error</text:p>
          </table:table-cell>
          <table:table-cell office:value-type="string" table:style-name="ce48">
            <text:p>Created the Ticket -&gt; KRCLOUD-4994</text:p>
          </table:table-cell>
          <table:table-cell office:value-type="string" table:style-name="ce48">
            <text:p>KRCLOUD-4994</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0H0M0S" table:formula="of:=[.P185]" table:style-name="ce22">
            <text:p>#VALUE!</text:p>
          </table:table-cell>
          <table:table-cell office:value-type="time" office:time-value="PT0H0M0S" table:formula="of:=[.R185]" table:style-name="ce22">
            <text:p>#VALUE!</text:p>
          </table:table-cell>
          <table:table-cell office:value-type="string" table:style-name="ce23">
            <text:p>2022.06.06</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text:p>
          </table:table-cell>
          <table:table-cell table:style-name="ce47"/>
          <table:table-cell table:style-name="ce111"/>
          <table:table-cell office:value-type="string" table:style-name="ce27">
            <text:p>2022-06-06 <text:s/>21:10 PM</text:p>
          </table:table-cell>
          <table:table-cell office:value-type="time" office:time-value="PT0H0M0S" table:formula="of:=[.O185]-[.N185]" table:style-name="ce26">
            <text:p>#VALUE!</text:p>
          </table:table-cell>
          <table:table-cell office:value-type="string" table:style-name="ce27">
            <text:p>2022-06-06 <text:s/>23:33 PM</text:p>
          </table:table-cell>
          <table:table-cell office:value-type="time" office:time-value="PT0H0M0S" table:formula="of:=[.Q185]-[.O185]" table:style-name="ce26">
            <text:p>#VALUE!</text:p>
          </table:table-cell>
          <table:table-cell office:value-type="string" table:style-name="ce25">
            <text:p>Kakao</text:p>
          </table:table-cell>
          <table:table-cell table:style-name="ce32"/>
          <table:table-cell office:value-type="string" table:style-name="ce28">
            <text:p>rucloudprdcomdr101.rucloud System status is in critical state</text:p>
          </table:table-cell>
          <table:table-cell office:value-type="string" table:style-name="ce53">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55">
            <text:p>RUCLOUD-694</text:p>
          </table:table-cell>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186]" table:style-name="ce22">
            <text:p>#VALUE!</text:p>
          </table:table-cell>
          <table:table-cell office:value-type="time" office:time-value="PT0H0M0S" table:formula="of:=[.R186]" table:style-name="ce22">
            <text:p>#VALUE!</text:p>
          </table:table-cell>
          <table:table-cell office:value-type="string" table:style-name="ce23">
            <text:p>2022.06.06</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Pethuraj</text:p>
          </table:table-cell>
          <table:table-cell table:style-name="ce47"/>
          <table:table-cell table:style-name="ce111"/>
          <table:table-cell office:value-type="string" table:style-name="ce27">
            <text:p>2022-06-06 <text:s/>22:01 PM</text:p>
          </table:table-cell>
          <table:table-cell office:value-type="time" office:time-value="PT0H0M0S" table:formula="of:=[.O186]-[.N186]" table:style-name="ce26">
            <text:p>#VALUE!</text:p>
          </table:table-cell>
          <table:table-cell office:value-type="string" table:style-name="ce27">
            <text:p>2022-06-06 <text:s/>22:28 PM</text:p>
          </table:table-cell>
          <table:table-cell office:value-type="time" office:time-value="PT0H0M0S" table:formula="of:=[.Q186]-[.O186]" table:style-name="ce26">
            <text:p>#VALUE!</text:p>
          </table:table-cell>
          <table:table-cell office:value-type="string" table:style-name="ce25">
            <text:p>Kakao and mail</text:p>
          </table:table-cell>
          <table:table-cell office:value-type="string" table:style-name="ce27">
            <text:p>2022-06-06 <text:s/>22:29 PM</text:p>
          </table:table-cell>
          <table:table-cell office:value-type="string" table:style-name="ce28">
            <text:p>ccskrotamgdbp03.krcloud-ccskrotamgdbp03.krcloud : mongod process is down state</text:p>
          </table:table-cell>
          <table:table-cell office:value-type="string" table:style-name="ce48">
            <text:p>After restarting the Mangodb service on ccskrotamgdbp03.krcloud and came up</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187]" table:style-name="ce22">
            <text:p>0:00:00</text:p>
          </table:table-cell>
          <table:table-cell office:value-type="time" office:time-value="PT0H0M0S" table:formula="of:=[.R18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32"/>
          <table:table-cell office:value-type="time" office:time-value="PT0H0M0S" table:formula="of:=[.O187]-[.N187]" table:style-name="ce26">
            <text:p>0:00:00</text:p>
          </table:table-cell>
          <table:table-cell table:style-name="ce32"/>
          <table:table-cell office:value-type="time" office:time-value="PT0H0M0S" table:formula="of:=[.Q187]-[.O187]" table:style-name="ce26">
            <text:p>0:00:00</text:p>
          </table:table-cell>
          <table:table-cell table:style-name="ce25"/>
          <table:table-cell table:style-name="ce32"/>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71H16M0S" table:formula="of:=[.P188]" table:style-name="ce22">
            <text:p>15:16:00</text:p>
          </table:table-cell>
          <table:table-cell office:value-type="time" office:time-value="PT0H1M0S" table:formula="of:=[.R188]"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우전성</text:p>
          </table:table-cell>
          <table:table-cell table:style-name="ce111"/>
          <table:table-cell office:value-type="date" office:date-value="2022-06-07T15:16:00" table:style-name="ce27">
            <text:p>22-6-7 15:16</text:p>
          </table:table-cell>
          <table:table-cell office:value-type="time" office:time-value="PT1073271H16M0S" table:formula="of:=[.O188]-[.N188]" table:style-name="ce26">
            <text:p>15:16:00</text:p>
          </table:table-cell>
          <table:table-cell office:value-type="date" office:date-value="2022-06-07T15:17:00" table:style-name="ce27">
            <text:p>22-6-7 15:17</text:p>
          </table:table-cell>
          <table:table-cell office:value-type="time" office:time-value="PT0H1M0S" table:formula="of:=[.Q188]-[.O188]" table:style-name="ce26">
            <text:p>0:01:00</text:p>
          </table:table-cell>
          <table:table-cell office:value-type="string" table:style-name="ce25">
            <text:p>Kakao</text:p>
          </table:table-cell>
          <table:table-cell office:value-type="date" office:date-value="2022-06-07T15:17:00" table:style-name="ce27">
            <text:p>22-6-7 15:17</text:p>
          </table:table-cell>
          <table:table-cell office:value-type="string" table:style-name="ce31">
            <text:p>SG-CL01-U-01R03 : Interface Ethernet14([Mgmt] sg-stg-com-d-0103-14_p1p1) Link down</text:p>
            <text:p>SG-CL01-D-01R03 : Interface Ethernet34([SVC] sg-stg-com-d-0103-14_p1p2) Link down</text:p>
          </table:table-cell>
          <table:table-cell office:value-type="string" table:style-name="ce48">
            <text:p>VM없는 호스트, 우전성 매니저님에 의한 매뉴얼 재기동 (메인터넌스 작업)</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1H37M0S" table:formula="of:=[.P189]" table:style-name="ce22">
            <text:p>15:37:00</text:p>
          </table:table-cell>
          <table:table-cell office:value-type="time" office:time-value="PT0H1M0S" table:formula="of:=[.R189]"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고희경</text:p>
          </table:table-cell>
          <table:table-cell table:style-name="ce111"/>
          <table:table-cell office:value-type="date" office:date-value="2022-06-07T15:37:00" table:style-name="ce27">
            <text:p>22-6-7 15:37</text:p>
          </table:table-cell>
          <table:table-cell office:value-type="time" office:time-value="PT1073271H37M0S" table:formula="of:=[.O189]-[.N189]" table:style-name="ce26">
            <text:p>15:37:00</text:p>
          </table:table-cell>
          <table:table-cell office:value-type="date" office:date-value="2022-06-07T15:38:00" table:style-name="ce27">
            <text:p>22-6-7 15:38</text:p>
          </table:table-cell>
          <table:table-cell office:value-type="time" office:time-value="PT0H1M0S" table:formula="of:=[.Q189]-[.O189]" table:style-name="ce26">
            <text:p>0:01:00</text:p>
          </table:table-cell>
          <table:table-cell office:value-type="string" table:style-name="ce25">
            <text:p>Kakao</text:p>
          </table:table-cell>
          <table:table-cell office:value-type="date" office:date-value="2022-06-07T15:39:00" table:style-name="ce27">
            <text:p>22-6-7 15:39</text:p>
          </table:table-cell>
          <table:table-cell office:value-type="string" table:style-name="ce28">
            <text:p>sg-prd-ctrl-d-0201-03.sg.hcloud.io Load average is too high (per CPU load over 1.5 for 5m)</text:p>
          </table:table-cell>
          <table:table-cell office:value-type="string" table:style-name="ce48">
            <text:p>NFS이슈로 재부팅 작업이 예정된 컨트롤러</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2H3M0S" table:formula="of:=[.P190]" table:style-name="ce22">
            <text:p>16:03:00</text:p>
          </table:table-cell>
          <table:table-cell office:value-type="time" office:time-value="PT0H0M0S" table:formula="of:=[.R190]" table:style-name="ce22">
            <text:p>0:00: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6:03:00" table:style-name="ce27">
            <text:p>22-6-7 16:03</text:p>
          </table:table-cell>
          <table:table-cell office:value-type="time" office:time-value="PT1073272H3M0S" table:formula="of:=[.O190]-[.N190]" table:style-name="ce26">
            <text:p>16:03:00</text:p>
          </table:table-cell>
          <table:table-cell office:value-type="date" office:date-value="2022-06-07T16:03:00" table:style-name="ce27">
            <text:p>22-6-7 16:03</text:p>
          </table:table-cell>
          <table:table-cell office:value-type="time" office:time-value="PT0H0M0S" table:formula="of:=[.Q190]-[.O190]" table:style-name="ce26">
            <text:p>0:00:00</text:p>
          </table:table-cell>
          <table:table-cell office:value-type="string" table:style-name="ce25">
            <text:p>Kakao and mail</text:p>
          </table:table-cell>
          <table:table-cell office:value-type="date" office:date-value="2022-06-07T16:05:00" table:style-name="ce27">
            <text:p>22-6-7 16:05</text:p>
          </table:table-cell>
          <table:table-cell office:value-type="string" table:style-name="ce28">
            <text:p>ccsnavrwasp02 CPU utilization remains 5.45 %</text:p>
          </table:table-cell>
          <table:table-cell office:value-type="string" table:style-name="ce48">
            <text:p>Email has been send to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2H26M0S" table:formula="of:=[.P191]" table:style-name="ce22">
            <text:p>16:26:00</text:p>
          </table:table-cell>
          <table:table-cell office:value-type="time" office:time-value="PT0H2M0S" table:formula="of:=[.R191]" table:style-name="ce22">
            <text:p>0:02: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6:26:00" table:style-name="ce27">
            <text:p>22-6-7 16:26</text:p>
          </table:table-cell>
          <table:table-cell office:value-type="time" office:time-value="PT1073272H26M0S" table:formula="of:=[.O191]-[.N191]" table:style-name="ce26">
            <text:p>16:26:00</text:p>
          </table:table-cell>
          <table:table-cell office:value-type="date" office:date-value="2022-06-07T16:28:00" table:style-name="ce27">
            <text:p>22-6-7 16:28</text:p>
          </table:table-cell>
          <table:table-cell office:value-type="time" office:time-value="PT0H2M0S" table:formula="of:=[.Q191]-[.O191]" table:style-name="ce26">
            <text:p>0:02:00</text:p>
          </table:table-cell>
          <table:table-cell office:value-type="string" table:style-name="ce25">
            <text:p>Kakao and mail</text:p>
          </table:table-cell>
          <table:table-cell office:value-type="date" office:date-value="2022-06-07T16:32:00" table:style-name="ce27">
            <text:p>22-6-7 16:32</text:p>
          </table:table-cell>
          <table:table-cell office:value-type="string" table:style-name="ce28">
            <text:p>/data Disk size 20.97 % capacity left : ccsnakmaissp01</text:p>
          </table:table-cell>
          <table:table-cell office:value-type="string" table:style-name="ce48">
            <text:p>Email has been send to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72H34M0S" table:formula="of:=[.P192]" table:style-name="ce22">
            <text:p>16:34:00</text:p>
          </table:table-cell>
          <table:table-cell office:value-type="time" office:time-value="PT0H1M0S" table:formula="of:=[.R192]"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6:34:00" table:style-name="ce27">
            <text:p>22-6-7 16:34</text:p>
          </table:table-cell>
          <table:table-cell office:value-type="time" office:time-value="PT1073272H34M0S" table:formula="of:=[.O192]-[.N192]" table:style-name="ce26">
            <text:p>16:34:00</text:p>
          </table:table-cell>
          <table:table-cell office:value-type="date" office:date-value="2022-06-07T16:35:00" table:style-name="ce27">
            <text:p>22-6-7 16:35</text:p>
          </table:table-cell>
          <table:table-cell office:value-type="time" office:time-value="PT0H1M0S" table:formula="of:=[.Q192]-[.O192]" table:style-name="ce26">
            <text:p>0:01:00</text:p>
          </table:table-cell>
          <table:table-cell office:value-type="string" table:style-name="ce25">
            <text:p>Kakao</text:p>
          </table:table-cell>
          <table:table-cell office:value-type="date" office:date-value="2022-06-07T16:43:00" table:style-name="ce27">
            <text:p>22-6-7 16:43</text:p>
          </table:table-cell>
          <table:table-cell office:value-type="string" table:style-name="ce31">
            <text:p>krcloudstgcomdr201 has been restarted (201,202,203,204,205,206,208,209,210,211,301,306,308,310,311,312)</text:p>
            <text:p>마지막 호스트 resolved: 17:29</text:p>
          </table:table-cell>
          <table:table-cell office:value-type="string" table:style-name="ce53">
            <text:p>실제 호스트 재기동X, Zabbix에서 uptime 400일 후반에 도달하면서 reset되어 알람 발생,</text:p>
            <text:p>Saju, 이은도 매니저 uptime 직접 확인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3H39M0S" table:formula="of:=[.P193]" table:style-name="ce22">
            <text:p>17:39:00</text:p>
          </table:table-cell>
          <table:table-cell office:value-type="time" office:time-value="PT0H3M0S" table:formula="of:=[.R193]" table:style-name="ce22">
            <text:p>0:03: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7:39:00" table:style-name="ce27">
            <text:p>22-6-7 17:39</text:p>
          </table:table-cell>
          <table:table-cell office:value-type="time" office:time-value="PT1073273H39M0S" table:formula="of:=[.O193]-[.N193]" table:style-name="ce26">
            <text:p>17:39:00</text:p>
          </table:table-cell>
          <table:table-cell office:value-type="date" office:date-value="2022-06-07T17:42:00" table:style-name="ce27">
            <text:p>22-6-7 17:42</text:p>
          </table:table-cell>
          <table:table-cell office:value-type="time" office:time-value="PT0H3M0S" table:formula="of:=[.Q193]-[.O193]" table:style-name="ce26">
            <text:p>0:03:00</text:p>
          </table:table-cell>
          <table:table-cell office:value-type="string" table:style-name="ce25">
            <text:p>Kakao</text:p>
          </table:table-cell>
          <table:table-cell office:value-type="date" office:date-value="2022-06-07T18:13:00" table:style-name="ce27">
            <text:p>22-6-7 18:13</text:p>
          </table:table-cell>
          <table:table-cell office:value-type="string" table:style-name="ce28">
            <text:p><text:s/>/data Disk size 20.97 % capacity left : ccsnakmaissp01</text:p>
          </table:table-cell>
          <table:table-cell office:value-type="string" table:style-name="ce48">
            <text:p>지속적 알람 반복으로 리마인드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3H52M0S" table:formula="of:=[.P194]" table:style-name="ce22">
            <text:p>17:52:00</text:p>
          </table:table-cell>
          <table:table-cell office:value-type="time" office:time-value="PT0H1M0S" table:formula="of:=[.R194]"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7:52:00" table:style-name="ce27">
            <text:p>22-6-7 17:52</text:p>
          </table:table-cell>
          <table:table-cell office:value-type="time" office:time-value="PT1073273H52M0S" table:formula="of:=[.O194]-[.N194]" table:style-name="ce26">
            <text:p>17:52:00</text:p>
          </table:table-cell>
          <table:table-cell office:value-type="date" office:date-value="2022-06-07T17:53:00" table:style-name="ce27">
            <text:p>22-6-7 17:53</text:p>
          </table:table-cell>
          <table:table-cell office:value-type="time" office:time-value="PT0H1M0S" table:formula="of:=[.Q194]-[.O194]" table:style-name="ce26">
            <text:p>0:01:00</text:p>
          </table:table-cell>
          <table:table-cell office:value-type="string" table:style-name="ce25">
            <text:p>Kakao</text:p>
          </table:table-cell>
          <table:table-cell office:value-type="date" office:date-value="2022-06-07T17:56:00" table:style-name="ce27">
            <text:p>22-6-7 17:56</text:p>
          </table:table-cell>
          <table:table-cell office:value-type="string" table:style-name="ce28">
            <text:p>sg-prd-ctrl-d-0201-03.sg.hcloud.io Load average is too high (per CPU load over 1.5 for 5m)</text:p>
          </table:table-cell>
          <table:table-cell office:value-type="string" table:style-name="ce48">
            <text:p>지속적 알람 반복으로 리마인드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4H5M0S" table:formula="of:=[.P195]" table:style-name="ce22">
            <text:p>18:05:00</text:p>
          </table:table-cell>
          <table:table-cell office:value-type="time" office:time-value="PT0H2M0S" table:formula="of:=[.R195]" table:style-name="ce22">
            <text:p>0:02: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8:05:00" table:style-name="ce27">
            <text:p>22-6-7 18:05</text:p>
          </table:table-cell>
          <table:table-cell office:value-type="time" office:time-value="PT1073274H5M0S" table:formula="of:=[.O195]-[.N195]" table:style-name="ce26">
            <text:p>18:05:00</text:p>
          </table:table-cell>
          <table:table-cell office:value-type="date" office:date-value="2022-06-07T18:07:00" table:style-name="ce27">
            <text:p>22-6-7 18:07</text:p>
          </table:table-cell>
          <table:table-cell office:value-type="time" office:time-value="PT0H2M0S" table:formula="of:=[.Q195]-[.O195]" table:style-name="ce26">
            <text:p>0:02:00</text:p>
          </table:table-cell>
          <table:table-cell office:value-type="string" table:style-name="ce25">
            <text:p>Kakao</text:p>
          </table:table-cell>
          <table:table-cell office:value-type="date" office:date-value="2022-06-07T18:08:00" table:style-name="ce27">
            <text:p>22-6-7 18:08</text:p>
          </table:table-cell>
          <table:table-cell office:value-type="string" table:style-name="ce28">
            <text:p>ccscntmsdbp02.cntms CPU utilization remains 5.41 %</text:p>
          </table:table-cell>
          <table:table-cell office:value-type="string" table:style-name="ce48">
            <text:p>Informed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4H23M0S" table:formula="of:=[.P196]" table:style-name="ce22">
            <text:p>18:23:00</text:p>
          </table:table-cell>
          <table:table-cell office:value-type="time" office:time-value="PT0H1M0S" table:formula="of:=[.R196]"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8:23:00" table:style-name="ce27">
            <text:p>22-6-7 18:23</text:p>
          </table:table-cell>
          <table:table-cell office:value-type="time" office:time-value="PT1073274H23M0S" table:formula="of:=[.O196]-[.N196]" table:style-name="ce26">
            <text:p>18:23:00</text:p>
          </table:table-cell>
          <table:table-cell office:value-type="date" office:date-value="2022-06-07T18:24:00" table:style-name="ce27">
            <text:p>22-6-7 18:24</text:p>
          </table:table-cell>
          <table:table-cell office:value-type="time" office:time-value="PT0H1M0S" table:formula="of:=[.Q196]-[.O196]" table:style-name="ce26">
            <text:p>0:01:00</text:p>
          </table:table-cell>
          <table:table-cell office:value-type="string" table:style-name="ce25">
            <text:p>Kakao and mail</text:p>
          </table:table-cell>
          <table:table-cell office:value-type="date" office:date-value="2022-06-07T18:36:00" table:style-name="ce27">
            <text:p>22-6-7 18:36</text:p>
          </table:table-cell>
          <table:table-cell office:value-type="string" table:style-name="ce28">
            <text:p>/data Disk size 20.97 % capacity left : ccsnakmaissp01</text:p>
          </table:table-cell>
          <table:table-cell office:value-type="string" table:style-name="ce48">
            <text:p>지속적 알람 반복으로 리마인드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5H0M0S" table:formula="of:=[.P197]" table:style-name="ce22">
            <text:p>19:00:00</text:p>
          </table:table-cell>
          <table:table-cell office:value-type="time" office:time-value="PT0H1M0S" table:formula="of:=[.R197]"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19:00:00" table:style-name="ce27">
            <text:p>22-6-7 19:00</text:p>
          </table:table-cell>
          <table:table-cell office:value-type="time" office:time-value="PT1073275H0M0S" table:formula="of:=[.O197]-[.N197]" table:style-name="ce26">
            <text:p>19:00:00</text:p>
          </table:table-cell>
          <table:table-cell office:value-type="date" office:date-value="2022-06-07T19:01:00" table:style-name="ce27">
            <text:p>22-6-7 19:01</text:p>
          </table:table-cell>
          <table:table-cell office:value-type="time" office:time-value="PT0H1M0S" table:formula="of:=[.Q197]-[.O197]" table:style-name="ce26">
            <text:p>0:01:00</text:p>
          </table:table-cell>
          <table:table-cell office:value-type="string" table:style-name="ce25">
            <text:p>Kakao</text:p>
          </table:table-cell>
          <table:table-cell office:value-type="date" office:date-value="2022-06-07T19:01:00" table:style-name="ce27">
            <text:p>22-6-7 19:01</text:p>
          </table:table-cell>
          <table:table-cell office:value-type="string" table:style-name="ce28">
            <text:p>ccseuvehiclep-loadbalancer 10.115.189.16 VIP is down</text:p>
          </table:table-cell>
          <table:table-cell office:value-type="string" table:style-name="ce48">
            <text:p>오탐으로 확인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6H1M0S" table:formula="of:=[.P198]" table:style-name="ce22">
            <text:p>20:01:00</text:p>
          </table:table-cell>
          <table:table-cell office:value-type="time" office:time-value="PT0H1M0S" table:formula="of:=[.R198]" table:style-name="ce22">
            <text:p>0:01: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20:01:00" table:style-name="ce27">
            <text:p>22-6-7 20:01</text:p>
          </table:table-cell>
          <table:table-cell office:value-type="time" office:time-value="PT1073276H1M0S" table:formula="of:=[.O198]-[.N198]" table:style-name="ce26">
            <text:p>20:01:00</text:p>
          </table:table-cell>
          <table:table-cell office:value-type="date" office:date-value="2022-06-07T20:02:00" table:style-name="ce27">
            <text:p>22-6-7 20:02</text:p>
          </table:table-cell>
          <table:table-cell office:value-type="time" office:time-value="PT0H1M0S" table:formula="of:=[.Q198]-[.O198]" table:style-name="ce26">
            <text:p>0:01:00</text:p>
          </table:table-cell>
          <table:table-cell office:value-type="string" table:style-name="ce25">
            <text:p>Kakao and mail</text:p>
          </table:table-cell>
          <table:table-cell table:style-name="ce27"/>
          <table:table-cell office:value-type="string" table:style-name="ce28">
            <text:p>/data Disk size is over 80%: ccseuspap01</text:p>
          </table:table-cell>
          <table:table-cell office:value-type="string" table:style-name="ce48">
            <text:p>Email has been send to VM owner.</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77H50M0S" table:formula="of:=[.P199]" table:style-name="ce22">
            <text:p>21:50:00</text:p>
          </table:table-cell>
          <table:table-cell office:value-type="time" office:time-value="PT0H0M0S" table:formula="of:=[.R199]" table:style-name="ce22">
            <text:p>0:00:00</text:p>
          </table:table-cell>
          <table:table-cell office:value-type="string" table:style-name="ce23">
            <text:p>2022.06.07</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Saju</text:p>
          </table:table-cell>
          <table:table-cell office:value-type="string" table:style-name="ce47">
            <text:p>이은도</text:p>
          </table:table-cell>
          <table:table-cell table:style-name="ce111"/>
          <table:table-cell office:value-type="date" office:date-value="2022-06-07T21:50:00" table:style-name="ce27">
            <text:p>22-6-7 21:50</text:p>
          </table:table-cell>
          <table:table-cell office:value-type="time" office:time-value="PT1073277H50M0S" table:formula="of:=[.O199]-[.N199]" table:style-name="ce26">
            <text:p>21:50:00</text:p>
          </table:table-cell>
          <table:table-cell office:value-type="date" office:date-value="2022-06-07T21:50:00" table:style-name="ce27">
            <text:p>22-6-7 21:50</text:p>
          </table:table-cell>
          <table:table-cell office:value-type="time" office:time-value="PT0H0M0S" table:formula="of:=[.Q199]-[.O199]" table:style-name="ce26">
            <text:p>0:00:00</text:p>
          </table:table-cell>
          <table:table-cell office:value-type="string" table:style-name="ce25">
            <text:p>Kakao and mail</text:p>
          </table:table-cell>
          <table:table-cell table:style-name="ce27"/>
          <table:table-cell office:value-type="string" table:style-name="ce28">
            <text:p><text:s/>/data Disk size 20.97 % capacity left : ccsnakmasbrmofp02</text:p>
          </table:table-cell>
          <table:table-cell office:value-type="string" table:style-name="ce48">
            <text:p>Email has been send to VM owner.</text:p>
          </table:table-cell>
          <table:table-cell table:style-name="ce48"/>
          <table:table-cell office:value-type="string" table:content-validation-name="val3" table:style-name="ce49">
            <text:p>X</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81H59M0S" table:formula="of:=[.P200]" table:style-name="ce22">
            <text:p>1:59:00</text:p>
          </table:table-cell>
          <table:table-cell office:value-type="time" office:time-value="PT0H3M0S" table:formula="of:=[.R200]" table:style-name="ce22">
            <text:p>0:03:00</text:p>
          </table:table-cell>
          <table:table-cell office:value-type="string" table:style-name="ce23">
            <text:p>2022.06.08</text:p>
          </table:table-cell>
          <table:table-cell office:value-type="string" table:style-name="ce46">
            <text:p>22~09</text:p>
          </table:table-cell>
          <table:table-cell office:value-type="string" table:content-validation-name="val1" table:style-name="ce47">
            <text:p>Radhika</text:p>
          </table:table-cell>
          <table:table-cell office:value-type="string" table:style-name="ce47">
            <text:p>Ganesh</text:p>
          </table:table-cell>
          <table:table-cell table:style-name="ce47"/>
          <table:table-cell table:style-name="ce111"/>
          <table:table-cell office:value-type="date" office:date-value="2022-06-08T01:59:00" table:style-name="ce27">
            <text:p>22-6-8 1:59</text:p>
          </table:table-cell>
          <table:table-cell office:value-type="time" office:time-value="PT1073281H59M0S" table:formula="of:=[.O200]-[.N200]" table:style-name="ce26">
            <text:p>1:59:00</text:p>
          </table:table-cell>
          <table:table-cell office:value-type="date" office:date-value="2022-06-08T02:02:00" table:style-name="ce27">
            <text:p>22-6-8 2:02</text:p>
          </table:table-cell>
          <table:table-cell office:value-type="time" office:time-value="PT0H3M0S" table:formula="of:=[.Q200]-[.O200]" table:style-name="ce26">
            <text:p>0:03:00</text:p>
          </table:table-cell>
          <table:table-cell office:value-type="string" table:style-name="ce25">
            <text:p>Kakao</text:p>
          </table:table-cell>
          <table:table-cell office:value-type="date" office:date-value="2022-06-08T02:10:00" table:style-name="ce27">
            <text:p>22-6-8 2:10</text:p>
          </table:table-cell>
          <table:table-cell office:value-type="string" table:style-name="ce28">
            <text:p>dp03dn003.dkr0c06.hcloud.io <text:s/>restarted due to kernel panic</text:p>
          </table:table-cell>
          <table:table-cell office:value-type="string" table:style-name="ce48">
            <text:p>Informed in bigdata group</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82H38M0S" table:formula="of:=[.P201]" table:style-name="ce22">
            <text:p>2:38:00</text:p>
          </table:table-cell>
          <table:table-cell office:value-type="time" office:time-value="PT0H30M0S" table:formula="of:=[.R201]" table:style-name="ce22">
            <text:p>0:30:00</text:p>
          </table:table-cell>
          <table:table-cell office:value-type="string" table:style-name="ce23">
            <text:p>2022.06.08</text:p>
          </table:table-cell>
          <table:table-cell office:value-type="string" table:style-name="ce46">
            <text:p>22~09</text:p>
          </table:table-cell>
          <table:table-cell office:value-type="string" table:content-validation-name="val1" table:style-name="ce47">
            <text:p>Radhika</text:p>
          </table:table-cell>
          <table:table-cell office:value-type="string" table:style-name="ce47">
            <text:p>Ganesh</text:p>
          </table:table-cell>
          <table:table-cell table:style-name="ce47"/>
          <table:table-cell table:style-name="ce111"/>
          <table:table-cell office:value-type="date" office:date-value="2022-06-08T02:38:00" table:style-name="ce27">
            <text:p>22-6-8 2:38</text:p>
          </table:table-cell>
          <table:table-cell office:value-type="time" office:time-value="PT1073282H38M0S" table:formula="of:=[.O201]-[.N201]" table:style-name="ce26">
            <text:p>2:38:00</text:p>
          </table:table-cell>
          <table:table-cell office:value-type="date" office:date-value="2022-06-08T03:08:00" table:style-name="ce27">
            <text:p>22-6-8 3:08</text:p>
          </table:table-cell>
          <table:table-cell office:value-type="time" office:time-value="PT0H30M0S" table:formula="of:=[.Q201]-[.O201]" table:style-name="ce26">
            <text:p>0:30:00</text:p>
          </table:table-cell>
          <table:table-cell office:value-type="string" table:style-name="ce25">
            <text:p>Kakao</text:p>
          </table:table-cell>
          <table:table-cell office:value-type="date" office:date-value="2022-06-08T02:40:00" table:style-name="ce27">
            <text:p>22-6-8 2:40</text:p>
          </table:table-cell>
          <table:table-cell office:value-type="string" table:style-name="ce28">
            <text:p>Free Size on aggr_node02_data_CNCloud less than 5%<text:s/></text:p>
          </table:table-cell>
          <table:table-cell office:value-type="string" table:style-name="ce48">
            <text:p>Deleted old snapsho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0H18M0S" table:formula="of:=[.P202]" table:style-name="ce22">
            <text:p>10:18:00</text:p>
          </table:table-cell>
          <table:table-cell office:value-type="time" office:time-value="PT0H1M0S" table:formula="of:=[.R202]" table:style-name="ce22">
            <text:p>0:01:00</text:p>
          </table:table-cell>
          <table:table-cell office:value-type="string" table:style-name="ce23">
            <text:p>2022.06.08</text:p>
          </table:table-cell>
          <table:table-cell office:value-type="string" table:style-name="ce46">
            <text:p>08~15</text:p>
          </table:table-cell>
          <table:table-cell office:value-type="string" table:content-validation-name="val1" table:style-name="ce47">
            <text:p>심명보</text:p>
          </table:table-cell>
          <table:table-cell office:value-type="string" table:style-name="ce47">
            <text:p>고희경</text:p>
          </table:table-cell>
          <table:table-cell table:style-name="ce47"/>
          <table:table-cell table:style-name="ce111"/>
          <table:table-cell office:value-type="date" office:date-value="2022-06-08T10:18:00" table:style-name="ce27">
            <text:p>22-6-8 10:18</text:p>
          </table:table-cell>
          <table:table-cell office:value-type="time" office:time-value="PT1073290H18M0S" table:formula="of:=[.O202]-[.N202]" table:style-name="ce26">
            <text:p>10:18:00</text:p>
          </table:table-cell>
          <table:table-cell office:value-type="date" office:date-value="2022-06-08T10:19:00" table:style-name="ce27">
            <text:p>22-6-8 10:19</text:p>
          </table:table-cell>
          <table:table-cell office:value-type="time" office:time-value="PT0H1M0S" table:formula="of:=[.Q202]-[.O202]" table:style-name="ce26">
            <text:p>0:01:00</text:p>
          </table:table-cell>
          <table:table-cell office:value-type="string" table:style-name="ce25">
            <text:p>Kakao, Auto M+</text:p>
          </table:table-cell>
          <table:table-cell office:value-type="date" office:date-value="2022-06-08T10:25:00" table:style-name="ce27">
            <text:p>22-6-8 10:25</text:p>
          </table:table-cell>
          <table:table-cell office:value-type="string" table:style-name="ce28">
            <text:p>Problem: ccseuissredisp02: Unavailable by ICMP ping</text:p>
          </table:table-cell>
          <table:table-cell office:value-type="string" table:style-name="ce48">
            <text:p>담당자 확인시 아직 미운영 서버 이며 VM 재기동 후 장애 해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0H58M0S" table:formula="of:=[.P203]" table:style-name="ce22">
            <text:p>10:58:00</text:p>
          </table:table-cell>
          <table:table-cell office:value-type="time" office:time-value="PT0H1M0S" table:formula="of:=[.R203]" table:style-name="ce22">
            <text:p>0:01:00</text:p>
          </table:table-cell>
          <table:table-cell office:value-type="string" table:style-name="ce23">
            <text:p>2022.06.08</text:p>
          </table:table-cell>
          <table:table-cell office:value-type="string" table:style-name="ce46">
            <text:p>08~15</text:p>
          </table:table-cell>
          <table:table-cell office:value-type="string" table:content-validation-name="val1" table:style-name="ce47">
            <text:p>심명보</text:p>
          </table:table-cell>
          <table:table-cell office:value-type="string" table:style-name="ce47">
            <text:p>Ahmed</text:p>
          </table:table-cell>
          <table:table-cell table:style-name="ce47"/>
          <table:table-cell table:style-name="ce111"/>
          <table:table-cell office:value-type="date" office:date-value="2022-06-08T10:58:00" table:style-name="ce27">
            <text:p>22-6-8 10:58</text:p>
          </table:table-cell>
          <table:table-cell office:value-type="time" office:time-value="PT1073290H58M0S" table:formula="of:=[.O203]-[.N203]" table:style-name="ce26">
            <text:p>10:58:00</text:p>
          </table:table-cell>
          <table:table-cell office:value-type="date" office:date-value="2022-06-08T10:59:00" table:style-name="ce27">
            <text:p>22-6-8 10:59</text:p>
          </table:table-cell>
          <table:table-cell office:value-type="time" office:time-value="PT0H1M0S" table:formula="of:=[.Q203]-[.O203]" table:style-name="ce26">
            <text:p>0:01:00</text:p>
          </table:table-cell>
          <table:table-cell office:value-type="string" table:style-name="ce25">
            <text:p>Kakao and mail</text:p>
          </table:table-cell>
          <table:table-cell table:style-name="ce27"/>
          <table:table-cell office:value-type="string" table:style-name="ce28">
            <text:p>Problem: / Disk size is over 90%: ccsnahmalmskafkap02</text:p>
          </table:table-cell>
          <table:table-cell office:value-type="string" table:style-name="ce48">
            <text:p>Email has been send to VM owner.</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3H14M0S" table:formula="of:=[.P204]" table:style-name="ce22">
            <text:p>13:14:00</text:p>
          </table:table-cell>
          <table:table-cell office:value-type="time" office:time-value="PT0H0M0S" table:formula="of:=[.R204]" table:style-name="ce22">
            <text:p>0:00:00</text:p>
          </table:table-cell>
          <table:table-cell office:value-type="string" table:style-name="ce23">
            <text:p>2022.06.08</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6-08T13:14:00" table:style-name="ce27">
            <text:p>22-6-8 13:14</text:p>
          </table:table-cell>
          <table:table-cell office:value-type="time" office:time-value="PT1073293H14M0S" table:formula="of:=[.O204]-[.N204]" table:style-name="ce26">
            <text:p>13:14:00</text:p>
          </table:table-cell>
          <table:table-cell office:value-type="date" office:date-value="2022-06-08T13:14:00" table:style-name="ce27">
            <text:p>22-6-8 13:14</text:p>
          </table:table-cell>
          <table:table-cell office:value-type="time" office:time-value="PT0H0M0S" table:formula="of:=[.Q204]-[.O204]" table:style-name="ce26">
            <text:p>0:00:00</text:p>
          </table:table-cell>
          <table:table-cell office:value-type="string" table:style-name="ce25">
            <text:p>Kakao</text:p>
          </table:table-cell>
          <table:table-cell office:value-type="date" office:date-value="2022-06-08T13:17:00" table:style-name="ce27">
            <text:p>22-6-8 13:17</text:p>
          </table:table-cell>
          <table:table-cell office:value-type="string" table:style-name="ce28">
            <text:p>Problem: Disk 2)Virtual Disk 1): Virtual disk is in warning state</text:p>
          </table:table-cell>
          <table:table-cell office:value-type="string" table:style-name="ce48">
            <text:p>22.05.30 디스크 failt 확인 되어 금일 교체 진행하였으며, 작업 완료 후 장애 해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3H34M0S" table:formula="of:=[.P205]" table:style-name="ce22">
            <text:p>13:34:00</text:p>
          </table:table-cell>
          <table:table-cell office:value-type="time" office:time-value="PT0H1M0S" table:formula="of:=[.R205]" table:style-name="ce22">
            <text:p>0:01:00</text:p>
          </table:table-cell>
          <table:table-cell office:value-type="string" table:style-name="ce23">
            <text:p>2022.06.08</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6-08T13:34:00" table:style-name="ce27">
            <text:p>22-6-8 13:34</text:p>
          </table:table-cell>
          <table:table-cell office:value-type="time" office:time-value="PT1073293H34M0S" table:formula="of:=[.O205]-[.N205]" table:style-name="ce26">
            <text:p>13:34:00</text:p>
          </table:table-cell>
          <table:table-cell office:value-type="date" office:date-value="2022-06-08T13:35:00" table:style-name="ce27">
            <text:p>22-6-8 13:35</text:p>
          </table:table-cell>
          <table:table-cell office:value-type="time" office:time-value="PT0H1M0S" table:formula="of:=[.Q205]-[.O205]" table:style-name="ce26">
            <text:p>0:01:00</text:p>
          </table:table-cell>
          <table:table-cell office:value-type="string" table:style-name="ce25">
            <text:p>Kakao, Auto M+</text:p>
          </table:table-cell>
          <table:table-cell office:value-type="date" office:date-value="2022-06-08T13:47:00" table:style-name="ce27">
            <text:p>22-6-8 13:47</text:p>
          </table:table-cell>
          <table:table-cell office:value-type="string" table:style-name="ce28">
            <text:p>SSH service is down on ccscndlwp01</text:p>
          </table:table-cell>
          <table:table-cell office:value-type="string" table:style-name="ce48">
            <text:p>SSH 다운 알람 이후 1분후 복구 알람 발생 담당자에게 전달 완료</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4H39M0S" table:formula="of:=[.P206]" table:style-name="ce22">
            <text:p>14:39:00</text:p>
          </table:table-cell>
          <table:table-cell office:value-type="time" office:time-value="PT0H1M0S" table:formula="of:=[.R206]" table:style-name="ce22">
            <text:p>0:01:00</text:p>
          </table:table-cell>
          <table:table-cell office:value-type="string" table:style-name="ce23">
            <text:p>2022.06.08</text:p>
          </table:table-cell>
          <table:table-cell office:value-type="string" table:style-name="ce46">
            <text:p>08~15</text:p>
          </table:table-cell>
          <table:table-cell office:value-type="string" table:content-validation-name="val1" table:style-name="ce47">
            <text:p>심명보</text:p>
          </table:table-cell>
          <table:table-cell office:value-type="string" table:style-name="ce47">
            <text:p>김효은</text:p>
          </table:table-cell>
          <table:table-cell table:style-name="ce47"/>
          <table:table-cell table:style-name="ce111"/>
          <table:table-cell office:value-type="date" office:date-value="2022-06-08T14:39:00" table:style-name="ce27">
            <text:p>22-6-8 14:39</text:p>
          </table:table-cell>
          <table:table-cell office:value-type="time" office:time-value="PT1073294H39M0S" table:formula="of:=[.O206]-[.N206]" table:style-name="ce26">
            <text:p>14:39:00</text:p>
          </table:table-cell>
          <table:table-cell office:value-type="date" office:date-value="2022-06-08T14:40:00" table:style-name="ce27">
            <text:p>22-6-8 14:40</text:p>
          </table:table-cell>
          <table:table-cell office:value-type="time" office:time-value="PT0H1M0S" table:formula="of:=[.Q206]-[.O206]" table:style-name="ce26">
            <text:p>0:01:00</text:p>
          </table:table-cell>
          <table:table-cell office:value-type="string" table:style-name="ce25">
            <text:p>Kakao, Auto M+</text:p>
          </table:table-cell>
          <table:table-cell office:value-type="string" table:style-name="ce27">
            <text:p>2022-06-08 <text:s/>14:52:00 PM</text:p>
          </table:table-cell>
          <table:table-cell office:value-type="string" table:style-name="ce28">
            <text:p>Problem: ccskrvtwinredisp05.krcloud: Ping Failed</text:p>
          </table:table-cell>
          <table:table-cell office:value-type="string" table:style-name="ce48">
            <text:p>DB 작업중 shut off 발생하여 VM 재기동 후 장애 해소(DB 마스터 정상 절체 확인)</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4">
          <table:table-cell table:style-name="ce1"/>
          <table:table-cell office:value-type="string" table:style-name="ce21">
            <text:p>6월</text:p>
          </table:table-cell>
          <table:table-cell table:number-columns-repeated="4" table:style-name="ce21"/>
          <table:table-cell office:value-type="time" office:time-value="PT1073296H35M0S" table:formula="of:=[.P207]" table:style-name="ce22">
            <text:p>16:35:00</text:p>
          </table:table-cell>
          <table:table-cell office:value-type="time" office:time-value="PT0H1M0S" table:formula="of:=[.R207]" table:style-name="ce22">
            <text:p>0:01:00</text:p>
          </table:table-cell>
          <table:table-cell office:value-type="string" table:style-name="ce23">
            <text:p>2022.06.08</text:p>
          </table:table-cell>
          <table:table-cell office:value-type="string" table:style-name="ce46">
            <text:p>15~22</text:p>
          </table:table-cell>
          <table:table-cell office:value-type="string" table:content-validation-name="val1" table:style-name="ce47">
            <text:p>이은도</text:p>
          </table:table-cell>
          <table:table-cell table:style-name="ce56"/>
          <table:table-cell table:style-name="ce47"/>
          <table:table-cell table:style-name="ce111"/>
          <table:table-cell office:value-type="date" office:date-value="2022-06-08T16:35:00" table:style-name="ce27">
            <text:p>22-6-8 16:35</text:p>
          </table:table-cell>
          <table:table-cell office:value-type="time" office:time-value="PT1073296H35M0S" table:formula="of:=[.O207]-[.N207]" table:style-name="ce26">
            <text:p>16:35:00</text:p>
          </table:table-cell>
          <table:table-cell office:value-type="date" office:date-value="2022-06-08T16:36:00" table:style-name="ce27">
            <text:p>22-6-8 16:36</text:p>
          </table:table-cell>
          <table:table-cell office:value-type="time" office:time-value="PT0H1M0S" table:formula="of:=[.Q207]-[.O207]" table:style-name="ce26">
            <text:p>0:01:00</text:p>
          </table:table-cell>
          <table:table-cell office:value-type="string" table:style-name="ce25">
            <text:p>Kakao, Auto M+</text:p>
          </table:table-cell>
          <table:table-cell office:value-type="date" office:date-value="2022-06-08T16:45:00" table:style-name="ce27">
            <text:p>22-6-8 16:45</text:p>
          </table:table-cell>
          <table:table-cell office:value-type="string" table:style-name="ce31">
            <text:p>mongo-vas01.ap-northeast-2.stg.h53 has been restarted</text:p>
            <text:p>mongo-vas02.ap-northeast-2.stg.h53 has been restarted</text:p>
            <text:p>mongo-vas03.ap-northeast-2.stg.h53 has been restarted</text:p>
          </table:table-cell>
          <table:table-cell office:value-type="string" table:style-name="ce48">
            <text:p>신규생성 VM</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96H46M0S" table:formula="of:=[.P208]" table:style-name="ce22">
            <text:p>16:46:00</text:p>
          </table:table-cell>
          <table:table-cell office:value-type="time" office:time-value="PT0H5M0S" table:formula="of:=[.R208]" table:style-name="ce22">
            <text:p>0:05:00</text:p>
          </table:table-cell>
          <table:table-cell office:value-type="string" table:style-name="ce23">
            <text:p>2022.06.08</text:p>
          </table:table-cell>
          <table:table-cell office:value-type="string" table:style-name="ce46">
            <text:p>15~22</text:p>
          </table:table-cell>
          <table:table-cell office:value-type="string" table:content-validation-name="val1" table:style-name="ce57">
            <text:p>이은도</text:p>
          </table:table-cell>
          <table:table-cell table:style-name="ce25"/>
          <table:table-cell office:value-type="string" table:style-name="ce47">
            <text:p>정진호</text:p>
          </table:table-cell>
          <table:table-cell table:style-name="ce111"/>
          <table:table-cell office:value-type="date" office:date-value="2022-06-08T16:46:00" table:style-name="ce27">
            <text:p>22-6-8 16:46</text:p>
          </table:table-cell>
          <table:table-cell office:value-type="time" office:time-value="PT1073296H46M0S" table:formula="of:=[.O208]-[.N208]" table:style-name="ce26">
            <text:p>16:46:00</text:p>
          </table:table-cell>
          <table:table-cell office:value-type="date" office:date-value="2022-06-08T16:51:00" table:style-name="ce27">
            <text:p>22-6-8 16:51</text:p>
          </table:table-cell>
          <table:table-cell office:value-type="time" office:time-value="PT0H5M0S" table:formula="of:=[.Q208]-[.O208]" table:style-name="ce26">
            <text:p>0:05:00</text:p>
          </table:table-cell>
          <table:table-cell office:value-type="string" table:style-name="ce25">
            <text:p>Kakao</text:p>
          </table:table-cell>
          <table:table-cell office:value-type="date" office:date-value="2022-06-08T20:58:00" table:style-name="ce27">
            <text:p>22-6-8 20:58</text:p>
          </table:table-cell>
          <table:table-cell office:value-type="string" table:style-name="ce31">
            <text:p>SSH service is down on ccskricpsviewwebp01</text:p>
          </table:table-cell>
          <table:table-cell office:value-type="string" table:style-name="ce53">
            <text:p>VM Owner에 의해 ssh 관련 파일의 권한이 변경되어 sshd 데몬이 다운되었음.</text:p>
            <text:p>관련 파일의 권한을 원복하여 sshd 데몬 복구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299H33M0S" table:formula="of:=[.P209]" table:style-name="ce22">
            <text:p>19:33:00</text:p>
          </table:table-cell>
          <table:table-cell office:value-type="time" office:time-value="PT0H2M0S" table:formula="of:=[.R209]" table:style-name="ce22">
            <text:p>0:02:00</text:p>
          </table:table-cell>
          <table:table-cell office:value-type="string" table:style-name="ce23">
            <text:p>2022.06.08</text:p>
          </table:table-cell>
          <table:table-cell office:value-type="string" table:style-name="ce46">
            <text:p>15~22</text:p>
          </table:table-cell>
          <table:table-cell office:value-type="string" table:style-name="ce47">
            <text:p>정진호</text:p>
          </table:table-cell>
          <table:table-cell table:style-name="ce40"/>
          <table:table-cell office:value-type="string" table:content-validation-name="val1" table:style-name="ce57">
            <text:p>이은도</text:p>
          </table:table-cell>
          <table:table-cell table:style-name="ce111"/>
          <table:table-cell office:value-type="date" office:date-value="2022-06-08T19:33:00" table:style-name="ce27">
            <text:p>22-6-8 19:33</text:p>
          </table:table-cell>
          <table:table-cell office:value-type="time" office:time-value="PT1073299H33M0S" table:formula="of:=[.O209]-[.N209]" table:style-name="ce26">
            <text:p>19:33:00</text:p>
          </table:table-cell>
          <table:table-cell office:value-type="date" office:date-value="2022-06-08T19:35:00" table:style-name="ce27">
            <text:p>22-6-8 19:35</text:p>
          </table:table-cell>
          <table:table-cell office:value-type="time" office:time-value="PT0H2M0S" table:formula="of:=[.Q209]-[.O209]" table:style-name="ce26">
            <text:p>0:02:00</text:p>
          </table:table-cell>
          <table:table-cell office:value-type="string" table:style-name="ce25">
            <text:p>Kakao and mail</text:p>
          </table:table-cell>
          <table:table-cell office:value-type="date" office:date-value="2022-06-08T19:57:00" table:style-name="ce27">
            <text:p>22-6-8 19:57</text:p>
          </table:table-cell>
          <table:table-cell office:value-type="string" table:style-name="ce28">
            <text:p>Disk size is over 90%: ccsnahmalmskafkap03</text:p>
          </table:table-cell>
          <table:table-cell office:value-type="string" table:style-name="ce48">
            <text:p>Email has been send to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299H42M0S" table:formula="of:=[.P210]" table:style-name="ce22">
            <text:p>19:42:00</text:p>
          </table:table-cell>
          <table:table-cell office:value-type="time" office:time-value="PT0H1M0S" table:formula="of:=[.R210]" table:style-name="ce22">
            <text:p>0:01:00</text:p>
          </table:table-cell>
          <table:table-cell office:value-type="string" table:style-name="ce23">
            <text:p>2022.06.08</text:p>
          </table:table-cell>
          <table:table-cell office:value-type="string" table:style-name="ce46">
            <text:p>15~22</text:p>
          </table:table-cell>
          <table:table-cell office:value-type="string" table:style-name="ce47">
            <text:p>정진호</text:p>
          </table:table-cell>
          <table:table-cell table:style-name="ce47"/>
          <table:table-cell office:value-type="string" table:content-validation-name="val1" table:style-name="ce57">
            <text:p>이은도</text:p>
          </table:table-cell>
          <table:table-cell table:style-name="ce111"/>
          <table:table-cell office:value-type="date" office:date-value="2022-06-08T19:42:00" table:style-name="ce27">
            <text:p>22-6-8 19:42</text:p>
          </table:table-cell>
          <table:table-cell office:value-type="time" office:time-value="PT1073299H42M0S" table:formula="of:=[.O210]-[.N210]" table:style-name="ce26">
            <text:p>19:42:00</text:p>
          </table:table-cell>
          <table:table-cell office:value-type="date" office:date-value="2022-06-08T19:43:00" table:style-name="ce27">
            <text:p>22-6-8 19:43</text:p>
          </table:table-cell>
          <table:table-cell office:value-type="time" office:time-value="PT0H1M0S" table:formula="of:=[.Q210]-[.O210]" table:style-name="ce26">
            <text:p>0:01:00</text:p>
          </table:table-cell>
          <table:table-cell office:value-type="string" table:style-name="ce25">
            <text:p>Kakao and Call</text:p>
          </table:table-cell>
          <table:table-cell office:value-type="date" office:date-value="2022-06-08T19:48:00" table:style-name="ce27">
            <text:p>22-6-8 19:48</text:p>
          </table:table-cell>
          <table:table-cell office:value-type="string" table:style-name="ce28">
            <text:p>SSH service is down on ccskrvtwinkmp02.krcloud</text:p>
          </table:table-cell>
          <table:table-cell office:value-type="string" table:style-name="ce53">
            <text:p>프로세스 수 초과로 sshd 데몬이 다운된 것으로 확인됨</text:p>
            <text:p>담당자 김용진 책임과 협의하여 VM재기동 후 정상화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0H8M0S" table:formula="of:=[.P211]" table:style-name="ce22">
            <text:p>20:08:00</text:p>
          </table:table-cell>
          <table:table-cell office:value-type="time" office:time-value="PT0H1M0S" table:formula="of:=[.R211]" table:style-name="ce22">
            <text:p>0:01:00</text:p>
          </table:table-cell>
          <table:table-cell office:value-type="string" table:style-name="ce23">
            <text:p>2022.06.08</text:p>
          </table:table-cell>
          <table:table-cell office:value-type="string" table:style-name="ce46">
            <text:p>15~22</text:p>
          </table:table-cell>
          <table:table-cell office:value-type="string" table:style-name="ce47">
            <text:p>정진호</text:p>
          </table:table-cell>
          <table:table-cell table:style-name="ce47"/>
          <table:table-cell office:value-type="string" table:content-validation-name="val1" table:style-name="ce57">
            <text:p>이은도</text:p>
          </table:table-cell>
          <table:table-cell table:style-name="ce111"/>
          <table:table-cell office:value-type="date" office:date-value="2022-06-08T20:08:00" table:style-name="ce27">
            <text:p>22-6-8 20:08</text:p>
          </table:table-cell>
          <table:table-cell office:value-type="time" office:time-value="PT1073300H8M0S" table:formula="of:=[.O211]-[.N211]" table:style-name="ce26">
            <text:p>20:08:00</text:p>
          </table:table-cell>
          <table:table-cell office:value-type="date" office:date-value="2022-06-08T20:09:00" table:style-name="ce27">
            <text:p>22-6-8 20:09</text:p>
          </table:table-cell>
          <table:table-cell office:value-type="time" office:time-value="PT0H1M0S" table:formula="of:=[.Q211]-[.O211]" table:style-name="ce26">
            <text:p>0:01:00</text:p>
          </table:table-cell>
          <table:table-cell office:value-type="string" table:style-name="ce25">
            <text:p>Kakao and SMS</text:p>
          </table:table-cell>
          <table:table-cell office:value-type="date" office:date-value="2022-06-08T20:18:00" table:style-name="ce27">
            <text:p>22-6-8 20:18</text:p>
          </table:table-cell>
          <table:table-cell office:value-type="string" table:style-name="ce28">
            <text:p>ccskrvtwinkmp02.krcloud has just been restarted</text:p>
          </table:table-cell>
          <table:table-cell office:value-type="string" table:style-name="ce48">
            <text:p>위 건으로 재부팅 알람 발생</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1H29M0S" table:formula="of:=[.P212]" table:style-name="ce22">
            <text:p>21:29:00</text:p>
          </table:table-cell>
          <table:table-cell office:value-type="float" office:value="-44720.895138888889" table:formula="of:=[.R212]" table:style-name="ce22">
            <text:p>#######</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08T21:29:00" table:style-name="ce27">
            <text:p>22-6-8 21:29</text:p>
          </table:table-cell>
          <table:table-cell office:value-type="time" office:time-value="PT1073301H29M0S" table:formula="of:=[.O212]-[.N212]" table:style-name="ce26">
            <text:p>21:29:00</text:p>
          </table:table-cell>
          <table:table-cell table:style-name="ce27"/>
          <table:table-cell office:value-type="float" office:value="-44720.895138888889" table:formula="of:=[.Q212]-[.O212]" table:style-name="ce26">
            <text:p>#######</text:p>
          </table:table-cell>
          <table:table-cell office:value-type="string" table:style-name="ce25">
            <text:p>Kakao</text:p>
          </table:table-cell>
          <table:table-cell office:value-type="date" office:date-value="2022-06-09T01:00:00" table:style-name="ce27">
            <text:p>22-6-9 1:00</text:p>
          </table:table-cell>
          <table:table-cell office:value-type="string" table:style-name="ce28">
            <text:p>EUCLOUDNETAPP01: free size on agg_node02_data less than 10%</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3H27M0S" table:formula="of:=[.P213]" table:style-name="ce22">
            <text:p>23:27:00</text:p>
          </table:table-cell>
          <table:table-cell office:value-type="time" office:time-value="PT0H1M0S" table:formula="of:=[.R213]" table:style-name="ce22">
            <text:p>0:01: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08T23:27:00" table:style-name="ce27">
            <text:p>22-6-8 23:27</text:p>
          </table:table-cell>
          <table:table-cell office:value-type="time" office:time-value="PT1073303H27M0S" table:formula="of:=[.O213]-[.N213]" table:style-name="ce26">
            <text:p>23:27:00</text:p>
          </table:table-cell>
          <table:table-cell office:value-type="date" office:date-value="2022-06-08T23:28:00" table:style-name="ce27">
            <text:p>22-6-8 23:28</text:p>
          </table:table-cell>
          <table:table-cell office:value-type="time" office:time-value="PT0H1M0S" table:formula="of:=[.Q213]-[.O213]" table:style-name="ce26">
            <text:p>0:01:00</text:p>
          </table:table-cell>
          <table:table-cell office:value-type="string" table:style-name="ce25">
            <text:p>Kakao &amp; Email</text:p>
          </table:table-cell>
          <table:table-cell office:value-type="date" office:date-value="2022-06-08T23:48:00" table:style-name="ce27">
            <text:p>22-6-8 23:48</text:p>
          </table:table-cell>
          <table:table-cell office:value-type="string" table:style-name="ce28">
            <text:p>High cpu utilization over 80% EUTMS-FW-A</text:p>
          </table:table-cell>
          <table:table-cell office:value-type="string" table:style-name="ce48">
            <text:p>Email has been send to VM owner.</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6H28M0S" table:formula="of:=[.P214]" table:style-name="ce22">
            <text:p>2:28:00</text:p>
          </table:table-cell>
          <table:table-cell office:value-type="time" office:time-value="PT0H1M0S" table:formula="of:=[.R214]" table:style-name="ce22">
            <text:p>0:01: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9T02:28:00" table:style-name="ce27">
            <text:p>22-6-9 2:28</text:p>
          </table:table-cell>
          <table:table-cell office:value-type="time" office:time-value="PT1073306H28M0S" table:formula="of:=[.O214]-[.N214]" table:style-name="ce26">
            <text:p>2:28:00</text:p>
          </table:table-cell>
          <table:table-cell office:value-type="date" office:date-value="2022-06-09T02:29:00" table:style-name="ce27">
            <text:p>22-6-9 2:29</text:p>
          </table:table-cell>
          <table:table-cell office:value-type="time" office:time-value="PT0H1M0S" table:formula="of:=[.Q214]-[.O214]" table:style-name="ce26">
            <text:p>0:01:00</text:p>
          </table:table-cell>
          <table:table-cell office:value-type="string" table:style-name="ce25">
            <text:p>Kakao</text:p>
          </table:table-cell>
          <table:table-cell office:value-type="date" office:date-value="2022-06-09T02:29:00" table:style-name="ce27">
            <text:p>22-6-9 2:29</text:p>
          </table:table-cell>
          <table:table-cell office:value-type="string" table:style-name="ce28">
            <text:p>ccsnatableaup01 cpu utilization remains 0 %</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6H29M0S" table:formula="of:=[.P215]" table:style-name="ce22">
            <text:p>2:29:00</text:p>
          </table:table-cell>
          <table:table-cell office:value-type="time" office:time-value="PT0H0M0S" table:formula="of:=[.R215]" table:style-name="ce22">
            <text:p>0:00: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9T02:29:00" table:style-name="ce27">
            <text:p>22-6-9 2:29</text:p>
          </table:table-cell>
          <table:table-cell office:value-type="time" office:time-value="PT1073306H29M0S" table:formula="of:=[.O215]-[.N215]" table:style-name="ce26">
            <text:p>2:29:00</text:p>
          </table:table-cell>
          <table:table-cell office:value-type="date" office:date-value="2022-06-09T02:29:00" table:style-name="ce27">
            <text:p>22-6-9 2:29</text:p>
          </table:table-cell>
          <table:table-cell office:value-type="time" office:time-value="PT0H0M0S" table:formula="of:=[.Q215]-[.O215]" table:style-name="ce26">
            <text:p>0:00:00</text:p>
          </table:table-cell>
          <table:table-cell office:value-type="string" table:style-name="ce25">
            <text:p>Kakao</text:p>
          </table:table-cell>
          <table:table-cell office:value-type="date" office:date-value="2022-06-09T02:36:00" table:style-name="ce27">
            <text:p>22-6-9 2:36</text:p>
          </table:table-cell>
          <table:table-cell office:value-type="string" table:style-name="ce28">
            <text:p>CN Cloud Prd Netapp: Free size on aggr_node02_data_cnCLoud less than 10%</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6H54M0S" table:formula="of:=[.P216]" table:style-name="ce22">
            <text:p>2:54:00</text:p>
          </table:table-cell>
          <table:table-cell office:value-type="time" office:time-value="PT0H0M0S" table:formula="of:=[.R216]" table:style-name="ce22">
            <text:p>0:00: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9T02:54:00" table:style-name="ce27">
            <text:p>22-6-9 2:54</text:p>
          </table:table-cell>
          <table:table-cell office:value-type="time" office:time-value="PT1073306H54M0S" table:formula="of:=[.O216]-[.N216]" table:style-name="ce26">
            <text:p>2:54:00</text:p>
          </table:table-cell>
          <table:table-cell office:value-type="date" office:date-value="2022-06-09T02:54:00" table:style-name="ce27">
            <text:p>22-6-9 2:54</text:p>
          </table:table-cell>
          <table:table-cell office:value-type="time" office:time-value="PT0H0M0S" table:formula="of:=[.Q216]-[.O216]" table:style-name="ce26">
            <text:p>0:00:00</text:p>
          </table:table-cell>
          <table:table-cell office:value-type="string" table:style-name="ce25">
            <text:p>Kakao</text:p>
          </table:table-cell>
          <table:table-cell office:value-type="date" office:date-value="2022-06-09T03:03:00" table:style-name="ce27">
            <text:p>22-6-9 3:03</text:p>
          </table:table-cell>
          <table:table-cell office:value-type="string" table:style-name="ce28">
            <text:p>/var/log disk space is critically low 90%</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09H42M0S" table:formula="of:=[.P217]" table:style-name="ce22">
            <text:p>5:42:00</text:p>
          </table:table-cell>
          <table:table-cell office:value-type="time" office:time-value="PT0H0M0S" table:formula="of:=[.R217]" table:style-name="ce22">
            <text:p>0:00: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9T05:42:00" table:style-name="ce27">
            <text:p>22-6-9 5:42</text:p>
          </table:table-cell>
          <table:table-cell office:value-type="time" office:time-value="PT1073309H42M0S" table:formula="of:=[.O217]-[.N217]" table:style-name="ce26">
            <text:p>5:42:00</text:p>
          </table:table-cell>
          <table:table-cell office:value-type="date" office:date-value="2022-06-09T05:42:00" table:style-name="ce27">
            <text:p>22-6-9 5:42</text:p>
          </table:table-cell>
          <table:table-cell office:value-type="time" office:time-value="PT0H0M0S" table:formula="of:=[.Q217]-[.O217]" table:style-name="ce26">
            <text:p>0:00:00</text:p>
          </table:table-cell>
          <table:table-cell office:value-type="string" table:style-name="ce25">
            <text:p>Kakao</text:p>
          </table:table-cell>
          <table:table-cell office:value-type="date" office:date-value="2022-06-09T05:44:00" table:style-name="ce27">
            <text:p>22-6-9 5:44</text:p>
          </table:table-cell>
          <table:table-cell office:value-type="string" table:style-name="ce28">
            <text:p>Controll CPU : high cpu utilization NA-cloud-stg-l7</text:p>
          </table:table-cell>
          <table:table-cell office:value-type="string" table:style-name="ce48">
            <text:p>Resolved automatically</text:p>
          </table:table-cell>
          <table:table-cell office:value-type="string" table:style-name="ce48">
            <text:p>NACLOUD-1443</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10H8M0S" table:formula="of:=[.P218]" table:style-name="ce22">
            <text:p>6:08:00</text:p>
          </table:table-cell>
          <table:table-cell office:value-type="time" office:time-value="PT0H0M0S" table:formula="of:=[.R218]" table:style-name="ce22">
            <text:p>0:00:00</text:p>
          </table:table-cell>
          <table:table-cell office:value-type="string" table:style-name="ce23">
            <text:p>2022.06.09</text:p>
          </table:table-cell>
          <table:table-cell office:value-type="string" table:style-name="ce46">
            <text:p>22~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09T06:08:00" table:style-name="ce27">
            <text:p>22-6-9 6:08</text:p>
          </table:table-cell>
          <table:table-cell office:value-type="time" office:time-value="PT1073310H8M0S" table:formula="of:=[.O218]-[.N218]" table:style-name="ce26">
            <text:p>6:08:00</text:p>
          </table:table-cell>
          <table:table-cell office:value-type="date" office:date-value="2022-06-09T06:08:00" table:style-name="ce27">
            <text:p>22-6-9 6:08</text:p>
          </table:table-cell>
          <table:table-cell office:value-type="time" office:time-value="PT0H0M0S" table:formula="of:=[.Q218]-[.O218]" table:style-name="ce26">
            <text:p>0:00:00</text:p>
          </table:table-cell>
          <table:table-cell office:value-type="string" table:style-name="ce25">
            <text:p>Kakao</text:p>
          </table:table-cell>
          <table:table-cell office:value-type="date" office:date-value="2022-06-09T06:08:00" table:style-name="ce27">
            <text:p>22-6-9 6:08</text:p>
          </table:table-cell>
          <table:table-cell office:value-type="string" table:style-name="ce28">
            <text:p>Load Average is too high ph00mn006.pk0c01</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17H53M0S" table:formula="of:=[.P219]" table:style-name="ce22">
            <text:p>13:53:00</text:p>
          </table:table-cell>
          <table:table-cell office:value-type="time" office:time-value="PT0H5M0S" table:formula="of:=[.R219]" table:style-name="ce22">
            <text:p>0:05:00</text:p>
          </table:table-cell>
          <table:table-cell office:value-type="string" table:style-name="ce23">
            <text:p>2022.06.09</text:p>
          </table:table-cell>
          <table:table-cell office:value-type="string" table:style-name="ce46">
            <text:p>08~15</text:p>
          </table:table-cell>
          <table:table-cell office:value-type="string" table:content-validation-name="val1" table:style-name="ce47">
            <text:p>이후승</text:p>
          </table:table-cell>
          <table:table-cell table:number-columns-repeated="2" table:style-name="ce47"/>
          <table:table-cell table:style-name="ce111"/>
          <table:table-cell office:value-type="date" office:date-value="2022-06-09T13:53:00" table:style-name="ce27">
            <text:p>22-6-9 13:53</text:p>
          </table:table-cell>
          <table:table-cell office:value-type="time" office:time-value="PT1073317H53M0S" table:formula="of:=[.O219]-[.N219]" table:style-name="ce26">
            <text:p>13:53:00</text:p>
          </table:table-cell>
          <table:table-cell office:value-type="date" office:date-value="2022-06-09T13:58:00" table:style-name="ce27">
            <text:p>22-6-9 13:58</text:p>
          </table:table-cell>
          <table:table-cell office:value-type="time" office:time-value="PT0H5M0S" table:formula="of:=[.Q219]-[.O219]" table:style-name="ce26">
            <text:p>0:05:00</text:p>
          </table:table-cell>
          <table:table-cell office:value-type="string" table:style-name="ce25">
            <text:p>Kakao, Auto M+</text:p>
          </table:table-cell>
          <table:table-cell table:style-name="ce32"/>
          <table:table-cell office:value-type="string" table:style-name="ce28">
            <text:p>ICMP ping fail by pp01dn036.pkr0c</text:p>
          </table:table-cell>
          <table:table-cell office:value-type="string" table:style-name="ce48">
            <text:p>담당자 확인 후 재기동, 정상동작되지 않아 메모리 파트교체 RMA 진행</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19H53M0S" table:formula="of:=[.P220]" table:style-name="ce22">
            <text:p>15:53:00</text:p>
          </table:table-cell>
          <table:table-cell office:value-type="time" office:time-value="PT0H2M0S" table:formula="of:=[.R220]" table:style-name="ce22">
            <text:p>0:02:00</text:p>
          </table:table-cell>
          <table:table-cell office:value-type="string" table:style-name="ce23">
            <text:p>2022.06.09</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임예슬, 우전성</text:p>
          </table:table-cell>
          <table:table-cell table:style-name="ce47"/>
          <table:table-cell table:style-name="ce111"/>
          <table:table-cell office:value-type="date" office:date-value="2022-06-09T15:53:00" table:style-name="ce27">
            <text:p>22-6-9 15:53</text:p>
          </table:table-cell>
          <table:table-cell office:value-type="time" office:time-value="PT1073319H53M0S" table:formula="of:=[.O220]-[.N220]" table:style-name="ce26">
            <text:p>15:53:00</text:p>
          </table:table-cell>
          <table:table-cell office:value-type="date" office:date-value="2022-06-09T15:55:00" table:style-name="ce27">
            <text:p>22-6-9 15:55</text:p>
          </table:table-cell>
          <table:table-cell office:value-type="time" office:time-value="PT0H2M0S" table:formula="of:=[.Q220]-[.O220]" table:style-name="ce26">
            <text:p>0:02:00</text:p>
          </table:table-cell>
          <table:table-cell office:value-type="string" table:style-name="ce25">
            <text:p>Kakao, Auto M+</text:p>
          </table:table-cell>
          <table:table-cell office:value-type="date" office:date-value="2022-06-09T15:58:00" table:style-name="ce27">
            <text:p>22-6-9 15:58</text:p>
          </table:table-cell>
          <table:table-cell office:value-type="string" table:style-name="ce28">
            <text:p>Problem: vServer ccs-prd-prometheus state: down (1)</text:p>
          </table:table-cell>
          <table:table-cell office:value-type="string" table:style-name="ce48">
            <text:p>프로메테우스 서버 재설치 건으로 확인 박상선 책임께 확인 요청 화인결과 담당팀에서 재기동 진행 함</text:p>
          </table:table-cell>
          <table:table-cell table:style-name="ce48"/>
          <table:table-cell office:value-type="string" table:content-validation-name="val3" table:style-name="ce49">
            <text:p>O</text:p>
          </table:table-cell>
          <table:table-cell office:value-type="string" table:content-validation-name="val3" table:style-name="ce49">
            <text:p>X</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20H2M0S" table:formula="of:=[.P221]" table:style-name="ce22">
            <text:p>16:02:00</text:p>
          </table:table-cell>
          <table:table-cell office:value-type="time" office:time-value="PT0H2M0S" table:formula="of:=[.R221]" table:style-name="ce22">
            <text:p>0:02:00</text:p>
          </table:table-cell>
          <table:table-cell office:value-type="string" table:style-name="ce23">
            <text:p>2022.06.09</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임예슬, 고희경</text:p>
          </table:table-cell>
          <table:table-cell table:style-name="ce47"/>
          <table:table-cell table:style-name="ce111"/>
          <table:table-cell office:value-type="date" office:date-value="2022-06-09T16:02:00" table:style-name="ce27">
            <text:p>22-6-9 16:02</text:p>
          </table:table-cell>
          <table:table-cell office:value-type="time" office:time-value="PT1073320H2M0S" table:formula="of:=[.O221]-[.N221]" table:style-name="ce26">
            <text:p>16:02:00</text:p>
          </table:table-cell>
          <table:table-cell office:value-type="date" office:date-value="2022-06-09T16:04:00" table:style-name="ce27">
            <text:p>22-6-9 16:04</text:p>
          </table:table-cell>
          <table:table-cell office:value-type="time" office:time-value="PT0H2M0S" table:formula="of:=[.Q221]-[.O221]" table:style-name="ce26">
            <text:p>0:02:00</text:p>
          </table:table-cell>
          <table:table-cell office:value-type="string" table:style-name="ce25">
            <text:p>Kakao. Email</text:p>
          </table:table-cell>
          <table:table-cell table:style-name="ce32"/>
          <table:table-cell office:value-type="string" table:style-name="ce28">
            <text:p>[PROBLEM]eucloudprdcomd203.eucloud: System status is in critical state/ High</text:p>
          </table:table-cell>
          <table:table-cell office:value-type="string" table:style-name="ce48">
            <text:p>Fan 상태 alert 지속 발생 호스트로 RMA 진행 중, DB VM 제외 해당 호스트 VM 라이브마이그레이션 진행 완료</text:p>
          </table:table-cell>
          <table:table-cell office:value-type="string" table:style-name="ce48">
            <text:p>EUCLOUD-2341</text:p>
          </table:table-cell>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21H2M0S" table:formula="of:=[.P222]" table:style-name="ce22">
            <text:p>17:02:00</text:p>
          </table:table-cell>
          <table:table-cell office:value-type="time" office:time-value="PT0H2M0S" table:formula="of:=[.R222]" table:style-name="ce22">
            <text:p>0:02:00</text:p>
          </table:table-cell>
          <table:table-cell office:value-type="string" table:style-name="ce23">
            <text:p>2022.06.09</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6-09T17:02:00" table:style-name="ce27">
            <text:p>22-6-9 17:02</text:p>
          </table:table-cell>
          <table:table-cell office:value-type="time" office:time-value="PT1073321H2M0S" table:formula="of:=[.O222]-[.N222]" table:style-name="ce26">
            <text:p>17:02:00</text:p>
          </table:table-cell>
          <table:table-cell office:value-type="date" office:date-value="2022-06-09T17:04:00" table:style-name="ce27">
            <text:p>22-6-9 17:04</text:p>
          </table:table-cell>
          <table:table-cell office:value-type="time" office:time-value="PT0H2M0S" table:formula="of:=[.Q222]-[.O222]" table:style-name="ce26">
            <text:p>0:02:00</text:p>
          </table:table-cell>
          <table:table-cell office:value-type="string" table:style-name="ce25">
            <text:p>Kakao</text:p>
          </table:table-cell>
          <table:table-cell table:style-name="ce32"/>
          <table:table-cell office:value-type="string" table:style-name="ce28">
            <text:p>Problem: Firmware has changed - krcloudprdcomdr1307.krcloud</text:p>
          </table:table-cell>
          <table:table-cell office:value-type="string" table:style-name="ce48">
            <text:p>금일 메인보드 및 펌웨어 업데이트 서버로 펌웨어 버전 변경으로 인한 알람 서비스 영향도 없음</text:p>
          </table:table-cell>
          <table:table-cell office:value-type="string" table:style-name="ce48">
            <text:p>KRCLOUD-4980</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23H0M0S" table:formula="of:=[.P223]" table:style-name="ce22">
            <text:p>19:00:00</text:p>
          </table:table-cell>
          <table:table-cell office:value-type="time" office:time-value="PT0H2M0S" table:formula="of:=[.R223]" table:style-name="ce22">
            <text:p>0:02:00</text:p>
          </table:table-cell>
          <table:table-cell office:value-type="string" table:style-name="ce23">
            <text:p>2022.06.09</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오창민, 임예슬</text:p>
          </table:table-cell>
          <table:table-cell table:style-name="ce47"/>
          <table:table-cell table:style-name="ce111"/>
          <table:table-cell office:value-type="date" office:date-value="2022-06-09T19:00:00" table:style-name="ce27">
            <text:p>22-6-9 19:00</text:p>
          </table:table-cell>
          <table:table-cell office:value-type="time" office:time-value="PT1073323H0M0S" table:formula="of:=[.O223]-[.N223]" table:style-name="ce26">
            <text:p>19:00:00</text:p>
          </table:table-cell>
          <table:table-cell office:value-type="date" office:date-value="2022-06-09T19:02:00" table:style-name="ce27">
            <text:p>22-6-9 19:02</text:p>
          </table:table-cell>
          <table:table-cell office:value-type="time" office:time-value="PT0H2M0S" table:formula="of:=[.Q223]-[.O223]" table:style-name="ce26">
            <text:p>0:02:00</text:p>
          </table:table-cell>
          <table:table-cell office:value-type="string" table:style-name="ce25">
            <text:p>Kakao</text:p>
          </table:table-cell>
          <table:table-cell table:style-name="ce32"/>
          <table:table-cell office:value-type="string" table:style-name="ce28">
            <text:p>Problem: ccseuimsp-loadbalancer 10.115.189.19 VIP is down</text:p>
          </table:table-cell>
          <table:table-cell office:value-type="string" table:style-name="ce48">
            <text:p>A10 장비 확인시 실제 포트 다운 이력 없으며 바로 해소 알람 발생 하여, 오탐으로 확인, 추가 자빅스쪽 확인 예정</text:p>
          </table:table-cell>
          <table:table-cell office:value-type="string" table:style-name="ce48">
            <text:p>EUCLOUD-2360</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26H50M0S" table:formula="of:=[.P224]" table:style-name="ce22">
            <text:p>22:50:00</text:p>
          </table:table-cell>
          <table:table-cell office:value-type="time" office:time-value="PT0H0M0S" table:formula="of:=[.R224]" table:style-name="ce22">
            <text:p>0:00:00</text:p>
          </table:table-cell>
          <table:table-cell office:value-type="string" table:style-name="ce23">
            <text:p>2022.06.09</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text:p>
          </table:table-cell>
          <table:table-cell table:style-name="ce47"/>
          <table:table-cell table:style-name="ce111"/>
          <table:table-cell office:value-type="date" office:date-value="2022-06-09T22:50:00" table:style-name="ce27">
            <text:p>22-6-9 22:50</text:p>
          </table:table-cell>
          <table:table-cell office:value-type="time" office:time-value="PT1073326H50M0S" table:formula="of:=[.O224]-[.N224]" table:style-name="ce26">
            <text:p>22:50:00</text:p>
          </table:table-cell>
          <table:table-cell office:value-type="date" office:date-value="2022-06-09T22:50:00" table:style-name="ce27">
            <text:p>22-6-9 22:50</text:p>
          </table:table-cell>
          <table:table-cell office:value-type="time" office:time-value="PT0H0M0S" table:formula="of:=[.Q224]-[.O224]" table:style-name="ce26">
            <text:p>0:00:00</text:p>
          </table:table-cell>
          <table:table-cell office:value-type="string" table:style-name="ce25">
            <text:p>Kakao, Mail</text:p>
          </table:table-cell>
          <table:table-cell office:value-type="date" office:date-value="2022-06-10T01:24:00" table:style-name="ce27">
            <text:p>22-6-10 1:24</text:p>
          </table:table-cell>
          <table:table-cell office:value-type="string" table:style-name="ce28">
            <text:p>EUTMS-FW-A High CPU utilization (over 80% for 5m)</text:p>
          </table:table-cell>
          <table:table-cell office:value-type="string" table:style-name="ce48">
            <text:p>It got resolved automatically after the peak hour</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31H15M0S" table:formula="of:=[.P225]" table:style-name="ce22">
            <text:p>3:15:00</text:p>
          </table:table-cell>
          <table:table-cell office:value-type="time" office:time-value="PT0H1M0S" table:formula="of:=[.R225]" table:style-name="ce22">
            <text:p>0:01:00</text:p>
          </table:table-cell>
          <table:table-cell office:value-type="string" table:style-name="ce23">
            <text:p>2022.06.09</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6-10T03:15:00" table:style-name="ce27">
            <text:p>22-6-10 3:15</text:p>
          </table:table-cell>
          <table:table-cell office:value-type="time" office:time-value="PT1073331H15M0S" table:formula="of:=[.O225]-[.N225]" table:style-name="ce26">
            <text:p>3:15:00</text:p>
          </table:table-cell>
          <table:table-cell office:value-type="date" office:date-value="2022-06-10T03:16:00" table:style-name="ce27">
            <text:p>22-6-10 3:16</text:p>
          </table:table-cell>
          <table:table-cell office:value-type="time" office:time-value="PT0H1M0S" table:formula="of:=[.Q225]-[.O225]" table:style-name="ce26">
            <text:p>0:01:00</text:p>
          </table:table-cell>
          <table:table-cell office:value-type="string" table:style-name="ce25">
            <text:p>Kakao, M+</text:p>
          </table:table-cell>
          <table:table-cell office:value-type="date" office:date-value="2022-06-10T03:39:00" table:style-name="ce27">
            <text:p>22-6-10 3:39</text:p>
          </table:table-cell>
          <table:table-cell office:value-type="string" table:style-name="ce28">
            <text:p>ccsnatmsbpmp04/05/06 CPU utilization remains 0.95%</text:p>
          </table:table-cell>
          <table:table-cell office:value-type="string" table:style-name="ce48">
            <text:p>Java process was utilizing more CPU, informed Denny and Chuck<tex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1H35M0S" table:formula="of:=[.P226]" table:style-name="ce22">
            <text:p>9:35:00</text:p>
          </table:table-cell>
          <table:table-cell office:value-type="time" office:time-value="PT0H4M0S" table:formula="of:=[.R226]" table:style-name="ce22">
            <text:p>0:04:00</text:p>
          </table:table-cell>
          <table:table-cell office:value-type="string" table:style-name="ce23">
            <text:p>2022.06.10</text:p>
          </table:table-cell>
          <table:table-cell office:value-type="string" table:style-name="ce46">
            <text:p>08~15</text:p>
          </table:table-cell>
          <table:table-cell office:value-type="string" table:content-validation-name="val1" table:style-name="ce47">
            <text:p>이후승</text:p>
          </table:table-cell>
          <table:table-cell table:style-name="ce5"/>
          <table:table-cell table:style-name="ce47"/>
          <table:table-cell table:style-name="ce111"/>
          <table:table-cell office:value-type="date" office:date-value="2022-06-11T09:35:00" table:style-name="ce27">
            <text:p>22-6-11 9:35</text:p>
          </table:table-cell>
          <table:table-cell office:value-type="time" office:time-value="PT1073361H35M0S" table:formula="of:=[.O226]-[.N226]" table:style-name="ce26">
            <text:p>9:35:00</text:p>
          </table:table-cell>
          <table:table-cell office:value-type="date" office:date-value="2022-06-11T09:39:00" table:style-name="ce27">
            <text:p>22-6-11 9:39</text:p>
          </table:table-cell>
          <table:table-cell office:value-type="time" office:time-value="PT0H4M0S" table:formula="of:=[.Q226]-[.O226]" table:style-name="ce26">
            <text:p>0:04:00</text:p>
          </table:table-cell>
          <table:table-cell office:value-type="string" table:style-name="ce25">
            <text:p>Kakao, M+</text:p>
          </table:table-cell>
          <table:table-cell table:style-name="ce32"/>
          <table:table-cell office:value-type="string" table:style-name="ce28">
            <text:p>restart : es01.ap-northeast-2.prd~es05.ap-northeast-2.prd</text:p>
          </table:table-cell>
          <table:table-cell office:value-type="string" table:style-name="ce48">
            <text:p>담당자 정상 작동중인것 확인, 현재 이관중이라 당분간 알람이 올것이라 확인받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45H14M0S" table:formula="of:=[.P227]" table:style-name="ce22">
            <text:p>17:14:00</text:p>
          </table:table-cell>
          <table:table-cell office:value-type="time" office:time-value="PT0H0M0S" table:formula="of:=[.R227]" table:style-name="ce22">
            <text:p>0:00:00</text:p>
          </table:table-cell>
          <table:table-cell office:value-type="string" table:style-name="ce23">
            <text:p>2022.06.10</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오창민, 임예슬</text:p>
          </table:table-cell>
          <table:table-cell table:style-name="ce47"/>
          <table:table-cell table:style-name="ce111"/>
          <table:table-cell office:value-type="date" office:date-value="2022-06-10T17:14:00" table:style-name="ce27">
            <text:p>22-6-10 17:14</text:p>
          </table:table-cell>
          <table:table-cell office:value-type="time" office:time-value="PT1073345H14M0S" table:formula="of:=[.O227]-[.N227]" table:style-name="ce26">
            <text:p>17:14:00</text:p>
          </table:table-cell>
          <table:table-cell office:value-type="date" office:date-value="2022-06-10T17:14:00" table:style-name="ce27">
            <text:p>22-6-10 17:14</text:p>
          </table:table-cell>
          <table:table-cell office:value-type="time" office:time-value="PT0H0M0S" table:formula="of:=[.Q227]-[.O227]" table:style-name="ce26">
            <text:p>0:00:00</text:p>
          </table:table-cell>
          <table:table-cell office:value-type="string" table:style-name="ce25">
            <text:p>Kakao. Email</text:p>
          </table:table-cell>
          <table:table-cell office:value-type="date" office:date-value="2022-06-10T17:16:00" table:style-name="ce27">
            <text:p>22-6-10 17:16</text:p>
          </table:table-cell>
          <table:table-cell office:value-type="string" table:style-name="ce28">
            <text:p>Problem: Interface Ethernet14, 30, 46: Link down</text:p>
          </table:table-cell>
          <table:table-cell office:value-type="string" table:style-name="ce48">
            <text:p>EU 운영계 호스트는 413까지 존재(COC 운용중인호스트 X), eucloudprdcomd414 박지현 책임 증설 작업 확인 완료</text:p>
          </table:table-cell>
          <table:table-cell office:value-type="string" table:style-name="ce48">
            <text:p>EUCLOUD-2367</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45H29M0S" table:formula="of:=[.P228]" table:style-name="ce22">
            <text:p>17:29:00</text:p>
          </table:table-cell>
          <table:table-cell office:value-type="time" office:time-value="PT0H1M0S" table:formula="of:=[.R228]" table:style-name="ce22">
            <text:p>0:01:00</text:p>
          </table:table-cell>
          <table:table-cell office:value-type="string" table:style-name="ce23">
            <text:p>2022.06.10</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오창민</text:p>
          </table:table-cell>
          <table:table-cell table:style-name="ce47"/>
          <table:table-cell table:style-name="ce111"/>
          <table:table-cell office:value-type="date" office:date-value="2022-06-10T17:29:00" table:style-name="ce27">
            <text:p>22-6-10 17:29</text:p>
          </table:table-cell>
          <table:table-cell office:value-type="time" office:time-value="PT1073345H29M0S" table:formula="of:=[.O228]-[.N228]" table:style-name="ce26">
            <text:p>17:29:00</text:p>
          </table:table-cell>
          <table:table-cell office:value-type="date" office:date-value="2022-06-10T17:30:00" table:style-name="ce27">
            <text:p>22-6-10 17:30</text:p>
          </table:table-cell>
          <table:table-cell office:value-type="time" office:time-value="PT0H1M0S" table:formula="of:=[.Q228]-[.O228]" table:style-name="ce26">
            <text:p>0:01:00</text:p>
          </table:table-cell>
          <table:table-cell office:value-type="string" table:style-name="ce25">
            <text:p>Kakao, Auto M+</text:p>
          </table:table-cell>
          <table:table-cell office:value-type="date" office:date-value="2022-06-10T17:29:00" table:style-name="ce27">
            <text:p>22-6-10 17:29</text:p>
          </table:table-cell>
          <table:table-cell office:value-type="string" table:style-name="ce28">
            <text:p>Problem: vServer ccs-prd-kibana state: down (1)</text:p>
          </table:table-cell>
          <table:table-cell office:value-type="string" table:style-name="ce48">
            <text:p>상태 down 알람 발생 후 바로 해재 알람 발생 담당자 확인시 서비스 이상 없음 확인</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46H16M0S" table:formula="of:=[.P229]" table:style-name="ce22">
            <text:p>18:16:00</text:p>
          </table:table-cell>
          <table:table-cell office:value-type="time" office:time-value="PT0H0M0S" table:formula="of:=[.R229]" table:style-name="ce22">
            <text:p>0:00:00</text:p>
          </table:table-cell>
          <table:table-cell office:value-type="string" table:style-name="ce23">
            <text:p>2022.06.10</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오창민, 임예슬</text:p>
          </table:table-cell>
          <table:table-cell table:style-name="ce47"/>
          <table:table-cell table:style-name="ce111"/>
          <table:table-cell office:value-type="date" office:date-value="2022-06-10T18:16:00" table:style-name="ce27">
            <text:p>22-6-10 18:16</text:p>
          </table:table-cell>
          <table:table-cell office:value-type="time" office:time-value="PT1073346H16M0S" table:formula="of:=[.O229]-[.N229]" table:style-name="ce26">
            <text:p>18:16:00</text:p>
          </table:table-cell>
          <table:table-cell office:value-type="date" office:date-value="2022-06-10T18:16:00" table:style-name="ce27">
            <text:p>22-6-10 18:16</text:p>
          </table:table-cell>
          <table:table-cell office:value-type="time" office:time-value="PT0H0M0S" table:formula="of:=[.Q229]-[.O229]" table:style-name="ce26">
            <text:p>0:00:00</text:p>
          </table:table-cell>
          <table:table-cell office:value-type="string" table:style-name="ce25">
            <text:p>Kakao</text:p>
          </table:table-cell>
          <table:table-cell office:value-type="date" office:date-value="2022-06-10T18:18:00" table:style-name="ce27">
            <text:p>22-6-10 18:18</text:p>
          </table:table-cell>
          <table:table-cell office:value-type="string" table:style-name="ce28">
            <text:p>Problem: Interface Ethernet15, 31, 47: Link down</text:p>
          </table:table-cell>
          <table:table-cell office:value-type="string" table:style-name="ce48">
            <text:p>EU 운영계 호스트는 413까지 존재(COC 운용중인호스트 X), eucloudprdcomd415 박지현 책임 증설 작업 확인 완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49H9M0S" table:formula="of:=[.P230]" table:style-name="ce22">
            <text:p>21:09:00</text:p>
          </table:table-cell>
          <table:table-cell office:value-type="time" office:time-value="PT0H1M0S" table:formula="of:=[.R230]" table:style-name="ce22">
            <text:p>0:01:00</text:p>
          </table:table-cell>
          <table:table-cell office:value-type="string" table:style-name="ce23">
            <text:p>2022.06.10</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임예슬</text:p>
          </table:table-cell>
          <table:table-cell table:style-name="ce47"/>
          <table:table-cell table:style-name="ce111"/>
          <table:table-cell office:value-type="date" office:date-value="2022-06-10T21:09:00" table:style-name="ce27">
            <text:p>22-6-10 21:09</text:p>
          </table:table-cell>
          <table:table-cell office:value-type="time" office:time-value="PT1073349H9M0S" table:formula="of:=[.O230]-[.N230]" table:style-name="ce26">
            <text:p>21:09:00</text:p>
          </table:table-cell>
          <table:table-cell office:value-type="date" office:date-value="2022-06-10T21:10:00" table:style-name="ce27">
            <text:p>22-6-10 21:10</text:p>
          </table:table-cell>
          <table:table-cell office:value-type="time" office:time-value="PT0H1M0S" table:formula="of:=[.Q230]-[.O230]" table:style-name="ce26">
            <text:p>0:01:00</text:p>
          </table:table-cell>
          <table:table-cell office:value-type="string" table:style-name="ce25">
            <text:p>Kakao</text:p>
          </table:table-cell>
          <table:table-cell table:style-name="ce27"/>
          <table:table-cell office:value-type="string" table:style-name="ce28">
            <text:p>Problem: #1: High CPU utilization (over 80% for 5m) - EUTMS-FW-A</text:p>
          </table:table-cell>
          <table:table-cell office:value-type="string" table:style-name="ce48">
            <text:p>EU방화벽 CPU 알람으로 차후 벤더 엔지니어 추가 확인 예정</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231]" table:style-name="ce22">
            <text:p>0:00:00</text:p>
          </table:table-cell>
          <table:table-cell office:value-type="time" office:time-value="PT0H0M0S" table:formula="of:=[.R231]" table:style-name="ce22">
            <text:p>0:00:00</text:p>
          </table:table-cell>
          <table:table-cell office:value-type="string" table:style-name="ce23">
            <text:p>2022.06.10</text:p>
          </table:table-cell>
          <table:table-cell office:value-type="string" table:style-name="ce46">
            <text:p>15~22</text:p>
          </table:table-cell>
          <table:table-cell office:value-type="string" table:content-validation-name="val1" table:style-name="ce47">
            <text:p>심명보</text:p>
          </table:table-cell>
          <table:table-cell office:value-type="string" table:style-name="ce47">
            <text:p>임예슬</text:p>
          </table:table-cell>
          <table:table-cell table:style-name="ce47"/>
          <table:table-cell table:style-name="ce111"/>
          <table:table-cell table:style-name="ce32"/>
          <table:table-cell office:value-type="time" office:time-value="PT0H0M0S" table:formula="of:=[.O231]-[.N231]" table:style-name="ce26">
            <text:p>0:00:00</text:p>
          </table:table-cell>
          <table:table-cell table:style-name="ce32"/>
          <table:table-cell office:value-type="time" office:time-value="PT0H0M0S" table:formula="of:=[.Q231]-[.O231]" table:style-name="ce26">
            <text:p>0:00:00</text:p>
          </table:table-cell>
          <table:table-cell table:style-name="ce25"/>
          <table:table-cell table:style-name="ce32"/>
          <table:table-cell table:style-name="ce8"/>
          <table:table-cell office:value-type="string" table:style-name="ce28">
            <text:p>Netapp CN. EU. KR cinder 쪽 스냅샷 변경 없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2H57M0S" table:formula="of:=[.P232]" table:style-name="ce22">
            <text:p>10:57:00</text:p>
          </table:table-cell>
          <table:table-cell office:value-type="time" office:time-value="PT0H1M0S" table:formula="of:=[.R232]" table:style-name="ce22">
            <text:p>0:01: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1T10:57:00" table:style-name="ce27">
            <text:p>22-6-11 10:57</text:p>
          </table:table-cell>
          <table:table-cell office:value-type="time" office:time-value="PT1073362H57M0S" table:formula="of:=[.O232]-[.N232]" table:style-name="ce26">
            <text:p>10:57:00</text:p>
          </table:table-cell>
          <table:table-cell office:value-type="date" office:date-value="2022-06-11T10:58:00" table:style-name="ce27">
            <text:p>22-6-11 10:58</text:p>
          </table:table-cell>
          <table:table-cell office:value-type="time" office:time-value="PT0H1M0S" table:formula="of:=[.Q232]-[.O232]" table:style-name="ce26">
            <text:p>0:01:00</text:p>
          </table:table-cell>
          <table:table-cell office:value-type="string" table:style-name="ce25">
            <text:p>Kakao &amp; Email</text:p>
          </table:table-cell>
          <table:table-cell table:style-name="ce32"/>
          <table:table-cell office:value-type="string" table:style-name="ce28">
            <text:p>/ Disk size is over 90% ccsnahmalmskafkap03</text:p>
          </table:table-cell>
          <table:table-cell office:value-type="string" table:style-name="ce48">
            <text:p>Informed through kakao &amp;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4H35M0S" table:formula="of:=[.P233]" table:style-name="ce22">
            <text:p>12:35:00</text:p>
          </table:table-cell>
          <table:table-cell office:value-type="time" office:time-value="PT0H1M0S" table:formula="of:=[.R233]" table:style-name="ce22">
            <text:p>0:01: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1T12:35:00" table:style-name="ce27">
            <text:p>22-6-11 12:35</text:p>
          </table:table-cell>
          <table:table-cell office:value-type="time" office:time-value="PT1073364H35M0S" table:formula="of:=[.O233]-[.N233]" table:style-name="ce26">
            <text:p>12:35:00</text:p>
          </table:table-cell>
          <table:table-cell office:value-type="date" office:date-value="2022-06-11T12:36:00" table:style-name="ce27">
            <text:p>22-6-11 12:36</text:p>
          </table:table-cell>
          <table:table-cell office:value-type="time" office:time-value="PT0H1M0S" table:formula="of:=[.Q233]-[.O233]" table:style-name="ce26">
            <text:p>0:01:00</text:p>
          </table:table-cell>
          <table:table-cell office:value-type="string" table:style-name="ce25">
            <text:p>Kakao &amp; Email</text:p>
          </table:table-cell>
          <table:table-cell table:style-name="ce32"/>
          <table:table-cell office:value-type="string" table:style-name="ce28">
            <text:p>/ Disk size is over 90%: hmatt00dn003.novalocal</text:p>
          </table:table-cell>
          <table:table-cell office:value-type="string" table:style-name="ce48">
            <text:p>Informed through kakao &amp; email. Noc team contacted the ashok but no luck<tex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7H0M0S" table:formula="of:=[.P234]" table:style-name="ce22">
            <text:p>15:00:00</text:p>
          </table:table-cell>
          <table:table-cell office:value-type="time" office:time-value="PT0H15M0S" table:formula="of:=[.R234]" table:style-name="ce22">
            <text:p>0:15: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1T15:00:00" table:style-name="ce27">
            <text:p>22-6-11 15:00</text:p>
          </table:table-cell>
          <table:table-cell office:value-type="time" office:time-value="PT1073367H0M0S" table:formula="of:=[.O234]-[.N234]" table:style-name="ce26">
            <text:p>15:00:00</text:p>
          </table:table-cell>
          <table:table-cell office:value-type="date" office:date-value="2022-06-11T15:15:00" table:style-name="ce27">
            <text:p>22-6-11 15:15</text:p>
          </table:table-cell>
          <table:table-cell office:value-type="time" office:time-value="PT0H15M0S" table:formula="of:=[.Q234]-[.O234]" table:style-name="ce26">
            <text:p>0:15:00</text:p>
          </table:table-cell>
          <table:table-cell office:value-type="string" table:style-name="ce25">
            <text:p>kakao</text:p>
          </table:table-cell>
          <table:table-cell table:style-name="ce32"/>
          <table:table-cell office:value-type="string" table:style-name="ce28">
            <text:p>Disk size 9.98 capacity left: ccskrbigtestp02</text:p>
          </table:table-cell>
          <table:table-cell office:value-type="string" table:style-name="ce48">
            <text:p>Informed through kakao and owner said to ignore the alert</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8H36M0S" table:formula="of:=[.P235]" table:style-name="ce22">
            <text:p>16:36:00</text:p>
          </table:table-cell>
          <table:table-cell office:value-type="time" office:time-value="PT0H0M0S" table:formula="of:=[.R235]" table:style-name="ce22">
            <text:p>0:00: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1T16:36:00" table:style-name="ce27">
            <text:p>22-6-11 16:36</text:p>
          </table:table-cell>
          <table:table-cell office:value-type="time" office:time-value="PT1073368H36M0S" table:formula="of:=[.O235]-[.N235]" table:style-name="ce26">
            <text:p>16:36:00</text:p>
          </table:table-cell>
          <table:table-cell office:value-type="date" office:date-value="2022-06-11T16:36:00" table:style-name="ce27">
            <text:p>22-6-11 16:36</text:p>
          </table:table-cell>
          <table:table-cell office:value-type="time" office:time-value="PT0H0M0S" table:formula="of:=[.Q235]-[.O235]" table:style-name="ce26">
            <text:p>0:00:00</text:p>
          </table:table-cell>
          <table:table-cell office:value-type="string" table:style-name="ce25">
            <text:p>Kakao &amp; Email</text:p>
          </table:table-cell>
          <table:table-cell office:value-type="date" office:date-value="2022-06-11T18:31:00" table:style-name="ce27">
            <text:p>22-6-11 18:31</text:p>
          </table:table-cell>
          <table:table-cell office:value-type="string" table:style-name="ce28">
            <text:p>Disk size is over 90%: ccseureportbatchp01</text:p>
          </table:table-cell>
          <table:table-cell office:value-type="string" table:style-name="ce48">
            <text:p>Informed through kakao &amp;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69H32M0S" table:formula="of:=[.P236]" table:style-name="ce22">
            <text:p>17:32:00</text:p>
          </table:table-cell>
          <table:table-cell office:value-type="time" office:time-value="PT0H0M0S" table:formula="of:=[.R236]" table:style-name="ce22">
            <text:p>0:00: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1T17:32:00" table:style-name="ce27">
            <text:p>22-6-11 17:32</text:p>
          </table:table-cell>
          <table:table-cell office:value-type="time" office:time-value="PT1073369H32M0S" table:formula="of:=[.O236]-[.N236]" table:style-name="ce26">
            <text:p>17:32:00</text:p>
          </table:table-cell>
          <table:table-cell office:value-type="date" office:date-value="2022-06-11T17:32:00" table:style-name="ce27">
            <text:p>22-6-11 17:32</text:p>
          </table:table-cell>
          <table:table-cell office:value-type="time" office:time-value="PT0H0M0S" table:formula="of:=[.Q236]-[.O236]" table:style-name="ce26">
            <text:p>0:00:00</text:p>
          </table:table-cell>
          <table:table-cell office:value-type="string" table:style-name="ce25">
            <text:p>kakao</text:p>
          </table:table-cell>
          <table:table-cell office:value-type="date" office:date-value="2022-06-11T18:08:00" table:style-name="ce27">
            <text:p>22-6-11 18:08</text:p>
          </table:table-cell>
          <table:table-cell office:value-type="string" table:style-name="ce28">
            <text:p>/postgres_data disk size 9.89 % capacity left : ccskrvtwintimescaledbp03</text:p>
          </table:table-cell>
          <table:table-cell office:value-type="string" table:style-name="ce48">
            <text:p>Informed through kakao and owner fixed the issue.</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70H0M0S" table:formula="of:=[.P237]" table:style-name="ce22">
            <text:p>18:00:00</text:p>
          </table:table-cell>
          <table:table-cell office:value-type="time" office:time-value="PT0H6M0S" table:formula="of:=[.R237]" table:style-name="ce22">
            <text:p>0:06: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1T18:00:00" table:style-name="ce27">
            <text:p>22-6-11 18:00</text:p>
          </table:table-cell>
          <table:table-cell office:value-type="time" office:time-value="PT1073370H0M0S" table:formula="of:=[.O237]-[.N237]" table:style-name="ce26">
            <text:p>18:00:00</text:p>
          </table:table-cell>
          <table:table-cell office:value-type="date" office:date-value="2022-06-11T18:06:00" table:style-name="ce27">
            <text:p>22-6-11 18:06</text:p>
          </table:table-cell>
          <table:table-cell office:value-type="time" office:time-value="PT0H6M0S" table:formula="of:=[.Q237]-[.O237]" table:style-name="ce26">
            <text:p>0:06:00</text:p>
          </table:table-cell>
          <table:table-cell office:value-type="string" table:style-name="ce25">
            <text:p>Kakao &amp; Email</text:p>
          </table:table-cell>
          <table:table-cell table:style-name="ce32"/>
          <table:table-cell office:value-type="string" table:style-name="ce28">
            <text:p>/ disk size is over 80% : ccsnakmavrmofp01</text:p>
          </table:table-cell>
          <table:table-cell office:value-type="string" table:style-name="ce48">
            <text:p>Infomred through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70H34M0S" table:formula="of:=[.P238]" table:style-name="ce22">
            <text:p>18:34:00</text:p>
          </table:table-cell>
          <table:table-cell office:value-type="time" office:time-value="PT0H1M0S" table:formula="of:=[.R238]" table:style-name="ce22">
            <text:p>0:01: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1T18:34:00" table:style-name="ce27">
            <text:p>22-6-11 18:34</text:p>
          </table:table-cell>
          <table:table-cell office:value-type="time" office:time-value="PT1073370H34M0S" table:formula="of:=[.O238]-[.N238]" table:style-name="ce26">
            <text:p>18:34:00</text:p>
          </table:table-cell>
          <table:table-cell office:value-type="date" office:date-value="2022-06-11T18:35:00" table:style-name="ce27">
            <text:p>22-6-11 18:35</text:p>
          </table:table-cell>
          <table:table-cell office:value-type="time" office:time-value="PT0H1M0S" table:formula="of:=[.Q238]-[.O238]" table:style-name="ce26">
            <text:p>0:01:00</text:p>
          </table:table-cell>
          <table:table-cell office:value-type="string" table:style-name="ce25">
            <text:p>Kakao</text:p>
          </table:table-cell>
          <table:table-cell office:value-type="date" office:date-value="2022-06-11T18:37:00" table:style-name="ce27">
            <text:p>22-6-11 18:37</text:p>
          </table:table-cell>
          <table:table-cell office:value-type="string" table:style-name="ce28">
            <text:p>High cpu utilization over 80% EUTMS-FW-A</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70H45M0S" table:formula="of:=[.P239]" table:style-name="ce22">
            <text:p>18:45:00</text:p>
          </table:table-cell>
          <table:table-cell office:value-type="time" office:time-value="PT0H10M0S" table:formula="of:=[.R239]" table:style-name="ce22">
            <text:p>0:10: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1T18:45:00" table:style-name="ce27">
            <text:p>22-6-11 18:45</text:p>
          </table:table-cell>
          <table:table-cell office:value-type="time" office:time-value="PT1073370H45M0S" table:formula="of:=[.O239]-[.N239]" table:style-name="ce26">
            <text:p>18:45:00</text:p>
          </table:table-cell>
          <table:table-cell office:value-type="date" office:date-value="2022-06-11T18:55:00" table:style-name="ce27">
            <text:p>22-6-11 18:55</text:p>
          </table:table-cell>
          <table:table-cell office:value-type="time" office:time-value="PT0H10M0S" table:formula="of:=[.Q239]-[.O239]" table:style-name="ce26">
            <text:p>0:10:00</text:p>
          </table:table-cell>
          <table:table-cell office:value-type="string" table:style-name="ce25">
            <text:p>Kakao</text:p>
          </table:table-cell>
          <table:table-cell table:style-name="ce32"/>
          <table:table-cell office:value-type="string" table:style-name="ce28">
            <text:p>/data disk size is over 80%: ccseuspap02</text:p>
          </table:table-cell>
          <table:table-cell office:value-type="string" table:style-name="ce48">
            <text:p>Cronjob sheduled @5 o'clock</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70H55M0S" table:formula="of:=[.P240]" table:style-name="ce22">
            <text:p>18:55:00</text:p>
          </table:table-cell>
          <table:table-cell office:value-type="time" office:time-value="PT0H1M0S" table:formula="of:=[.R240]" table:style-name="ce22">
            <text:p>0:01:00</text:p>
          </table:table-cell>
          <table:table-cell office:value-type="string" table:style-name="ce23">
            <text:p>2022.06.11</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1T18:55:00" table:style-name="ce27">
            <text:p>22-6-11 18:55</text:p>
          </table:table-cell>
          <table:table-cell office:value-type="time" office:time-value="PT1073370H55M0S" table:formula="of:=[.O240]-[.N240]" table:style-name="ce26">
            <text:p>18:55:00</text:p>
          </table:table-cell>
          <table:table-cell office:value-type="date" office:date-value="2022-06-11T18:56:00" table:style-name="ce27">
            <text:p>22-6-11 18:56</text:p>
          </table:table-cell>
          <table:table-cell office:value-type="time" office:time-value="PT0H1M0S" table:formula="of:=[.Q240]-[.O240]" table:style-name="ce26">
            <text:p>0:01:00</text:p>
          </table:table-cell>
          <table:table-cell office:value-type="string" table:style-name="ce25">
            <text:p>Kakao &amp; Email</text:p>
          </table:table-cell>
          <table:table-cell table:style-name="ce32"/>
          <table:table-cell office:value-type="string" table:style-name="ce28">
            <text:p>/data/logs dis size 10% capacity left : ccskrccspvapip01</text:p>
          </table:table-cell>
          <table:table-cell office:value-type="string" table:style-name="ce48">
            <text:p>Informed through kakao and email.</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77H48M0S" table:formula="of:=[.P241]" table:style-name="ce22">
            <text:p>1:48:00</text:p>
          </table:table-cell>
          <table:table-cell office:value-type="time" office:time-value="PT0H1M0S" table:formula="of:=[.R241]" table:style-name="ce22">
            <text:p>0:01:00</text:p>
          </table:table-cell>
          <table:table-cell office:value-type="string" table:style-name="ce23">
            <text:p>2022.06.11</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6-12T01:48:00" table:style-name="ce27">
            <text:p>22-6-12 1:48</text:p>
          </table:table-cell>
          <table:table-cell office:value-type="time" office:time-value="PT1073377H48M0S" table:formula="of:=[.O241]-[.N241]" table:style-name="ce26">
            <text:p>1:48:00</text:p>
          </table:table-cell>
          <table:table-cell office:value-type="date" office:date-value="2022-06-12T01:49:00" table:style-name="ce27">
            <text:p>22-6-12 1:49</text:p>
          </table:table-cell>
          <table:table-cell office:value-type="time" office:time-value="PT0H1M0S" table:formula="of:=[.Q241]-[.O241]" table:style-name="ce26">
            <text:p>0:01:00</text:p>
          </table:table-cell>
          <table:table-cell office:value-type="string" table:style-name="ce25">
            <text:p>Kakao</text:p>
          </table:table-cell>
          <table:table-cell office:value-type="date" office:date-value="2022-06-12T02:51:00" table:style-name="ce27">
            <text:p>22-6-12 2:51</text:p>
          </table:table-cell>
          <table:table-cell office:value-type="string" table:style-name="ce28">
            <text:p>CNTMSPRD_Netapp CNTMSPRD_Netapp: aggr_node02_data_CNCloud less than 10% /High</text:p>
          </table:table-cell>
          <table:table-cell office:value-type="string" table:style-name="ce48">
            <text:p>Deleted old snapsho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04H5M0S" table:formula="of:=[.P242]" table:style-name="ce22">
            <text:p>4:05:00</text:p>
          </table:table-cell>
          <table:table-cell office:value-type="time" office:time-value="PT0H1M0S" table:formula="of:=[.R242]" table:style-name="ce22">
            <text:p>0:01:00</text:p>
          </table:table-cell>
          <table:table-cell office:value-type="string" table:style-name="ce23">
            <text:p>2022.06.11</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Anand,Ashok</text:p>
          </table:table-cell>
          <table:table-cell table:style-name="ce47"/>
          <table:table-cell table:style-name="ce111"/>
          <table:table-cell office:value-type="date" office:date-value="2022-06-13T04:05:00" table:style-name="ce27">
            <text:p>22-6-13 4:05</text:p>
          </table:table-cell>
          <table:table-cell office:value-type="time" office:time-value="PT1073404H5M0S" table:formula="of:=[.O242]-[.N242]" table:style-name="ce26">
            <text:p>4:05:00</text:p>
          </table:table-cell>
          <table:table-cell office:value-type="date" office:date-value="2022-06-13T04:06:00" table:style-name="ce27">
            <text:p>22-6-13 4:06</text:p>
          </table:table-cell>
          <table:table-cell office:value-type="time" office:time-value="PT0H1M0S" table:formula="of:=[.Q242]-[.O242]" table:style-name="ce26">
            <text:p>0:01:00</text:p>
          </table:table-cell>
          <table:table-cell office:value-type="string" table:style-name="ce25">
            <text:p>Kakao &amp; M+</text:p>
          </table:table-cell>
          <table:table-cell office:value-type="date" office:date-value="2022-06-12T04:55:00" table:style-name="ce27">
            <text:p>22-6-12 4:55</text:p>
          </table:table-cell>
          <table:table-cell office:value-type="string" table:style-name="ce28">
            <text:p>SSH service is down on ccsnakmagisp02</text:p>
          </table:table-cell>
          <table:table-cell office:value-type="string" table:style-name="ce48">
            <text:p>It was a false alert but it was due to high CPU utilization, we have informed Denny and they worked on it and fixed it</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82H55M0S" table:formula="of:=[.P243]" table:style-name="ce22">
            <text:p>6:55:00</text:p>
          </table:table-cell>
          <table:table-cell office:value-type="time" office:time-value="PT0H1M0S" table:formula="of:=[.R243]" table:style-name="ce22">
            <text:p>0:01:00</text:p>
          </table:table-cell>
          <table:table-cell office:value-type="string" table:style-name="ce23">
            <text:p>2022.06.11</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6-12T06:55:00" table:style-name="ce27">
            <text:p>22-6-12 6:55</text:p>
          </table:table-cell>
          <table:table-cell office:value-type="time" office:time-value="PT1073382H55M0S" table:formula="of:=[.O243]-[.N243]" table:style-name="ce26">
            <text:p>6:55:00</text:p>
          </table:table-cell>
          <table:table-cell office:value-type="date" office:date-value="2022-06-12T06:56:00" table:style-name="ce27">
            <text:p>22-6-12 6:56</text:p>
          </table:table-cell>
          <table:table-cell office:value-type="time" office:time-value="PT0H1M0S" table:formula="of:=[.Q243]-[.O243]" table:style-name="ce26">
            <text:p>0:01:00</text:p>
          </table:table-cell>
          <table:table-cell office:value-type="string" table:style-name="ce25">
            <text:p>Kakao</text:p>
          </table:table-cell>
          <table:table-cell office:value-type="date" office:date-value="2022-06-12T07:37:00" table:style-name="ce27">
            <text:p>22-6-12 7:37</text:p>
          </table:table-cell>
          <table:table-cell office:value-type="string" table:style-name="ce28">
            <text:p>CNTMSPRD_Netapp CNTMSPRD_Netapp: Usage on Volume[gen_ssd_prd1] is over 90%</text:p>
          </table:table-cell>
          <table:table-cell office:value-type="string" table:style-name="ce48">
            <text:p>Deleted daily snapshot 12062022</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87H15M0S" table:formula="of:=[.P244]" table:style-name="ce22">
            <text:p>11:15:00</text:p>
          </table:table-cell>
          <table:table-cell office:value-type="time" office:time-value="PT0H1M0S" table:formula="of:=[.R244]" table:style-name="ce22">
            <text:p>0:01:00</text:p>
          </table:table-cell>
          <table:table-cell office:value-type="string" table:style-name="ce23">
            <text:p>2022.06.1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2T11:15:00" table:style-name="ce27">
            <text:p>22-6-12 11:15</text:p>
          </table:table-cell>
          <table:table-cell office:value-type="time" office:time-value="PT1073387H15M0S" table:formula="of:=[.O244]-[.N244]" table:style-name="ce26">
            <text:p>11:15:00</text:p>
          </table:table-cell>
          <table:table-cell office:value-type="date" office:date-value="2022-06-12T11:16:00" table:style-name="ce27">
            <text:p>22-6-12 11:16</text:p>
          </table:table-cell>
          <table:table-cell office:value-type="time" office:time-value="PT0H1M0S" table:formula="of:=[.Q244]-[.O244]" table:style-name="ce26">
            <text:p>0:01:00</text:p>
          </table:table-cell>
          <table:table-cell office:value-type="string" table:style-name="ce25">
            <text:p>Kakao &amp; Eamil<text:s/></text:p>
          </table:table-cell>
          <table:table-cell table:style-name="ce32"/>
          <table:table-cell office:value-type="string" table:style-name="ce28">
            <text:p>/data disk size 20.97 % capacity left : ccsnakmasbrmofp01</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92H30M0S" table:formula="of:=[.P245]" table:style-name="ce22">
            <text:p>16:30:00</text:p>
          </table:table-cell>
          <table:table-cell office:value-type="time" office:time-value="PT0H1M0S" table:formula="of:=[.R245]" table:style-name="ce22">
            <text:p>0:01:00</text:p>
          </table:table-cell>
          <table:table-cell office:value-type="string" table:style-name="ce23">
            <text:p>2022.06.1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2T16:30:00" table:style-name="ce27">
            <text:p>22-6-12 16:30</text:p>
          </table:table-cell>
          <table:table-cell office:value-type="time" office:time-value="PT1073392H30M0S" table:formula="of:=[.O245]-[.N245]" table:style-name="ce26">
            <text:p>16:30:00</text:p>
          </table:table-cell>
          <table:table-cell office:value-type="date" office:date-value="2022-06-12T16:31:00" table:style-name="ce27">
            <text:p>22-6-12 16:31</text:p>
          </table:table-cell>
          <table:table-cell office:value-type="time" office:time-value="PT0H1M0S" table:formula="of:=[.Q245]-[.O245]" table:style-name="ce26">
            <text:p>0:01:00</text:p>
          </table:table-cell>
          <table:table-cell office:value-type="string" table:style-name="ce25">
            <text:p>Kakao</text:p>
          </table:table-cell>
          <table:table-cell office:value-type="date" office:date-value="2022-06-12T20:54:00" table:style-name="ce27">
            <text:p>22-6-12 20:54</text:p>
          </table:table-cell>
          <table:table-cell office:value-type="string" table:style-name="ce28">
            <text:p>/home disk space is critically low &gt; 90%</text:p>
          </table:table-cell>
          <table:table-cell office:value-type="string" table:style-name="ce48">
            <text:p>Informed through kakao</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394H44M0S" table:formula="of:=[.P246]" table:style-name="ce22">
            <text:p>18:44:00</text:p>
          </table:table-cell>
          <table:table-cell office:value-type="time" office:time-value="PT0H0M0S" table:formula="of:=[.R246]" table:style-name="ce22">
            <text:p>0:00:00</text:p>
          </table:table-cell>
          <table:table-cell office:value-type="string" table:style-name="ce23">
            <text:p>2022.06.1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Thulasiraj</text:p>
          </table:table-cell>
          <table:table-cell table:style-name="ce47"/>
          <table:table-cell table:style-name="ce111"/>
          <table:table-cell office:value-type="date" office:date-value="2022-06-12T18:44:00" table:style-name="ce27">
            <text:p>22-6-12 18:44</text:p>
          </table:table-cell>
          <table:table-cell office:value-type="time" office:time-value="PT1073394H44M0S" table:formula="of:=[.O246]-[.N246]" table:style-name="ce26">
            <text:p>18:44:00</text:p>
          </table:table-cell>
          <table:table-cell office:value-type="date" office:date-value="2022-06-12T18:44:00" table:style-name="ce27">
            <text:p>22-6-12 18:44</text:p>
          </table:table-cell>
          <table:table-cell office:value-type="time" office:time-value="PT0H0M0S" table:formula="of:=[.Q246]-[.O246]" table:style-name="ce26">
            <text:p>0:00:00</text:p>
          </table:table-cell>
          <table:table-cell office:value-type="string" table:style-name="ce25">
            <text:p>Kakao</text:p>
          </table:table-cell>
          <table:table-cell table:style-name="ce32"/>
          <table:table-cell office:value-type="string" table:style-name="ce28">
            <text:p>/data/logs dis size 10% capacity left : ccskrccspvapip01</text:p>
          </table:table-cell>
          <table:table-cell office:value-type="string" table:style-name="ce48">
            <text:p>Informed through kakao to VM owner. He chekcing on it.</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19H24M0S" table:formula="of:=[.P247]" table:style-name="ce22">
            <text:p>19:24:00</text:p>
          </table:table-cell>
          <table:table-cell office:value-type="time" office:time-value="PT0H2M0S" table:formula="of:=[.R247]" table:style-name="ce22">
            <text:p>0:02:00</text:p>
          </table:table-cell>
          <table:table-cell office:value-type="string" table:style-name="ce23">
            <text:p>2022.06.13</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3T19:24:00" table:style-name="ce27">
            <text:p>22-6-13 19:24</text:p>
          </table:table-cell>
          <table:table-cell office:value-type="time" office:time-value="PT1073419H24M0S" table:formula="of:=[.O247]-[.N247]" table:style-name="ce26">
            <text:p>19:24:00</text:p>
          </table:table-cell>
          <table:table-cell office:value-type="date" office:date-value="2022-06-13T19:26:00" table:style-name="ce27">
            <text:p>22-6-13 19:26</text:p>
          </table:table-cell>
          <table:table-cell office:value-type="time" office:time-value="PT0H2M0S" table:formula="of:=[.Q247]-[.O247]" table:style-name="ce26">
            <text:p>0:02:00</text:p>
          </table:table-cell>
          <table:table-cell office:value-type="string" table:style-name="ce25">
            <text:p>Kakao &amp; mail</text:p>
          </table:table-cell>
          <table:table-cell office:value-type="date" office:date-value="2022-06-13T19:59:00" table:style-name="ce27">
            <text:p>22-6-13 19:59</text:p>
          </table:table-cell>
          <table:table-cell office:value-type="string" table:style-name="ce28">
            <text:p>/data/logs dis size 10% capacity left : pp01mn001.pkr0c20.hcloud.io</text:p>
          </table:table-cell>
          <table:table-cell office:value-type="string" table:style-name="ce48">
            <text:p>Informed through kakao to VM owner. He chekcing on it.</text:p>
          </table:table-cell>
          <table:table-cell table:style-name="ce48"/>
          <table:table-cell office:value-type="string" table:content-validation-name="val3" table:style-name="ce49">
            <text:p>O</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23H13M0S" table:formula="of:=[.P248]" table:style-name="ce22">
            <text:p>23:13:00</text:p>
          </table:table-cell>
          <table:table-cell office:value-type="time" office:time-value="PT0H0M0S" table:formula="of:=[.R248]" table:style-name="ce22">
            <text:p>0:00:00</text:p>
          </table:table-cell>
          <table:table-cell office:value-type="string" table:style-name="ce23">
            <text:p>2022.06.1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Ashok</text:p>
          </table:table-cell>
          <table:table-cell table:style-name="ce47"/>
          <table:table-cell table:style-name="ce111"/>
          <table:table-cell office:value-type="date" office:date-value="2022-06-13T23:13:00" table:style-name="ce27">
            <text:p>22-6-13 23:13</text:p>
          </table:table-cell>
          <table:table-cell office:value-type="time" office:time-value="PT1073423H13M0S" table:formula="of:=[.O248]-[.N248]" table:style-name="ce26">
            <text:p>23:13:00</text:p>
          </table:table-cell>
          <table:table-cell office:value-type="date" office:date-value="2022-06-13T23:13:00" table:style-name="ce27">
            <text:p>22-6-13 23:13</text:p>
          </table:table-cell>
          <table:table-cell office:value-type="time" office:time-value="PT0H0M0S" table:formula="of:=[.Q248]-[.O248]" table:style-name="ce26">
            <text:p>0:00:00</text:p>
          </table:table-cell>
          <table:table-cell office:value-type="string" table:style-name="ce25">
            <text:p>Kakao &amp; mail</text:p>
          </table:table-cell>
          <table:table-cell table:style-name="ce27"/>
          <table:table-cell office:value-type="string" table:style-name="ce28">
            <text:p>High cpu utilization over 80% EUTMS-FW-A</text:p>
          </table:table-cell>
          <table:table-cell office:value-type="string" table:style-name="ce48">
            <text:p>Known issue</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43H44M0S" table:formula="of:=[.P249]" table:style-name="ce22">
            <text:p>19:44:00</text:p>
          </table:table-cell>
          <table:table-cell office:value-type="time" office:time-value="PT0H1M0S" table:formula="of:=[.R249]" table:style-name="ce22">
            <text:p>0:01:00</text:p>
          </table:table-cell>
          <table:table-cell office:value-type="string" table:style-name="ce23">
            <text:p>2022.06.14</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4T19:44:00" table:style-name="ce27">
            <text:p>22-6-14 19:44</text:p>
          </table:table-cell>
          <table:table-cell office:value-type="time" office:time-value="PT1073443H44M0S" table:formula="of:=[.O249]-[.N249]" table:style-name="ce26">
            <text:p>19:44:00</text:p>
          </table:table-cell>
          <table:table-cell office:value-type="date" office:date-value="2022-06-14T19:45:00" table:style-name="ce27">
            <text:p>22-6-14 19:45</text:p>
          </table:table-cell>
          <table:table-cell office:value-type="time" office:time-value="PT0H1M0S" table:formula="of:=[.Q249]-[.O249]" table:style-name="ce26">
            <text:p>0:01:00</text:p>
          </table:table-cell>
          <table:table-cell office:value-type="string" table:style-name="ce25">
            <text:p>Kakao &amp; mail</text:p>
          </table:table-cell>
          <table:table-cell table:style-name="ce27"/>
          <table:table-cell office:value-type="string" table:style-name="ce28">
            <text:p>Interface Enthernet50/1(Peer-to-Spine02):Link down</text:p>
          </table:table-cell>
          <table:table-cell office:value-type="string" table:style-name="ce48">
            <text:p>2선 네트워크 파트에 이슈 공유, 3선 이한선 책임님께 상황 공유 후 메일로 정리</text:p>
          </table:table-cell>
          <table:table-cell table:style-name="ce48"/>
          <table:table-cell table:content-validation-name="val3" table:style-name="ce49"/>
          <table:table-cell office:value-type="string" table:content-validation-name="val3" table:style-name="ce49">
            <text:p>O</text:p>
          </table:table-cell>
          <table:table-cell office:value-type="string" table:style-name="ce50">
            <text:p>RMA 예정</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43H49M0S" table:formula="of:=[.P250]" table:style-name="ce22">
            <text:p>19:49:00</text:p>
          </table:table-cell>
          <table:table-cell office:value-type="time" office:time-value="PT0H5M0S" table:formula="of:=[.R250]" table:style-name="ce22">
            <text:p>0:05:00</text:p>
          </table:table-cell>
          <table:table-cell office:value-type="string" table:style-name="ce23">
            <text:p>2022.06.14</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4T19:49:00" table:style-name="ce27">
            <text:p>22-6-14 19:49</text:p>
          </table:table-cell>
          <table:table-cell office:value-type="time" office:time-value="PT1073443H49M0S" table:formula="of:=[.O250]-[.N250]" table:style-name="ce26">
            <text:p>19:49:00</text:p>
          </table:table-cell>
          <table:table-cell office:value-type="date" office:date-value="2022-06-14T19:54:00" table:style-name="ce27">
            <text:p>22-6-14 19:54</text:p>
          </table:table-cell>
          <table:table-cell office:value-type="time" office:time-value="PT0H5M0S" table:formula="of:=[.Q250]-[.O250]" table:style-name="ce26">
            <text:p>0:05:00</text:p>
          </table:table-cell>
          <table:table-cell office:value-type="string" table:style-name="ce25">
            <text:p>Kakao &amp; mail</text:p>
          </table:table-cell>
          <table:table-cell table:style-name="ce27"/>
          <table:table-cell office:value-type="string" table:style-name="ce28">
            <text:p>Interface Enthernet8/1(Peer-to-CL03-D-01R08):Link down</text:p>
          </table:table-cell>
          <table:table-cell office:value-type="string" table:style-name="ce48">
            <text:p>2선 네트워크 파트에 이슈 공유, 3선 이한선 책임님께 상황 공유 후 메일로 정리</text:p>
          </table:table-cell>
          <table:table-cell table:style-name="ce48"/>
          <table:table-cell table:content-validation-name="val3" table:style-name="ce49"/>
          <table:table-cell office:value-type="string" table:content-validation-name="val3" table:style-name="ce49">
            <text:p>O</text:p>
          </table:table-cell>
          <table:table-cell office:value-type="string" table:style-name="ce50">
            <text:p>RMA 예정</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53H30M0S" table:formula="of:=[.P251]" table:style-name="ce22">
            <text:p>5:30:00</text:p>
          </table:table-cell>
          <table:table-cell office:value-type="time" office:time-value="PT0H28M0S" table:formula="of:=[.R251]" table:style-name="ce22">
            <text:p>0:28: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Saju</text:p>
          </table:table-cell>
          <table:table-cell table:style-name="ce47"/>
          <table:table-cell table:style-name="ce111"/>
          <table:table-cell office:value-type="date" office:date-value="2022-06-15T05:30:00" table:style-name="ce27">
            <text:p>22-6-15 5:30</text:p>
          </table:table-cell>
          <table:table-cell office:value-type="time" office:time-value="PT1073453H30M0S" table:formula="of:=[.O251]-[.N251]" table:style-name="ce26">
            <text:p>5:30:00</text:p>
          </table:table-cell>
          <table:table-cell office:value-type="date" office:date-value="2022-06-15T05:58:00" table:style-name="ce27">
            <text:p>22-6-15 5:58</text:p>
          </table:table-cell>
          <table:table-cell office:value-type="time" office:time-value="PT0H28M0S" table:formula="of:=[.Q251]-[.O251]" table:style-name="ce26">
            <text:p>0:28:00</text:p>
          </table:table-cell>
          <table:table-cell office:value-type="string" table:style-name="ce25">
            <text:p>Kakao</text:p>
          </table:table-cell>
          <table:table-cell office:value-type="date" office:date-value="2022-06-15T06:00:00" table:style-name="ce27">
            <text:p>22-6-15 6:00</text:p>
          </table:table-cell>
          <table:table-cell office:value-type="string" table:style-name="ce28">
            <text:p>clone06: Unavailable by ICMP ping</text:p>
          </table:table-cell>
          <table:table-cell office:value-type="string" table:style-name="ce48">
            <text:p>Informed in Kakao</text:p>
          </table:table-cell>
          <table:table-cell office:value-type="string" table:style-name="ce48">
            <text:p>ITSM-128</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55H5M0S" table:formula="of:=[.P252]" table:style-name="ce22">
            <text:p>7:05:00</text:p>
          </table:table-cell>
          <table:table-cell office:value-type="time" office:time-value="PT0H7M0S" table:formula="of:=[.R252]" table:style-name="ce22">
            <text:p>0:07: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Radhika</text:p>
          </table:table-cell>
          <table:table-cell table:style-name="ce47"/>
          <table:table-cell table:style-name="ce111"/>
          <table:table-cell office:value-type="date" office:date-value="2022-06-15T07:05:00" table:style-name="ce27">
            <text:p>22-6-15 7:05</text:p>
          </table:table-cell>
          <table:table-cell office:value-type="time" office:time-value="PT1073455H5M0S" table:formula="of:=[.O252]-[.N252]" table:style-name="ce26">
            <text:p>7:05:00</text:p>
          </table:table-cell>
          <table:table-cell office:value-type="date" office:date-value="2022-06-15T07:12:00" table:style-name="ce27">
            <text:p>22-6-15 7:12</text:p>
          </table:table-cell>
          <table:table-cell office:value-type="time" office:time-value="PT0H7M0S" table:formula="of:=[.Q252]-[.O252]" table:style-name="ce26">
            <text:p>0:07:00</text:p>
          </table:table-cell>
          <table:table-cell office:value-type="string" table:style-name="ce25">
            <text:p>Kakao</text:p>
          </table:table-cell>
          <table:table-cell office:value-type="date" office:date-value="2022-06-15T07:13:00" table:style-name="ce27">
            <text:p>22-6-15 7:13</text:p>
          </table:table-cell>
          <table:table-cell office:value-type="string" table:style-name="ce31">
            <text:p>Free Size on aggr_node01_data_CNCloud_Gen_SSDless than 10%</text:p>
          </table:table-cell>
          <table:table-cell office:value-type="string" table:style-name="ce48">
            <text:p>Informed in Kakao and deleted the snapshot daily.2022-06-15_0010</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56H12M0S" table:formula="of:=[.P253]" table:style-name="ce22">
            <text:p>8:12:00</text:p>
          </table:table-cell>
          <table:table-cell office:value-type="time" office:time-value="PT0H0M0S" table:formula="of:=[.R253]" table:style-name="ce22">
            <text:p>0:00:00</text:p>
          </table:table-cell>
          <table:table-cell office:value-type="string" table:style-name="ce23">
            <text:p>2022.06.15</text:p>
          </table:table-cell>
          <table:table-cell office:value-type="string" table:style-name="ce46">
            <text:p>08~15</text:p>
          </table:table-cell>
          <table:table-cell office:value-type="string" table:content-validation-name="val1" table:style-name="ce47">
            <text:p>고희경</text:p>
          </table:table-cell>
          <table:table-cell table:style-name="ce5"/>
          <table:table-cell office:value-type="string" table:style-name="ce47">
            <text:p>김지윤</text:p>
          </table:table-cell>
          <table:table-cell table:style-name="ce111"/>
          <table:table-cell office:value-type="date" office:date-value="2022-06-15T08:12:00" table:style-name="ce27">
            <text:p>22-6-15 8:12</text:p>
          </table:table-cell>
          <table:table-cell office:value-type="time" office:time-value="PT1073456H12M0S" table:formula="of:=[.O253]-[.N253]" table:style-name="ce26">
            <text:p>8:12:00</text:p>
          </table:table-cell>
          <table:table-cell office:value-type="date" office:date-value="2022-06-15T08:12:00" table:style-name="ce27">
            <text:p>22-6-15 8:12</text:p>
          </table:table-cell>
          <table:table-cell office:value-type="time" office:time-value="PT0H0M0S" table:formula="of:=[.Q253]-[.O253]" table:style-name="ce26">
            <text:p>0:00:00</text:p>
          </table:table-cell>
          <table:table-cell office:value-type="string" table:style-name="ce25">
            <text:p>Kakao</text:p>
          </table:table-cell>
          <table:table-cell office:value-type="date" office:date-value="2022-06-15T08:13:00" table:style-name="ce27">
            <text:p>22-6-15 8:13</text:p>
          </table:table-cell>
          <table:table-cell office:value-type="string" table:style-name="ce28">
            <text:p>Problem: Tibero process stop on ccscntmsdbp01.tms</text:p>
          </table:table-cell>
          <table:table-cell office:value-type="string" table:style-name="ce48">
            <text:p>오탐으로 확인됨</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59H23M0S" table:formula="of:=[.P254]" table:style-name="ce22">
            <text:p>11:23:00</text:p>
          </table:table-cell>
          <table:table-cell office:value-type="time" office:time-value="PT0H0M0S" table:formula="of:=[.R254]" table:style-name="ce22">
            <text:p>0:00:00</text:p>
          </table:table-cell>
          <table:table-cell office:value-type="string" table:style-name="ce23">
            <text:p>2022.06.15</text:p>
          </table:table-cell>
          <table:table-cell office:value-type="string" table:style-name="ce46">
            <text:p>08~15</text:p>
          </table:table-cell>
          <table:table-cell office:value-type="string" table:content-validation-name="val1" table:style-name="ce47">
            <text:p>고희경</text:p>
          </table:table-cell>
          <table:table-cell table:style-name="ce5"/>
          <table:table-cell office:value-type="string" table:style-name="ce47">
            <text:p>김지윤</text:p>
          </table:table-cell>
          <table:table-cell table:style-name="ce111"/>
          <table:table-cell office:value-type="date" office:date-value="2022-06-15T11:23:00" table:style-name="ce27">
            <text:p>22-6-15 11:23</text:p>
          </table:table-cell>
          <table:table-cell office:value-type="time" office:time-value="PT1073459H23M0S" table:formula="of:=[.O254]-[.N254]" table:style-name="ce26">
            <text:p>11:23:00</text:p>
          </table:table-cell>
          <table:table-cell office:value-type="date" office:date-value="2022-06-15T11:23:00" table:style-name="ce27">
            <text:p>22-6-15 11:23</text:p>
          </table:table-cell>
          <table:table-cell office:value-type="time" office:time-value="PT0H0M0S" table:formula="of:=[.Q254]-[.O254]" table:style-name="ce26">
            <text:p>0:00:00</text:p>
          </table:table-cell>
          <table:table-cell office:value-type="string" table:style-name="ce25">
            <text:p>Kakao</text:p>
          </table:table-cell>
          <table:table-cell office:value-type="date" office:date-value="2022-06-15T11:23:00" table:style-name="ce27">
            <text:p>22-6-15 11:23</text:p>
          </table:table-cell>
          <table:table-cell office:value-type="string" table:style-name="ce28">
            <text:p>ccskrevplatformkwp01~05 Ping Failed/High</text:p>
          </table:table-cell>
          <table:table-cell office:value-type="string" table:style-name="ce48">
            <text:p>Scale-Down 으로 인해 VM Shut Down</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62H35M0S" table:formula="of:=[.P255]" table:style-name="ce22">
            <text:p>14:35:00</text:p>
          </table:table-cell>
          <table:table-cell office:value-type="time" office:time-value="PT0H0M0S" table:formula="of:=[.R255]" table:style-name="ce22">
            <text:p>0:00:00</text:p>
          </table:table-cell>
          <table:table-cell office:value-type="string" table:style-name="ce23">
            <text:p>2022.06.15</text:p>
          </table:table-cell>
          <table:table-cell office:value-type="string" table:style-name="ce46">
            <text:p>08~15</text:p>
          </table:table-cell>
          <table:table-cell office:value-type="string" table:content-validation-name="val1" table:style-name="ce47">
            <text:p>고희경</text:p>
          </table:table-cell>
          <table:table-cell table:style-name="ce5"/>
          <table:table-cell office:value-type="string" table:style-name="ce47">
            <text:p>김지윤</text:p>
          </table:table-cell>
          <table:table-cell table:style-name="ce111"/>
          <table:table-cell office:value-type="date" office:date-value="2022-06-15T14:35:00" table:style-name="ce27">
            <text:p>22-6-15 14:35</text:p>
          </table:table-cell>
          <table:table-cell office:value-type="time" office:time-value="PT1073462H35M0S" table:formula="of:=[.O255]-[.N255]" table:style-name="ce26">
            <text:p>14:35:00</text:p>
          </table:table-cell>
          <table:table-cell office:value-type="date" office:date-value="2022-06-15T14:35:00" table:style-name="ce27">
            <text:p>22-6-15 14:35</text:p>
          </table:table-cell>
          <table:table-cell office:value-type="time" office:time-value="PT0H0M0S" table:formula="of:=[.Q255]-[.O255]" table:style-name="ce26">
            <text:p>0:00:00</text:p>
          </table:table-cell>
          <table:table-cell office:value-type="string" table:style-name="ce25">
            <text:p>Kakao</text:p>
          </table:table-cell>
          <table:table-cell office:value-type="date" office:date-value="2022-06-15T14:35:00" table:style-name="ce27">
            <text:p>22-6-15 14:35</text:p>
          </table:table-cell>
          <table:table-cell office:value-type="string" table:style-name="ce28">
            <text:p>Problem: eucloudprdctrl03 외</text:p>
          </table:table-cell>
          <table:table-cell office:value-type="string" table:style-name="ce48">
            <text:p>Zabbix 오탐으로 확인됨</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66H9M0S" table:formula="of:=[.P256]" table:style-name="ce22">
            <text:p>18:09:00</text:p>
          </table:table-cell>
          <table:table-cell office:value-type="time" office:time-value="PT0H3M0S" table:formula="of:=[.R256]" table:style-name="ce22">
            <text:p>0:03:00</text:p>
          </table:table-cell>
          <table:table-cell office:value-type="string" table:style-name="ce23">
            <text:p>2022.06.15</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5T18:09:00" table:style-name="ce27">
            <text:p>22-6-15 18:09</text:p>
          </table:table-cell>
          <table:table-cell office:value-type="time" office:time-value="PT1073466H9M0S" table:formula="of:=[.O256]-[.N256]" table:style-name="ce26">
            <text:p>18:09:00</text:p>
          </table:table-cell>
          <table:table-cell office:value-type="date" office:date-value="2022-06-15T18:12:00" table:style-name="ce27">
            <text:p>22-6-15 18:12</text:p>
          </table:table-cell>
          <table:table-cell office:value-type="time" office:time-value="PT0H3M0S" table:formula="of:=[.Q256]-[.O256]" table:style-name="ce26">
            <text:p>0:03:00</text:p>
          </table:table-cell>
          <table:table-cell office:value-type="string" table:style-name="ce25">
            <text:p>Kakao</text:p>
          </table:table-cell>
          <table:table-cell office:value-type="date" office:date-value="2022-06-15T18:09:00" table:style-name="ce27">
            <text:p>22-6-15 18:09</text:p>
          </table:table-cell>
          <table:table-cell office:value-type="string" table:style-name="ce28">
            <text:p>2center-BM CS_LB_PRD_EXTRA_Servicehub_INNER service are degraded 95 pct</text:p>
          </table:table-cell>
          <table:table-cell office:value-type="string" table:style-name="ce48">
            <text:p>2선 네트워크 파트에 이슈 공유, 3선 정슬기책임님께 상황 공유 후 메일로 정리</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67H22M0S" table:formula="of:=[.P257]" table:style-name="ce22">
            <text:p>19:22:00</text:p>
          </table:table-cell>
          <table:table-cell office:value-type="time" office:time-value="PT0H0M0S" table:formula="of:=[.R257]" table:style-name="ce22">
            <text:p>0:00:00</text:p>
          </table:table-cell>
          <table:table-cell office:value-type="string" table:style-name="ce23">
            <text:p>2022.06.15</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5T19:22:00" table:style-name="ce27">
            <text:p>22-6-15 19:22</text:p>
          </table:table-cell>
          <table:table-cell office:value-type="time" office:time-value="PT1073467H22M0S" table:formula="of:=[.O257]-[.N257]" table:style-name="ce26">
            <text:p>19:22:00</text:p>
          </table:table-cell>
          <table:table-cell office:value-type="date" office:date-value="2022-06-15T19:22:00" table:style-name="ce27">
            <text:p>22-6-15 19:22</text:p>
          </table:table-cell>
          <table:table-cell office:value-type="time" office:time-value="PT0H0M0S" table:formula="of:=[.Q257]-[.O257]" table:style-name="ce26">
            <text:p>0:00:00</text:p>
          </table:table-cell>
          <table:table-cell office:value-type="string" table:style-name="ce25">
            <text:p>Kakao &amp; mail &amp; call</text:p>
          </table:table-cell>
          <table:table-cell table:style-name="ce27"/>
          <table:table-cell office:value-type="string" table:style-name="ce28">
            <text:p>High swap space usage (less than 50% free) - kr-az2-admin01-02r07.kr.hcloud.h53</text:p>
          </table:table-cell>
          <table:table-cell office:value-type="string" table:style-name="ce48">
            <text:p>박재민 연구원님께 해당 내용 유선으로 공유 및 메일로 내용 전달</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70H2M0S" table:formula="of:=[.P258]" table:style-name="ce22">
            <text:p>22:02:00</text:p>
          </table:table-cell>
          <table:table-cell office:value-type="time" office:time-value="PT0H2M0S" table:formula="of:=[.R258]" table:style-name="ce22">
            <text:p>0:02:00</text:p>
          </table:table-cell>
          <table:table-cell office:value-type="string" table:style-name="ce23">
            <text:p>2022.06.15</text:p>
          </table:table-cell>
          <table:table-cell office:value-type="string" table:style-name="ce46">
            <text:p>15~22</text:p>
          </table:table-cell>
          <table:table-cell office:value-type="string" table:content-validation-name="val1" table:style-name="ce47">
            <text:p>이한새</text:p>
          </table:table-cell>
          <table:table-cell table:style-name="ce5"/>
          <table:table-cell office:value-type="string" table:style-name="ce47">
            <text:p>이후승</text:p>
          </table:table-cell>
          <table:table-cell table:style-name="ce111"/>
          <table:table-cell office:value-type="date" office:date-value="2022-06-15T22:02:00" table:style-name="ce27">
            <text:p>22-6-15 22:02</text:p>
          </table:table-cell>
          <table:table-cell office:value-type="time" office:time-value="PT1073470H2M0S" table:formula="of:=[.O258]-[.N258]" table:style-name="ce26">
            <text:p>22:02:00</text:p>
          </table:table-cell>
          <table:table-cell office:value-type="date" office:date-value="2022-06-15T22:04:00" table:style-name="ce27">
            <text:p>22-6-15 22:04</text:p>
          </table:table-cell>
          <table:table-cell office:value-type="time" office:time-value="PT0H2M0S" table:formula="of:=[.Q258]-[.O258]" table:style-name="ce26">
            <text:p>0:02:00</text:p>
          </table:table-cell>
          <table:table-cell office:value-type="string" table:style-name="ce25">
            <text:p>Kakao &amp; mail &amp; call</text:p>
          </table:table-cell>
          <table:table-cell table:style-name="ce32"/>
          <table:table-cell office:value-type="string" table:style-name="ce28">
            <text:p>ccseuvcrmp01 cpu utilization remains 8.23%</text:p>
          </table:table-cell>
          <table:table-cell office:value-type="string" table:style-name="ce48">
            <text:p>평소보다 cpu 사용률 증가한 것 확인. 해당 내용 유선으로 공유 및 메일로 내용 전달</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9">
          <table:table-cell table:style-name="ce1"/>
          <table:table-cell office:value-type="string" table:style-name="ce21">
            <text:p>6월</text:p>
          </table:table-cell>
          <table:table-cell table:number-columns-repeated="4" table:style-name="ce21"/>
          <table:table-cell office:value-type="time" office:time-value="PT1073470H16M0S" table:formula="of:=[.P259]" table:style-name="ce22">
            <text:p>22:16:00</text:p>
          </table:table-cell>
          <table:table-cell office:value-type="time" office:time-value="PT0H0M0S" table:formula="of:=[.R259]" table:style-name="ce22">
            <text:p>0:00: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Perthuraj and Ram</text:p>
          </table:table-cell>
          <table:table-cell table:style-name="ce47"/>
          <table:table-cell table:style-name="ce111"/>
          <table:table-cell office:value-type="date" office:date-value="2022-06-15T22:16:00" table:style-name="ce27">
            <text:p>22-6-15 22:16</text:p>
          </table:table-cell>
          <table:table-cell office:value-type="time" office:time-value="PT1073470H16M0S" table:formula="of:=[.O259]-[.N259]" table:style-name="ce26">
            <text:p>22:16:00</text:p>
          </table:table-cell>
          <table:table-cell office:value-type="date" office:date-value="2022-06-15T22:16:00" table:style-name="ce27">
            <text:p>22-6-15 22:16</text:p>
          </table:table-cell>
          <table:table-cell office:value-type="time" office:time-value="PT0H0M0S" table:formula="of:=[.Q259]-[.O259]" table:style-name="ce26">
            <text:p>0:00:00</text:p>
          </table:table-cell>
          <table:table-cell office:value-type="string" table:style-name="ce25">
            <text:p>Kakao &amp; mail</text:p>
          </table:table-cell>
          <table:table-cell office:value-type="date" office:date-value="2022-06-16T02:35:00" table:style-name="ce27">
            <text:p>22-6-16 2:35</text:p>
          </table:table-cell>
          <table:table-cell office:value-type="string" table:style-name="ce58">
            <text:p>ccscntmsdbp01 /tibero_arch disk space 20% left issue</text:p>
          </table:table-cell>
          <table:table-cell office:value-type="string" table:style-name="ce58">
            <text:p>Lee Hansea worked on it and Pethuraj monitored and confirmed iisue got resolved.</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70H40M0S" table:formula="of:=[.P260]" table:style-name="ce22">
            <text:p>22:40:00</text:p>
          </table:table-cell>
          <table:table-cell office:value-type="time" office:time-value="PT0H0M0S" table:formula="of:=[.R260]" table:style-name="ce22">
            <text:p>0:00: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Ram</text:p>
          </table:table-cell>
          <table:table-cell table:style-name="ce47"/>
          <table:table-cell table:style-name="ce111"/>
          <table:table-cell office:value-type="date" office:date-value="2022-06-15T22:40:00" table:style-name="ce27">
            <text:p>22-6-15 22:40</text:p>
          </table:table-cell>
          <table:table-cell office:value-type="time" office:time-value="PT1073470H40M0S" table:formula="of:=[.O260]-[.N260]" table:style-name="ce26">
            <text:p>22:40:00</text:p>
          </table:table-cell>
          <table:table-cell office:value-type="date" office:date-value="2022-06-15T22:40:00" table:style-name="ce27">
            <text:p>22-6-15 22:40</text:p>
          </table:table-cell>
          <table:table-cell office:value-type="time" office:time-value="PT0H0M0S" table:formula="of:=[.Q260]-[.O260]" table:style-name="ce26">
            <text:p>0:00:00</text:p>
          </table:table-cell>
          <table:table-cell office:value-type="string" table:style-name="ce25">
            <text:p>Kakao &amp; mail</text:p>
          </table:table-cell>
          <table:table-cell office:value-type="date" office:date-value="2022-06-16T01:30:00" table:style-name="ce27">
            <text:p>22-6-16 1:30</text:p>
          </table:table-cell>
          <table:table-cell office:value-type="string" table:style-name="ce28">
            <text:p>High cpu utilization over 80% EUTMS-FW-A</text:p>
          </table:table-cell>
          <table:table-cell office:value-type="string" table:style-name="ce48">
            <text:p>Known issue, we have sent a mail with load and graph</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73H34M0S" table:formula="of:=[.P261]" table:style-name="ce22">
            <text:p>1:34:00</text:p>
          </table:table-cell>
          <table:table-cell office:value-type="time" office:time-value="PT0H0M0S" table:formula="of:=[.R261]" table:style-name="ce22">
            <text:p>0:00: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Ashok &amp; Aslam</text:p>
          </table:table-cell>
          <table:table-cell table:style-name="ce47"/>
          <table:table-cell table:style-name="ce111"/>
          <table:table-cell office:value-type="date" office:date-value="2022-06-16T01:34:00" table:style-name="ce27">
            <text:p>22-6-16 1:34</text:p>
          </table:table-cell>
          <table:table-cell office:value-type="time" office:time-value="PT1073473H34M0S" table:formula="of:=[.O261]-[.N261]" table:style-name="ce26">
            <text:p>1:34:00</text:p>
          </table:table-cell>
          <table:table-cell office:value-type="date" office:date-value="2022-06-16T01:34:00" table:style-name="ce27">
            <text:p>22-6-16 1:34</text:p>
          </table:table-cell>
          <table:table-cell office:value-type="time" office:time-value="PT0H0M0S" table:formula="of:=[.Q261]-[.O261]" table:style-name="ce26">
            <text:p>0:00:00</text:p>
          </table:table-cell>
          <table:table-cell office:value-type="string" table:style-name="ce5">
            <text:p>Kakao</text:p>
          </table:table-cell>
          <table:table-cell office:value-type="date" office:date-value="2022-06-16T01:44:00" table:style-name="ce27">
            <text:p>22-6-16 1:44</text:p>
          </table:table-cell>
          <table:table-cell office:value-type="string" table:style-name="ce28">
            <text:p>KRCloudStgNetapp_NVME Free Size on aggr_node01_NVMe_data less than 10%</text:p>
          </table:table-cell>
          <table:table-cell office:value-type="string" table:style-name="ce48">
            <text:p>We have deleted the old snapshots to recover the space</text:p>
          </table:table-cell>
          <table:table-cell office:value-type="string" table:style-name="ce48">
            <text:p>KRCLOUD-5048</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75H8M0S" table:formula="of:=[.P262]" table:style-name="ce22">
            <text:p>3:08:00</text:p>
          </table:table-cell>
          <table:table-cell office:value-type="time" office:time-value="PT0H0M0S" table:formula="of:=[.R262]" table:style-name="ce22">
            <text:p>0:00:00</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Ashok &amp; Aslam</text:p>
          </table:table-cell>
          <table:table-cell table:style-name="ce47"/>
          <table:table-cell table:style-name="ce111"/>
          <table:table-cell office:value-type="date" office:date-value="2022-06-16T03:08:00" table:style-name="ce27">
            <text:p>22-6-16 3:08</text:p>
          </table:table-cell>
          <table:table-cell office:value-type="time" office:time-value="PT1073475H8M0S" table:formula="of:=[.O262]-[.N262]" table:style-name="ce26">
            <text:p>3:08:00</text:p>
          </table:table-cell>
          <table:table-cell office:value-type="date" office:date-value="2022-06-16T03:08:00" table:style-name="ce27">
            <text:p>22-6-16 3:08</text:p>
          </table:table-cell>
          <table:table-cell office:value-type="time" office:time-value="PT0H0M0S" table:formula="of:=[.Q262]-[.O262]" table:style-name="ce26">
            <text:p>0:00:00</text:p>
          </table:table-cell>
          <table:table-cell office:value-type="string" table:style-name="ce25">
            <text:p>Kakao</text:p>
          </table:table-cell>
          <table:table-cell office:value-type="date" office:date-value="2022-06-16T03:21:00" table:style-name="ce27">
            <text:p>22-6-16 3:21</text:p>
          </table:table-cell>
          <table:table-cell office:value-type="string" table:style-name="ce28">
            <text:p>EUCloudNetapp01 Free Size on aggr_node02_data less than 10%</text:p>
          </table:table-cell>
          <table:table-cell office:value-type="string" table:style-name="ce48">
            <text:p>We have deleted the old snapshots to recover the space</text:p>
          </table:table-cell>
          <table:table-cell office:value-type="string" table:style-name="ce48">
            <text:p>EUCLOUD-2411</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79H32M0S" table:formula="of:=[.P263]" table:style-name="ce22">
            <text:p>7:32:00</text:p>
          </table:table-cell>
          <table:table-cell office:value-type="float" office:value="-0.15972222221898846" table:formula="of:=[.R263]" table:style-name="ce22">
            <text:p>#######</text:p>
          </table:table-cell>
          <table:table-cell office:value-type="string" table:style-name="ce23">
            <text:p>2022.06.15</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Ashok &amp; Aslam</text:p>
          </table:table-cell>
          <table:table-cell table:style-name="ce47"/>
          <table:table-cell table:style-name="ce111"/>
          <table:table-cell office:value-type="date" office:date-value="2022-06-16T07:32:00" table:style-name="ce27">
            <text:p>22-6-16 7:32</text:p>
          </table:table-cell>
          <table:table-cell office:value-type="time" office:time-value="PT1073479H32M0S" table:formula="of:=[.O263]-[.N263]" table:style-name="ce26">
            <text:p>7:32:00</text:p>
          </table:table-cell>
          <table:table-cell office:value-type="date" office:date-value="2022-06-16T03:42:00" table:style-name="ce27">
            <text:p>22-6-16 3:42</text:p>
          </table:table-cell>
          <table:table-cell office:value-type="float" office:value="-0.15972222221898846" table:formula="of:=[.Q263]-[.O263]" table:style-name="ce26">
            <text:p>#######</text:p>
          </table:table-cell>
          <table:table-cell office:value-type="string" table:style-name="ce25">
            <text:p>Kakao</text:p>
          </table:table-cell>
          <table:table-cell office:value-type="date" office:date-value="2022-06-16T07:49:00" table:style-name="ce27">
            <text:p>22-6-16 7:49</text:p>
          </table:table-cell>
          <table:table-cell office:value-type="string" table:style-name="ce28">
            <text:p>CNTMSPRD_Netapp Free Size on aggr_node01_data_CNCloud_Gen_SSD less than 10%</text:p>
          </table:table-cell>
          <table:table-cell office:value-type="string" table:style-name="ce48">
            <text:p>Its known issue, it got resolved automatically</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80H40M0S" table:formula="of:=[.P264]" table:style-name="ce22">
            <text:p>8:40:00</text:p>
          </table:table-cell>
          <table:table-cell office:value-type="time" office:time-value="PT0H3M0S" table:formula="of:=[.R264]" table:style-name="ce22">
            <text:p>0:03:00</text:p>
          </table:table-cell>
          <table:table-cell office:value-type="string" table:style-name="ce23">
            <text:p>2022.06.16</text:p>
          </table:table-cell>
          <table:table-cell office:value-type="string" table:style-name="ce46">
            <text:p>08~16</text:p>
          </table:table-cell>
          <table:table-cell office:value-type="string" table:content-validation-name="val1" table:style-name="ce47">
            <text:p>오창민</text:p>
          </table:table-cell>
          <table:table-cell table:style-name="ce47"/>
          <table:table-cell office:value-type="string" table:style-name="ce47">
            <text:p>김의현</text:p>
          </table:table-cell>
          <table:table-cell table:style-name="ce111"/>
          <table:table-cell office:value-type="date" office:date-value="2022-06-16T08:40:00" table:style-name="ce27">
            <text:p>22-6-16 8:40</text:p>
          </table:table-cell>
          <table:table-cell office:value-type="time" office:time-value="PT1073480H40M0S" table:formula="of:=[.O264]-[.N264]" table:style-name="ce26">
            <text:p>8:40:00</text:p>
          </table:table-cell>
          <table:table-cell office:value-type="date" office:date-value="2022-06-16T08:43:00" table:style-name="ce27">
            <text:p>22-6-16 8:43</text:p>
          </table:table-cell>
          <table:table-cell office:value-type="time" office:time-value="PT0H3M0S" table:formula="of:=[.Q264]-[.O264]" table:style-name="ce26">
            <text:p>0:03:00</text:p>
          </table:table-cell>
          <table:table-cell office:value-type="string" table:style-name="ce25">
            <text:p>KaKao</text:p>
          </table:table-cell>
          <table:table-cell table:style-name="ce33"/>
          <table:table-cell office:value-type="string" table:style-name="ce28">
            <text:p>Free Size on aggr_node01_NVMe_data less than 10%</text:p>
          </table:table-cell>
          <table:table-cell office:value-type="string" table:style-name="ce48">
            <text:p>미사용 볼륨 및 스냅샷 제거 작업을 하여도 86% 유지하여 볼륨 증설 필요(Discussion Topic 참고)</text:p>
          </table:table-cell>
          <table:table-cell office:value-type="string" table:style-name="ce48">
            <text:p>KRCLOUD-5048</text:p>
          </table:table-cell>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265]" table:style-name="ce22">
            <text:p>#VALUE!</text:p>
          </table:table-cell>
          <table:table-cell office:value-type="time" office:time-value="PT0H0M0S" table:formula="of:=[.R265]" table:style-name="ce22">
            <text:p>#VALUE!</text:p>
          </table:table-cell>
          <table:table-cell office:value-type="string" table:style-name="ce23">
            <text:p>2022.06.16</text:p>
          </table:table-cell>
          <table:table-cell office:value-type="string" table:style-name="ce46">
            <text:p>08~16</text:p>
          </table:table-cell>
          <table:table-cell office:value-type="string" table:content-validation-name="val1" table:style-name="ce47">
            <text:p>오창민</text:p>
          </table:table-cell>
          <table:table-cell table:style-name="ce47"/>
          <table:table-cell office:value-type="string" table:style-name="ce47">
            <text:p>김의현</text:p>
          </table:table-cell>
          <table:table-cell table:style-name="ce111"/>
          <table:table-cell office:value-type="string" table:style-name="ce27">
            <text:p>2022-06-16 <text:s/>13:11:00 PM</text:p>
          </table:table-cell>
          <table:table-cell office:value-type="time" office:time-value="PT0H0M0S" table:formula="of:=[.O265]-[.N265]" table:style-name="ce26">
            <text:p>#VALUE!</text:p>
          </table:table-cell>
          <table:table-cell office:value-type="string" table:style-name="ce27">
            <text:p>2022-06-16 <text:s/>13:12:00 PM</text:p>
          </table:table-cell>
          <table:table-cell office:value-type="time" office:time-value="PT0H0M0S" table:formula="of:=[.Q265]-[.O265]" table:style-name="ce26">
            <text:p>#VALUE!</text:p>
          </table:table-cell>
          <table:table-cell office:value-type="string" table:style-name="ce25">
            <text:p>Kakao &amp; mail &amp; call</text:p>
          </table:table-cell>
          <table:table-cell office:value-type="string" table:style-name="ce27">
            <text:p>2022-06-16 <text:s/>14:54:00 PM</text:p>
          </table:table-cell>
          <table:table-cell office:value-type="string" table:style-name="ce28">
            <text:p>/var/op[t/opscode/drbd/data Disk size 10.24% capacity left : ccsruchefbackp02 /High</text:p>
          </table:table-cell>
          <table:table-cell office:value-type="string" table:style-name="ce48">
            <text:p>해당 디스크 남은 사이즈가 2%까지 급감하여 담당자(김민승 책임) 유선 컨택 및 메일 공유</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492H13M0S" table:formula="of:=[.P266]" table:style-name="ce22">
            <text:p>20:13:00</text:p>
          </table:table-cell>
          <table:table-cell office:value-type="time" office:time-value="PT0H32M0S" table:formula="of:=[.R266]" table:style-name="ce22">
            <text:p>0:32:00</text:p>
          </table:table-cell>
          <table:table-cell office:value-type="string" table:style-name="ce23">
            <text:p>2022.06.16</text:p>
          </table:table-cell>
          <table:table-cell office:value-type="string" table:style-name="ce46">
            <text:p>16~22</text:p>
          </table:table-cell>
          <table:table-cell office:value-type="string" table:content-validation-name="val1" table:style-name="ce47">
            <text:p>김지윤</text:p>
          </table:table-cell>
          <table:table-cell office:value-type="string" table:style-name="ce47">
            <text:p>Ganesh</text:p>
          </table:table-cell>
          <table:table-cell office:value-type="string" table:style-name="ce47">
            <text:p>고희경</text:p>
          </table:table-cell>
          <table:table-cell table:style-name="ce111"/>
          <table:table-cell office:value-type="date" office:date-value="2022-06-16T20:13:00" table:style-name="ce27">
            <text:p>22-6-16 20:13</text:p>
          </table:table-cell>
          <table:table-cell office:value-type="time" office:time-value="PT1073492H13M0S" table:formula="of:=[.O266]-[.N266]" table:style-name="ce26">
            <text:p>20:13:00</text:p>
          </table:table-cell>
          <table:table-cell office:value-type="date" office:date-value="2022-06-16T20:45:00" table:style-name="ce27">
            <text:p>22-6-16 20:45</text:p>
          </table:table-cell>
          <table:table-cell office:value-type="time" office:time-value="PT0H32M0S" table:formula="of:=[.Q266]-[.O266]" table:style-name="ce26">
            <text:p>0:32:00</text:p>
          </table:table-cell>
          <table:table-cell office:value-type="string" table:style-name="ce25">
            <text:p>KaKao</text:p>
          </table:table-cell>
          <table:table-cell table:style-name="ce33"/>
          <table:table-cell office:value-type="string" table:style-name="ce28">
            <text:p>Free Size on aggr_node01_NVMe_data less than 5%</text:p>
          </table:table-cell>
          <table:table-cell office:value-type="string" table:style-name="ce48">
            <text:p>COC 이름의 미사용 서버 및 볼륨 삭제</text:p>
          </table:table-cell>
          <table:table-cell office:value-type="string" table:style-name="ce48">
            <text:p>KRCLOUD-5048</text:p>
          </table:table-cell>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480H53M0S" table:formula="of:=[.P267]" table:style-name="ce22">
            <text:p>8:53:00</text:p>
          </table:table-cell>
          <table:table-cell office:value-type="time" office:time-value="PT0H1M0S" table:formula="of:=[.R267]" table:style-name="ce22">
            <text:p>0:01:00</text:p>
          </table:table-cell>
          <table:table-cell office:value-type="string" table:style-name="ce23">
            <text:p>2022.06.17</text:p>
          </table:table-cell>
          <table:table-cell office:value-type="string" table:style-name="ce46">
            <text:p>08~16</text:p>
          </table:table-cell>
          <table:table-cell office:value-type="string" table:content-validation-name="val1" table:style-name="ce47">
            <text:p>오창민</text:p>
          </table:table-cell>
          <table:table-cell table:style-name="ce47"/>
          <table:table-cell office:value-type="string" table:style-name="ce47">
            <text:p>김의현</text:p>
          </table:table-cell>
          <table:table-cell table:style-name="ce111"/>
          <table:table-cell office:value-type="date" office:date-value="2022-06-16T08:53:00" table:style-name="ce27">
            <text:p>22-6-16 8:53</text:p>
          </table:table-cell>
          <table:table-cell office:value-type="time" office:time-value="PT1073480H53M0S" table:formula="of:=[.O267]-[.N267]" table:style-name="ce26">
            <text:p>8:53:00</text:p>
          </table:table-cell>
          <table:table-cell office:value-type="date" office:date-value="2022-06-16T08:54:00" table:style-name="ce27">
            <text:p>22-6-16 8:54</text:p>
          </table:table-cell>
          <table:table-cell office:value-type="time" office:time-value="PT0H1M0S" table:formula="of:=[.Q267]-[.O267]" table:style-name="ce26">
            <text:p>0:01:00</text:p>
          </table:table-cell>
          <table:table-cell office:value-type="string" table:style-name="ce25">
            <text:p>KaKao, Email</text:p>
          </table:table-cell>
          <table:table-cell office:value-type="date" office:date-value="2022-06-16T10:54:00" table:style-name="ce27">
            <text:p>22-6-16 10:54</text:p>
          </table:table-cell>
          <table:table-cell office:value-type="string" table:style-name="ce28">
            <text:p>ccscntmsdbp02.cntms CPU utilization remains 0.55%</text:p>
          </table:table-cell>
          <table:table-cell office:value-type="string" table:style-name="ce48">
            <text:p>중국법인 담당자 확인 요청 메일 전송</text:p>
          </table:table-cell>
          <table:table-cell table:style-name="ce48"/>
          <table:table-cell table:content-validation-name="val3" table:style-name="ce49"/>
          <table:table-cell table:content-validation-name="val3" table:style-name="ce49"/>
          <table:table-cell office:value-type="string" table:style-name="ce52">
            <text:p>ISS 서비스를 2번 DB 서버로 바라보게 설정이되어 부하가 많이 가는 상태이며 해당 쿼리 튜닝을 티베로 쪽에 지원가능한지 문의 상태.</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268]" table:style-name="ce22">
            <text:p>#VALUE!</text:p>
          </table:table-cell>
          <table:table-cell office:value-type="time" office:time-value="PT0H0M0S" table:formula="of:=[.R268]" table:style-name="ce22">
            <text:p>#VALUE!</text:p>
          </table:table-cell>
          <table:table-cell office:value-type="string" table:style-name="ce23">
            <text:p>2022.06.17</text:p>
          </table:table-cell>
          <table:table-cell office:value-type="string" table:style-name="ce46">
            <text:p>15~22</text:p>
          </table:table-cell>
          <table:table-cell office:value-type="string" table:content-validation-name="val1" table:style-name="ce47">
            <text:p>장재봉</text:p>
          </table:table-cell>
          <table:table-cell table:style-name="ce47"/>
          <table:table-cell office:value-type="string" table:style-name="ce47">
            <text:p>고희경</text:p>
          </table:table-cell>
          <table:table-cell table:style-name="ce111"/>
          <table:table-cell office:value-type="string" table:style-name="ce27">
            <text:p>2022-06-17 <text:s/>19:02:00 PM</text:p>
          </table:table-cell>
          <table:table-cell office:value-type="time" office:time-value="PT0H0M0S" table:formula="of:=[.O268]-[.N268]" table:style-name="ce26">
            <text:p>#VALUE!</text:p>
          </table:table-cell>
          <table:table-cell office:value-type="string" table:style-name="ce27">
            <text:p>2022-06-17 <text:s/>19:04:00 PM</text:p>
          </table:table-cell>
          <table:table-cell office:value-type="time" office:time-value="PT0H0M0S" table:formula="of:=[.Q268]-[.O268]" table:style-name="ce26">
            <text:p>#VALUE!</text:p>
          </table:table-cell>
          <table:table-cell office:value-type="string" table:style-name="ce25">
            <text:p>KaKao</text:p>
          </table:table-cell>
          <table:table-cell office:value-type="string" table:style-name="ce27">
            <text:p>2022-06-17 <text:s/>19:07:00 PM</text:p>
          </table:table-cell>
          <table:table-cell office:value-type="string" table:style-name="ce28">
            <text:p><text:s/>EUTMS-FW-B interface down</text:p>
          </table:table-cell>
          <table:table-cell office:value-type="string" table:style-name="ce48">
            <text:p>Vendor tech support schedul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269]" table:style-name="ce22">
            <text:p>#VALUE!</text:p>
          </table:table-cell>
          <table:table-cell office:value-type="time" office:time-value="PT0H0M0S" table:formula="of:=[.R269]" table:style-name="ce22">
            <text:p>#VALUE!</text:p>
          </table:table-cell>
          <table:table-cell office:value-type="string" table:style-name="ce23">
            <text:p>2022.06.17</text:p>
          </table:table-cell>
          <table:table-cell office:value-type="string" table:style-name="ce46">
            <text:p>15~22</text:p>
          </table:table-cell>
          <table:table-cell office:value-type="string" table:content-validation-name="val1" table:style-name="ce47">
            <text:p>장재봉</text:p>
          </table:table-cell>
          <table:table-cell table:style-name="ce47"/>
          <table:table-cell office:value-type="string" table:style-name="ce47">
            <text:p>고희경</text:p>
          </table:table-cell>
          <table:table-cell table:style-name="ce111"/>
          <table:table-cell office:value-type="string" table:style-name="ce27">
            <text:p>2022-06-17 <text:s/>19:28:00 PM</text:p>
          </table:table-cell>
          <table:table-cell office:value-type="time" office:time-value="PT0H0M0S" table:formula="of:=[.O269]-[.N269]" table:style-name="ce26">
            <text:p>#VALUE!</text:p>
          </table:table-cell>
          <table:table-cell office:value-type="string" table:style-name="ce27">
            <text:p>2022-06-17 <text:s/>19:28:00 PM</text:p>
          </table:table-cell>
          <table:table-cell office:value-type="time" office:time-value="PT0H0M0S" table:formula="of:=[.Q269]-[.O269]" table:style-name="ce26">
            <text:p>#VALUE!</text:p>
          </table:table-cell>
          <table:table-cell office:value-type="string" table:style-name="ce25">
            <text:p>KaKao</text:p>
          </table:table-cell>
          <table:table-cell office:value-type="string" table:style-name="ce27">
            <text:p>2022-06-17 <text:s/>19:39:00 PM</text:p>
          </table:table-cell>
          <table:table-cell office:value-type="string" table:style-name="ce28">
            <text:p><text:s/>EUTMS-FW-A #1: High CPU utilization (over 80% for 5m)</text:p>
          </table:table-cell>
          <table:table-cell office:value-type="string" table:style-name="ce48">
            <text:p>Need continuous monitoring</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22H9M0S" table:formula="of:=[.P270]" table:style-name="ce22">
            <text:p>2:09:00</text:p>
          </table:table-cell>
          <table:table-cell office:value-type="time" office:time-value="PT0H1M1S" table:formula="of:=[.R270]" table:style-name="ce22">
            <text:p>0:01:01</text:p>
          </table:table-cell>
          <table:table-cell office:value-type="string" table:style-name="ce23">
            <text:p>2022.06.18</text:p>
          </table:table-cell>
          <table:table-cell office:value-type="string" table:style-name="ce46">
            <text:p>22~09</text:p>
          </table:table-cell>
          <table:table-cell office:value-type="string" table:content-validation-name="val1" table:style-name="ce47">
            <text:p>Radhika</text:p>
          </table:table-cell>
          <table:table-cell table:number-columns-repeated="2" table:style-name="ce47"/>
          <table:table-cell table:style-name="ce111"/>
          <table:table-cell office:value-type="date" office:date-value="2022-06-18T02:09:00" table:style-name="ce27">
            <text:p>22-6-18 2:09</text:p>
          </table:table-cell>
          <table:table-cell office:value-type="time" office:time-value="PT1073522H9M0S" table:formula="of:=[.O270]-[.N270]" table:style-name="ce26">
            <text:p>2:09:00</text:p>
          </table:table-cell>
          <table:table-cell office:value-type="date" office:date-value="2022-06-18T02:10:01" table:style-name="ce27">
            <text:p>22-6-18 2:10</text:p>
          </table:table-cell>
          <table:table-cell office:value-type="time" office:time-value="PT0H1M1S" table:formula="of:=[.Q270]-[.O270]" table:style-name="ce26">
            <text:p>0:01:01</text:p>
          </table:table-cell>
          <table:table-cell office:value-type="string" table:style-name="ce25">
            <text:p>KaKao</text:p>
          </table:table-cell>
          <table:table-cell office:value-type="date" office:date-value="2022-06-18T02:40:00" table:style-name="ce27">
            <text:p>22-6-18 2:40</text:p>
          </table:table-cell>
          <table:table-cell office:value-type="string" table:style-name="ce28">
            <text:p>vServer prd-esb-kr1-7101 services are degraded: 50 pct</text:p>
          </table:table-cell>
          <table:table-cell office:value-type="string" table:style-name="ce48">
            <text:p>informed owner</text:p>
          </table:table-cell>
          <table:table-cell office:value-type="string" table:style-name="ce48">
            <text:p>KRCLOUD-5058</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23H38M0S" table:formula="of:=[.P271]" table:style-name="ce22">
            <text:p>3:38:00</text:p>
          </table:table-cell>
          <table:table-cell office:value-type="time" office:time-value="PT0H2M1S" table:formula="of:=[.R271]" table:style-name="ce22">
            <text:p>0:02:01</text:p>
          </table:table-cell>
          <table:table-cell office:value-type="string" table:style-name="ce23">
            <text:p>2022.06.18</text:p>
          </table:table-cell>
          <table:table-cell office:value-type="string" table:style-name="ce46">
            <text:p>22~09</text:p>
          </table:table-cell>
          <table:table-cell office:value-type="string" table:content-validation-name="val1" table:style-name="ce47">
            <text:p>Radhika</text:p>
          </table:table-cell>
          <table:table-cell table:number-columns-repeated="2" table:style-name="ce47"/>
          <table:table-cell table:style-name="ce111"/>
          <table:table-cell office:value-type="date" office:date-value="2022-06-18T03:38:00" table:style-name="ce27">
            <text:p>22-6-18 3:38</text:p>
          </table:table-cell>
          <table:table-cell office:value-type="time" office:time-value="PT1073523H38M0S" table:formula="of:=[.O271]-[.N271]" table:style-name="ce26">
            <text:p>3:38:00</text:p>
          </table:table-cell>
          <table:table-cell office:value-type="date" office:date-value="2022-06-18T03:40:01" table:style-name="ce27">
            <text:p>22-6-18 3:40</text:p>
          </table:table-cell>
          <table:table-cell office:value-type="time" office:time-value="PT0H2M1S" table:formula="of:=[.Q271]-[.O271]" table:style-name="ce26">
            <text:p>0:02:01</text:p>
          </table:table-cell>
          <table:table-cell office:value-type="string" table:style-name="ce25">
            <text:p>KaKao</text:p>
          </table:table-cell>
          <table:table-cell office:value-type="date" office:date-value="2022-06-18T03:48:00" table:style-name="ce27">
            <text:p>22-6-18 3:48</text:p>
          </table:table-cell>
          <table:table-cell office:value-type="string" table:style-name="ce28">
            <text:p>Free Size on aggr_node02_data <text:s/>deleted snapshot for EU</text:p>
          </table:table-cell>
          <table:table-cell office:value-type="string" table:style-name="ce48">
            <text:p>Deleted the snapshot</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36H34M0S" table:formula="of:=[.P272]" table:style-name="ce22">
            <text:p>16:34:00</text:p>
          </table:table-cell>
          <table:table-cell office:value-type="time" office:time-value="PT0H1M0S" table:formula="of:=[.R272]" table:style-name="ce22">
            <text:p>0:01:00</text:p>
          </table:table-cell>
          <table:table-cell office:value-type="string" table:style-name="ce23">
            <text:p>2022.06.1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8T16:34:00" table:style-name="ce27">
            <text:p>22-6-18 16:34</text:p>
          </table:table-cell>
          <table:table-cell office:value-type="time" office:time-value="PT1073536H34M0S" table:formula="of:=[.O272]-[.N272]" table:style-name="ce26">
            <text:p>16:34:00</text:p>
          </table:table-cell>
          <table:table-cell office:value-type="date" office:date-value="2022-06-18T16:35:00" table:style-name="ce27">
            <text:p>22-6-18 16:35</text:p>
          </table:table-cell>
          <table:table-cell office:value-type="time" office:time-value="PT0H1M0S" table:formula="of:=[.Q272]-[.O272]" table:style-name="ce26">
            <text:p>0:01:00</text:p>
          </table:table-cell>
          <table:table-cell office:value-type="string" table:style-name="ce25">
            <text:p>KaKao</text:p>
          </table:table-cell>
          <table:table-cell office:value-type="date" office:date-value="2022-06-18T16:42:00" table:style-name="ce27">
            <text:p>22-6-18 16:42</text:p>
          </table:table-cell>
          <table:table-cell office:value-type="string" table:style-name="ce28">
            <text:p>incloud zabbix proxy status check<text:s/></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37H34M0S" table:formula="of:=[.P273]" table:style-name="ce22">
            <text:p>17:34:00</text:p>
          </table:table-cell>
          <table:table-cell office:value-type="time" office:time-value="PT0H1M0S" table:formula="of:=[.R273]" table:style-name="ce22">
            <text:p>0:01:00</text:p>
          </table:table-cell>
          <table:table-cell office:value-type="string" table:style-name="ce23">
            <text:p>2022.06.1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8T17:34:00" table:style-name="ce27">
            <text:p>22-6-18 17:34</text:p>
          </table:table-cell>
          <table:table-cell office:value-type="time" office:time-value="PT1073537H34M0S" table:formula="of:=[.O273]-[.N273]" table:style-name="ce26">
            <text:p>17:34:00</text:p>
          </table:table-cell>
          <table:table-cell office:value-type="date" office:date-value="2022-06-18T17:35:00" table:style-name="ce27">
            <text:p>22-6-18 17:35</text:p>
          </table:table-cell>
          <table:table-cell office:value-type="time" office:time-value="PT0H1M0S" table:formula="of:=[.Q273]-[.O273]" table:style-name="ce26">
            <text:p>0:01:00</text:p>
          </table:table-cell>
          <table:table-cell office:value-type="string" table:style-name="ce25">
            <text:p>KaKao</text:p>
          </table:table-cell>
          <table:table-cell office:value-type="date" office:date-value="2022-06-18T17:45:00" table:style-name="ce27">
            <text:p>22-6-18 17:45</text:p>
          </table:table-cell>
          <table:table-cell office:value-type="string" table:style-name="ce48">
            <text:p><text:s/>/postgres_data disk size 9.88 % capacity left : ccskrvtwintimescaledbp03</text:p>
          </table:table-cell>
          <table:table-cell office:value-type="string" table:style-name="ce8">
            <text:p>Informed VM Owner 김용진 on kakao and he is working on it.</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37H53M0S" table:formula="of:=[.P274]" table:style-name="ce22">
            <text:p>17:53:00</text:p>
          </table:table-cell>
          <table:table-cell office:value-type="time" office:time-value="PT0H0M0S" table:formula="of:=[.R274]" table:style-name="ce22">
            <text:p>0:00:00</text:p>
          </table:table-cell>
          <table:table-cell office:value-type="string" table:style-name="ce23">
            <text:p>2022.06.18</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18T17:53:00" table:style-name="ce27">
            <text:p>22-6-18 17:53</text:p>
          </table:table-cell>
          <table:table-cell office:value-type="time" office:time-value="PT1073537H53M0S" table:formula="of:=[.O274]-[.N274]" table:style-name="ce26">
            <text:p>17:53:00</text:p>
          </table:table-cell>
          <table:table-cell office:value-type="date" office:date-value="2022-06-18T17:53:00" table:style-name="ce27">
            <text:p>22-6-18 17:53</text:p>
          </table:table-cell>
          <table:table-cell office:value-type="time" office:time-value="PT0H0M0S" table:formula="of:=[.Q274]-[.O274]" table:style-name="ce26">
            <text:p>0:00:00</text:p>
          </table:table-cell>
          <table:table-cell office:value-type="string" table:style-name="ce25">
            <text:p>Kakao</text:p>
          </table:table-cell>
          <table:table-cell office:value-type="date" office:date-value="2022-06-18T17:55:00" table:style-name="ce27">
            <text:p>22-6-18 17:55</text:p>
          </table:table-cell>
          <table:table-cell office:value-type="string" table:style-name="ce28">
            <text:p>CS_LB_PRD_VR_serviceHub_Outer state down : prd-a-vpx1</text:p>
          </table:table-cell>
          <table:table-cell office:value-type="string" table:style-name="ce48">
            <text:p>Informed in kakao and 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44H19M0S" table:formula="of:=[.P275]" table:style-name="ce22">
            <text:p>0:19:00</text:p>
          </table:table-cell>
          <table:table-cell office:value-type="time" office:time-value="PT0H1M0S" table:formula="of:=[.R275]" table:style-name="ce22">
            <text:p>0:01:00</text:p>
          </table:table-cell>
          <table:table-cell office:value-type="string" table:style-name="ce23">
            <text:p>2022.06.18</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 Thulasi, Aslam</text:p>
          </table:table-cell>
          <table:table-cell table:style-name="ce47"/>
          <table:table-cell table:style-name="ce111"/>
          <table:table-cell office:value-type="date" office:date-value="2022-06-19T00:19:00" table:style-name="ce27">
            <text:p>22-6-19 0:19</text:p>
          </table:table-cell>
          <table:table-cell office:value-type="time" office:time-value="PT1073544H19M0S" table:formula="of:=[.O275]-[.N275]" table:style-name="ce26">
            <text:p>0:19:00</text:p>
          </table:table-cell>
          <table:table-cell office:value-type="date" office:date-value="2022-06-19T00:20:00" table:style-name="ce27">
            <text:p>22-6-19 0:20</text:p>
          </table:table-cell>
          <table:table-cell office:value-type="time" office:time-value="PT0H1M0S" table:formula="of:=[.Q275]-[.O275]" table:style-name="ce26">
            <text:p>0:01:00</text:p>
          </table:table-cell>
          <table:table-cell office:value-type="string" table:style-name="ce25">
            <text:p>Kakao, M+, Mail &amp; Call</text:p>
          </table:table-cell>
          <table:table-cell office:value-type="date" office:date-value="2022-06-19T02:55:00" table:style-name="ce27">
            <text:p>22-6-19 2:55</text:p>
          </table:table-cell>
          <table:table-cell office:value-type="string" table:style-name="ce59">
            <text:p>Disk space alert ccsnakmasbrmofp01 and ccsnakmasbrmofp02 - /data</text:p>
          </table:table-cell>
          <table:table-cell office:value-type="string" table:style-name="ce60">
            <text:p>We have called and  informed Denny and NOC on the same, Chuck Lee logged in and released the space.  </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57H35M0S" table:formula="of:=[.P276]" table:style-name="ce22">
            <text:p>13:35:00</text:p>
          </table:table-cell>
          <table:table-cell office:value-type="time" office:time-value="PT0H5M0S" table:formula="of:=[.R276]" table:style-name="ce22">
            <text:p>0:05:00</text:p>
          </table:table-cell>
          <table:table-cell office:value-type="string" table:style-name="ce23">
            <text:p>2022.06.19</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19T13:35:00" table:style-name="ce27">
            <text:p>22-6-19 13:35</text:p>
          </table:table-cell>
          <table:table-cell office:value-type="time" office:time-value="PT1073557H35M0S" table:formula="of:=[.O276]-[.N276]" table:style-name="ce26">
            <text:p>13:35:00</text:p>
          </table:table-cell>
          <table:table-cell office:value-type="date" office:date-value="2022-06-19T13:40:00" table:style-name="ce27">
            <text:p>22-6-19 13:40</text:p>
          </table:table-cell>
          <table:table-cell office:value-type="time" office:time-value="PT0H5M0S" table:formula="of:=[.Q276]-[.O276]" table:style-name="ce26">
            <text:p>0:05:00</text:p>
          </table:table-cell>
          <table:table-cell office:value-type="string" table:style-name="ce25">
            <text:p>Kakao</text:p>
          </table:table-cell>
          <table:table-cell table:style-name="ce27"/>
          <table:table-cell office:value-type="string" table:style-name="ce28">
            <text:p>Unavailable by ICPM ping : radius01.ap-northeast-2prd.h53</text:p>
          </table:table-cell>
          <table:table-cell office:value-type="string" table:style-name="ce48">
            <text:p>Can't find server details details in horizon and openstack<tex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67H46M0S" table:formula="of:=[.P277]" table:style-name="ce22">
            <text:p>23:46:00</text:p>
          </table:table-cell>
          <table:table-cell office:value-type="time" office:time-value="PT0H3M0S" table:formula="of:=[.R277]" table:style-name="ce22">
            <text:p>0:03:00</text:p>
          </table:table-cell>
          <table:table-cell office:value-type="string" table:style-name="ce23">
            <text:p>2022.06.19</text:p>
          </table:table-cell>
          <table:table-cell office:value-type="string" table:style-name="ce46">
            <text:p>09~21</text:p>
          </table:table-cell>
          <table:table-cell office:value-type="string" table:content-validation-name="val1" table:style-name="ce47">
            <text:p>Radhika</text:p>
          </table:table-cell>
          <table:table-cell office:value-type="string" table:style-name="ce47">
            <text:p>Ganesh</text:p>
          </table:table-cell>
          <table:table-cell office:value-type="string" table:style-name="ce47">
            <text:p>심명보</text:p>
          </table:table-cell>
          <table:table-cell table:style-name="ce111"/>
          <table:table-cell office:value-type="date" office:date-value="2022-06-19T23:46:00" table:style-name="ce27">
            <text:p>22-6-19 23:46</text:p>
          </table:table-cell>
          <table:table-cell office:value-type="time" office:time-value="PT1073567H46M0S" table:formula="of:=[.O277]-[.N277]" table:style-name="ce26">
            <text:p>23:46:00</text:p>
          </table:table-cell>
          <table:table-cell office:value-type="date" office:date-value="2022-06-19T23:49:00" table:style-name="ce27">
            <text:p>22-6-19 23:49</text:p>
          </table:table-cell>
          <table:table-cell office:value-type="time" office:time-value="PT0H3M0S" table:formula="of:=[.Q277]-[.O277]" table:style-name="ce26">
            <text:p>0:03:00</text:p>
          </table:table-cell>
          <table:table-cell office:value-type="string" table:style-name="ce25">
            <text:p>Kakao</text:p>
          </table:table-cell>
          <table:table-cell table:style-name="ce27"/>
          <table:table-cell office:value-type="string" table:style-name="ce28">
            <text:p><text:s/>krtmsprdnetapp01 got failed disks</text:p>
          </table:table-cell>
          <table:table-cell office:value-type="string" table:style-name="ce48">
            <text:p>informed in kakao and created ticket</text:p>
          </table:table-cell>
          <table:table-cell office:value-type="string" table:style-name="ce48">
            <text:p>KRCLOUD-5059</text:p>
          </table:table-cell>
          <table:table-cell table:content-validation-name="val3" table:style-name="ce49"/>
          <table:table-cell office:value-type="string" table:content-validation-name="val3" table:style-name="ce49">
            <text:p>O</text:p>
          </table:table-cell>
          <table:table-cell office:value-type="string" table:style-name="ce50">
            <text:p>RMA예정</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68H3M0S" table:formula="of:=[.P278]" table:style-name="ce22">
            <text:p>0:03:00</text:p>
          </table:table-cell>
          <table:table-cell office:value-type="float" office:value="-0.79374999999708962" table:formula="of:=[.R278]" table:style-name="ce22">
            <text:p>#######</text:p>
          </table:table-cell>
          <table:table-cell office:value-type="string" table:style-name="ce23">
            <text:p>2022.06.20</text:p>
          </table:table-cell>
          <table:table-cell office:value-type="string" table:style-name="ce46">
            <text:p>09~21</text:p>
          </table:table-cell>
          <table:table-cell office:value-type="string" table:content-validation-name="val1" table:style-name="ce47">
            <text:p>Radhika</text:p>
          </table:table-cell>
          <table:table-cell office:value-type="string" table:style-name="ce47">
            <text:p>Radhika</text:p>
          </table:table-cell>
          <table:table-cell table:style-name="ce47"/>
          <table:table-cell table:style-name="ce111"/>
          <table:table-cell office:value-type="date" office:date-value="2022-06-20T00:03:00" table:style-name="ce27">
            <text:p>22-6-20 0:03</text:p>
          </table:table-cell>
          <table:table-cell office:value-type="time" office:time-value="PT1073568H3M0S" table:formula="of:=[.O278]-[.N278]" table:style-name="ce26">
            <text:p>0:03:00</text:p>
          </table:table-cell>
          <table:table-cell office:value-type="date" office:date-value="2022-06-19T05:00:00" table:style-name="ce27">
            <text:p>22-6-19 5:00</text:p>
          </table:table-cell>
          <table:table-cell office:value-type="float" office:value="-0.79374999999708962" table:formula="of:=[.Q278]-[.O278]" table:style-name="ce26">
            <text:p>#######</text:p>
          </table:table-cell>
          <table:table-cell office:value-type="string" table:style-name="ce25">
            <text:p>Call</text:p>
          </table:table-cell>
          <table:table-cell table:style-name="ce32"/>
          <table:table-cell office:value-type="string" table:style-name="ce28">
            <text:p>ccscnpushntwwp01 CPU utilization remains 0.99 % informed owner but not resolved.</text:p>
          </table:table-cell>
          <table:table-cell office:value-type="string" table:style-name="ce48">
            <text:p>Called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75H2M0S" table:formula="of:=[.P279]" table:style-name="ce22">
            <text:p>7:02:00</text:p>
          </table:table-cell>
          <table:table-cell office:value-type="time" office:time-value="PT0H1M0S" table:formula="of:=[.R279]" table:style-name="ce22">
            <text:p>0:01:00</text:p>
          </table:table-cell>
          <table:table-cell office:value-type="string" table:style-name="ce23">
            <text:p>2022.06.20</text:p>
          </table:table-cell>
          <table:table-cell office:value-type="string" table:style-name="ce46">
            <text:p>08~15</text:p>
          </table:table-cell>
          <table:table-cell office:value-type="string" table:content-validation-name="val1" table:style-name="ce47">
            <text:p>정종인</text:p>
          </table:table-cell>
          <table:table-cell table:number-columns-repeated="2" table:style-name="ce47"/>
          <table:table-cell table:style-name="ce111"/>
          <table:table-cell office:value-type="date" office:date-value="2022-06-20T07:02:00" table:style-name="ce61">
            <text:p>2022-06-20 07:02</text:p>
          </table:table-cell>
          <table:table-cell office:value-type="time" office:time-value="PT1073575H2M0S" table:formula="of:=[.O279]-[.N279]" table:style-name="ce26">
            <text:p>7:02:00</text:p>
          </table:table-cell>
          <table:table-cell office:value-type="date" office:date-value="2022-06-20T07:03:00" table:style-name="ce61">
            <text:p>2022-06-20 07:03</text:p>
          </table:table-cell>
          <table:table-cell office:value-type="time" office:time-value="PT0H1M0S" table:formula="of:=[.Q279]-[.O279]" table:style-name="ce26">
            <text:p>0:01:00</text:p>
          </table:table-cell>
          <table:table-cell office:value-type="string" table:style-name="ce25">
            <text:p>Kakao</text:p>
          </table:table-cell>
          <table:table-cell office:value-type="date" office:date-value="2022-06-20T09:45:00" table:style-name="ce61">
            <text:p>2022-06-20 09:45</text:p>
          </table:table-cell>
          <table:table-cell office:value-type="string" table:style-name="ce28">
            <text:p>RUTMS eDMZ / iDMZ / INT Router Ping Fail</text:p>
          </table:table-cell>
          <table:table-cell office:value-type="string" table:style-name="ce48">
            <text:p>Informed in kakao and 오탐으로 확인</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86H7M0S" table:formula="of:=[.P280]" table:style-name="ce22">
            <text:p>18:07:00</text:p>
          </table:table-cell>
          <table:table-cell office:value-type="time" office:time-value="PT0H3M0S" table:formula="of:=[.R280]" table:style-name="ce22">
            <text:p>0:03:00</text:p>
          </table:table-cell>
          <table:table-cell office:value-type="string" table:style-name="ce23">
            <text:p>2022.06.20</text:p>
          </table:table-cell>
          <table:table-cell office:value-type="string" table:style-name="ce46">
            <text:p>15~22</text:p>
          </table:table-cell>
          <table:table-cell office:value-type="string" table:content-validation-name="val1" table:style-name="ce47">
            <text:p>김의현</text:p>
          </table:table-cell>
          <table:table-cell office:value-type="string" table:style-name="ce47">
            <text:p>오창민</text:p>
          </table:table-cell>
          <table:table-cell office:value-type="string" table:style-name="ce47">
            <text:p>오창민</text:p>
          </table:table-cell>
          <table:table-cell table:style-name="ce111"/>
          <table:table-cell office:value-type="date" office:date-value="2022-06-20T18:07:00" table:style-name="ce61">
            <text:p>2022-06-20 18:07</text:p>
          </table:table-cell>
          <table:table-cell office:value-type="time" office:time-value="PT1073586H7M0S" table:formula="of:=[.O280]-[.N280]" table:style-name="ce26">
            <text:p>18:07:00</text:p>
          </table:table-cell>
          <table:table-cell office:value-type="date" office:date-value="2022-06-20T18:10:00" table:style-name="ce61">
            <text:p>2022-06-20 18:10</text:p>
          </table:table-cell>
          <table:table-cell office:value-type="time" office:time-value="PT0H3M0S" table:formula="of:=[.Q280]-[.O280]" table:style-name="ce26">
            <text:p>0:03:00</text:p>
          </table:table-cell>
          <table:table-cell office:value-type="string" table:style-name="ce25">
            <text:p>Kakao</text:p>
          </table:table-cell>
          <table:table-cell office:value-type="date" office:date-value="2022-06-20T18:25:00" table:style-name="ce61">
            <text:p>2022-06-20 18:25</text:p>
          </table:table-cell>
          <table:table-cell office:value-type="string" table:style-name="ce28">
            <text:p>Citrix LB svchub port down</text:p>
          </table:table-cell>
          <table:table-cell office:value-type="string" table:style-name="ce48">
            <text:p>오창민 매니저 확인, 담당자 최성우, 박재욱 연구원에게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89H37M0S" table:formula="of:=[.P281]" table:style-name="ce22">
            <text:p>21:37:00</text:p>
          </table:table-cell>
          <table:table-cell office:value-type="time" office:time-value="PT0H2M0S" table:formula="of:=[.R281]" table:style-name="ce22">
            <text:p>0:02:00</text:p>
          </table:table-cell>
          <table:table-cell office:value-type="string" table:style-name="ce23">
            <text:p>2022.06.20</text:p>
          </table:table-cell>
          <table:table-cell office:value-type="string" table:style-name="ce46">
            <text:p>15~22</text:p>
          </table:table-cell>
          <table:table-cell office:value-type="string" table:content-validation-name="val1" table:style-name="ce47">
            <text:p>김의현</text:p>
          </table:table-cell>
          <table:table-cell office:value-type="string" table:style-name="ce47">
            <text:p>오창민</text:p>
          </table:table-cell>
          <table:table-cell table:style-name="ce47"/>
          <table:table-cell table:style-name="ce111"/>
          <table:table-cell office:value-type="date" office:date-value="2022-06-20T21:37:00" table:style-name="ce61">
            <text:p>2022-06-20 21:37</text:p>
          </table:table-cell>
          <table:table-cell office:value-type="time" office:time-value="PT1073589H37M0S" table:formula="of:=[.O281]-[.N281]" table:style-name="ce26">
            <text:p>21:37:00</text:p>
          </table:table-cell>
          <table:table-cell office:value-type="date" office:date-value="2022-06-20T21:39:00" table:style-name="ce61">
            <text:p>2022-06-20 21:39</text:p>
          </table:table-cell>
          <table:table-cell office:value-type="time" office:time-value="PT0H2M0S" table:formula="of:=[.Q281]-[.O281]" table:style-name="ce26">
            <text:p>0:02:00</text:p>
          </table:table-cell>
          <table:table-cell office:value-type="string" table:style-name="ce25">
            <text:p>Kakao</text:p>
          </table:table-cell>
          <table:table-cell office:value-type="date" office:date-value="2022-06-20T21:45:00" table:style-name="ce61">
            <text:p>2022-06-20 21:45</text:p>
          </table:table-cell>
          <table:table-cell office:value-type="string" table:style-name="ce28">
            <text:p>Informed VM Owner</text:p>
          </table:table-cell>
          <table:table-cell office:value-type="string" table:style-name="ce48">
            <text:p>담당자에게 메일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591H10M0S" table:formula="of:=[.P282]" table:style-name="ce22">
            <text:p>23:10:00</text:p>
          </table:table-cell>
          <table:table-cell office:value-type="time" office:time-value="PT0H1M0S" table:formula="of:=[.R282]" table:style-name="ce22">
            <text:p>0:01:00</text:p>
          </table:table-cell>
          <table:table-cell office:value-type="string" table:style-name="ce23">
            <text:p>2022.06.2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Ashok and Anand</text:p>
          </table:table-cell>
          <table:table-cell table:style-name="ce47"/>
          <table:table-cell table:style-name="ce111"/>
          <table:table-cell office:value-type="date" office:date-value="2022-06-20T23:10:00" table:style-name="ce61">
            <text:p>2022-06-20 23:10</text:p>
          </table:table-cell>
          <table:table-cell office:value-type="time" office:time-value="PT1073591H10M0S" table:formula="of:=[.O282]-[.N282]" table:style-name="ce26">
            <text:p>23:10:00</text:p>
          </table:table-cell>
          <table:table-cell office:value-type="date" office:date-value="2022-06-20T23:11:00" table:style-name="ce61">
            <text:p>2022-06-20 23:11</text:p>
          </table:table-cell>
          <table:table-cell office:value-type="time" office:time-value="PT0H1M0S" table:formula="of:=[.Q282]-[.O282]" table:style-name="ce26">
            <text:p>0:01:00</text:p>
          </table:table-cell>
          <table:table-cell office:value-type="string" table:style-name="ce25">
            <text:p>Kakao &amp; Mail</text:p>
          </table:table-cell>
          <table:table-cell office:value-type="date" office:date-value="2022-06-21T01:23:00" table:style-name="ce61">
            <text:p>2022-06-21 01:23</text:p>
          </table:table-cell>
          <table:table-cell office:value-type="string" table:style-name="ce28">
            <text:p>EUTMS-FW-A High CPU utilization (over 80% for 5m)</text:p>
          </table:table-cell>
          <table:table-cell office:value-type="string" table:style-name="ce48">
            <text:p>Automatically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0H20M0S" table:formula="of:=[.P283]" table:style-name="ce22">
            <text:p>8:20:00</text:p>
          </table:table-cell>
          <table:table-cell office:value-type="time" office:time-value="PT0H2M0S" table:formula="of:=[.R283]" table:style-name="ce22">
            <text:p>0:02: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08:20:00" table:style-name="ce61">
            <text:p>2022-06-21 08:20</text:p>
          </table:table-cell>
          <table:table-cell office:value-type="time" office:time-value="PT1073600H20M0S" table:formula="of:=[.O283]-[.N283]" table:style-name="ce26">
            <text:p>8:20:00</text:p>
          </table:table-cell>
          <table:table-cell office:value-type="date" office:date-value="2022-06-21T08:22:00" table:style-name="ce61">
            <text:p>2022-06-21 08:22</text:p>
          </table:table-cell>
          <table:table-cell office:value-type="time" office:time-value="PT0H2M0S" table:formula="of:=[.Q283]-[.O283]" table:style-name="ce26">
            <text:p>0:02:00</text:p>
          </table:table-cell>
          <table:table-cell office:value-type="string" table:style-name="ce25">
            <text:p>KaKao &amp; Mail</text:p>
          </table:table-cell>
          <table:table-cell office:value-type="date" office:date-value="2022-06-21T10:07:00" table:style-name="ce61">
            <text:p>2022-06-21 10:07</text:p>
          </table:table-cell>
          <table:table-cell office:value-type="string" table:style-name="ce28">
            <text:p>/data Disk size 9.97% capacity left : ccskrbigkafkap04.krcloud</text:p>
          </table:table-cell>
          <table:table-cell office:value-type="string" table:style-name="ce48">
            <text:p>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0H41M0S" table:formula="of:=[.P284]" table:style-name="ce22">
            <text:p>8:41:00</text:p>
          </table:table-cell>
          <table:table-cell office:value-type="time" office:time-value="PT0H6M0S" table:formula="of:=[.R284]" table:style-name="ce22">
            <text:p>0:06: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08:41:00" table:style-name="ce61">
            <text:p>2022-06-21 08:41</text:p>
          </table:table-cell>
          <table:table-cell office:value-type="time" office:time-value="PT1073600H41M0S" table:formula="of:=[.O284]-[.N284]" table:style-name="ce26">
            <text:p>8:41:00</text:p>
          </table:table-cell>
          <table:table-cell office:value-type="date" office:date-value="2022-06-21T08:47:00" table:style-name="ce61">
            <text:p>2022-06-21 08:47</text:p>
          </table:table-cell>
          <table:table-cell office:value-type="time" office:time-value="PT0H6M0S" table:formula="of:=[.Q284]-[.O284]" table:style-name="ce26">
            <text:p>0:06:00</text:p>
          </table:table-cell>
          <table:table-cell office:value-type="string" table:style-name="ce25">
            <text:p>KaKao &amp; Mail</text:p>
          </table:table-cell>
          <table:table-cell office:value-type="date" office:date-value="2022-06-21T09:08:00" table:style-name="ce61">
            <text:p>2022-06-21 09:08</text:p>
          </table:table-cell>
          <table:table-cell office:value-type="string" table:style-name="ce1">
            <text:p>/var/lib/docker/containers, /var/lib/docker/overlay2 Disk size 10% capacity left : ccskrbigparsorp01.krcloud</text:p>
          </table:table-cell>
          <table:table-cell office:value-type="string" table:style-name="ce48">
            <text:p>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0H43M0S" table:formula="of:=[.P285]" table:style-name="ce22">
            <text:p>8:43:00</text:p>
          </table:table-cell>
          <table:table-cell office:value-type="time" office:time-value="PT0H9M0S" table:formula="of:=[.R285]" table:style-name="ce22">
            <text:p>0:09: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08:43:00" table:style-name="ce61">
            <text:p>2022-06-21 08:43</text:p>
          </table:table-cell>
          <table:table-cell office:value-type="time" office:time-value="PT1073600H43M0S" table:formula="of:=[.O285]-[.N285]" table:style-name="ce26">
            <text:p>8:43:00</text:p>
          </table:table-cell>
          <table:table-cell office:value-type="date" office:date-value="2022-06-21T08:52:00" table:style-name="ce61">
            <text:p>2022-06-21 08:52</text:p>
          </table:table-cell>
          <table:table-cell office:value-type="time" office:time-value="PT0H9M0S" table:formula="of:=[.Q285]-[.O285]" table:style-name="ce26">
            <text:p>0:09:00</text:p>
          </table:table-cell>
          <table:table-cell office:value-type="string" table:style-name="ce25">
            <text:p>KaKao &amp; Mail</text:p>
          </table:table-cell>
          <table:table-cell office:value-type="date" office:date-value="2022-06-21T08:55:00" table:style-name="ce61">
            <text:p>2022-06-21 08:55</text:p>
          </table:table-cell>
          <table:table-cell office:value-type="string" table:style-name="ce28">
            <text:p>pp01mn001.pkr0c20.hcloud.io /var/log used 90%</text:p>
          </table:table-cell>
          <table:table-cell office:value-type="string" table:style-name="ce48">
            <text:p>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1H29M0S" table:formula="of:=[.P286]" table:style-name="ce22">
            <text:p>9:29:00</text:p>
          </table:table-cell>
          <table:table-cell office:value-type="time" office:time-value="PT0H1M0S" table:formula="of:=[.R286]" table:style-name="ce22">
            <text:p>0:01: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09:29:00" table:style-name="ce61">
            <text:p>2022-06-21 09:29</text:p>
          </table:table-cell>
          <table:table-cell office:value-type="time" office:time-value="PT1073601H29M0S" table:formula="of:=[.O286]-[.N286]" table:style-name="ce26">
            <text:p>9:29:00</text:p>
          </table:table-cell>
          <table:table-cell office:value-type="date" office:date-value="2022-06-21T09:30:00" table:style-name="ce61">
            <text:p>2022-06-21 09:30</text:p>
          </table:table-cell>
          <table:table-cell office:value-type="time" office:time-value="PT0H1M0S" table:formula="of:=[.Q286]-[.O286]" table:style-name="ce26">
            <text:p>0:01:00</text:p>
          </table:table-cell>
          <table:table-cell office:value-type="string" table:style-name="ce25">
            <text:p>KaKao</text:p>
          </table:table-cell>
          <table:table-cell table:style-name="ce61"/>
          <table:table-cell office:value-type="string" table:style-name="ce28">
            <text:p>Interface Ethernet50/1(Peer-to-Spine02): Link down</text:p>
          </table:table-cell>
          <table:table-cell office:value-type="string" table:style-name="ce48">
            <text:p>정종인,이시형 매니저 확인, 벤더 RMA 추가 진행예정</text:p>
          </table:table-cell>
          <table:table-cell table:style-name="ce48"/>
          <table:table-cell table:content-validation-name="val3" table:style-name="ce49"/>
          <table:table-cell office:value-type="string" table:content-validation-name="val3" table:style-name="ce49">
            <text:p>O</text:p>
          </table:table-cell>
          <table:table-cell office:value-type="string" table:style-name="ce50">
            <text:p>RMA 예정</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4H42M0S" table:formula="of:=[.P287]" table:style-name="ce22">
            <text:p>12:42:00</text:p>
          </table:table-cell>
          <table:table-cell office:value-type="time" office:time-value="PT0H5M0S" table:formula="of:=[.R287]" table:style-name="ce22">
            <text:p>0:05: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12:42:00" table:style-name="ce61">
            <text:p>2022-06-21 12:42</text:p>
          </table:table-cell>
          <table:table-cell office:value-type="time" office:time-value="PT1073604H42M0S" table:formula="of:=[.O287]-[.N287]" table:style-name="ce26">
            <text:p>12:42:00</text:p>
          </table:table-cell>
          <table:table-cell office:value-type="date" office:date-value="2022-06-21T12:47:00" table:style-name="ce61">
            <text:p>2022-06-21 12:47</text:p>
          </table:table-cell>
          <table:table-cell office:value-type="time" office:time-value="PT0H5M0S" table:formula="of:=[.Q287]-[.O287]" table:style-name="ce26">
            <text:p>0:05:00</text:p>
          </table:table-cell>
          <table:table-cell office:value-type="string" table:style-name="ce25">
            <text:p>KaKao</text:p>
          </table:table-cell>
          <table:table-cell table:style-name="ce61"/>
          <table:table-cell office:value-type="string" table:style-name="ce28">
            <text:p>Interface Ethernet3(UW_CCS_SF_BB_02:::n/a:::192.168.26.5::::uw(7331227673):::edge): Link down</text:p>
          </table:table-cell>
          <table:table-cell office:value-type="string" table:style-name="ce48">
            <text:p>정종인,이시형 매니저 확인, 인터페이스 확인결과 정상이며 이한선 책임님께 전달드림</text:p>
          </table:table-cell>
          <table:table-cell table:style-name="ce48"/>
          <table:table-cell table:content-validation-name="val3" table:style-name="ce49"/>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5H11M0S" table:formula="of:=[.P288]" table:style-name="ce22">
            <text:p>13:11:00</text:p>
          </table:table-cell>
          <table:table-cell office:value-type="float" office:value="-44733.549305555556" table:formula="of:=[.R288]" table:style-name="ce22">
            <text:p>#######</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13:11:00" table:style-name="ce61">
            <text:p>2022-06-21 13:11</text:p>
          </table:table-cell>
          <table:table-cell office:value-type="time" office:time-value="PT1073605H11M0S" table:formula="of:=[.O288]-[.N288]" table:style-name="ce26">
            <text:p>13:11:00</text:p>
          </table:table-cell>
          <table:table-cell table:style-name="ce61"/>
          <table:table-cell office:value-type="float" office:value="-44733.549305555556" table:formula="of:=[.Q288]-[.O288]" table:style-name="ce26">
            <text:p>#######</text:p>
          </table:table-cell>
          <table:table-cell office:value-type="string" table:style-name="ce25">
            <text:p>KaKao</text:p>
          </table:table-cell>
          <table:table-cell table:style-name="ce61"/>
          <table:table-cell office:value-type="string" table:style-name="ce28">
            <text:p>F5 BIG-IP: There are errors on the network interface(2.1) / (F5) KRCloud-PRD-L7-02.krcloud</text:p>
          </table:table-cell>
          <table:table-cell office:value-type="string" table:style-name="ce48">
            <text:p>오창민 매니저 확인, 상단 보더리프쪽과 벤더사 F5쪽에 error count 관련해서 문의드릴 예정</text:p>
          </table:table-cell>
          <table:table-cell office:value-type="string" table:style-name="ce48">
            <text:p>KRCLOUD-5076</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6H1M0S" table:formula="of:=[.P289]" table:style-name="ce22">
            <text:p>14:01:00</text:p>
          </table:table-cell>
          <table:table-cell office:value-type="time" office:time-value="PT0H4M0S" table:formula="of:=[.R289]" table:style-name="ce22">
            <text:p>0:04:00</text:p>
          </table:table-cell>
          <table:table-cell office:value-type="string" table:style-name="ce23">
            <text:p>2022.06.21</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14:01:00" table:style-name="ce61">
            <text:p>2022-06-21 14:01</text:p>
          </table:table-cell>
          <table:table-cell office:value-type="time" office:time-value="PT1073606H1M0S" table:formula="of:=[.O289]-[.N289]" table:style-name="ce26">
            <text:p>14:01:00</text:p>
          </table:table-cell>
          <table:table-cell office:value-type="date" office:date-value="2022-06-21T14:05:00" table:style-name="ce61">
            <text:p>2022-06-21 14:05</text:p>
          </table:table-cell>
          <table:table-cell office:value-type="time" office:time-value="PT0H4M0S" table:formula="of:=[.Q289]-[.O289]" table:style-name="ce26">
            <text:p>0:04:00</text:p>
          </table:table-cell>
          <table:table-cell office:value-type="string" table:style-name="ce25">
            <text:p>KaKao &amp; Call</text:p>
          </table:table-cell>
          <table:table-cell office:value-type="date" office:date-value="2022-06-21T14:06:00" table:style-name="ce61">
            <text:p>2022-06-21 14:06</text:p>
          </table:table-cell>
          <table:table-cell office:value-type="string" table:style-name="ce28">
            <text:p>vServer LB_mof2.mozen.com_8004_outer, CS_LB_PRD_VR_ServiceHub_OUTER services are degraded: 91 pct</text:p>
          </table:table-cell>
          <table:table-cell office:value-type="string" table:style-name="ce48">
            <text:p>오창민 매니저 확인, 로그 확인상 서비스 다운되었다가 올라온 로그확인 됨. 담당자 유선 컨택하여 확인해보니 서비스 배포 작업중에 발생한 알람으로 확인됨.</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09H15M0S" table:formula="of:=[.P290]" table:style-name="ce22">
            <text:p>17:15:00</text:p>
          </table:table-cell>
          <table:table-cell office:value-type="time" office:time-value="PT0H11M0S" table:formula="of:=[.R290]" table:style-name="ce22">
            <text:p>0:11:00</text:p>
          </table:table-cell>
          <table:table-cell office:value-type="string" table:style-name="ce23">
            <text:p>2022.06.21</text:p>
          </table:table-cell>
          <table:table-cell office:value-type="string" table:style-name="ce46">
            <text:p>08~16</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1T17:15:00" table:style-name="ce61">
            <text:p>2022-06-21 17:15</text:p>
          </table:table-cell>
          <table:table-cell office:value-type="time" office:time-value="PT1073609H15M0S" table:formula="of:=[.O290]-[.N290]" table:style-name="ce26">
            <text:p>17:15:00</text:p>
          </table:table-cell>
          <table:table-cell office:value-type="date" office:date-value="2022-06-21T17:26:00" table:style-name="ce61">
            <text:p>2022-06-21 17:26</text:p>
          </table:table-cell>
          <table:table-cell office:value-type="time" office:time-value="PT0H11M0S" table:formula="of:=[.Q290]-[.O290]" table:style-name="ce26">
            <text:p>0:11:00</text:p>
          </table:table-cell>
          <table:table-cell office:value-type="string" table:style-name="ce25">
            <text:p>KaKao &amp; Call</text:p>
          </table:table-cell>
          <table:table-cell office:value-type="date" office:date-value="2022-06-21T17:15:00" table:style-name="ce61">
            <text:p>2022-06-21 17:15</text:p>
          </table:table-cell>
          <table:table-cell office:value-type="string" table:style-name="ce28">
            <text:p>vServer prd-vrm-kr1-8093 services are degrade: 50 pct</text:p>
          </table:table-cell>
          <table:table-cell office:value-type="string" table:style-name="ce48">
            <text:p>오창민 매니저 확인, 담당자 유선 및 메신저 컨택하여 확인해보니 서비스 배포작업 중 발생한 알람으로 확인됨.</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11H0M0S" table:formula="of:=[.P291]" table:style-name="ce22">
            <text:p>19:00:00</text:p>
          </table:table-cell>
          <table:table-cell office:value-type="time" office:time-value="PT0H1M0S" table:formula="of:=[.R291]" table:style-name="ce22">
            <text:p>0:01:00</text:p>
          </table:table-cell>
          <table:table-cell office:value-type="string" table:style-name="ce23">
            <text:p>2022.06.21</text:p>
          </table:table-cell>
          <table:table-cell office:value-type="string" table:style-name="ce46">
            <text:p>16~22</text:p>
          </table:table-cell>
          <table:table-cell office:value-type="string" table:content-validation-name="val1" table:style-name="ce47">
            <text:p>김의현</text:p>
          </table:table-cell>
          <table:table-cell office:value-type="string" table:style-name="ce47">
            <text:p>오창민</text:p>
          </table:table-cell>
          <table:table-cell table:style-name="ce47"/>
          <table:table-cell table:style-name="ce111"/>
          <table:table-cell office:value-type="date" office:date-value="2022-06-21T19:00:00" table:style-name="ce61">
            <text:p>2022-06-21 19:00</text:p>
          </table:table-cell>
          <table:table-cell office:value-type="time" office:time-value="PT1073611H0M0S" table:formula="of:=[.O291]-[.N291]" table:style-name="ce26">
            <text:p>19:00:00</text:p>
          </table:table-cell>
          <table:table-cell office:value-type="date" office:date-value="2022-06-21T19:01:00" table:style-name="ce61">
            <text:p>2022-06-21 19:01</text:p>
          </table:table-cell>
          <table:table-cell office:value-type="time" office:time-value="PT0H1M0S" table:formula="of:=[.Q291]-[.O291]" table:style-name="ce26">
            <text:p>0:01:00</text:p>
          </table:table-cell>
          <table:table-cell office:value-type="string" table:style-name="ce25">
            <text:p>KaKao</text:p>
          </table:table-cell>
          <table:table-cell office:value-type="date" office:date-value="2022-06-21T19:01:00" table:style-name="ce61">
            <text:p>2022-06-21 19:01</text:p>
          </table:table-cell>
          <table:table-cell office:value-type="string" table:style-name="ce28">
            <text:p><text:s/>ccseuspap-loadbalancer 10.115.189.15 VIP is down</text:p>
          </table:table-cell>
          <table:table-cell office:value-type="string" table:style-name="ce48">
            <text:p>오창민 매니저 확인 결과 오탐으로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11H25M0S" table:formula="of:=[.P292]" table:style-name="ce22">
            <text:p>19:25:00</text:p>
          </table:table-cell>
          <table:table-cell office:value-type="time" office:time-value="PT0H1M0S" table:formula="of:=[.R292]" table:style-name="ce22">
            <text:p>0:01:00</text:p>
          </table:table-cell>
          <table:table-cell office:value-type="string" table:style-name="ce23">
            <text:p>2022.06.21</text:p>
          </table:table-cell>
          <table:table-cell office:value-type="string" table:style-name="ce46">
            <text:p>16~22</text:p>
          </table:table-cell>
          <table:table-cell office:value-type="string" table:content-validation-name="val1" table:style-name="ce47">
            <text:p>김의현</text:p>
          </table:table-cell>
          <table:table-cell office:value-type="string" table:style-name="ce47">
            <text:p>오창민</text:p>
          </table:table-cell>
          <table:table-cell table:style-name="ce47"/>
          <table:table-cell table:style-name="ce111"/>
          <table:table-cell office:value-type="date" office:date-value="2022-06-21T19:25:00" table:style-name="ce61">
            <text:p>2022-06-21 19:25</text:p>
          </table:table-cell>
          <table:table-cell office:value-type="time" office:time-value="PT1073611H25M0S" table:formula="of:=[.O292]-[.N292]" table:style-name="ce26">
            <text:p>19:25:00</text:p>
          </table:table-cell>
          <table:table-cell office:value-type="date" office:date-value="2022-06-21T19:26:00" table:style-name="ce61">
            <text:p>2022-06-21 19:26</text:p>
          </table:table-cell>
          <table:table-cell office:value-type="time" office:time-value="PT0H1M0S" table:formula="of:=[.Q292]-[.O292]" table:style-name="ce26">
            <text:p>0:01:00</text:p>
          </table:table-cell>
          <table:table-cell office:value-type="string" table:style-name="ce25">
            <text:p>KaKao</text:p>
          </table:table-cell>
          <table:table-cell office:value-type="date" office:date-value="2022-06-21T19:26:00" table:style-name="ce61">
            <text:p>2022-06-21 19:26</text:p>
          </table:table-cell>
          <table:table-cell office:value-type="string" table:style-name="ce28">
            <text:p>KRCloud-STG-IPMI-R6 eth16 Link down</text:p>
          </table:table-cell>
          <table:table-cell office:value-type="string" table:style-name="ce48">
            <text:p>오창민 매니저 확인 결과 실제 업다운으로 확인되며 티켓으로 팔로우업</text:p>
          </table:table-cell>
          <table:table-cell office:value-type="string" table:style-name="ce48">
            <text:p>KRCLOUD-5084</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11H37M0S" table:formula="of:=[.P293]" table:style-name="ce22">
            <text:p>19:37:00</text:p>
          </table:table-cell>
          <table:table-cell office:value-type="time" office:time-value="PT0H0M0S" table:formula="of:=[.R293]" table:style-name="ce22">
            <text:p>0:00:00</text:p>
          </table:table-cell>
          <table:table-cell office:value-type="string" table:style-name="ce23">
            <text:p>2022.06.21</text:p>
          </table:table-cell>
          <table:table-cell office:value-type="string" table:style-name="ce46">
            <text:p>16~22</text:p>
          </table:table-cell>
          <table:table-cell office:value-type="string" table:content-validation-name="val1" table:style-name="ce47">
            <text:p>김의현</text:p>
          </table:table-cell>
          <table:table-cell office:value-type="string" table:style-name="ce47">
            <text:p>오창민</text:p>
          </table:table-cell>
          <table:table-cell table:style-name="ce47"/>
          <table:table-cell table:style-name="ce111"/>
          <table:table-cell office:value-type="date" office:date-value="2022-06-21T19:37:00" table:style-name="ce61">
            <text:p>2022-06-21 19:37</text:p>
          </table:table-cell>
          <table:table-cell office:value-type="time" office:time-value="PT1073611H37M0S" table:formula="of:=[.O293]-[.N293]" table:style-name="ce26">
            <text:p>19:37:00</text:p>
          </table:table-cell>
          <table:table-cell office:value-type="date" office:date-value="2022-06-21T19:37:00" table:style-name="ce61">
            <text:p>2022-06-21 19:37</text:p>
          </table:table-cell>
          <table:table-cell office:value-type="time" office:time-value="PT0H0M0S" table:formula="of:=[.Q293]-[.O293]" table:style-name="ce26">
            <text:p>0:00:00</text:p>
          </table:table-cell>
          <table:table-cell office:value-type="string" table:style-name="ce25">
            <text:p>KaKao &amp; Mail</text:p>
          </table:table-cell>
          <table:table-cell table:style-name="ce61"/>
          <table:table-cell office:value-type="string" table:style-name="ce28">
            <text:p><text:s/>/var/lib/docker/containers Disk size 10 % capacity left : ccskrbigparsorp02.krcloud</text:p>
          </table:table-cell>
          <table:table-cell office:value-type="string" table:style-name="ce48">
            <text:p>담당자 선동한 책임매니저에게 메일 전달 -&gt; ignore Alert. VM owner request exception handling</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24H38M0S" table:formula="of:=[.P294]" table:style-name="ce22">
            <text:p>8:38:00</text:p>
          </table:table-cell>
          <table:table-cell office:value-type="time" office:time-value="PT0H11M0S" table:formula="of:=[.R294]" table:style-name="ce22">
            <text:p>0:11:00</text:p>
          </table:table-cell>
          <table:table-cell office:value-type="string" table:style-name="ce23">
            <text:p>2022.06.22</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2T08:38:00" table:style-name="ce61">
            <text:p>2022-06-22 08:38</text:p>
          </table:table-cell>
          <table:table-cell office:value-type="time" office:time-value="PT1073624H38M0S" table:formula="of:=[.O294]-[.N294]" table:style-name="ce26">
            <text:p>8:38:00</text:p>
          </table:table-cell>
          <table:table-cell office:value-type="date" office:date-value="2022-06-22T08:49:00" table:style-name="ce61">
            <text:p>2022-06-22 08:49</text:p>
          </table:table-cell>
          <table:table-cell office:value-type="time" office:time-value="PT0H11M0S" table:formula="of:=[.Q294]-[.O294]" table:style-name="ce26">
            <text:p>0:11:00</text:p>
          </table:table-cell>
          <table:table-cell office:value-type="string" table:style-name="ce25">
            <text:p>KaKao &amp; Mail</text:p>
          </table:table-cell>
          <table:table-cell table:style-name="ce61"/>
          <table:table-cell office:value-type="string" table:style-name="ce28">
            <text:p>/data Disk size 9.99% capacity left : es01.ap-northeast-2.prd.h53</text:p>
          </table:table-cell>
          <table:table-cell office:value-type="string" table:style-name="ce48">
            <text:p>이은도 매니저 확인 및 담당자 메일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24H57M0S" table:formula="of:=[.P295]" table:style-name="ce22">
            <text:p>8:57:00</text:p>
          </table:table-cell>
          <table:table-cell office:value-type="time" office:time-value="PT0H4M0S" table:formula="of:=[.R295]" table:style-name="ce22">
            <text:p>0:04:00</text:p>
          </table:table-cell>
          <table:table-cell office:value-type="string" table:style-name="ce23">
            <text:p>2022.06.22</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2T08:57:00" table:style-name="ce61">
            <text:p>2022-06-22 08:57</text:p>
          </table:table-cell>
          <table:table-cell office:value-type="time" office:time-value="PT1073624H57M0S" table:formula="of:=[.O295]-[.N295]" table:style-name="ce26">
            <text:p>8:57:00</text:p>
          </table:table-cell>
          <table:table-cell office:value-type="date" office:date-value="2022-06-22T09:01:00" table:style-name="ce61">
            <text:p>2022-06-22 09:01</text:p>
          </table:table-cell>
          <table:table-cell office:value-type="time" office:time-value="PT0H4M0S" table:formula="of:=[.Q295]-[.O295]" table:style-name="ce26">
            <text:p>0:04:00</text:p>
          </table:table-cell>
          <table:table-cell office:value-type="string" table:style-name="ce25">
            <text:p>KaKao &amp; Mail</text:p>
          </table:table-cell>
          <table:table-cell table:style-name="ce61"/>
          <table:table-cell office:value-type="string" table:style-name="ce28">
            <text:p>/data Disk size 10.99% capacity left : ccsnakmaissp01</text:p>
          </table:table-cell>
          <table:table-cell office:value-type="string" table:style-name="ce48">
            <text:p>채한길 매니저 확인 및 담당자 메일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25H34M0S" table:formula="of:=[.P296]" table:style-name="ce22">
            <text:p>9:34:00</text:p>
          </table:table-cell>
          <table:table-cell office:value-type="time" office:time-value="PT0H6M0S" table:formula="of:=[.R296]" table:style-name="ce22">
            <text:p>0:06:00</text:p>
          </table:table-cell>
          <table:table-cell office:value-type="string" table:style-name="ce23">
            <text:p>2022.06.22</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2T09:34:00" table:style-name="ce61">
            <text:p>2022-06-22 09:34</text:p>
          </table:table-cell>
          <table:table-cell office:value-type="time" office:time-value="PT1073625H34M0S" table:formula="of:=[.O296]-[.N296]" table:style-name="ce26">
            <text:p>9:34:00</text:p>
          </table:table-cell>
          <table:table-cell office:value-type="date" office:date-value="2022-06-22T09:40:00" table:style-name="ce61">
            <text:p>2022-06-22 09:40</text:p>
          </table:table-cell>
          <table:table-cell office:value-type="time" office:time-value="PT0H6M0S" table:formula="of:=[.Q296]-[.O296]" table:style-name="ce26">
            <text:p>0:06:00</text:p>
          </table:table-cell>
          <table:table-cell office:value-type="string" table:style-name="ce25">
            <text:p>KaKao</text:p>
          </table:table-cell>
          <table:table-cell office:value-type="date" office:date-value="2022-06-22T09:36:00" table:style-name="ce61">
            <text:p>2022-06-22 09:36</text:p>
          </table:table-cell>
          <table:table-cell office:value-type="string" table:style-name="ce28">
            <text:p>Lack of available memory on server krcloudstgcomdr211</text:p>
          </table:table-cell>
          <table:table-cell office:value-type="string" table:style-name="ce48">
            <text:p>심명보매니저 확인 후 메모리 사용율 높은 libvirt_exporte 프로세스 재기동 조치</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29H49M0S" table:formula="of:=[.P297]" table:style-name="ce22">
            <text:p>13:49:00</text:p>
          </table:table-cell>
          <table:table-cell office:value-type="float" office:value="-3.4722222189884633E-3" table:formula="of:=[.R297]" table:style-name="ce22">
            <text:p>#######</text:p>
          </table:table-cell>
          <table:table-cell office:value-type="string" table:style-name="ce23">
            <text:p>2022.06.22</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2T13:49:00" table:style-name="ce61">
            <text:p>2022-06-22 13:49</text:p>
          </table:table-cell>
          <table:table-cell office:value-type="time" office:time-value="PT1073629H49M0S" table:formula="of:=[.O297]-[.N297]" table:style-name="ce26">
            <text:p>13:49:00</text:p>
          </table:table-cell>
          <table:table-cell office:value-type="date" office:date-value="2022-06-22T13:44:00" table:style-name="ce61">
            <text:p>2022-06-22 13:44</text:p>
          </table:table-cell>
          <table:table-cell office:value-type="float" office:value="-3.4722222189884633E-3" table:formula="of:=[.Q297]-[.O297]" table:style-name="ce26">
            <text:p>#######</text:p>
          </table:table-cell>
          <table:table-cell office:value-type="string" table:style-name="ce25">
            <text:p>KaKao</text:p>
          </table:table-cell>
          <table:table-cell table:style-name="ce61"/>
          <table:table-cell office:value-type="string" table:style-name="ce28">
            <text:p>Interface Ethernet14, 37, 1, 2, 3, 4, 5, ~ ,50/1 Link down. Host : EuCloudPrdSL-R2-B</text:p>
          </table:table-cell>
          <table:table-cell office:value-type="string" table:style-name="ce48">
            <text:p>고희경매니저 확인결과 커널패닉으로 인해 reboot 된 것을 확인, 벤더사에 로그분석 요청할 예정</text:p>
          </table:table-cell>
          <table:table-cell office:value-type="string" table:style-name="ce48">
            <text:p>EUCLOUD-2463</text:p>
          </table:table-cell>
          <table:table-cell table:content-validation-name="val3" table:style-name="ce49"/>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30H7M0S" table:formula="of:=[.P298]" table:style-name="ce22">
            <text:p>14:07:00</text:p>
          </table:table-cell>
          <table:table-cell office:value-type="time" office:time-value="PT0H3M0S" table:formula="of:=[.R298]" table:style-name="ce22">
            <text:p>0:03:00</text:p>
          </table:table-cell>
          <table:table-cell office:value-type="string" table:style-name="ce23">
            <text:p>2022.06.22</text:p>
          </table:table-cell>
          <table:table-cell office:value-type="string" table:style-name="ce46">
            <text:p>08~15</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2T14:07:00" table:style-name="ce61">
            <text:p>2022-06-22 14:07</text:p>
          </table:table-cell>
          <table:table-cell office:value-type="time" office:time-value="PT1073630H7M0S" table:formula="of:=[.O298]-[.N298]" table:style-name="ce26">
            <text:p>14:07:00</text:p>
          </table:table-cell>
          <table:table-cell office:value-type="date" office:date-value="2022-06-22T14:10:00" table:style-name="ce61">
            <text:p>2022-06-22 14:10</text:p>
          </table:table-cell>
          <table:table-cell office:value-type="time" office:time-value="PT0H3M0S" table:formula="of:=[.Q298]-[.O298]" table:style-name="ce26">
            <text:p>0:03:00</text:p>
          </table:table-cell>
          <table:table-cell office:value-type="string" table:style-name="ce25">
            <text:p>KaKao &amp; Mail</text:p>
          </table:table-cell>
          <table:table-cell table:style-name="ce61"/>
          <table:table-cell office:value-type="string" table:style-name="ce28">
            <text:p>/postgres_data disk size 9.93 % capacity left : ccskrvtwintimescaledbp01</text:p>
          </table:table-cell>
          <table:table-cell office:value-type="string" table:style-name="ce48">
            <text:p>채한길 매니저 확인 후 담당자 메일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34H11M0S" table:formula="of:=[.P299]" table:style-name="ce22">
            <text:p>18:11:00</text:p>
          </table:table-cell>
          <table:table-cell office:value-type="time" office:time-value="PT0H1M0S" table:formula="of:=[.R299]" table:style-name="ce22">
            <text:p>0:01:00</text:p>
          </table:table-cell>
          <table:table-cell office:value-type="string" table:style-name="ce23">
            <text:p>2022.06.22</text:p>
          </table:table-cell>
          <table:table-cell office:value-type="string" table:style-name="ce46">
            <text:p>15~22</text:p>
          </table:table-cell>
          <table:table-cell office:value-type="string" table:content-validation-name="val1" table:style-name="ce47">
            <text:p>김의현</text:p>
          </table:table-cell>
          <table:table-cell office:value-type="string" table:style-name="ce47">
            <text:p>오창민</text:p>
          </table:table-cell>
          <table:table-cell table:style-name="ce47"/>
          <table:table-cell table:style-name="ce111"/>
          <table:table-cell office:value-type="date" office:date-value="2022-06-22T18:11:00" table:style-name="ce61">
            <text:p>2022-06-22 18:11</text:p>
          </table:table-cell>
          <table:table-cell office:value-type="time" office:time-value="PT1073634H11M0S" table:formula="of:=[.O299]-[.N299]" table:style-name="ce26">
            <text:p>18:11:00</text:p>
          </table:table-cell>
          <table:table-cell office:value-type="date" office:date-value="2022-06-22T18:12:00" table:style-name="ce61">
            <text:p>2022-06-22 18:12</text:p>
          </table:table-cell>
          <table:table-cell office:value-type="time" office:time-value="PT0H1M0S" table:formula="of:=[.Q299]-[.O299]" table:style-name="ce26">
            <text:p>0:01:00</text:p>
          </table:table-cell>
          <table:table-cell office:value-type="string" table:style-name="ce25">
            <text:p>KaKao, M+</text:p>
          </table:table-cell>
          <table:table-cell table:style-name="ce61"/>
          <table:table-cell office:value-type="string" table:style-name="ce28">
            <text:p>vServer LB_mof2.mozen.com_8004_outer state: down</text:p>
          </table:table-cell>
          <table:table-cell office:value-type="string" table:style-name="ce48">
            <text:p>담당자 전병우책임에게 전달, 서비스문제없으며 LB추가확인요청</text:p>
          </table:table-cell>
          <table:table-cell office:value-type="string" table:style-name="ce48">
            <text:p>KRCLOUD-5089</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35H0M0S" table:formula="of:=[.P300]" table:style-name="ce22">
            <text:p>19:00:00</text:p>
          </table:table-cell>
          <table:table-cell office:value-type="time" office:time-value="PT0H0M0S" table:formula="of:=[.R300]" table:style-name="ce22">
            <text:p>0:00:00</text:p>
          </table:table-cell>
          <table:table-cell office:value-type="string" table:style-name="ce23">
            <text:p>2022.06.22</text:p>
          </table:table-cell>
          <table:table-cell office:value-type="string" table:style-name="ce46">
            <text:p>15~22</text:p>
          </table:table-cell>
          <table:table-cell office:value-type="string" table:content-validation-name="val1" table:style-name="ce47">
            <text:p>김의현</text:p>
          </table:table-cell>
          <table:table-cell table:number-columns-repeated="2" table:style-name="ce47"/>
          <table:table-cell table:style-name="ce111"/>
          <table:table-cell office:value-type="date" office:date-value="2022-06-22T19:00:00" table:style-name="ce61">
            <text:p>2022-06-22 19:00</text:p>
          </table:table-cell>
          <table:table-cell office:value-type="time" office:time-value="PT1073635H0M0S" table:formula="of:=[.O300]-[.N300]" table:style-name="ce26">
            <text:p>19:00:00</text:p>
          </table:table-cell>
          <table:table-cell office:value-type="date" office:date-value="2022-06-22T19:00:00" table:style-name="ce61">
            <text:p>2022-06-22 19:00</text:p>
          </table:table-cell>
          <table:table-cell office:value-type="time" office:time-value="PT0H0M0S" table:formula="of:=[.Q300]-[.O300]" table:style-name="ce26">
            <text:p>0:00:00</text:p>
          </table:table-cell>
          <table:table-cell office:value-type="string" table:style-name="ce25">
            <text:p>KaKao</text:p>
          </table:table-cell>
          <table:table-cell table:style-name="ce61"/>
          <table:table-cell office:value-type="string" table:style-name="ce28">
            <text:p>ccsaucachep01,02, ping fail</text:p>
          </table:table-cell>
          <table:table-cell office:value-type="string" table:style-name="ce48">
            <text:p>삭제될 VM으로 메인터넌스 시간 오설정으로 발생</text:p>
          </table:table-cell>
          <table:table-cell office:value-type="string" table:style-name="ce48">
            <text:p>SGCLOUD-990</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37H6M0S" table:formula="of:=[.P301]" table:style-name="ce22">
            <text:p>21:06:00</text:p>
          </table:table-cell>
          <table:table-cell office:value-type="time" office:time-value="PT0H2M0S" table:formula="of:=[.R301]" table:style-name="ce22">
            <text:p>0:02:00</text:p>
          </table:table-cell>
          <table:table-cell office:value-type="string" table:style-name="ce23">
            <text:p>2022.06.22</text:p>
          </table:table-cell>
          <table:table-cell office:value-type="string" table:style-name="ce46">
            <text:p>15~22</text:p>
          </table:table-cell>
          <table:table-cell office:value-type="string" table:content-validation-name="val1" table:style-name="ce47">
            <text:p>김의현</text:p>
          </table:table-cell>
          <table:table-cell table:number-columns-repeated="2" table:style-name="ce47"/>
          <table:table-cell table:style-name="ce111"/>
          <table:table-cell office:value-type="date" office:date-value="2022-06-22T21:06:00" table:style-name="ce61">
            <text:p>2022-06-22 21:06</text:p>
          </table:table-cell>
          <table:table-cell office:value-type="time" office:time-value="PT1073637H6M0S" table:formula="of:=[.O301]-[.N301]" table:style-name="ce26">
            <text:p>21:06:00</text:p>
          </table:table-cell>
          <table:table-cell office:value-type="date" office:date-value="2022-06-22T21:08:00" table:style-name="ce61">
            <text:p>2022-06-22 21:08</text:p>
          </table:table-cell>
          <table:table-cell office:value-type="time" office:time-value="PT0H2M0S" table:formula="of:=[.Q301]-[.O301]" table:style-name="ce26">
            <text:p>0:02:00</text:p>
          </table:table-cell>
          <table:table-cell office:value-type="string" table:style-name="ce25">
            <text:p>KaKao</text:p>
          </table:table-cell>
          <table:table-cell table:style-name="ce61"/>
          <table:table-cell office:value-type="string" table:style-name="ce28">
            <text:p><text:s/>krcloudprdcomdr1510 System status is in warning state</text:p>
          </table:table-cell>
          <table:table-cell office:value-type="string" table:style-name="ce48">
            <text:p>krcloudprdcomdr1510 메모리이슈, 티켓생성</text:p>
          </table:table-cell>
          <table:table-cell office:value-type="string" table:style-name="ce48">
            <text:p>KRCLOUD-5088</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43H2M0S" table:formula="of:=[.P302]" table:style-name="ce22">
            <text:p>3:02:00</text:p>
          </table:table-cell>
          <table:table-cell office:value-type="time" office:time-value="PT0H0M0S" table:formula="of:=[.R302]" table:style-name="ce22">
            <text:p>0:00:00</text:p>
          </table:table-cell>
          <table:table-cell office:value-type="string" table:style-name="ce23">
            <text:p>2022.06.22</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23T03:02:00" table:style-name="ce61">
            <text:p>2022-06-23 03:02</text:p>
          </table:table-cell>
          <table:table-cell office:value-type="time" office:time-value="PT1073643H2M0S" table:formula="of:=[.O302]-[.N302]" table:style-name="ce26">
            <text:p>3:02:00</text:p>
          </table:table-cell>
          <table:table-cell office:value-type="date" office:date-value="2022-06-23T03:02:00" table:style-name="ce61">
            <text:p>2022-06-23 03:02</text:p>
          </table:table-cell>
          <table:table-cell office:value-type="time" office:time-value="PT0H0M0S" table:formula="of:=[.Q302]-[.O302]" table:style-name="ce26">
            <text:p>0:00:00</text:p>
          </table:table-cell>
          <table:table-cell office:value-type="string" table:style-name="ce25">
            <text:p>Kakao</text:p>
          </table:table-cell>
          <table:table-cell table:style-name="ce61"/>
          <table:table-cell office:value-type="string" table:style-name="ce28">
            <text:p>EUCloudNetapp01 Free Size on aggr_node02_data less than 10%</text:p>
          </table:table-cell>
          <table:table-cell office:value-type="string" table:style-name="ce48">
            <text:p>Automatically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43H11M0S" table:formula="of:=[.P303]" table:style-name="ce22">
            <text:p>3:11:00</text:p>
          </table:table-cell>
          <table:table-cell office:value-type="time" office:time-value="PT0H1M0S" table:formula="of:=[.R303]" table:style-name="ce22">
            <text:p>0:01:00</text:p>
          </table:table-cell>
          <table:table-cell office:value-type="string" table:style-name="ce23">
            <text:p>2022.06.22</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23T03:11:00" table:style-name="ce61">
            <text:p>2022-06-23 03:11</text:p>
          </table:table-cell>
          <table:table-cell office:value-type="time" office:time-value="PT1073643H11M0S" table:formula="of:=[.O303]-[.N303]" table:style-name="ce26">
            <text:p>3:11:00</text:p>
          </table:table-cell>
          <table:table-cell office:value-type="date" office:date-value="2022-06-23T03:12:00" table:style-name="ce61">
            <text:p>2022-06-23 03:12</text:p>
          </table:table-cell>
          <table:table-cell office:value-type="time" office:time-value="PT0H1M0S" table:formula="of:=[.Q303]-[.O303]" table:style-name="ce26">
            <text:p>0:01:00</text:p>
          </table:table-cell>
          <table:table-cell office:value-type="string" table:style-name="ce25">
            <text:p>Kakao &amp; Mail<text:s/></text:p>
          </table:table-cell>
          <table:table-cell office:value-type="date" office:date-value="2022-06-23T03:18:00" table:style-name="ce61">
            <text:p>2022-06-23 03:18</text:p>
          </table:table-cell>
          <table:table-cell office:value-type="string" table:style-name="ce28">
            <text:p>/data disk size 10.99% capacity left : ccsnahmacvcmofp01</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43H50M0S" table:formula="of:=[.P304]" table:style-name="ce22">
            <text:p>3:50:00</text:p>
          </table:table-cell>
          <table:table-cell office:value-type="time" office:time-value="PT0H1M0S" table:formula="of:=[.R304]" table:style-name="ce22">
            <text:p>0:01:00</text:p>
          </table:table-cell>
          <table:table-cell office:value-type="string" table:style-name="ce23">
            <text:p>2022.06.22</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6-23T03:50:00" table:style-name="ce61">
            <text:p>2022-06-23 03:50</text:p>
          </table:table-cell>
          <table:table-cell office:value-type="time" office:time-value="PT1073643H50M0S" table:formula="of:=[.O304]-[.N304]" table:style-name="ce26">
            <text:p>3:50:00</text:p>
          </table:table-cell>
          <table:table-cell office:value-type="date" office:date-value="2022-06-23T03:51:00" table:style-name="ce61">
            <text:p>2022-06-23 03:51</text:p>
          </table:table-cell>
          <table:table-cell office:value-type="time" office:time-value="PT0H1M0S" table:formula="of:=[.Q304]-[.O304]" table:style-name="ce26">
            <text:p>0:01:00</text:p>
          </table:table-cell>
          <table:table-cell office:value-type="string" table:style-name="ce25">
            <text:p>Kakao &amp; Mail<text:s/></text:p>
          </table:table-cell>
          <table:table-cell office:value-type="date" office:date-value="2022-06-23T03:53:00" table:style-name="ce61">
            <text:p>2022-06-23 03:53</text:p>
          </table:table-cell>
          <table:table-cell office:value-type="string" table:style-name="ce28">
            <text:p>kmaph00gn001.pus0c01.hcloud.io cpu utilization remains 0.06%<text:s/></text:p>
          </table:table-cell>
          <table:table-cell office:value-type="string" table:style-name="ce48">
            <text:p>Automatically got resolved. Email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48H41M0S" table:formula="of:=[.P305]" table:style-name="ce22">
            <text:p>8:41:00</text:p>
          </table:table-cell>
          <table:table-cell office:value-type="time" office:time-value="PT0H2M0S" table:formula="of:=[.R305]" table:style-name="ce22">
            <text:p>0:02:00</text:p>
          </table:table-cell>
          <table:table-cell office:value-type="string" table:style-name="ce23">
            <text:p>2022.06.23</text:p>
          </table:table-cell>
          <table:table-cell office:value-type="string" table:style-name="ce46">
            <text:p>08~15</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3T08:41:00" table:style-name="ce61">
            <text:p>2022-06-23 08:41</text:p>
          </table:table-cell>
          <table:table-cell office:value-type="time" office:time-value="PT1073648H41M0S" table:formula="of:=[.O305]-[.N305]" table:style-name="ce26">
            <text:p>8:41:00</text:p>
          </table:table-cell>
          <table:table-cell office:value-type="date" office:date-value="2022-06-23T08:43:00" table:style-name="ce61">
            <text:p>2022-06-23 08:43</text:p>
          </table:table-cell>
          <table:table-cell office:value-type="time" office:time-value="PT0H2M0S" table:formula="of:=[.Q305]-[.O305]" table:style-name="ce26">
            <text:p>0:02:00</text:p>
          </table:table-cell>
          <table:table-cell office:value-type="string" table:style-name="ce25">
            <text:p>KaKao, M+</text:p>
          </table:table-cell>
          <table:table-cell office:value-type="date" office:date-value="2022-06-23T08:46:00" table:style-name="ce61">
            <text:p>2022-06-23 08:46</text:p>
          </table:table-cell>
          <table:table-cell office:value-type="string" table:style-name="ce28">
            <text:p>SSH service is down on ccsnakmavcrmissp01</text:p>
          </table:table-cell>
          <table:table-cell office:value-type="string" table:style-name="ce48">
            <text:p>담당자 Denny,Sravani에게 확인요청</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48H41M0S" table:formula="of:=[.P306]" table:style-name="ce22">
            <text:p>8:41:00</text:p>
          </table:table-cell>
          <table:table-cell office:value-type="time" office:time-value="PT0H2M0S" table:formula="of:=[.R306]" table:style-name="ce22">
            <text:p>0:02:00</text:p>
          </table:table-cell>
          <table:table-cell office:value-type="string" table:style-name="ce23">
            <text:p>2022.06.23</text:p>
          </table:table-cell>
          <table:table-cell office:value-type="string" table:style-name="ce46">
            <text:p>08~15</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3T08:41:00" table:style-name="ce61">
            <text:p>2022-06-23 08:41</text:p>
          </table:table-cell>
          <table:table-cell office:value-type="time" office:time-value="PT1073648H41M0S" table:formula="of:=[.O306]-[.N306]" table:style-name="ce26">
            <text:p>8:41:00</text:p>
          </table:table-cell>
          <table:table-cell office:value-type="date" office:date-value="2022-06-23T08:43:00" table:style-name="ce61">
            <text:p>2022-06-23 08:43</text:p>
          </table:table-cell>
          <table:table-cell office:value-type="time" office:time-value="PT0H2M0S" table:formula="of:=[.Q306]-[.O306]" table:style-name="ce26">
            <text:p>0:02:00</text:p>
          </table:table-cell>
          <table:table-cell office:value-type="string" table:style-name="ce25">
            <text:p>KaKao, M+</text:p>
          </table:table-cell>
          <table:table-cell office:value-type="date" office:date-value="2022-06-23T08:46:00" table:style-name="ce61">
            <text:p>2022-06-23 08:46</text:p>
          </table:table-cell>
          <table:table-cell office:value-type="string" table:style-name="ce28">
            <text:p>ccsnakmavcrmissp01 CPU utilization remains 0%</text:p>
          </table:table-cell>
          <table:table-cell office:value-type="string" table:style-name="ce48">
            <text:p>담당자 Denny,Sravani에게 확인요청</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53H55M0S" table:formula="of:=[.P307]" table:style-name="ce22">
            <text:p>13:55:00</text:p>
          </table:table-cell>
          <table:table-cell office:value-type="time" office:time-value="PT0H2M0S" table:formula="of:=[.R307]" table:style-name="ce22">
            <text:p>0:02:00</text:p>
          </table:table-cell>
          <table:table-cell office:value-type="string" table:style-name="ce23">
            <text:p>2022.06.23</text:p>
          </table:table-cell>
          <table:table-cell office:value-type="string" table:style-name="ce46">
            <text:p>08~15</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3T13:55:00" table:style-name="ce61">
            <text:p>2022-06-23 13:55</text:p>
          </table:table-cell>
          <table:table-cell office:value-type="time" office:time-value="PT1073653H55M0S" table:formula="of:=[.O307]-[.N307]" table:style-name="ce26">
            <text:p>13:55:00</text:p>
          </table:table-cell>
          <table:table-cell office:value-type="date" office:date-value="2022-06-23T13:57:00" table:style-name="ce61">
            <text:p>2022-06-23 13:57</text:p>
          </table:table-cell>
          <table:table-cell office:value-type="time" office:time-value="PT0H2M0S" table:formula="of:=[.Q307]-[.O307]" table:style-name="ce26">
            <text:p>0:02:00</text:p>
          </table:table-cell>
          <table:table-cell office:value-type="string" table:style-name="ce25">
            <text:p>Kakao</text:p>
          </table:table-cell>
          <table:table-cell office:value-type="date" office:date-value="2022-06-23T14:11:00" table:style-name="ce61">
            <text:p>2022-06-23 14:11</text:p>
          </table:table-cell>
          <table:table-cell office:value-type="string" table:style-name="ce28">
            <text:p>EUCloudPrdSL-R2-A Reboot</text:p>
          </table:table-cell>
          <table:table-cell office:value-type="string" table:style-name="ce48">
            <text:p>작일 발생하여 tech엔지니어에게 분석요청하였으며, 아직 action plan 전달받지 못한 상태</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55H53M0S" table:formula="of:=[.P308]" table:style-name="ce22">
            <text:p>15:53:00</text:p>
          </table:table-cell>
          <table:table-cell office:value-type="time" office:time-value="PT0H1M0S" table:formula="of:=[.R308]" table:style-name="ce22">
            <text:p>0:01:00</text:p>
          </table:table-cell>
          <table:table-cell office:value-type="string" table:style-name="ce23">
            <text:p>2022.06.23</text:p>
          </table:table-cell>
          <table:table-cell office:value-type="string" table:style-name="ce46">
            <text:p>15~22</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3T15:53:00" table:style-name="ce61">
            <text:p>2022-06-23 15:53</text:p>
          </table:table-cell>
          <table:table-cell office:value-type="time" office:time-value="PT1073655H53M0S" table:formula="of:=[.O308]-[.N308]" table:style-name="ce26">
            <text:p>15:53:00</text:p>
          </table:table-cell>
          <table:table-cell office:value-type="date" office:date-value="2022-06-23T15:54:00" table:style-name="ce61">
            <text:p>2022-06-23 15:54</text:p>
          </table:table-cell>
          <table:table-cell office:value-type="time" office:time-value="PT0H1M0S" table:formula="of:=[.Q308]-[.O308]" table:style-name="ce26">
            <text:p>0:01:00</text:p>
          </table:table-cell>
          <table:table-cell office:value-type="string" table:style-name="ce25">
            <text:p>KaKao &amp; Mail</text:p>
          </table:table-cell>
          <table:table-cell table:style-name="ce61"/>
          <table:table-cell office:value-type="string" table:style-name="ce28">
            <text:p>hmaph00dn029.novalocal: Uavailable by ICMP ping</text:p>
          </table:table-cell>
          <table:table-cell office:value-type="string" table:style-name="ce48">
            <text:p>Ahmed 매니저 확인결과 reboot 확인하였고, RMA 요청할 예정</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56H49M0S" table:formula="of:=[.P309]" table:style-name="ce22">
            <text:p>16:49:00</text:p>
          </table:table-cell>
          <table:table-cell office:value-type="time" office:time-value="PT0H4M0S" table:formula="of:=[.R309]" table:style-name="ce22">
            <text:p>0:04:00</text:p>
          </table:table-cell>
          <table:table-cell office:value-type="string" table:style-name="ce23">
            <text:p>2022.06.23</text:p>
          </table:table-cell>
          <table:table-cell office:value-type="string" table:style-name="ce46">
            <text:p>15~22</text:p>
          </table:table-cell>
          <table:table-cell office:value-type="string" table:content-validation-name="val1" table:style-name="ce47">
            <text:p>채한길</text:p>
          </table:table-cell>
          <table:table-cell table:number-columns-repeated="2" table:style-name="ce47"/>
          <table:table-cell table:style-name="ce111"/>
          <table:table-cell office:value-type="date" office:date-value="2022-06-23T16:49:00" table:style-name="ce61">
            <text:p>2022-06-23 16:49</text:p>
          </table:table-cell>
          <table:table-cell office:value-type="time" office:time-value="PT1073656H49M0S" table:formula="of:=[.O309]-[.N309]" table:style-name="ce26">
            <text:p>16:49:00</text:p>
          </table:table-cell>
          <table:table-cell office:value-type="date" office:date-value="2022-06-23T16:53:00" table:style-name="ce61">
            <text:p>2022-06-23 16:53</text:p>
          </table:table-cell>
          <table:table-cell office:value-type="time" office:time-value="PT0H4M0S" table:formula="of:=[.Q309]-[.O309]" table:style-name="ce26">
            <text:p>0:04:00</text:p>
          </table:table-cell>
          <table:table-cell office:value-type="string" table:style-name="ce25">
            <text:p>KaKao &amp; Mail</text:p>
          </table:table-cell>
          <table:table-cell table:style-name="ce61"/>
          <table:table-cell office:value-type="string" table:style-name="ce28">
            <text:p>CS_LB_PRD_VCRM_ServiceHub_INNER services are degraded 95 pct</text:p>
          </table:table-cell>
          <table:table-cell office:value-type="string" table:style-name="ce48">
            <text:p>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62H15M0S" table:formula="of:=[.P310]" table:style-name="ce22">
            <text:p>22:15:00</text:p>
          </table:table-cell>
          <table:table-cell office:value-type="time" office:time-value="PT0H1M0S" table:formula="of:=[.R310]" table:style-name="ce22">
            <text:p>0:01:00</text:p>
          </table:table-cell>
          <table:table-cell office:value-type="string" table:style-name="ce23">
            <text:p>2022.06.23</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Ashok,Saju and Aslam</text:p>
          </table:table-cell>
          <table:table-cell table:style-name="ce47"/>
          <table:table-cell table:style-name="ce111"/>
          <table:table-cell office:value-type="date" office:date-value="2022-06-23T22:15:00" table:style-name="ce61">
            <text:p>2022-06-23 22:15</text:p>
          </table:table-cell>
          <table:table-cell office:value-type="time" office:time-value="PT1073662H15M0S" table:formula="of:=[.O310]-[.N310]" table:style-name="ce26">
            <text:p>22:15:00</text:p>
          </table:table-cell>
          <table:table-cell office:value-type="date" office:date-value="2022-06-23T22:16:00" table:style-name="ce61">
            <text:p>2022-06-23 22:16</text:p>
          </table:table-cell>
          <table:table-cell office:value-type="time" office:time-value="PT0H1M0S" table:formula="of:=[.Q310]-[.O310]" table:style-name="ce26">
            <text:p>0:01:00</text:p>
          </table:table-cell>
          <table:table-cell office:value-type="string" table:style-name="ce25">
            <text:p>KaKao &amp; Mail</text:p>
          </table:table-cell>
          <table:table-cell office:value-type="date" office:date-value="2022-06-24T01:23:00" table:style-name="ce61">
            <text:p>2022-06-24 01:23</text:p>
          </table:table-cell>
          <table:table-cell office:value-type="string" table:style-name="ce28">
            <text:p>EUTMS-FW-A High CPU utilization (over 80% for 5m)</text:p>
          </table:table-cell>
          <table:table-cell office:value-type="string" table:style-name="ce48">
            <text:p>Got resolved on its own, Known issue..</text:p>
          </table:table-cell>
          <table:table-cell table:style-name="ce48"/>
          <table:table-cell table:content-validation-name="val3" table:style-name="ce49"/>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69H45M0S" table:formula="of:=[.P311]" table:style-name="ce22">
            <text:p>5:45:00</text:p>
          </table:table-cell>
          <table:table-cell office:value-type="time" office:time-value="PT0H3M0S" table:formula="of:=[.R311]" table:style-name="ce22">
            <text:p>0:03:00</text:p>
          </table:table-cell>
          <table:table-cell office:value-type="string" table:style-name="ce23">
            <text:p>2022.06.23</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6-24T05:45:00" table:style-name="ce61">
            <text:p>2022-06-24 05:45</text:p>
          </table:table-cell>
          <table:table-cell office:value-type="time" office:time-value="PT1073669H45M0S" table:formula="of:=[.O311]-[.N311]" table:style-name="ce26">
            <text:p>5:45:00</text:p>
          </table:table-cell>
          <table:table-cell office:value-type="date" office:date-value="2022-06-24T05:48:00" table:style-name="ce61">
            <text:p>2022-06-24 05:48</text:p>
          </table:table-cell>
          <table:table-cell office:value-type="time" office:time-value="PT0H3M0S" table:formula="of:=[.Q311]-[.O311]" table:style-name="ce26">
            <text:p>0:03:00</text:p>
          </table:table-cell>
          <table:table-cell office:value-type="string" table:style-name="ce25">
            <text:p>KaKao &amp; Mail</text:p>
          </table:table-cell>
          <table:table-cell table:style-name="ce61"/>
          <table:table-cell office:value-type="string" table:style-name="ce28">
            <text:p>ccsnahmaauxmofp01 /data Disk size 10.95 % capacity left : ccsnahmaauxmofp01</text:p>
          </table:table-cell>
          <table:table-cell office:value-type="string" table:style-name="ce48">
            <text:p>There is cronjob to clear the space and we have sent mail to the owner to look into it</text:p>
          </table:table-cell>
          <table:table-cell table:style-name="ce48"/>
          <table:table-cell table:content-validation-name="val3" table:style-name="ce49"/>
          <table:table-cell office:value-type="string" table:content-validation-name="val3" table:style-name="ce49">
            <text:p>X</text:p>
          </table:table-cell>
          <table:table-cell office:value-type="string" table:style-name="ce50">
            <text:p>It will get resolved at 2100 hours.</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66H10M0S" table:formula="of:=[.P312]" table:style-name="ce22">
            <text:p>2:10:00</text:p>
          </table:table-cell>
          <table:table-cell office:value-type="time" office:time-value="PT0H1M0S" table:formula="of:=[.R312]" table:style-name="ce22">
            <text:p>0:01:00</text:p>
          </table:table-cell>
          <table:table-cell office:value-type="string" table:style-name="ce23">
            <text:p>2022.06.23</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table:style-name="ce111"/>
          <table:table-cell office:value-type="date" office:date-value="2022-06-24T02:10:00" table:style-name="ce61">
            <text:p>2022-06-24 02:10</text:p>
          </table:table-cell>
          <table:table-cell office:value-type="time" office:time-value="PT1073666H10M0S" table:formula="of:=[.O312]-[.N312]" table:style-name="ce26">
            <text:p>2:10:00</text:p>
          </table:table-cell>
          <table:table-cell office:value-type="date" office:date-value="2022-06-24T02:11:00" table:style-name="ce61">
            <text:p>2022-06-24 02:11</text:p>
          </table:table-cell>
          <table:table-cell office:value-type="time" office:time-value="PT0H1M0S" table:formula="of:=[.Q312]-[.O312]" table:style-name="ce26">
            <text:p>0:01:00</text:p>
          </table:table-cell>
          <table:table-cell office:value-type="string" table:style-name="ce25">
            <text:p>KaKao</text:p>
          </table:table-cell>
          <table:table-cell table:style-name="ce61"/>
          <table:table-cell office:value-type="string" table:style-name="ce28">
            <text:p>gcscnvtwinrdbp01: Postgres DB operation scripts not working</text:p>
          </table:table-cell>
          <table:table-cell office:value-type="string" table:style-name="ce48">
            <text:p>It was fluctuating, so we waited but there was no change in the pattern so we have informed the DBA<text:s/></text:p>
          </table:table-cell>
          <table:table-cell table:style-name="ce48"/>
          <table:table-cell table:content-validation-name="val3" table:style-name="ce49"/>
          <table:table-cell office:value-type="string" table:content-validation-name="val3" table:style-name="ce49">
            <text:p>X</text:p>
          </table:table-cell>
          <table:table-cell office:value-type="string" table:style-name="ce50">
            <text:p>As DBA said, he will inform the senior DBA to check on the same.</text:p>
          </table:table-cell>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74H5M0S" table:formula="of:=[.P313]" table:style-name="ce22">
            <text:p>10:05:00</text:p>
          </table:table-cell>
          <table:table-cell office:value-type="time" office:time-value="PT0H3M0S" table:formula="of:=[.R313]" table:style-name="ce22">
            <text:p>0:03:00</text:p>
          </table:table-cell>
          <table:table-cell office:value-type="string" table:style-name="ce23">
            <text:p>2022.06.24</text:p>
          </table:table-cell>
          <table:table-cell office:value-type="string" table:style-name="ce46">
            <text:p>08~15</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4T10:05:00" table:style-name="ce61">
            <text:p>2022-06-24 10:05</text:p>
          </table:table-cell>
          <table:table-cell office:value-type="time" office:time-value="PT1073674H5M0S" table:formula="of:=[.O313]-[.N313]" table:style-name="ce26">
            <text:p>10:05:00</text:p>
          </table:table-cell>
          <table:table-cell office:value-type="date" office:date-value="2022-06-24T10:08:00" table:style-name="ce61">
            <text:p>2022-06-24 10:08</text:p>
          </table:table-cell>
          <table:table-cell office:value-type="time" office:time-value="PT0H3M0S" table:formula="of:=[.Q313]-[.O313]" table:style-name="ce26">
            <text:p>0:03:00</text:p>
          </table:table-cell>
          <table:table-cell office:value-type="string" table:style-name="ce25">
            <text:p>KaKao</text:p>
          </table:table-cell>
          <table:table-cell office:value-type="date" office:date-value="2022-06-24T10:06:00" table:style-name="ce61">
            <text:p>2022-06-24 10:06</text:p>
          </table:table-cell>
          <table:table-cell office:value-type="string" table:style-name="ce28">
            <text:p>EUCloudpPrdSL-R4-A Link down</text:p>
          </table:table-cell>
          <table:table-cell office:value-type="string" table:style-name="ce48">
            <text:p>해당 인터페이스에 연결되어있는 eucloudprdcomd414 호스트 유럽 법인에서 테스트중이며, eucloudprdcomd415 호스트와 7월까지 테스트 진행.</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77H42M0S" table:formula="of:=[.P314]" table:style-name="ce22">
            <text:p>13:42:00</text:p>
          </table:table-cell>
          <table:table-cell office:value-type="time" office:time-value="PT0H2M0S" table:formula="of:=[.R314]" table:style-name="ce22">
            <text:p>0:02:00</text:p>
          </table:table-cell>
          <table:table-cell office:value-type="string" table:style-name="ce23">
            <text:p>2022.06.24</text:p>
          </table:table-cell>
          <table:table-cell office:value-type="string" table:style-name="ce46">
            <text:p>08~15</text:p>
          </table:table-cell>
          <table:table-cell office:value-type="string" table:content-validation-name="val1" table:style-name="ce47">
            <text:p>이시형</text:p>
          </table:table-cell>
          <table:table-cell office:value-type="string" table:style-name="ce47">
            <text:p>심명보</text:p>
          </table:table-cell>
          <table:table-cell table:style-name="ce47"/>
          <table:table-cell table:style-name="ce111"/>
          <table:table-cell office:value-type="date" office:date-value="2022-06-24T13:42:00" table:style-name="ce61">
            <text:p>2022-06-24 13:42</text:p>
          </table:table-cell>
          <table:table-cell office:value-type="time" office:time-value="PT1073677H42M0S" table:formula="of:=[.O314]-[.N314]" table:style-name="ce26">
            <text:p>13:42:00</text:p>
          </table:table-cell>
          <table:table-cell office:value-type="date" office:date-value="2022-06-24T13:44:00" table:style-name="ce61">
            <text:p>2022-06-24 13:44</text:p>
          </table:table-cell>
          <table:table-cell office:value-type="time" office:time-value="PT0H2M0S" table:formula="of:=[.Q314]-[.O314]" table:style-name="ce26">
            <text:p>0:02:00</text:p>
          </table:table-cell>
          <table:table-cell office:value-type="string" table:style-name="ce25">
            <text:p>KaKao</text:p>
          </table:table-cell>
          <table:table-cell office:value-type="date" office:date-value="2022-06-24T13:47:00" table:style-name="ce61">
            <text:p>2022-06-24 13:47</text:p>
          </table:table-cell>
          <table:table-cell office:value-type="string" table:style-name="ce28">
            <text:p>ccskrvtwinkwp02.krcloud: Ping failed/High</text:p>
          </table:table-cell>
          <table:table-cell office:value-type="string" table:style-name="ce48">
            <text:p>해당 VM OOM 발생하여 담당자 컨태 후 재기동 이후 정상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77H54M0S" table:formula="of:=[.P315]" table:style-name="ce22">
            <text:p>13:54:00</text:p>
          </table:table-cell>
          <table:table-cell office:value-type="time" office:time-value="PT0H1M0S" table:formula="of:=[.R315]" table:style-name="ce22">
            <text:p>0:01:00</text:p>
          </table:table-cell>
          <table:table-cell office:value-type="string" table:style-name="ce23">
            <text:p>2022.06.24</text:p>
          </table:table-cell>
          <table:table-cell office:value-type="string" table:style-name="ce46">
            <text:p>08~15</text:p>
          </table:table-cell>
          <table:table-cell office:value-type="string" table:content-validation-name="val1" table:style-name="ce47">
            <text:p>이시형</text:p>
          </table:table-cell>
          <table:table-cell office:value-type="string" table:style-name="ce47">
            <text:p>심명보</text:p>
          </table:table-cell>
          <table:table-cell table:style-name="ce47"/>
          <table:table-cell table:style-name="ce111"/>
          <table:table-cell office:value-type="date" office:date-value="2022-06-24T13:54:00" table:style-name="ce61">
            <text:p>2022-06-24 13:54</text:p>
          </table:table-cell>
          <table:table-cell office:value-type="time" office:time-value="PT1073677H54M0S" table:formula="of:=[.O315]-[.N315]" table:style-name="ce26">
            <text:p>13:54:00</text:p>
          </table:table-cell>
          <table:table-cell office:value-type="date" office:date-value="2022-06-24T13:55:00" table:style-name="ce61">
            <text:p>2022-06-24 13:55</text:p>
          </table:table-cell>
          <table:table-cell office:value-type="time" office:time-value="PT0H1M0S" table:formula="of:=[.Q315]-[.O315]" table:style-name="ce26">
            <text:p>0:01:00</text:p>
          </table:table-cell>
          <table:table-cell office:value-type="string" table:style-name="ce25">
            <text:p>KaKao</text:p>
          </table:table-cell>
          <table:table-cell office:value-type="date" office:date-value="2022-06-24T13:57:00" table:style-name="ce61">
            <text:p>2022-06-24 13:57</text:p>
          </table:table-cell>
          <table:table-cell office:value-type="string" table:style-name="ce28">
            <text:p>ccskrvtwinkwp04.krcloud: Ping failed/High</text:p>
          </table:table-cell>
          <table:table-cell office:value-type="string" table:style-name="ce48">
            <text:p>해당 VM OOM 발생하여 담당자 컨태 후 재기동 이후 정상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78H50M0S" table:formula="of:=[.P316]" table:style-name="ce22">
            <text:p>14:50:00</text:p>
          </table:table-cell>
          <table:table-cell office:value-type="time" office:time-value="PT0H1M0S" table:formula="of:=[.R316]" table:style-name="ce22">
            <text:p>0:01:00</text:p>
          </table:table-cell>
          <table:table-cell office:value-type="string" table:style-name="ce23">
            <text:p>2022.06.24</text:p>
          </table:table-cell>
          <table:table-cell office:value-type="string" table:style-name="ce46">
            <text:p>08~15</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4T14:50:00" table:style-name="ce61">
            <text:p>2022-06-24 14:50</text:p>
          </table:table-cell>
          <table:table-cell office:value-type="time" office:time-value="PT1073678H50M0S" table:formula="of:=[.O316]-[.N316]" table:style-name="ce26">
            <text:p>14:50:00</text:p>
          </table:table-cell>
          <table:table-cell office:value-type="date" office:date-value="2022-06-24T14:51:00" table:style-name="ce61">
            <text:p>2022-06-24 14:51</text:p>
          </table:table-cell>
          <table:table-cell office:value-type="time" office:time-value="PT0H1M0S" table:formula="of:=[.Q316]-[.O316]" table:style-name="ce26">
            <text:p>0:01:00</text:p>
          </table:table-cell>
          <table:table-cell office:value-type="string" table:style-name="ce25">
            <text:p>KaKao</text:p>
          </table:table-cell>
          <table:table-cell office:value-type="date" office:date-value="2022-06-24T15:00:00" table:style-name="ce61">
            <text:p>2022-06-24 15:00</text:p>
          </table:table-cell>
          <table:table-cell office:value-type="string" table:style-name="ce28">
            <text:p>gcseudkc2gplcdbp01,02 has just been restarted/High</text:p>
          </table:table-cell>
          <table:table-cell office:value-type="string" table:style-name="ce48">
            <text:p>해당 리붓 현재 운영중인 서버 아니며, 작업중 발생한 알람으로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80H47M0S" table:formula="of:=[.P317]" table:style-name="ce22">
            <text:p>16:47:00</text:p>
          </table:table-cell>
          <table:table-cell office:value-type="time" office:time-value="PT0H1M0S" table:formula="of:=[.R317]" table:style-name="ce22">
            <text:p>0:01:00</text:p>
          </table:table-cell>
          <table:table-cell office:value-type="string" table:style-name="ce23">
            <text:p>2022.06.24</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6-24T16:47:00" table:style-name="ce61">
            <text:p>2022-06-24 16:47</text:p>
          </table:table-cell>
          <table:table-cell office:value-type="time" office:time-value="PT1073680H47M0S" table:formula="of:=[.O317]-[.N317]" table:style-name="ce26">
            <text:p>16:47:00</text:p>
          </table:table-cell>
          <table:table-cell office:value-type="date" office:date-value="2022-06-24T16:48:00" table:style-name="ce61">
            <text:p>2022-06-24 16:48</text:p>
          </table:table-cell>
          <table:table-cell office:value-type="time" office:time-value="PT0H1M0S" table:formula="of:=[.Q317]-[.O317]" table:style-name="ce26">
            <text:p>0:01:00</text:p>
          </table:table-cell>
          <table:table-cell office:value-type="string" table:style-name="ce25">
            <text:p>KaKao &amp; Mail</text:p>
          </table:table-cell>
          <table:table-cell office:value-type="date" office:date-value="2022-06-24T17:59:00" table:style-name="ce61">
            <text:p>2022-06-24 17:59</text:p>
          </table:table-cell>
          <table:table-cell office:value-type="string" table:style-name="ce28">
            <text:p>/postgres_data Disk size 9.97% capacity left : ccskrvtwintimescaledbp01</text:p>
          </table:table-cell>
          <table:table-cell office:value-type="string" table:style-name="ce48">
            <text:p>DB data 볼륨 사용량 알람으로 담당자에게 메일로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82H5M0S" table:formula="of:=[.P318]" table:style-name="ce22">
            <text:p>18:05:00</text:p>
          </table:table-cell>
          <table:table-cell office:value-type="time" office:time-value="PT0H2M0S" table:formula="of:=[.R318]" table:style-name="ce22">
            <text:p>0:02:00</text:p>
          </table:table-cell>
          <table:table-cell office:value-type="string" table:style-name="ce23">
            <text:p>2022.06.24</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6-24T18:05:00" table:style-name="ce61">
            <text:p>2022-06-24 18:05</text:p>
          </table:table-cell>
          <table:table-cell office:value-type="time" office:time-value="PT1073682H5M0S" table:formula="of:=[.O318]-[.N318]" table:style-name="ce26">
            <text:p>18:05:00</text:p>
          </table:table-cell>
          <table:table-cell office:value-type="date" office:date-value="2022-06-24T18:07:00" table:style-name="ce61">
            <text:p>2022-06-24 18:07</text:p>
          </table:table-cell>
          <table:table-cell office:value-type="time" office:time-value="PT0H2M0S" table:formula="of:=[.Q318]-[.O318]" table:style-name="ce26">
            <text:p>0:02:00</text:p>
          </table:table-cell>
          <table:table-cell office:value-type="string" table:style-name="ce25">
            <text:p>KaKao &amp; Mail</text:p>
          </table:table-cell>
          <table:table-cell office:value-type="date" office:date-value="2022-06-24T19:03:00" table:style-name="ce61">
            <text:p>2022-06-24 19:03</text:p>
          </table:table-cell>
          <table:table-cell office:value-type="string" table:style-name="ce28">
            <text:p>Problem: vServer prd-svchub-kr2-31020 services are degraded: 95 pct</text:p>
          </table:table-cell>
          <table:table-cell office:value-type="string" table:style-name="ce48">
            <text:p>VPX log 확인 시 특정 VM에서 서비스 UP, DOWN 반복 알람 확인 담당자에게 확인 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80H11M0S" table:formula="of:=[.P319]" table:style-name="ce22">
            <text:p>16:11:00</text:p>
          </table:table-cell>
          <table:table-cell office:value-type="time" office:time-value="PT0H2M0S" table:formula="of:=[.R319]" table:style-name="ce22">
            <text:p>0:02:00</text:p>
          </table:table-cell>
          <table:table-cell office:value-type="string" table:style-name="ce23">
            <text:p>2022.06.2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Ashok</text:p>
          </table:table-cell>
          <table:table-cell table:style-name="ce47"/>
          <table:table-cell table:style-name="ce111"/>
          <table:table-cell office:value-type="date" office:date-value="2022-06-24T16:11:00" table:style-name="ce61">
            <text:p>2022-06-24 16:11</text:p>
          </table:table-cell>
          <table:table-cell office:value-type="time" office:time-value="PT1073680H11M0S" table:formula="of:=[.O319]-[.N319]" table:style-name="ce26">
            <text:p>16:11:00</text:p>
          </table:table-cell>
          <table:table-cell office:value-type="date" office:date-value="2022-06-24T16:13:00" table:style-name="ce61">
            <text:p>2022-06-24 16:13</text:p>
          </table:table-cell>
          <table:table-cell office:value-type="time" office:time-value="PT0H2M0S" table:formula="of:=[.Q319]-[.O319]" table:style-name="ce26">
            <text:p>0:02:00</text:p>
          </table:table-cell>
          <table:table-cell office:value-type="string" table:style-name="ce25">
            <text:p>Kakao</text:p>
          </table:table-cell>
          <table:table-cell table:style-name="ce61"/>
          <table:table-cell office:value-type="string" table:style-name="ce28">
            <text:p>/data disk size 9.97% capacity left : es01-ap-northeast-2.prd.h53</text:p>
          </table:table-cell>
          <table:table-cell office:value-type="string" table:style-name="ce48">
            <text:p>Informed VM owner through kakao</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83H14M0S" table:formula="of:=[.P320]" table:style-name="ce22">
            <text:p>19:14:00</text:p>
          </table:table-cell>
          <table:table-cell office:value-type="time" office:time-value="PT0H0M0S" table:formula="of:=[.R320]" table:style-name="ce22">
            <text:p>0:00:00</text:p>
          </table:table-cell>
          <table:table-cell office:value-type="string" table:style-name="ce23">
            <text:p>2022.06.2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Saju &amp; Aslam</text:p>
          </table:table-cell>
          <table:table-cell table:style-name="ce47"/>
          <table:table-cell table:style-name="ce111"/>
          <table:table-cell office:value-type="date" office:date-value="2022-06-24T19:14:00" table:style-name="ce61">
            <text:p>2022-06-24 19:14</text:p>
          </table:table-cell>
          <table:table-cell office:value-type="time" office:time-value="PT1073683H14M0S" table:formula="of:=[.O320]-[.N320]" table:style-name="ce26">
            <text:p>19:14:00</text:p>
          </table:table-cell>
          <table:table-cell office:value-type="date" office:date-value="2022-06-24T19:14:00" table:style-name="ce61">
            <text:p>2022-06-24 19:14</text:p>
          </table:table-cell>
          <table:table-cell office:value-type="time" office:time-value="PT0H0M0S" table:formula="of:=[.Q320]-[.O320]" table:style-name="ce26">
            <text:p>0:00:00</text:p>
          </table:table-cell>
          <table:table-cell office:value-type="string" table:style-name="ce25">
            <text:p>Kakao</text:p>
          </table:table-cell>
          <table:table-cell office:value-type="date" office:date-value="2022-06-24T19:22:00" table:style-name="ce61">
            <text:p>2022-06-24 19:22</text:p>
          </table:table-cell>
          <table:table-cell office:value-type="string" table:style-name="ce28">
            <text:p>/postgres_data disk size : 9.95% capacity left: ccskrvtwintimescaledbp01</text:p>
          </table:table-cell>
          <table:table-cell office:value-type="string" table:style-name="ce48">
            <text:p>Informed vm owner and cleared the old log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684H43M0S" table:formula="of:=[.P321]" table:style-name="ce22">
            <text:p>20:43:00</text:p>
          </table:table-cell>
          <table:table-cell office:value-type="time" office:time-value="PT0H1M0S" table:formula="of:=[.R321]" table:style-name="ce22">
            <text:p>0:01:00</text:p>
          </table:table-cell>
          <table:table-cell office:value-type="string" table:style-name="ce23">
            <text:p>2022.06.25</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Saju &amp; Aslam</text:p>
          </table:table-cell>
          <table:table-cell table:style-name="ce47"/>
          <table:table-cell table:style-name="ce111"/>
          <table:table-cell office:value-type="date" office:date-value="2022-06-24T20:43:00" table:style-name="ce61">
            <text:p>2022-06-24 20:43</text:p>
          </table:table-cell>
          <table:table-cell office:value-type="time" office:time-value="PT1073684H43M0S" table:formula="of:=[.O321]-[.N321]" table:style-name="ce26">
            <text:p>20:43:00</text:p>
          </table:table-cell>
          <table:table-cell office:value-type="date" office:date-value="2022-06-24T20:44:00" table:style-name="ce61">
            <text:p>2022-06-24 20:44</text:p>
          </table:table-cell>
          <table:table-cell office:value-type="time" office:time-value="PT0H1M0S" table:formula="of:=[.Q321]-[.O321]" table:style-name="ce26">
            <text:p>0:01:00</text:p>
          </table:table-cell>
          <table:table-cell office:value-type="string" table:style-name="ce25">
            <text:p>Kakao</text:p>
          </table:table-cell>
          <table:table-cell office:value-type="date" office:date-value="2022-06-24T20:46:00" table:style-name="ce61">
            <text:p>2022-06-24 20:46</text:p>
          </table:table-cell>
          <table:table-cell office:value-type="string" table:style-name="ce28">
            <text:p>/EUCLOUDNetapp01 : free size on aggr_node02_data less than 10%<text:s/></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27H7M0S" table:formula="of:=[.P322]" table:style-name="ce22">
            <text:p>15:07:00</text:p>
          </table:table-cell>
          <table:table-cell office:value-type="time" office:time-value="PT0H0M0S" table:formula="of:=[.R322]" table:style-name="ce22">
            <text:p>0:00:00</text:p>
          </table:table-cell>
          <table:table-cell office:value-type="string" table:style-name="ce23">
            <text:p>2022.06.26</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Ashok</text:p>
          </table:table-cell>
          <table:table-cell table:style-name="ce47"/>
          <table:table-cell table:style-name="ce111"/>
          <table:table-cell office:value-type="date" office:date-value="2022-06-26T15:07:00" table:style-name="ce61">
            <text:p>2022-06-26 15:07</text:p>
          </table:table-cell>
          <table:table-cell office:value-type="time" office:time-value="PT1073727H7M0S" table:formula="of:=[.O322]-[.N322]" table:style-name="ce26">
            <text:p>15:07:00</text:p>
          </table:table-cell>
          <table:table-cell office:value-type="date" office:date-value="2022-06-26T15:07:00" table:style-name="ce61">
            <text:p>2022-06-26 15:07</text:p>
          </table:table-cell>
          <table:table-cell office:value-type="time" office:time-value="PT0H0M0S" table:formula="of:=[.Q322]-[.O322]" table:style-name="ce26">
            <text:p>0:00:00</text:p>
          </table:table-cell>
          <table:table-cell office:value-type="string" table:style-name="ce25">
            <text:p>Kakao</text:p>
          </table:table-cell>
          <table:table-cell office:value-type="date" office:date-value="2022-06-26T15:15:00" table:style-name="ce61">
            <text:p>2022-06-26 15:15</text:p>
          </table:table-cell>
          <table:table-cell office:value-type="string" table:style-name="ce28">
            <text:p>iaas-web02-down-alert</text:p>
          </table:table-cell>
          <table:table-cell office:value-type="string" table:style-name="ce48">
            <text:p>Resolved automatically</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51H43M0S" table:formula="of:=[.P323]" table:style-name="ce22">
            <text:p>15:43:00</text:p>
          </table:table-cell>
          <table:table-cell office:value-type="time" office:time-value="PT0H1M0S" table:formula="of:=[.R323]" table:style-name="ce22">
            <text:p>0:01:00</text:p>
          </table:table-cell>
          <table:table-cell office:value-type="string" table:style-name="ce23">
            <text:p>2022.06.27</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7T15:43:00" table:style-name="ce61">
            <text:p>2022-06-27 15:43</text:p>
          </table:table-cell>
          <table:table-cell office:value-type="time" office:time-value="PT1073751H43M0S" table:formula="of:=[.O323]-[.N323]" table:style-name="ce26">
            <text:p>15:43:00</text:p>
          </table:table-cell>
          <table:table-cell office:value-type="date" office:date-value="2022-06-27T15:44:00" table:style-name="ce61">
            <text:p>2022-06-27 15:44</text:p>
          </table:table-cell>
          <table:table-cell office:value-type="time" office:time-value="PT0H1M0S" table:formula="of:=[.Q323]-[.O323]" table:style-name="ce26">
            <text:p>0:01:00</text:p>
          </table:table-cell>
          <table:table-cell office:value-type="string" table:style-name="ce25">
            <text:p>KaKao &amp; Mail</text:p>
          </table:table-cell>
          <table:table-cell office:value-type="date" office:date-value="2022-06-27T15:43:00" table:style-name="ce61">
            <text:p>2022-06-27 15:43</text:p>
          </table:table-cell>
          <table:table-cell office:value-type="string" table:style-name="ce28">
            <text:p>vServer h2-prd-consul services are degraded: 92 pct</text:p>
          </table:table-cell>
          <table:table-cell office:value-type="string" table:style-name="ce48">
            <text:p>해당 LB 담당자에게 확인요청 하였습니다.</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52H29M0S" table:formula="of:=[.P324]" table:style-name="ce22">
            <text:p>16:29:00</text:p>
          </table:table-cell>
          <table:table-cell office:value-type="time" office:time-value="PT0H1M0S" table:formula="of:=[.R324]" table:style-name="ce22">
            <text:p>0:01:00</text:p>
          </table:table-cell>
          <table:table-cell office:value-type="string" table:style-name="ce23">
            <text:p>2022.06.27</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7T16:29:00" table:style-name="ce61">
            <text:p>2022-06-27 16:29</text:p>
          </table:table-cell>
          <table:table-cell office:value-type="time" office:time-value="PT1073752H29M0S" table:formula="of:=[.O324]-[.N324]" table:style-name="ce26">
            <text:p>16:29:00</text:p>
          </table:table-cell>
          <table:table-cell office:value-type="date" office:date-value="2022-06-27T16:30:00" table:style-name="ce61">
            <text:p>2022-06-27 16:30</text:p>
          </table:table-cell>
          <table:table-cell office:value-type="time" office:time-value="PT0H1M0S" table:formula="of:=[.Q324]-[.O324]" table:style-name="ce26">
            <text:p>0:01:00</text:p>
          </table:table-cell>
          <table:table-cell office:value-type="string" table:style-name="ce25">
            <text:p>KaKao &amp; Mail</text:p>
          </table:table-cell>
          <table:table-cell office:value-type="date" office:date-value="2022-06-27T16:30:00" table:style-name="ce61">
            <text:p>2022-06-27 16:30</text:p>
          </table:table-cell>
          <table:table-cell office:value-type="string" table:style-name="ce28">
            <text:p>prd-svchub-kr2-32010-AZ1 services are down</text:p>
          </table:table-cell>
          <table:table-cell office:value-type="string" table:style-name="ce48">
            <text:p>해당 LB 서비스 정상으로 확인하였으며, 담당자에게 추가확인 요청 하였습니다.</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53H52M0S" table:formula="of:=[.P325]" table:style-name="ce22">
            <text:p>17:52:00</text:p>
          </table:table-cell>
          <table:table-cell office:value-type="time" office:time-value="PT0H2M0S" table:formula="of:=[.R325]" table:style-name="ce22">
            <text:p>0:02:00</text:p>
          </table:table-cell>
          <table:table-cell office:value-type="string" table:style-name="ce23">
            <text:p>2022.06.27</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7T17:52:00" table:style-name="ce61">
            <text:p>2022-06-27 17:52</text:p>
          </table:table-cell>
          <table:table-cell office:value-type="time" office:time-value="PT1073753H52M0S" table:formula="of:=[.O325]-[.N325]" table:style-name="ce26">
            <text:p>17:52:00</text:p>
          </table:table-cell>
          <table:table-cell office:value-type="date" office:date-value="2022-06-27T17:54:00" table:style-name="ce61">
            <text:p>2022-06-27 17:54</text:p>
          </table:table-cell>
          <table:table-cell office:value-type="time" office:time-value="PT0H2M0S" table:formula="of:=[.Q325]-[.O325]" table:style-name="ce26">
            <text:p>0:02:00</text:p>
          </table:table-cell>
          <table:table-cell office:value-type="string" table:style-name="ce25">
            <text:p>KaKao &amp; Mail</text:p>
          </table:table-cell>
          <table:table-cell office:value-type="date" office:date-value="2022-06-27T17:54:00" table:style-name="ce61">
            <text:p>2022-06-27 17:54</text:p>
          </table:table-cell>
          <table:table-cell office:value-type="string" table:style-name="ce28">
            <text:p>CN Cloud PRD Netapp: Fee Size on aggr_node01_data_CNCloud_Gen_SSD less than 10%/High</text:p>
          </table:table-cell>
          <table:table-cell office:value-type="string" table:style-name="ce48">
            <text:p>CN Gen SSD는 DB볼륨 마이그레이션 하여 해소되었으나, 재발생하여 담당자와 일정조율 후 재 진행 예정</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54H9M0S" table:formula="of:=[.P326]" table:style-name="ce22">
            <text:p>18:09:00</text:p>
          </table:table-cell>
          <table:table-cell office:value-type="time" office:time-value="PT0H0M0S" table:formula="of:=[.R326]" table:style-name="ce22">
            <text:p>0:00:00</text:p>
          </table:table-cell>
          <table:table-cell office:value-type="string" table:style-name="ce23">
            <text:p>2022.06.27</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7T18:09:00" table:style-name="ce61">
            <text:p>2022-06-27 18:09</text:p>
          </table:table-cell>
          <table:table-cell office:value-type="time" office:time-value="PT1073754H9M0S" table:formula="of:=[.O326]-[.N326]" table:style-name="ce26">
            <text:p>18:09:00</text:p>
          </table:table-cell>
          <table:table-cell office:value-type="date" office:date-value="2022-06-27T18:09:00" table:style-name="ce61">
            <text:p>2022-06-27 18:09</text:p>
          </table:table-cell>
          <table:table-cell office:value-type="time" office:time-value="PT0H0M0S" table:formula="of:=[.Q326]-[.O326]" table:style-name="ce26">
            <text:p>0:00:00</text:p>
          </table:table-cell>
          <table:table-cell office:value-type="string" table:style-name="ce25">
            <text:p>KaKao &amp; Mail</text:p>
          </table:table-cell>
          <table:table-cell office:value-type="date" office:date-value="2022-06-27T18:12:00" table:style-name="ce61">
            <text:p>2022-06-27 18:12</text:p>
          </table:table-cell>
          <table:table-cell office:value-type="string" table:style-name="ce28">
            <text:p>CS_LB_PRD_LOS_ServiceHub_INNER services are degraded: 95 pct</text:p>
          </table:table-cell>
          <table:table-cell office:value-type="string" table:style-name="ce48">
            <text:p>담당자에게 확인요청 하였으며, 정상확인 하였습니다.</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57H38M0S" table:formula="of:=[.P327]" table:style-name="ce22">
            <text:p>21:38:00</text:p>
          </table:table-cell>
          <table:table-cell office:value-type="time" office:time-value="PT0H0M0S" table:formula="of:=[.R327]" table:style-name="ce22">
            <text:p>0:00:00</text:p>
          </table:table-cell>
          <table:table-cell office:value-type="string" table:style-name="ce23">
            <text:p>2022.06.27</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7T21:38:00" table:style-name="ce61">
            <text:p>2022-06-27 21:38</text:p>
          </table:table-cell>
          <table:table-cell office:value-type="time" office:time-value="PT1073757H38M0S" table:formula="of:=[.O327]-[.N327]" table:style-name="ce26">
            <text:p>21:38:00</text:p>
          </table:table-cell>
          <table:table-cell office:value-type="date" office:date-value="2022-06-27T21:38:00" table:style-name="ce61">
            <text:p>2022-06-27 21:38</text:p>
          </table:table-cell>
          <table:table-cell office:value-type="time" office:time-value="PT0H0M0S" table:formula="of:=[.Q327]-[.O327]" table:style-name="ce26">
            <text:p>0:00:00</text:p>
          </table:table-cell>
          <table:table-cell office:value-type="string" table:style-name="ce25">
            <text:p>KaKao &amp; Mail</text:p>
          </table:table-cell>
          <table:table-cell office:value-type="date" office:date-value="2022-06-27T21:38:00" table:style-name="ce61">
            <text:p>2022-06-27 21:38</text:p>
          </table:table-cell>
          <table:table-cell office:value-type="string" table:style-name="ce28">
            <text:p>CS_LB_PRD_LOS_ServiceHub_INNER services are degraded: 95 pct</text:p>
          </table:table-cell>
          <table:table-cell office:value-type="string" table:style-name="ce48">
            <text:p>담당자에게 확인요청 하였습니다.</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69H18M0S" table:formula="of:=[.P328]" table:style-name="ce22">
            <text:p>9:18:00</text:p>
          </table:table-cell>
          <table:table-cell office:value-type="time" office:time-value="PT0H2M0S" table:formula="of:=[.R328]" table:style-name="ce22">
            <text:p>0:02:00</text:p>
          </table:table-cell>
          <table:table-cell office:value-type="string" table:style-name="ce23">
            <text:p>2022.06.28</text:p>
          </table:table-cell>
          <table:table-cell office:value-type="string" table:style-name="ce46">
            <text:p>08~15</text:p>
          </table:table-cell>
          <table:table-cell office:value-type="string" table:content-validation-name="val1" table:style-name="ce47">
            <text:p>임정현</text:p>
          </table:table-cell>
          <table:table-cell table:style-name="ce47"/>
          <table:table-cell office:value-type="string" table:style-name="ce47">
            <text:p>Ahmed</text:p>
          </table:table-cell>
          <table:table-cell table:style-name="ce111"/>
          <table:table-cell office:value-type="date" office:date-value="2022-06-28T09:18:00" table:style-name="ce61">
            <text:p>2022-06-28 09:18</text:p>
          </table:table-cell>
          <table:table-cell office:value-type="time" office:time-value="PT1073769H18M0S" table:formula="of:=[.O328]-[.N328]" table:style-name="ce26">
            <text:p>9:18:00</text:p>
          </table:table-cell>
          <table:table-cell office:value-type="date" office:date-value="2022-06-28T09:20:00" table:style-name="ce61">
            <text:p>2022-06-28 09:20</text:p>
          </table:table-cell>
          <table:table-cell office:value-type="time" office:time-value="PT0H2M0S" table:formula="of:=[.Q328]-[.O328]" table:style-name="ce26">
            <text:p>0:02:00</text:p>
          </table:table-cell>
          <table:table-cell office:value-type="string" table:style-name="ce25">
            <text:p>Kakao</text:p>
          </table:table-cell>
          <table:table-cell office:value-type="date" office:date-value="2022-06-28T09:32:00" table:style-name="ce61">
            <text:p>2022-06-28 09:32</text:p>
          </table:table-cell>
          <table:table-cell office:value-type="string" table:style-name="ce28">
            <text:p>Na-KMA-BIG-PRD-SL-01,2,3,4 Flash: Disk space is critically low</text:p>
          </table:table-cell>
          <table:table-cell office:value-type="string" table:style-name="ce48">
            <text:p>오래된 EOS 파일 삭제하여 해결</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78H6M0S" table:formula="of:=[.P329]" table:style-name="ce22">
            <text:p>18:06:00</text:p>
          </table:table-cell>
          <table:table-cell office:value-type="time" office:time-value="PT0H0M0S" table:formula="of:=[.R329]" table:style-name="ce22">
            <text:p>0:00:00</text:p>
          </table:table-cell>
          <table:table-cell office:value-type="string" table:style-name="ce23">
            <text:p>2022.06.28</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8T18:06:00" table:style-name="ce61">
            <text:p>2022-06-28 18:06</text:p>
          </table:table-cell>
          <table:table-cell office:value-type="time" office:time-value="PT1073778H6M0S" table:formula="of:=[.O329]-[.N329]" table:style-name="ce26">
            <text:p>18:06:00</text:p>
          </table:table-cell>
          <table:table-cell office:value-type="date" office:date-value="2022-06-28T18:06:00" table:style-name="ce61">
            <text:p>2022-06-28 18:06</text:p>
          </table:table-cell>
          <table:table-cell office:value-type="time" office:time-value="PT0H0M0S" table:formula="of:=[.Q329]-[.O329]" table:style-name="ce26">
            <text:p>0:00:00</text:p>
          </table:table-cell>
          <table:table-cell office:value-type="string" table:style-name="ce25">
            <text:p>KaKao &amp; Mail</text:p>
          </table:table-cell>
          <table:table-cell office:value-type="date" office:date-value="2022-06-28T18:06:00" table:style-name="ce61">
            <text:p>2022-06-28 18:06</text:p>
          </table:table-cell>
          <table:table-cell office:value-type="string" table:style-name="ce28">
            <text:p>CS_LB_PRD_MCP_ServiceHub_INNER services are degraded: 95 pct</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78H30M0S" table:formula="of:=[.P330]" table:style-name="ce22">
            <text:p>18:30:00</text:p>
          </table:table-cell>
          <table:table-cell office:value-type="time" office:time-value="PT0H2M0S" table:formula="of:=[.R330]" table:style-name="ce22">
            <text:p>0:02:00</text:p>
          </table:table-cell>
          <table:table-cell office:value-type="string" table:style-name="ce23">
            <text:p>2022.06.28</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8T18:30:00" table:style-name="ce61">
            <text:p>2022-06-28 18:30</text:p>
          </table:table-cell>
          <table:table-cell office:value-type="time" office:time-value="PT1073778H30M0S" table:formula="of:=[.O330]-[.N330]" table:style-name="ce26">
            <text:p>18:30:00</text:p>
          </table:table-cell>
          <table:table-cell office:value-type="date" office:date-value="2022-06-28T18:32:00" table:style-name="ce61">
            <text:p>2022-06-28 18:32</text:p>
          </table:table-cell>
          <table:table-cell office:value-type="time" office:time-value="PT0H2M0S" table:formula="of:=[.Q330]-[.O330]" table:style-name="ce26">
            <text:p>0:02:00</text:p>
          </table:table-cell>
          <table:table-cell office:value-type="string" table:style-name="ce25">
            <text:p>KaKao &amp; Mail</text:p>
          </table:table-cell>
          <table:table-cell office:value-type="date" office:date-value="2022-06-28T19:50:00" table:style-name="ce61">
            <text:p>2022-06-28 19:50</text:p>
          </table:table-cell>
          <table:table-cell office:value-type="string" table:style-name="ce28">
            <text:p>postgres_data Disk size 9.94% capacity left : ccskrvtwintimescaledbp05/High</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779H33M0S" table:formula="of:=[.P331]" table:style-name="ce22">
            <text:p>19:33:00</text:p>
          </table:table-cell>
          <table:table-cell office:value-type="time" office:time-value="PT0H1M0S" table:formula="of:=[.R331]" table:style-name="ce22">
            <text:p>0:01:00</text:p>
          </table:table-cell>
          <table:table-cell office:value-type="string" table:style-name="ce23">
            <text:p>2022.06.28</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8T19:33:00" table:style-name="ce61">
            <text:p>2022-06-28 19:33</text:p>
          </table:table-cell>
          <table:table-cell office:value-type="time" office:time-value="PT1073779H33M0S" table:formula="of:=[.O331]-[.N331]" table:style-name="ce26">
            <text:p>19:33:00</text:p>
          </table:table-cell>
          <table:table-cell office:value-type="date" office:date-value="2022-06-28T19:34:00" table:style-name="ce61">
            <text:p>2022-06-28 19:34</text:p>
          </table:table-cell>
          <table:table-cell office:value-type="time" office:time-value="PT0H1M0S" table:formula="of:=[.Q331]-[.O331]" table:style-name="ce26">
            <text:p>0:01:00</text:p>
          </table:table-cell>
          <table:table-cell office:value-type="string" table:style-name="ce25">
            <text:p>KaKao &amp; Mail</text:p>
          </table:table-cell>
          <table:table-cell office:value-type="date" office:date-value="2022-06-28T19:55:00" table:style-name="ce61">
            <text:p>2022-06-28 19:55</text:p>
          </table:table-cell>
          <table:table-cell office:value-type="string" table:style-name="ce28">
            <text:p>CS_LB_PRD_EXTRA_ServiceHub_INNER services are degraded:86pct 를 비롯한 다수의 서비스 다운 알람 발생</text:p>
          </table:table-cell>
          <table:table-cell office:value-type="string" table:style-name="ce48">
            <text:p>담당자에게 확인요청 메일 전달 하였으며, 해당 알람이 자주 발생하여, 벤더사에 문의 후 회신 대기중</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332]" table:style-name="ce22">
            <text:p>#VALUE!</text:p>
          </table:table-cell>
          <table:table-cell office:value-type="time" office:time-value="PT0H0M0S" table:formula="of:=[.R332]" table:style-name="ce22">
            <text:p>#VALUE!</text:p>
          </table:table-cell>
          <table:table-cell office:value-type="string" table:style-name="ce23">
            <text:p>2022.06.28</text:p>
          </table:table-cell>
          <table:table-cell office:value-type="string" table:style-name="ce46">
            <text:p>21~09</text:p>
          </table:table-cell>
          <table:table-cell office:value-type="string" table:content-validation-name="val1" table:style-name="ce47">
            <text:p>Radhika</text:p>
          </table:table-cell>
          <table:table-cell office:value-type="string" table:style-name="ce47">
            <text:p>Ram</text:p>
          </table:table-cell>
          <table:table-cell table:style-name="ce47"/>
          <table:table-cell table:style-name="ce111"/>
          <table:table-cell office:value-type="string" table:style-name="ce61">
            <text:p>2022-06-28 <text:s/>23:07:00 PM</text:p>
          </table:table-cell>
          <table:table-cell office:value-type="time" office:time-value="PT0H0M0S" table:formula="of:=[.O332]-[.N332]" table:style-name="ce26">
            <text:p>#VALUE!</text:p>
          </table:table-cell>
          <table:table-cell office:value-type="string" table:style-name="ce61">
            <text:p>2022-06-29 <text:s/>23:10:00 AM</text:p>
          </table:table-cell>
          <table:table-cell office:value-type="time" office:time-value="PT0H0M0S" table:formula="of:=[.Q332]-[.O332]" table:style-name="ce26">
            <text:p>#VALUE!</text:p>
          </table:table-cell>
          <table:table-cell office:value-type="string" table:style-name="ce25">
            <text:p>Kakao</text:p>
          </table:table-cell>
          <table:table-cell table:style-name="ce61"/>
          <table:table-cell office:value-type="string" table:style-name="ce28">
            <text:p>occephmgmt : Ceph Health is in HEALTH_WARN state</text:p>
          </table:table-cell>
          <table:table-cell office:value-type="string" table:style-name="ce62">
            <text:p><text:a xlink:href="mailto:Ceph-osd@132.service%20status%20is%20failed.%20Please%20check%20the%20mail">Ceph-osd@132.service status is failed. Please check the mail<text:s/></text:a></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0H0M0S" table:formula="of:=[.P333]" table:style-name="ce22">
            <text:p>#VALUE!</text:p>
          </table:table-cell>
          <table:table-cell office:value-type="time" office:time-value="PT0H0M0S" table:formula="of:=[.R333]" table:style-name="ce22">
            <text:p>#VALUE!</text:p>
          </table:table-cell>
          <table:table-cell office:value-type="string" table:style-name="ce23">
            <text:p>2022.06.28</text:p>
          </table:table-cell>
          <table:table-cell office:value-type="string" table:style-name="ce46">
            <text:p>21~09</text:p>
          </table:table-cell>
          <table:table-cell office:value-type="string" table:content-validation-name="val1" table:style-name="ce47">
            <text:p>Radhika</text:p>
          </table:table-cell>
          <table:table-cell table:number-columns-repeated="2" table:style-name="ce47"/>
          <table:table-cell table:style-name="ce111"/>
          <table:table-cell office:value-type="string" table:style-name="ce61">
            <text:p>2022-06-28 <text:s/>23:57:01 PM</text:p>
          </table:table-cell>
          <table:table-cell office:value-type="time" office:time-value="PT0H0M0S" table:formula="of:=[.O333]-[.N333]" table:style-name="ce26">
            <text:p>#VALUE!</text:p>
          </table:table-cell>
          <table:table-cell office:value-type="date" office:date-value="2022-06-29T12:05:02" table:style-name="ce61">
            <text:p>2022-06-29 12:05</text:p>
          </table:table-cell>
          <table:table-cell office:value-type="time" office:time-value="PT0H0M0S" table:formula="of:=[.Q333]-[.O333]" table:style-name="ce26">
            <text:p>#VALUE!</text:p>
          </table:table-cell>
          <table:table-cell office:value-type="string" table:style-name="ce25">
            <text:p>Messenger</text:p>
          </table:table-cell>
          <table:table-cell table:style-name="ce61"/>
          <table:table-cell office:value-type="string" table:style-name="ce28">
            <text:p>/ Disk size is over 90%: ccsnahmalmskafkap03 and / Disk size is over 90%: ccsnahmalmskafkap02</text:p>
          </table:table-cell>
          <table:table-cell office:value-type="string" table:style-name="ce48">
            <text:p>Need disk expansion</text:p>
          </table:table-cell>
          <table:table-cell office:value-type="string" table:style-name="ce48">
            <text:p>NACLOUD-1479</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0">
          <table:table-cell table:style-name="ce63"/>
          <table:table-cell office:value-type="string" table:style-name="ce21">
            <text:p>6월</text:p>
          </table:table-cell>
          <table:table-cell table:number-columns-repeated="4" table:style-name="ce64"/>
          <table:table-cell office:value-type="time" office:time-value="PT1073779H41M0S" table:formula="of:=[.P334]" table:style-name="ce22">
            <text:p>19:41:00</text:p>
          </table:table-cell>
          <table:table-cell office:value-type="time" office:time-value="PT0H5M0S" table:formula="of:=[.R334]" table:style-name="ce22">
            <text:p>0:05:00</text:p>
          </table:table-cell>
          <table:table-cell office:value-type="string" table:style-name="ce65">
            <text:p>2022.06.28</text:p>
          </table:table-cell>
          <table:table-cell office:value-type="string" table:style-name="ce66">
            <text:p>15~22</text:p>
          </table:table-cell>
          <table:table-cell office:value-type="string" table:content-validation-name="val1" table:style-name="ce67">
            <text:p>이시형</text:p>
          </table:table-cell>
          <table:table-cell table:style-name="ce67"/>
          <table:table-cell office:value-type="string" table:style-name="ce67">
            <text:p>장재봉</text:p>
          </table:table-cell>
          <table:table-cell table:style-name="ce111"/>
          <table:table-cell office:value-type="date" office:date-value="2022-06-28T19:41:00" table:style-name="ce68">
            <text:p>2022-06-28 19:41</text:p>
          </table:table-cell>
          <table:table-cell office:value-type="time" office:time-value="PT1073779H41M0S" table:formula="of:=[.O334]-[.N334]" table:style-name="ce26">
            <text:p>19:41:00</text:p>
          </table:table-cell>
          <table:table-cell office:value-type="date" office:date-value="2022-06-28T19:46:00" table:style-name="ce68">
            <text:p>2022-06-28 19:46</text:p>
          </table:table-cell>
          <table:table-cell office:value-type="time" office:time-value="PT0H5M0S" table:formula="of:=[.Q334]-[.O334]" table:style-name="ce26">
            <text:p>0:05:00</text:p>
          </table:table-cell>
          <table:table-cell office:value-type="string" table:style-name="ce69">
            <text:p>kakao</text:p>
          </table:table-cell>
          <table:table-cell office:value-type="date" office:date-value="2022-06-28T21:56:00" table:style-name="ce68">
            <text:p>2022-06-28 21:56</text:p>
          </table:table-cell>
          <table:table-cell office:value-type="string" table:style-name="ce70">
            <text:p>블루링크 장애 이벤트 발생 수신 (From VOC 운영)</text:p>
          </table:table-cell>
          <table:table-cell office:value-type="string" table:style-name="ce71">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72"/>
          <table:table-cell table:content-validation-name="val3" table:style-name="ce73"/>
          <table:table-cell table:content-validation-name="val3" table:style-name="ce73"/>
          <table:table-cell table:style-name="ce74"/>
          <table:table-cell table:number-columns-repeated="16358" table:style-name="ce63"/>
        </table:table-row>
        <table:table-row table:style-name="ro5">
          <table:table-cell table:style-name="ce1"/>
          <table:table-cell office:value-type="string" table:style-name="ce21">
            <text:p>6월</text:p>
          </table:table-cell>
          <table:table-cell table:number-columns-repeated="4" table:style-name="ce21"/>
          <table:table-cell office:value-type="time" office:time-value="PT1073793H24M0S" table:formula="of:=[.P335]" table:style-name="ce22">
            <text:p>9:24:00</text:p>
          </table:table-cell>
          <table:table-cell office:value-type="time" office:time-value="PT0H16M0S" table:formula="of:=[.R335]" table:style-name="ce22">
            <text:p>0:16:00</text:p>
          </table:table-cell>
          <table:table-cell office:value-type="string" table:style-name="ce23">
            <text:p>2022.06.29</text:p>
          </table:table-cell>
          <table:table-cell office:value-type="string" table:style-name="ce46">
            <text:p>08~15</text:p>
          </table:table-cell>
          <table:table-cell office:value-type="string" table:content-validation-name="val1" table:style-name="ce47">
            <text:p>임정현</text:p>
          </table:table-cell>
          <table:table-cell table:style-name="ce47"/>
          <table:table-cell office:value-type="string" table:style-name="ce47">
            <text:p>이후승</text:p>
          </table:table-cell>
          <table:table-cell table:style-name="ce111"/>
          <table:table-cell office:value-type="date" office:date-value="2022-06-29T09:24:00" table:style-name="ce61">
            <text:p>2022-06-29 09:24</text:p>
          </table:table-cell>
          <table:table-cell office:value-type="time" office:time-value="PT1073793H24M0S" table:formula="of:=[.O335]-[.N335]" table:style-name="ce26">
            <text:p>9:24:00</text:p>
          </table:table-cell>
          <table:table-cell office:value-type="date" office:date-value="2022-06-29T09:40:00" table:style-name="ce61">
            <text:p>2022-06-29 09:40</text:p>
          </table:table-cell>
          <table:table-cell office:value-type="time" office:time-value="PT0H16M0S" table:formula="of:=[.Q335]-[.O335]" table:style-name="ce26">
            <text:p>0:16:00</text:p>
          </table:table-cell>
          <table:table-cell office:value-type="string" table:style-name="ce25">
            <text:p>kakao</text:p>
          </table:table-cell>
          <table:table-cell office:value-type="date" office:date-value="2022-06-29T15:02:00" table:style-name="ce61">
            <text:p>2022-06-29 15:02</text:p>
          </table:table-cell>
          <table:table-cell office:value-type="string" table:style-name="ce28">
            <text:p>ps00dn006.pkr0c02.hcloud.io / Disk is read-only status on</text:p>
          </table:table-cell>
          <table:table-cell office:value-type="string" table:style-name="ce53">
            <text:p>bigcpbare225 펌웨어 2.65 업그레이드 작업</text:p>
            <text:p>서비스 정상 작동 및 read-only 해제 확인</text:p>
          </table:table-cell>
          <table:table-cell office:value-type="string" table:style-name="ce48">
            <text:p>ITSM-208</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02H3M0S" table:formula="of:=[.P336]" table:style-name="ce22">
            <text:p>18:03:00</text:p>
          </table:table-cell>
          <table:table-cell office:value-type="time" office:time-value="PT0H1M0S" table:formula="of:=[.R336]" table:style-name="ce22">
            <text:p>0:01:00</text:p>
          </table:table-cell>
          <table:table-cell office:value-type="string" table:style-name="ce23">
            <text:p>2022.06.29</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9T18:03:00" table:style-name="ce61">
            <text:p>2022-06-29 18:03</text:p>
          </table:table-cell>
          <table:table-cell office:value-type="time" office:time-value="PT1073802H3M0S" table:formula="of:=[.O336]-[.N336]" table:style-name="ce26">
            <text:p>18:03:00</text:p>
          </table:table-cell>
          <table:table-cell office:value-type="date" office:date-value="2022-06-29T18:04:00" table:style-name="ce61">
            <text:p>2022-06-29 18:04</text:p>
          </table:table-cell>
          <table:table-cell office:value-type="time" office:time-value="PT0H1M0S" table:formula="of:=[.Q336]-[.O336]" table:style-name="ce26">
            <text:p>0:01:00</text:p>
          </table:table-cell>
          <table:table-cell office:value-type="string" table:style-name="ce25">
            <text:p>kakao</text:p>
          </table:table-cell>
          <table:table-cell table:style-name="ce61"/>
          <table:table-cell office:value-type="string" table:style-name="ce28">
            <text:p>ccskrdkc2hpllgwp01.ap-northeast-2.prd.h53 Unavailable by ICMP ping</text:p>
          </table:table-cell>
          <table:table-cell office:value-type="string" table:style-name="ce48">
            <text:p>해당 VM정보 확인이 안되어, 담당자가 삭제한것 같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02H3M0S" table:formula="of:=[.P337]" table:style-name="ce22">
            <text:p>18:03:00</text:p>
          </table:table-cell>
          <table:table-cell office:value-type="time" office:time-value="PT0H1M0S" table:formula="of:=[.R337]" table:style-name="ce22">
            <text:p>0:01:00</text:p>
          </table:table-cell>
          <table:table-cell office:value-type="string" table:style-name="ce23">
            <text:p>2022.06.29</text:p>
          </table:table-cell>
          <table:table-cell office:value-type="string" table:style-name="ce46">
            <text:p>15~22</text:p>
          </table:table-cell>
          <table:table-cell office:value-type="string" table:content-validation-name="val1" table:style-name="ce47">
            <text:p>이시형</text:p>
          </table:table-cell>
          <table:table-cell table:number-columns-repeated="2" table:style-name="ce47"/>
          <table:table-cell table:style-name="ce111"/>
          <table:table-cell office:value-type="date" office:date-value="2022-06-29T18:03:00" table:style-name="ce61">
            <text:p>2022-06-29 18:03</text:p>
          </table:table-cell>
          <table:table-cell office:value-type="time" office:time-value="PT1073802H3M0S" table:formula="of:=[.O337]-[.N337]" table:style-name="ce26">
            <text:p>18:03:00</text:p>
          </table:table-cell>
          <table:table-cell office:value-type="date" office:date-value="2022-06-29T18:04:00" table:style-name="ce61">
            <text:p>2022-06-29 18:04</text:p>
          </table:table-cell>
          <table:table-cell office:value-type="time" office:time-value="PT0H1M0S" table:formula="of:=[.Q337]-[.O337]" table:style-name="ce26">
            <text:p>0:01:00</text:p>
          </table:table-cell>
          <table:table-cell office:value-type="string" table:style-name="ce25">
            <text:p>kakao</text:p>
          </table:table-cell>
          <table:table-cell table:style-name="ce61"/>
          <table:table-cell office:value-type="string" table:style-name="ce28">
            <text:p>ccskrdkc2hpllgwp02.ap-northeast-2.prd.h53 Unavailable by ICMP ping</text:p>
          </table:table-cell>
          <table:table-cell office:value-type="string" table:style-name="ce48">
            <text:p>해당 VM정보 확인이 안되어, 담당자가 삭제한것 같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07H14M0S" table:formula="of:=[.P338]" table:style-name="ce22">
            <text:p>23:14:00</text:p>
          </table:table-cell>
          <table:table-cell office:value-type="time" office:time-value="PT0H0M0S" table:formula="of:=[.R338]" table:style-name="ce22">
            <text:p>0:00:00</text:p>
          </table:table-cell>
          <table:table-cell office:value-type="string" table:style-name="ce23">
            <text:p>2022.06.29</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6-29T23:14:00" table:style-name="ce61">
            <text:p>2022-06-29 23:14</text:p>
          </table:table-cell>
          <table:table-cell office:value-type="time" office:time-value="PT1073807H14M0S" table:formula="of:=[.O338]-[.N338]" table:style-name="ce26">
            <text:p>23:14:00</text:p>
          </table:table-cell>
          <table:table-cell office:value-type="date" office:date-value="2022-06-29T23:14:00" table:style-name="ce61">
            <text:p>2022-06-29 23:14</text:p>
          </table:table-cell>
          <table:table-cell office:value-type="time" office:time-value="PT0H0M0S" table:formula="of:=[.Q338]-[.O338]" table:style-name="ce26">
            <text:p>0:00:00</text:p>
          </table:table-cell>
          <table:table-cell office:value-type="string" table:style-name="ce25">
            <text:p>Kakao &amp; Email</text:p>
          </table:table-cell>
          <table:table-cell table:style-name="ce61"/>
          <table:table-cell office:value-type="string" table:style-name="ce28">
            <text:p>/data Disk size 10.98 % capacity left: ccsnakmavrm2mofp02</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09H40M0S" table:formula="of:=[.P339]" table:style-name="ce22">
            <text:p>1:40:00</text:p>
          </table:table-cell>
          <table:table-cell office:value-type="time" office:time-value="PT0H0M0S" table:formula="of:=[.R339]" table:style-name="ce22">
            <text:p>0:00:00</text:p>
          </table:table-cell>
          <table:table-cell office:value-type="string" table:style-name="ce23">
            <text:p>2022.06.29</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Ashok &amp; Anand</text:p>
          </table:table-cell>
          <table:table-cell table:style-name="ce47"/>
          <table:table-cell table:style-name="ce111"/>
          <table:table-cell office:value-type="date" office:date-value="2022-06-30T01:40:00" table:style-name="ce61">
            <text:p>2022-06-30 01:40</text:p>
          </table:table-cell>
          <table:table-cell office:value-type="time" office:time-value="PT1073809H40M0S" table:formula="of:=[.O339]-[.N339]" table:style-name="ce26">
            <text:p>1:40:00</text:p>
          </table:table-cell>
          <table:table-cell office:value-type="date" office:date-value="2022-06-30T01:40:00" table:style-name="ce61">
            <text:p>2022-06-30 01:40</text:p>
          </table:table-cell>
          <table:table-cell office:value-type="time" office:time-value="PT0H0M0S" table:formula="of:=[.Q339]-[.O339]" table:style-name="ce26">
            <text:p>0:00:00</text:p>
          </table:table-cell>
          <table:table-cell office:value-type="string" table:style-name="ce25">
            <text:p>Kakao</text:p>
          </table:table-cell>
          <table:table-cell office:value-type="date" office:date-value="2022-06-30T02:25:00" table:style-name="ce61">
            <text:p>2022-06-30 02:25</text:p>
          </table:table-cell>
          <table:table-cell office:value-type="string" table:style-name="ce28">
            <text:p>CN Cloud PRD netapp: Free size on aggr_node02_data_cnCLoud less than 20%</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10H4M0S" table:formula="of:=[.P340]" table:style-name="ce22">
            <text:p>2:04:00</text:p>
          </table:table-cell>
          <table:table-cell office:value-type="time" office:time-value="PT0H1M0S" table:formula="of:=[.R340]" table:style-name="ce22">
            <text:p>0:01:00</text:p>
          </table:table-cell>
          <table:table-cell office:value-type="string" table:style-name="ce23">
            <text:p>2022.06.29</text:p>
          </table:table-cell>
          <table:table-cell office:value-type="string" table:style-name="ce46">
            <text:p>21~08</text:p>
          </table:table-cell>
          <table:table-cell office:value-type="string" table:content-validation-name="val1" table:style-name="ce47">
            <text:p>Mohamed</text:p>
          </table:table-cell>
          <table:table-cell office:value-type="string" table:style-name="ce47">
            <text:p>Ashok &amp; Anand</text:p>
          </table:table-cell>
          <table:table-cell table:style-name="ce47"/>
          <table:table-cell table:style-name="ce111"/>
          <table:table-cell office:value-type="date" office:date-value="2022-06-30T02:04:00" table:style-name="ce61">
            <text:p>2022-06-30 02:04</text:p>
          </table:table-cell>
          <table:table-cell office:value-type="time" office:time-value="PT1073810H4M0S" table:formula="of:=[.O340]-[.N340]" table:style-name="ce26">
            <text:p>2:04:00</text:p>
          </table:table-cell>
          <table:table-cell office:value-type="date" office:date-value="2022-06-30T02:05:00" table:style-name="ce61">
            <text:p>2022-06-30 02:05</text:p>
          </table:table-cell>
          <table:table-cell office:value-type="time" office:time-value="PT0H1M0S" table:formula="of:=[.Q340]-[.O340]" table:style-name="ce26">
            <text:p>0:01:00</text:p>
          </table:table-cell>
          <table:table-cell office:value-type="string" table:style-name="ce25">
            <text:p>Kakao</text:p>
          </table:table-cell>
          <table:table-cell office:value-type="date" office:date-value="2022-06-30T02:25:00" table:style-name="ce61">
            <text:p>2022-06-30 02:25</text:p>
          </table:table-cell>
          <table:table-cell office:value-type="string" table:style-name="ce28">
            <text:p>Free Size on aggr_node01_NVMe_data less than 10% KR_STG</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17H36M0S" table:formula="of:=[.P341]" table:style-name="ce22">
            <text:p>9:36:00</text:p>
          </table:table-cell>
          <table:table-cell office:value-type="time" office:time-value="PT0H2M0S" table:formula="of:=[.R341]" table:style-name="ce22">
            <text:p>0:02:00</text:p>
          </table:table-cell>
          <table:table-cell office:value-type="string" table:style-name="ce23">
            <text:p>2022.06.30</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6-30T09:36:00" table:style-name="ce61">
            <text:p>2022-06-30 09:36</text:p>
          </table:table-cell>
          <table:table-cell office:value-type="time" office:time-value="PT1073817H36M0S" table:formula="of:=[.O341]-[.N341]" table:style-name="ce26">
            <text:p>9:36:00</text:p>
          </table:table-cell>
          <table:table-cell office:value-type="date" office:date-value="2022-06-30T09:38:00" table:style-name="ce61">
            <text:p>2022-06-30 09:38</text:p>
          </table:table-cell>
          <table:table-cell office:value-type="time" office:time-value="PT0H2M0S" table:formula="of:=[.Q341]-[.O341]" table:style-name="ce26">
            <text:p>0:02:00</text:p>
          </table:table-cell>
          <table:table-cell office:value-type="string" table:style-name="ce25">
            <text:p>Kakao &amp; Email</text:p>
          </table:table-cell>
          <table:table-cell table:style-name="ce61"/>
          <table:table-cell office:value-type="string" table:style-name="ce28">
            <text:p>/data Disk size 10.99 % capacity left : ccsnakmaissp02</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18H53M0S" table:formula="of:=[.P342]" table:style-name="ce22">
            <text:p>10:53:00</text:p>
          </table:table-cell>
          <table:table-cell office:value-type="time" office:time-value="PT0H1M0S" table:formula="of:=[.R342]" table:style-name="ce22">
            <text:p>0:01:00</text:p>
          </table:table-cell>
          <table:table-cell office:value-type="string" table:style-name="ce23">
            <text:p>2022.06.30</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6-30T10:53:00" table:style-name="ce61">
            <text:p>2022-06-30 10:53</text:p>
          </table:table-cell>
          <table:table-cell office:value-type="time" office:time-value="PT1073818H53M0S" table:formula="of:=[.O342]-[.N342]" table:style-name="ce26">
            <text:p>10:53:00</text:p>
          </table:table-cell>
          <table:table-cell office:value-type="date" office:date-value="2022-06-30T10:54:00" table:style-name="ce61">
            <text:p>2022-06-30 10:54</text:p>
          </table:table-cell>
          <table:table-cell office:value-type="time" office:time-value="PT0H1M0S" table:formula="of:=[.Q342]-[.O342]" table:style-name="ce26">
            <text:p>0:01:00</text:p>
          </table:table-cell>
          <table:table-cell office:value-type="string" table:style-name="ce25">
            <text:p>Kakao &amp; Email</text:p>
          </table:table-cell>
          <table:table-cell office:value-type="date" office:date-value="2022-06-30T11:00:00" table:style-name="ce61">
            <text:p>2022-06-30 11:00</text:p>
          </table:table-cell>
          <table:table-cell office:value-type="string" table:style-name="ce28">
            <text:p>/postgres_data Disk size 9.94 % capacity left : ccskrvtwintimescaledbp02</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20H13M0S" table:formula="of:=[.P343]" table:style-name="ce22">
            <text:p>12:13:00</text:p>
          </table:table-cell>
          <table:table-cell office:value-type="time" office:time-value="PT0H1M0S" table:formula="of:=[.R343]" table:style-name="ce22">
            <text:p>0:01:00</text:p>
          </table:table-cell>
          <table:table-cell office:value-type="string" table:style-name="ce23">
            <text:p>2022.06.30</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6-30T12:13:00" table:style-name="ce61">
            <text:p>2022-06-30 12:13</text:p>
          </table:table-cell>
          <table:table-cell office:value-type="time" office:time-value="PT1073820H13M0S" table:formula="of:=[.O343]-[.N343]" table:style-name="ce26">
            <text:p>12:13:00</text:p>
          </table:table-cell>
          <table:table-cell office:value-type="date" office:date-value="2022-06-30T12:14:00" table:style-name="ce61">
            <text:p>2022-06-30 12:14</text:p>
          </table:table-cell>
          <table:table-cell office:value-type="time" office:time-value="PT0H1M0S" table:formula="of:=[.Q343]-[.O343]" table:style-name="ce26">
            <text:p>0:01:00</text:p>
          </table:table-cell>
          <table:table-cell office:value-type="string" table:style-name="ce25">
            <text:p>Kakao &amp; Email</text:p>
          </table:table-cell>
          <table:table-cell office:value-type="date" office:date-value="2022-06-30T12:48:00" table:style-name="ce61">
            <text:p>2022-06-30 12:48</text:p>
          </table:table-cell>
          <table:table-cell office:value-type="string" table:style-name="ce28">
            <text:p>Interface Ethernet12(kmaph00dn003_n0p0): High bandwidth usage &gt;90%</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21H34M0S" table:formula="of:=[.P344]" table:style-name="ce22">
            <text:p>13:34:00</text:p>
          </table:table-cell>
          <table:table-cell office:value-type="time" office:time-value="PT0H2M0S" table:formula="of:=[.R344]" table:style-name="ce22">
            <text:p>0:02:00</text:p>
          </table:table-cell>
          <table:table-cell office:value-type="string" table:style-name="ce23">
            <text:p>2022.06.30</text:p>
          </table:table-cell>
          <table:table-cell office:value-type="string" table:style-name="ce46">
            <text:p>08~15</text:p>
          </table:table-cell>
          <table:table-cell office:value-type="string" table:content-validation-name="val1" table:style-name="ce47">
            <text:p>이은도</text:p>
          </table:table-cell>
          <table:table-cell table:style-name="ce47"/>
          <table:table-cell office:value-type="string" table:style-name="ce47">
            <text:p>오창민</text:p>
          </table:table-cell>
          <table:table-cell table:style-name="ce111"/>
          <table:table-cell office:value-type="date" office:date-value="2022-06-30T13:34:00" table:style-name="ce61">
            <text:p>2022-06-30 13:34</text:p>
          </table:table-cell>
          <table:table-cell office:value-type="time" office:time-value="PT1073821H34M0S" table:formula="of:=[.O344]-[.N344]" table:style-name="ce26">
            <text:p>13:34:00</text:p>
          </table:table-cell>
          <table:table-cell office:value-type="date" office:date-value="2022-06-30T13:36:00" table:style-name="ce61">
            <text:p>2022-06-30 13:36</text:p>
          </table:table-cell>
          <table:table-cell office:value-type="time" office:time-value="PT0H2M0S" table:formula="of:=[.Q344]-[.O344]" table:style-name="ce26">
            <text:p>0:02:00</text:p>
          </table:table-cell>
          <table:table-cell office:value-type="string" table:style-name="ce25">
            <text:p>Kakao</text:p>
          </table:table-cell>
          <table:table-cell office:value-type="date" office:date-value="2022-06-30T13:50:00" table:style-name="ce61">
            <text:p>2022-06-30 13:50</text:p>
          </table:table-cell>
          <table:table-cell office:value-type="string" table:style-name="ce28">
            <text:p>vServer ccs-prd-kibana services are degraded: 7,52,69,97 pct &amp; services are down &amp; state: down(1)</text:p>
          </table:table-cell>
          <table:table-cell office:value-type="string" table:style-name="ce48">
            <text:p>담당자에게 확인 요청 &amp; 알람이 특정시간대 반복확인되어 벤더사 문의(담당자 확인 후 이상없을 시)</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4">
          <table:table-cell table:style-name="ce1"/>
          <table:table-cell office:value-type="string" table:style-name="ce21">
            <text:p>6월</text:p>
          </table:table-cell>
          <table:table-cell table:number-columns-repeated="4" table:style-name="ce21"/>
          <table:table-cell office:value-type="time" office:time-value="PT1073829H12M0S" table:formula="of:=[.P345]" table:style-name="ce22">
            <text:p>21:12:00</text:p>
          </table:table-cell>
          <table:table-cell office:value-type="time" office:time-value="PT0H11M0S" table:formula="of:=[.R345]" table:style-name="ce22">
            <text:p>0:11:00</text:p>
          </table:table-cell>
          <table:table-cell office:value-type="string" table:style-name="ce23">
            <text:p>2022.06.30</text:p>
          </table:table-cell>
          <table:table-cell office:value-type="string" table:style-name="ce46">
            <text:p>21~08</text:p>
          </table:table-cell>
          <table:table-cell office:value-type="string" table:content-validation-name="val1" table:style-name="ce47">
            <text:p>임정현</text:p>
          </table:table-cell>
          <table:table-cell table:style-name="ce47"/>
          <table:table-cell office:value-type="string" table:style-name="ce75">
            <text:p>Ahmed</text:p>
            <text:p>채한길</text:p>
          </table:table-cell>
          <table:table-cell table:style-name="ce111"/>
          <table:table-cell office:value-type="date" office:date-value="2022-06-30T21:12:00" table:style-name="ce61">
            <text:p>2022-06-30 21:12</text:p>
          </table:table-cell>
          <table:table-cell office:value-type="time" office:time-value="PT1073829H12M0S" table:formula="of:=[.O345]-[.N345]" table:style-name="ce26">
            <text:p>21:12:00</text:p>
          </table:table-cell>
          <table:table-cell office:value-type="date" office:date-value="2022-06-30T21:23:00" table:style-name="ce61">
            <text:p>2022-06-30 21:23</text:p>
          </table:table-cell>
          <table:table-cell office:value-type="time" office:time-value="PT0H11M0S" table:formula="of:=[.Q345]-[.O345]" table:style-name="ce26">
            <text:p>0:11:00</text:p>
          </table:table-cell>
          <table:table-cell office:value-type="string" table:style-name="ce25">
            <text:p>Call</text:p>
          </table:table-cell>
          <table:table-cell office:value-type="date" office:date-value="2022-06-30T21:44:00" table:style-name="ce61">
            <text:p>2022-06-30 21:44</text:p>
          </table:table-cell>
          <table:table-cell office:value-type="string" table:style-name="ce28">
            <text:p>21:12에 /postgres_data full 발생하여 DB down 발생하였습니다.</text:p>
          </table:table-cell>
          <table:table-cell office:value-type="string" table:style-name="ce53">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48">
            <text:p>KRCLOUD-5136</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9">
          <table:table-cell table:style-name="ce1"/>
          <table:table-cell office:value-type="string" table:style-name="ce21">
            <text:p>6월</text:p>
          </table:table-cell>
          <table:table-cell table:number-columns-repeated="4" table:style-name="ce21"/>
          <table:table-cell office:value-type="time" office:time-value="PT1073832H8M0S" table:formula="of:=[.P346]" table:style-name="ce22">
            <text:p>0:08:00</text:p>
          </table:table-cell>
          <table:table-cell office:value-type="time" office:time-value="PT1H47M0S" table:formula="of:=[.R346]" table:style-name="ce22">
            <text:p>1:47:00</text:p>
          </table:table-cell>
          <table:table-cell office:value-type="string" table:style-name="ce23">
            <text:p>2022.06.3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Ashok and Aslam</text:p>
          </table:table-cell>
          <table:table-cell table:style-name="ce47"/>
          <table:table-cell table:style-name="ce111"/>
          <table:table-cell office:value-type="date" office:date-value="2022-07-01T00:08:00" table:style-name="ce61">
            <text:p>2022-07-01 00:08</text:p>
          </table:table-cell>
          <table:table-cell office:value-type="time" office:time-value="PT1073832H8M0S" table:formula="of:=[.O346]-[.N346]" table:style-name="ce26">
            <text:p>0:08:00</text:p>
          </table:table-cell>
          <table:table-cell office:value-type="date" office:date-value="2022-07-01T01:55:00" table:style-name="ce61">
            <text:p>2022-07-01 01:55</text:p>
          </table:table-cell>
          <table:table-cell office:value-type="time" office:time-value="PT1H47M0S" table:formula="of:=[.Q346]-[.O346]" table:style-name="ce26">
            <text:p>1:47:00</text:p>
          </table:table-cell>
          <table:table-cell office:value-type="string" table:style-name="ce25">
            <text:p>Kakao</text:p>
          </table:table-cell>
          <table:table-cell office:value-type="date" office:date-value="2022-07-01T00:08:00" table:style-name="ce61">
            <text:p>2022-07-01 00:08</text:p>
          </table:table-cell>
          <table:table-cell office:value-type="string" table:style-name="ce28">
            <text:p>krcloudprdcomdr1510 Firmware has changed</text:p>
          </table:table-cell>
          <table:table-cell office:value-type="string" table:style-name="ce58">
            <text:p>node came up after 8 days and its firmware got updated</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6월</text:p>
          </table:table-cell>
          <table:table-cell table:number-columns-repeated="4" table:style-name="ce21"/>
          <table:table-cell office:value-type="time" office:time-value="PT1073835H48M0S" table:formula="of:=[.P347]" table:style-name="ce22">
            <text:p>3:48:00</text:p>
          </table:table-cell>
          <table:table-cell office:value-type="time" office:time-value="PT0H14M0S" table:formula="of:=[.R347]" table:style-name="ce22">
            <text:p>0:14:00</text:p>
          </table:table-cell>
          <table:table-cell office:value-type="string" table:style-name="ce23">
            <text:p>2022.06.30</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Ashok and Aslam</text:p>
          </table:table-cell>
          <table:table-cell table:style-name="ce47"/>
          <table:table-cell table:style-name="ce111"/>
          <table:table-cell office:value-type="date" office:date-value="2022-07-01T03:48:00" table:style-name="ce61">
            <text:p>2022-07-01 03:48</text:p>
          </table:table-cell>
          <table:table-cell office:value-type="time" office:time-value="PT1073835H48M0S" table:formula="of:=[.O347]-[.N347]" table:style-name="ce26">
            <text:p>3:48:00</text:p>
          </table:table-cell>
          <table:table-cell office:value-type="date" office:date-value="2022-07-01T04:02:00" table:style-name="ce61">
            <text:p>2022-07-01 04:02</text:p>
          </table:table-cell>
          <table:table-cell office:value-type="time" office:time-value="PT0H14M0S" table:formula="of:=[.Q347]-[.O347]" table:style-name="ce26">
            <text:p>0:14:00</text:p>
          </table:table-cell>
          <table:table-cell office:value-type="string" table:style-name="ce25">
            <text:p>Kakao</text:p>
          </table:table-cell>
          <table:table-cell office:value-type="date" office:date-value="2022-07-01T04:27:00" table:style-name="ce61">
            <text:p>2022-07-01 04:27</text:p>
          </table:table-cell>
          <table:table-cell office:value-type="string" table:style-name="ce8">
            <text:p>krcloudstgctrl03 rabbitmq got restarted due to memory issue</text:p>
          </table:table-cell>
          <table:table-cell office:value-type="string" table:style-name="ce48">
            <text:p>Got resolved on its own, Known issue..</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40H22M0S" table:formula="of:=[.P348]" table:style-name="ce22">
            <text:p>8:22:00</text:p>
          </table:table-cell>
          <table:table-cell office:value-type="time" office:time-value="PT0H1M0S" table:formula="of:=[.R348]" table:style-name="ce22">
            <text:p>0:01:00</text:p>
          </table:table-cell>
          <table:table-cell office:value-type="string" table:style-name="ce23">
            <text:p>2022.07.01</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7-01T08:22:00" table:style-name="ce61">
            <text:p>2022-07-01 08:22</text:p>
          </table:table-cell>
          <table:table-cell office:value-type="time" office:time-value="PT1073840H22M0S" table:formula="of:=[.O348]-[.N348]" table:style-name="ce26">
            <text:p>8:22:00</text:p>
          </table:table-cell>
          <table:table-cell office:value-type="date" office:date-value="2022-07-01T08:23:00" table:style-name="ce61">
            <text:p>2022-07-01 08:23</text:p>
          </table:table-cell>
          <table:table-cell office:value-type="time" office:time-value="PT0H1M0S" table:formula="of:=[.Q348]-[.O348]" table:style-name="ce26">
            <text:p>0:01:00</text:p>
          </table:table-cell>
          <table:table-cell office:value-type="string" table:style-name="ce25">
            <text:p>Kakao &amp; Email</text:p>
          </table:table-cell>
          <table:table-cell office:value-type="date" office:date-value="2022-07-01T08:29:00" table:style-name="ce61">
            <text:p>2022-07-01 08:29</text:p>
          </table:table-cell>
          <table:table-cell office:value-type="string" table:style-name="ce28">
            <text:p>ccscntmsdbp02.cntms_CPU_utilization_remains_7.67 %</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41H26M0S" table:formula="of:=[.P349]" table:style-name="ce22">
            <text:p>9:26:00</text:p>
          </table:table-cell>
          <table:table-cell office:value-type="time" office:time-value="PT0H2M0S" table:formula="of:=[.R349]" table:style-name="ce22">
            <text:p>0:02:00</text:p>
          </table:table-cell>
          <table:table-cell office:value-type="string" table:style-name="ce23">
            <text:p>2022.07.01</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7-01T09:26:00" table:style-name="ce61">
            <text:p>2022-07-01 09:26</text:p>
          </table:table-cell>
          <table:table-cell office:value-type="time" office:time-value="PT1073841H26M0S" table:formula="of:=[.O349]-[.N349]" table:style-name="ce26">
            <text:p>9:26:00</text:p>
          </table:table-cell>
          <table:table-cell office:value-type="date" office:date-value="2022-07-01T09:28:00" table:style-name="ce61">
            <text:p>2022-07-01 09:28</text:p>
          </table:table-cell>
          <table:table-cell office:value-type="time" office:time-value="PT0H2M0S" table:formula="of:=[.Q349]-[.O349]" table:style-name="ce26">
            <text:p>0:02:00</text:p>
          </table:table-cell>
          <table:table-cell office:value-type="string" table:style-name="ce25">
            <text:p>Kakao &amp; Email</text:p>
          </table:table-cell>
          <table:table-cell table:style-name="ce61"/>
          <table:table-cell office:value-type="string" table:style-name="ce28">
            <text:p>gcscnomsdbp01.cntms CPU utilization remains 0.06 %</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41H41M0S" table:formula="of:=[.P350]" table:style-name="ce22">
            <text:p>9:41:00</text:p>
          </table:table-cell>
          <table:table-cell office:value-type="time" office:time-value="PT0H1M0S" table:formula="of:=[.R350]" table:style-name="ce22">
            <text:p>0:01:00</text:p>
          </table:table-cell>
          <table:table-cell office:value-type="string" table:style-name="ce23">
            <text:p>2022.07.01</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7-01T09:41:00" table:style-name="ce61">
            <text:p>2022-07-01 09:41</text:p>
          </table:table-cell>
          <table:table-cell office:value-type="time" office:time-value="PT1073841H41M0S" table:formula="of:=[.O350]-[.N350]" table:style-name="ce26">
            <text:p>9:41:00</text:p>
          </table:table-cell>
          <table:table-cell office:value-type="date" office:date-value="2022-07-01T09:42:00" table:style-name="ce61">
            <text:p>2022-07-01 09:42</text:p>
          </table:table-cell>
          <table:table-cell office:value-type="time" office:time-value="PT0H1M0S" table:formula="of:=[.Q350]-[.O350]" table:style-name="ce26">
            <text:p>0:01:00</text:p>
          </table:table-cell>
          <table:table-cell office:value-type="string" table:style-name="ce25">
            <text:p>Kakao &amp; Email</text:p>
          </table:table-cell>
          <table:table-cell office:value-type="date" office:date-value="2022-07-01T09:50:00" table:style-name="ce61">
            <text:p>2022-07-01 09:50</text:p>
          </table:table-cell>
          <table:table-cell office:value-type="string" table:style-name="ce28">
            <text:p>/postgres_data Disk size 9.92 % capacity left : ccskrvtwintimescaledbp05</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42H22M0S" table:formula="of:=[.P351]" table:style-name="ce22">
            <text:p>10:22:00</text:p>
          </table:table-cell>
          <table:table-cell office:value-type="time" office:time-value="PT0H1M0S" table:formula="of:=[.R351]" table:style-name="ce22">
            <text:p>0:01:00</text:p>
          </table:table-cell>
          <table:table-cell office:value-type="string" table:style-name="ce23">
            <text:p>2022.07.01</text:p>
          </table:table-cell>
          <table:table-cell office:value-type="string" table:style-name="ce46">
            <text:p>08~15</text:p>
          </table:table-cell>
          <table:table-cell office:value-type="string" table:content-validation-name="val1" table:style-name="ce47">
            <text:p>이은도</text:p>
          </table:table-cell>
          <table:table-cell table:number-columns-repeated="2" table:style-name="ce47"/>
          <table:table-cell table:style-name="ce111"/>
          <table:table-cell office:value-type="date" office:date-value="2022-07-01T10:22:00" table:style-name="ce61">
            <text:p>2022-07-01 10:22</text:p>
          </table:table-cell>
          <table:table-cell office:value-type="time" office:time-value="PT1073842H22M0S" table:formula="of:=[.O351]-[.N351]" table:style-name="ce26">
            <text:p>10:22:00</text:p>
          </table:table-cell>
          <table:table-cell office:value-type="date" office:date-value="2022-07-01T10:23:00" table:style-name="ce61">
            <text:p>2022-07-01 10:23</text:p>
          </table:table-cell>
          <table:table-cell office:value-type="time" office:time-value="PT0H1M0S" table:formula="of:=[.Q351]-[.O351]" table:style-name="ce26">
            <text:p>0:01:00</text:p>
          </table:table-cell>
          <table:table-cell office:value-type="string" table:style-name="ce25">
            <text:p>Kakao &amp; Email</text:p>
          </table:table-cell>
          <table:table-cell office:value-type="date" office:date-value="2022-07-01T11:10:00" table:style-name="ce61">
            <text:p>2022-07-01 11:10</text:p>
          </table:table-cell>
          <table:table-cell office:value-type="string" table:style-name="ce28">
            <text:p>Disk size 9.93417 capacity left : ccskrbigtermp01.krcloud</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43H8M0S" table:formula="of:=[.P352]" table:style-name="ce22">
            <text:p>11:08:00</text:p>
          </table:table-cell>
          <table:table-cell office:value-type="time" office:time-value="PT0H1M0S" table:formula="of:=[.R352]" table:style-name="ce22">
            <text:p>0:01:00</text:p>
          </table:table-cell>
          <table:table-cell office:value-type="string" table:style-name="ce23">
            <text:p>2022.07.01</text:p>
          </table:table-cell>
          <table:table-cell office:value-type="string" table:style-name="ce46">
            <text:p>08~15</text:p>
          </table:table-cell>
          <table:table-cell office:value-type="string" table:content-validation-name="val1" table:style-name="ce47">
            <text:p>이은도</text:p>
          </table:table-cell>
          <table:table-cell table:style-name="ce47"/>
          <table:table-cell office:value-type="string" table:style-name="ce47">
            <text:p>오창민</text:p>
          </table:table-cell>
          <table:table-cell table:style-name="ce111"/>
          <table:table-cell office:value-type="date" office:date-value="2022-07-01T11:08:00" table:style-name="ce61">
            <text:p>2022-07-01 11:08</text:p>
          </table:table-cell>
          <table:table-cell office:value-type="time" office:time-value="PT1073843H8M0S" table:formula="of:=[.O352]-[.N352]" table:style-name="ce26">
            <text:p>11:08:00</text:p>
          </table:table-cell>
          <table:table-cell office:value-type="date" office:date-value="2022-07-01T11:09:00" table:style-name="ce61">
            <text:p>2022-07-01 11:09</text:p>
          </table:table-cell>
          <table:table-cell office:value-type="time" office:time-value="PT0H1M0S" table:formula="of:=[.Q352]-[.O352]" table:style-name="ce26">
            <text:p>0:01:00</text:p>
          </table:table-cell>
          <table:table-cell office:value-type="string" table:style-name="ce25">
            <text:p>Kakao &amp; Email</text:p>
          </table:table-cell>
          <table:table-cell office:value-type="date" office:date-value="2022-07-01T11:32:00" table:style-name="ce61">
            <text:p>2022-07-01 11:32</text:p>
          </table:table-cell>
          <table:table-cell office:value-type="string" table:style-name="ce28">
            <text:p>vServer h2-prd-jenkins services are degraded: 42,25,75 pct &amp; services are down &amp; state: down(1)</text:p>
          </table:table-cell>
          <table:table-cell office:value-type="string" table:style-name="ce48">
            <text:p>담당자에게 확인요청 메일 전달 -&gt; 업그레이드 작업으로 인한 알람 발생으로 확인</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66H32M0S" table:formula="of:=[.P353]" table:style-name="ce22">
            <text:p>10:32:00</text:p>
          </table:table-cell>
          <table:table-cell office:value-type="time" office:time-value="PT0H0M0S" table:formula="of:=[.R353]" table:style-name="ce22">
            <text:p>0:00:00</text:p>
          </table:table-cell>
          <table:table-cell office:value-type="string" table:style-name="ce23">
            <text:p>2022.07.0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7-02T10:32:00" table:style-name="ce61">
            <text:p>2022-07-02 10:32</text:p>
          </table:table-cell>
          <table:table-cell office:value-type="time" office:time-value="PT1073866H32M0S" table:formula="of:=[.O353]-[.N353]" table:style-name="ce26">
            <text:p>10:32:00</text:p>
          </table:table-cell>
          <table:table-cell office:value-type="date" office:date-value="2022-07-02T10:32:00" table:style-name="ce61">
            <text:p>2022-07-02 10:32</text:p>
          </table:table-cell>
          <table:table-cell office:value-type="time" office:time-value="PT0H0M0S" table:formula="of:=[.Q353]-[.O353]" table:style-name="ce26">
            <text:p>0:00:00</text:p>
          </table:table-cell>
          <table:table-cell office:value-type="string" table:style-name="ce25">
            <text:p>Kakao</text:p>
          </table:table-cell>
          <table:table-cell office:value-type="date" office:date-value="2022-07-02T10:40:00" table:style-name="ce61">
            <text:p>2022-07-02 10:40</text:p>
          </table:table-cell>
          <table:table-cell office:value-type="string" table:style-name="ce28">
            <text:p>aggr_node01_NVMe_data less than 10% krcloudstgnetapp</text:p>
          </table:table-cell>
          <table:table-cell office:value-type="string" table:style-name="ce48">
            <text:p>Deleted old snapshot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67H15M0S" table:formula="of:=[.P354]" table:style-name="ce22">
            <text:p>11:15:00</text:p>
          </table:table-cell>
          <table:table-cell office:value-type="time" office:time-value="PT0H0M0S" table:formula="of:=[.R354]" table:style-name="ce22">
            <text:p>0:00:00</text:p>
          </table:table-cell>
          <table:table-cell office:value-type="string" table:style-name="ce23">
            <text:p>2022.07.0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7-02T11:15:00" table:style-name="ce61">
            <text:p>2022-07-02 11:15</text:p>
          </table:table-cell>
          <table:table-cell office:value-type="time" office:time-value="PT1073867H15M0S" table:formula="of:=[.O354]-[.N354]" table:style-name="ce26">
            <text:p>11:15:00</text:p>
          </table:table-cell>
          <table:table-cell office:value-type="date" office:date-value="2022-07-02T11:15:00" table:style-name="ce61">
            <text:p>2022-07-02 11:15</text:p>
          </table:table-cell>
          <table:table-cell office:value-type="time" office:time-value="PT0H0M0S" table:formula="of:=[.Q354]-[.O354]" table:style-name="ce26">
            <text:p>0:00:00</text:p>
          </table:table-cell>
          <table:table-cell office:value-type="string" table:style-name="ce25">
            <text:p>Kakao</text:p>
          </table:table-cell>
          <table:table-cell office:value-type="date" office:date-value="2022-07-02T11:20:00" table:style-name="ce61">
            <text:p>2022-07-02 11:20</text:p>
          </table:table-cell>
          <table:table-cell office:value-type="string" table:style-name="ce28">
            <text:p>/postgres_data disk size 9.99% capacity left : ccskrvtwintimescaledbp04</text:p>
          </table:table-cell>
          <table:table-cell office:value-type="string" table:style-name="ce48">
            <text:p>Informed vm owner and cleared the old log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68H53M0S" table:formula="of:=[.P355]" table:style-name="ce22">
            <text:p>12:53:00</text:p>
          </table:table-cell>
          <table:table-cell office:value-type="time" office:time-value="PT0H1M0S" table:formula="of:=[.R355]" table:style-name="ce22">
            <text:p>0:01:00</text:p>
          </table:table-cell>
          <table:table-cell office:value-type="string" table:style-name="ce23">
            <text:p>2022.07.0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table:style-name="ce111"/>
          <table:table-cell office:value-type="date" office:date-value="2022-07-02T12:53:00" table:style-name="ce61">
            <text:p>2022-07-02 12:53</text:p>
          </table:table-cell>
          <table:table-cell office:value-type="time" office:time-value="PT1073868H53M0S" table:formula="of:=[.O355]-[.N355]" table:style-name="ce26">
            <text:p>12:53:00</text:p>
          </table:table-cell>
          <table:table-cell office:value-type="date" office:date-value="2022-07-02T12:54:00" table:style-name="ce61">
            <text:p>2022-07-02 12:54</text:p>
          </table:table-cell>
          <table:table-cell office:value-type="time" office:time-value="PT0H1M0S" table:formula="of:=[.Q355]-[.O355]" table:style-name="ce26">
            <text:p>0:01:00</text:p>
          </table:table-cell>
          <table:table-cell office:value-type="string" table:style-name="ce25">
            <text:p>Kakao</text:p>
          </table:table-cell>
          <table:table-cell table:style-name="ce61"/>
          <table:table-cell office:value-type="string" table:style-name="ce28">
            <text:p>ccskrbigtermp01 disk size 9.9% capacity left</text:p>
          </table:table-cell>
          <table:table-cell office:value-type="string" table:style-name="ce48">
            <text:p>Informed vm owner and cleared the old logs</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72H25M0S" table:formula="of:=[.P356]" table:style-name="ce22">
            <text:p>16:25:00</text:p>
          </table:table-cell>
          <table:table-cell office:value-type="time" office:time-value="PT0H10M0S" table:formula="of:=[.R356]" table:style-name="ce22">
            <text:p>0:10:00</text:p>
          </table:table-cell>
          <table:table-cell office:value-type="string" table:style-name="ce23">
            <text:p>2022.07.0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7-02T16:25:00" table:style-name="ce61">
            <text:p>2022-07-02 16:25</text:p>
          </table:table-cell>
          <table:table-cell office:value-type="time" office:time-value="PT1073872H25M0S" table:formula="of:=[.O356]-[.N356]" table:style-name="ce26">
            <text:p>16:25:00</text:p>
          </table:table-cell>
          <table:table-cell office:value-type="date" office:date-value="2022-07-02T16:35:00" table:style-name="ce61">
            <text:p>2022-07-02 16:35</text:p>
          </table:table-cell>
          <table:table-cell office:value-type="time" office:time-value="PT0H10M0S" table:formula="of:=[.Q356]-[.O356]" table:style-name="ce26">
            <text:p>0:10:00</text:p>
          </table:table-cell>
          <table:table-cell office:value-type="string" table:style-name="ce25">
            <text:p>Kakao</text:p>
          </table:table-cell>
          <table:table-cell office:value-type="date" office:date-value="2022-07-02T19:15:00" table:style-name="ce61">
            <text:p>2022-07-02 19:15</text:p>
          </table:table-cell>
          <table:table-cell office:value-type="string" table:style-name="ce28">
            <text:p>zabbix database is not available : nabarametal<text:s/></text:p>
          </table:table-cell>
          <table:table-cell office:value-type="string" table:style-name="ce48">
            <text:p>Restarted the server issue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875H1M0S" table:formula="of:=[.P357]" table:style-name="ce22">
            <text:p>19:01:00</text:p>
          </table:table-cell>
          <table:table-cell office:value-type="time" office:time-value="PT0H0M0S" table:formula="of:=[.R357]" table:style-name="ce22">
            <text:p>0:00:00</text:p>
          </table:table-cell>
          <table:table-cell office:value-type="string" table:style-name="ce23">
            <text:p>2022.07.02</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Ganesh</text:p>
          </table:table-cell>
          <table:table-cell table:style-name="ce47"/>
          <table:table-cell table:style-name="ce111"/>
          <table:table-cell office:value-type="date" office:date-value="2022-07-02T19:01:00" table:style-name="ce61">
            <text:p>2022-07-02 19:01</text:p>
          </table:table-cell>
          <table:table-cell office:value-type="time" office:time-value="PT1073875H1M0S" table:formula="of:=[.O357]-[.N357]" table:style-name="ce26">
            <text:p>19:01:00</text:p>
          </table:table-cell>
          <table:table-cell office:value-type="date" office:date-value="2022-07-02T19:01:00" table:style-name="ce61">
            <text:p>2022-07-02 19:01</text:p>
          </table:table-cell>
          <table:table-cell office:value-type="time" office:time-value="PT0H0M0S" table:formula="of:=[.Q357]-[.O357]" table:style-name="ce26">
            <text:p>0:00:00</text:p>
          </table:table-cell>
          <table:table-cell office:value-type="string" table:style-name="ce25">
            <text:p>kakao</text:p>
          </table:table-cell>
          <table:table-cell table:style-name="ce61"/>
          <table:table-cell office:value-type="string" table:style-name="ce28">
            <text:p>EUFW failover<text:s/></text:p>
          </table:table-cell>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2H32M0S" table:formula="of:=[.P358]" table:style-name="ce22">
            <text:p>8:32:00</text:p>
          </table:table-cell>
          <table:table-cell office:value-type="time" office:time-value="PT0H1M0S" table:formula="of:=[.R358]" table:style-name="ce22">
            <text:p>0:01:00</text:p>
          </table:table-cell>
          <table:table-cell office:value-type="string" table:style-name="ce23">
            <text:p>2022.07.04</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이시형</text:p>
          </table:table-cell>
          <table:table-cell table:style-name="ce111"/>
          <table:table-cell office:value-type="date" office:date-value="2022-07-04T08:32:00" table:style-name="ce61">
            <text:p>2022-07-04 08:32</text:p>
          </table:table-cell>
          <table:table-cell office:value-type="time" office:time-value="PT1073912H32M0S" table:formula="of:=[.O358]-[.N358]" table:style-name="ce26">
            <text:p>8:32:00</text:p>
          </table:table-cell>
          <table:table-cell office:value-type="date" office:date-value="2022-07-04T08:33:00" table:style-name="ce61">
            <text:p>2022-07-04 08:33</text:p>
          </table:table-cell>
          <table:table-cell office:value-type="time" office:time-value="PT0H1M0S" table:formula="of:=[.Q358]-[.O358]" table:style-name="ce26">
            <text:p>0:01:00</text:p>
          </table:table-cell>
          <table:table-cell office:value-type="string" table:style-name="ce25">
            <text:p>Kakao &amp; Email</text:p>
          </table:table-cell>
          <table:table-cell office:value-type="date" office:date-value="2022-07-04T08:34:00" table:style-name="ce61">
            <text:p>2022-07-04 08:34</text:p>
          </table:table-cell>
          <table:table-cell office:value-type="string" table:style-name="ce28">
            <text:p>EUFW standy reboot</text:p>
          </table:table-cell>
          <table:table-cell office:value-type="string" table:style-name="ce48">
            <text:p>지난주 금요일에도 발생 하였으며, 벤더 RAM 진행 중입니다.</text:p>
          </table:table-cell>
          <table:table-cell table:style-name="ce48"/>
          <table:table-cell office:value-type="string" table:content-validation-name="val3" table:style-name="ce49">
            <text:p>X</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2H50M0S" table:formula="of:=[.P359]" table:style-name="ce22">
            <text:p>8:50:00</text:p>
          </table:table-cell>
          <table:table-cell office:value-type="time" office:time-value="PT0H3M0S" table:formula="of:=[.R359]" table:style-name="ce22">
            <text:p>0:03:00</text:p>
          </table:table-cell>
          <table:table-cell office:value-type="string" table:style-name="ce23">
            <text:p>2022.07.04</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4T08:50:00" table:style-name="ce61">
            <text:p>2022-07-04 08:50</text:p>
          </table:table-cell>
          <table:table-cell office:value-type="time" office:time-value="PT1073912H50M0S" table:formula="of:=[.O359]-[.N359]" table:style-name="ce26">
            <text:p>8:50:00</text:p>
          </table:table-cell>
          <table:table-cell office:value-type="date" office:date-value="2022-07-04T08:53:00" table:style-name="ce61">
            <text:p>2022-07-04 08:53</text:p>
          </table:table-cell>
          <table:table-cell office:value-type="time" office:time-value="PT0H3M0S" table:formula="of:=[.Q359]-[.O359]" table:style-name="ce26">
            <text:p>0:03:00</text:p>
          </table:table-cell>
          <table:table-cell office:value-type="string" table:style-name="ce25">
            <text:p>KaKao, M+</text:p>
          </table:table-cell>
          <table:table-cell office:value-type="date" office:date-value="2022-07-04T09:52:00" table:style-name="ce61">
            <text:p>2022-07-04 09:52</text:p>
          </table:table-cell>
          <table:table-cell office:value-type="string" table:style-name="ce28">
            <text:p>[Alertin] Gitlab Webservice alert [Service Down]</text:p>
          </table:table-cell>
          <table:table-cell office:value-type="string" table:style-name="ce48">
            <text:p>03번 워커 노드 메모리 사용량 알람 발생으로 담당자 확인 후 서버 리부팅 및 서비스 재기동 후 알람 해제</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3H40M0S" table:formula="of:=[.P360]" table:style-name="ce22">
            <text:p>9:40:00</text:p>
          </table:table-cell>
          <table:table-cell office:value-type="float" office:value="-44746.402777777781" table:formula="of:=[.R360]" table:style-name="ce22">
            <text:p>#######</text:p>
          </table:table-cell>
          <table:table-cell office:value-type="string" table:style-name="ce23">
            <text:p>2022.07.04</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4T09:40:00" table:style-name="ce61">
            <text:p>2022-07-04 09:40</text:p>
          </table:table-cell>
          <table:table-cell office:value-type="time" office:time-value="PT1073913H40M0S" table:formula="of:=[.O360]-[.N360]" table:style-name="ce26">
            <text:p>9:40:00</text:p>
          </table:table-cell>
          <table:table-cell table:style-name="ce61"/>
          <table:table-cell office:value-type="float" office:value="-44746.402777777781" table:formula="of:=[.Q360]-[.O360]" table:style-name="ce26">
            <text:p>#######</text:p>
          </table:table-cell>
          <table:table-cell office:value-type="string" table:style-name="ce25">
            <text:p>KaKao, M+</text:p>
          </table:table-cell>
          <table:table-cell table:style-name="ce61"/>
          <table:table-cell office:value-type="string" table:style-name="ce28">
            <text:p>Problem: vServer h2-prd-vault services are down</text:p>
          </table:table-cell>
          <table:table-cell office:value-type="string" table:style-name="ce48">
            <text:p>h2-prd-vault 멤버 단 서비스 다운 확인, 담당자(박상선 책임) 확인 요청 시 무시 해도 된다고 전달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6H48M0S" table:formula="of:=[.P361]" table:style-name="ce22">
            <text:p>12:48:00</text:p>
          </table:table-cell>
          <table:table-cell office:value-type="time" office:time-value="PT0H0M0S" table:formula="of:=[.R361]" table:style-name="ce22">
            <text:p>0:00:00</text:p>
          </table:table-cell>
          <table:table-cell office:value-type="string" table:style-name="ce23">
            <text:p>2022.07.04</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4T12:48:00" table:style-name="ce61">
            <text:p>2022-07-04 12:48</text:p>
          </table:table-cell>
          <table:table-cell office:value-type="time" office:time-value="PT1073916H48M0S" table:formula="of:=[.O361]-[.N361]" table:style-name="ce26">
            <text:p>12:48:00</text:p>
          </table:table-cell>
          <table:table-cell office:value-type="date" office:date-value="2022-07-04T12:48:00" table:style-name="ce61">
            <text:p>2022-07-04 12:48</text:p>
          </table:table-cell>
          <table:table-cell office:value-type="time" office:time-value="PT0H0M0S" table:formula="of:=[.Q361]-[.O361]" table:style-name="ce26">
            <text:p>0:00:00</text:p>
          </table:table-cell>
          <table:table-cell office:value-type="string" table:style-name="ce25">
            <text:p>Kakao &amp; Email</text:p>
          </table:table-cell>
          <table:table-cell office:value-type="date" office:date-value="2022-07-04T12:48:00" table:style-name="ce61">
            <text:p>2022-07-04 12:48</text:p>
          </table:table-cell>
          <table:table-cell office:value-type="string" table:style-name="ce28">
            <text:p>2center-BM CS_LB_PRD_EXTRA_Servicehub_INNER service are degraded 95 pct</text:p>
          </table:table-cell>
          <table:table-cell office:value-type="string" table:style-name="ce48">
            <text:p>특정 서버 서비스 다운 순단 발생, 담당자 알람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8H22M0S" table:formula="of:=[.P362]" table:style-name="ce22">
            <text:p>14:22:00</text:p>
          </table:table-cell>
          <table:table-cell office:value-type="time" office:time-value="PT0H1M0S" table:formula="of:=[.R362]" table:style-name="ce22">
            <text:p>0:01:00</text:p>
          </table:table-cell>
          <table:table-cell office:value-type="string" table:style-name="ce23">
            <text:p>2022.07.04</text:p>
          </table:table-cell>
          <table:table-cell office:value-type="string" table:style-name="ce46">
            <text:p>08~15</text:p>
          </table:table-cell>
          <table:table-cell office:value-type="string" table:content-validation-name="val1" table:style-name="ce47">
            <text:p>심명보</text:p>
          </table:table-cell>
          <table:table-cell table:style-name="ce47"/>
          <table:table-cell office:value-type="string" table:style-name="ce47">
            <text:p>Ahmed</text:p>
          </table:table-cell>
          <table:table-cell table:style-name="ce111"/>
          <table:table-cell office:value-type="date" office:date-value="2022-07-04T14:22:00" table:style-name="ce61">
            <text:p>2022-07-04 14:22</text:p>
          </table:table-cell>
          <table:table-cell office:value-type="time" office:time-value="PT1073918H22M0S" table:formula="of:=[.O362]-[.N362]" table:style-name="ce26">
            <text:p>14:22:00</text:p>
          </table:table-cell>
          <table:table-cell office:value-type="date" office:date-value="2022-07-04T14:23:00" table:style-name="ce61">
            <text:p>2022-07-04 14:23</text:p>
          </table:table-cell>
          <table:table-cell office:value-type="time" office:time-value="PT0H1M0S" table:formula="of:=[.Q362]-[.O362]" table:style-name="ce26">
            <text:p>0:01:00</text:p>
          </table:table-cell>
          <table:table-cell office:value-type="string" table:style-name="ce25">
            <text:p>kakao</text:p>
          </table:table-cell>
          <table:table-cell office:value-type="date" office:date-value="2022-07-04T14:36:00" table:style-name="ce61">
            <text:p>2022-07-04 14:36</text:p>
          </table:table-cell>
          <table:table-cell office:value-type="string" table:style-name="ce28">
            <text:p>Problem: kmaph00dn005 : Unavailable by ICMP ping</text:p>
          </table:table-cell>
          <table:table-cell office:value-type="string" table:style-name="ce48">
            <text:p>북미 빅데이터 서버 서버 리부팅 발생 후 서버 정상 확인</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19H46M0S" table:formula="of:=[.P363]" table:style-name="ce22">
            <text:p>15:46:00</text:p>
          </table:table-cell>
          <table:table-cell office:value-type="time" office:time-value="PT0H2M0S" table:formula="of:=[.R363]" table:style-name="ce22">
            <text:p>0:02:00</text:p>
          </table:table-cell>
          <table:table-cell office:value-type="string" table:style-name="ce23">
            <text:p>2022.07.04</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table:style-name="ce111"/>
          <table:table-cell office:value-type="date" office:date-value="2022-07-04T15:46:00" table:style-name="ce61">
            <text:p>2022-07-04 15:46</text:p>
          </table:table-cell>
          <table:table-cell office:value-type="time" office:time-value="PT1073919H46M0S" table:formula="of:=[.O363]-[.N363]" table:style-name="ce26">
            <text:p>15:46:00</text:p>
          </table:table-cell>
          <table:table-cell office:value-type="date" office:date-value="2022-07-04T15:48:00" table:style-name="ce61">
            <text:p>2022-07-04 15:48</text:p>
          </table:table-cell>
          <table:table-cell office:value-type="time" office:time-value="PT0H2M0S" table:formula="of:=[.Q363]-[.O363]" table:style-name="ce26">
            <text:p>0:02:00</text:p>
          </table:table-cell>
          <table:table-cell office:value-type="string" table:style-name="ce25">
            <text:p>kakao</text:p>
          </table:table-cell>
          <table:table-cell office:value-type="date" office:date-value="2022-07-04T15:47:00" table:style-name="ce61">
            <text:p>2022-07-04 15:47</text:p>
          </table:table-cell>
          <table:table-cell office:value-type="string" table:style-name="ce28">
            <text:p>Problem name: High memory utilization (&gt;90% for 5m) Host: paas-prd-rancher01.kr.hcloud.h53.</text:p>
          </table:table-cell>
          <table:table-cell office:value-type="string" table:style-name="ce48">
            <text:p>메모리 사용률 일시적 증가 후 1분 내 해소됨</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20H2M0S" table:formula="of:=[.P364]" table:style-name="ce22">
            <text:p>16:02:00</text:p>
          </table:table-cell>
          <table:table-cell office:value-type="time" office:time-value="PT0H1M0S" table:formula="of:=[.R364]" table:style-name="ce22">
            <text:p>0:01:00</text:p>
          </table:table-cell>
          <table:table-cell office:value-type="string" table:style-name="ce23">
            <text:p>2022.07.04</text:p>
          </table:table-cell>
          <table:table-cell office:value-type="string" table:style-name="ce46">
            <text:p>15~22</text:p>
          </table:table-cell>
          <table:table-cell office:value-type="string" table:content-validation-name="val1" table:style-name="ce47">
            <text:p>정진호</text:p>
          </table:table-cell>
          <table:table-cell table:style-name="ce47"/>
          <table:table-cell office:value-type="string" table:style-name="ce47">
            <text:p>김의현</text:p>
          </table:table-cell>
          <table:table-cell table:style-name="ce111"/>
          <table:table-cell office:value-type="date" office:date-value="2022-07-04T16:02:00" table:style-name="ce61">
            <text:p>2022-07-04 16:02</text:p>
          </table:table-cell>
          <table:table-cell office:value-type="time" office:time-value="PT1073920H2M0S" table:formula="of:=[.O364]-[.N364]" table:style-name="ce26">
            <text:p>16:02:00</text:p>
          </table:table-cell>
          <table:table-cell office:value-type="date" office:date-value="2022-07-04T16:03:00" table:style-name="ce61">
            <text:p>2022-07-04 16:03</text:p>
          </table:table-cell>
          <table:table-cell office:value-type="time" office:time-value="PT0H1M0S" table:formula="of:=[.Q364]-[.O364]" table:style-name="ce26">
            <text:p>0:01:00</text:p>
          </table:table-cell>
          <table:table-cell office:value-type="string" table:style-name="ce25">
            <text:p>kakao</text:p>
          </table:table-cell>
          <table:table-cell office:value-type="date" office:date-value="2022-07-04T16:05:00" table:style-name="ce61">
            <text:p>2022-07-04 16:05</text:p>
          </table:table-cell>
          <table:table-cell office:value-type="string" table:style-name="ce28">
            <text:p>Problem name: MySQL: Service is down Host: ccnarmonitorp01.nacloud</text:p>
          </table:table-cell>
          <table:table-cell office:value-type="string" table:style-name="ce48">
            <text:p>COC 작업으로 인한 재기동</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1">
          <table:table-cell table:style-name="ce1"/>
          <table:table-cell office:value-type="string" table:style-name="ce21">
            <text:p>7월</text:p>
          </table:table-cell>
          <table:table-cell table:number-columns-repeated="4" table:style-name="ce21"/>
          <table:table-cell office:value-type="time" office:time-value="PT1073921H11M0S" table:formula="of:=[.P365]" table:style-name="ce22">
            <text:p>17:11:00</text:p>
          </table:table-cell>
          <table:table-cell office:value-type="time" office:time-value="PT0H1M0S" table:formula="of:=[.R365]" table:style-name="ce22">
            <text:p>0:01:00</text:p>
          </table:table-cell>
          <table:table-cell office:value-type="string" table:style-name="ce23">
            <text:p>2022.07.04</text:p>
          </table:table-cell>
          <table:table-cell office:value-type="string" table:style-name="ce46">
            <text:p>15~22</text:p>
          </table:table-cell>
          <table:table-cell office:value-type="string" table:content-validation-name="val1" table:style-name="ce47">
            <text:p>정진호</text:p>
          </table:table-cell>
          <table:table-cell table:style-name="ce47"/>
          <table:table-cell office:value-type="string" table:style-name="ce47">
            <text:p>이은도</text:p>
          </table:table-cell>
          <table:table-cell table:style-name="ce111"/>
          <table:table-cell office:value-type="date" office:date-value="2022-07-04T17:11:00" table:style-name="ce61">
            <text:p>2022-07-04 17:11</text:p>
          </table:table-cell>
          <table:table-cell office:value-type="time" office:time-value="PT1073921H11M0S" table:formula="of:=[.O365]-[.N365]" table:style-name="ce26">
            <text:p>17:11:00</text:p>
          </table:table-cell>
          <table:table-cell office:value-type="date" office:date-value="2022-07-04T17:12:00" table:style-name="ce61">
            <text:p>2022-07-04 17:12</text:p>
          </table:table-cell>
          <table:table-cell office:value-type="time" office:time-value="PT0H1M0S" table:formula="of:=[.Q365]-[.O365]" table:style-name="ce26">
            <text:p>0:01:00</text:p>
          </table:table-cell>
          <table:table-cell office:value-type="string" table:style-name="ce25">
            <text:p>Kakao &amp; Email</text:p>
          </table:table-cell>
          <table:table-cell office:value-type="date" office:date-value="2022-07-04T17:13:00" table:style-name="ce61">
            <text:p>2022-07-04 17:13</text:p>
          </table:table-cell>
          <table:table-cell office:value-type="string" table:style-name="ce28">
            <text:p>ccscnvcrmp02.cntms CPU utilization remains 8.15 %</text:p>
          </table:table-cell>
          <table:table-cell office:value-type="string" table:style-name="ce53">
            <text:p>담당자에게 확인요청 메일 전달</text:p>
            <text:p>-&gt; 담당자 김주현 책임 답변 내용:</text:p>
            <text:p>중국 빅데이터 센터에서 VCRM 서버로 연결하여 데이터를 가져가게 되는데<text:s/></text:p>
            <text:p>빅데이터 센터에서 지난주 데이터를 가져가지 못해 금일 한번에 많은 데이터를 가져가게 되어 발생되었습니다.</text:p>
            <text:p>알람 발생되어 저희쪽에서 모니터링 수행하였습니다.<tex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4">
          <table:table-cell table:style-name="ce1"/>
          <table:table-cell office:value-type="string" table:style-name="ce21">
            <text:p>7월</text:p>
          </table:table-cell>
          <table:table-cell table:number-columns-repeated="4" table:style-name="ce21"/>
          <table:table-cell office:value-type="time" office:time-value="PT1073922H54M0S" table:formula="of:=[.P366]" table:style-name="ce22">
            <text:p>18:54:00</text:p>
          </table:table-cell>
          <table:table-cell office:value-type="time" office:time-value="PT0H0M0S" table:formula="of:=[.R366]" table:style-name="ce22">
            <text:p>#VALUE!</text:p>
          </table:table-cell>
          <table:table-cell office:value-type="string" table:style-name="ce23">
            <text:p>2022.07.04</text:p>
          </table:table-cell>
          <table:table-cell office:value-type="string" table:style-name="ce46">
            <text:p>15~22</text:p>
          </table:table-cell>
          <table:table-cell office:value-type="string" table:content-validation-name="val1" table:style-name="ce47">
            <text:p>정진호</text:p>
          </table:table-cell>
          <table:table-cell office:value-type="string" table:style-name="ce47">
            <text:p>Ram</text:p>
          </table:table-cell>
          <table:table-cell office:value-type="string" table:style-name="ce47">
            <text:p>이은도</text:p>
          </table:table-cell>
          <table:table-cell table:style-name="ce111"/>
          <table:table-cell office:value-type="date" office:date-value="2022-07-04T18:54:00" table:style-name="ce61">
            <text:p>2022-07-04 18:54</text:p>
          </table:table-cell>
          <table:table-cell office:value-type="time" office:time-value="PT1073922H54M0S" table:formula="of:=[.O366]-[.N366]" table:style-name="ce26">
            <text:p>18:54:00</text:p>
          </table:table-cell>
          <table:table-cell office:value-type="string" table:style-name="ce61">
            <text:p>-</text:p>
          </table:table-cell>
          <table:table-cell office:value-type="time" office:time-value="PT0H0M0S" table:formula="of:=[.Q366]-[.O366]" table:style-name="ce26">
            <text:p>#VALUE!</text:p>
          </table:table-cell>
          <table:table-cell office:value-type="string" table:style-name="ce25">
            <text:p>Ticket</text:p>
          </table:table-cell>
          <table:table-cell office:value-type="date" office:date-value="2022-07-04T14:36:00" table:style-name="ce61">
            <text:p>2022-07-04 14:36</text:p>
          </table:table-cell>
          <table:table-cell office:value-type="string" table:style-name="ce28">
            <text:p>kmaph00dn005.pus0c01.hcloud.io has just been restarted</text:p>
          </table:table-cell>
          <table:table-cell office:value-type="string" table:style-name="ce53">
            <text:p>※ 14:22에 reboot 발생하고 14:36에 이미 resolved 된 이슈이나 NA VM Zabbix Proxy 문제로 뒤늦게 All VM Zabbix에서 알람 발송됨</text:p>
            <text:p>추가로 Uncorrectable ECC Memory Error 확인하여 Ticket 생성함</text:p>
          </table:table-cell>
          <table:table-cell office:value-type="string" table:style-name="ce48">
            <text:p>NACLOUD-1485</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23H0M0S" table:formula="of:=[.P367]" table:style-name="ce22">
            <text:p>19:00:00</text:p>
          </table:table-cell>
          <table:table-cell office:value-type="time" office:time-value="PT0H3M0S" table:formula="of:=[.R367]" table:style-name="ce22">
            <text:p>0:03:00</text:p>
          </table:table-cell>
          <table:table-cell office:value-type="string" table:style-name="ce23">
            <text:p>2022.07.04</text:p>
          </table:table-cell>
          <table:table-cell office:value-type="string" table:style-name="ce46">
            <text:p>15~22</text:p>
          </table:table-cell>
          <table:table-cell office:value-type="string" table:content-validation-name="val1" table:style-name="ce47">
            <text:p>정진호</text:p>
          </table:table-cell>
          <table:table-cell table:style-name="ce47"/>
          <table:table-cell office:value-type="string" table:style-name="ce47">
            <text:p>이은도</text:p>
          </table:table-cell>
          <table:table-cell table:style-name="ce111"/>
          <table:table-cell office:value-type="date" office:date-value="2022-07-04T19:00:00" table:style-name="ce61">
            <text:p>2022-07-04 19:00</text:p>
          </table:table-cell>
          <table:table-cell office:value-type="time" office:time-value="PT1073923H0M0S" table:formula="of:=[.O367]-[.N367]" table:style-name="ce26">
            <text:p>19:00:00</text:p>
          </table:table-cell>
          <table:table-cell office:value-type="date" office:date-value="2022-07-04T19:03:00" table:style-name="ce61">
            <text:p>2022-07-04 19:03</text:p>
          </table:table-cell>
          <table:table-cell office:value-type="time" office:time-value="PT0H3M0S" table:formula="of:=[.Q367]-[.O367]" table:style-name="ce26">
            <text:p>0:03:00</text:p>
          </table:table-cell>
          <table:table-cell office:value-type="string" table:style-name="ce25">
            <text:p>Kakao &amp; Email &amp; Call</text:p>
          </table:table-cell>
          <table:table-cell office:value-type="date" office:date-value="2022-07-04T19:01:00" table:style-name="ce61">
            <text:p>2022-07-04 19:01</text:p>
          </table:table-cell>
          <table:table-cell office:value-type="string" table:style-name="ce28">
            <text:p>Interface Adaptive Security Appliance 'Po30_V303_STG-iDMZ' interface: Link down 등 Link down 알람 다수 발생</text:p>
          </table:table-cell>
          <table:table-cell office:value-type="string" table:style-name="ce48">
            <text:p>이테크 이학주 대리님께 유선으로 연락하여 케이스 오픈, EUTMS-FW-B장비 TroubleShooting 파일 추출하여 전달함</text:p>
          </table:table-cell>
          <table:table-cell office:value-type="string" table:style-name="ce48">
            <text:p>EUCLOUD-2583</text:p>
          </table:table-cell>
          <table:table-cell office:value-type="string" table:content-validation-name="val3" table:style-name="ce49">
            <text:p>O</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0H0M0S" table:formula="of:=[.P368]" table:style-name="ce22">
            <text:p>#VALUE!</text:p>
          </table:table-cell>
          <table:table-cell office:value-type="time" office:time-value="PT0H0M0S" table:formula="of:=[.R368]" table:style-name="ce22">
            <text:p>#VALUE!</text:p>
          </table:table-cell>
          <table:table-cell office:value-type="string" table:style-name="ce23">
            <text:p>2022.07.0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Ram &amp; Anand</text:p>
          </table:table-cell>
          <table:table-cell table:style-name="ce47"/>
          <table:table-cell table:style-name="ce111"/>
          <table:table-cell office:value-type="string" table:style-name="ce61">
            <text:p>2022-07-04 <text:s/>23:46:00 PM</text:p>
          </table:table-cell>
          <table:table-cell office:value-type="time" office:time-value="PT0H0M0S" table:formula="of:=[.O368]-[.N368]" table:style-name="ce26">
            <text:p>#VALUE!</text:p>
          </table:table-cell>
          <table:table-cell office:value-type="string" table:style-name="ce61">
            <text:p>2022-07-04 <text:s/>23:48:00 PM</text:p>
          </table:table-cell>
          <table:table-cell office:value-type="time" office:time-value="PT0H0M0S" table:formula="of:=[.Q368]-[.O368]" table:style-name="ce26">
            <text:p>#VALUE!</text:p>
          </table:table-cell>
          <table:table-cell office:value-type="string" table:style-name="ce25">
            <text:p>Kakao &amp; Email</text:p>
          </table:table-cell>
          <table:table-cell office:value-type="date" office:date-value="2022-07-05T01:22:00" table:style-name="ce61">
            <text:p>2022-07-05 01:22</text:p>
          </table:table-cell>
          <table:table-cell office:value-type="string" table:style-name="ce28">
            <text:p><text:s/>EUTMS-FW-A #1: High CPU utilization (over 90% for 5m)</text:p>
          </table:table-cell>
          <table:table-cell office:value-type="string" table:style-name="ce48">
            <text:p>By 01:22 AM it came to normal, load got decreased</text:p>
          </table:table-cell>
          <table:table-cell table:style-name="ce48"/>
          <table:table-cell office:value-type="string" table:content-validation-name="val3" table:style-name="ce49">
            <text:p>O</text:p>
          </table:table-cell>
          <table:table-cell table:content-validation-name="val3" table:style-name="ce49"/>
          <table:table-cell office:value-type="string" table:style-name="ce50">
            <text:p>Known issue</text:p>
          </table:table-cell>
          <table:table-cell table:number-columns-repeated="16358" table:style-name="ce1"/>
        </table:table-row>
        <table:table-row table:style-name="ro12">
          <table:table-cell table:style-name="ce1"/>
          <table:table-cell office:value-type="string" table:style-name="ce21">
            <text:p>7월</text:p>
          </table:table-cell>
          <table:table-cell table:number-columns-repeated="4" table:style-name="ce21"/>
          <table:table-cell office:value-type="time" office:time-value="PT1073933H25M0S" table:formula="of:=[.P369]" table:style-name="ce22">
            <text:p>5:25:00</text:p>
          </table:table-cell>
          <table:table-cell office:value-type="time" office:time-value="PT0H0M0S" table:formula="of:=[.R369]" table:style-name="ce22">
            <text:p>0:00:00</text:p>
          </table:table-cell>
          <table:table-cell office:value-type="string" table:style-name="ce23">
            <text:p>2022.07.0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text:p>
          </table:table-cell>
          <table:table-cell table:style-name="ce47"/>
          <table:table-cell table:style-name="ce111"/>
          <table:table-cell office:value-type="date" office:date-value="2022-07-05T05:25:00" table:style-name="ce61">
            <text:p>2022-07-05 05:25</text:p>
          </table:table-cell>
          <table:table-cell office:value-type="time" office:time-value="PT1073933H25M0S" table:formula="of:=[.O369]-[.N369]" table:style-name="ce26">
            <text:p>5:25:00</text:p>
          </table:table-cell>
          <table:table-cell office:value-type="date" office:date-value="2022-07-05T05:25:00" table:style-name="ce61">
            <text:p>2022-07-05 05:25</text:p>
          </table:table-cell>
          <table:table-cell office:value-type="time" office:time-value="PT0H0M0S" table:formula="of:=[.Q369]-[.O369]" table:style-name="ce26">
            <text:p>0:00:00</text:p>
          </table:table-cell>
          <table:table-cell office:value-type="string" table:style-name="ce25">
            <text:p>kakao,email, call and sms</text:p>
          </table:table-cell>
          <table:table-cell table:style-name="ce61"/>
          <table:table-cell office:value-type="string" table:style-name="ce28">
            <text:p>ocswiftpdr01 ocswiftpdr01: Unavailable by ICMP ping</text:p>
          </table:table-cell>
          <table:table-cell office:value-type="string" table:style-name="ce53">
            <text:p>We have called the Big data team junbyeong.yoon and updated the same., we tried reaching the server via ipmi but not reachable and server details are not available too</text:p>
          </table:table-cell>
          <table:table-cell office:value-type="string" table:style-name="ce76">
            <text:p>ITSM-223/KRCLOUDBIG-846</text:p>
          </table:table-cell>
          <table:table-cell office:value-type="string" table:content-validation-name="val3" table:style-name="ce49">
            <text:p>X</text:p>
          </table:table-cell>
          <table:table-cell table:content-validation-name="val3" table:style-name="ce49"/>
          <table:table-cell office:value-type="string" table:style-name="ce52">
            <text:p>Not resolved, big data team junbyeong.yoon said, he will check once reached office.</text:p>
            <text:p>윤준병 책임에게 확인 결과 미사용 서버로 관리 대상 제외요청</text:p>
          </table:table-cell>
          <table:table-cell table:number-columns-repeated="16358" table:style-name="ce1"/>
        </table:table-row>
        <table:table-row table:style-name="ro9">
          <table:table-cell table:style-name="ce1"/>
          <table:table-cell office:value-type="string" table:style-name="ce21">
            <text:p>7월</text:p>
          </table:table-cell>
          <table:table-cell table:number-columns-repeated="4" table:style-name="ce21"/>
          <table:table-cell office:value-type="time" office:time-value="PT1073935H25M0S" table:formula="of:=[.P370]" table:style-name="ce22">
            <text:p>7:25:00</text:p>
          </table:table-cell>
          <table:table-cell office:value-type="time" office:time-value="PT0H45M0S" table:formula="of:=[.R370]" table:style-name="ce22">
            <text:p>0:45:00</text:p>
          </table:table-cell>
          <table:table-cell office:value-type="string" table:style-name="ce23">
            <text:p>2022.07.04</text:p>
          </table:table-cell>
          <table:table-cell office:value-type="string" table:style-name="ce46">
            <text:p>21~09</text:p>
          </table:table-cell>
          <table:table-cell office:value-type="string" table:content-validation-name="val1" table:style-name="ce47">
            <text:p>Subramanya</text:p>
          </table:table-cell>
          <table:table-cell office:value-type="string" table:style-name="ce47">
            <text:p>Saju</text:p>
          </table:table-cell>
          <table:table-cell table:style-name="ce47"/>
          <table:table-cell table:style-name="ce111"/>
          <table:table-cell office:value-type="date" office:date-value="2022-07-05T07:25:00" table:style-name="ce61">
            <text:p>2022-07-05 07:25</text:p>
          </table:table-cell>
          <table:table-cell office:value-type="time" office:time-value="PT1073935H25M0S" table:formula="of:=[.O370]-[.N370]" table:style-name="ce26">
            <text:p>7:25:00</text:p>
          </table:table-cell>
          <table:table-cell office:value-type="date" office:date-value="2022-07-05T08:10:00" table:style-name="ce61">
            <text:p>2022-07-05 08:10</text:p>
          </table:table-cell>
          <table:table-cell office:value-type="time" office:time-value="PT0H45M0S" table:formula="of:=[.Q370]-[.O370]" table:style-name="ce26">
            <text:p>0:45:00</text:p>
          </table:table-cell>
          <table:table-cell office:value-type="string" table:style-name="ce25">
            <text:p>Mail</text:p>
          </table:table-cell>
          <table:table-cell table:style-name="ce61"/>
          <table:table-cell office:value-type="string" table:style-name="ce58">
            <text:p>ccsnahaccvcrmissp01/02 /Data <text:s/>90% filled</text:p>
          </table:table-cell>
          <table:table-cell office:value-type="string" table:style-name="ce48">
            <text:p>There is cronjob to clear the space and we have sent mail to the owner to look into it</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43H12M0S" table:formula="of:=[.P371]" table:style-name="ce22">
            <text:p>15:12:00</text:p>
          </table:table-cell>
          <table:table-cell office:value-type="time" office:time-value="PT0H2M0S" table:formula="of:=[.R371]" table:style-name="ce22">
            <text:p>0:02:00</text:p>
          </table:table-cell>
          <table:table-cell office:value-type="string" table:style-name="ce23">
            <text:p>2022.07.05</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5T15:12:00" table:style-name="ce61">
            <text:p>2022-07-05 15:12</text:p>
          </table:table-cell>
          <table:table-cell office:value-type="time" office:time-value="PT1073943H12M0S" table:formula="of:=[.O371]-[.N371]" table:style-name="ce26">
            <text:p>15:12:00</text:p>
          </table:table-cell>
          <table:table-cell office:value-type="date" office:date-value="2022-07-05T15:14:00" table:style-name="ce61">
            <text:p>2022-07-05 15:14</text:p>
          </table:table-cell>
          <table:table-cell office:value-type="time" office:time-value="PT0H2M0S" table:formula="of:=[.Q371]-[.O371]" table:style-name="ce26">
            <text:p>0:02:00</text:p>
          </table:table-cell>
          <table:table-cell office:value-type="string" table:style-name="ce25">
            <text:p>Kakao &amp; Email</text:p>
          </table:table-cell>
          <table:table-cell table:style-name="ce61"/>
          <table:table-cell office:value-type="string" table:style-name="ce28">
            <text:p>Interface Ethernet12(kmaph00dn003_n0p0): High bandwidth usage &gt;90%</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43H54M0S" table:formula="of:=[.P372]" table:style-name="ce22">
            <text:p>15:54:00</text:p>
          </table:table-cell>
          <table:table-cell office:value-type="time" office:time-value="PT0H1M0S" table:formula="of:=[.R372]" table:style-name="ce22">
            <text:p>0:01:00</text:p>
          </table:table-cell>
          <table:table-cell office:value-type="string" table:style-name="ce23">
            <text:p>2022.07.05</text:p>
          </table:table-cell>
          <table:table-cell office:value-type="string" table:style-name="ce46">
            <text:p>15~22</text:p>
          </table:table-cell>
          <table:table-cell office:value-type="string" table:content-validation-name="val1" table:style-name="ce47">
            <text:p>정진호</text:p>
          </table:table-cell>
          <table:table-cell table:style-name="ce47"/>
          <table:table-cell office:value-type="string" table:style-name="ce47">
            <text:p>심명보</text:p>
          </table:table-cell>
          <table:table-cell table:style-name="ce111"/>
          <table:table-cell office:value-type="date" office:date-value="2022-07-05T15:54:00" table:style-name="ce61">
            <text:p>2022-07-05 15:54</text:p>
          </table:table-cell>
          <table:table-cell office:value-type="time" office:time-value="PT1073943H54M0S" table:formula="of:=[.O372]-[.N372]" table:style-name="ce26">
            <text:p>15:54:00</text:p>
          </table:table-cell>
          <table:table-cell office:value-type="date" office:date-value="2022-07-05T15:55:00" table:style-name="ce61">
            <text:p>2022-07-05 15:55</text:p>
          </table:table-cell>
          <table:table-cell office:value-type="time" office:time-value="PT0H1M0S" table:formula="of:=[.Q372]-[.O372]" table:style-name="ce26">
            <text:p>0:01:00</text:p>
          </table:table-cell>
          <table:table-cell office:value-type="string" table:style-name="ce25">
            <text:p>Kakao</text:p>
          </table:table-cell>
          <table:table-cell office:value-type="date" office:date-value="2022-07-05T16:04:00" table:style-name="ce61">
            <text:p>2022-07-05 16:04</text:p>
          </table:table-cell>
          <table:table-cell office:value-type="string" table:style-name="ce28">
            <text:p>Problem name: rabbitmq RSS Memory Host: krcloudprdctrl02</text:p>
          </table:table-cell>
          <table:table-cell office:value-type="string" table:style-name="ce48">
            <text:p>컨트롤러에서 RabbitMQ 순차재기동하여 해소됨</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44H0M0S" table:formula="of:=[.P373]" table:style-name="ce22">
            <text:p>16:00:00</text:p>
          </table:table-cell>
          <table:table-cell office:value-type="time" office:time-value="PT0H0M0S" table:formula="of:=[.R373]" table:style-name="ce22">
            <text:p>#VALUE!</text:p>
          </table:table-cell>
          <table:table-cell office:value-type="string" table:style-name="ce23">
            <text:p>2022.07.05</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table:style-name="ce111"/>
          <table:table-cell office:value-type="date" office:date-value="2022-07-05T16:00:00" table:style-name="ce61">
            <text:p>2022-07-05 16:00</text:p>
          </table:table-cell>
          <table:table-cell office:value-type="time" office:time-value="PT1073944H0M0S" table:formula="of:=[.O373]-[.N373]" table:style-name="ce26">
            <text:p>16:00:00</text:p>
          </table:table-cell>
          <table:table-cell office:value-type="string" table:style-name="ce61">
            <text:p>-</text:p>
          </table:table-cell>
          <table:table-cell office:value-type="time" office:time-value="PT0H0M0S" table:formula="of:=[.Q373]-[.O373]" table:style-name="ce26">
            <text:p>#VALUE!</text:p>
          </table:table-cell>
          <table:table-cell office:value-type="string" table:style-name="ce25">
            <text:p>-</text:p>
          </table:table-cell>
          <table:table-cell office:value-type="date" office:date-value="2022-07-05T16:10:00" table:style-name="ce61">
            <text:p>2022-07-05 16:10</text:p>
          </table:table-cell>
          <table:table-cell office:value-type="string" table:style-name="ce28">
            <text:p>Problem name: openstack status (just check do not notify) Host: cloud-admin-deploy01.kr.hcloud.h53.</text:p>
          </table:table-cell>
          <table:table-cell office:value-type="string" table:style-name="ce48">
            <text:p>이근호 매니저님이 테스트중인 트리거이므로 무시요청 받음</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1">
          <table:table-cell table:style-name="ce1"/>
          <table:table-cell office:value-type="string" table:style-name="ce21">
            <text:p>7월</text:p>
          </table:table-cell>
          <table:table-cell table:number-columns-repeated="4" table:style-name="ce21"/>
          <table:table-cell office:value-type="time" office:time-value="PT1073945H22M0S" table:formula="of:=[.P374]" table:style-name="ce22">
            <text:p>17:22:00</text:p>
          </table:table-cell>
          <table:table-cell office:value-type="time" office:time-value="PT0H1M0S" table:formula="of:=[.R374]" table:style-name="ce22">
            <text:p>0:01:00</text:p>
          </table:table-cell>
          <table:table-cell office:value-type="string" table:style-name="ce23">
            <text:p>2022.07.05</text:p>
          </table:table-cell>
          <table:table-cell office:value-type="string" table:style-name="ce46">
            <text:p>15~22</text:p>
          </table:table-cell>
          <table:table-cell office:value-type="string" table:content-validation-name="val1" table:style-name="ce47">
            <text:p>정진호</text:p>
          </table:table-cell>
          <table:table-cell table:style-name="ce47"/>
          <table:table-cell office:value-type="string" table:style-name="ce47">
            <text:p>Ahmed</text:p>
          </table:table-cell>
          <table:table-cell table:style-name="ce111"/>
          <table:table-cell office:value-type="date" office:date-value="2022-07-05T17:22:00" table:style-name="ce61">
            <text:p>2022-07-05 17:22</text:p>
          </table:table-cell>
          <table:table-cell office:value-type="time" office:time-value="PT1073945H22M0S" table:formula="of:=[.O374]-[.N374]" table:style-name="ce26">
            <text:p>17:22:00</text:p>
          </table:table-cell>
          <table:table-cell office:value-type="date" office:date-value="2022-07-05T17:23:00" table:style-name="ce61">
            <text:p>2022-07-05 17:23</text:p>
          </table:table-cell>
          <table:table-cell office:value-type="time" office:time-value="PT0H1M0S" table:formula="of:=[.Q374]-[.O374]" table:style-name="ce26">
            <text:p>0:01:00</text:p>
          </table:table-cell>
          <table:table-cell office:value-type="string" table:style-name="ce25">
            <text:p>Kakao &amp; Email &amp; Call</text:p>
          </table:table-cell>
          <table:table-cell office:value-type="string" table:style-name="ce61">
            <text:p>-</text:p>
          </table:table-cell>
          <table:table-cell office:value-type="string" table:style-name="ce31">
            <text:p>Problem name: Network Port [e0M] Link Status Host: sg-prd-storage-n-0202</text:p>
          </table:table-cell>
          <table:table-cell office:value-type="string" table:style-name="ce53">
            <text:p>SG 넷앱 0202노드 3,4번 슬롯에 새 스토리지 장비가 추가되어 있는 것으로 확인됨, 새 장비에서 알람발생,</text:p>
            <text:p>COC에 공유된 내용 없음, SG 책임자 정경학 책임님 컨텍시도하였으나 메신저 오프라인/개인번호 없음/</text:p>
            <text:p>컨플에 기재된 SG NOC 전화번호로 연락하였으나 본인들은 SG NOC가 아니라고 하며 다른 번호를 알려줌</text:p>
            <text:p>-&gt; 새로 알려준 번호로 통화 시도하였으나 없는 번호라고 나옴,<text:s/></text:p>
            <text:p>기존 장비에는 이상이 없어 정경학 책임님께 메일 발송하고 명일 재확인하는 것으로 마무리함</text:p>
          </table:table-cell>
          <table:table-cell table:style-name="ce48"/>
          <table:table-cell office:value-type="string" table:content-validation-name="val3" table:style-name="ce49">
            <text:p>X</text:p>
          </table:table-cell>
          <table:table-cell office:value-type="string" table:content-validation-name="val3" table:style-name="ce49">
            <text:p>O</text:p>
          </table:table-cell>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1073954H24M0S" table:formula="of:=[.P375]" table:style-name="ce22">
            <text:p>2:24:00</text:p>
          </table:table-cell>
          <table:table-cell office:value-type="time" office:time-value="PT0H35M0S" table:formula="of:=[.R375]" table:style-name="ce22">
            <text:p>0:35:00</text:p>
          </table:table-cell>
          <table:table-cell office:value-type="string" table:style-name="ce23">
            <text:p>2022.07.05</text:p>
          </table:table-cell>
          <table:table-cell office:value-type="string" table:style-name="ce46">
            <text:p>22~09</text:p>
          </table:table-cell>
          <table:table-cell office:value-type="string" table:content-validation-name="val1" table:style-name="ce47">
            <text:p>Radhika</text:p>
          </table:table-cell>
          <table:table-cell table:number-columns-repeated="2" table:style-name="ce47"/>
          <table:table-cell table:style-name="ce111"/>
          <table:table-cell office:value-type="date" office:date-value="2022-07-06T02:24:00" table:style-name="ce61">
            <text:p>2022-07-06 02:24</text:p>
          </table:table-cell>
          <table:table-cell office:value-type="time" office:time-value="PT1073954H24M0S" table:formula="of:=[.O375]-[.N375]" table:style-name="ce26">
            <text:p>2:24:00</text:p>
          </table:table-cell>
          <table:table-cell office:value-type="date" office:date-value="2022-07-06T02:59:00" table:style-name="ce61">
            <text:p>2022-07-06 02:59</text:p>
          </table:table-cell>
          <table:table-cell office:value-type="time" office:time-value="PT0H35M0S" table:formula="of:=[.Q375]-[.O375]" table:style-name="ce26">
            <text:p>0:35:00</text:p>
          </table:table-cell>
          <table:table-cell office:value-type="string" table:style-name="ce25">
            <text:p>Kakao</text:p>
          </table:table-cell>
          <table:table-cell table:style-name="ce61"/>
          <table:table-cell office:value-type="string" table:style-name="ce28">
            <text:p>System status is in warning state : cncloudprdComdR102</text:p>
          </table:table-cell>
          <table:table-cell office:value-type="string" table:style-name="ce48">
            <text:p>Correctable memory errors detected for DIMM_B3.</text:p>
          </table:table-cell>
          <table:table-cell office:value-type="string" table:style-name="ce48">
            <text:p>CNCLOUD-2133</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1073960H59M0S" table:formula="of:=[.P376]" table:style-name="ce22">
            <text:p>8:59:00</text:p>
          </table:table-cell>
          <table:table-cell office:value-type="time" office:time-value="PT0H1M0S" table:formula="of:=[.R376]" table:style-name="ce22">
            <text:p>0:01: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08:59:00" table:style-name="ce61">
            <text:p>2022-07-06 08:59</text:p>
          </table:table-cell>
          <table:table-cell office:value-type="time" office:time-value="PT1073960H59M0S" table:formula="of:=[.O376]-[.N376]" table:style-name="ce26">
            <text:p>8:59:00</text:p>
          </table:table-cell>
          <table:table-cell office:value-type="date" office:date-value="2022-07-06T09:00:00" table:style-name="ce61">
            <text:p>2022-07-06 09:00</text:p>
          </table:table-cell>
          <table:table-cell office:value-type="time" office:time-value="PT0H1M0S" table:formula="of:=[.Q376]-[.O376]" table:style-name="ce26">
            <text:p>0:01:00</text:p>
          </table:table-cell>
          <table:table-cell office:value-type="string" table:style-name="ce25">
            <text:p>Kakao &amp; Email</text:p>
          </table:table-cell>
          <table:table-cell table:style-name="ce61"/>
          <table:table-cell office:value-type="string" table:style-name="ce28">
            <text:p>/postgres_data disk size 9.89 % capacity left : ccskrvtwintimescaledbp04</text:p>
          </table:table-cell>
          <table:table-cell office:value-type="string" table:style-name="ce48">
            <text:p>담당자에게 확인 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1073961H21M0S" table:formula="of:=[.P377]" table:style-name="ce22">
            <text:p>9:21:00</text:p>
          </table:table-cell>
          <table:table-cell office:value-type="time" office:time-value="PT0H1M0S" table:formula="of:=[.R377]" table:style-name="ce22">
            <text:p>0:01: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09:21:00" table:style-name="ce61">
            <text:p>2022-07-06 09:21</text:p>
          </table:table-cell>
          <table:table-cell office:value-type="time" office:time-value="PT1073961H21M0S" table:formula="of:=[.O377]-[.N377]" table:style-name="ce26">
            <text:p>9:21:00</text:p>
          </table:table-cell>
          <table:table-cell office:value-type="date" office:date-value="2022-07-06T09:22:00" table:style-name="ce61">
            <text:p>2022-07-06 09:22</text:p>
          </table:table-cell>
          <table:table-cell office:value-type="time" office:time-value="PT0H1M0S" table:formula="of:=[.Q377]-[.O377]" table:style-name="ce26">
            <text:p>0:01:00</text:p>
          </table:table-cell>
          <table:table-cell office:value-type="string" table:style-name="ce25">
            <text:p>Kakao &amp; Email</text:p>
          </table:table-cell>
          <table:table-cell table:style-name="ce61"/>
          <table:table-cell office:value-type="string" table:style-name="ce28">
            <text:p>/postgres_data disk size 9.89 % capacity left : ccskrvtwintimescaledbp02</text:p>
          </table:table-cell>
          <table:table-cell office:value-type="string" table:style-name="ce48">
            <text:p>담당자에게 확인 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2" table:style-name="ce21">
            <text:p>2</text:p>
          </table:table-cell>
          <table:table-cell office:value-type="string" table:style-name="ce21">
            <text:p>PRD</text:p>
          </table:table-cell>
          <table:table-cell table:style-name="ce21"/>
          <table:table-cell office:value-type="time" office:time-value="PT1073962H14M0S" table:formula="of:=[.P378]" table:style-name="ce22">
            <text:p>10:14:00</text:p>
          </table:table-cell>
          <table:table-cell office:value-type="time" office:time-value="PT0H31M0S" table:formula="of:=[.R378]" table:style-name="ce22">
            <text:p>0:31: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0:14:00" table:style-name="ce61">
            <text:p>2022-07-06 10:14</text:p>
          </table:table-cell>
          <table:table-cell office:value-type="time" office:time-value="PT1073962H14M0S" table:formula="of:=[.O378]-[.N378]" table:style-name="ce26">
            <text:p>10:14:00</text:p>
          </table:table-cell>
          <table:table-cell office:value-type="date" office:date-value="2022-07-06T10:45:00" table:style-name="ce61">
            <text:p>2022-07-06 10:45</text:p>
          </table:table-cell>
          <table:table-cell office:value-type="time" office:time-value="PT0H31M0S" table:formula="of:=[.Q378]-[.O378]" table:style-name="ce26">
            <text:p>0:31:00</text:p>
          </table:table-cell>
          <table:table-cell office:value-type="string" table:style-name="ce25">
            <text:p>KaKao, M+</text:p>
          </table:table-cell>
          <table:table-cell table:style-name="ce61"/>
          <table:table-cell office:value-type="string" table:style-name="ce28">
            <text:p>Problem: vServer bastion state: down</text:p>
          </table:table-cell>
          <table:table-cell office:value-type="string" table:style-name="ce48">
            <text:p>담당자 확인 결과 미사용 LB 삭제 진행 완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1073963H14M0S" table:formula="of:=[.P379]" table:style-name="ce22">
            <text:p>11:14:00</text:p>
          </table:table-cell>
          <table:table-cell office:value-type="time" office:time-value="PT0H21M0S" table:formula="of:=[.R379]" table:style-name="ce22">
            <text:p>0:21: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1:14:00" table:style-name="ce61">
            <text:p>2022-07-06 11:14</text:p>
          </table:table-cell>
          <table:table-cell office:value-type="time" office:time-value="PT1073963H14M0S" table:formula="of:=[.O379]-[.N379]" table:style-name="ce26">
            <text:p>11:14:00</text:p>
          </table:table-cell>
          <table:table-cell office:value-type="date" office:date-value="2022-07-06T11:35:00" table:style-name="ce61">
            <text:p>2022-07-06 11:35</text:p>
          </table:table-cell>
          <table:table-cell office:value-type="time" office:time-value="PT0H21M0S" table:formula="of:=[.Q379]-[.O379]" table:style-name="ce26">
            <text:p>0:21:00</text:p>
          </table:table-cell>
          <table:table-cell office:value-type="string" table:style-name="ce25">
            <text:p>Kakao</text:p>
          </table:table-cell>
          <table:table-cell table:style-name="ce61"/>
          <table:table-cell office:value-type="string" table:style-name="ce28">
            <text:p>Problem: ccskrccspgismondbp01, 02 : ping failed</text:p>
          </table:table-cell>
          <table:table-cell office:value-type="string" table:style-name="ce28">
            <text:p>작업 중 발생 알람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SG</text:p>
          </table:table-cell>
          <table:table-cell table:style-name="ce21"/>
          <table:table-cell office:value-type="string" table:style-name="ce21">
            <text:p>PRD</text:p>
          </table:table-cell>
          <table:table-cell table:style-name="ce21"/>
          <table:table-cell office:value-type="time" office:time-value="PT1073964H47M0S" table:formula="of:=[.P380]" table:style-name="ce22">
            <text:p>12:47:00</text:p>
          </table:table-cell>
          <table:table-cell office:value-type="time" office:time-value="PT0H3M0S" table:formula="of:=[.R380]" table:style-name="ce22">
            <text:p>0:03: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2:47:00" table:style-name="ce61">
            <text:p>2022-07-06 12:47</text:p>
          </table:table-cell>
          <table:table-cell office:value-type="time" office:time-value="PT1073964H47M0S" table:formula="of:=[.O380]-[.N380]" table:style-name="ce26">
            <text:p>12:47:00</text:p>
          </table:table-cell>
          <table:table-cell office:value-type="date" office:date-value="2022-07-06T12:50:00" table:style-name="ce61">
            <text:p>2022-07-06 12:50</text:p>
          </table:table-cell>
          <table:table-cell office:value-type="time" office:time-value="PT0H3M0S" table:formula="of:=[.Q380]-[.O380]" table:style-name="ce26">
            <text:p>0:03:00</text:p>
          </table:table-cell>
          <table:table-cell office:value-type="string" table:style-name="ce25">
            <text:p>Kakao</text:p>
          </table:table-cell>
          <table:table-cell table:style-name="ce61"/>
          <table:table-cell office:value-type="string" table:style-name="ce28">
            <text:p>Problem: Network Port [e0M] Link Status</text:p>
          </table:table-cell>
          <table:table-cell office:value-type="string" table:style-name="ce48">
            <text:p>netapp 스토리지 증설 관련 알람 발생</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1073966H25M0S" table:formula="of:=[.P381]" table:style-name="ce22">
            <text:p>14:25:00</text:p>
          </table:table-cell>
          <table:table-cell office:value-type="time" office:time-value="PT0H1M0S" table:formula="of:=[.R381]" table:style-name="ce22">
            <text:p>0:01: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4:25:00" table:style-name="ce61">
            <text:p>2022-07-06 14:25</text:p>
          </table:table-cell>
          <table:table-cell office:value-type="time" office:time-value="PT1073966H25M0S" table:formula="of:=[.O381]-[.N381]" table:style-name="ce26">
            <text:p>14:25:00</text:p>
          </table:table-cell>
          <table:table-cell office:value-type="date" office:date-value="2022-07-06T14:26:00" table:style-name="ce61">
            <text:p>2022-07-06 14:26</text:p>
          </table:table-cell>
          <table:table-cell office:value-type="time" office:time-value="PT0H1M0S" table:formula="of:=[.Q381]-[.O381]" table:style-name="ce26">
            <text:p>0:01:00</text:p>
          </table:table-cell>
          <table:table-cell office:value-type="string" table:style-name="ce25">
            <text:p>Kakao &amp; Email</text:p>
          </table:table-cell>
          <table:table-cell table:style-name="ce61"/>
          <table:table-cell office:value-type="string" table:style-name="ce28">
            <text:p>/mongodb_data disk size 10 % capacity left : ccskrdtcmgdbp01.krcloud</text:p>
          </table:table-cell>
          <table:table-cell office:value-type="string" table:style-name="ce48">
            <text:p>담당자 메일 전달, 스토리지 증설 티켓 요청 확인</text:p>
          </table:table-cell>
          <table:table-cell office:value-type="string" table:style-name="ce48">
            <text:p>KRCLOUD-5164</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office:value-type="float" office:value="1" table:style-name="ce21">
            <text:p>1</text:p>
          </table:table-cell>
          <table:table-cell office:value-type="string" table:style-name="ce21">
            <text:p>BIG</text:p>
          </table:table-cell>
          <table:table-cell table:style-name="ce21"/>
          <table:table-cell office:value-type="time" office:time-value="PT1073967H5M0S" table:formula="of:=[.P382]" table:style-name="ce22">
            <text:p>15:05:00</text:p>
          </table:table-cell>
          <table:table-cell office:value-type="time" office:time-value="PT0H3M0S" table:formula="of:=[.R382]" table:style-name="ce22">
            <text:p>0:03: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5:05:00" table:style-name="ce61">
            <text:p>2022-07-06 15:05</text:p>
          </table:table-cell>
          <table:table-cell office:value-type="time" office:time-value="PT1073967H5M0S" table:formula="of:=[.O382]-[.N382]" table:style-name="ce26">
            <text:p>15:05:00</text:p>
          </table:table-cell>
          <table:table-cell office:value-type="date" office:date-value="2022-07-06T15:08:00" table:style-name="ce61">
            <text:p>2022-07-06 15:08</text:p>
          </table:table-cell>
          <table:table-cell office:value-type="time" office:time-value="PT0H3M0S" table:formula="of:=[.Q382]-[.O382]" table:style-name="ce26">
            <text:p>0:03:00</text:p>
          </table:table-cell>
          <table:table-cell office:value-type="string" table:style-name="ce25">
            <text:p>Kakao &amp; Email</text:p>
          </table:table-cell>
          <table:table-cell table:style-name="ce61"/>
          <table:table-cell office:value-type="string" table:style-name="ce28">
            <text:p>Interface Ethernet12(kmaph00dn003_n0p0): High bandwidth usage &gt;90%</text:p>
          </table:table-cell>
          <table:table-cell office:value-type="string" table:style-name="ce48">
            <text:p>담당자 에게 메일 전달 완료</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1073967H50M0S" table:formula="of:=[.P383]" table:style-name="ce22">
            <text:p>15:50:00</text:p>
          </table:table-cell>
          <table:table-cell office:value-type="time" office:time-value="PT0H2M0S" table:formula="of:=[.R383]" table:style-name="ce22">
            <text:p>0:02:00</text:p>
          </table:table-cell>
          <table:table-cell office:value-type="string" table:style-name="ce23">
            <text:p>2022.07.06</text:p>
          </table:table-cell>
          <table:table-cell office:value-type="string" table:style-name="ce46">
            <text:p>08~15</text:p>
          </table:table-cell>
          <table:table-cell office:value-type="string" table:content-validation-name="val1" table:style-name="ce47">
            <text:p>심명보</text:p>
          </table:table-cell>
          <table:table-cell table:number-columns-repeated="2" table:style-name="ce47"/>
          <table:table-cell table:style-name="ce111"/>
          <table:table-cell office:value-type="date" office:date-value="2022-07-06T15:50:00" table:style-name="ce61">
            <text:p>2022-07-06 15:50</text:p>
          </table:table-cell>
          <table:table-cell office:value-type="time" office:time-value="PT1073967H50M0S" table:formula="of:=[.O383]-[.N383]" table:style-name="ce26">
            <text:p>15:50:00</text:p>
          </table:table-cell>
          <table:table-cell office:value-type="date" office:date-value="2022-07-06T15:52:00" table:style-name="ce61">
            <text:p>2022-07-06 15:52</text:p>
          </table:table-cell>
          <table:table-cell office:value-type="time" office:time-value="PT0H2M0S" table:formula="of:=[.Q383]-[.O383]" table:style-name="ce26">
            <text:p>0:02:00</text:p>
          </table:table-cell>
          <table:table-cell office:value-type="string" table:style-name="ce25">
            <text:p>Kakao</text:p>
          </table:table-cell>
          <table:table-cell table:style-name="ce61"/>
          <table:table-cell office:value-type="string" table:style-name="ce28">
            <text:p>Problem: DB-PG ccskrvtwindbp01.krcloud : wait session/active session &gt; 75%</text:p>
          </table:table-cell>
          <table:table-cell office:value-type="string" table:style-name="ce48">
            <text:p>순담 알람 발생 확인시 resolev 됨</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0M0S" table:formula="of:=[.P384]" table:style-name="ce22">
            <text:p>0:00:00</text:p>
          </table:table-cell>
          <table:table-cell office:value-type="time" office:time-value="PT0H1M0S" table:formula="of:=[.R384]" table:style-name="ce22">
            <text:p>0:01:00</text:p>
          </table:table-cell>
          <table:table-cell office:value-type="string" table:style-name="ce23">
            <text:p>2022.07.06</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office:value-type="date" office:date-value="2022-07-06T17:19:00" table:style-name="ce111">
            <text:p>2022-7-6 17:19</text:p>
          </table:table-cell>
          <table:table-cell office:value-type="date" office:date-value="2022-07-06T17:19:00" table:style-name="ce61">
            <text:p>2022-07-06 17:19</text:p>
          </table:table-cell>
          <table:table-cell office:value-type="time" office:time-value="PT0H0M0S" table:formula="of:=[.O384]-[.N384]" table:style-name="ce26">
            <text:p>0:00:00</text:p>
          </table:table-cell>
          <table:table-cell office:value-type="date" office:date-value="2022-07-06T17:20:00" table:style-name="ce61">
            <text:p>2022-07-06 17:20</text:p>
          </table:table-cell>
          <table:table-cell office:value-type="time" office:time-value="PT0H1M0S" table:formula="of:=[.Q384]-[.O384]" table:style-name="ce26">
            <text:p>0:01:00</text:p>
          </table:table-cell>
          <table:table-cell office:value-type="string" table:style-name="ce25">
            <text:p>Kakao &amp; Email</text:p>
          </table:table-cell>
          <table:table-cell office:value-type="date" office:date-value="2022-07-06T17:20:00" table:style-name="ce61">
            <text:p>2022-07-06 17:20</text:p>
          </table:table-cell>
          <table:table-cell office:value-type="string" table:style-name="ce28">
            <text:p>Disk size 7.322677 capacity left : ccskrairspeechcip01.krcloud</text:p>
          </table:table-cell>
          <table:table-cell office:value-type="string" table:style-name="ce48">
            <text:p>담당자 에게 메일 전달, 담당자 공병준 책임연구원님이 docker data 경로를 추가디스크쪽으로 변경하여 조치됨</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CN</text:p>
          </table:table-cell>
          <table:table-cell table:style-name="ce21"/>
          <table:table-cell office:value-type="string" table:style-name="ce21">
            <text:p>PRD</text:p>
          </table:table-cell>
          <table:table-cell table:style-name="ce21"/>
          <table:table-cell office:value-type="time" office:time-value="PT0H0M0S" table:formula="of:=[.P385]" table:style-name="ce22">
            <text:p>0:00:00</text:p>
          </table:table-cell>
          <table:table-cell office:value-type="time" office:time-value="PT0H1M0S" table:formula="of:=[.R385]" table:style-name="ce22">
            <text:p>0:01:00</text:p>
          </table:table-cell>
          <table:table-cell office:value-type="string" table:style-name="ce23">
            <text:p>2022.07.06</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office:value-type="date" office:date-value="2022-07-06T19:51:00" table:style-name="ce111">
            <text:p>2022-7-6 19:51</text:p>
          </table:table-cell>
          <table:table-cell office:value-type="date" office:date-value="2022-07-06T19:51:00" table:style-name="ce61">
            <text:p>2022-07-06 19:51</text:p>
          </table:table-cell>
          <table:table-cell office:value-type="time" office:time-value="PT0H0M0S" table:formula="of:=[.O385]-[.N385]" table:style-name="ce26">
            <text:p>0:00:00</text:p>
          </table:table-cell>
          <table:table-cell office:value-type="date" office:date-value="2022-07-06T19:52:00" table:style-name="ce61">
            <text:p>2022-07-06 19:52</text:p>
          </table:table-cell>
          <table:table-cell office:value-type="time" office:time-value="PT0H1M0S" table:formula="of:=[.Q385]-[.O385]" table:style-name="ce26">
            <text:p>0:01:00</text:p>
          </table:table-cell>
          <table:table-cell office:value-type="string" table:style-name="ce25">
            <text:p>Kakao</text:p>
          </table:table-cell>
          <table:table-cell office:value-type="date" office:date-value="2022-07-06T19:55:00" table:style-name="ce61">
            <text:p>2022-07-06 19:55</text:p>
          </table:table-cell>
          <table:table-cell office:value-type="string" table:style-name="ce28">
            <text:p>Tibero process stop on ccscntmsdbp02.cntms</text:p>
          </table:table-cell>
          <table:table-cell office:value-type="string" table:style-name="ce48">
            <text:p>All Zabbix에서 오탐 발생, CN Zabbix에선 해당 알람 발생하지 않음, DB상태정상, DB로그상 shutdown 기록 없음</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table:style-name="ce21"/>
          <table:table-cell office:value-type="string" table:style-name="ce21">
            <text:p>PRD</text:p>
          </table:table-cell>
          <table:table-cell table:style-name="ce21"/>
          <table:table-cell office:value-type="time" office:time-value="PT0H0M0S" table:formula="of:=[.P386]" table:style-name="ce22">
            <text:p>0:00:00</text:p>
          </table:table-cell>
          <table:table-cell office:value-type="time" office:time-value="PT0H1M0S" table:formula="of:=[.R386]" table:style-name="ce22">
            <text:p>0:01:00</text:p>
          </table:table-cell>
          <table:table-cell office:value-type="string" table:style-name="ce23">
            <text:p>2022.07.06</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office:value-type="date" office:date-value="2022-07-06T20:22:00" table:style-name="ce111">
            <text:p>2022-7-6 20:22</text:p>
          </table:table-cell>
          <table:table-cell office:value-type="date" office:date-value="2022-07-06T20:22:00" table:style-name="ce61">
            <text:p>2022-07-06 20:22</text:p>
          </table:table-cell>
          <table:table-cell office:value-type="time" office:time-value="PT0H0M0S" table:formula="of:=[.O386]-[.N386]" table:style-name="ce26">
            <text:p>0:00:00</text:p>
          </table:table-cell>
          <table:table-cell office:value-type="date" office:date-value="2022-07-06T20:23:00" table:style-name="ce61">
            <text:p>2022-07-06 20:23</text:p>
          </table:table-cell>
          <table:table-cell office:value-type="time" office:time-value="PT0H1M0S" table:formula="of:=[.Q386]-[.O386]" table:style-name="ce26">
            <text:p>0:01:00</text:p>
          </table:table-cell>
          <table:table-cell office:value-type="string" table:style-name="ce25">
            <text:p>Kakao</text:p>
          </table:table-cell>
          <table:table-cell office:value-type="date" office:date-value="2022-07-06T20:28:00" table:style-name="ce61">
            <text:p>2022-07-06 20:28</text:p>
          </table:table-cell>
          <table:table-cell office:value-type="string" table:style-name="ce28">
            <text:p>kmaph00dn005.pus0c01.hcloud.io: Unavailable by ICMP ping</text:p>
          </table:table-cell>
          <table:table-cell office:value-type="string" table:style-name="ce48">
            <text:p>Uncorrectable memory error 에러로 RMA 진행중인 노드임</text:p>
          </table:table-cell>
          <table:table-cell office:value-type="string" table:style-name="ce48">
            <text:p>NACLOUD-1485</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table:style-name="ce21"/>
          <table:table-cell office:value-type="string" table:style-name="ce21">
            <text:p>PRD</text:p>
          </table:table-cell>
          <table:table-cell table:style-name="ce21"/>
          <table:table-cell office:value-type="time" office:time-value="PT0H0M0S" table:formula="of:=[.P387]" table:style-name="ce22">
            <text:p>0:00:00</text:p>
          </table:table-cell>
          <table:table-cell office:value-type="time" office:time-value="PT0H2M0S" table:formula="of:=[.R387]" table:style-name="ce22">
            <text:p>0:02:00</text:p>
          </table:table-cell>
          <table:table-cell office:value-type="string" table:style-name="ce23">
            <text:p>2022.07.06</text:p>
          </table:table-cell>
          <table:table-cell office:value-type="string" table:style-name="ce46">
            <text:p>15~22</text:p>
          </table:table-cell>
          <table:table-cell office:value-type="string" table:content-validation-name="val1" table:style-name="ce47">
            <text:p>정진호</text:p>
          </table:table-cell>
          <table:table-cell table:number-columns-repeated="2" table:style-name="ce47"/>
          <table:table-cell office:value-type="date" office:date-value="2022-07-06T20:28:00" table:style-name="ce111">
            <text:p>2022-7-6 20:28</text:p>
          </table:table-cell>
          <table:table-cell office:value-type="date" office:date-value="2022-07-06T20:28:00" table:style-name="ce61">
            <text:p>2022-07-06 20:28</text:p>
          </table:table-cell>
          <table:table-cell office:value-type="time" office:time-value="PT0H0M0S" table:formula="of:=[.O387]-[.N387]" table:style-name="ce26">
            <text:p>0:00:00</text:p>
          </table:table-cell>
          <table:table-cell office:value-type="date" office:date-value="2022-07-06T20:30:00" table:style-name="ce61">
            <text:p>2022-07-06 20:30</text:p>
          </table:table-cell>
          <table:table-cell office:value-type="time" office:time-value="PT0H2M0S" table:formula="of:=[.Q387]-[.O387]" table:style-name="ce26">
            <text:p>0:02:00</text:p>
          </table:table-cell>
          <table:table-cell office:value-type="string" table:style-name="ce25">
            <text:p>Kakao</text:p>
          </table:table-cell>
          <table:table-cell office:value-type="date" office:date-value="2022-07-06T20:36:00" table:style-name="ce61">
            <text:p>2022-07-06 20:36</text:p>
          </table:table-cell>
          <table:table-cell office:value-type="string" table:style-name="ce28">
            <text:p>kmaph00dn005.pus0c01.hcloud.io has just been restarted</text:p>
          </table:table-cell>
          <table:table-cell office:value-type="string" table:style-name="ce48">
            <text:p>Uncorrectable memory error 에러로 지속적인 재부팅 발생중, <text:s/>RMA 진행중</text:p>
          </table:table-cell>
          <table:table-cell office:value-type="string" table:style-name="ce48">
            <text:p>NACLOUD-1485</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table:style-name="ce21"/>
          <table:table-cell office:value-type="string" table:style-name="ce21">
            <text:p>PRD</text:p>
          </table:table-cell>
          <table:table-cell table:style-name="ce21"/>
          <table:table-cell office:value-type="time" office:time-value="PT0H1M0S" table:formula="of:=[.P388]" table:style-name="ce22">
            <text:p>0:01:00</text:p>
          </table:table-cell>
          <table:table-cell office:value-type="time" office:time-value="PT0H0M0S" table:formula="of:=[.R388]" table:style-name="ce22">
            <text:p>0:00:00</text:p>
          </table:table-cell>
          <table:table-cell office:value-type="string" table:style-name="ce23">
            <text:p>2022.07.06</text:p>
          </table:table-cell>
          <table:table-cell office:value-type="string" table:style-name="ce46">
            <text:p>21~08</text:p>
          </table:table-cell>
          <table:table-cell office:value-type="string" table:content-validation-name="val1" table:style-name="ce47">
            <text:p>Mohamed</text:p>
          </table:table-cell>
          <table:table-cell table:number-columns-repeated="2" table:style-name="ce47"/>
          <table:table-cell office:value-type="date" office:date-value="2022-07-07T03:49:00" table:style-name="ce111">
            <text:p>2022-7-7 3:49</text:p>
          </table:table-cell>
          <table:table-cell office:value-type="date" office:date-value="2022-07-07T03:50:00" table:style-name="ce61">
            <text:p>2022-07-07 03:50</text:p>
          </table:table-cell>
          <table:table-cell office:value-type="time" office:time-value="PT0H1M0S" table:formula="of:=[.O388]-[.N388]" table:style-name="ce26">
            <text:p>0:01:00</text:p>
          </table:table-cell>
          <table:table-cell office:value-type="date" office:date-value="2022-07-07T03:50:00" table:style-name="ce61">
            <text:p>2022-07-07 03:50</text:p>
          </table:table-cell>
          <table:table-cell office:value-type="time" office:time-value="PT0H0M0S" table:formula="of:=[.Q388]-[.O388]" table:style-name="ce26">
            <text:p>0:00:00</text:p>
          </table:table-cell>
          <table:table-cell office:value-type="string" table:style-name="ce25">
            <text:p>Kakao&amp; Email</text:p>
          </table:table-cell>
          <table:table-cell table:style-name="ce61"/>
          <table:table-cell office:value-type="string" table:style-name="ce28">
            <text:p>Disk size is over 90% ccsnakuslmsdatap07</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0M0S" table:formula="of:=[.P389]" table:style-name="ce22">
            <text:p>0:00:00</text:p>
          </table:table-cell>
          <table:table-cell office:value-type="time" office:time-value="PT0H0M0S" table:formula="of:=[.R389]" table:style-name="ce22">
            <text:p>0:00:00</text:p>
          </table:table-cell>
          <table:table-cell office:value-type="string" table:style-name="ce23">
            <text:p>2022.07.06</text:p>
          </table:table-cell>
          <table:table-cell office:value-type="string" table:style-name="ce46">
            <text:p>21~08</text:p>
          </table:table-cell>
          <table:table-cell office:value-type="string" table:content-validation-name="val1" table:style-name="ce47">
            <text:p>Mohamed</text:p>
          </table:table-cell>
          <table:table-cell table:number-columns-repeated="2" table:style-name="ce47"/>
          <table:table-cell office:value-type="date" office:date-value="2022-07-07T06:59:00" table:style-name="ce111">
            <text:p>2022-7-7 6:59</text:p>
          </table:table-cell>
          <table:table-cell office:value-type="date" office:date-value="2022-07-07T06:59:00" table:style-name="ce61">
            <text:p>2022-07-07 06:59</text:p>
          </table:table-cell>
          <table:table-cell office:value-type="time" office:time-value="PT0H0M0S" table:formula="of:=[.O389]-[.N389]" table:style-name="ce26">
            <text:p>0:00:00</text:p>
          </table:table-cell>
          <table:table-cell office:value-type="date" office:date-value="2022-07-07T06:59:00" table:style-name="ce61">
            <text:p>2022-07-07 06:59</text:p>
          </table:table-cell>
          <table:table-cell office:value-type="time" office:time-value="PT0H0M0S" table:formula="of:=[.Q389]-[.O389]" table:style-name="ce26">
            <text:p>0:00:00</text:p>
          </table:table-cell>
          <table:table-cell office:value-type="string" table:style-name="ce5">
            <text:p>Kakao</text:p>
          </table:table-cell>
          <table:table-cell office:value-type="date" office:date-value="2022-07-07T07:00:00" table:style-name="ce61">
            <text:p>2022-07-07 07:00</text:p>
          </table:table-cell>
          <table:table-cell office:value-type="string" table:style-name="ce28">
            <text:p>ccskrotascmwasp01 cpu steal time 100%</text:p>
          </table:table-cell>
          <table:table-cell office:value-type="string" table:style-name="ce48">
            <text:p>Automatically got resolved.</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table:style-name="ce21"/>
          <table:table-cell office:value-type="string" table:style-name="ce21">
            <text:p>STG</text:p>
          </table:table-cell>
          <table:table-cell table:style-name="ce21"/>
          <table:table-cell office:value-type="time" office:time-value="PT0H1M0S" table:formula="of:=[.P390]" table:style-name="ce22">
            <text:p>0:01:00</text:p>
          </table:table-cell>
          <table:table-cell office:value-type="time" office:time-value="PT0H0M0S" table:formula="of:=[.R390]" table:style-name="ce22">
            <text:p>0:00:00</text:p>
          </table:table-cell>
          <table:table-cell office:value-type="string" table:style-name="ce23">
            <text:p>2022.07.06</text:p>
          </table:table-cell>
          <table:table-cell office:value-type="string" table:style-name="ce46">
            <text:p>21~08</text:p>
          </table:table-cell>
          <table:table-cell office:value-type="string" table:content-validation-name="val1" table:style-name="ce47">
            <text:p>Mohamed</text:p>
          </table:table-cell>
          <table:table-cell table:number-columns-repeated="2" table:style-name="ce47"/>
          <table:table-cell office:value-type="date" office:date-value="2022-07-07T07:25:00" table:style-name="ce111">
            <text:p>2022-7-7 7:25</text:p>
          </table:table-cell>
          <table:table-cell office:value-type="date" office:date-value="2022-07-07T07:26:00" table:style-name="ce61">
            <text:p>2022-07-07 07:26</text:p>
          </table:table-cell>
          <table:table-cell office:value-type="time" office:time-value="PT0H1M0S" table:formula="of:=[.O390]-[.N390]" table:style-name="ce26">
            <text:p>0:01:00</text:p>
          </table:table-cell>
          <table:table-cell office:value-type="date" office:date-value="2022-07-07T07:26:00" table:style-name="ce61">
            <text:p>2022-07-07 07:26</text:p>
          </table:table-cell>
          <table:table-cell office:value-type="time" office:time-value="PT0H0M0S" table:formula="of:=[.Q390]-[.O390]" table:style-name="ce26">
            <text:p>0:00:00</text:p>
          </table:table-cell>
          <table:table-cell office:value-type="string" table:style-name="ce25">
            <text:p>Kakao</text:p>
          </table:table-cell>
          <table:table-cell office:value-type="date" office:date-value="2022-07-07T07:26:00" table:style-name="ce61">
            <text:p>2022-07-07 07:26</text:p>
          </table:table-cell>
          <table:table-cell office:value-type="string" table:style-name="ce28">
            <text:p>na-cloud-stg-ipmi-01(10.119.99.140) eth9 is down</text:p>
          </table:table-cell>
          <table:table-cell office:value-type="string" table:style-name="ce48">
            <text:p>IPMI idrac was rebooted due to watchdog. No service impact<text:s/></text:p>
          </table:table-cell>
          <table:table-cell office:value-type="string" table:style-name="ce48">
            <text:p>NACLOUD-1487</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391]" table:style-name="ce22">
            <text:p>0:01:00</text:p>
          </table:table-cell>
          <table:table-cell office:value-type="time" office:time-value="PT0H1M0S" table:formula="of:=[.R391]" table:style-name="ce22">
            <text:p>0:01:00</text:p>
          </table:table-cell>
          <table:table-cell office:value-type="string" table:style-name="ce23">
            <text:p>2022.07.07</text:p>
          </table:table-cell>
          <table:table-cell office:value-type="string" table:style-name="ce46">
            <text:p>08~15</text:p>
          </table:table-cell>
          <table:table-cell office:value-type="string" table:content-validation-name="val1" table:style-name="ce47">
            <text:p>이후승</text:p>
          </table:table-cell>
          <table:table-cell table:number-columns-repeated="2" table:style-name="ce47"/>
          <table:table-cell office:value-type="date" office:date-value="2022-07-07T08:26:00" table:style-name="ce111">
            <text:p>2022-7-7 8:26</text:p>
          </table:table-cell>
          <table:table-cell office:value-type="date" office:date-value="2022-07-07T08:27:00" table:style-name="ce61">
            <text:p>2022-07-07 08:27</text:p>
          </table:table-cell>
          <table:table-cell office:value-type="time" office:time-value="PT0H1M0S" table:formula="of:=[.O391]-[.N391]" table:style-name="ce26">
            <text:p>0:01:00</text:p>
          </table:table-cell>
          <table:table-cell office:value-type="date" office:date-value="2022-07-07T08:28:00" table:style-name="ce61">
            <text:p>2022-07-07 08:28</text:p>
          </table:table-cell>
          <table:table-cell office:value-type="time" office:time-value="PT0H1M0S" table:formula="of:=[.Q391]-[.O391]" table:style-name="ce26">
            <text:p>0:01:00</text:p>
          </table:table-cell>
          <table:table-cell office:value-type="string" table:style-name="ce25">
            <text:p>Kakao &amp; Email</text:p>
          </table:table-cell>
          <table:table-cell office:value-type="date" office:date-value="2022-07-07T08:40:00" table:style-name="ce61">
            <text:p>2022-07-07 08:40</text:p>
          </table:table-cell>
          <table:table-cell office:value-type="string" table:style-name="ce28">
            <text:p>ccscntmsdbp02.cntms CPU utilization remains 7.7 %</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CN</text:p>
          </table:table-cell>
          <table:table-cell table:style-name="ce21"/>
          <table:table-cell office:value-type="string" table:style-name="ce21">
            <text:p>PRD</text:p>
          </table:table-cell>
          <table:table-cell table:style-name="ce21"/>
          <table:table-cell office:value-type="time" office:time-value="PT0H1M0S" table:formula="of:=[.P392]" table:style-name="ce22">
            <text:p>0:01:00</text:p>
          </table:table-cell>
          <table:table-cell office:value-type="time" office:time-value="PT0H1M0S" table:formula="of:=[.R392]" table:style-name="ce22">
            <text:p>0:01:00</text:p>
          </table:table-cell>
          <table:table-cell office:value-type="string" table:style-name="ce23">
            <text:p>2022.07.07</text:p>
          </table:table-cell>
          <table:table-cell office:value-type="string" table:style-name="ce46">
            <text:p>08~15</text:p>
          </table:table-cell>
          <table:table-cell office:value-type="string" table:content-validation-name="val1" table:style-name="ce47">
            <text:p>이후승</text:p>
          </table:table-cell>
          <table:table-cell table:number-columns-repeated="2" table:style-name="ce47"/>
          <table:table-cell office:value-type="date" office:date-value="2022-07-07T08:26:00" table:style-name="ce111">
            <text:p>2022-7-7 8:26</text:p>
          </table:table-cell>
          <table:table-cell office:value-type="date" office:date-value="2022-07-07T08:27:00" table:style-name="ce61">
            <text:p>2022-07-07 08:27</text:p>
          </table:table-cell>
          <table:table-cell office:value-type="time" office:time-value="PT0H1M0S" table:formula="of:=[.O392]-[.N392]" table:style-name="ce26">
            <text:p>0:01:00</text:p>
          </table:table-cell>
          <table:table-cell office:value-type="date" office:date-value="2022-07-07T08:28:00" table:style-name="ce61">
            <text:p>2022-07-07 08:28</text:p>
          </table:table-cell>
          <table:table-cell office:value-type="time" office:time-value="PT0H1M0S" table:formula="of:=[.Q392]-[.O392]" table:style-name="ce26">
            <text:p>0:01:00</text:p>
          </table:table-cell>
          <table:table-cell office:value-type="string" table:style-name="ce25">
            <text:p>Kakao &amp; Email</text:p>
          </table:table-cell>
          <table:table-cell office:value-type="date" office:date-value="2022-07-07T09:08:00" table:style-name="ce61">
            <text:p>2022-07-07 09:08</text:p>
          </table:table-cell>
          <table:table-cell office:value-type="string" table:style-name="ce28">
            <text:p>/postgres_data Disk size 9.93 % capacity left : ccskrvtwintimescaledbp04</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2" table:style-name="ce21">
            <text:p>2</text:p>
          </table:table-cell>
          <table:table-cell office:value-type="string" table:style-name="ce21">
            <text:p>PRD</text:p>
          </table:table-cell>
          <table:table-cell table:style-name="ce21"/>
          <table:table-cell office:value-type="time" office:time-value="PT0H5M0S" table:formula="of:=[.P393]" table:style-name="ce22">
            <text:p>0:05:00</text:p>
          </table:table-cell>
          <table:table-cell office:value-type="time" office:time-value="PT0H0M0S" table:formula="of:=[.R393]" table:style-name="ce22">
            <text:p>0:00:00</text:p>
          </table:table-cell>
          <table:table-cell office:value-type="string" table:style-name="ce23">
            <text:p>2022.07.07</text:p>
          </table:table-cell>
          <table:table-cell office:value-type="string" table:style-name="ce46">
            <text:p>08~15</text:p>
          </table:table-cell>
          <table:table-cell office:value-type="string" table:content-validation-name="val1" table:style-name="ce47">
            <text:p>이후승</text:p>
          </table:table-cell>
          <table:table-cell table:number-columns-repeated="2" table:style-name="ce47"/>
          <table:table-cell office:value-type="date" office:date-value="2022-07-08T14:52:00" table:style-name="ce111">
            <text:p>2022-7-8 14:52</text:p>
          </table:table-cell>
          <table:table-cell office:value-type="date" office:date-value="2022-07-08T14:57:00" table:style-name="ce61">
            <text:p>2022-07-08 14:57</text:p>
          </table:table-cell>
          <table:table-cell office:value-type="time" office:time-value="PT0H5M0S" table:formula="of:=[.O393]-[.N393]" table:style-name="ce26">
            <text:p>0:05:00</text:p>
          </table:table-cell>
          <table:table-cell office:value-type="date" office:date-value="2022-07-08T14:57:00" table:style-name="ce61">
            <text:p>2022-07-08 14:57</text:p>
          </table:table-cell>
          <table:table-cell office:value-type="time" office:time-value="PT0H0M0S" table:formula="of:=[.Q393]-[.O393]" table:style-name="ce26">
            <text:p>0:00:00</text:p>
          </table:table-cell>
          <table:table-cell office:value-type="string" table:style-name="ce25">
            <text:p>Kakao &amp; Call</text:p>
          </table:table-cell>
          <table:table-cell office:value-type="date" office:date-value="2022-07-08T14:57:00" table:style-name="ce61">
            <text:p>2022-07-08 14:57</text:p>
          </table:table-cell>
          <table:table-cell office:value-type="string" table:style-name="ce28">
            <text:p>Interface Ethernet6(AWS-DX-1G-2[Equinix-Fabric)_EL02 Link down</text:p>
          </table:table-cell>
          <table:table-cell office:value-type="string" table:style-name="ce48">
            <text:p>담당자에게 유선상으로 미사용중인 포트라고 확인</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394]" table:style-name="ce22">
            <text:p>0:01:00</text:p>
          </table:table-cell>
          <table:table-cell office:value-type="time" office:time-value="PT0H0M0S" table:formula="of:=[.R394]" table:style-name="ce22">
            <text:p>0:00:00</text:p>
          </table:table-cell>
          <table:table-cell office:value-type="string" table:style-name="ce23">
            <text:p>2022.07.07</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17:13:00" table:style-name="ce111">
            <text:p>2022-7-8 17:13</text:p>
          </table:table-cell>
          <table:table-cell office:value-type="date" office:date-value="2022-07-08T17:14:00" table:style-name="ce61">
            <text:p>2022-07-08 17:14</text:p>
          </table:table-cell>
          <table:table-cell office:value-type="time" office:time-value="PT0H1M0S" table:formula="of:=[.O394]-[.N394]" table:style-name="ce26">
            <text:p>0:01:00</text:p>
          </table:table-cell>
          <table:table-cell office:value-type="date" office:date-value="2022-07-08T17:14:00" table:style-name="ce61">
            <text:p>2022-07-08 17:14</text:p>
          </table:table-cell>
          <table:table-cell office:value-type="time" office:time-value="PT0H0M0S" table:formula="of:=[.Q394]-[.O394]" table:style-name="ce26">
            <text:p>0:00:00</text:p>
          </table:table-cell>
          <table:table-cell office:value-type="string" table:style-name="ce25">
            <text:p>Kakao</text:p>
          </table:table-cell>
          <table:table-cell office:value-type="date" office:date-value="2022-07-08T17:14:00" table:style-name="ce61">
            <text:p>2022-07-08 17:14</text:p>
          </table:table-cell>
          <table:table-cell office:value-type="string" table:style-name="ce28">
            <text:p>[Alerting] Keycloak alert [Service Down]</text:p>
          </table:table-cell>
          <table:table-cell office:value-type="string" table:style-name="ce48">
            <text:p>순단 발생 하였으며, 바로 해소 됨</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395]" table:style-name="ce22">
            <text:p>0:01:00</text:p>
          </table:table-cell>
          <table:table-cell office:value-type="time" office:time-value="PT0H0M0S" table:formula="of:=[.R395]" table:style-name="ce22">
            <text:p>0:00:00</text:p>
          </table:table-cell>
          <table:table-cell office:value-type="string" table:style-name="ce23">
            <text:p>2022.07.07</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17:55:00" table:style-name="ce111">
            <text:p>2022-7-8 17:55</text:p>
          </table:table-cell>
          <table:table-cell office:value-type="date" office:date-value="2022-07-08T17:56:00" table:style-name="ce61">
            <text:p>2022-07-08 17:56</text:p>
          </table:table-cell>
          <table:table-cell office:value-type="time" office:time-value="PT0H1M0S" table:formula="of:=[.O395]-[.N395]" table:style-name="ce26">
            <text:p>0:01:00</text:p>
          </table:table-cell>
          <table:table-cell office:value-type="date" office:date-value="2022-07-08T17:56:00" table:style-name="ce61">
            <text:p>2022-07-08 17:56</text:p>
          </table:table-cell>
          <table:table-cell office:value-type="time" office:time-value="PT0H0M0S" table:formula="of:=[.Q395]-[.O395]" table:style-name="ce26">
            <text:p>0:00:00</text:p>
          </table:table-cell>
          <table:table-cell office:value-type="string" table:style-name="ce25">
            <text:p>Kakao &amp; Email</text:p>
          </table:table-cell>
          <table:table-cell table:style-name="ce61"/>
          <table:table-cell office:value-type="string" table:style-name="ce28">
            <text:p>/DATA Disk size 9.98 % capacity left : ccskrsrchdbp01</text:p>
          </table:table-cell>
          <table:table-cell office:value-type="string" table:style-name="ce48">
            <text:p>담당자에게 확인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396]" table:style-name="ce22">
            <text:p>0:01:00</text:p>
          </table:table-cell>
          <table:table-cell office:value-type="time" office:time-value="PT0H0M0S" table:formula="of:=[.R396]" table:style-name="ce22">
            <text:p>0:00:00</text:p>
          </table:table-cell>
          <table:table-cell office:value-type="string" table:style-name="ce23">
            <text:p>2022.07.07</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18:53:00" table:style-name="ce111">
            <text:p>2022-7-8 18:53</text:p>
          </table:table-cell>
          <table:table-cell office:value-type="date" office:date-value="2022-07-08T18:54:00" table:style-name="ce61">
            <text:p>2022-07-08 18:54</text:p>
          </table:table-cell>
          <table:table-cell office:value-type="time" office:time-value="PT0H1M0S" table:formula="of:=[.O396]-[.N396]" table:style-name="ce26">
            <text:p>0:01:00</text:p>
          </table:table-cell>
          <table:table-cell office:value-type="date" office:date-value="2022-07-08T18:54:00" table:style-name="ce61">
            <text:p>2022-07-08 18:54</text:p>
          </table:table-cell>
          <table:table-cell office:value-type="time" office:time-value="PT0H0M0S" table:formula="of:=[.Q396]-[.O396]" table:style-name="ce26">
            <text:p>0:00:00</text:p>
          </table:table-cell>
          <table:table-cell office:value-type="string" table:style-name="ce25">
            <text:p>Kakao</text:p>
          </table:table-cell>
          <table:table-cell office:value-type="date" office:date-value="2022-07-08T19:07:00" table:style-name="ce61">
            <text:p>2022-07-08 19:07</text:p>
          </table:table-cell>
          <table:table-cell office:value-type="string" table:style-name="ce28">
            <text:p>[PROBLEM]NATMS_INT_Router_GW Ping Fail/Average</text:p>
          </table:table-cell>
          <table:table-cell office:value-type="string" table:style-name="ce48">
            <text:p>BM 자빅스에서 바라보는 서버 IP가 달라 발생한 알람으로 서비스 영향도 X</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397]" table:style-name="ce22">
            <text:p>0:01:00</text:p>
          </table:table-cell>
          <table:table-cell office:value-type="time" office:time-value="PT0H0M0S" table:formula="of:=[.R397]" table:style-name="ce22">
            <text:p>0:00:00</text:p>
          </table:table-cell>
          <table:table-cell office:value-type="string" table:style-name="ce23">
            <text:p>2022.07.07</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19:16:00" table:style-name="ce111">
            <text:p>2022-7-8 19:16</text:p>
          </table:table-cell>
          <table:table-cell office:value-type="date" office:date-value="2022-07-08T19:17:00" table:style-name="ce61">
            <text:p>2022-07-08 19:17</text:p>
          </table:table-cell>
          <table:table-cell office:value-type="time" office:time-value="PT0H1M0S" table:formula="of:=[.O397]-[.N397]" table:style-name="ce26">
            <text:p>0:01:00</text:p>
          </table:table-cell>
          <table:table-cell office:value-type="date" office:date-value="2022-07-08T19:17:00" table:style-name="ce61">
            <text:p>2022-07-08 19:17</text:p>
          </table:table-cell>
          <table:table-cell office:value-type="time" office:time-value="PT0H0M0S" table:formula="of:=[.Q397]-[.O397]" table:style-name="ce26">
            <text:p>0:00:00</text:p>
          </table:table-cell>
          <table:table-cell office:value-type="string" table:style-name="ce25">
            <text:p>Kakao</text:p>
          </table:table-cell>
          <table:table-cell table:style-name="ce61"/>
          <table:table-cell office:value-type="string" table:style-name="ce28">
            <text:p>/mongodb Disk size 9.97 % capacity left : ccskrdtcmgdbp03.krcloud</text:p>
          </table:table-cell>
          <table:table-cell office:value-type="string" table:style-name="ce48">
            <text:p>확인 결과 이미 디스크 증설 요청 서버로 티켓 확인</text:p>
          </table:table-cell>
          <table:table-cell office:value-type="string" table:style-name="ce48">
            <text:p>KRCLOUD-5164</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SG</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0M0S" table:formula="of:=[.P398]" table:style-name="ce22">
            <text:p>0:00:00</text:p>
          </table:table-cell>
          <table:table-cell office:value-type="time" office:time-value="PT0H15M0S" table:formula="of:=[.R398]" table:style-name="ce22">
            <text:p>0:15:00</text:p>
          </table:table-cell>
          <table:table-cell office:value-type="string" table:style-name="ce23">
            <text:p>2022.07.07</text:p>
          </table:table-cell>
          <table:table-cell office:value-type="string" table:style-name="ce46">
            <text:p>15~22</text:p>
          </table:table-cell>
          <table:table-cell office:value-type="string" table:content-validation-name="val1" table:style-name="ce47">
            <text:p>임예슬</text:p>
          </table:table-cell>
          <table:table-cell table:number-columns-repeated="2" table:style-name="ce47"/>
          <table:table-cell office:value-type="date" office:date-value="2022-07-08T20:59:00" table:style-name="ce111">
            <text:p>2022-7-8 20:59</text:p>
          </table:table-cell>
          <table:table-cell office:value-type="date" office:date-value="2022-07-08T20:59:00" table:style-name="ce61">
            <text:p>2022-07-08 20:59</text:p>
          </table:table-cell>
          <table:table-cell office:value-type="time" office:time-value="PT0H0M0S" table:formula="of:=[.O398]-[.N398]" table:style-name="ce26">
            <text:p>0:00:00</text:p>
          </table:table-cell>
          <table:table-cell office:value-type="date" office:date-value="2022-07-08T21:14:00" table:style-name="ce61">
            <text:p>2022-07-08 21:14</text:p>
          </table:table-cell>
          <table:table-cell office:value-type="time" office:time-value="PT0H15M0S" table:formula="of:=[.Q398]-[.O398]" table:style-name="ce26">
            <text:p>0:15:00</text:p>
          </table:table-cell>
          <table:table-cell office:value-type="string" table:style-name="ce25">
            <text:p>Kakao &amp; Email &amp; Call</text:p>
          </table:table-cell>
          <table:table-cell office:value-type="date" office:date-value="2022-07-08T21:50:00" table:style-name="ce61">
            <text:p>2022-07-08 21:50</text:p>
          </table:table-cell>
          <table:table-cell office:value-type="string" table:style-name="ce28">
            <text:p>인도네시아 도메인 정책 관련 방화벽 deny 이슈 발생</text:p>
          </table:table-cell>
          <table:table-cell office:value-type="string" table:style-name="ce48">
            <text:p>담당자 souce ip 전달 받은 후 SOURCE IP -&gt; IP: untrust-guestFW(ANY), 특정PORT 정책 추가</text:p>
          </table:table-cell>
          <table:table-cell office:value-type="string" table:style-name="ce48">
            <text:p>SGCLOUD-1042</text:p>
          </table:table-cell>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EU</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2M0S" table:formula="of:=[.P399]" table:style-name="ce22">
            <text:p>0:02:00</text:p>
          </table:table-cell>
          <table:table-cell office:value-type="time" office:time-value="PT0H6M0S" table:formula="of:=[.R399]" table:style-name="ce22">
            <text:p>0:06:00</text:p>
          </table:table-cell>
          <table:table-cell office:value-type="string" table:style-name="ce23">
            <text:p>2022.07.07</text:p>
          </table:table-cell>
          <table:table-cell office:value-type="string" table:style-name="ce46">
            <text:p>21~08</text:p>
          </table:table-cell>
          <table:table-cell office:value-type="string" table:content-validation-name="val1" table:style-name="ce47">
            <text:p>Subramanya</text:p>
          </table:table-cell>
          <table:table-cell office:value-type="string" table:style-name="ce47">
            <text:p>Ram &amp; Aslam</text:p>
          </table:table-cell>
          <table:table-cell table:style-name="ce47"/>
          <table:table-cell office:value-type="date" office:date-value="2022-07-07T23:29:00" table:style-name="ce111">
            <text:p>2022-7-7 23:29</text:p>
          </table:table-cell>
          <table:table-cell office:value-type="date" office:date-value="2022-07-07T23:31:00" table:style-name="ce61">
            <text:p>2022-07-07 23:31</text:p>
          </table:table-cell>
          <table:table-cell office:value-type="time" office:time-value="PT0H2M0S" table:formula="of:=[.O399]-[.N399]" table:style-name="ce26">
            <text:p>0:02:00</text:p>
          </table:table-cell>
          <table:table-cell office:value-type="date" office:date-value="2022-07-07T23:37:00" table:style-name="ce61">
            <text:p>2022-07-07 23:37</text:p>
          </table:table-cell>
          <table:table-cell office:value-type="time" office:time-value="PT0H6M0S" table:formula="of:=[.Q399]-[.O399]" table:style-name="ce26">
            <text:p>0:06:00</text:p>
          </table:table-cell>
          <table:table-cell office:value-type="string" table:style-name="ce25">
            <text:p>Kakao &amp; Email</text:p>
          </table:table-cell>
          <table:table-cell office:value-type="date" office:date-value="2022-07-08T01:12:00" table:style-name="ce61">
            <text:p>2022-07-08 01:12</text:p>
          </table:table-cell>
          <table:table-cell office:value-type="string" table:style-name="ce28">
            <text:p><text:s/>EUTMS-FW-A #1: High CPU utilization (over 90% for 5m)</text:p>
          </table:table-cell>
          <table:table-cell office:value-type="string" table:style-name="ce48">
            <text:p>By 01:22 AM it came to normal, load got decreased</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STG</text:p>
          </table:table-cell>
          <table:table-cell table:style-name="ce21"/>
          <table:table-cell office:value-type="time" office:time-value="PT0H0M0S" table:formula="of:=[.P400]" table:style-name="ce22">
            <text:p>0:00:00</text:p>
          </table:table-cell>
          <table:table-cell office:value-type="time" office:time-value="PT0H0M0S" table:formula="of:=[.R400]" table:style-name="ce22">
            <text:p>0:00:00</text:p>
          </table:table-cell>
          <table:table-cell office:value-type="string" table:style-name="ce23">
            <text:p>2022.07.07</text:p>
          </table:table-cell>
          <table:table-cell office:value-type="string" table:style-name="ce46">
            <text:p>21~08</text:p>
          </table:table-cell>
          <table:table-cell office:value-type="string" table:content-validation-name="val1" table:style-name="ce47">
            <text:p>Subramanya</text:p>
          </table:table-cell>
          <table:table-cell office:value-type="string" table:style-name="ce47">
            <text:p>Ashok</text:p>
          </table:table-cell>
          <table:table-cell table:style-name="ce47"/>
          <table:table-cell office:value-type="date" office:date-value="2022-07-08T03:03:00" table:style-name="ce111">
            <text:p>2022-7-8 3:03</text:p>
          </table:table-cell>
          <table:table-cell office:value-type="date" office:date-value="2022-07-08T03:03:00" table:style-name="ce61">
            <text:p>2022-07-08 03:03</text:p>
          </table:table-cell>
          <table:table-cell office:value-type="time" office:time-value="PT0H0M0S" table:formula="of:=[.O400]-[.N400]" table:style-name="ce26">
            <text:p>0:00:00</text:p>
          </table:table-cell>
          <table:table-cell office:value-type="date" office:date-value="2022-07-08T03:03:00" table:style-name="ce61">
            <text:p>2022-07-08 03:03</text:p>
          </table:table-cell>
          <table:table-cell office:value-type="time" office:time-value="PT0H0M0S" table:formula="of:=[.Q400]-[.O400]" table:style-name="ce26">
            <text:p>0:00:00</text:p>
          </table:table-cell>
          <table:table-cell office:value-type="string" table:style-name="ce25">
            <text:p>Kakao</text:p>
          </table:table-cell>
          <table:table-cell office:value-type="date" office:date-value="2022-07-08T04:42:00" table:style-name="ce61">
            <text:p>2022-07-08 04:42</text:p>
          </table:table-cell>
          <table:table-cell office:value-type="string" table:style-name="ce28">
            <text:p>aggr_node01_NVMe_data less than 10% krcloudstgnetapp</text:p>
          </table:table-cell>
          <table:table-cell office:value-type="string" table:style-name="ce48">
            <text:p>Deleted old snapshots</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01]" table:style-name="ce22">
            <text:p>0:01:00</text:p>
          </table:table-cell>
          <table:table-cell office:value-type="time" office:time-value="PT0H0M0S" table:formula="of:=[.R401]" table:style-name="ce22">
            <text:p>0:00:00</text:p>
          </table:table-cell>
          <table:table-cell office:value-type="string" table:style-name="ce23">
            <text:p>2022.07.07</text:p>
          </table:table-cell>
          <table:table-cell office:value-type="string" table:style-name="ce46">
            <text:p>21~08</text:p>
          </table:table-cell>
          <table:table-cell office:value-type="string" table:content-validation-name="val1" table:style-name="ce47">
            <text:p>Subramanya</text:p>
          </table:table-cell>
          <table:table-cell office:value-type="string" table:style-name="ce47">
            <text:p>Ashok</text:p>
          </table:table-cell>
          <table:table-cell table:style-name="ce47"/>
          <table:table-cell office:value-type="date" office:date-value="2022-07-08T03:06:00" table:style-name="ce111">
            <text:p>2022-7-8 3:06</text:p>
          </table:table-cell>
          <table:table-cell office:value-type="date" office:date-value="2022-07-08T03:07:00" table:style-name="ce61">
            <text:p>2022-07-08 03:07</text:p>
          </table:table-cell>
          <table:table-cell office:value-type="time" office:time-value="PT0H1M0S" table:formula="of:=[.O401]-[.N401]" table:style-name="ce26">
            <text:p>0:01:00</text:p>
          </table:table-cell>
          <table:table-cell office:value-type="date" office:date-value="2022-07-08T03:07:00" table:style-name="ce61">
            <text:p>2022-07-08 03:07</text:p>
          </table:table-cell>
          <table:table-cell office:value-type="time" office:time-value="PT0H0M0S" table:formula="of:=[.Q401]-[.O401]" table:style-name="ce26">
            <text:p>0:00:00</text:p>
          </table:table-cell>
          <table:table-cell office:value-type="string" table:style-name="ce25">
            <text:p>Kakao</text:p>
          </table:table-cell>
          <table:table-cell office:value-type="date" office:date-value="2022-07-08T03:23:00" table:style-name="ce61">
            <text:p>2022-07-08 03:23</text:p>
          </table:table-cell>
          <table:table-cell office:value-type="string" table:style-name="ce28">
            <text:p>/logs Disk size 9.91 % capacity left ccskrexccsptmsproxyp02</text:p>
          </table:table-cell>
          <table:table-cell office:value-type="string" table:style-name="ce48">
            <text:p>Cron job to release the space</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02]" table:style-name="ce22">
            <text:p>0:01:00</text:p>
          </table:table-cell>
          <table:table-cell office:value-type="time" office:time-value="PT0H8M0S" table:formula="of:=[.R402]" table:style-name="ce22">
            <text:p>0:08:00</text:p>
          </table:table-cell>
          <table:table-cell office:value-type="string" table:style-name="ce23">
            <text:p>2022.07.07</text:p>
          </table:table-cell>
          <table:table-cell office:value-type="string" table:style-name="ce46">
            <text:p>21~08</text:p>
          </table:table-cell>
          <table:table-cell office:value-type="string" table:content-validation-name="val1" table:style-name="ce47">
            <text:p>Subramanya</text:p>
          </table:table-cell>
          <table:table-cell office:value-type="string" table:style-name="ce47">
            <text:p>Ashok</text:p>
          </table:table-cell>
          <table:table-cell table:style-name="ce47"/>
          <table:table-cell office:value-type="date" office:date-value="2022-07-08T04:46:00" table:style-name="ce111">
            <text:p>2022-7-8 4:46</text:p>
          </table:table-cell>
          <table:table-cell office:value-type="date" office:date-value="2022-07-08T04:47:00" table:style-name="ce61">
            <text:p>2022-07-08 04:47</text:p>
          </table:table-cell>
          <table:table-cell office:value-type="time" office:time-value="PT0H1M0S" table:formula="of:=[.O402]-[.N402]" table:style-name="ce26">
            <text:p>0:01:00</text:p>
          </table:table-cell>
          <table:table-cell office:value-type="date" office:date-value="2022-07-08T04:55:00" table:style-name="ce61">
            <text:p>2022-07-08 04:55</text:p>
          </table:table-cell>
          <table:table-cell office:value-type="time" office:time-value="PT0H8M0S" table:formula="of:=[.Q402]-[.O402]" table:style-name="ce26">
            <text:p>0:08:00</text:p>
          </table:table-cell>
          <table:table-cell office:value-type="string" table:style-name="ce25">
            <text:p>Kakao &amp; Mail</text:p>
          </table:table-cell>
          <table:table-cell office:value-type="date" office:date-value="2022-07-08T05:02:00" table:style-name="ce61">
            <text:p>2022-07-08 05:02</text:p>
          </table:table-cell>
          <table:table-cell office:value-type="string" table:style-name="ce28">
            <text:p>Disk size is over 90% ccsnakulmsdatap07</text:p>
          </table:table-cell>
          <table:table-cell office:value-type="string" table:style-name="ce48">
            <text:p>Cron job to release the space</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3M0S" table:formula="of:=[.P403]" table:style-name="ce22">
            <text:p>0:03:00</text:p>
          </table:table-cell>
          <table:table-cell office:value-type="time" office:time-value="PT0H5M0S" table:formula="of:=[.R403]" table:style-name="ce22">
            <text:p>0:05:00</text:p>
          </table:table-cell>
          <table:table-cell office:value-type="string" table:style-name="ce23">
            <text:p>2022.07.08</text:p>
          </table:table-cell>
          <table:table-cell office:value-type="string" table:style-name="ce46">
            <text:p>08~15</text:p>
          </table:table-cell>
          <table:table-cell office:value-type="string" table:content-validation-name="val1" table:style-name="ce47">
            <text:p>이후승</text:p>
          </table:table-cell>
          <table:table-cell table:number-columns-repeated="2" table:style-name="ce47"/>
          <table:table-cell office:value-type="date" office:date-value="2022-07-08T15:02:00" table:style-name="ce111">
            <text:p>2022-7-8 15:02</text:p>
          </table:table-cell>
          <table:table-cell office:value-type="date" office:date-value="2022-07-08T15:05:00" table:style-name="ce61">
            <text:p>2022-07-08 15:05</text:p>
          </table:table-cell>
          <table:table-cell office:value-type="time" office:time-value="PT0H3M0S" table:formula="of:=[.O403]-[.N403]" table:style-name="ce26">
            <text:p>0:03:00</text:p>
          </table:table-cell>
          <table:table-cell office:value-type="date" office:date-value="2022-07-08T15:10:00" table:style-name="ce61">
            <text:p>2022-07-08 15:10</text:p>
          </table:table-cell>
          <table:table-cell office:value-type="time" office:time-value="PT0H5M0S" table:formula="of:=[.Q403]-[.O403]" table:style-name="ce26">
            <text:p>0:05:00</text:p>
          </table:table-cell>
          <table:table-cell office:value-type="string" table:style-name="ce25">
            <text:p>Kakao &amp; Mail</text:p>
          </table:table-cell>
          <table:table-cell table:style-name="ce61"/>
          <table:table-cell office:value-type="string" table:style-name="ce28">
            <text:p>CPU utilization remains 0.21% ccsnatmsnpmp04</text:p>
          </table:table-cell>
          <table:table-cell office:value-type="string" table:style-name="ce48">
            <text:p>북미 담당자에게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2" table:style-name="ce21">
            <text:p>2</text:p>
          </table:table-cell>
          <table:table-cell office:value-type="string" table:style-name="ce21">
            <text:p>PRD</text:p>
          </table:table-cell>
          <table:table-cell table:style-name="ce21"/>
          <table:table-cell office:value-type="time" office:time-value="PT0H1M0S" table:formula="of:=[.P404]" table:style-name="ce22">
            <text:p>0:01:00</text:p>
          </table:table-cell>
          <table:table-cell office:value-type="time" office:time-value="PT0H0M0S" table:formula="of:=[.R404]" table:style-name="ce22">
            <text:p>0:00:00</text:p>
          </table:table-cell>
          <table:table-cell office:value-type="string" table:style-name="ce23">
            <text:p>2022.07.08</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06:07:00" table:style-name="ce111">
            <text:p>2022-7-8 6:07</text:p>
          </table:table-cell>
          <table:table-cell office:value-type="date" office:date-value="2022-07-08T06:08:00" table:style-name="ce61">
            <text:p>2022-07-08 06:08</text:p>
          </table:table-cell>
          <table:table-cell office:value-type="time" office:time-value="PT0H1M0S" table:formula="of:=[.O404]-[.N404]" table:style-name="ce26">
            <text:p>0:01:00</text:p>
          </table:table-cell>
          <table:table-cell office:value-type="date" office:date-value="2022-07-08T06:08:00" table:style-name="ce61">
            <text:p>2022-07-08 06:08</text:p>
          </table:table-cell>
          <table:table-cell office:value-type="time" office:time-value="PT0H0M0S" table:formula="of:=[.Q404]-[.O404]" table:style-name="ce26">
            <text:p>0:00:00</text:p>
          </table:table-cell>
          <table:table-cell office:value-type="string" table:style-name="ce25">
            <text:p>Kakao &amp; Email</text:p>
          </table:table-cell>
          <table:table-cell table:style-name="ce61"/>
          <table:table-cell office:value-type="string" table:style-name="ce28">
            <text:p>[FIRING:1] (container_cpu_usage(%) alert USWE2 CONTAINERCPUUSWE2)</text:p>
          </table:table-cell>
          <table:table-cell office:value-type="string" table:style-name="ce28">
            <text:p>2센터 K8S 모니터링 알람 발생 확인시, 일부 모니터렁 정부 수집 불가로 담당자 확인 요청 메일 전달</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EU</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05]" table:style-name="ce22">
            <text:p>0:01:00</text:p>
          </table:table-cell>
          <table:table-cell office:value-type="time" office:time-value="PT0H0M0S" table:formula="of:=[.R405]" table:style-name="ce22">
            <text:p>0:00:00</text:p>
          </table:table-cell>
          <table:table-cell office:value-type="string" table:style-name="ce23">
            <text:p>2022.07.08</text:p>
          </table:table-cell>
          <table:table-cell office:value-type="string" table:style-name="ce46">
            <text:p>15~22</text:p>
          </table:table-cell>
          <table:table-cell office:value-type="string" table:content-validation-name="val1" table:style-name="ce47">
            <text:p>심명보</text:p>
          </table:table-cell>
          <table:table-cell table:number-columns-repeated="2" table:style-name="ce47"/>
          <table:table-cell office:value-type="date" office:date-value="2022-07-08T06:21:00" table:style-name="ce111">
            <text:p>2022-7-8 6:21</text:p>
          </table:table-cell>
          <table:table-cell office:value-type="date" office:date-value="2022-07-08T06:22:00" table:style-name="ce61">
            <text:p>2022-07-08 06:22</text:p>
          </table:table-cell>
          <table:table-cell office:value-type="time" office:time-value="PT0H1M0S" table:formula="of:=[.O405]-[.N405]" table:style-name="ce26">
            <text:p>0:01:00</text:p>
          </table:table-cell>
          <table:table-cell office:value-type="date" office:date-value="2022-07-08T06:22:00" table:style-name="ce61">
            <text:p>2022-07-08 06:22</text:p>
          </table:table-cell>
          <table:table-cell office:value-type="time" office:time-value="PT0H0M0S" table:formula="of:=[.Q405]-[.O405]" table:style-name="ce26">
            <text:p>0:00:00</text:p>
          </table:table-cell>
          <table:table-cell office:value-type="string" table:style-name="ce25">
            <text:p>Kakao</text:p>
          </table:table-cell>
          <table:table-cell table:style-name="ce61"/>
          <table:table-cell office:value-type="string" table:style-name="ce28">
            <text:p>[Web발생] 유럽_EUCloudPrdSl-R2-B(10.115.184.241_ Eth51/1 [link down]</text:p>
          </table:table-cell>
          <table:table-cell office:value-type="string" table:style-name="ce48">
            <text:p>EUCloudPrdSl-R2-A 장비 메모리 이슈로 RMA 진행 중이며 해당 장비 리부팅 발생 7월9일 or 7월10일 교체 예정</text:p>
          </table:table-cell>
          <table:table-cell office:value-type="string" table:style-name="ce48">
            <text:p>EUCLOUD-2463</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EU</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06]" table:style-name="ce22">
            <text:p>0:01:00</text:p>
          </table:table-cell>
          <table:table-cell office:value-type="time" office:time-value="PT0H0M0S" table:formula="of:=[.R406]" table:style-name="ce22">
            <text:p>0:00:00</text:p>
          </table:table-cell>
          <table:table-cell office:value-type="string" table:style-name="ce23">
            <text:p>2022.07.08</text:p>
          </table:table-cell>
          <table:table-cell office:value-type="string" table:style-name="ce46">
            <text:p>15~22</text:p>
          </table:table-cell>
          <table:table-cell office:value-type="string" table:content-validation-name="val1" table:style-name="ce47">
            <text:p>임예슬</text:p>
          </table:table-cell>
          <table:table-cell table:number-columns-repeated="2" table:style-name="ce47"/>
          <table:table-cell office:value-type="date" office:date-value="2022-07-08T09:21:00" table:style-name="ce111">
            <text:p>2022-7-8 9:21</text:p>
          </table:table-cell>
          <table:table-cell office:value-type="date" office:date-value="2022-07-08T09:22:00" table:style-name="ce61">
            <text:p>2022-07-08 09:22</text:p>
          </table:table-cell>
          <table:table-cell office:value-type="time" office:time-value="PT0H1M0S" table:formula="of:=[.O406]-[.N406]" table:style-name="ce26">
            <text:p>0:01:00</text:p>
          </table:table-cell>
          <table:table-cell office:value-type="date" office:date-value="2022-07-08T09:22:00" table:style-name="ce61">
            <text:p>2022-07-08 09:22</text:p>
          </table:table-cell>
          <table:table-cell office:value-type="time" office:time-value="PT0H0M0S" table:formula="of:=[.Q406]-[.O406]" table:style-name="ce26">
            <text:p>0:00:00</text:p>
          </table:table-cell>
          <table:table-cell office:value-type="string" table:style-name="ce25">
            <text:p>Kakao &amp; Email &amp; Call</text:p>
          </table:table-cell>
          <table:table-cell table:style-name="ce61"/>
          <table:table-cell office:value-type="string" table:style-name="ce28">
            <text:p>EU_FW Disk alrem</text:p>
          </table:table-cell>
          <table:table-cell office:value-type="string" table:style-name="ce48">
            <text:p>EU방화벽 CPU, Disk 알람으로 벤더 엔지니어 컨택 후 추가 확인 예정</text:p>
          </table:table-cell>
          <table:table-cell office:value-type="string" table:style-name="ce48">
            <text:p>EUCLOUD-2621</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STG</text:p>
          </table:table-cell>
          <table:table-cell table:style-name="ce21"/>
          <table:table-cell office:value-type="time" office:time-value="PT0H0M0S" table:formula="of:=[.P407]" table:style-name="ce22">
            <text:p>0:00:00</text:p>
          </table:table-cell>
          <table:table-cell office:value-type="time" office:time-value="PT0H1M0S" table:formula="of:=[.R407]" table:style-name="ce22">
            <text:p>0:01:00</text:p>
          </table:table-cell>
          <table:table-cell office:value-type="string" table:style-name="ce23">
            <text:p>2022.07.09</text:p>
          </table:table-cell>
          <table:table-cell office:value-type="string" table:style-name="ce46">
            <text:p>21~08</text:p>
          </table:table-cell>
          <table:table-cell office:value-type="string" table:content-validation-name="val1" table:style-name="ce47">
            <text:p>Subramanya</text:p>
          </table:table-cell>
          <table:table-cell office:value-type="string" table:style-name="ce47">
            <text:p>Ganesh</text:p>
          </table:table-cell>
          <table:table-cell table:style-name="ce47"/>
          <table:table-cell office:value-type="date" office:date-value="2022-07-10T02:24:00" table:style-name="ce111">
            <text:p>2022-7-10 2:24</text:p>
          </table:table-cell>
          <table:table-cell office:value-type="date" office:date-value="2022-07-10T02:24:00" table:style-name="ce61">
            <text:p>2022-07-10 02:24</text:p>
          </table:table-cell>
          <table:table-cell office:value-type="time" office:time-value="PT0H0M0S" table:formula="of:=[.O407]-[.N407]" table:style-name="ce26">
            <text:p>0:00:00</text:p>
          </table:table-cell>
          <table:table-cell office:value-type="date" office:date-value="2022-07-10T02:25:00" table:style-name="ce61">
            <text:p>2022-07-10 02:25</text:p>
          </table:table-cell>
          <table:table-cell office:value-type="time" office:time-value="PT0H1M0S" table:formula="of:=[.Q407]-[.O407]" table:style-name="ce26">
            <text:p>0:01:00</text:p>
          </table:table-cell>
          <table:table-cell office:value-type="string" table:style-name="ce25">
            <text:p>Kakao</text:p>
          </table:table-cell>
          <table:table-cell office:value-type="date" office:date-value="2022-07-10T07:55:00" table:style-name="ce61">
            <text:p>2022-07-10 07:55</text:p>
          </table:table-cell>
          <table:table-cell office:value-type="string" table:style-name="ce28">
            <text:p>aggr_node01_NVMe_data and aggr_node02_NVMe_data 90% full</text:p>
          </table:table-cell>
          <table:table-cell office:value-type="string" table:style-name="ce48">
            <text:p>Its due to weekly backup it was continously fluctuating.. we have deleted the old snapshot and it got resolved</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EU</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08]" table:style-name="ce22">
            <text:p>0:01:00</text:p>
          </table:table-cell>
          <table:table-cell office:value-type="time" office:time-value="PT0H0M0S" table:formula="of:=[.R408]" table:style-name="ce22">
            <text:p>0:00:00</text:p>
          </table:table-cell>
          <table:table-cell office:value-type="string" table:style-name="ce23">
            <text:p>2022.07.10</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office:value-type="date" office:date-value="2022-07-10T17:50:00" table:style-name="ce111">
            <text:p>2022-7-10 17:50</text:p>
          </table:table-cell>
          <table:table-cell office:value-type="date" office:date-value="2022-07-10T17:51:00" table:style-name="ce61">
            <text:p>2022-07-10 17:51</text:p>
          </table:table-cell>
          <table:table-cell office:value-type="time" office:time-value="PT0H1M0S" table:formula="of:=[.O408]-[.N408]" table:style-name="ce26">
            <text:p>0:01:00</text:p>
          </table:table-cell>
          <table:table-cell office:value-type="date" office:date-value="2022-07-10T17:51:00" table:style-name="ce61">
            <text:p>2022-07-10 17:51</text:p>
          </table:table-cell>
          <table:table-cell office:value-type="time" office:time-value="PT0H0M0S" table:formula="of:=[.Q408]-[.O408]" table:style-name="ce26">
            <text:p>0:00:00</text:p>
          </table:table-cell>
          <table:table-cell office:value-type="string" table:style-name="ce25">
            <text:p>Email</text:p>
          </table:table-cell>
          <table:table-cell table:style-name="ce61"/>
          <table:table-cell office:value-type="string" table:style-name="ce28">
            <text:p>lack of available memory on server ccseuapigwp02</text:p>
          </table:table-cell>
          <table:table-cell office:value-type="string" table:style-name="ce48">
            <text:p>Issue has been resolved. 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NA</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0M0S" table:formula="of:=[.P409]" table:style-name="ce22">
            <text:p>0:00:00</text:p>
          </table:table-cell>
          <table:table-cell office:value-type="time" office:time-value="PT0H0M0S" table:formula="of:=[.R409]" table:style-name="ce22">
            <text:p>0:00:00</text:p>
          </table:table-cell>
          <table:table-cell office:value-type="string" table:style-name="ce23">
            <text:p>2022.07.10</text:p>
          </table:table-cell>
          <table:table-cell office:value-type="string" table:style-name="ce46">
            <text:p>09~21</text:p>
          </table:table-cell>
          <table:table-cell office:value-type="string" table:content-validation-name="val1" table:style-name="ce47">
            <text:p>Mohamed</text:p>
          </table:table-cell>
          <table:table-cell office:value-type="string" table:style-name="ce47">
            <text:p>Ram</text:p>
          </table:table-cell>
          <table:table-cell table:style-name="ce47"/>
          <table:table-cell office:value-type="date" office:date-value="2022-07-10T18:01:00" table:style-name="ce111">
            <text:p>2022-7-10 18:01</text:p>
          </table:table-cell>
          <table:table-cell office:value-type="date" office:date-value="2022-07-10T18:01:00" table:style-name="ce61">
            <text:p>2022-07-10 18:01</text:p>
          </table:table-cell>
          <table:table-cell office:value-type="time" office:time-value="PT0H0M0S" table:formula="of:=[.O409]-[.N409]" table:style-name="ce26">
            <text:p>0:00:00</text:p>
          </table:table-cell>
          <table:table-cell office:value-type="date" office:date-value="2022-07-10T18:01:00" table:style-name="ce61">
            <text:p>2022-07-10 18:01</text:p>
          </table:table-cell>
          <table:table-cell office:value-type="time" office:time-value="PT0H0M0S" table:formula="of:=[.Q409]-[.O409]" table:style-name="ce26">
            <text:p>0:00:00</text:p>
          </table:table-cell>
          <table:table-cell office:value-type="string" table:style-name="ce25">
            <text:p>Kakao &amp; Email</text:p>
          </table:table-cell>
          <table:table-cell table:style-name="ce61"/>
          <table:table-cell office:value-type="string" table:style-name="ce28">
            <text:p>Disk size is over 90% ccsnakmavrmofp01</text:p>
          </table:table-cell>
          <table:table-cell office:value-type="string" table:style-name="ce48">
            <text:p>Email has been send to vm owner.</text:p>
          </table:table-cell>
          <table:table-cell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CN</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0M0S" table:formula="of:=[.P410]" table:style-name="ce22">
            <text:p>0:00:00</text:p>
          </table:table-cell>
          <table:table-cell office:value-type="time" office:time-value="PT0H0M0S" table:formula="of:=[.R410]" table:style-name="ce22">
            <text:p>0:00:00</text:p>
          </table:table-cell>
          <table:table-cell office:value-type="string" table:style-name="ce23">
            <text:p>2022.07.10</text:p>
          </table:table-cell>
          <table:table-cell office:value-type="string" table:style-name="ce46">
            <text:p>21~08</text:p>
          </table:table-cell>
          <table:table-cell office:value-type="string" table:content-validation-name="val1" table:style-name="ce47">
            <text:p>Radhika</text:p>
          </table:table-cell>
          <table:table-cell office:value-type="string" table:style-name="ce47">
            <text:p>Ganesh</text:p>
          </table:table-cell>
          <table:table-cell table:style-name="ce47"/>
          <table:table-cell office:value-type="date" office:date-value="2022-07-11T05:33:00" table:style-name="ce111">
            <text:p>2022-7-11 5:33</text:p>
          </table:table-cell>
          <table:table-cell office:value-type="date" office:date-value="2022-07-11T05:33:00" table:style-name="ce61">
            <text:p>2022-07-11 05:33</text:p>
          </table:table-cell>
          <table:table-cell office:value-type="time" office:time-value="PT0H0M0S" table:formula="of:=[.O410]-[.N410]" table:style-name="ce26">
            <text:p>0:00:00</text:p>
          </table:table-cell>
          <table:table-cell office:value-type="date" office:date-value="2022-07-11T05:33:00" table:style-name="ce61">
            <text:p>2022-07-11 05:33</text:p>
          </table:table-cell>
          <table:table-cell office:value-type="time" office:time-value="PT0H0M0S" table:formula="of:=[.Q410]-[.O410]" table:style-name="ce26">
            <text:p>0:00:00</text:p>
          </table:table-cell>
          <table:table-cell office:value-type="string" table:style-name="ce25">
            <text:p>Kakao</text:p>
          </table:table-cell>
          <table:table-cell table:style-name="ce61"/>
          <table:table-cell office:value-type="string" table:style-name="ce28">
            <text:p>cncloudprdComdR214 host down due to memory issue</text:p>
          </table:table-cell>
          <table:table-cell office:value-type="string" table:style-name="ce48">
            <text:p>cncloudprdComdR214 host was restarted and all the vms under the host were restarted manually.<text:s/></text:p>
          </table:table-cell>
          <table:table-cell office:value-type="string" table:style-name="ce48">
            <text:p>CNCLOUD-2151</text:p>
          </table:table-cell>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office:value-type="string" table:style-name="ce21">
            <text:p>KR</text:p>
          </table:table-cell>
          <table:table-cell office:value-type="float" office:value="1" table:style-name="ce21">
            <text:p>1</text:p>
          </table:table-cell>
          <table:table-cell office:value-type="string" table:style-name="ce21">
            <text:p>PRD</text:p>
          </table:table-cell>
          <table:table-cell table:style-name="ce21"/>
          <table:table-cell office:value-type="time" office:time-value="PT0H1M0S" table:formula="of:=[.P411]" table:style-name="ce22">
            <text:p>0:01:00</text:p>
          </table:table-cell>
          <table:table-cell office:value-type="time" office:time-value="PT0H0M0S" table:formula="of:=[.R411]" table:style-name="ce22">
            <text:p>0:00:00</text:p>
          </table:table-cell>
          <table:table-cell office:value-type="string" table:style-name="ce23">
            <text:p>2022.07.11</text:p>
          </table:table-cell>
          <table:table-cell office:value-type="string" table:style-name="ce46">
            <text:p>08~16</text:p>
          </table:table-cell>
          <table:table-cell office:value-type="string" table:content-validation-name="val1" table:style-name="ce47">
            <text:p>오창민</text:p>
          </table:table-cell>
          <table:table-cell table:number-columns-repeated="2" table:style-name="ce47"/>
          <table:table-cell office:value-type="date" office:date-value="2022-07-11T15:10:00" table:style-name="ce111">
            <text:p>2022-7-11 15:10</text:p>
          </table:table-cell>
          <table:table-cell office:value-type="date" office:date-value="2022-07-11T15:11:00" table:style-name="ce111">
            <text:p>2022-7-11 15:11</text:p>
          </table:table-cell>
          <table:table-cell office:value-type="time" office:time-value="PT0H1M0S" table:formula="of:=[.O411]-[.N411]" table:style-name="ce26">
            <text:p>0:01:00</text:p>
          </table:table-cell>
          <table:table-cell office:value-type="date" office:date-value="2022-07-11T15:11:00" table:style-name="ce111">
            <text:p>2022-7-11 15:11</text:p>
          </table:table-cell>
          <table:table-cell office:value-type="time" office:time-value="PT0H0M0S" table:formula="of:=[.Q411]-[.O411]" table:style-name="ce26">
            <text:p>0:00:00</text:p>
          </table:table-cell>
          <table:table-cell office:value-type="string" table:style-name="ce25">
            <text:p>Kakao &amp; Email</text:p>
          </table:table-cell>
          <table:table-cell office:value-type="date" office:date-value="2022-07-11T15:15:00" table:style-name="ce111">
            <text:p>2022-7-11 15:15</text:p>
          </table:table-cell>
          <table:table-cell office:value-type="string" table:style-name="ce28">
            <text:p>DB-PG ccskrvtwindbp01.krcloud, wait session/active session &gt; 75%</text:p>
          </table:table-cell>
          <table:table-cell office:value-type="string" table:style-name="ce48">
            <text:p>COC DB팀 및 담당자(김용진책임) 공유</text:p>
          </table:table-cell>
          <table:table-cell table:style-name="ce48"/>
          <table:table-cell office:value-type="string" table:content-validation-name="val3" table:style-name="ce49">
            <text:p>O</text:p>
          </table:table-cell>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0H0M0S" table:formula="of:=[.P412]" table:style-name="ce22">
            <text:p>0:00:00</text:p>
          </table:table-cell>
          <table:table-cell office:value-type="time" office:time-value="PT0H0M0S" table:formula="of:=[.R41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61"/>
          <table:table-cell office:value-type="time" office:time-value="PT0H0M0S" table:formula="of:=[.O412]-[.N412]" table:style-name="ce26">
            <text:p>0:00:00</text:p>
          </table:table-cell>
          <table:table-cell table:style-name="ce61"/>
          <table:table-cell office:value-type="time" office:time-value="PT0H0M0S" table:formula="of:=[.Q412]-[.O41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0H0M0S" table:formula="of:=[.P413]" table:style-name="ce22">
            <text:p>0:00:00</text:p>
          </table:table-cell>
          <table:table-cell office:value-type="time" office:time-value="PT0H0M0S" table:formula="of:=[.R41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61"/>
          <table:table-cell office:value-type="time" office:time-value="PT0H0M0S" table:formula="of:=[.O413]-[.N413]" table:style-name="ce26">
            <text:p>0:00:00</text:p>
          </table:table-cell>
          <table:table-cell table:style-name="ce61"/>
          <table:table-cell office:value-type="time" office:time-value="PT0H0M0S" table:formula="of:=[.Q413]-[.O41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0H0M0S" table:formula="of:=[.P414]" table:style-name="ce22">
            <text:p>0:00:00</text:p>
          </table:table-cell>
          <table:table-cell office:value-type="time" office:time-value="PT0H0M0S" table:formula="of:=[.R41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61"/>
          <table:table-cell office:value-type="time" office:time-value="PT0H0M0S" table:formula="of:=[.O414]-[.N414]" table:style-name="ce26">
            <text:p>0:00:00</text:p>
          </table:table-cell>
          <table:table-cell table:style-name="ce61"/>
          <table:table-cell office:value-type="time" office:time-value="PT0H0M0S" table:formula="of:=[.Q414]-[.O41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office:value-type="string" table:style-name="ce21">
            <text:p>7월</text:p>
          </table:table-cell>
          <table:table-cell table:number-columns-repeated="4" table:style-name="ce21"/>
          <table:table-cell office:value-type="time" office:time-value="PT0H0M0S" table:formula="of:=[.P415]" table:style-name="ce22">
            <text:p>0:00:00</text:p>
          </table:table-cell>
          <table:table-cell office:value-type="time" office:time-value="PT0H0M0S" table:formula="of:=[.R41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61"/>
          <table:table-cell office:value-type="time" office:time-value="PT0H0M0S" table:formula="of:=[.O415]-[.N415]" table:style-name="ce26">
            <text:p>0:00:00</text:p>
          </table:table-cell>
          <table:table-cell table:style-name="ce61"/>
          <table:table-cell office:value-type="time" office:time-value="PT0H0M0S" table:formula="of:=[.Q415]-[.O41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16]" table:style-name="ce22">
            <text:p>0:00:00</text:p>
          </table:table-cell>
          <table:table-cell office:value-type="time" office:time-value="PT0H0M0S" table:formula="of:=[.R41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1"/>
          <table:table-cell table:style-name="ce61"/>
          <table:table-cell office:value-type="time" office:time-value="PT0H0M0S" table:formula="of:=[.O416]-[.N416]" table:style-name="ce26">
            <text:p>0:00:00</text:p>
          </table:table-cell>
          <table:table-cell table:style-name="ce61"/>
          <table:table-cell office:value-type="time" office:time-value="PT0H0M0S" table:formula="of:=[.Q416]-[.O41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17]" table:style-name="ce22">
            <text:p>0:00:00</text:p>
          </table:table-cell>
          <table:table-cell office:value-type="time" office:time-value="PT0H0M0S" table:formula="of:=[.R41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17]-[.N417]" table:style-name="ce26">
            <text:p>0:00:00</text:p>
          </table:table-cell>
          <table:table-cell table:style-name="ce61"/>
          <table:table-cell office:value-type="time" office:time-value="PT0H0M0S" table:formula="of:=[.Q417]-[.O41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18]" table:style-name="ce22">
            <text:p>0:00:00</text:p>
          </table:table-cell>
          <table:table-cell office:value-type="time" office:time-value="PT0H0M0S" table:formula="of:=[.R41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18]-[.N418]" table:style-name="ce26">
            <text:p>0:00:00</text:p>
          </table:table-cell>
          <table:table-cell table:style-name="ce61"/>
          <table:table-cell office:value-type="time" office:time-value="PT0H0M0S" table:formula="of:=[.Q418]-[.O41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19]" table:style-name="ce22">
            <text:p>0:00:00</text:p>
          </table:table-cell>
          <table:table-cell office:value-type="time" office:time-value="PT0H0M0S" table:formula="of:=[.R41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19]-[.N419]" table:style-name="ce26">
            <text:p>0:00:00</text:p>
          </table:table-cell>
          <table:table-cell table:style-name="ce61"/>
          <table:table-cell office:value-type="time" office:time-value="PT0H0M0S" table:formula="of:=[.Q419]-[.O41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0]" table:style-name="ce22">
            <text:p>0:00:00</text:p>
          </table:table-cell>
          <table:table-cell office:value-type="time" office:time-value="PT0H0M0S" table:formula="of:=[.R42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0]-[.N420]" table:style-name="ce26">
            <text:p>0:00:00</text:p>
          </table:table-cell>
          <table:table-cell table:style-name="ce61"/>
          <table:table-cell office:value-type="time" office:time-value="PT0H0M0S" table:formula="of:=[.Q420]-[.O42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1]" table:style-name="ce22">
            <text:p>0:00:00</text:p>
          </table:table-cell>
          <table:table-cell office:value-type="time" office:time-value="PT0H0M0S" table:formula="of:=[.R42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1]-[.N421]" table:style-name="ce26">
            <text:p>0:00:00</text:p>
          </table:table-cell>
          <table:table-cell table:style-name="ce61"/>
          <table:table-cell office:value-type="time" office:time-value="PT0H0M0S" table:formula="of:=[.Q421]-[.O42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2]" table:style-name="ce22">
            <text:p>0:00:00</text:p>
          </table:table-cell>
          <table:table-cell office:value-type="time" office:time-value="PT0H0M0S" table:formula="of:=[.R42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2]-[.N422]" table:style-name="ce26">
            <text:p>0:00:00</text:p>
          </table:table-cell>
          <table:table-cell table:style-name="ce61"/>
          <table:table-cell office:value-type="time" office:time-value="PT0H0M0S" table:formula="of:=[.Q422]-[.O42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3]" table:style-name="ce22">
            <text:p>0:00:00</text:p>
          </table:table-cell>
          <table:table-cell office:value-type="time" office:time-value="PT0H0M0S" table:formula="of:=[.R42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3]-[.N423]" table:style-name="ce26">
            <text:p>0:00:00</text:p>
          </table:table-cell>
          <table:table-cell table:style-name="ce61"/>
          <table:table-cell office:value-type="time" office:time-value="PT0H0M0S" table:formula="of:=[.Q423]-[.O42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4]" table:style-name="ce22">
            <text:p>0:00:00</text:p>
          </table:table-cell>
          <table:table-cell office:value-type="time" office:time-value="PT0H0M0S" table:formula="of:=[.R42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4]-[.N424]" table:style-name="ce26">
            <text:p>0:00:00</text:p>
          </table:table-cell>
          <table:table-cell table:style-name="ce61"/>
          <table:table-cell office:value-type="time" office:time-value="PT0H0M0S" table:formula="of:=[.Q424]-[.O42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5]" table:style-name="ce22">
            <text:p>0:00:00</text:p>
          </table:table-cell>
          <table:table-cell office:value-type="time" office:time-value="PT0H0M0S" table:formula="of:=[.R42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5]-[.N425]" table:style-name="ce26">
            <text:p>0:00:00</text:p>
          </table:table-cell>
          <table:table-cell table:style-name="ce61"/>
          <table:table-cell office:value-type="time" office:time-value="PT0H0M0S" table:formula="of:=[.Q425]-[.O42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6]" table:style-name="ce22">
            <text:p>0:00:00</text:p>
          </table:table-cell>
          <table:table-cell office:value-type="time" office:time-value="PT0H0M0S" table:formula="of:=[.R42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6]-[.N426]" table:style-name="ce26">
            <text:p>0:00:00</text:p>
          </table:table-cell>
          <table:table-cell table:style-name="ce61"/>
          <table:table-cell office:value-type="time" office:time-value="PT0H0M0S" table:formula="of:=[.Q426]-[.O42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7]" table:style-name="ce22">
            <text:p>0:00:00</text:p>
          </table:table-cell>
          <table:table-cell office:value-type="time" office:time-value="PT0H0M0S" table:formula="of:=[.R42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7]-[.N427]" table:style-name="ce26">
            <text:p>0:00:00</text:p>
          </table:table-cell>
          <table:table-cell table:style-name="ce61"/>
          <table:table-cell office:value-type="time" office:time-value="PT0H0M0S" table:formula="of:=[.Q427]-[.O42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8]" table:style-name="ce22">
            <text:p>0:00:00</text:p>
          </table:table-cell>
          <table:table-cell office:value-type="time" office:time-value="PT0H0M0S" table:formula="of:=[.R42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8]-[.N428]" table:style-name="ce26">
            <text:p>0:00:00</text:p>
          </table:table-cell>
          <table:table-cell table:style-name="ce61"/>
          <table:table-cell office:value-type="time" office:time-value="PT0H0M0S" table:formula="of:=[.Q428]-[.O42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29]" table:style-name="ce22">
            <text:p>0:00:00</text:p>
          </table:table-cell>
          <table:table-cell office:value-type="time" office:time-value="PT0H0M0S" table:formula="of:=[.R42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29]-[.N429]" table:style-name="ce26">
            <text:p>0:00:00</text:p>
          </table:table-cell>
          <table:table-cell table:style-name="ce61"/>
          <table:table-cell office:value-type="time" office:time-value="PT0H0M0S" table:formula="of:=[.Q429]-[.O42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0]" table:style-name="ce22">
            <text:p>0:00:00</text:p>
          </table:table-cell>
          <table:table-cell office:value-type="time" office:time-value="PT0H0M0S" table:formula="of:=[.R43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0]-[.N430]" table:style-name="ce26">
            <text:p>0:00:00</text:p>
          </table:table-cell>
          <table:table-cell table:style-name="ce61"/>
          <table:table-cell office:value-type="time" office:time-value="PT0H0M0S" table:formula="of:=[.Q430]-[.O43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1]" table:style-name="ce22">
            <text:p>0:00:00</text:p>
          </table:table-cell>
          <table:table-cell office:value-type="time" office:time-value="PT0H0M0S" table:formula="of:=[.R43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1]-[.N431]" table:style-name="ce26">
            <text:p>0:00:00</text:p>
          </table:table-cell>
          <table:table-cell table:style-name="ce61"/>
          <table:table-cell office:value-type="time" office:time-value="PT0H0M0S" table:formula="of:=[.Q431]-[.O43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2]" table:style-name="ce22">
            <text:p>0:00:00</text:p>
          </table:table-cell>
          <table:table-cell office:value-type="time" office:time-value="PT0H0M0S" table:formula="of:=[.R43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2]-[.N432]" table:style-name="ce26">
            <text:p>0:00:00</text:p>
          </table:table-cell>
          <table:table-cell table:style-name="ce61"/>
          <table:table-cell office:value-type="time" office:time-value="PT0H0M0S" table:formula="of:=[.Q432]-[.O43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3]" table:style-name="ce22">
            <text:p>0:00:00</text:p>
          </table:table-cell>
          <table:table-cell office:value-type="time" office:time-value="PT0H0M0S" table:formula="of:=[.R43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3]-[.N433]" table:style-name="ce26">
            <text:p>0:00:00</text:p>
          </table:table-cell>
          <table:table-cell table:style-name="ce61"/>
          <table:table-cell office:value-type="time" office:time-value="PT0H0M0S" table:formula="of:=[.Q433]-[.O43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4]" table:style-name="ce22">
            <text:p>0:00:00</text:p>
          </table:table-cell>
          <table:table-cell office:value-type="time" office:time-value="PT0H0M0S" table:formula="of:=[.R43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4]-[.N434]" table:style-name="ce26">
            <text:p>0:00:00</text:p>
          </table:table-cell>
          <table:table-cell table:style-name="ce61"/>
          <table:table-cell office:value-type="time" office:time-value="PT0H0M0S" table:formula="of:=[.Q434]-[.O43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5]" table:style-name="ce22">
            <text:p>0:00:00</text:p>
          </table:table-cell>
          <table:table-cell office:value-type="time" office:time-value="PT0H0M0S" table:formula="of:=[.R43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5]-[.N435]" table:style-name="ce26">
            <text:p>0:00:00</text:p>
          </table:table-cell>
          <table:table-cell table:style-name="ce61"/>
          <table:table-cell office:value-type="time" office:time-value="PT0H0M0S" table:formula="of:=[.Q435]-[.O43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6]" table:style-name="ce22">
            <text:p>0:00:00</text:p>
          </table:table-cell>
          <table:table-cell office:value-type="time" office:time-value="PT0H0M0S" table:formula="of:=[.R43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6]-[.N436]" table:style-name="ce26">
            <text:p>0:00:00</text:p>
          </table:table-cell>
          <table:table-cell table:style-name="ce61"/>
          <table:table-cell office:value-type="time" office:time-value="PT0H0M0S" table:formula="of:=[.Q436]-[.O43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7]" table:style-name="ce22">
            <text:p>0:00:00</text:p>
          </table:table-cell>
          <table:table-cell office:value-type="time" office:time-value="PT0H0M0S" table:formula="of:=[.R43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7]-[.N437]" table:style-name="ce26">
            <text:p>0:00:00</text:p>
          </table:table-cell>
          <table:table-cell table:style-name="ce61"/>
          <table:table-cell office:value-type="time" office:time-value="PT0H0M0S" table:formula="of:=[.Q437]-[.O43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8]" table:style-name="ce22">
            <text:p>0:00:00</text:p>
          </table:table-cell>
          <table:table-cell office:value-type="time" office:time-value="PT0H0M0S" table:formula="of:=[.R43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8]-[.N438]" table:style-name="ce26">
            <text:p>0:00:00</text:p>
          </table:table-cell>
          <table:table-cell table:style-name="ce61"/>
          <table:table-cell office:value-type="time" office:time-value="PT0H0M0S" table:formula="of:=[.Q438]-[.O43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39]" table:style-name="ce22">
            <text:p>0:00:00</text:p>
          </table:table-cell>
          <table:table-cell office:value-type="time" office:time-value="PT0H0M0S" table:formula="of:=[.R43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39]-[.N439]" table:style-name="ce26">
            <text:p>0:00:00</text:p>
          </table:table-cell>
          <table:table-cell table:style-name="ce61"/>
          <table:table-cell office:value-type="time" office:time-value="PT0H0M0S" table:formula="of:=[.Q439]-[.O43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0]" table:style-name="ce22">
            <text:p>0:00:00</text:p>
          </table:table-cell>
          <table:table-cell office:value-type="time" office:time-value="PT0H0M0S" table:formula="of:=[.R44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0]-[.N440]" table:style-name="ce26">
            <text:p>0:00:00</text:p>
          </table:table-cell>
          <table:table-cell table:style-name="ce61"/>
          <table:table-cell office:value-type="time" office:time-value="PT0H0M0S" table:formula="of:=[.Q440]-[.O44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1]" table:style-name="ce22">
            <text:p>0:00:00</text:p>
          </table:table-cell>
          <table:table-cell office:value-type="time" office:time-value="PT0H0M0S" table:formula="of:=[.R44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1]-[.N441]" table:style-name="ce26">
            <text:p>0:00:00</text:p>
          </table:table-cell>
          <table:table-cell table:style-name="ce61"/>
          <table:table-cell office:value-type="time" office:time-value="PT0H0M0S" table:formula="of:=[.Q441]-[.O44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2]" table:style-name="ce22">
            <text:p>0:00:00</text:p>
          </table:table-cell>
          <table:table-cell office:value-type="time" office:time-value="PT0H0M0S" table:formula="of:=[.R44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2]-[.N442]" table:style-name="ce26">
            <text:p>0:00:00</text:p>
          </table:table-cell>
          <table:table-cell table:style-name="ce61"/>
          <table:table-cell office:value-type="time" office:time-value="PT0H0M0S" table:formula="of:=[.Q442]-[.O44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3]" table:style-name="ce22">
            <text:p>0:00:00</text:p>
          </table:table-cell>
          <table:table-cell office:value-type="time" office:time-value="PT0H0M0S" table:formula="of:=[.R44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3]-[.N443]" table:style-name="ce26">
            <text:p>0:00:00</text:p>
          </table:table-cell>
          <table:table-cell table:style-name="ce61"/>
          <table:table-cell office:value-type="time" office:time-value="PT0H0M0S" table:formula="of:=[.Q443]-[.O44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4]" table:style-name="ce22">
            <text:p>0:00:00</text:p>
          </table:table-cell>
          <table:table-cell office:value-type="time" office:time-value="PT0H0M0S" table:formula="of:=[.R44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4]-[.N444]" table:style-name="ce26">
            <text:p>0:00:00</text:p>
          </table:table-cell>
          <table:table-cell table:style-name="ce61"/>
          <table:table-cell office:value-type="time" office:time-value="PT0H0M0S" table:formula="of:=[.Q444]-[.O44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5]" table:style-name="ce22">
            <text:p>0:00:00</text:p>
          </table:table-cell>
          <table:table-cell office:value-type="time" office:time-value="PT0H0M0S" table:formula="of:=[.R44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5]-[.N445]" table:style-name="ce26">
            <text:p>0:00:00</text:p>
          </table:table-cell>
          <table:table-cell table:style-name="ce61"/>
          <table:table-cell office:value-type="time" office:time-value="PT0H0M0S" table:formula="of:=[.Q445]-[.O44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6]" table:style-name="ce22">
            <text:p>0:00:00</text:p>
          </table:table-cell>
          <table:table-cell office:value-type="time" office:time-value="PT0H0M0S" table:formula="of:=[.R44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6]-[.N446]" table:style-name="ce26">
            <text:p>0:00:00</text:p>
          </table:table-cell>
          <table:table-cell table:style-name="ce61"/>
          <table:table-cell office:value-type="time" office:time-value="PT0H0M0S" table:formula="of:=[.Q446]-[.O44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7]" table:style-name="ce22">
            <text:p>0:00:00</text:p>
          </table:table-cell>
          <table:table-cell office:value-type="time" office:time-value="PT0H0M0S" table:formula="of:=[.R44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7]-[.N447]" table:style-name="ce26">
            <text:p>0:00:00</text:p>
          </table:table-cell>
          <table:table-cell table:style-name="ce61"/>
          <table:table-cell office:value-type="time" office:time-value="PT0H0M0S" table:formula="of:=[.Q447]-[.O44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8]" table:style-name="ce22">
            <text:p>0:00:00</text:p>
          </table:table-cell>
          <table:table-cell office:value-type="time" office:time-value="PT0H0M0S" table:formula="of:=[.R44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8]-[.N448]" table:style-name="ce26">
            <text:p>0:00:00</text:p>
          </table:table-cell>
          <table:table-cell table:style-name="ce61"/>
          <table:table-cell office:value-type="time" office:time-value="PT0H0M0S" table:formula="of:=[.Q448]-[.O44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49]" table:style-name="ce22">
            <text:p>0:00:00</text:p>
          </table:table-cell>
          <table:table-cell office:value-type="time" office:time-value="PT0H0M0S" table:formula="of:=[.R44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49]-[.N449]" table:style-name="ce26">
            <text:p>0:00:00</text:p>
          </table:table-cell>
          <table:table-cell table:style-name="ce61"/>
          <table:table-cell office:value-type="time" office:time-value="PT0H0M0S" table:formula="of:=[.Q449]-[.O44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0]" table:style-name="ce22">
            <text:p>0:00:00</text:p>
          </table:table-cell>
          <table:table-cell office:value-type="time" office:time-value="PT0H0M0S" table:formula="of:=[.R45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50]-[.N450]" table:style-name="ce26">
            <text:p>0:00:00</text:p>
          </table:table-cell>
          <table:table-cell table:style-name="ce61"/>
          <table:table-cell office:value-type="time" office:time-value="PT0H0M0S" table:formula="of:=[.Q450]-[.O45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1]" table:style-name="ce22">
            <text:p>0:00:00</text:p>
          </table:table-cell>
          <table:table-cell office:value-type="time" office:time-value="PT0H0M0S" table:formula="of:=[.R45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51]-[.N451]" table:style-name="ce26">
            <text:p>0:00:00</text:p>
          </table:table-cell>
          <table:table-cell table:style-name="ce61"/>
          <table:table-cell office:value-type="time" office:time-value="PT0H0M0S" table:formula="of:=[.Q451]-[.O45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2]" table:style-name="ce22">
            <text:p>0:00:00</text:p>
          </table:table-cell>
          <table:table-cell office:value-type="time" office:time-value="PT0H0M0S" table:formula="of:=[.R45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52]-[.N452]" table:style-name="ce26">
            <text:p>0:00:00</text:p>
          </table:table-cell>
          <table:table-cell table:style-name="ce61"/>
          <table:table-cell office:value-type="time" office:time-value="PT0H0M0S" table:formula="of:=[.Q452]-[.O45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3]" table:style-name="ce22">
            <text:p>0:00:00</text:p>
          </table:table-cell>
          <table:table-cell office:value-type="time" office:time-value="PT0H0M0S" table:formula="of:=[.R45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office:value-type="time" office:time-value="PT0H0M0S" table:formula="of:=[.O453]-[.N453]" table:style-name="ce26">
            <text:p>0:00:00</text:p>
          </table:table-cell>
          <table:table-cell table:style-name="ce61"/>
          <table:table-cell office:value-type="time" office:time-value="PT0H0M0S" table:formula="of:=[.Q453]-[.O45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4]" table:style-name="ce22">
            <text:p>0:00:00</text:p>
          </table:table-cell>
          <table:table-cell office:value-type="time" office:time-value="PT0H0M0S" table:formula="of:=[.R45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4]-[.O45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5]" table:style-name="ce22">
            <text:p>0:00:00</text:p>
          </table:table-cell>
          <table:table-cell office:value-type="time" office:time-value="PT0H0M0S" table:formula="of:=[.R45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5]-[.O45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6]" table:style-name="ce22">
            <text:p>0:00:00</text:p>
          </table:table-cell>
          <table:table-cell office:value-type="time" office:time-value="PT0H0M0S" table:formula="of:=[.R45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6]-[.O45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7]" table:style-name="ce22">
            <text:p>0:00:00</text:p>
          </table:table-cell>
          <table:table-cell office:value-type="time" office:time-value="PT0H0M0S" table:formula="of:=[.R45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7]-[.O45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8]" table:style-name="ce22">
            <text:p>0:00:00</text:p>
          </table:table-cell>
          <table:table-cell office:value-type="time" office:time-value="PT0H0M0S" table:formula="of:=[.R45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8]-[.O45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59]" table:style-name="ce22">
            <text:p>0:00:00</text:p>
          </table:table-cell>
          <table:table-cell office:value-type="time" office:time-value="PT0H0M0S" table:formula="of:=[.R45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59]-[.O45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0]" table:style-name="ce22">
            <text:p>0:00:00</text:p>
          </table:table-cell>
          <table:table-cell office:value-type="time" office:time-value="PT0H0M0S" table:formula="of:=[.R46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0]-[.O46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1]" table:style-name="ce22">
            <text:p>0:00:00</text:p>
          </table:table-cell>
          <table:table-cell office:value-type="time" office:time-value="PT0H0M0S" table:formula="of:=[.R46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1]-[.O46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2]" table:style-name="ce22">
            <text:p>0:00:00</text:p>
          </table:table-cell>
          <table:table-cell office:value-type="time" office:time-value="PT0H0M0S" table:formula="of:=[.R46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2]-[.O46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3]" table:style-name="ce22">
            <text:p>0:00:00</text:p>
          </table:table-cell>
          <table:table-cell office:value-type="time" office:time-value="PT0H0M0S" table:formula="of:=[.R46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3]-[.O46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4]" table:style-name="ce22">
            <text:p>0:00:00</text:p>
          </table:table-cell>
          <table:table-cell office:value-type="time" office:time-value="PT0H0M0S" table:formula="of:=[.R46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4]-[.O46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5]" table:style-name="ce22">
            <text:p>0:00:00</text:p>
          </table:table-cell>
          <table:table-cell office:value-type="time" office:time-value="PT0H0M0S" table:formula="of:=[.R46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5]-[.O46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6]" table:style-name="ce22">
            <text:p>0:00:00</text:p>
          </table:table-cell>
          <table:table-cell office:value-type="time" office:time-value="PT0H0M0S" table:formula="of:=[.R46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6]-[.O46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7]" table:style-name="ce22">
            <text:p>0:00:00</text:p>
          </table:table-cell>
          <table:table-cell office:value-type="time" office:time-value="PT0H0M0S" table:formula="of:=[.R46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7]-[.O46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8]" table:style-name="ce22">
            <text:p>0:00:00</text:p>
          </table:table-cell>
          <table:table-cell office:value-type="time" office:time-value="PT0H0M0S" table:formula="of:=[.R46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8]-[.O46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69]" table:style-name="ce22">
            <text:p>0:00:00</text:p>
          </table:table-cell>
          <table:table-cell office:value-type="time" office:time-value="PT0H0M0S" table:formula="of:=[.R46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69]-[.O46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0]" table:style-name="ce22">
            <text:p>0:00:00</text:p>
          </table:table-cell>
          <table:table-cell office:value-type="time" office:time-value="PT0H0M0S" table:formula="of:=[.R47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0]-[.O47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1]" table:style-name="ce22">
            <text:p>0:00:00</text:p>
          </table:table-cell>
          <table:table-cell office:value-type="time" office:time-value="PT0H0M0S" table:formula="of:=[.R47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1]-[.O47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2]" table:style-name="ce22">
            <text:p>0:00:00</text:p>
          </table:table-cell>
          <table:table-cell office:value-type="time" office:time-value="PT0H0M0S" table:formula="of:=[.R47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2]-[.O47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3]" table:style-name="ce22">
            <text:p>0:00:00</text:p>
          </table:table-cell>
          <table:table-cell office:value-type="time" office:time-value="PT0H0M0S" table:formula="of:=[.R47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3]-[.O47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4]" table:style-name="ce22">
            <text:p>0:00:00</text:p>
          </table:table-cell>
          <table:table-cell office:value-type="time" office:time-value="PT0H0M0S" table:formula="of:=[.R47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4]-[.O47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5]" table:style-name="ce22">
            <text:p>0:00:00</text:p>
          </table:table-cell>
          <table:table-cell office:value-type="time" office:time-value="PT0H0M0S" table:formula="of:=[.R47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5]-[.O47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6]" table:style-name="ce22">
            <text:p>0:00:00</text:p>
          </table:table-cell>
          <table:table-cell office:value-type="time" office:time-value="PT0H0M0S" table:formula="of:=[.R47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6]-[.O47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7]" table:style-name="ce22">
            <text:p>0:00:00</text:p>
          </table:table-cell>
          <table:table-cell office:value-type="time" office:time-value="PT0H0M0S" table:formula="of:=[.R47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7]-[.O47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8]" table:style-name="ce22">
            <text:p>0:00:00</text:p>
          </table:table-cell>
          <table:table-cell office:value-type="time" office:time-value="PT0H0M0S" table:formula="of:=[.R47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8]-[.O47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79]" table:style-name="ce22">
            <text:p>0:00:00</text:p>
          </table:table-cell>
          <table:table-cell office:value-type="time" office:time-value="PT0H0M0S" table:formula="of:=[.R47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79]-[.O47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80]" table:style-name="ce22">
            <text:p>0:00:00</text:p>
          </table:table-cell>
          <table:table-cell office:value-type="time" office:time-value="PT0H0M0S" table:formula="of:=[.R48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0]-[.O48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office:value-type="time" office:time-value="PT0H0M0S" table:formula="of:=[.P481]" table:style-name="ce22">
            <text:p>0:00:00</text:p>
          </table:table-cell>
          <table:table-cell office:value-type="time" office:time-value="PT0H0M0S" table:formula="of:=[.R48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1]-[.O48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2]-[.O48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3]-[.O48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4]-[.O48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5]-[.O48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6]-[.O48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7]-[.O48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8]-[.O48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8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89]-[.O48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0]-[.O49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1]-[.O49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2]-[.O49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3]-[.O49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4]-[.O49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5]-[.O49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6]-[.O49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7]-[.O49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8]-[.O49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49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499]-[.O49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0]-[.O50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1]-[.O50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2]-[.O50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3]-[.O50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4]-[.O50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5]-[.O50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6]-[.O50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7]-[.O50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8]-[.O50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0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09]-[.O50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0]-[.O51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1]-[.O51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2]-[.O51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3]-[.O51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4]-[.O51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5]-[.O51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6]-[.O51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7]-[.O51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8]-[.O51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1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19]-[.O51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0]-[.O52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1]-[.O52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2]-[.O52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3]-[.O52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4]-[.O52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5]-[.O52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6]-[.O52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7]-[.O52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8]-[.O52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2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29]-[.O52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0]-[.O53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1]-[.O53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2]-[.O53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3]-[.O53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4]-[.O53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5]-[.O53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6]-[.O53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7]-[.O53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8]-[.O53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3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39]-[.O53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0]-[.O54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1]"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1]-[.O541]"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2]"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2]-[.O542]"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3]"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3]-[.O543]"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4]"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4]-[.O544]"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5]"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5]-[.O545]"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6]"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6]-[.O546]"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7]"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7]-[.O547]"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8]"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8]-[.O548]"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49]"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49]-[.O549]"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style-name="ce1"/>
          <table:table-cell table:number-columns-repeated="5" table:style-name="ce21"/>
          <table:table-cell table:style-name="ce22"/>
          <table:table-cell office:value-type="time" office:time-value="PT0H0M0S" table:formula="of:=[.R550]" table:style-name="ce22">
            <text:p>0:00:00</text:p>
          </table:table-cell>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office:value-type="time" office:time-value="PT0H0M0S" table:formula="of:=[.Q550]-[.O550]" table:style-name="ce26">
            <text:p>0:00:00</text:p>
          </table:table-cell>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number-rows-repeated="111" table:style-name="ro1">
          <table:table-cell table:style-name="ce1"/>
          <table:table-cell table:number-columns-repeated="5" table:style-name="ce21"/>
          <table:table-cell table:number-columns-repeated="2" table:style-name="ce22"/>
          <table:table-cell table:style-name="ce23"/>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table:style-name="ce26"/>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number-rows-repeated="11" table:style-name="ro1">
          <table:table-cell table:style-name="ce1"/>
          <table:table-cell table:number-columns-repeated="5" table:style-name="ce1"/>
          <table:table-cell table:number-columns-repeated="2" table:style-name="ce2"/>
          <table:table-cell table:style-name="ce77"/>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table:style-name="ce26"/>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number-rows-repeated="1318" table:style-name="ro1">
          <table:table-cell table:number-columns-repeated="6" table:style-name="ce1"/>
          <table:table-cell table:number-columns-repeated="2" table:style-name="ce2"/>
          <table:table-cell table:style-name="ce77"/>
          <table:table-cell table:style-name="ce46"/>
          <table:table-cell table:content-validation-name="val1" table:style-name="ce47"/>
          <table:table-cell table:number-columns-repeated="2" table:style-name="ce47"/>
          <table:table-cell table:style-name="ce112"/>
          <table:table-cell table:style-name="ce61"/>
          <table:table-cell table:style-name="ce26"/>
          <table:table-cell table:style-name="ce61"/>
          <table:table-cell table:style-name="ce26"/>
          <table:table-cell table:style-name="ce25"/>
          <table:table-cell table:style-name="ce61"/>
          <table:table-cell table:style-name="ce28"/>
          <table:table-cell table:number-columns-repeated="2" table:style-name="ce48"/>
          <table:table-cell table:content-validation-name="val3" table:style-name="ce49"/>
          <table:table-cell table:content-validation-name="val3" table:style-name="ce49"/>
          <table:table-cell table:style-name="ce50"/>
          <table:table-cell table:number-columns-repeated="16358" table:style-name="ce1"/>
        </table:table-row>
        <table:table-row table:style-name="ro1">
          <table:table-cell table:number-columns-repeated="6" table:style-name="ce1"/>
          <table:table-cell table:number-columns-repeated="2" table:style-name="ce2"/>
          <table:table-cell table:style-name="ce78"/>
          <table:table-cell table:style-name="ce79"/>
          <table:table-cell table:content-validation-name="val1" table:style-name="ce56"/>
          <table:table-cell table:number-columns-repeated="2" table:style-name="ce56"/>
          <table:table-cell table:style-name="ce113"/>
          <table:table-cell table:style-name="ce61"/>
          <table:table-cell table:style-name="ce26"/>
          <table:table-cell table:style-name="ce61"/>
          <table:table-cell table:style-name="ce80"/>
          <table:table-cell table:style-name="ce81"/>
          <table:table-cell table:style-name="ce61"/>
          <table:table-cell table:style-name="ce82"/>
          <table:table-cell table:number-columns-repeated="2" table:style-name="ce83"/>
          <table:table-cell table:content-validation-name="val3" table:style-name="ce84"/>
          <table:table-cell table:content-validation-name="val3" table:style-name="ce84"/>
          <table:table-cell table:style-name="ce85"/>
          <table:table-cell table:number-columns-repeated="16358" table:style-name="ce1"/>
        </table:table-row>
        <table:table-row table:style-name="ro1">
          <table:table-cell table:number-columns-repeated="6" table:style-name="ce1"/>
          <table:table-cell table:number-columns-repeated="2" table:style-name="ce2"/>
          <table:table-cell table:style-name="ce86"/>
          <table:table-cell table:style-name="ce87"/>
          <table:table-cell table:content-validation-name="val1" table:style-name="ce88"/>
          <table:table-cell table:number-columns-repeated="2" table:style-name="ce88"/>
          <table:table-cell table:style-name="ce113"/>
          <table:table-cell table:style-name="ce61"/>
          <table:table-cell table:style-name="ce26"/>
          <table:table-cell table:style-name="ce61"/>
          <table:table-cell table:style-name="ce80"/>
          <table:table-cell table:style-name="ce89"/>
          <table:table-cell table:style-name="ce61"/>
          <table:table-cell table:style-name="ce90"/>
          <table:table-cell table:number-columns-repeated="2" table:style-name="ce91"/>
          <table:table-cell table:content-validation-name="val3" table:style-name="ce92"/>
          <table:table-cell table:content-validation-name="val3" table:style-name="ce92"/>
          <table:table-cell table:style-name="ce93"/>
          <table:table-cell table:number-columns-repeated="16358" table:style-name="ce1"/>
        </table:table-row>
        <table:table-row table:style-name="ro1">
          <table:table-cell table:number-columns-repeated="6"/>
          <table:table-cell table:number-columns-repeated="2" table:style-name="ce2"/>
          <table:table-cell table:style-name="ce3"/>
          <table:table-cell table:style-name="ce4"/>
          <table:table-cell table:content-validation-name="val1" table:style-name="ce5"/>
          <table:table-cell table:number-columns-repeated="2" table:style-name="ce5"/>
          <table:table-cell table:style-name="ce108"/>
          <table:table-cell table:style-name="ce61"/>
          <table:table-cell table:style-name="ce26"/>
          <table:table-cell table:style-name="ce61"/>
          <table:table-cell table:style-name="ce6"/>
          <table:table-cell table:style-name="ce5"/>
          <table:table-cell table:style-name="ce61"/>
          <table:table-cell table:number-columns-repeated="4" table:style-name="ce8"/>
          <table:table-cell table:content-validation-name="val3" table:style-name="ce5"/>
          <table:table-cell table:number-columns-repeated="16359" table:style-name="ce8"/>
        </table:table-row>
        <table:table-row table:number-rows-repeated="7" table:style-name="ro1">
          <table:table-cell table:number-columns-repeated="6"/>
          <table:table-cell table:number-columns-repeated="2" table:style-name="ce2"/>
          <table:table-cell table:style-name="ce3"/>
          <table:table-cell table:style-name="ce4"/>
          <table:table-cell table:number-columns-repeated="3" table:style-name="ce5"/>
          <table:table-cell table:style-name="ce108"/>
          <table:table-cell table:style-name="ce61"/>
          <table:table-cell table:style-name="ce26"/>
          <table:table-cell table:style-name="ce61"/>
          <table:table-cell table:style-name="ce6"/>
          <table:table-cell table:style-name="ce5"/>
          <table:table-cell table:style-name="ce61"/>
          <table:table-cell table:number-columns-repeated="4" table:style-name="ce8"/>
          <table:table-cell table:content-validation-name="val3" table:style-name="ce5"/>
          <table:table-cell table:number-columns-repeated="16359" table:style-name="ce8"/>
        </table:table-row>
        <table:table-row table:number-rows-repeated="1046560" table:style-name="ro1">
          <table:table-cell table:number-columns-repeated="24"/>
          <table:table-cell table:content-validation-name="val3" table:style-name="ce5"/>
          <table:table-cell table:number-columns-repeated="16359"/>
        </table:table-row>
        <table:table-row table:number-rows-repeated="13" table:style-name="ro1">
          <table:table-cell table:number-columns-repeated="6"/>
          <table:table-cell table:number-columns-repeated="2" table:style-name="ce2"/>
          <table:table-cell table:style-name="ce3"/>
          <table:table-cell table:style-name="ce4"/>
          <table:table-cell table:number-columns-repeated="3" table:style-name="ce5"/>
          <table:table-cell table:style-name="ce108"/>
          <table:table-cell table:style-name="ce61"/>
          <table:table-cell table:style-name="ce26"/>
          <table:table-cell table:style-name="ce61"/>
          <table:table-cell table:style-name="ce6"/>
          <table:table-cell table:style-name="ce5"/>
          <table:table-cell table:style-name="ce61"/>
          <table:table-cell table:number-columns-repeated="4" table:style-name="ce8"/>
          <table:table-cell table:content-validation-name="val3" table:style-name="ce5"/>
          <table:table-cell table:number-columns-repeated="16359" table:style-name="ce8"/>
        </table:table-row>
        <table:table-row table:number-rows-repeated="2" table:style-name="ro1">
          <table:table-cell table:number-columns-repeated="6" table:style-name="ce1"/>
          <table:table-cell table:number-columns-repeated="2" table:style-name="ce2"/>
          <table:table-cell table:style-name="ce3"/>
          <table:table-cell table:style-name="ce4"/>
          <table:table-cell table:number-columns-repeated="3" table:style-name="ce5"/>
          <table:table-cell table:style-name="ce108"/>
          <table:table-cell table:style-name="ce7"/>
          <table:table-cell table:style-name="ce6"/>
          <table:table-cell table:style-name="ce7"/>
          <table:table-cell table:style-name="ce6"/>
          <table:table-cell table:style-name="ce5"/>
          <table:table-cell table:style-name="ce7"/>
          <table:table-cell table:number-columns-repeated="4" table:style-name="ce8"/>
          <table:table-cell table:content-validation-name="val3" table:style-name="ce5"/>
          <table:table-cell table:style-name="ce8"/>
          <table:table-cell table:number-columns-repeated="16358" table:style-name="ce1"/>
        </table:table-row>
        <table:table-row table:style-name="ro1">
          <table:table-cell table:number-columns-repeated="24"/>
          <table:table-cell table:content-validation-name="val3" table:style-name="ce5"/>
          <table:table-cell table:number-columns-repeated="16359"/>
        </table:table-row>
      </table:table>
      <table:table table:name="3rd_Level" table:style-name="ta2">
        <table:table-column table:style-name="co1" table:default-cell-style-name="ce1"/>
        <table:table-column table:style-name="co9" table:default-cell-style-name="ce105"/>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3" table:number-columns-repeated="16377" table:default-cell-style-name="ce1"/>
        <table:table-row table:style-name="ro9">
          <table:table-cell/>
          <table:table-cell table:number-columns-repeated="16383" table:style-name="ce1"/>
        </table:table-row>
        <table:table-row table:style-name="ro3">
          <table:table-cell/>
          <table:table-cell office:value-type="string" table:number-columns-spanned="6" table:number-rows-spanned="1" table:style-name="ce106">
            <text:p>3rd Level</text:p>
          </table:table-cell>
          <table:covered-table-cell table:number-columns-repeated="5"/>
          <table:table-cell table:number-columns-repeated="16377"/>
        </table:table-row>
        <table:table-row table:style-name="ro13">
          <table:table-cell/>
          <table:table-cell office:value-type="string" table:style-name="ce95">
            <text:p>날짜</text:p>
            <text:p>(Date)</text:p>
          </table:table-cell>
          <table:table-cell office:value-type="string" table:style-name="ce96">
            <text:p>엔지니어</text:p>
            <text:p>(Engineer)</text:p>
          </table:table-cell>
          <table:table-cell office:value-type="string" table:style-name="ce97">
            <text:p>컨택 시간</text:p>
            <text:p>(Contact Time)</text:p>
          </table:table-cell>
          <table:table-cell office:value-type="string" table:style-name="ce97">
            <text:p>공유 방법</text:p>
            <text:p>(Share Path)</text:p>
          </table:table-cell>
          <table:table-cell office:value-type="string" table:style-name="ce97">
            <text:p>장애 대응(조치)</text:p>
            <text:p>(Take Action)</text:p>
          </table:table-cell>
          <table:table-cell office:value-type="string" table:style-name="ce98">
            <text:p>기타</text:p>
            <text:p>(ETC)</text:p>
          </table:table-cell>
          <table:table-cell table:number-columns-repeated="16377"/>
        </table:table-row>
        <table:table-row table:style-name="ro1">
          <table:table-cell/>
          <table:table-cell table:style-name="ce99"/>
          <table:table-cell table:number-columns-repeated="2" table:style-name="ce100"/>
          <table:table-cell table:content-validation-name="val4" table:style-name="ce101"/>
          <table:table-cell table:style-name="ce100"/>
          <table:table-cell table:style-name="ce102"/>
          <table:table-cell table:number-columns-repeated="16377"/>
        </table:table-row>
        <table:table-row table:number-rows-repeated="995" table:style-name="ro1">
          <table:table-cell/>
          <table:table-cell table:style-name="ce103"/>
          <table:table-cell table:number-columns-repeated="2" table:style-name="ce28"/>
          <table:table-cell table:content-validation-name="val4" table:style-name="ce25"/>
          <table:table-cell table:style-name="ce28"/>
          <table:table-cell table:style-name="ce50"/>
          <table:table-cell table:number-columns-repeated="16377"/>
        </table:table-row>
        <table:table-row table:style-name="ro9">
          <table:table-cell/>
          <table:table-cell table:style-name="ce104"/>
          <table:table-cell table:number-columns-repeated="2" table:style-name="ce90"/>
          <table:table-cell table:content-validation-name="val4" table:style-name="ce89"/>
          <table:table-cell table:style-name="ce90"/>
          <table:table-cell table:style-name="ce93"/>
          <table:table-cell table:number-columns-repeated="16377"/>
        </table:table-row>
        <table:table-row table:number-rows-repeated="1047576" table:style-name="ro1">
          <table:table-cell table:number-columns-repeated="16384"/>
        </table:table-row>
      </table:table>
      <table:table table:name="List" table:style-name="ta3">
        <table:table-column table:style-name="co23" table:default-cell-style-name="ce1"/>
        <table:table-column table:style-name="co29" table:default-cell-style-name="ce1"/>
        <table:table-column table:style-name="co6" table:default-cell-style-name="ce1"/>
        <table:table-column table:style-name="co23" table:number-columns-repeated="16381" table:default-cell-style-name="ce1"/>
        <table:table-row table:style-name="ro1">
          <table:table-cell table:number-columns-repeated="16384"/>
        </table:table-row>
        <table:table-row table:style-name="ro1">
          <table:table-cell/>
          <table:table-cell office:value-type="string" table:style-name="ce107">
            <text:p>당직자</text:p>
          </table:table-cell>
          <table:table-cell office:value-type="string" table:style-name="ce107">
            <text:p>장애 공유</text:p>
          </table:table-cell>
          <table:table-cell office:value-type="string" table:style-name="ce1">
            <text:p>컨택 여부</text:p>
          </table:table-cell>
          <table:table-cell table:number-columns-repeated="16380"/>
        </table:table-row>
        <table:table-row table:style-name="ro1">
          <table:table-cell/>
          <table:table-cell office:value-type="string" table:style-name="ce107">
            <text:p>장재봉</text:p>
          </table:table-cell>
          <table:table-cell office:value-type="string" table:style-name="ce1">
            <text:p>카카오톡</text:p>
          </table:table-cell>
          <table:table-cell office:value-type="string" table:style-name="ce5">
            <text:p>O</text:p>
          </table:table-cell>
          <table:table-cell table:number-columns-repeated="16380"/>
        </table:table-row>
        <table:table-row table:style-name="ro1">
          <table:table-cell/>
          <table:table-cell office:value-type="string" table:style-name="ce107">
            <text:p>임예슬</text:p>
          </table:table-cell>
          <table:table-cell office:value-type="string" table:style-name="ce1">
            <text:p>전화</text:p>
          </table:table-cell>
          <table:table-cell office:value-type="string" table:style-name="ce5">
            <text:p>X</text:p>
          </table:table-cell>
          <table:table-cell table:number-columns-repeated="16380"/>
        </table:table-row>
        <table:table-row table:style-name="ro1">
          <table:table-cell/>
          <table:table-cell office:value-type="string" table:style-name="ce107">
            <text:p>Ahmed</text:p>
          </table:table-cell>
          <table:table-cell office:value-type="string" table:style-name="ce1">
            <text:p>메시지</text:p>
          </table:table-cell>
          <table:table-cell table:number-columns-repeated="16381" table:style-name="ce1"/>
        </table:table-row>
        <table:table-row table:style-name="ro1">
          <table:table-cell/>
          <table:table-cell office:value-type="string" table:style-name="ce107">
            <text:p>정진호</text:p>
          </table:table-cell>
          <table:table-cell office:value-type="string" table:style-name="ce1">
            <text:p>Kakao Talk</text:p>
          </table:table-cell>
          <table:table-cell table:number-columns-repeated="16381" table:style-name="ce1"/>
        </table:table-row>
        <table:table-row table:style-name="ro1">
          <table:table-cell/>
          <table:table-cell office:value-type="string" table:style-name="ce107">
            <text:p>김의현</text:p>
          </table:table-cell>
          <table:table-cell office:value-type="string" table:style-name="ce1">
            <text:p>Call</text:p>
          </table:table-cell>
          <table:table-cell table:number-columns-repeated="16381" table:style-name="ce1"/>
        </table:table-row>
        <table:table-row table:style-name="ro1">
          <table:table-cell/>
          <table:table-cell office:value-type="string" table:style-name="ce107">
            <text:p>김지윤</text:p>
          </table:table-cell>
          <table:table-cell office:value-type="string" table:style-name="ce1">
            <text:p>Message</text:p>
          </table:table-cell>
          <table:table-cell table:number-columns-repeated="16381" table:style-name="ce1"/>
        </table:table-row>
        <table:table-row table:style-name="ro1">
          <table:table-cell/>
          <table:table-cell office:value-type="string" table:style-name="ce107">
            <text:p>이한새</text:p>
          </table:table-cell>
          <table:table-cell table:number-columns-repeated="16382" table:style-name="ce1"/>
        </table:table-row>
        <table:table-row table:style-name="ro1">
          <table:table-cell/>
          <table:table-cell office:value-type="string" table:style-name="ce107">
            <text:p>고희경</text:p>
          </table:table-cell>
          <table:table-cell table:number-columns-repeated="16382" table:style-name="ce1"/>
        </table:table-row>
        <table:table-row table:style-name="ro1">
          <table:table-cell/>
          <table:table-cell office:value-type="string" table:style-name="ce107">
            <text:p>남원우</text:p>
          </table:table-cell>
          <table:table-cell table:number-columns-repeated="16382" table:style-name="ce1"/>
        </table:table-row>
        <table:table-row table:style-name="ro1">
          <table:table-cell/>
          <table:table-cell office:value-type="string" table:style-name="ce107">
            <text:p>이시형</text:p>
          </table:table-cell>
          <table:table-cell table:number-columns-repeated="16382" table:style-name="ce1"/>
        </table:table-row>
        <table:table-row table:style-name="ro1">
          <table:table-cell/>
          <table:table-cell office:value-type="string" table:style-name="ce107">
            <text:p>심명보</text:p>
          </table:table-cell>
          <table:table-cell table:number-columns-repeated="16382" table:style-name="ce1"/>
        </table:table-row>
        <table:table-row table:style-name="ro1">
          <table:table-cell/>
          <table:table-cell office:value-type="string" table:style-name="ce107">
            <text:p>정종인</text:p>
          </table:table-cell>
          <table:table-cell table:number-columns-repeated="16382" table:style-name="ce1"/>
        </table:table-row>
        <table:table-row table:style-name="ro1">
          <table:table-cell/>
          <table:table-cell office:value-type="string" table:style-name="ce107">
            <text:p>채한길</text:p>
          </table:table-cell>
          <table:table-cell table:number-columns-repeated="16382" table:style-name="ce1"/>
        </table:table-row>
        <table:table-row table:style-name="ro1">
          <table:table-cell/>
          <table:table-cell office:value-type="string" table:style-name="ce107">
            <text:p>임정현</text:p>
          </table:table-cell>
          <table:table-cell table:number-columns-repeated="16382" table:style-name="ce1"/>
        </table:table-row>
        <table:table-row table:style-name="ro1">
          <table:table-cell/>
          <table:table-cell office:value-type="string" table:style-name="ce107">
            <text:p>오창민</text:p>
          </table:table-cell>
          <table:table-cell table:number-columns-repeated="16382"/>
        </table:table-row>
        <table:table-row table:style-name="ro1">
          <table:table-cell/>
          <table:table-cell office:value-type="string" table:style-name="ce107">
            <text:p>이후승</text:p>
          </table:table-cell>
          <table:table-cell table:number-columns-repeated="16382"/>
        </table:table-row>
        <table:table-row table:style-name="ro1">
          <table:table-cell/>
          <table:table-cell office:value-type="string" table:style-name="ce107">
            <text:p>이은도</text:p>
          </table:table-cell>
          <table:table-cell table:number-columns-repeated="16382"/>
        </table:table-row>
        <table:table-row table:style-name="ro1">
          <table:table-cell/>
          <table:table-cell office:value-type="string" table:style-name="ce107">
            <text:p>송윤진</text:p>
          </table:table-cell>
          <table:table-cell table:number-columns-repeated="16382"/>
        </table:table-row>
        <table:table-row table:style-name="ro1">
          <table:table-cell/>
          <table:table-cell office:value-type="string" table:style-name="ce107">
            <text:p>김범준</text:p>
          </table:table-cell>
          <table:table-cell table:number-columns-repeated="16382"/>
        </table:table-row>
        <table:table-row table:style-name="ro1">
          <table:table-cell/>
          <table:table-cell office:value-type="string" table:style-name="ce107">
            <text:p>문광훈</text:p>
          </table:table-cell>
          <table:table-cell table:number-columns-repeated="16382"/>
        </table:table-row>
        <table:table-row table:style-name="ro1">
          <table:table-cell/>
          <table:table-cell office:value-type="string" table:style-name="ce107">
            <text:p>Mohamed</text:p>
          </table:table-cell>
          <table:table-cell table:number-columns-repeated="16382"/>
        </table:table-row>
        <table:table-row table:style-name="ro1">
          <table:table-cell/>
          <table:table-cell office:value-type="string" table:style-name="ce107">
            <text:p>Lalit</text:p>
          </table:table-cell>
          <table:table-cell table:number-columns-repeated="16382"/>
        </table:table-row>
        <table:table-row table:style-name="ro1">
          <table:table-cell/>
          <table:table-cell office:value-type="string" table:style-name="ce107">
            <text:p>Subramanya</text:p>
          </table:table-cell>
          <table:table-cell table:number-columns-repeated="16382"/>
        </table:table-row>
        <table:table-row table:style-name="ro1">
          <table:table-cell/>
          <table:table-cell office:value-type="string" table:style-name="ce107">
            <text:p>Radhika</text:p>
          </table:table-cell>
          <table:table-cell table:number-columns-repeated="16382"/>
        </table:table-row>
        <table:table-row table:style-name="ro1">
          <table:table-cell/>
          <table:table-cell office:value-type="string" table:style-name="ce107">
            <text:p>우전성</text:p>
          </table:table-cell>
          <table:table-cell table:number-columns-repeated="16382"/>
        </table:table-row>
        <table:table-row table:style-name="ro1">
          <table:table-cell/>
          <table:table-cell office:value-type="string" table:style-name="ce107">
            <text:p>김효은</text:p>
          </table:table-cell>
          <table:table-cell table:number-columns-repeated="16382"/>
        </table:table-row>
        <table:table-row table:style-name="ro1">
          <table:table-cell/>
          <table:table-cell office:value-type="string" table:style-name="ce107">
            <text:p>이세용</text:p>
          </table:table-cell>
          <table:table-cell table:number-columns-repeated="16382"/>
        </table:table-row>
        <table:table-row table:style-name="ro1">
          <table:table-cell/>
          <table:table-cell office:value-type="string" table:style-name="ce107">
            <text:p>허원범</text:p>
          </table:table-cell>
          <table:table-cell table:number-columns-repeated="16382"/>
        </table:table-row>
        <table:table-row table:number-rows-repeated="1048546" table:style-name="ro1">
          <table:table-cell table:number-columns-repeated="16384"/>
        </table:table-row>
      </table:table>
      <table:table table:name="'file:///C:/Users/h2107570/Downloads/장애%20템플릿_초안_20220509_1.ods'#1st_Level" table:style-name="ta4">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4">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4">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4">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named-expressions>
        <table:named-range table:name="acacacacac" table:cell-range-address="'file:///C:/Users/h2107570/Downloads/장애%20템플릿_초안_20220509_1.ods'#List.$B$3:List.$B$30" table:base-cell-address="1st_n_2nd_Level.$A$1"/>
        <table:named-range table:name="당직자" table:cell-range-address="List.$B$3:List.$B$30" table:base-cell-address="List.$A$1"/>
        <table:named-range table:name="장애공유" table:cell-range-address="List.$C$3:List.$C$8" table:base-cell-address="List.$A$1"/>
        <table:named-range table:name="컨택여부" table:cell-range-address="List.$D$3:List.$D$4" table:base-cell-address="Lis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style:font-face style:name="Segoe UI" svg:font-family="&quot;Segoe UI&quot;"/>
  </office:font-face-decls>
  <office:styles>
    <number:number-style style:name="N0">
      <number:number number:min-integer-digits="1"/>
    </number:number-style>
    <number:date-style style:name="N48P0" number:language="en" number:country="US">
      <number:day/>
      <number:text>-</number:text>
      <number:month number:textual="true"/>
      <number:text>-</number:text>
      <number:year number:style="long"/>
    </number:date-style>
    <number:text-style style:name="N48">
      <number:text-content/>
      <style:map style:condition="value()&gt;=0" style:apply-style-name="N48P0"/>
    </number:text-style>
    <number:date-style style:name="N49P0" number:language="en" number:country="US">
      <number:month number:textual="true"/>
      <number:text>-</number:text>
      <number:year/>
    </number:date-style>
    <number:text-style style:name="N49">
      <number:text-content/>
      <style:map style:condition="value()&gt;=0" style:apply-style-name="N49P0"/>
    </number:text-style>
    <number:time-style style:name="N50P0">
      <number:hours/>
      <number:text>:</number:text>
      <number:minutes number:style="long"/>
      <number:text>:</number:text>
      <number:seconds number:style="long"/>
    </number:time-style>
    <number:text-style style:name="N50">
      <number:text-content/>
      <style:map style:condition="value()&gt;=0" style:apply-style-name="N50P0"/>
    </number:text-style>
    <number:time-style style:name="N51P0">
      <number:hours/>
      <number:text>:</number:text>
      <number:minutes number:style="long"/>
    </number:time-style>
    <number:text-style style:name="N51">
      <number:text-content/>
      <style:map style:condition="value()&gt;=0" style:apply-style-name="N51P0"/>
    </number:text-style>
    <number:date-style style:name="N52">
      <number:year number:style="long"/>
      <number:text>.</number:text>
      <number:month number:style="long"/>
      <number:text>.</number:text>
      <number:day number:style="long"/>
    </number:date-style>
    <number:date-style style:name="N53P0">
      <number:year/>
      <number:text>-</number:text>
      <number:month/>
      <number:text>-</number:text>
      <number:day/>
      <number:text> </number:text>
      <number:hours/>
      <number:text>:</number:text>
      <number:minutes number:style="long"/>
    </number:date-style>
    <number:text-style style:name="N53">
      <number:text-content/>
      <style:map style:condition="value()&gt;=0" style:apply-style-name="N53P0"/>
    </number:text-style>
    <number:date-style style:name="N54">
      <number:year number:style="long"/>
      <number:text>-</number:text>
      <number:month number:style="long"/>
      <number:text>-</number:text>
      <number:day number:style="long"/>
      <number:text> </number:text>
      <number:hours number:style="long"/>
      <number:text>:</number:text>
      <number:minutes number:style="long"/>
    </number:date-style>
    <number:time-style style:name="N55">
      <number:hours/>
      <number:text>:</number:text>
      <number:minutes number:style="long"/>
    </number:time-style>
    <number:date-style style:name="N57P0">
      <number:year number:style="long"/>
      <number:text>-</number:text>
      <number:month/>
      <number:text>-</number:text>
      <number:day/>
      <number:text> </number:text>
      <number:hours/>
      <number:text>:</number:text>
      <number:minutes number:style="long"/>
    </number:date-style>
    <number:text-style style:name="N57">
      <number:text-content/>
      <style:map style:condition="value()&gt;=0" style:apply-style-name="N57P0"/>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_32_2" style:display-name="표준 2 2" style:family="table-cell" style:data-style-name="N0">
      <style:table-cell-properties style:vertical-align="automatic"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스파크앤어소시에이츠/고희경-IaaS기술팀/신우영</meta:initial-creator>
    <dc:creator>HAE_GE</dc:creator>
    <meta:creation-date>2022-05-05T08:31:27Z</meta:creation-date>
    <dc:date>2022-07-11T08:38:18Z</dc:date>
  </office:meta>
</office:document-meta>
</file>